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1.0965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1.3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37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11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11"/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144">
      <style:table-cell-properties fo:padding="0.028in"/>
    </style:style>
    <style:style style:name="ce13" style:family="table-cell" style:parent-style-name="Default" style:data-style-name="N144">
      <style:table-cell-properties fo:border-bottom="0.06pt solid #000000" fo:border-left="none" fo:padding="0.028in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02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02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117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17">
      <style:table-cell-properties fo:border-bottom="0.06pt solid #000000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3217in" svg:height="5.1555in" svg:x="13.7996in" svg:y="1.1953in">
            <draw:object draw:notify-on-update-of-ranges="Sheet1.A2:Sheet1.A253 Sheet1.B1:Sheet1.B1 Sheet1.C2:Sheet1.C253 Sheet1.E1:Sheet1.E1 Sheet1.F2:Sheet1.F253 Sheet1.H1:Sheet1.H1 Sheet1.I2:Sheet1.I253 Sheet1.K1:Sheet1.K1 Sheet1.L2:Sheet1.L253 Sheet1.N1:Sheet1.N1 Sheet1.O2:Sheet1.O2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Default"/>
        <table:table-column table:style-name="co5" table:default-cell-style-name="ce4"/>
        <table:table-column table:style-name="co6" table:default-cell-style-name="ce6"/>
        <table:table-column table:style-name="co4" table:default-cell-style-name="Default"/>
        <table:table-column table:style-name="co5" table:default-cell-style-name="ce4"/>
        <table:table-column table:style-name="co7" table:default-cell-style-name="ce6"/>
        <table:table-column table:style-name="co4" table:default-cell-style-name="Default"/>
        <table:table-column table:style-name="co5" table:default-cell-style-name="ce4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6"/>
        <table:table-column table:style-name="co1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4" table:number-columns-repeated="1002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ALXN</text:p>
          </table:table-cell>
          <table:table-cell table:style-name="ce5" office:value-type="string">
            <text:p>ALXN cumu ret</text:p>
          </table:table-cell>
          <table:table-cell table:style-name="ce7" office:value-type="string">
            <text:p>ALXN invest</text:p>
          </table:table-cell>
          <table:table-cell table:style-name="ce3" office:value-type="string">
            <text:p>OKE</text:p>
          </table:table-cell>
          <table:table-cell table:style-name="ce5" office:value-type="string">
            <text:p>OKE cumu ret</text:p>
          </table:table-cell>
          <table:table-cell table:style-name="ce7" office:value-type="string">
            <text:p>OKE invest</text:p>
          </table:table-cell>
          <table:table-cell table:style-name="ce3" office:value-type="string">
            <text:p>MCD</text:p>
          </table:table-cell>
          <table:table-cell table:style-name="ce5" office:value-type="string">
            <text:p>MCD cumu ret</text:p>
          </table:table-cell>
          <table:table-cell table:style-name="ce7" office:value-type="string">
            <text:p>MCD invest</text:p>
          </table:table-cell>
          <table:table-cell table:style-name="ce3" office:value-type="string">
            <text:p>SO</text:p>
          </table:table-cell>
          <table:table-cell table:style-name="ce5" office:value-type="string">
            <text:p>SO cumu ret</text:p>
          </table:table-cell>
          <table:table-cell table:style-name="ce7" office:value-type="string">
            <text:p>SO invest</text:p>
          </table:table-cell>
          <table:table-cell table:style-name="ce7" office:value-type="string">
            <text:p>Fund Invest</text:p>
          </table:table-cell>
          <table:table-cell table:style-name="ce5" office:value-type="string">
            <text:p>Fund cumu ret</text:p>
          </table:table-cell>
          <table:table-cell table:style-name="ce5" office:value-type="string">
            <text:p>Fund Daily Ret</text:p>
          </table:table-cell>
          <table:table-cell table:style-name="ce7"/>
          <table:table-cell table:style-name="ce8" office:value-type="string">
            <text:p>Equities</text:p>
          </table:table-cell>
          <table:table-cell table:style-name="ce11" office:value-type="string">
            <text:p>Allocations</text:p>
          </table:table-cell>
          <table:table-cell table:style-name="ce14"/>
          <table:table-cell table:style-name="ce8" office:value-type="string">
            <text:p>Performance</text:p>
          </table:table-cell>
          <table:table-cell table:style-name="ce14" office:value-type="string">
            <text:p>Fund</text:p>
          </table:table-cell>
          <table:table-cell table:style-name="ce7" table:number-columns-repeated="1001"/>
        </table:table-row>
        <table:table-row table:style-name="ro2">
          <table:table-cell office:value-type="date" office:date-value="2011-01-03">
            <text:p>01/03/11</text:p>
          </table:table-cell>
          <table:table-cell office:value-type="float" office:value="40.67">
            <text:p>40.67</text:p>
          </table:table-cell>
          <table:table-cell office:value-type="percentage" office:value="1">
            <text:p>100.00%</text:p>
          </table:table-cell>
          <table:table-cell table:formula="of:=[.C2]*[.$T$3]" office:value-type="currency" office:currency="USD" office:value="144318">
            <text:p>$144,318.00</text:p>
          </table:table-cell>
          <table:table-cell office:value-type="float" office:value="26.76">
            <text:p>26.76</text:p>
          </table:table-cell>
          <table:table-cell office:value-type="percentage" office:value="1">
            <text:p>100.00%</text:p>
          </table:table-cell>
          <table:table-cell table:formula="of:=[.F2]*[.$T$4]" office:value-type="currency" office:currency="USD" office:value="144627.7">
            <text:p>$144,627.70</text:p>
          </table:table-cell>
          <table:table-cell office:value-type="float" office:value="72.69">
            <text:p>72.69</text:p>
          </table:table-cell>
          <table:table-cell office:value-type="percentage" office:value="1">
            <text:p>100.00%</text:p>
          </table:table-cell>
          <table:table-cell table:formula="of:=[.I2]*[.$T$5]" office:value-type="currency" office:currency="USD" office:value="252243.3">
            <text:p>$252,243.30</text:p>
          </table:table-cell>
          <table:table-cell office:value-type="float" office:value="35.51">
            <text:p>35.51</text:p>
          </table:table-cell>
          <table:table-cell office:value-type="percentage" office:value="1">
            <text:p>100.00%</text:p>
          </table:table-cell>
          <table:table-cell table:formula="of:=[.L2]*[.$T$6]" office:value-type="currency" office:currency="USD" office:value="458811">
            <text:p>$458,811.00</text:p>
          </table:table-cell>
          <table:table-cell table:formula="of:=[.D2]+[.G2]+[.J2]+[.M2]" office:value-type="currency" office:currency="USD" office:value="1000000">
            <text:p>$1,000,000.00</text:p>
          </table:table-cell>
          <table:table-cell office:value-type="percentage" office:value="1">
            <text:p>100.00%</text:p>
          </table:table-cell>
          <table:table-cell office:value-type="percentage" office:value="0">
            <text:p>0.00%</text:p>
          </table:table-cell>
          <table:table-cell/>
          <table:table-cell table:style-name="ce9" office:value-type="string">
            <text:p>Start:</text:p>
          </table:table-cell>
          <table:table-cell table:style-name="ce4" table:formula="of:=SUM([.S3:.S6])" office:value-type="float" office:value="1">
            <text:p>1.00</text:p>
          </table:table-cell>
          <table:table-cell table:style-name="ce15" table:formula="of:=1000000*[.S2]" office:value-type="currency" office:currency="USD" office:value="1000000">
            <text:p>$1,000,000.00</text:p>
          </table:table-cell>
          <table:table-cell table:style-name="ce9" office:value-type="string">
            <text:p>Annual Return</text:p>
          </table:table-cell>
          <table:table-cell table:style-name="ce17" table:formula="of:=[.O253]-1" office:value-type="percentage" office:value="0.402822004836165">
            <text:p>40.28%</text:p>
          </table:table-cell>
          <table:table-cell table:number-columns-repeated="1001"/>
        </table:table-row>
        <table:table-row table:style-name="ro3">
          <table:table-cell office:value-type="date" office:date-value="2011-01-04">
            <text:p>01/04/11</text:p>
          </table:table-cell>
          <table:table-cell office:value-type="float" office:value="40.74">
            <text:p>40.74</text:p>
          </table:table-cell>
          <table:table-cell table:formula="of:=[.C2]/[.B2]*[.B3]" office:value-type="percentage" office:value="1.00172117039587">
            <text:p>100.17%</text:p>
          </table:table-cell>
          <table:table-cell table:formula="of:=[.C3]*[.$T$3]" office:value-type="currency" office:currency="USD" office:value="144566.395869191">
            <text:p>$144,566.40</text:p>
          </table:table-cell>
          <table:table-cell office:value-type="float" office:value="26.37">
            <text:p>26.37</text:p>
          </table:table-cell>
          <table:table-cell table:formula="of:=[.F2]/[.E2]*[.E3]" office:value-type="percentage" office:value="0.98542600896861">
            <text:p>98.54%</text:p>
          </table:table-cell>
          <table:table-cell table:formula="of:=[.F3]*[.$T$4]" office:value-type="currency" office:currency="USD" office:value="142519.897197309">
            <text:p>$142,519.90</text:p>
          </table:table-cell>
          <table:table-cell office:value-type="float" office:value="70.51">
            <text:p>70.51</text:p>
          </table:table-cell>
          <table:table-cell table:formula="of:=[.I2]/[.H2]*[.H3]" office:value-type="percentage" office:value="0.970009629935342">
            <text:p>97.00%</text:p>
          </table:table-cell>
          <table:table-cell table:formula="of:=[.I3]*[.$T$5]" office:value-type="currency" office:currency="USD" office:value="244678.430086669">
            <text:p>$244,678.43</text:p>
          </table:table-cell>
          <table:table-cell office:value-type="float" office:value="35.59">
            <text:p>35.59</text:p>
          </table:table-cell>
          <table:table-cell table:formula="of:=[.L2]/[.K2]*[.K3]" office:value-type="percentage" office:value="1.00225288651084">
            <text:p>100.23%</text:p>
          </table:table-cell>
          <table:table-cell table:formula="of:=[.L3]*[.$T$6]" office:value-type="currency" office:currency="USD" office:value="459844.649112926">
            <text:p>$459,844.65</text:p>
          </table:table-cell>
          <table:table-cell table:formula="of:=[.D3]+[.G3]+[.J3]+[.M3]" office:value-type="currency" office:currency="USD" office:value="991609.372266096">
            <text:p>$991,609.37</text:p>
          </table:table-cell>
          <table:table-cell table:formula="of:=[.N3]/[.$N$2]" office:value-type="percentage" office:value="0.991609372266096">
            <text:p>99.16%</text:p>
          </table:table-cell>
          <table:table-cell table:formula="of:=[.N3]/[.N2]-1" office:value-type="percentage" office:value="-0.00839062773390409">
            <text:p>-0.84%</text:p>
          </table:table-cell>
          <table:table-cell/>
          <table:table-cell table:style-name="ce9" office:value-type="string">
            <text:p>ALXN</text:p>
          </table:table-cell>
          <table:table-cell table:style-name="ce12" office:value-type="float" office:value="0.144318">
            <text:p>0.1443180</text:p>
          </table:table-cell>
          <table:table-cell table:style-name="ce15" table:formula="of:=[.$T$2]*[.S3]" office:value-type="currency" office:currency="USD" office:value="144318">
            <text:p>$144,318.00</text:p>
          </table:table-cell>
          <table:table-cell table:style-name="ce9" office:value-type="string">
            <text:p>Average Daily Ret</text:p>
          </table:table-cell>
          <table:table-cell table:style-name="ce18" table:formula="of:=AVERAGE([.P2:.P253])" office:value-type="float" office:value="0.00138926473443851">
            <text:p>0.0014</text:p>
          </table:table-cell>
          <table:table-cell table:number-columns-repeated="1001"/>
        </table:table-row>
        <table:table-row table:style-name="ro3">
          <table:table-cell office:value-type="date" office:date-value="2011-01-05">
            <text:p>01/05/11</text:p>
          </table:table-cell>
          <table:table-cell office:value-type="float" office:value="41.38">
            <text:p>41.38</text:p>
          </table:table-cell>
          <table:table-cell table:formula="of:=[.C3]/[.B3]*[.B4]" office:value-type="percentage" office:value="1.01745758544382">
            <text:p>101.75%</text:p>
          </table:table-cell>
          <table:table-cell table:formula="of:=[.C4]*[.$T$3]" office:value-type="currency" office:currency="USD" office:value="146837.443816081">
            <text:p>$146,837.44</text:p>
          </table:table-cell>
          <table:table-cell office:value-type="float" office:value="26.26">
            <text:p>26.26</text:p>
          </table:table-cell>
          <table:table-cell table:formula="of:=[.F3]/[.E3]*[.E4]" office:value-type="percentage" office:value="0.981315396113602">
            <text:p>98.13%</text:p>
          </table:table-cell>
          <table:table-cell table:formula="of:=[.F4]*[.$T$4]" office:value-type="currency" office:currency="USD" office:value="141925.388714499">
            <text:p>$141,925.39</text:p>
          </table:table-cell>
          <table:table-cell office:value-type="float" office:value="70.85">
            <text:p>70.85</text:p>
          </table:table-cell>
          <table:table-cell table:formula="of:=[.I3]/[.H3]*[.H4]" office:value-type="percentage" office:value="0.974687027101389">
            <text:p>97.47%</text:p>
          </table:table-cell>
          <table:table-cell table:formula="of:=[.I4]*[.$T$5]" office:value-type="currency" office:currency="USD" office:value="245858.272183244">
            <text:p>$245,858.27</text:p>
          </table:table-cell>
          <table:table-cell office:value-type="float" office:value="35.22">
            <text:p>35.22</text:p>
          </table:table-cell>
          <table:table-cell table:formula="of:=[.L3]/[.K3]*[.K4]" office:value-type="percentage" office:value="0.991833286398198">
            <text:p>99.18%</text:p>
          </table:table-cell>
          <table:table-cell table:formula="of:=[.L4]*[.$T$6]" office:value-type="currency" office:currency="USD" office:value="455064.021965644">
            <text:p>$455,064.02</text:p>
          </table:table-cell>
          <table:table-cell table:formula="of:=[.D4]+[.G4]+[.J4]+[.M4]" office:value-type="currency" office:currency="USD" office:value="989685.126679467">
            <text:p>$989,685.13</text:p>
          </table:table-cell>
          <table:table-cell table:formula="of:=[.N4]/[.$N$2]" office:value-type="percentage" office:value="0.989685126679467">
            <text:p>98.97%</text:p>
          </table:table-cell>
          <table:table-cell table:formula="of:=[.N4]/[.N3]-1" office:value-type="percentage" office:value="-0.00194052783328502">
            <text:p>-0.19%</text:p>
          </table:table-cell>
          <table:table-cell/>
          <table:table-cell table:style-name="ce9" office:value-type="string">
            <text:p>OKE</text:p>
          </table:table-cell>
          <table:table-cell table:style-name="ce12" office:value-type="float" office:value="0.1446277">
            <text:p>0.1446277</text:p>
          </table:table-cell>
          <table:table-cell table:style-name="ce15" table:formula="of:=[.$T$2]*[.S4]" office:value-type="currency" office:currency="USD" office:value="144627.7">
            <text:p>$144,627.70</text:p>
          </table:table-cell>
          <table:table-cell table:style-name="ce9" office:value-type="string">
            <text:p>STDEV Daily Ret</text:p>
          </table:table-cell>
          <table:table-cell table:style-name="ce18" table:formula="of:=STDEV([.P2:.P253])" office:value-type="float" office:value="0.00952177543667668">
            <text:p>0.0095</text:p>
          </table:table-cell>
          <table:table-cell table:number-columns-repeated="1001"/>
        </table:table-row>
        <table:table-row table:style-name="ro3">
          <table:table-cell office:value-type="date" office:date-value="2011-01-06">
            <text:p>01/06/11</text:p>
          </table:table-cell>
          <table:table-cell office:value-type="float" office:value="41.28">
            <text:p>41.28</text:p>
          </table:table-cell>
          <table:table-cell table:formula="of:=[.C4]/[.B4]*[.B5]" office:value-type="percentage" office:value="1.01499877059257">
            <text:p>101.50%</text:p>
          </table:table-cell>
          <table:table-cell table:formula="of:=[.C5]*[.$T$3]" office:value-type="currency" office:currency="USD" office:value="146482.592574379">
            <text:p>$146,482.59</text:p>
          </table:table-cell>
          <table:table-cell office:value-type="float" office:value="26.41">
            <text:p>26.41</text:p>
          </table:table-cell>
          <table:table-cell table:formula="of:=[.F4]/[.E4]*[.E5]" office:value-type="percentage" office:value="0.986920777279522">
            <text:p>98.69%</text:p>
          </table:table-cell>
          <table:table-cell table:formula="of:=[.F5]*[.$T$4]" office:value-type="currency" office:currency="USD" office:value="142736.082100149">
            <text:p>$142,736.08</text:p>
          </table:table-cell>
          <table:table-cell office:value-type="float" office:value="70.42">
            <text:p>70.42</text:p>
          </table:table-cell>
          <table:table-cell table:formula="of:=[.I4]/[.H4]*[.H5]" office:value-type="percentage" office:value="0.968771495391388">
            <text:p>96.88%</text:p>
          </table:table-cell>
          <table:table-cell table:formula="of:=[.I5]*[.$T$5]" office:value-type="currency" office:currency="USD" office:value="244366.118943459">
            <text:p>$244,366.12</text:p>
          </table:table-cell>
          <table:table-cell office:value-type="float" office:value="35.02">
            <text:p>35.02</text:p>
          </table:table-cell>
          <table:table-cell table:formula="of:=[.L4]/[.K4]*[.K5]" office:value-type="percentage" office:value="0.986201070121093">
            <text:p>98.62%</text:p>
          </table:table-cell>
          <table:table-cell table:formula="of:=[.L5]*[.$T$6]" office:value-type="currency" office:currency="USD" office:value="452479.899183329">
            <text:p>$452,479.90</text:p>
          </table:table-cell>
          <table:table-cell table:formula="of:=[.D5]+[.G5]+[.J5]+[.M5]" office:value-type="currency" office:currency="USD" office:value="986064.692801316">
            <text:p>$986,064.69</text:p>
          </table:table-cell>
          <table:table-cell table:formula="of:=[.N5]/[.$N$2]" office:value-type="percentage" office:value="0.986064692801316">
            <text:p>98.61%</text:p>
          </table:table-cell>
          <table:table-cell table:formula="of:=[.N5]/[.N4]-1" office:value-type="percentage" office:value="-0.00365816741158731">
            <text:p>-0.37%</text:p>
          </table:table-cell>
          <table:table-cell/>
          <table:table-cell table:style-name="ce9" office:value-type="string">
            <text:p>MCD</text:p>
          </table:table-cell>
          <table:table-cell table:style-name="ce12" office:value-type="float" office:value="0.2522433">
            <text:p>0.2522433</text:p>
          </table:table-cell>
          <table:table-cell table:style-name="ce15" table:formula="of:=[.$T$2]*[.S5]" office:value-type="currency" office:currency="USD" office:value="252243.3">
            <text:p>$252,243.30</text:p>
          </table:table-cell>
          <table:table-cell table:style-name="ce10" office:value-type="string">
            <text:p>Sharpe Ratio</text:p>
          </table:table-cell>
          <table:table-cell table:style-name="ce19" table:formula="of:=SQRT(250)*[.V3]/[.V4]" office:value-type="float" office:value="2.30694415290054">
            <text:p>2.3069</text:p>
          </table:table-cell>
          <table:table-cell table:number-columns-repeated="1001"/>
        </table:table-row>
        <table:table-row table:style-name="ro3">
          <table:table-cell office:value-type="date" office:date-value="2011-01-07">
            <text:p>01/07/11</text:p>
          </table:table-cell>
          <table:table-cell office:value-type="float" office:value="41.17">
            <text:p>41.17</text:p>
          </table:table-cell>
          <table:table-cell table:formula="of:=[.C5]/[.B5]*[.B6]" office:value-type="percentage" office:value="1.01229407425621">
            <text:p>101.23%</text:p>
          </table:table-cell>
          <table:table-cell table:formula="of:=[.C6]*[.$T$3]" office:value-type="currency" office:currency="USD" office:value="146092.256208507">
            <text:p>$146,092.26</text:p>
          </table:table-cell>
          <table:table-cell office:value-type="float" office:value="26.47">
            <text:p>26.47</text:p>
          </table:table-cell>
          <table:table-cell table:formula="of:=[.F5]/[.E5]*[.E6]" office:value-type="percentage" office:value="0.989162929745889">
            <text:p>98.92%</text:p>
          </table:table-cell>
          <table:table-cell table:formula="of:=[.F6]*[.$T$4]" office:value-type="currency" office:currency="USD" office:value="143060.35945441">
            <text:p>$143,060.36</text:p>
          </table:table-cell>
          <table:table-cell office:value-type="float" office:value="70.57">
            <text:p>70.57</text:p>
          </table:table-cell>
          <table:table-cell table:formula="of:=[.I5]/[.H5]*[.H6]" office:value-type="percentage" office:value="0.970835052964644">
            <text:p>97.08%</text:p>
          </table:table-cell>
          <table:table-cell table:formula="of:=[.I6]*[.$T$5]" office:value-type="currency" office:currency="USD" office:value="244886.637515477">
            <text:p>$244,886.64</text:p>
          </table:table-cell>
          <table:table-cell office:value-type="float" office:value="35.2">
            <text:p>35.20</text:p>
          </table:table-cell>
          <table:table-cell table:formula="of:=[.L5]/[.K5]*[.K6]" office:value-type="percentage" office:value="0.991270064770487">
            <text:p>99.13%</text:p>
          </table:table-cell>
          <table:table-cell table:formula="of:=[.L6]*[.$T$6]" office:value-type="currency" office:currency="USD" office:value="454805.609687412">
            <text:p>$454,805.61</text:p>
          </table:table-cell>
          <table:table-cell table:formula="of:=[.D6]+[.G6]+[.J6]+[.M6]" office:value-type="currency" office:currency="USD" office:value="988844.862865806">
            <text:p>$988,844.86</text:p>
          </table:table-cell>
          <table:table-cell table:formula="of:=[.N6]/[.$N$2]" office:value-type="percentage" office:value="0.988844862865806">
            <text:p>98.88%</text:p>
          </table:table-cell>
          <table:table-cell table:formula="of:=[.N6]/[.N5]-1" office:value-type="percentage" office:value="0.00281946010721845">
            <text:p>0.28%</text:p>
          </table:table-cell>
          <table:table-cell/>
          <table:table-cell table:style-name="ce10" office:value-type="string">
            <text:p>SO</text:p>
          </table:table-cell>
          <table:table-cell table:style-name="ce13" office:value-type="float" office:value="0.458811">
            <text:p>0.4588110</text:p>
          </table:table-cell>
          <table:table-cell table:style-name="ce16" table:formula="of:=[.$T$2]*[.S6]" office:value-type="currency" office:currency="USD" office:value="458811">
            <text:p>$458,811.00</text:p>
          </table:table-cell>
          <table:table-cell table:number-columns-repeated="1003"/>
        </table:table-row>
        <table:table-row table:style-name="ro2">
          <table:table-cell office:value-type="date" office:date-value="2011-01-10">
            <text:p>01/10/11</text:p>
          </table:table-cell>
          <table:table-cell office:value-type="float" office:value="41.4">
            <text:p>41.40</text:p>
          </table:table-cell>
          <table:table-cell table:formula="of:=[.C6]/[.B6]*[.B7]" office:value-type="percentage" office:value="1.01794934841406">
            <text:p>101.79%</text:p>
          </table:table-cell>
          <table:table-cell table:formula="of:=[.C7]*[.$T$3]" office:value-type="currency" office:currency="USD" office:value="146908.414064421">
            <text:p>$146,908.41</text:p>
          </table:table-cell>
          <table:table-cell office:value-type="float" office:value="26.35">
            <text:p>26.35</text:p>
          </table:table-cell>
          <table:table-cell table:formula="of:=[.F6]/[.E6]*[.E7]" office:value-type="percentage" office:value="0.984678624813154">
            <text:p>98.47%</text:p>
          </table:table-cell>
          <table:table-cell table:formula="of:=[.F7]*[.$T$4]" office:value-type="currency" office:currency="USD" office:value="142411.804745889">
            <text:p>$142,411.80</text:p>
          </table:table-cell>
          <table:table-cell office:value-type="float" office:value="69.8">
            <text:p>69.80</text:p>
          </table:table-cell>
          <table:table-cell table:formula="of:=[.I6]/[.H6]*[.H7]" office:value-type="percentage" office:value="0.960242124088595">
            <text:p>96.02%</text:p>
          </table:table-cell>
          <table:table-cell table:formula="of:=[.I7]*[.$T$5]" office:value-type="currency" office:currency="USD" office:value="242214.642179117">
            <text:p>$242,214.64</text:p>
          </table:table-cell>
          <table:table-cell office:value-type="float" office:value="34.9">
            <text:p>34.90</text:p>
          </table:table-cell>
          <table:table-cell table:formula="of:=[.L6]/[.K6]*[.K7]" office:value-type="percentage" office:value="0.98282174035483">
            <text:p>98.28%</text:p>
          </table:table-cell>
          <table:table-cell table:formula="of:=[.L7]*[.$T$6]" office:value-type="currency" office:currency="USD" office:value="450929.42551394">
            <text:p>$450,929.43</text:p>
          </table:table-cell>
          <table:table-cell table:formula="of:=[.D7]+[.G7]+[.J7]+[.M7]" office:value-type="currency" office:currency="USD" office:value="982464.286503367">
            <text:p>$982,464.29</text:p>
          </table:table-cell>
          <table:table-cell table:formula="of:=[.N7]/[.$N$2]" office:value-type="percentage" office:value="0.982464286503367">
            <text:p>98.25%</text:p>
          </table:table-cell>
          <table:table-cell table:formula="of:=[.N7]/[.N6]-1" office:value-type="percentage" office:value="-0.00645255550395152">
            <text:p>-0.65%</text:p>
          </table:table-cell>
          <table:table-cell table:number-columns-repeated="1007"/>
        </table:table-row>
        <table:table-row table:style-name="ro2">
          <table:table-cell office:value-type="date" office:date-value="2011-01-11">
            <text:p>01/11/11</text:p>
          </table:table-cell>
          <table:table-cell office:value-type="float" office:value="41.76">
            <text:p>41.76</text:p>
          </table:table-cell>
          <table:table-cell table:formula="of:=[.C7]/[.B7]*[.B8]" office:value-type="percentage" office:value="1.02680108187853">
            <text:p>102.68%</text:p>
          </table:table-cell>
          <table:table-cell table:formula="of:=[.C8]*[.$T$3]" office:value-type="currency" office:currency="USD" office:value="148185.878534546">
            <text:p>$148,185.88</text:p>
          </table:table-cell>
          <table:table-cell office:value-type="float" office:value="26.81">
            <text:p>26.81</text:p>
          </table:table-cell>
          <table:table-cell table:formula="of:=[.F7]/[.E7]*[.E8]" office:value-type="percentage" office:value="1.00186846038864">
            <text:p>100.19%</text:p>
          </table:table-cell>
          <table:table-cell table:formula="of:=[.F8]*[.$T$4]" office:value-type="currency" office:currency="USD" office:value="144897.93112855">
            <text:p>$144,897.93</text:p>
          </table:table-cell>
          <table:table-cell office:value-type="float" office:value="70.12">
            <text:p>70.12</text:p>
          </table:table-cell>
          <table:table-cell table:formula="of:=[.I7]/[.H7]*[.H8]" office:value-type="percentage" office:value="0.964644380244876">
            <text:p>96.46%</text:p>
          </table:table-cell>
          <table:table-cell table:formula="of:=[.I8]*[.$T$5]" office:value-type="currency" office:currency="USD" office:value="243325.081799422">
            <text:p>$243,325.08</text:p>
          </table:table-cell>
          <table:table-cell office:value-type="float" office:value="34.98">
            <text:p>34.98</text:p>
          </table:table-cell>
          <table:table-cell table:formula="of:=[.L7]/[.K7]*[.K8]" office:value-type="percentage" office:value="0.985074626865672">
            <text:p>98.51%</text:p>
          </table:table-cell>
          <table:table-cell table:formula="of:=[.L8]*[.$T$6]" office:value-type="currency" office:currency="USD" office:value="451963.074626866">
            <text:p>$451,963.07</text:p>
          </table:table-cell>
          <table:table-cell table:formula="of:=[.D8]+[.G8]+[.J8]+[.M8]" office:value-type="currency" office:currency="USD" office:value="988371.966089384">
            <text:p>$988,371.97</text:p>
          </table:table-cell>
          <table:table-cell table:formula="of:=[.N8]/[.$N$2]" office:value-type="percentage" office:value="0.988371966089384">
            <text:p>98.84%</text:p>
          </table:table-cell>
          <table:table-cell table:formula="of:=[.N8]/[.N7]-1" office:value-type="percentage" office:value="0.00601312400580278">
            <text:p>0.60%</text:p>
          </table:table-cell>
          <table:table-cell table:number-columns-repeated="1007"/>
        </table:table-row>
        <table:table-row table:style-name="ro2">
          <table:table-cell office:value-type="date" office:date-value="2011-01-12">
            <text:p>01/12/11</text:p>
          </table:table-cell>
          <table:table-cell office:value-type="float" office:value="42.12">
            <text:p>42.12</text:p>
          </table:table-cell>
          <table:table-cell table:formula="of:=[.C8]/[.B8]*[.B9]" office:value-type="percentage" office:value="1.035652815343">
            <text:p>103.57%</text:p>
          </table:table-cell>
          <table:table-cell table:formula="of:=[.C9]*[.$T$3]" office:value-type="currency" office:currency="USD" office:value="149463.343004672">
            <text:p>$149,463.34</text:p>
          </table:table-cell>
          <table:table-cell office:value-type="float" office:value="27.21">
            <text:p>27.21</text:p>
          </table:table-cell>
          <table:table-cell table:formula="of:=[.F8]/[.E8]*[.E9]" office:value-type="percentage" office:value="1.01681614349776">
            <text:p>101.68%</text:p>
          </table:table-cell>
          <table:table-cell table:formula="of:=[.F9]*[.$T$4]" office:value-type="currency" office:currency="USD" office:value="147059.780156951">
            <text:p>$147,059.78</text:p>
          </table:table-cell>
          <table:table-cell office:value-type="float" office:value="69.84">
            <text:p>69.84</text:p>
          </table:table-cell>
          <table:table-cell table:formula="of:=[.I8]/[.H8]*[.H9]" office:value-type="percentage" office:value="0.96079240610813">
            <text:p>96.08%</text:p>
          </table:table-cell>
          <table:table-cell table:formula="of:=[.I9]*[.$T$5]" office:value-type="currency" office:currency="USD" office:value="242353.447131655">
            <text:p>$242,353.45</text:p>
          </table:table-cell>
          <table:table-cell office:value-type="float" office:value="35.2">
            <text:p>35.20</text:p>
          </table:table-cell>
          <table:table-cell table:formula="of:=[.L8]/[.K8]*[.K9]" office:value-type="percentage" office:value="0.991270064770487">
            <text:p>99.13%</text:p>
          </table:table-cell>
          <table:table-cell table:formula="of:=[.L9]*[.$T$6]" office:value-type="currency" office:currency="USD" office:value="454805.609687412">
            <text:p>$454,805.61</text:p>
          </table:table-cell>
          <table:table-cell table:formula="of:=[.D9]+[.G9]+[.J9]+[.M9]" office:value-type="currency" office:currency="USD" office:value="993682.179980689">
            <text:p>$993,682.18</text:p>
          </table:table-cell>
          <table:table-cell table:formula="of:=[.N9]/[.$N$2]" office:value-type="percentage" office:value="0.993682179980689">
            <text:p>99.37%</text:p>
          </table:table-cell>
          <table:table-cell table:formula="of:=[.N9]/[.N8]-1" office:value-type="percentage" office:value="0.00537268768590815">
            <text:p>0.54%</text:p>
          </table:table-cell>
          <table:table-cell table:number-columns-repeated="1007"/>
        </table:table-row>
        <table:table-row table:style-name="ro2">
          <table:table-cell office:value-type="date" office:date-value="2011-01-13">
            <text:p>01/13/11</text:p>
          </table:table-cell>
          <table:table-cell office:value-type="float" office:value="42.32">
            <text:p>42.32</text:p>
          </table:table-cell>
          <table:table-cell table:formula="of:=[.C9]/[.B9]*[.B10]" office:value-type="percentage" office:value="1.04057044504549">
            <text:p>104.06%</text:p>
          </table:table-cell>
          <table:table-cell table:formula="of:=[.C10]*[.$T$3]" office:value-type="currency" office:currency="USD" office:value="150173.045488075">
            <text:p>$150,173.05</text:p>
          </table:table-cell>
          <table:table-cell office:value-type="float" office:value="27.36">
            <text:p>27.36</text:p>
          </table:table-cell>
          <table:table-cell table:formula="of:=[.F9]/[.E9]*[.E10]" office:value-type="percentage" office:value="1.02242152466368">
            <text:p>102.24%</text:p>
          </table:table-cell>
          <table:table-cell table:formula="of:=[.F10]*[.$T$4]" office:value-type="currency" office:currency="USD" office:value="147870.473542601">
            <text:p>$147,870.47</text:p>
          </table:table-cell>
          <table:table-cell office:value-type="float" office:value="68.96">
            <text:p>68.96</text:p>
          </table:table-cell>
          <table:table-cell table:formula="of:=[.I9]/[.H9]*[.H10]" office:value-type="percentage" office:value="0.94868620167836">
            <text:p>94.87%</text:p>
          </table:table-cell>
          <table:table-cell table:formula="of:=[.I10]*[.$T$5]" office:value-type="currency" office:currency="USD" office:value="239299.738175815">
            <text:p>$239,299.74</text:p>
          </table:table-cell>
          <table:table-cell office:value-type="float" office:value="35.38">
            <text:p>35.38</text:p>
          </table:table-cell>
          <table:table-cell table:formula="of:=[.L9]/[.K9]*[.K10]" office:value-type="percentage" office:value="0.996339059419882">
            <text:p>99.63%</text:p>
          </table:table-cell>
          <table:table-cell table:formula="of:=[.L10]*[.$T$6]" office:value-type="currency" office:currency="USD" office:value="457131.320191495">
            <text:p>$457,131.32</text:p>
          </table:table-cell>
          <table:table-cell table:formula="of:=[.D10]+[.G10]+[.J10]+[.M10]" office:value-type="currency" office:currency="USD" office:value="994474.577397986">
            <text:p>$994,474.58</text:p>
          </table:table-cell>
          <table:table-cell table:formula="of:=[.N10]/[.$N$2]" office:value-type="percentage" office:value="0.994474577397986">
            <text:p>99.45%</text:p>
          </table:table-cell>
          <table:table-cell table:formula="of:=[.N10]/[.N9]-1" office:value-type="percentage" office:value="0.000797435471080021">
            <text:p>0.08%</text:p>
          </table:table-cell>
          <table:table-cell table:number-columns-repeated="1007"/>
        </table:table-row>
        <table:table-row table:style-name="ro2">
          <table:table-cell office:value-type="date" office:date-value="2011-01-14">
            <text:p>01/14/11</text:p>
          </table:table-cell>
          <table:table-cell office:value-type="float" office:value="41.19">
            <text:p>41.19</text:p>
          </table:table-cell>
          <table:table-cell table:formula="of:=[.C10]/[.B10]*[.B11]" office:value-type="percentage" office:value="1.01278583722646">
            <text:p>101.28%</text:p>
          </table:table-cell>
          <table:table-cell table:formula="of:=[.C11]*[.$T$3]" office:value-type="currency" office:currency="USD" office:value="146163.226456848">
            <text:p>$146,163.23</text:p>
          </table:table-cell>
          <table:table-cell office:value-type="float" office:value="27.39">
            <text:p>27.39</text:p>
          </table:table-cell>
          <table:table-cell table:formula="of:=[.F10]/[.E10]*[.E11]" office:value-type="percentage" office:value="1.02354260089686">
            <text:p>102.35%</text:p>
          </table:table-cell>
          <table:table-cell table:formula="of:=[.F11]*[.$T$4]" office:value-type="currency" office:currency="USD" office:value="148032.612219731">
            <text:p>$148,032.61</text:p>
          </table:table-cell>
          <table:table-cell office:value-type="float" office:value="70.28">
            <text:p>70.28</text:p>
          </table:table-cell>
          <table:table-cell table:formula="of:=[.I10]/[.H10]*[.H11]" office:value-type="percentage" office:value="0.966845508323016">
            <text:p>96.68%</text:p>
          </table:table-cell>
          <table:table-cell table:formula="of:=[.I11]*[.$T$5]" office:value-type="currency" office:currency="USD" office:value="243880.301609575">
            <text:p>$243,880.30</text:p>
          </table:table-cell>
          <table:table-cell office:value-type="float" office:value="35.59">
            <text:p>35.59</text:p>
          </table:table-cell>
          <table:table-cell table:formula="of:=[.L10]/[.K10]*[.K11]" office:value-type="percentage" office:value="1.00225288651084">
            <text:p>100.23%</text:p>
          </table:table-cell>
          <table:table-cell table:formula="of:=[.L11]*[.$T$6]" office:value-type="currency" office:currency="USD" office:value="459844.649112926">
            <text:p>$459,844.65</text:p>
          </table:table-cell>
          <table:table-cell table:formula="of:=[.D11]+[.G11]+[.J11]+[.M11]" office:value-type="currency" office:currency="USD" office:value="997920.78939908">
            <text:p>$997,920.79</text:p>
          </table:table-cell>
          <table:table-cell table:formula="of:=[.N11]/[.$N$2]" office:value-type="percentage" office:value="0.99792078939908">
            <text:p>99.79%</text:p>
          </table:table-cell>
          <table:table-cell table:formula="of:=[.N11]/[.N10]-1" office:value-type="percentage" office:value="0.0034653595772256">
            <text:p>0.35%</text:p>
          </table:table-cell>
          <table:table-cell table:number-columns-repeated="1007"/>
        </table:table-row>
        <table:table-row table:style-name="ro2">
          <table:table-cell office:value-type="date" office:date-value="2011-01-18">
            <text:p>01/18/11</text:p>
          </table:table-cell>
          <table:table-cell office:value-type="float" office:value="43.19">
            <text:p>43.19</text:p>
          </table:table-cell>
          <table:table-cell table:formula="of:=[.C11]/[.B11]*[.B12]" office:value-type="percentage" office:value="1.06196213425129">
            <text:p>106.20%</text:p>
          </table:table-cell>
          <table:table-cell table:formula="of:=[.C12]*[.$T$3]" office:value-type="currency" office:currency="USD" office:value="153260.251290878">
            <text:p>$153,260.25</text:p>
          </table:table-cell>
          <table:table-cell office:value-type="float" office:value="27.42">
            <text:p>27.42</text:p>
          </table:table-cell>
          <table:table-cell table:formula="of:=[.F11]/[.E11]*[.E12]" office:value-type="percentage" office:value="1.02466367713005">
            <text:p>102.47%</text:p>
          </table:table-cell>
          <table:table-cell table:formula="of:=[.F12]*[.$T$4]" office:value-type="currency" office:currency="USD" office:value="148194.750896861">
            <text:p>$148,194.75</text:p>
          </table:table-cell>
          <table:table-cell office:value-type="float" office:value="70.86">
            <text:p>70.86</text:p>
          </table:table-cell>
          <table:table-cell table:formula="of:=[.I11]/[.H11]*[.H12]" office:value-type="percentage" office:value="0.974824597606273">
            <text:p>97.48%</text:p>
          </table:table-cell>
          <table:table-cell table:formula="of:=[.I12]*[.$T$5]" office:value-type="currency" office:currency="USD" office:value="245892.973421378">
            <text:p>$245,892.97</text:p>
          </table:table-cell>
          <table:table-cell office:value-type="float" office:value="35.49">
            <text:p>35.49</text:p>
          </table:table-cell>
          <table:table-cell table:formula="of:=[.L11]/[.K11]*[.K12]" office:value-type="percentage" office:value="0.99943677837229">
            <text:p>99.94%</text:p>
          </table:table-cell>
          <table:table-cell table:formula="of:=[.L12]*[.$T$6]" office:value-type="currency" office:currency="USD" office:value="458552.587721769">
            <text:p>$458,552.59</text:p>
          </table:table-cell>
          <table:table-cell table:formula="of:=[.D12]+[.G12]+[.J12]+[.M12]" office:value-type="currency" office:currency="USD" office:value="1005900.56333089">
            <text:p>$1,005,900.56</text:p>
          </table:table-cell>
          <table:table-cell table:formula="of:=[.N12]/[.$N$2]" office:value-type="percentage" office:value="1.00590056333089">
            <text:p>100.59%</text:p>
          </table:table-cell>
          <table:table-cell table:formula="of:=[.N12]/[.N11]-1" office:value-type="percentage" office:value="0.0079964001317292">
            <text:p>0.80%</text:p>
          </table:table-cell>
          <table:table-cell table:number-columns-repeated="1007"/>
        </table:table-row>
        <table:table-row table:style-name="ro2">
          <table:table-cell office:value-type="date" office:date-value="2011-01-19">
            <text:p>01/19/11</text:p>
          </table:table-cell>
          <table:table-cell office:value-type="float" office:value="42.34">
            <text:p>42.34</text:p>
          </table:table-cell>
          <table:table-cell table:formula="of:=[.C12]/[.B12]*[.B13]" office:value-type="percentage" office:value="1.04106220801574">
            <text:p>104.11%</text:p>
          </table:table-cell>
          <table:table-cell table:formula="of:=[.C13]*[.$T$3]" office:value-type="currency" office:currency="USD" office:value="150244.015736415">
            <text:p>$150,244.02</text:p>
          </table:table-cell>
          <table:table-cell office:value-type="float" office:value="27.29">
            <text:p>27.29</text:p>
          </table:table-cell>
          <table:table-cell table:formula="of:=[.F12]/[.E12]*[.E13]" office:value-type="percentage" office:value="1.01980568011958">
            <text:p>101.98%</text:p>
          </table:table-cell>
          <table:table-cell table:formula="of:=[.F13]*[.$T$4]" office:value-type="currency" office:currency="USD" office:value="147492.149962631">
            <text:p>$147,492.15</text:p>
          </table:table-cell>
          <table:table-cell office:value-type="float" office:value="71.5">
            <text:p>71.50</text:p>
          </table:table-cell>
          <table:table-cell table:formula="of:=[.I12]/[.H12]*[.H13]" office:value-type="percentage" office:value="0.983629109918833">
            <text:p>98.36%</text:p>
          </table:table-cell>
          <table:table-cell table:formula="of:=[.I13]*[.$T$5]" office:value-type="currency" office:currency="USD" office:value="248113.852661989">
            <text:p>$248,113.85</text:p>
          </table:table-cell>
          <table:table-cell office:value-type="float" office:value="35.54">
            <text:p>35.54</text:p>
          </table:table-cell>
          <table:table-cell table:formula="of:=[.L12]/[.K12]*[.K13]" office:value-type="percentage" office:value="1.00084483244157">
            <text:p>100.08%</text:p>
          </table:table-cell>
          <table:table-cell table:formula="of:=[.L13]*[.$T$6]" office:value-type="currency" office:currency="USD" office:value="459198.618417347">
            <text:p>$459,198.62</text:p>
          </table:table-cell>
          <table:table-cell table:formula="of:=[.D13]+[.G13]+[.J13]+[.M13]" office:value-type="currency" office:currency="USD" office:value="1005048.63677838">
            <text:p>$1,005,048.64</text:p>
          </table:table-cell>
          <table:table-cell table:formula="of:=[.N13]/[.$N$2]" office:value-type="percentage" office:value="1.00504863677838">
            <text:p>100.50%</text:p>
          </table:table-cell>
          <table:table-cell table:formula="of:=[.N13]/[.N12]-1" office:value-type="percentage" office:value="-0.000846929193162538">
            <text:p>-0.08%</text:p>
          </table:table-cell>
          <table:table-cell table:number-columns-repeated="1007"/>
        </table:table-row>
        <table:table-row table:style-name="ro2">
          <table:table-cell office:value-type="date" office:date-value="2011-01-20">
            <text:p>01/20/11</text:p>
          </table:table-cell>
          <table:table-cell office:value-type="float" office:value="42.58">
            <text:p>42.58</text:p>
          </table:table-cell>
          <table:table-cell table:formula="of:=[.C13]/[.B13]*[.B14]" office:value-type="percentage" office:value="1.04696336365872">
            <text:p>104.70%</text:p>
          </table:table-cell>
          <table:table-cell table:formula="of:=[.C14]*[.$T$3]" office:value-type="currency" office:currency="USD" office:value="151095.658716499">
            <text:p>$151,095.66</text:p>
          </table:table-cell>
          <table:table-cell office:value-type="float" office:value="27.61">
            <text:p>27.61</text:p>
          </table:table-cell>
          <table:table-cell table:formula="of:=[.F13]/[.E13]*[.E14]" office:value-type="percentage" office:value="1.03176382660688">
            <text:p>103.18%</text:p>
          </table:table-cell>
          <table:table-cell table:formula="of:=[.F14]*[.$T$4]" office:value-type="currency" office:currency="USD" office:value="149221.629185351">
            <text:p>$149,221.63</text:p>
          </table:table-cell>
          <table:table-cell office:value-type="float" office:value="71.32">
            <text:p>71.32</text:p>
          </table:table-cell>
          <table:table-cell table:formula="of:=[.I13]/[.H13]*[.H14]" office:value-type="percentage" office:value="0.981152840830926">
            <text:p>98.12%</text:p>
          </table:table-cell>
          <table:table-cell table:formula="of:=[.I14]*[.$T$5]" office:value-type="currency" office:currency="USD" office:value="247489.230375567">
            <text:p>$247,489.23</text:p>
          </table:table-cell>
          <table:table-cell office:value-type="float" office:value="35.49">
            <text:p>35.49</text:p>
          </table:table-cell>
          <table:table-cell table:formula="of:=[.L13]/[.K13]*[.K14]" office:value-type="percentage" office:value="0.99943677837229">
            <text:p>99.94%</text:p>
          </table:table-cell>
          <table:table-cell table:formula="of:=[.L14]*[.$T$6]" office:value-type="currency" office:currency="USD" office:value="458552.587721769">
            <text:p>$458,552.59</text:p>
          </table:table-cell>
          <table:table-cell table:formula="of:=[.D14]+[.G14]+[.J14]+[.M14]" office:value-type="currency" office:currency="USD" office:value="1006359.10599919">
            <text:p>$1,006,359.11</text:p>
          </table:table-cell>
          <table:table-cell table:formula="of:=[.N14]/[.$N$2]" office:value-type="percentage" office:value="1.00635910599919">
            <text:p>100.64%</text:p>
          </table:table-cell>
          <table:table-cell table:formula="of:=[.N14]/[.N13]-1" office:value-type="percentage" office:value="0.00130388637211043">
            <text:p>0.13%</text:p>
          </table:table-cell>
          <table:table-cell table:number-columns-repeated="1007"/>
        </table:table-row>
        <table:table-row table:style-name="ro2">
          <table:table-cell office:value-type="date" office:date-value="2011-01-21">
            <text:p>01/21/11</text:p>
          </table:table-cell>
          <table:table-cell office:value-type="float" office:value="42.22">
            <text:p>42.22</text:p>
          </table:table-cell>
          <table:table-cell table:formula="of:=[.C14]/[.B14]*[.B15]" office:value-type="percentage" office:value="1.03811163019425">
            <text:p>103.81%</text:p>
          </table:table-cell>
          <table:table-cell table:formula="of:=[.C15]*[.$T$3]" office:value-type="currency" office:currency="USD" office:value="149818.194246373">
            <text:p>$149,818.19</text:p>
          </table:table-cell>
          <table:table-cell office:value-type="float" office:value="27.74">
            <text:p>27.74</text:p>
          </table:table-cell>
          <table:table-cell table:formula="of:=[.F14]/[.E14]*[.E15]" office:value-type="percentage" office:value="1.03662182361734">
            <text:p>103.66%</text:p>
          </table:table-cell>
          <table:table-cell table:formula="of:=[.F15]*[.$T$4]" office:value-type="currency" office:currency="USD" office:value="149924.230119581">
            <text:p>$149,924.23</text:p>
          </table:table-cell>
          <table:table-cell office:value-type="float" office:value="71.18">
            <text:p>71.18</text:p>
          </table:table-cell>
          <table:table-cell table:formula="of:=[.I14]/[.H14]*[.H15]" office:value-type="percentage" office:value="0.979226853762553">
            <text:p>97.92%</text:p>
          </table:table-cell>
          <table:table-cell table:formula="of:=[.I15]*[.$T$5]" office:value-type="currency" office:currency="USD" office:value="247003.413041684">
            <text:p>$247,003.41</text:p>
          </table:table-cell>
          <table:table-cell office:value-type="float" office:value="35.35">
            <text:p>35.35</text:p>
          </table:table-cell>
          <table:table-cell table:formula="of:=[.L14]/[.K14]*[.K15]" office:value-type="percentage" office:value="0.995494226978316">
            <text:p>99.55%</text:p>
          </table:table-cell>
          <table:table-cell table:formula="of:=[.L15]*[.$T$6]" office:value-type="currency" office:currency="USD" office:value="456743.701774148">
            <text:p>$456,743.70</text:p>
          </table:table-cell>
          <table:table-cell table:formula="of:=[.D15]+[.G15]+[.J15]+[.M15]" office:value-type="currency" office:currency="USD" office:value="1003489.53918179">
            <text:p>$1,003,489.54</text:p>
          </table:table-cell>
          <table:table-cell table:formula="of:=[.N15]/[.$N$2]" office:value-type="percentage" office:value="1.00348953918179">
            <text:p>100.35%</text:p>
          </table:table-cell>
          <table:table-cell table:formula="of:=[.N15]/[.N14]-1" office:value-type="percentage" office:value="-0.00285143424478684">
            <text:p>-0.29%</text:p>
          </table:table-cell>
          <table:table-cell table:number-columns-repeated="1007"/>
        </table:table-row>
        <table:table-row table:style-name="ro2">
          <table:table-cell office:value-type="date" office:date-value="2011-01-24">
            <text:p>01/24/11</text:p>
          </table:table-cell>
          <table:table-cell office:value-type="float" office:value="42.3">
            <text:p>42.30</text:p>
          </table:table-cell>
          <table:table-cell table:formula="of:=[.C15]/[.B15]*[.B16]" office:value-type="percentage" office:value="1.04007868207524">
            <text:p>104.01%</text:p>
          </table:table-cell>
          <table:table-cell table:formula="of:=[.C16]*[.$T$3]" office:value-type="currency" office:currency="USD" office:value="150102.075239734">
            <text:p>$150,102.08</text:p>
          </table:table-cell>
          <table:table-cell office:value-type="float" office:value="27.97">
            <text:p>27.97</text:p>
          </table:table-cell>
          <table:table-cell table:formula="of:=[.F15]/[.E15]*[.E16]" office:value-type="percentage" office:value="1.04521674140508">
            <text:p>104.52%</text:p>
          </table:table-cell>
          <table:table-cell table:formula="of:=[.F16]*[.$T$4]" office:value-type="currency" office:currency="USD" office:value="151167.293310912">
            <text:p>$151,167.29</text:p>
          </table:table-cell>
          <table:table-cell office:value-type="float" office:value="71.53">
            <text:p>71.53</text:p>
          </table:table-cell>
          <table:table-cell table:formula="of:=[.I15]/[.H15]*[.H16]" office:value-type="percentage" office:value="0.984041821433485">
            <text:p>98.40%</text:p>
          </table:table-cell>
          <table:table-cell table:formula="of:=[.I16]*[.$T$5]" office:value-type="currency" office:currency="USD" office:value="248217.956376393">
            <text:p>$248,217.96</text:p>
          </table:table-cell>
          <table:table-cell office:value-type="float" office:value="35.49">
            <text:p>35.49</text:p>
          </table:table-cell>
          <table:table-cell table:formula="of:=[.L15]/[.K15]*[.K16]" office:value-type="percentage" office:value="0.99943677837229">
            <text:p>99.94%</text:p>
          </table:table-cell>
          <table:table-cell table:formula="of:=[.L16]*[.$T$6]" office:value-type="currency" office:currency="USD" office:value="458552.587721769">
            <text:p>$458,552.59</text:p>
          </table:table-cell>
          <table:table-cell table:formula="of:=[.D16]+[.G16]+[.J16]+[.M16]" office:value-type="currency" office:currency="USD" office:value="1008039.91264881">
            <text:p>$1,008,039.91</text:p>
          </table:table-cell>
          <table:table-cell table:formula="of:=[.N16]/[.$N$2]" office:value-type="percentage" office:value="1.00803991264881">
            <text:p>100.80%</text:p>
          </table:table-cell>
          <table:table-cell table:formula="of:=[.N16]/[.N15]-1" office:value-type="percentage" office:value="0.00453454997720359">
            <text:p>0.45%</text:p>
          </table:table-cell>
          <table:table-cell table:number-columns-repeated="1007"/>
        </table:table-row>
        <table:table-row table:style-name="ro2">
          <table:table-cell office:value-type="date" office:date-value="2011-01-25">
            <text:p>01/25/11</text:p>
          </table:table-cell>
          <table:table-cell office:value-type="float" office:value="42.62">
            <text:p>42.62</text:p>
          </table:table-cell>
          <table:table-cell table:formula="of:=[.C16]/[.B16]*[.B17]" office:value-type="percentage" office:value="1.04794688959921">
            <text:p>104.79%</text:p>
          </table:table-cell>
          <table:table-cell table:formula="of:=[.C17]*[.$T$3]" office:value-type="currency" office:currency="USD" office:value="151237.599213179">
            <text:p>$151,237.60</text:p>
          </table:table-cell>
          <table:table-cell office:value-type="float" office:value="27.75">
            <text:p>27.75</text:p>
          </table:table-cell>
          <table:table-cell table:formula="of:=[.F16]/[.E16]*[.E17]" office:value-type="percentage" office:value="1.03699551569507">
            <text:p>103.70%</text:p>
          </table:table-cell>
          <table:table-cell table:formula="of:=[.F17]*[.$T$4]" office:value-type="currency" office:currency="USD" office:value="149978.276345292">
            <text:p>$149,978.28</text:p>
          </table:table-cell>
          <table:table-cell office:value-type="float" office:value="71.62">
            <text:p>71.62</text:p>
          </table:table-cell>
          <table:table-cell table:formula="of:=[.I16]/[.H16]*[.H17]" office:value-type="percentage" office:value="0.985279955977438">
            <text:p>98.53%</text:p>
          </table:table-cell>
          <table:table-cell table:formula="of:=[.I17]*[.$T$5]" office:value-type="currency" office:currency="USD" office:value="248530.267519604">
            <text:p>$248,530.27</text:p>
          </table:table-cell>
          <table:table-cell office:value-type="float" office:value="35.55">
            <text:p>35.55</text:p>
          </table:table-cell>
          <table:table-cell table:formula="of:=[.L16]/[.K16]*[.K17]" office:value-type="percentage" office:value="1.00112644325542">
            <text:p>100.11%</text:p>
          </table:table-cell>
          <table:table-cell table:formula="of:=[.L17]*[.$T$6]" office:value-type="currency" office:currency="USD" office:value="459327.824556463">
            <text:p>$459,327.82</text:p>
          </table:table-cell>
          <table:table-cell table:formula="of:=[.D17]+[.G17]+[.J17]+[.M17]" office:value-type="currency" office:currency="USD" office:value="1009073.96763454">
            <text:p>$1,009,073.97</text:p>
          </table:table-cell>
          <table:table-cell table:formula="of:=[.N17]/[.$N$2]" office:value-type="percentage" office:value="1.00907396763454">
            <text:p>100.91%</text:p>
          </table:table-cell>
          <table:table-cell table:formula="of:=[.N17]/[.N16]-1" office:value-type="percentage" office:value="0.00102580758237303">
            <text:p>0.10%</text:p>
          </table:table-cell>
          <table:table-cell table:number-columns-repeated="1007"/>
        </table:table-row>
        <table:table-row table:style-name="ro2">
          <table:table-cell office:value-type="date" office:date-value="2011-01-26">
            <text:p>01/26/11</text:p>
          </table:table-cell>
          <table:table-cell office:value-type="float" office:value="42.75">
            <text:p>42.75</text:p>
          </table:table-cell>
          <table:table-cell table:formula="of:=[.C17]/[.B17]*[.B18]" office:value-type="percentage" office:value="1.05114334890583">
            <text:p>105.11%</text:p>
          </table:table-cell>
          <table:table-cell table:formula="of:=[.C18]*[.$T$3]" office:value-type="currency" office:currency="USD" office:value="151698.905827391">
            <text:p>$151,698.91</text:p>
          </table:table-cell>
          <table:table-cell office:value-type="float" office:value="28.04">
            <text:p>28.04</text:p>
          </table:table-cell>
          <table:table-cell table:formula="of:=[.F17]/[.E17]*[.E18]" office:value-type="percentage" office:value="1.04783258594918">
            <text:p>104.78%</text:p>
          </table:table-cell>
          <table:table-cell table:formula="of:=[.F18]*[.$T$4]" office:value-type="currency" office:currency="USD" office:value="151545.616890882">
            <text:p>$151,545.62</text:p>
          </table:table-cell>
          <table:table-cell office:value-type="float" office:value="71.33">
            <text:p>71.33</text:p>
          </table:table-cell>
          <table:table-cell table:formula="of:=[.I17]/[.H17]*[.H18]" office:value-type="percentage" office:value="0.98129041133581">
            <text:p>98.13%</text:p>
          </table:table-cell>
          <table:table-cell table:formula="of:=[.I18]*[.$T$5]" office:value-type="currency" office:currency="USD" office:value="247523.931613702">
            <text:p>$247,523.93</text:p>
          </table:table-cell>
          <table:table-cell office:value-type="float" office:value="35.27">
            <text:p>35.27</text:p>
          </table:table-cell>
          <table:table-cell table:formula="of:=[.L17]/[.K17]*[.K18]" office:value-type="percentage" office:value="0.993241340467474">
            <text:p>99.32%</text:p>
          </table:table-cell>
          <table:table-cell table:formula="of:=[.L18]*[.$T$6]" office:value-type="currency" office:currency="USD" office:value="455710.052661222">
            <text:p>$455,710.05</text:p>
          </table:table-cell>
          <table:table-cell table:formula="of:=[.D18]+[.G18]+[.J18]+[.M18]" office:value-type="currency" office:currency="USD" office:value="1006478.5069932">
            <text:p>$1,006,478.51</text:p>
          </table:table-cell>
          <table:table-cell table:formula="of:=[.N18]/[.$N$2]" office:value-type="percentage" office:value="1.0064785069932">
            <text:p>100.65%</text:p>
          </table:table-cell>
          <table:table-cell table:formula="of:=[.N18]/[.N17]-1" office:value-type="percentage" office:value="-0.00257212129594875">
            <text:p>-0.26%</text:p>
          </table:table-cell>
          <table:table-cell table:number-columns-repeated="1007"/>
        </table:table-row>
        <table:table-row table:style-name="ro2">
          <table:table-cell office:value-type="date" office:date-value="2011-01-27">
            <text:p>01/27/11</text:p>
          </table:table-cell>
          <table:table-cell office:value-type="float" office:value="42.51">
            <text:p>42.51</text:p>
          </table:table-cell>
          <table:table-cell table:formula="of:=[.C18]/[.B18]*[.B19]" office:value-type="percentage" office:value="1.04524219326285">
            <text:p>104.52%</text:p>
          </table:table-cell>
          <table:table-cell table:formula="of:=[.C19]*[.$T$3]" office:value-type="currency" office:currency="USD" office:value="150847.262847308">
            <text:p>$150,847.26</text:p>
          </table:table-cell>
          <table:table-cell office:value-type="float" office:value="28.26">
            <text:p>28.26</text:p>
          </table:table-cell>
          <table:table-cell table:formula="of:=[.F18]/[.E18]*[.E19]" office:value-type="percentage" office:value="1.05605381165919">
            <text:p>105.61%</text:p>
          </table:table-cell>
          <table:table-cell table:formula="of:=[.F19]*[.$T$4]" office:value-type="currency" office:currency="USD" office:value="152734.633856502">
            <text:p>$152,734.63</text:p>
          </table:table-cell>
          <table:table-cell office:value-type="float" office:value="70.55">
            <text:p>70.55</text:p>
          </table:table-cell>
          <table:table-cell table:formula="of:=[.I18]/[.H18]*[.H19]" office:value-type="percentage" office:value="0.970559911954877">
            <text:p>97.06%</text:p>
          </table:table-cell>
          <table:table-cell table:formula="of:=[.I19]*[.$T$5]" office:value-type="currency" office:currency="USD" office:value="244817.235039208">
            <text:p>$244,817.24</text:p>
          </table:table-cell>
          <table:table-cell office:value-type="float" office:value="35.27">
            <text:p>35.27</text:p>
          </table:table-cell>
          <table:table-cell table:formula="of:=[.L18]/[.K18]*[.K19]" office:value-type="percentage" office:value="0.993241340467474">
            <text:p>99.32%</text:p>
          </table:table-cell>
          <table:table-cell table:formula="of:=[.L19]*[.$T$6]" office:value-type="currency" office:currency="USD" office:value="455710.052661222">
            <text:p>$455,710.05</text:p>
          </table:table-cell>
          <table:table-cell table:formula="of:=[.D19]+[.G19]+[.J19]+[.M19]" office:value-type="currency" office:currency="USD" office:value="1004109.18440424">
            <text:p>$1,004,109.18</text:p>
          </table:table-cell>
          <table:table-cell table:formula="of:=[.N19]/[.$N$2]" office:value-type="percentage" office:value="1.00410918440424">
            <text:p>100.41%</text:p>
          </table:table-cell>
          <table:table-cell table:formula="of:=[.N19]/[.N18]-1" office:value-type="percentage" office:value="-0.00235407171886448">
            <text:p>-0.24%</text:p>
          </table:table-cell>
          <table:table-cell table:number-columns-repeated="1007"/>
        </table:table-row>
        <table:table-row table:style-name="ro2">
          <table:table-cell office:value-type="date" office:date-value="2011-01-28">
            <text:p>01/28/11</text:p>
          </table:table-cell>
          <table:table-cell office:value-type="float" office:value="41.17">
            <text:p>41.17</text:p>
          </table:table-cell>
          <table:table-cell table:formula="of:=[.C19]/[.B19]*[.B20]" office:value-type="percentage" office:value="1.01229407425621">
            <text:p>101.23%</text:p>
          </table:table-cell>
          <table:table-cell table:formula="of:=[.C20]*[.$T$3]" office:value-type="currency" office:currency="USD" office:value="146092.256208507">
            <text:p>$146,092.26</text:p>
          </table:table-cell>
          <table:table-cell office:value-type="float" office:value="28.1">
            <text:p>28.10</text:p>
          </table:table-cell>
          <table:table-cell table:formula="of:=[.F19]/[.E19]*[.E20]" office:value-type="percentage" office:value="1.05007473841555">
            <text:p>105.01%</text:p>
          </table:table-cell>
          <table:table-cell table:formula="of:=[.F20]*[.$T$4]" office:value-type="currency" office:currency="USD" office:value="151869.894245142">
            <text:p>$151,869.89</text:p>
          </table:table-cell>
          <table:table-cell office:value-type="float" office:value="69.54">
            <text:p>69.54</text:p>
          </table:table-cell>
          <table:table-cell table:formula="of:=[.I19]/[.H19]*[.H20]" office:value-type="percentage" office:value="0.956665290961618">
            <text:p>95.67%</text:p>
          </table:table-cell>
          <table:table-cell table:formula="of:=[.I20]*[.$T$5]" office:value-type="currency" office:currency="USD" office:value="241312.409987619">
            <text:p>$241,312.41</text:p>
          </table:table-cell>
          <table:table-cell office:value-type="float" office:value="34.91">
            <text:p>34.91</text:p>
          </table:table-cell>
          <table:table-cell table:formula="of:=[.L19]/[.K19]*[.K20]" office:value-type="percentage" office:value="0.983103351168685">
            <text:p>98.31%</text:p>
          </table:table-cell>
          <table:table-cell table:formula="of:=[.L20]*[.$T$6]" office:value-type="currency" office:currency="USD" office:value="451058.631653055">
            <text:p>$451,058.63</text:p>
          </table:table-cell>
          <table:table-cell table:formula="of:=[.D20]+[.G20]+[.J20]+[.M20]" office:value-type="currency" office:currency="USD" office:value="990333.192094324">
            <text:p>$990,333.19</text:p>
          </table:table-cell>
          <table:table-cell table:formula="of:=[.N20]/[.$N$2]" office:value-type="percentage" office:value="0.990333192094324">
            <text:p>99.03%</text:p>
          </table:table-cell>
          <table:table-cell table:formula="of:=[.N20]/[.N19]-1" office:value-type="percentage" office:value="-0.0137196158783166">
            <text:p>-1.37%</text:p>
          </table:table-cell>
          <table:table-cell table:number-columns-repeated="1007"/>
        </table:table-row>
        <table:table-row table:style-name="ro2">
          <table:table-cell office:value-type="date" office:date-value="2011-01-31">
            <text:p>01/31/11</text:p>
          </table:table-cell>
          <table:table-cell office:value-type="float" office:value="41.91">
            <text:p>41.91</text:p>
          </table:table-cell>
          <table:table-cell table:formula="of:=[.C20]/[.B20]*[.B21]" office:value-type="percentage" office:value="1.0304893041554">
            <text:p>103.05%</text:p>
          </table:table-cell>
          <table:table-cell table:formula="of:=[.C21]*[.$T$3]" office:value-type="currency" office:currency="USD" office:value="148718.155397099">
            <text:p>$148,718.16</text:p>
          </table:table-cell>
          <table:table-cell office:value-type="float" office:value="28.17">
            <text:p>28.17</text:p>
          </table:table-cell>
          <table:table-cell table:formula="of:=[.F20]/[.E20]*[.E21]" office:value-type="percentage" office:value="1.05269058295964">
            <text:p>105.27%</text:p>
          </table:table-cell>
          <table:table-cell table:formula="of:=[.F21]*[.$T$4]" office:value-type="currency" office:currency="USD" office:value="152248.217825112">
            <text:p>$152,248.22</text:p>
          </table:table-cell>
          <table:table-cell office:value-type="float" office:value="69.91">
            <text:p>69.91</text:p>
          </table:table-cell>
          <table:table-cell table:formula="of:=[.I20]/[.H20]*[.H21]" office:value-type="percentage" office:value="0.961755399642317">
            <text:p>96.18%</text:p>
          </table:table-cell>
          <table:table-cell table:formula="of:=[.I21]*[.$T$5]" office:value-type="currency" office:currency="USD" office:value="242596.355798597">
            <text:p>$242,596.36</text:p>
          </table:table-cell>
          <table:table-cell office:value-type="float" office:value="34.77">
            <text:p>34.77</text:p>
          </table:table-cell>
          <table:table-cell table:formula="of:=[.L20]/[.K20]*[.K21]" office:value-type="percentage" office:value="0.979160799774711">
            <text:p>97.92%</text:p>
          </table:table-cell>
          <table:table-cell table:formula="of:=[.L21]*[.$T$6]" office:value-type="currency" office:currency="USD" office:value="449249.745705435">
            <text:p>$449,249.75</text:p>
          </table:table-cell>
          <table:table-cell table:formula="of:=[.D21]+[.G21]+[.J21]+[.M21]" office:value-type="currency" office:currency="USD" office:value="992812.474726243">
            <text:p>$992,812.47</text:p>
          </table:table-cell>
          <table:table-cell table:formula="of:=[.N21]/[.$N$2]" office:value-type="percentage" office:value="0.992812474726243">
            <text:p>99.28%</text:p>
          </table:table-cell>
          <table:table-cell table:formula="of:=[.N21]/[.N20]-1" office:value-type="percentage" office:value="0.00250348332431005">
            <text:p>0.25%</text:p>
          </table:table-cell>
          <table:table-cell table:number-columns-repeated="1007"/>
        </table:table-row>
        <table:table-row table:style-name="ro2">
          <table:table-cell office:value-type="date" office:date-value="2011-02-01">
            <text:p>02/01/11</text:p>
          </table:table-cell>
          <table:table-cell office:value-type="float" office:value="42.83">
            <text:p>42.83</text:p>
          </table:table-cell>
          <table:table-cell table:formula="of:=[.C21]/[.B21]*[.B22]" office:value-type="percentage" office:value="1.05311040078682">
            <text:p>105.31%</text:p>
          </table:table-cell>
          <table:table-cell table:formula="of:=[.C22]*[.$T$3]" office:value-type="currency" office:currency="USD" office:value="151982.786820752">
            <text:p>$151,982.79</text:p>
          </table:table-cell>
          <table:table-cell office:value-type="float" office:value="28.33">
            <text:p>28.33</text:p>
          </table:table-cell>
          <table:table-cell table:formula="of:=[.F21]/[.E21]*[.E22]" office:value-type="percentage" office:value="1.05866965620329">
            <text:p>105.87%</text:p>
          </table:table-cell>
          <table:table-cell table:formula="of:=[.F22]*[.$T$4]" office:value-type="currency" office:currency="USD" office:value="153112.957436472">
            <text:p>$153,112.96</text:p>
          </table:table-cell>
          <table:table-cell office:value-type="float" office:value="69.72">
            <text:p>69.72</text:p>
          </table:table-cell>
          <table:table-cell table:formula="of:=[.I21]/[.H21]*[.H22]" office:value-type="percentage" office:value="0.959141560049525">
            <text:p>95.91%</text:p>
          </table:table-cell>
          <table:table-cell table:formula="of:=[.I22]*[.$T$5]" office:value-type="currency" office:currency="USD" office:value="241937.03227404">
            <text:p>$241,937.03</text:p>
          </table:table-cell>
          <table:table-cell office:value-type="float" office:value="35.07">
            <text:p>35.07</text:p>
          </table:table-cell>
          <table:table-cell table:formula="of:=[.L21]/[.K21]*[.K22]" office:value-type="percentage" office:value="0.987609124190369">
            <text:p>98.76%</text:p>
          </table:table-cell>
          <table:table-cell table:formula="of:=[.L22]*[.$T$6]" office:value-type="currency" office:currency="USD" office:value="453125.929878907">
            <text:p>$453,125.93</text:p>
          </table:table-cell>
          <table:table-cell table:formula="of:=[.D22]+[.G22]+[.J22]+[.M22]" office:value-type="currency" office:currency="USD" office:value="1000158.70641017">
            <text:p>$1,000,158.71</text:p>
          </table:table-cell>
          <table:table-cell table:formula="of:=[.N22]/[.$N$2]" office:value-type="percentage" office:value="1.00015870641017">
            <text:p>100.02%</text:p>
          </table:table-cell>
          <table:table-cell table:formula="of:=[.N22]/[.N21]-1" office:value-type="percentage" office:value="0.00739941516745701">
            <text:p>0.74%</text:p>
          </table:table-cell>
          <table:table-cell table:number-columns-repeated="1007"/>
        </table:table-row>
        <table:table-row table:style-name="ro2">
          <table:table-cell office:value-type="date" office:date-value="2011-02-02">
            <text:p>02/02/11</text:p>
          </table:table-cell>
          <table:table-cell office:value-type="float" office:value="42.65">
            <text:p>42.65</text:p>
          </table:table-cell>
          <table:table-cell table:formula="of:=[.C22]/[.B22]*[.B23]" office:value-type="percentage" office:value="1.04868453405459">
            <text:p>104.87%</text:p>
          </table:table-cell>
          <table:table-cell table:formula="of:=[.C23]*[.$T$3]" office:value-type="currency" office:currency="USD" office:value="151344.05458569">
            <text:p>$151,344.05</text:p>
          </table:table-cell>
          <table:table-cell office:value-type="float" office:value="28.15">
            <text:p>28.15</text:p>
          </table:table-cell>
          <table:table-cell table:formula="of:=[.F22]/[.E22]*[.E23]" office:value-type="percentage" office:value="1.05194319880419">
            <text:p>105.19%</text:p>
          </table:table-cell>
          <table:table-cell table:formula="of:=[.F23]*[.$T$4]" office:value-type="currency" office:currency="USD" office:value="152140.125373692">
            <text:p>$152,140.13</text:p>
          </table:table-cell>
          <table:table-cell office:value-type="float" office:value="69.88">
            <text:p>69.88</text:p>
          </table:table-cell>
          <table:table-cell table:formula="of:=[.I22]/[.H22]*[.H23]" office:value-type="percentage" office:value="0.961342688127665">
            <text:p>96.13%</text:p>
          </table:table-cell>
          <table:table-cell table:formula="of:=[.I23]*[.$T$5]" office:value-type="currency" office:currency="USD" office:value="242492.252084193">
            <text:p>$242,492.25</text:p>
          </table:table-cell>
          <table:table-cell office:value-type="float" office:value="34.77">
            <text:p>34.77</text:p>
          </table:table-cell>
          <table:table-cell table:formula="of:=[.L22]/[.K22]*[.K23]" office:value-type="percentage" office:value="0.979160799774711">
            <text:p>97.92%</text:p>
          </table:table-cell>
          <table:table-cell table:formula="of:=[.L23]*[.$T$6]" office:value-type="currency" office:currency="USD" office:value="449249.745705435">
            <text:p>$449,249.75</text:p>
          </table:table-cell>
          <table:table-cell table:formula="of:=[.D23]+[.G23]+[.J23]+[.M23]" office:value-type="currency" office:currency="USD" office:value="995226.17774901">
            <text:p>$995,226.18</text:p>
          </table:table-cell>
          <table:table-cell table:formula="of:=[.N23]/[.$N$2]" office:value-type="percentage" office:value="0.99522617774901">
            <text:p>99.52%</text:p>
          </table:table-cell>
          <table:table-cell table:formula="of:=[.N23]/[.N22]-1" office:value-type="percentage" office:value="-0.00493174596146495">
            <text:p>-0.49%</text:p>
          </table:table-cell>
          <table:table-cell table:number-columns-repeated="1007"/>
        </table:table-row>
        <table:table-row table:style-name="ro2">
          <table:table-cell office:value-type="date" office:date-value="2011-02-03">
            <text:p>02/03/11</text:p>
          </table:table-cell>
          <table:table-cell office:value-type="float" office:value="41.85">
            <text:p>41.85</text:p>
          </table:table-cell>
          <table:table-cell table:formula="of:=[.C23]/[.B23]*[.B24]" office:value-type="percentage" office:value="1.02901401524465">
            <text:p>102.90%</text:p>
          </table:table-cell>
          <table:table-cell table:formula="of:=[.C24]*[.$T$3]" office:value-type="currency" office:currency="USD" office:value="148505.244652078">
            <text:p>$148,505.24</text:p>
          </table:table-cell>
          <table:table-cell office:value-type="float" office:value="28.31">
            <text:p>28.31</text:p>
          </table:table-cell>
          <table:table-cell table:formula="of:=[.F23]/[.E23]*[.E24]" office:value-type="percentage" office:value="1.05792227204783">
            <text:p>105.79%</text:p>
          </table:table-cell>
          <table:table-cell table:formula="of:=[.F24]*[.$T$4]" office:value-type="currency" office:currency="USD" office:value="153004.864985052">
            <text:p>$153,004.86</text:p>
          </table:table-cell>
          <table:table-cell office:value-type="float" office:value="70.06">
            <text:p>70.06</text:p>
          </table:table-cell>
          <table:table-cell table:formula="of:=[.I23]/[.H23]*[.H24]" office:value-type="percentage" office:value="0.963818957215573">
            <text:p>96.38%</text:p>
          </table:table-cell>
          <table:table-cell table:formula="of:=[.I24]*[.$T$5]" office:value-type="currency" office:currency="USD" office:value="243116.874370615">
            <text:p>$243,116.87</text:p>
          </table:table-cell>
          <table:table-cell office:value-type="float" office:value="35.17">
            <text:p>35.17</text:p>
          </table:table-cell>
          <table:table-cell table:formula="of:=[.L23]/[.K23]*[.K24]" office:value-type="percentage" office:value="0.990425232328922">
            <text:p>99.04%</text:p>
          </table:table-cell>
          <table:table-cell table:formula="of:=[.L24]*[.$T$6]" office:value-type="currency" office:currency="USD" office:value="454417.991270065">
            <text:p>$454,417.99</text:p>
          </table:table-cell>
          <table:table-cell table:formula="of:=[.D24]+[.G24]+[.J24]+[.M24]" office:value-type="currency" office:currency="USD" office:value="999044.97527781">
            <text:p>$999,044.98</text:p>
          </table:table-cell>
          <table:table-cell table:formula="of:=[.N24]/[.$N$2]" office:value-type="percentage" office:value="0.99904497527781">
            <text:p>99.90%</text:p>
          </table:table-cell>
          <table:table-cell table:formula="of:=[.N24]/[.N23]-1" office:value-type="percentage" office:value="0.0038371152348875">
            <text:p>0.38%</text:p>
          </table:table-cell>
          <table:table-cell table:number-columns-repeated="1007"/>
        </table:table-row>
        <table:table-row table:style-name="ro2">
          <table:table-cell office:value-type="date" office:date-value="2011-02-04">
            <text:p>02/04/11</text:p>
          </table:table-cell>
          <table:table-cell office:value-type="float" office:value="42.49">
            <text:p>42.49</text:p>
          </table:table-cell>
          <table:table-cell table:formula="of:=[.C24]/[.B24]*[.B25]" office:value-type="percentage" office:value="1.0447504302926">
            <text:p>104.48%</text:p>
          </table:table-cell>
          <table:table-cell table:formula="of:=[.C25]*[.$T$3]" office:value-type="currency" office:currency="USD" office:value="150776.292598967">
            <text:p>$150,776.29</text:p>
          </table:table-cell>
          <table:table-cell office:value-type="float" office:value="28.23">
            <text:p>28.23</text:p>
          </table:table-cell>
          <table:table-cell table:formula="of:=[.F24]/[.E24]*[.E25]" office:value-type="percentage" office:value="1.05493273542601">
            <text:p>105.49%</text:p>
          </table:table-cell>
          <table:table-cell table:formula="of:=[.F25]*[.$T$4]" office:value-type="currency" office:currency="USD" office:value="152572.495179372">
            <text:p>$152,572.50</text:p>
          </table:table-cell>
          <table:table-cell office:value-type="float" office:value="70.27">
            <text:p>70.27</text:p>
          </table:table-cell>
          <table:table-cell table:formula="of:=[.I24]/[.H24]*[.H25]" office:value-type="percentage" office:value="0.966707937818132">
            <text:p>96.67%</text:p>
          </table:table-cell>
          <table:table-cell table:formula="of:=[.I25]*[.$T$5]" office:value-type="currency" office:currency="USD" office:value="243845.60037144">
            <text:p>$243,845.60</text:p>
          </table:table-cell>
          <table:table-cell office:value-type="float" office:value="34.94">
            <text:p>34.94</text:p>
          </table:table-cell>
          <table:table-cell table:formula="of:=[.L24]/[.K24]*[.K25]" office:value-type="percentage" office:value="0.983948183610251">
            <text:p>98.39%</text:p>
          </table:table-cell>
          <table:table-cell table:formula="of:=[.L25]*[.$T$6]" office:value-type="currency" office:currency="USD" office:value="451446.250070403">
            <text:p>$451,446.25</text:p>
          </table:table-cell>
          <table:table-cell table:formula="of:=[.D25]+[.G25]+[.J25]+[.M25]" office:value-type="currency" office:currency="USD" office:value="998640.638220182">
            <text:p>$998,640.64</text:p>
          </table:table-cell>
          <table:table-cell table:formula="of:=[.N25]/[.$N$2]" office:value-type="percentage" office:value="0.998640638220182">
            <text:p>99.86%</text:p>
          </table:table-cell>
          <table:table-cell table:formula="of:=[.N25]/[.N24]-1" office:value-type="percentage" office:value="-0.000404723578650512">
            <text:p>-0.04%</text:p>
          </table:table-cell>
          <table:table-cell table:number-columns-repeated="1007"/>
        </table:table-row>
        <table:table-row table:style-name="ro2">
          <table:table-cell office:value-type="date" office:date-value="2011-02-07">
            <text:p>02/07/11</text:p>
          </table:table-cell>
          <table:table-cell office:value-type="float" office:value="42.15">
            <text:p>42.15</text:p>
          </table:table-cell>
          <table:table-cell table:formula="of:=[.C25]/[.B25]*[.B26]" office:value-type="percentage" office:value="1.03639045979838">
            <text:p>103.64%</text:p>
          </table:table-cell>
          <table:table-cell table:formula="of:=[.C26]*[.$T$3]" office:value-type="currency" office:currency="USD" office:value="149569.798377182">
            <text:p>$149,569.80</text:p>
          </table:table-cell>
          <table:table-cell office:value-type="float" office:value="28.47">
            <text:p>28.47</text:p>
          </table:table-cell>
          <table:table-cell table:formula="of:=[.F25]/[.E25]*[.E26]" office:value-type="percentage" office:value="1.06390134529148">
            <text:p>106.39%</text:p>
          </table:table-cell>
          <table:table-cell table:formula="of:=[.F26]*[.$T$4]" office:value-type="currency" office:currency="USD" office:value="153869.604596413">
            <text:p>$153,869.60</text:p>
          </table:table-cell>
          <table:table-cell office:value-type="float" office:value="69.7">
            <text:p>69.70</text:p>
          </table:table-cell>
          <table:table-cell table:formula="of:=[.I25]/[.H25]*[.H26]" office:value-type="percentage" office:value="0.958866419039758">
            <text:p>95.89%</text:p>
          </table:table-cell>
          <table:table-cell table:formula="of:=[.I26]*[.$T$5]" office:value-type="currency" office:currency="USD" office:value="241867.629797771">
            <text:p>$241,867.63</text:p>
          </table:table-cell>
          <table:table-cell office:value-type="float" office:value="35.06">
            <text:p>35.06</text:p>
          </table:table-cell>
          <table:table-cell table:formula="of:=[.L25]/[.K25]*[.K26]" office:value-type="percentage" office:value="0.987327513376514">
            <text:p>98.73%</text:p>
          </table:table-cell>
          <table:table-cell table:formula="of:=[.L26]*[.$T$6]" office:value-type="currency" office:currency="USD" office:value="452996.723739792">
            <text:p>$452,996.72</text:p>
          </table:table-cell>
          <table:table-cell table:formula="of:=[.D26]+[.G26]+[.J26]+[.M26]" office:value-type="currency" office:currency="USD" office:value="998303.756511158">
            <text:p>$998,303.76</text:p>
          </table:table-cell>
          <table:table-cell table:formula="of:=[.N26]/[.$N$2]" office:value-type="percentage" office:value="0.998303756511158">
            <text:p>99.83%</text:p>
          </table:table-cell>
          <table:table-cell table:formula="of:=[.N26]/[.N25]-1" office:value-type="percentage" office:value="-0.000337340276503451">
            <text:p>-0.03%</text:p>
          </table:table-cell>
          <table:table-cell table:number-columns-repeated="1007"/>
        </table:table-row>
        <table:table-row table:style-name="ro2">
          <table:table-cell office:value-type="date" office:date-value="2011-02-08">
            <text:p>02/08/11</text:p>
          </table:table-cell>
          <table:table-cell office:value-type="float" office:value="43.2">
            <text:p>43.20</text:p>
          </table:table-cell>
          <table:table-cell table:formula="of:=[.C26]/[.B26]*[.B27]" office:value-type="percentage" office:value="1.06220801573641">
            <text:p>106.22%</text:p>
          </table:table-cell>
          <table:table-cell table:formula="of:=[.C27]*[.$T$3]" office:value-type="currency" office:currency="USD" office:value="153295.736415048">
            <text:p>$153,295.74</text:p>
          </table:table-cell>
          <table:table-cell office:value-type="float" office:value="28.47">
            <text:p>28.47</text:p>
          </table:table-cell>
          <table:table-cell table:formula="of:=[.F26]/[.E26]*[.E27]" office:value-type="percentage" office:value="1.06390134529148">
            <text:p>106.39%</text:p>
          </table:table-cell>
          <table:table-cell table:formula="of:=[.F27]*[.$T$4]" office:value-type="currency" office:currency="USD" office:value="153869.604596413">
            <text:p>$153,869.60</text:p>
          </table:table-cell>
          <table:table-cell office:value-type="float" office:value="71.51">
            <text:p>71.51</text:p>
          </table:table-cell>
          <table:table-cell table:formula="of:=[.I26]/[.H26]*[.H27]" office:value-type="percentage" office:value="0.983766680423717">
            <text:p>98.38%</text:p>
          </table:table-cell>
          <table:table-cell table:formula="of:=[.I27]*[.$T$5]" office:value-type="currency" office:currency="USD" office:value="248148.553900124">
            <text:p>$248,148.55</text:p>
          </table:table-cell>
          <table:table-cell office:value-type="float" office:value="34.95">
            <text:p>34.95</text:p>
          </table:table-cell>
          <table:table-cell table:formula="of:=[.L26]/[.K26]*[.K27]" office:value-type="percentage" office:value="0.984229794424106">
            <text:p>98.42%</text:p>
          </table:table-cell>
          <table:table-cell table:formula="of:=[.L27]*[.$T$6]" office:value-type="currency" office:currency="USD" office:value="451575.456209519">
            <text:p>$451,575.46</text:p>
          </table:table-cell>
          <table:table-cell table:formula="of:=[.D27]+[.G27]+[.J27]+[.M27]" office:value-type="currency" office:currency="USD" office:value="1006889.3511211">
            <text:p>$1,006,889.35</text:p>
          </table:table-cell>
          <table:table-cell table:formula="of:=[.N27]/[.$N$2]" office:value-type="percentage" office:value="1.0068893511211">
            <text:p>100.69%</text:p>
          </table:table-cell>
          <table:table-cell table:formula="of:=[.N27]/[.N26]-1" office:value-type="percentage" office:value="0.00860018261370654">
            <text:p>0.86%</text:p>
          </table:table-cell>
          <table:table-cell table:number-columns-repeated="1007"/>
        </table:table-row>
        <table:table-row table:style-name="ro2">
          <table:table-cell office:value-type="date" office:date-value="2011-02-09">
            <text:p>02/09/11</text:p>
          </table:table-cell>
          <table:table-cell office:value-type="float" office:value="43.06">
            <text:p>43.06</text:p>
          </table:table-cell>
          <table:table-cell table:formula="of:=[.C27]/[.B27]*[.B28]" office:value-type="percentage" office:value="1.05876567494468">
            <text:p>105.88%</text:p>
          </table:table-cell>
          <table:table-cell table:formula="of:=[.C28]*[.$T$3]" office:value-type="currency" office:currency="USD" office:value="152798.944676666">
            <text:p>$152,798.94</text:p>
          </table:table-cell>
          <table:table-cell office:value-type="float" office:value="28.31">
            <text:p>28.31</text:p>
          </table:table-cell>
          <table:table-cell table:formula="of:=[.F27]/[.E27]*[.E28]" office:value-type="percentage" office:value="1.05792227204783">
            <text:p>105.79%</text:p>
          </table:table-cell>
          <table:table-cell table:formula="of:=[.F28]*[.$T$4]" office:value-type="currency" office:currency="USD" office:value="153004.864985052">
            <text:p>$153,004.86</text:p>
          </table:table-cell>
          <table:table-cell office:value-type="float" office:value="72.05">
            <text:p>72.05</text:p>
          </table:table-cell>
          <table:table-cell table:formula="of:=[.I27]/[.H27]*[.H28]" office:value-type="percentage" office:value="0.99119548768744">
            <text:p>99.12%</text:p>
          </table:table-cell>
          <table:table-cell table:formula="of:=[.I28]*[.$T$5]" office:value-type="currency" office:currency="USD" office:value="250022.420759389">
            <text:p>$250,022.42</text:p>
          </table:table-cell>
          <table:table-cell office:value-type="float" office:value="35.17">
            <text:p>35.17</text:p>
          </table:table-cell>
          <table:table-cell table:formula="of:=[.L27]/[.K27]*[.K28]" office:value-type="percentage" office:value="0.990425232328922">
            <text:p>99.04%</text:p>
          </table:table-cell>
          <table:table-cell table:formula="of:=[.L28]*[.$T$6]" office:value-type="currency" office:currency="USD" office:value="454417.991270065">
            <text:p>$454,417.99</text:p>
          </table:table-cell>
          <table:table-cell table:formula="of:=[.D28]+[.G28]+[.J28]+[.M28]" office:value-type="currency" office:currency="USD" office:value="1010244.22169117">
            <text:p>$1,010,244.22</text:p>
          </table:table-cell>
          <table:table-cell table:formula="of:=[.N28]/[.$N$2]" office:value-type="percentage" office:value="1.01024422169117">
            <text:p>101.02%</text:p>
          </table:table-cell>
          <table:table-cell table:formula="of:=[.N28]/[.N27]-1" office:value-type="percentage" office:value="0.00333191583199688">
            <text:p>0.33%</text:p>
          </table:table-cell>
          <table:table-cell table:number-columns-repeated="1007"/>
        </table:table-row>
        <table:table-row table:style-name="ro2">
          <table:table-cell office:value-type="date" office:date-value="2011-02-10">
            <text:p>02/10/11</text:p>
          </table:table-cell>
          <table:table-cell office:value-type="float" office:value="44.97">
            <text:p>44.97</text:p>
          </table:table-cell>
          <table:table-cell table:formula="of:=[.C28]/[.B28]*[.B29]" office:value-type="percentage" office:value="1.10572903860339">
            <text:p>110.57%</text:p>
          </table:table-cell>
          <table:table-cell table:formula="of:=[.C29]*[.$T$3]" office:value-type="currency" office:currency="USD" office:value="159576.603393164">
            <text:p>$159,576.60</text:p>
          </table:table-cell>
          <table:table-cell office:value-type="float" office:value="28.6">
            <text:p>28.60</text:p>
          </table:table-cell>
          <table:table-cell table:formula="of:=[.F28]/[.E28]*[.E29]" office:value-type="percentage" office:value="1.06875934230194">
            <text:p>106.88%</text:p>
          </table:table-cell>
          <table:table-cell table:formula="of:=[.F29]*[.$T$4]" office:value-type="currency" office:currency="USD" office:value="154572.205530643">
            <text:p>$154,572.21</text:p>
          </table:table-cell>
          <table:table-cell office:value-type="float" office:value="71.89">
            <text:p>71.89</text:p>
          </table:table-cell>
          <table:table-cell table:formula="of:=[.I28]/[.H28]*[.H29]" office:value-type="percentage" office:value="0.9889943596093">
            <text:p>98.90%</text:p>
          </table:table-cell>
          <table:table-cell table:formula="of:=[.I29]*[.$T$5]" office:value-type="currency" office:currency="USD" office:value="249467.200949237">
            <text:p>$249,467.20</text:p>
          </table:table-cell>
          <table:table-cell office:value-type="float" office:value="34.96">
            <text:p>34.96</text:p>
          </table:table-cell>
          <table:table-cell table:formula="of:=[.L28]/[.K28]*[.K29]" office:value-type="percentage" office:value="0.984511405237961">
            <text:p>98.45%</text:p>
          </table:table-cell>
          <table:table-cell table:formula="of:=[.L29]*[.$T$6]" office:value-type="currency" office:currency="USD" office:value="451704.662348634">
            <text:p>$451,704.66</text:p>
          </table:table-cell>
          <table:table-cell table:formula="of:=[.D29]+[.G29]+[.J29]+[.M29]" office:value-type="currency" office:currency="USD" office:value="1015320.67222168">
            <text:p>$1,015,320.67</text:p>
          </table:table-cell>
          <table:table-cell table:formula="of:=[.N29]/[.$N$2]" office:value-type="percentage" office:value="1.01532067222168">
            <text:p>101.53%</text:p>
          </table:table-cell>
          <table:table-cell table:formula="of:=[.N29]/[.N28]-1" office:value-type="percentage" office:value="0.00502497358708731">
            <text:p>0.50%</text:p>
          </table:table-cell>
          <table:table-cell table:number-columns-repeated="1007"/>
        </table:table-row>
        <table:table-row table:style-name="ro2">
          <table:table-cell office:value-type="date" office:date-value="2011-02-11">
            <text:p>02/11/11</text:p>
          </table:table-cell>
          <table:table-cell office:value-type="float" office:value="45.03">
            <text:p>45.03</text:p>
          </table:table-cell>
          <table:table-cell table:formula="of:=[.C29]/[.B29]*[.B30]" office:value-type="percentage" office:value="1.10720432751414">
            <text:p>110.72%</text:p>
          </table:table-cell>
          <table:table-cell table:formula="of:=[.C30]*[.$T$3]" office:value-type="currency" office:currency="USD" office:value="159789.514138185">
            <text:p>$159,789.51</text:p>
          </table:table-cell>
          <table:table-cell office:value-type="float" office:value="28.85">
            <text:p>28.85</text:p>
          </table:table-cell>
          <table:table-cell table:formula="of:=[.F29]/[.E29]*[.E30]" office:value-type="percentage" office:value="1.07810164424514">
            <text:p>107.81%</text:p>
          </table:table-cell>
          <table:table-cell table:formula="of:=[.F30]*[.$T$4]" office:value-type="currency" office:currency="USD" office:value="155923.361173393">
            <text:p>$155,923.36</text:p>
          </table:table-cell>
          <table:table-cell office:value-type="float" office:value="72.25">
            <text:p>72.25</text:p>
          </table:table-cell>
          <table:table-cell table:formula="of:=[.I29]/[.H29]*[.H30]" office:value-type="percentage" office:value="0.993946897785115">
            <text:p>99.39%</text:p>
          </table:table-cell>
          <table:table-cell table:formula="of:=[.I30]*[.$T$5]" office:value-type="currency" office:currency="USD" office:value="250716.44552208">
            <text:p>$250,716.45</text:p>
          </table:table-cell>
          <table:table-cell office:value-type="float" office:value="35.58">
            <text:p>35.58</text:p>
          </table:table-cell>
          <table:table-cell table:formula="of:=[.L29]/[.K29]*[.K30]" office:value-type="percentage" office:value="1.00197127569699">
            <text:p>100.20%</text:p>
          </table:table-cell>
          <table:table-cell table:formula="of:=[.L30]*[.$T$6]" office:value-type="currency" office:currency="USD" office:value="459715.44297381">
            <text:p>$459,715.44</text:p>
          </table:table-cell>
          <table:table-cell table:formula="of:=[.D30]+[.G30]+[.J30]+[.M30]" office:value-type="currency" office:currency="USD" office:value="1026144.76380747">
            <text:p>$1,026,144.76</text:p>
          </table:table-cell>
          <table:table-cell table:formula="of:=[.N30]/[.$N$2]" office:value-type="percentage" office:value="1.02614476380747">
            <text:p>102.61%</text:p>
          </table:table-cell>
          <table:table-cell table:formula="of:=[.N30]/[.N29]-1" office:value-type="percentage" office:value="0.0106607615524128">
            <text:p>1.07%</text:p>
          </table:table-cell>
          <table:table-cell table:number-columns-repeated="1007"/>
        </table:table-row>
        <table:table-row table:style-name="ro2">
          <table:table-cell office:value-type="date" office:date-value="2011-02-14">
            <text:p>02/14/11</text:p>
          </table:table-cell>
          <table:table-cell office:value-type="float" office:value="44.97">
            <text:p>44.97</text:p>
          </table:table-cell>
          <table:table-cell table:formula="of:=[.C30]/[.B30]*[.B31]" office:value-type="percentage" office:value="1.10572903860339">
            <text:p>110.57%</text:p>
          </table:table-cell>
          <table:table-cell table:formula="of:=[.C31]*[.$T$3]" office:value-type="currency" office:currency="USD" office:value="159576.603393164">
            <text:p>$159,576.60</text:p>
          </table:table-cell>
          <table:table-cell office:value-type="float" office:value="28.99">
            <text:p>28.99</text:p>
          </table:table-cell>
          <table:table-cell table:formula="of:=[.F30]/[.E30]*[.E31]" office:value-type="percentage" office:value="1.08333333333333">
            <text:p>108.33%</text:p>
          </table:table-cell>
          <table:table-cell table:formula="of:=[.F31]*[.$T$4]" office:value-type="currency" office:currency="USD" office:value="156680.008333333">
            <text:p>$156,680.01</text:p>
          </table:table-cell>
          <table:table-cell office:value-type="float" office:value="72.34">
            <text:p>72.34</text:p>
          </table:table-cell>
          <table:table-cell table:formula="of:=[.I30]/[.H30]*[.H31]" office:value-type="percentage" office:value="0.995185032329069">
            <text:p>99.52%</text:p>
          </table:table-cell>
          <table:table-cell table:formula="of:=[.I31]*[.$T$5]" office:value-type="currency" office:currency="USD" office:value="251028.756665291">
            <text:p>$251,028.76</text:p>
          </table:table-cell>
          <table:table-cell office:value-type="float" office:value="35.52">
            <text:p>35.52</text:p>
          </table:table-cell>
          <table:table-cell table:formula="of:=[.L30]/[.K30]*[.K31]" office:value-type="percentage" office:value="1.00028161081386">
            <text:p>100.03%</text:p>
          </table:table-cell>
          <table:table-cell table:formula="of:=[.L31]*[.$T$6]" office:value-type="currency" office:currency="USD" office:value="458940.206139116">
            <text:p>$458,940.21</text:p>
          </table:table-cell>
          <table:table-cell table:formula="of:=[.D31]+[.G31]+[.J31]+[.M31]" office:value-type="currency" office:currency="USD" office:value="1026225.5745309">
            <text:p>$1,026,225.57</text:p>
          </table:table-cell>
          <table:table-cell table:formula="of:=[.N31]/[.$N$2]" office:value-type="percentage" office:value="1.0262255745309">
            <text:p>102.62%</text:p>
          </table:table-cell>
          <table:table-cell table:formula="of:=[.N31]/[.N30]-1" office:value-type="percentage" office:value="0.000078751776831254">
            <text:p>0.01%</text:p>
          </table:table-cell>
          <table:table-cell table:number-columns-repeated="1007"/>
        </table:table-row>
        <table:table-row table:style-name="ro2">
          <table:table-cell office:value-type="date" office:date-value="2011-02-15">
            <text:p>02/15/11</text:p>
          </table:table-cell>
          <table:table-cell office:value-type="float" office:value="45.04">
            <text:p>45.04</text:p>
          </table:table-cell>
          <table:table-cell table:formula="of:=[.C31]/[.B31]*[.B32]" office:value-type="percentage" office:value="1.10745020899926">
            <text:p>110.75%</text:p>
          </table:table-cell>
          <table:table-cell table:formula="of:=[.C32]*[.$T$3]" office:value-type="currency" office:currency="USD" office:value="159824.999262356">
            <text:p>$159,825.00</text:p>
          </table:table-cell>
          <table:table-cell office:value-type="float" office:value="29.33">
            <text:p>29.33</text:p>
          </table:table-cell>
          <table:table-cell table:formula="of:=[.F31]/[.E31]*[.E32]" office:value-type="percentage" office:value="1.09603886397608">
            <text:p>109.60%</text:p>
          </table:table-cell>
          <table:table-cell table:formula="of:=[.F32]*[.$T$4]" office:value-type="currency" office:currency="USD" office:value="158517.580007474">
            <text:p>$158,517.58</text:p>
          </table:table-cell>
          <table:table-cell office:value-type="float" office:value="72.26">
            <text:p>72.26</text:p>
          </table:table-cell>
          <table:table-cell table:formula="of:=[.I31]/[.H31]*[.H32]" office:value-type="percentage" office:value="0.994084468289999">
            <text:p>99.41%</text:p>
          </table:table-cell>
          <table:table-cell table:formula="of:=[.I32]*[.$T$5]" office:value-type="currency" office:currency="USD" office:value="250751.146760215">
            <text:p>$250,751.15</text:p>
          </table:table-cell>
          <table:table-cell office:value-type="float" office:value="35.68">
            <text:p>35.68</text:p>
          </table:table-cell>
          <table:table-cell table:formula="of:=[.L31]/[.K31]*[.K32]" office:value-type="percentage" office:value="1.00478738383554">
            <text:p>100.48%</text:p>
          </table:table-cell>
          <table:table-cell table:formula="of:=[.L32]*[.$T$6]" office:value-type="currency" office:currency="USD" office:value="461007.504364968">
            <text:p>$461,007.50</text:p>
          </table:table-cell>
          <table:table-cell table:formula="of:=[.D32]+[.G32]+[.J32]+[.M32]" office:value-type="currency" office:currency="USD" office:value="1030101.23039501">
            <text:p>$1,030,101.23</text:p>
          </table:table-cell>
          <table:table-cell table:formula="of:=[.N32]/[.$N$2]" office:value-type="percentage" office:value="1.03010123039501">
            <text:p>103.01%</text:p>
          </table:table-cell>
          <table:table-cell table:formula="of:=[.N32]/[.N31]-1" office:value-type="percentage" office:value="0.00377661204348612">
            <text:p>0.38%</text:p>
          </table:table-cell>
          <table:table-cell table:number-columns-repeated="1007"/>
        </table:table-row>
        <table:table-row table:style-name="ro2">
          <table:table-cell office:value-type="date" office:date-value="2011-02-16">
            <text:p>02/16/11</text:p>
          </table:table-cell>
          <table:table-cell office:value-type="float" office:value="46.21">
            <text:p>46.21</text:p>
          </table:table-cell>
          <table:table-cell table:formula="of:=[.C32]/[.B32]*[.B33]" office:value-type="percentage" office:value="1.13621834275879">
            <text:p>113.62%</text:p>
          </table:table-cell>
          <table:table-cell table:formula="of:=[.C33]*[.$T$3]" office:value-type="currency" office:currency="USD" office:value="163976.758790263">
            <text:p>$163,976.76</text:p>
          </table:table-cell>
          <table:table-cell office:value-type="float" office:value="29.66">
            <text:p>29.66</text:p>
          </table:table-cell>
          <table:table-cell table:formula="of:=[.F32]/[.E32]*[.E33]" office:value-type="percentage" office:value="1.10837070254111">
            <text:p>110.84%</text:p>
          </table:table-cell>
          <table:table-cell table:formula="of:=[.F33]*[.$T$4]" office:value-type="currency" office:currency="USD" office:value="160301.105455904">
            <text:p>$160,301.11</text:p>
          </table:table-cell>
          <table:table-cell office:value-type="float" office:value="72.14">
            <text:p>72.14</text:p>
          </table:table-cell>
          <table:table-cell table:formula="of:=[.I32]/[.H32]*[.H33]" office:value-type="percentage" office:value="0.992433622231394">
            <text:p>99.24%</text:p>
          </table:table-cell>
          <table:table-cell table:formula="of:=[.I33]*[.$T$5]" office:value-type="currency" office:currency="USD" office:value="250334.7319026">
            <text:p>$250,334.73</text:p>
          </table:table-cell>
          <table:table-cell office:value-type="float" office:value="35.44">
            <text:p>35.44</text:p>
          </table:table-cell>
          <table:table-cell table:formula="of:=[.L32]/[.K32]*[.K33]" office:value-type="percentage" office:value="0.998028724303013">
            <text:p>99.80%</text:p>
          </table:table-cell>
          <table:table-cell table:formula="of:=[.L33]*[.$T$6]" office:value-type="currency" office:currency="USD" office:value="457906.55702619">
            <text:p>$457,906.56</text:p>
          </table:table-cell>
          <table:table-cell table:formula="of:=[.D33]+[.G33]+[.J33]+[.M33]" office:value-type="currency" office:currency="USD" office:value="1032519.15317496">
            <text:p>$1,032,519.15</text:p>
          </table:table-cell>
          <table:table-cell table:formula="of:=[.N33]/[.$N$2]" office:value-type="percentage" office:value="1.03251915317496">
            <text:p>103.25%</text:p>
          </table:table-cell>
          <table:table-cell table:formula="of:=[.N33]/[.N32]-1" office:value-type="percentage" office:value="0.00234726715064548">
            <text:p>0.23%</text:p>
          </table:table-cell>
          <table:table-cell table:number-columns-repeated="1007"/>
        </table:table-row>
        <table:table-row table:style-name="ro2">
          <table:table-cell office:value-type="date" office:date-value="2011-02-17">
            <text:p>02/17/11</text:p>
          </table:table-cell>
          <table:table-cell office:value-type="float" office:value="46.69">
            <text:p>46.69</text:p>
          </table:table-cell>
          <table:table-cell table:formula="of:=[.C33]/[.B33]*[.B34]" office:value-type="percentage" office:value="1.14802065404475">
            <text:p>114.80%</text:p>
          </table:table-cell>
          <table:table-cell table:formula="of:=[.C34]*[.$T$3]" office:value-type="currency" office:currency="USD" office:value="165680.04475043">
            <text:p>$165,680.04</text:p>
          </table:table-cell>
          <table:table-cell office:value-type="float" office:value="30.17">
            <text:p>30.17</text:p>
          </table:table-cell>
          <table:table-cell table:formula="of:=[.F33]/[.E33]*[.E34]" office:value-type="percentage" office:value="1.12742899850523">
            <text:p>112.74%</text:p>
          </table:table-cell>
          <table:table-cell table:formula="of:=[.F34]*[.$T$4]" office:value-type="currency" office:currency="USD" office:value="163057.462967115">
            <text:p>$163,057.46</text:p>
          </table:table-cell>
          <table:table-cell office:value-type="float" office:value="72.1">
            <text:p>72.10</text:p>
          </table:table-cell>
          <table:table-cell table:formula="of:=[.I33]/[.H33]*[.H34]" office:value-type="percentage" office:value="0.991883340211859">
            <text:p>99.19%</text:p>
          </table:table-cell>
          <table:table-cell table:formula="of:=[.I34]*[.$T$5]" office:value-type="currency" office:currency="USD" office:value="250195.926950062">
            <text:p>$250,195.93</text:p>
          </table:table-cell>
          <table:table-cell office:value-type="float" office:value="35.38">
            <text:p>35.38</text:p>
          </table:table-cell>
          <table:table-cell table:formula="of:=[.L33]/[.K33]*[.K34]" office:value-type="percentage" office:value="0.996339059419882">
            <text:p>99.63%</text:p>
          </table:table-cell>
          <table:table-cell table:formula="of:=[.L34]*[.$T$6]" office:value-type="currency" office:currency="USD" office:value="457131.320191495">
            <text:p>$457,131.32</text:p>
          </table:table-cell>
          <table:table-cell table:formula="of:=[.D34]+[.G34]+[.J34]+[.M34]" office:value-type="currency" office:currency="USD" office:value="1036064.7548591">
            <text:p>$1,036,064.75</text:p>
          </table:table-cell>
          <table:table-cell table:formula="of:=[.N34]/[.$N$2]" office:value-type="percentage" office:value="1.0360647548591">
            <text:p>103.61%</text:p>
          </table:table-cell>
          <table:table-cell table:formula="of:=[.N34]/[.N33]-1" office:value-type="percentage" office:value="0.00343393308806217">
            <text:p>0.34%</text:p>
          </table:table-cell>
          <table:table-cell table:number-columns-repeated="1007"/>
        </table:table-row>
        <table:table-row table:style-name="ro2">
          <table:table-cell office:value-type="date" office:date-value="2011-02-18">
            <text:p>02/18/11</text:p>
          </table:table-cell>
          <table:table-cell office:value-type="float" office:value="47.32">
            <text:p>47.32</text:p>
          </table:table-cell>
          <table:table-cell table:formula="of:=[.C34]/[.B34]*[.B35]" office:value-type="percentage" office:value="1.16351118760757">
            <text:p>116.35%</text:p>
          </table:table-cell>
          <table:table-cell table:formula="of:=[.C35]*[.$T$3]" office:value-type="currency" office:currency="USD" office:value="167915.60757315">
            <text:p>$167,915.61</text:p>
          </table:table-cell>
          <table:table-cell office:value-type="float" office:value="30.92">
            <text:p>30.92</text:p>
          </table:table-cell>
          <table:table-cell table:formula="of:=[.F34]/[.E34]*[.E35]" office:value-type="percentage" office:value="1.15545590433483">
            <text:p>115.55%</text:p>
          </table:table-cell>
          <table:table-cell table:formula="of:=[.F35]*[.$T$4]" office:value-type="currency" office:currency="USD" office:value="167110.929895366">
            <text:p>$167,110.93</text:p>
          </table:table-cell>
          <table:table-cell office:value-type="float" office:value="72.24">
            <text:p>72.24</text:p>
          </table:table-cell>
          <table:table-cell table:formula="of:=[.I34]/[.H34]*[.H35]" office:value-type="percentage" office:value="0.993809327280231">
            <text:p>99.38%</text:p>
          </table:table-cell>
          <table:table-cell table:formula="of:=[.I35]*[.$T$5]" office:value-type="currency" office:currency="USD" office:value="250681.744283946">
            <text:p>$250,681.74</text:p>
          </table:table-cell>
          <table:table-cell office:value-type="float" office:value="35.43">
            <text:p>35.43</text:p>
          </table:table-cell>
          <table:table-cell table:formula="of:=[.L34]/[.K34]*[.K35]" office:value-type="percentage" office:value="0.997747113489158">
            <text:p>99.77%</text:p>
          </table:table-cell>
          <table:table-cell table:formula="of:=[.L35]*[.$T$6]" office:value-type="currency" office:currency="USD" office:value="457777.350887074">
            <text:p>$457,777.35</text:p>
          </table:table-cell>
          <table:table-cell table:formula="of:=[.D35]+[.G35]+[.J35]+[.M35]" office:value-type="currency" office:currency="USD" office:value="1043485.63263954">
            <text:p>$1,043,485.63</text:p>
          </table:table-cell>
          <table:table-cell table:formula="of:=[.N35]/[.$N$2]" office:value-type="percentage" office:value="1.04348563263954">
            <text:p>104.35%</text:p>
          </table:table-cell>
          <table:table-cell table:formula="of:=[.N35]/[.N34]-1" office:value-type="percentage" office:value="0.00716256174686891">
            <text:p>0.72%</text:p>
          </table:table-cell>
          <table:table-cell table:number-columns-repeated="1007"/>
        </table:table-row>
        <table:table-row table:style-name="ro2">
          <table:table-cell office:value-type="date" office:date-value="2011-02-22">
            <text:p>02/22/11</text:p>
          </table:table-cell>
          <table:table-cell office:value-type="float" office:value="46.72">
            <text:p>46.72</text:p>
          </table:table-cell>
          <table:table-cell table:formula="of:=[.C35]/[.B35]*[.B36]" office:value-type="percentage" office:value="1.14875829850012">
            <text:p>114.88%</text:p>
          </table:table-cell>
          <table:table-cell table:formula="of:=[.C36]*[.$T$3]" office:value-type="currency" office:currency="USD" office:value="165786.500122941">
            <text:p>$165,786.50</text:p>
          </table:table-cell>
          <table:table-cell office:value-type="float" office:value="30.29">
            <text:p>30.29</text:p>
          </table:table-cell>
          <table:table-cell table:formula="of:=[.F35]/[.E35]*[.E36]" office:value-type="percentage" office:value="1.13191330343797">
            <text:p>113.19%</text:p>
          </table:table-cell>
          <table:table-cell table:formula="of:=[.F36]*[.$T$4]" office:value-type="currency" office:currency="USD" office:value="163706.017675635">
            <text:p>$163,706.02</text:p>
          </table:table-cell>
          <table:table-cell office:value-type="float" office:value="71.83">
            <text:p>71.83</text:p>
          </table:table-cell>
          <table:table-cell table:formula="of:=[.I35]/[.H35]*[.H36]" office:value-type="percentage" office:value="0.988168936579997">
            <text:p>98.82%</text:p>
          </table:table-cell>
          <table:table-cell table:formula="of:=[.I36]*[.$T$5]" office:value-type="currency" office:currency="USD" office:value="249258.993520429">
            <text:p>$249,258.99</text:p>
          </table:table-cell>
          <table:table-cell office:value-type="float" office:value="35.45">
            <text:p>35.45</text:p>
          </table:table-cell>
          <table:table-cell table:formula="of:=[.L35]/[.K35]*[.K36]" office:value-type="percentage" office:value="0.998310335116869">
            <text:p>99.83%</text:p>
          </table:table-cell>
          <table:table-cell table:formula="of:=[.L36]*[.$T$6]" office:value-type="currency" office:currency="USD" office:value="458035.763165306">
            <text:p>$458,035.76</text:p>
          </table:table-cell>
          <table:table-cell table:formula="of:=[.D36]+[.G36]+[.J36]+[.M36]" office:value-type="currency" office:currency="USD" office:value="1036787.27448431">
            <text:p>$1,036,787.27</text:p>
          </table:table-cell>
          <table:table-cell table:formula="of:=[.N36]/[.$N$2]" office:value-type="percentage" office:value="1.03678727448431">
            <text:p>103.68%</text:p>
          </table:table-cell>
          <table:table-cell table:formula="of:=[.N36]/[.N35]-1" office:value-type="percentage" office:value="-0.00641921454949124">
            <text:p>-0.64%</text:p>
          </table:table-cell>
          <table:table-cell table:number-columns-repeated="1007"/>
        </table:table-row>
        <table:table-row table:style-name="ro2">
          <table:table-cell office:value-type="date" office:date-value="2011-02-23">
            <text:p>02/23/11</text:p>
          </table:table-cell>
          <table:table-cell office:value-type="float" office:value="46.17">
            <text:p>46.17</text:p>
          </table:table-cell>
          <table:table-cell table:formula="of:=[.C36]/[.B36]*[.B37]" office:value-type="percentage" office:value="1.13523481681829">
            <text:p>113.52%</text:p>
          </table:table-cell>
          <table:table-cell table:formula="of:=[.C37]*[.$T$3]" office:value-type="currency" office:currency="USD" office:value="163834.818293582">
            <text:p>$163,834.82</text:p>
          </table:table-cell>
          <table:table-cell office:value-type="float" office:value="30.31">
            <text:p>30.31</text:p>
          </table:table-cell>
          <table:table-cell table:formula="of:=[.F36]/[.E36]*[.E37]" office:value-type="percentage" office:value="1.13266068759342">
            <text:p>113.27%</text:p>
          </table:table-cell>
          <table:table-cell table:formula="of:=[.F37]*[.$T$4]" office:value-type="currency" office:currency="USD" office:value="163814.110127055">
            <text:p>$163,814.11</text:p>
          </table:table-cell>
          <table:table-cell office:value-type="float" office:value="71.35">
            <text:p>71.35</text:p>
          </table:table-cell>
          <table:table-cell table:formula="of:=[.I36]/[.H36]*[.H37]" office:value-type="percentage" office:value="0.981565552345577">
            <text:p>98.16%</text:p>
          </table:table-cell>
          <table:table-cell table:formula="of:=[.I37]*[.$T$5]" office:value-type="currency" office:currency="USD" office:value="247593.334089971">
            <text:p>$247,593.33</text:p>
          </table:table-cell>
          <table:table-cell office:value-type="float" office:value="35.37">
            <text:p>35.37</text:p>
          </table:table-cell>
          <table:table-cell table:formula="of:=[.L36]/[.K36]*[.K37]" office:value-type="percentage" office:value="0.996057448606027">
            <text:p>99.61%</text:p>
          </table:table-cell>
          <table:table-cell table:formula="of:=[.L37]*[.$T$6]" office:value-type="currency" office:currency="USD" office:value="457002.11405238">
            <text:p>$457,002.11</text:p>
          </table:table-cell>
          <table:table-cell table:formula="of:=[.D37]+[.G37]+[.J37]+[.M37]" office:value-type="currency" office:currency="USD" office:value="1032244.37656299">
            <text:p>$1,032,244.38</text:p>
          </table:table-cell>
          <table:table-cell table:formula="of:=[.N37]/[.$N$2]" office:value-type="percentage" office:value="1.03224437656299">
            <text:p>103.22%</text:p>
          </table:table-cell>
          <table:table-cell table:formula="of:=[.N37]/[.N36]-1" office:value-type="percentage" office:value="-0.00438170686805728">
            <text:p>-0.44%</text:p>
          </table:table-cell>
          <table:table-cell table:number-columns-repeated="1007"/>
        </table:table-row>
        <table:table-row table:style-name="ro2">
          <table:table-cell office:value-type="date" office:date-value="2011-02-24">
            <text:p>02/24/11</text:p>
          </table:table-cell>
          <table:table-cell office:value-type="float" office:value="46.08">
            <text:p>46.08</text:p>
          </table:table-cell>
          <table:table-cell table:formula="of:=[.C37]/[.B37]*[.B38]" office:value-type="percentage" office:value="1.13302188345218">
            <text:p>113.30%</text:p>
          </table:table-cell>
          <table:table-cell table:formula="of:=[.C38]*[.$T$3]" office:value-type="currency" office:currency="USD" office:value="163515.452176051">
            <text:p>$163,515.45</text:p>
          </table:table-cell>
          <table:table-cell office:value-type="float" office:value="30.17">
            <text:p>30.17</text:p>
          </table:table-cell>
          <table:table-cell table:formula="of:=[.F37]/[.E37]*[.E38]" office:value-type="percentage" office:value="1.12742899850523">
            <text:p>112.74%</text:p>
          </table:table-cell>
          <table:table-cell table:formula="of:=[.F38]*[.$T$4]" office:value-type="currency" office:currency="USD" office:value="163057.462967115">
            <text:p>$163,057.46</text:p>
          </table:table-cell>
          <table:table-cell office:value-type="float" office:value="71.37">
            <text:p>71.37</text:p>
          </table:table-cell>
          <table:table-cell table:formula="of:=[.I37]/[.H37]*[.H38]" office:value-type="percentage" office:value="0.981840693355345">
            <text:p>98.18%</text:p>
          </table:table-cell>
          <table:table-cell table:formula="of:=[.I38]*[.$T$5]" office:value-type="currency" office:currency="USD" office:value="247662.73656624">
            <text:p>$247,662.74</text:p>
          </table:table-cell>
          <table:table-cell office:value-type="float" office:value="35.32">
            <text:p>35.32</text:p>
          </table:table-cell>
          <table:table-cell table:formula="of:=[.L37]/[.K37]*[.K38]" office:value-type="percentage" office:value="0.99464939453675">
            <text:p>99.46%</text:p>
          </table:table-cell>
          <table:table-cell table:formula="of:=[.L38]*[.$T$6]" office:value-type="currency" office:currency="USD" office:value="456356.083356801">
            <text:p>$456,356.08</text:p>
          </table:table-cell>
          <table:table-cell table:formula="of:=[.D38]+[.G38]+[.J38]+[.M38]" office:value-type="currency" office:currency="USD" office:value="1030591.73506621">
            <text:p>$1,030,591.74</text:p>
          </table:table-cell>
          <table:table-cell table:formula="of:=[.N38]/[.$N$2]" office:value-type="percentage" office:value="1.03059173506621">
            <text:p>103.06%</text:p>
          </table:table-cell>
          <table:table-cell table:formula="of:=[.N38]/[.N37]-1" office:value-type="percentage" office:value="-0.00160101767982879">
            <text:p>-0.16%</text:p>
          </table:table-cell>
          <table:table-cell table:number-columns-repeated="1007"/>
        </table:table-row>
        <table:table-row table:style-name="ro2">
          <table:table-cell office:value-type="date" office:date-value="2011-02-25">
            <text:p>02/25/11</text:p>
          </table:table-cell>
          <table:table-cell office:value-type="float" office:value="47.46">
            <text:p>47.46</text:p>
          </table:table-cell>
          <table:table-cell table:formula="of:=[.C38]/[.B38]*[.B39]" office:value-type="percentage" office:value="1.16695352839931">
            <text:p>116.70%</text:p>
          </table:table-cell>
          <table:table-cell table:formula="of:=[.C39]*[.$T$3]" office:value-type="currency" office:currency="USD" office:value="168412.399311532">
            <text:p>$168,412.40</text:p>
          </table:table-cell>
          <table:table-cell office:value-type="float" office:value="30.62">
            <text:p>30.62</text:p>
          </table:table-cell>
          <table:table-cell table:formula="of:=[.F38]/[.E38]*[.E39]" office:value-type="percentage" office:value="1.14424514200299">
            <text:p>114.42%</text:p>
          </table:table-cell>
          <table:table-cell table:formula="of:=[.F39]*[.$T$4]" office:value-type="currency" office:currency="USD" office:value="165489.543124066">
            <text:p>$165,489.54</text:p>
          </table:table-cell>
          <table:table-cell office:value-type="float" office:value="71.21">
            <text:p>71.21</text:p>
          </table:table-cell>
          <table:table-cell table:formula="of:=[.I38]/[.H38]*[.H39]" office:value-type="percentage" office:value="0.979639565277205">
            <text:p>97.96%</text:p>
          </table:table-cell>
          <table:table-cell table:formula="of:=[.I39]*[.$T$5]" office:value-type="currency" office:currency="USD" office:value="247107.516756088">
            <text:p>$247,107.52</text:p>
          </table:table-cell>
          <table:table-cell office:value-type="float" office:value="35.61">
            <text:p>35.61</text:p>
          </table:table-cell>
          <table:table-cell table:formula="of:=[.L38]/[.K38]*[.K39]" office:value-type="percentage" office:value="1.00281610813855">
            <text:p>100.28%</text:p>
          </table:table-cell>
          <table:table-cell table:formula="of:=[.L39]*[.$T$6]" office:value-type="currency" office:currency="USD" office:value="460103.061391157">
            <text:p>$460,103.06</text:p>
          </table:table-cell>
          <table:table-cell table:formula="of:=[.D39]+[.G39]+[.J39]+[.M39]" office:value-type="currency" office:currency="USD" office:value="1041112.52058284">
            <text:p>$1,041,112.52</text:p>
          </table:table-cell>
          <table:table-cell table:formula="of:=[.N39]/[.$N$2]" office:value-type="percentage" office:value="1.04111252058284">
            <text:p>104.11%</text:p>
          </table:table-cell>
          <table:table-cell table:formula="of:=[.N39]/[.N38]-1" office:value-type="percentage" office:value="0.0102084900923054">
            <text:p>1.02%</text:p>
          </table:table-cell>
          <table:table-cell table:number-columns-repeated="1007"/>
        </table:table-row>
        <table:table-row table:style-name="ro2">
          <table:table-cell office:value-type="date" office:date-value="2011-02-28">
            <text:p>02/28/11</text:p>
          </table:table-cell>
          <table:table-cell office:value-type="float" office:value="48.14">
            <text:p>48.14</text:p>
          </table:table-cell>
          <table:table-cell table:formula="of:=[.C39]/[.B39]*[.B40]" office:value-type="percentage" office:value="1.18367346938775">
            <text:p>118.37%</text:p>
          </table:table-cell>
          <table:table-cell table:formula="of:=[.C40]*[.$T$3]" office:value-type="currency" office:currency="USD" office:value="170825.387755102">
            <text:p>$170,825.39</text:p>
          </table:table-cell>
          <table:table-cell office:value-type="float" office:value="30.89">
            <text:p>30.89</text:p>
          </table:table-cell>
          <table:table-cell table:formula="of:=[.F39]/[.E39]*[.E40]" office:value-type="percentage" office:value="1.15433482810164">
            <text:p>115.43%</text:p>
          </table:table-cell>
          <table:table-cell table:formula="of:=[.F40]*[.$T$4]" office:value-type="currency" office:currency="USD" office:value="166948.791218236">
            <text:p>$166,948.79</text:p>
          </table:table-cell>
          <table:table-cell office:value-type="float" office:value="72.4">
            <text:p>72.40</text:p>
          </table:table-cell>
          <table:table-cell table:formula="of:=[.I39]/[.H39]*[.H40]" office:value-type="percentage" office:value="0.996010455358371">
            <text:p>99.60%</text:p>
          </table:table-cell>
          <table:table-cell table:formula="of:=[.I40]*[.$T$5]" office:value-type="currency" office:currency="USD" office:value="251236.964094098">
            <text:p>$251,236.96</text:p>
          </table:table-cell>
          <table:table-cell office:value-type="float" office:value="35.66">
            <text:p>35.66</text:p>
          </table:table-cell>
          <table:table-cell table:formula="of:=[.L39]/[.K39]*[.K40]" office:value-type="percentage" office:value="1.00422416220783">
            <text:p>100.42%</text:p>
          </table:table-cell>
          <table:table-cell table:formula="of:=[.L40]*[.$T$6]" office:value-type="currency" office:currency="USD" office:value="460749.092086736">
            <text:p>$460,749.09</text:p>
          </table:table-cell>
          <table:table-cell table:formula="of:=[.D40]+[.G40]+[.J40]+[.M40]" office:value-type="currency" office:currency="USD" office:value="1049760.23515417">
            <text:p>$1,049,760.24</text:p>
          </table:table-cell>
          <table:table-cell table:formula="of:=[.N40]/[.$N$2]" office:value-type="percentage" office:value="1.04976023515417">
            <text:p>104.98%</text:p>
          </table:table-cell>
          <table:table-cell table:formula="of:=[.N40]/[.N39]-1" office:value-type="percentage" office:value="0.00830622473590936">
            <text:p>0.83%</text:p>
          </table:table-cell>
          <table:table-cell table:number-columns-repeated="1007"/>
        </table:table-row>
        <table:table-row table:style-name="ro2">
          <table:table-cell office:value-type="date" office:date-value="2011-03-01">
            <text:p>03/01/11</text:p>
          </table:table-cell>
          <table:table-cell office:value-type="float" office:value="48.51">
            <text:p>48.51</text:p>
          </table:table-cell>
          <table:table-cell table:formula="of:=[.C40]/[.B40]*[.B41]" office:value-type="percentage" office:value="1.19277108433735">
            <text:p>119.28%</text:p>
          </table:table-cell>
          <table:table-cell table:formula="of:=[.C41]*[.$T$3]" office:value-type="currency" office:currency="USD" office:value="172138.337349398">
            <text:p>$172,138.34</text:p>
          </table:table-cell>
          <table:table-cell office:value-type="float" office:value="30.36">
            <text:p>30.36</text:p>
          </table:table-cell>
          <table:table-cell table:formula="of:=[.F40]/[.E40]*[.E41]" office:value-type="percentage" office:value="1.13452914798206">
            <text:p>113.45%</text:p>
          </table:table-cell>
          <table:table-cell table:formula="of:=[.F41]*[.$T$4]" office:value-type="currency" office:currency="USD" office:value="164084.341255605">
            <text:p>$164,084.34</text:p>
          </table:table-cell>
          <table:table-cell office:value-type="float" office:value="71.64">
            <text:p>71.64</text:p>
          </table:table-cell>
          <table:table-cell table:formula="of:=[.I40]/[.H40]*[.H41]" office:value-type="percentage" office:value="0.985555096987206">
            <text:p>98.56%</text:p>
          </table:table-cell>
          <table:table-cell table:formula="of:=[.I41]*[.$T$5]" office:value-type="currency" office:currency="USD" office:value="248599.669995873">
            <text:p>$248,599.67</text:p>
          </table:table-cell>
          <table:table-cell office:value-type="float" office:value="35.28">
            <text:p>35.28</text:p>
          </table:table-cell>
          <table:table-cell table:formula="of:=[.L40]/[.K40]*[.K41]" office:value-type="percentage" office:value="0.993522951281329">
            <text:p>99.35%</text:p>
          </table:table-cell>
          <table:table-cell table:formula="of:=[.L41]*[.$T$6]" office:value-type="currency" office:currency="USD" office:value="455839.258800338">
            <text:p>$455,839.26</text:p>
          </table:table-cell>
          <table:table-cell table:formula="of:=[.D41]+[.G41]+[.J41]+[.M41]" office:value-type="currency" office:currency="USD" office:value="1040661.60740121">
            <text:p>$1,040,661.61</text:p>
          </table:table-cell>
          <table:table-cell table:formula="of:=[.N41]/[.$N$2]" office:value-type="percentage" office:value="1.04066160740121">
            <text:p>104.07%</text:p>
          </table:table-cell>
          <table:table-cell table:formula="of:=[.N41]/[.N40]-1" office:value-type="percentage" office:value="-0.0086673389296581">
            <text:p>-0.87%</text:p>
          </table:table-cell>
          <table:table-cell table:number-columns-repeated="1007"/>
        </table:table-row>
        <table:table-row table:style-name="ro2">
          <table:table-cell office:value-type="date" office:date-value="2011-03-02">
            <text:p>03/02/11</text:p>
          </table:table-cell>
          <table:table-cell office:value-type="float" office:value="49.21">
            <text:p>49.21</text:p>
          </table:table-cell>
          <table:table-cell table:formula="of:=[.C41]/[.B41]*[.B42]" office:value-type="percentage" office:value="1.20998278829604">
            <text:p>121.00%</text:p>
          </table:table-cell>
          <table:table-cell table:formula="of:=[.C42]*[.$T$3]" office:value-type="currency" office:currency="USD" office:value="174622.296041308">
            <text:p>$174,622.30</text:p>
          </table:table-cell>
          <table:table-cell office:value-type="float" office:value="30.47">
            <text:p>30.47</text:p>
          </table:table-cell>
          <table:table-cell table:formula="of:=[.F41]/[.E41]*[.E42]" office:value-type="percentage" office:value="1.13863976083707">
            <text:p>113.86%</text:p>
          </table:table-cell>
          <table:table-cell table:formula="of:=[.F42]*[.$T$4]" office:value-type="currency" office:currency="USD" office:value="164678.849738416">
            <text:p>$164,678.85</text:p>
          </table:table-cell>
          <table:table-cell office:value-type="float" office:value="71.45">
            <text:p>71.45</text:p>
          </table:table-cell>
          <table:table-cell table:formula="of:=[.I41]/[.H41]*[.H42]" office:value-type="percentage" office:value="0.982941257394415">
            <text:p>98.29%</text:p>
          </table:table-cell>
          <table:table-cell table:formula="of:=[.I42]*[.$T$5]" office:value-type="currency" office:currency="USD" office:value="247940.346471317">
            <text:p>$247,940.35</text:p>
          </table:table-cell>
          <table:table-cell office:value-type="float" office:value="35.39">
            <text:p>35.39</text:p>
          </table:table-cell>
          <table:table-cell table:formula="of:=[.L41]/[.K41]*[.K42]" office:value-type="percentage" office:value="0.996620670233737">
            <text:p>99.66%</text:p>
          </table:table-cell>
          <table:table-cell table:formula="of:=[.L42]*[.$T$6]" office:value-type="currency" office:currency="USD" office:value="457260.526330611">
            <text:p>$457,260.53</text:p>
          </table:table-cell>
          <table:table-cell table:formula="of:=[.D42]+[.G42]+[.J42]+[.M42]" office:value-type="currency" office:currency="USD" office:value="1044502.01858165">
            <text:p>$1,044,502.02</text:p>
          </table:table-cell>
          <table:table-cell table:formula="of:=[.N42]/[.$N$2]" office:value-type="percentage" office:value="1.04450201858165">
            <text:p>104.45%</text:p>
          </table:table-cell>
          <table:table-cell table:formula="of:=[.N42]/[.N41]-1" office:value-type="percentage" office:value="0.00369035539807028">
            <text:p>0.37%</text:p>
          </table:table-cell>
          <table:table-cell table:number-columns-repeated="1007"/>
        </table:table-row>
        <table:table-row table:style-name="ro2">
          <table:table-cell office:value-type="date" office:date-value="2011-03-03">
            <text:p>03/03/11</text:p>
          </table:table-cell>
          <table:table-cell office:value-type="float" office:value="49.74">
            <text:p>49.74</text:p>
          </table:table-cell>
          <table:table-cell table:formula="of:=[.C42]/[.B42]*[.B43]" office:value-type="percentage" office:value="1.22301450700762">
            <text:p>122.30%</text:p>
          </table:table-cell>
          <table:table-cell table:formula="of:=[.C43]*[.$T$3]" office:value-type="currency" office:currency="USD" office:value="176503.007622326">
            <text:p>$176,503.01</text:p>
          </table:table-cell>
          <table:table-cell office:value-type="float" office:value="30.99">
            <text:p>30.99</text:p>
          </table:table-cell>
          <table:table-cell table:formula="of:=[.F42]/[.E42]*[.E43]" office:value-type="percentage" office:value="1.15807174887892">
            <text:p>115.81%</text:p>
          </table:table-cell>
          <table:table-cell table:formula="of:=[.F43]*[.$T$4]" office:value-type="currency" office:currency="USD" office:value="167489.253475336">
            <text:p>$167,489.25</text:p>
          </table:table-cell>
          <table:table-cell office:value-type="float" office:value="72.94">
            <text:p>72.94</text:p>
          </table:table-cell>
          <table:table-cell table:formula="of:=[.I42]/[.H42]*[.H43]" office:value-type="percentage" office:value="1.00343926262209">
            <text:p>100.34%</text:p>
          </table:table-cell>
          <table:table-cell table:formula="of:=[.I43]*[.$T$5]" office:value-type="currency" office:currency="USD" office:value="253110.830953364">
            <text:p>$253,110.83</text:p>
          </table:table-cell>
          <table:table-cell office:value-type="float" office:value="35.75">
            <text:p>35.75</text:p>
          </table:table-cell>
          <table:table-cell table:formula="of:=[.L42]/[.K42]*[.K43]" office:value-type="percentage" office:value="1.00675865953253">
            <text:p>100.68%</text:p>
          </table:table-cell>
          <table:table-cell table:formula="of:=[.L43]*[.$T$6]" office:value-type="currency" office:currency="USD" office:value="461911.947338778">
            <text:p>$461,911.95</text:p>
          </table:table-cell>
          <table:table-cell table:formula="of:=[.D43]+[.G43]+[.J43]+[.M43]" office:value-type="currency" office:currency="USD" office:value="1059015.0393898">
            <text:p>$1,059,015.04</text:p>
          </table:table-cell>
          <table:table-cell table:formula="of:=[.N43]/[.$N$2]" office:value-type="percentage" office:value="1.0590150393898">
            <text:p>105.90%</text:p>
          </table:table-cell>
          <table:table-cell table:formula="of:=[.N43]/[.N42]-1" office:value-type="percentage" office:value="0.0138946795218835">
            <text:p>1.39%</text:p>
          </table:table-cell>
          <table:table-cell table:number-columns-repeated="1007"/>
        </table:table-row>
        <table:table-row table:style-name="ro2">
          <table:table-cell office:value-type="date" office:date-value="2011-03-04">
            <text:p>03/04/11</text:p>
          </table:table-cell>
          <table:table-cell office:value-type="float" office:value="49.17">
            <text:p>49.17</text:p>
          </table:table-cell>
          <table:table-cell table:formula="of:=[.C43]/[.B43]*[.B44]" office:value-type="percentage" office:value="1.20899926235554">
            <text:p>120.90%</text:p>
          </table:table-cell>
          <table:table-cell table:formula="of:=[.C44]*[.$T$3]" office:value-type="currency" office:currency="USD" office:value="174480.355544627">
            <text:p>$174,480.36</text:p>
          </table:table-cell>
          <table:table-cell office:value-type="float" office:value="30.87">
            <text:p>30.87</text:p>
          </table:table-cell>
          <table:table-cell table:formula="of:=[.F43]/[.E43]*[.E44]" office:value-type="percentage" office:value="1.15358744394619">
            <text:p>115.36%</text:p>
          </table:table-cell>
          <table:table-cell table:formula="of:=[.F44]*[.$T$4]" office:value-type="currency" office:currency="USD" office:value="166840.698766816">
            <text:p>$166,840.70</text:p>
          </table:table-cell>
          <table:table-cell office:value-type="float" office:value="72.74">
            <text:p>72.74</text:p>
          </table:table-cell>
          <table:table-cell table:formula="of:=[.I43]/[.H43]*[.H44]" office:value-type="percentage" office:value="1.00068785252442">
            <text:p>100.07%</text:p>
          </table:table-cell>
          <table:table-cell table:formula="of:=[.I44]*[.$T$5]" office:value-type="currency" office:currency="USD" office:value="252416.806190673">
            <text:p>$252,416.81</text:p>
          </table:table-cell>
          <table:table-cell office:value-type="float" office:value="35.52">
            <text:p>35.52</text:p>
          </table:table-cell>
          <table:table-cell table:formula="of:=[.L43]/[.K43]*[.K44]" office:value-type="percentage" office:value="1.00028161081386">
            <text:p>100.03%</text:p>
          </table:table-cell>
          <table:table-cell table:formula="of:=[.L44]*[.$T$6]" office:value-type="currency" office:currency="USD" office:value="458940.206139116">
            <text:p>$458,940.21</text:p>
          </table:table-cell>
          <table:table-cell table:formula="of:=[.D44]+[.G44]+[.J44]+[.M44]" office:value-type="currency" office:currency="USD" office:value="1052678.06664123">
            <text:p>$1,052,678.07</text:p>
          </table:table-cell>
          <table:table-cell table:formula="of:=[.N44]/[.$N$2]" office:value-type="percentage" office:value="1.05267806664123">
            <text:p>105.27%</text:p>
          </table:table-cell>
          <table:table-cell table:formula="of:=[.N44]/[.N43]-1" office:value-type="percentage" office:value="-0.00598383640729305">
            <text:p>-0.60%</text:p>
          </table:table-cell>
          <table:table-cell table:number-columns-repeated="1007"/>
        </table:table-row>
        <table:table-row table:style-name="ro2">
          <table:table-cell office:value-type="date" office:date-value="2011-03-07">
            <text:p>03/07/11</text:p>
          </table:table-cell>
          <table:table-cell office:value-type="float" office:value="49.21">
            <text:p>49.21</text:p>
          </table:table-cell>
          <table:table-cell table:formula="of:=[.C44]/[.B44]*[.B45]" office:value-type="percentage" office:value="1.20998278829604">
            <text:p>121.00%</text:p>
          </table:table-cell>
          <table:table-cell table:formula="of:=[.C45]*[.$T$3]" office:value-type="currency" office:currency="USD" office:value="174622.296041308">
            <text:p>$174,622.30</text:p>
          </table:table-cell>
          <table:table-cell office:value-type="float" office:value="30.65">
            <text:p>30.65</text:p>
          </table:table-cell>
          <table:table-cell table:formula="of:=[.F44]/[.E44]*[.E45]" office:value-type="percentage" office:value="1.14536621823617">
            <text:p>114.54%</text:p>
          </table:table-cell>
          <table:table-cell table:formula="of:=[.F45]*[.$T$4]" office:value-type="currency" office:currency="USD" office:value="165651.681801196">
            <text:p>$165,651.68</text:p>
          </table:table-cell>
          <table:table-cell office:value-type="float" office:value="72.98">
            <text:p>72.98</text:p>
          </table:table-cell>
          <table:table-cell table:formula="of:=[.I44]/[.H44]*[.H45]" office:value-type="percentage" office:value="1.00398954464163">
            <text:p>100.40%</text:p>
          </table:table-cell>
          <table:table-cell table:formula="of:=[.I45]*[.$T$5]" office:value-type="currency" office:currency="USD" office:value="253249.635905902">
            <text:p>$253,249.64</text:p>
          </table:table-cell>
          <table:table-cell office:value-type="float" office:value="35.62">
            <text:p>35.62</text:p>
          </table:table-cell>
          <table:table-cell table:formula="of:=[.L44]/[.K44]*[.K45]" office:value-type="percentage" office:value="1.00309771895241">
            <text:p>100.31%</text:p>
          </table:table-cell>
          <table:table-cell table:formula="of:=[.L45]*[.$T$6]" office:value-type="currency" office:currency="USD" office:value="460232.267530273">
            <text:p>$460,232.27</text:p>
          </table:table-cell>
          <table:table-cell table:formula="of:=[.D45]+[.G45]+[.J45]+[.M45]" office:value-type="currency" office:currency="USD" office:value="1053755.88127868">
            <text:p>$1,053,755.88</text:p>
          </table:table-cell>
          <table:table-cell table:formula="of:=[.N45]/[.$N$2]" office:value-type="percentage" office:value="1.05375588127868">
            <text:p>105.38%</text:p>
          </table:table-cell>
          <table:table-cell table:formula="of:=[.N45]/[.N44]-1" office:value-type="percentage" office:value="0.00102387868770326">
            <text:p>0.10%</text:p>
          </table:table-cell>
          <table:table-cell table:number-columns-repeated="1007"/>
        </table:table-row>
        <table:table-row table:style-name="ro2">
          <table:table-cell office:value-type="date" office:date-value="2011-03-08">
            <text:p>03/08/11</text:p>
          </table:table-cell>
          <table:table-cell office:value-type="float" office:value="49.81">
            <text:p>49.81</text:p>
          </table:table-cell>
          <table:table-cell table:formula="of:=[.C45]/[.B45]*[.B46]" office:value-type="percentage" office:value="1.22473567740349">
            <text:p>122.47%</text:p>
          </table:table-cell>
          <table:table-cell table:formula="of:=[.C46]*[.$T$3]" office:value-type="currency" office:currency="USD" office:value="176751.403491517">
            <text:p>$176,751.40</text:p>
          </table:table-cell>
          <table:table-cell office:value-type="float" office:value="31.05">
            <text:p>31.05</text:p>
          </table:table-cell>
          <table:table-cell table:formula="of:=[.F45]/[.E45]*[.E46]" office:value-type="percentage" office:value="1.16031390134529">
            <text:p>116.03%</text:p>
          </table:table-cell>
          <table:table-cell table:formula="of:=[.F46]*[.$T$4]" office:value-type="currency" office:currency="USD" office:value="167813.530829596">
            <text:p>$167,813.53</text:p>
          </table:table-cell>
          <table:table-cell office:value-type="float" office:value="72.27">
            <text:p>72.27</text:p>
          </table:table-cell>
          <table:table-cell table:formula="of:=[.I45]/[.H45]*[.H46]" office:value-type="percentage" office:value="0.994222038794882">
            <text:p>99.42%</text:p>
          </table:table-cell>
          <table:table-cell table:formula="of:=[.I46]*[.$T$5]" office:value-type="currency" office:currency="USD" office:value="250785.847998349">
            <text:p>$250,785.85</text:p>
          </table:table-cell>
          <table:table-cell office:value-type="float" office:value="35.92">
            <text:p>35.92</text:p>
          </table:table-cell>
          <table:table-cell table:formula="of:=[.L45]/[.K45]*[.K46]" office:value-type="percentage" office:value="1.01154604336807">
            <text:p>101.15%</text:p>
          </table:table-cell>
          <table:table-cell table:formula="of:=[.L46]*[.$T$6]" office:value-type="currency" office:currency="USD" office:value="464108.451703745">
            <text:p>$464,108.45</text:p>
          </table:table-cell>
          <table:table-cell table:formula="of:=[.D46]+[.G46]+[.J46]+[.M46]" office:value-type="currency" office:currency="USD" office:value="1059459.23402321">
            <text:p>$1,059,459.23</text:p>
          </table:table-cell>
          <table:table-cell table:formula="of:=[.N46]/[.$N$2]" office:value-type="percentage" office:value="1.05945923402321">
            <text:p>105.95%</text:p>
          </table:table-cell>
          <table:table-cell table:formula="of:=[.N46]/[.N45]-1" office:value-type="percentage" office:value="0.00541240418758893">
            <text:p>0.54%</text:p>
          </table:table-cell>
          <table:table-cell table:number-columns-repeated="1007"/>
        </table:table-row>
        <table:table-row table:style-name="ro2">
          <table:table-cell office:value-type="date" office:date-value="2011-03-09">
            <text:p>03/09/11</text:p>
          </table:table-cell>
          <table:table-cell office:value-type="float" office:value="49.87">
            <text:p>49.87</text:p>
          </table:table-cell>
          <table:table-cell table:formula="of:=[.C46]/[.B46]*[.B47]" office:value-type="percentage" office:value="1.22621096631424">
            <text:p>122.62%</text:p>
          </table:table-cell>
          <table:table-cell table:formula="of:=[.C47]*[.$T$3]" office:value-type="currency" office:currency="USD" office:value="176964.314236538">
            <text:p>$176,964.31</text:p>
          </table:table-cell>
          <table:table-cell office:value-type="float" office:value="31.26">
            <text:p>31.26</text:p>
          </table:table-cell>
          <table:table-cell table:formula="of:=[.F46]/[.E46]*[.E47]" office:value-type="percentage" office:value="1.16816143497758">
            <text:p>116.82%</text:p>
          </table:table-cell>
          <table:table-cell table:formula="of:=[.F47]*[.$T$4]" office:value-type="currency" office:currency="USD" office:value="168948.501569507">
            <text:p>$168,948.50</text:p>
          </table:table-cell>
          <table:table-cell office:value-type="float" office:value="72.5">
            <text:p>72.50</text:p>
          </table:table-cell>
          <table:table-cell table:formula="of:=[.I46]/[.H46]*[.H47]" office:value-type="percentage" office:value="0.997386160407209">
            <text:p>99.74%</text:p>
          </table:table-cell>
          <table:table-cell table:formula="of:=[.I47]*[.$T$5]" office:value-type="currency" office:currency="USD" office:value="251583.976475444">
            <text:p>$251,583.98</text:p>
          </table:table-cell>
          <table:table-cell office:value-type="float" office:value="36.03">
            <text:p>36.03</text:p>
          </table:table-cell>
          <table:table-cell table:formula="of:=[.L46]/[.K46]*[.K47]" office:value-type="percentage" office:value="1.01464376232047">
            <text:p>101.46%</text:p>
          </table:table-cell>
          <table:table-cell table:formula="of:=[.L47]*[.$T$6]" office:value-type="currency" office:currency="USD" office:value="465529.719234019">
            <text:p>$465,529.72</text:p>
          </table:table-cell>
          <table:table-cell table:formula="of:=[.D47]+[.G47]+[.J47]+[.M47]" office:value-type="currency" office:currency="USD" office:value="1063026.51151551">
            <text:p>$1,063,026.51</text:p>
          </table:table-cell>
          <table:table-cell table:formula="of:=[.N47]/[.$N$2]" office:value-type="percentage" office:value="1.06302651151551">
            <text:p>106.30%</text:p>
          </table:table-cell>
          <table:table-cell table:formula="of:=[.N47]/[.N46]-1" office:value-type="percentage" office:value="0.00336707385970159">
            <text:p>0.34%</text:p>
          </table:table-cell>
          <table:table-cell table:number-columns-repeated="1007"/>
        </table:table-row>
        <table:table-row table:style-name="ro2">
          <table:table-cell office:value-type="date" office:date-value="2011-03-10">
            <text:p>03/10/11</text:p>
          </table:table-cell>
          <table:table-cell office:value-type="float" office:value="48.63">
            <text:p>48.63</text:p>
          </table:table-cell>
          <table:table-cell table:formula="of:=[.C47]/[.B47]*[.B48]" office:value-type="percentage" office:value="1.19572166215884">
            <text:p>119.57%</text:p>
          </table:table-cell>
          <table:table-cell table:formula="of:=[.C48]*[.$T$3]" office:value-type="currency" office:currency="USD" office:value="172564.158839439">
            <text:p>$172,564.16</text:p>
          </table:table-cell>
          <table:table-cell office:value-type="float" office:value="31.1">
            <text:p>31.10</text:p>
          </table:table-cell>
          <table:table-cell table:formula="of:=[.F47]/[.E47]*[.E48]" office:value-type="percentage" office:value="1.16218236173393">
            <text:p>116.22%</text:p>
          </table:table-cell>
          <table:table-cell table:formula="of:=[.F48]*[.$T$4]" office:value-type="currency" office:currency="USD" office:value="168083.761958146">
            <text:p>$168,083.76</text:p>
          </table:table-cell>
          <table:table-cell office:value-type="float" office:value="73.36">
            <text:p>73.36</text:p>
          </table:table-cell>
          <table:table-cell table:formula="of:=[.I47]/[.H47]*[.H48]" office:value-type="percentage" office:value="1.00921722382721">
            <text:p>100.92%</text:p>
          </table:table-cell>
          <table:table-cell table:formula="of:=[.I48]*[.$T$5]" office:value-type="currency" office:currency="USD" office:value="254568.282955014">
            <text:p>$254,568.28</text:p>
          </table:table-cell>
          <table:table-cell office:value-type="float" office:value="35.94">
            <text:p>35.94</text:p>
          </table:table-cell>
          <table:table-cell table:formula="of:=[.L47]/[.K47]*[.K48]" office:value-type="percentage" office:value="1.01210926499578">
            <text:p>101.21%</text:p>
          </table:table-cell>
          <table:table-cell table:formula="of:=[.L48]*[.$T$6]" office:value-type="currency" office:currency="USD" office:value="464366.863981977">
            <text:p>$464,366.86</text:p>
          </table:table-cell>
          <table:table-cell table:formula="of:=[.D48]+[.G48]+[.J48]+[.M48]" office:value-type="currency" office:currency="USD" office:value="1059583.06773458">
            <text:p>$1,059,583.07</text:p>
          </table:table-cell>
          <table:table-cell table:formula="of:=[.N48]/[.$N$2]" office:value-type="percentage" office:value="1.05958306773458">
            <text:p>105.96%</text:p>
          </table:table-cell>
          <table:table-cell table:formula="of:=[.N48]/[.N47]-1" office:value-type="percentage" office:value="-0.00323928306926291">
            <text:p>-0.32%</text:p>
          </table:table-cell>
          <table:table-cell table:number-columns-repeated="1007"/>
        </table:table-row>
        <table:table-row table:style-name="ro2">
          <table:table-cell office:value-type="date" office:date-value="2011-03-11">
            <text:p>03/11/11</text:p>
          </table:table-cell>
          <table:table-cell office:value-type="float" office:value="49.11">
            <text:p>49.11</text:p>
          </table:table-cell>
          <table:table-cell table:formula="of:=[.C48]/[.B48]*[.B49]" office:value-type="percentage" office:value="1.2075239734448">
            <text:p>120.75%</text:p>
          </table:table-cell>
          <table:table-cell table:formula="of:=[.C49]*[.$T$3]" office:value-type="currency" office:currency="USD" office:value="174267.444799607">
            <text:p>$174,267.44</text:p>
          </table:table-cell>
          <table:table-cell office:value-type="float" office:value="31.25">
            <text:p>31.25</text:p>
          </table:table-cell>
          <table:table-cell table:formula="of:=[.F48]/[.E48]*[.E49]" office:value-type="percentage" office:value="1.16778774289985">
            <text:p>116.78%</text:p>
          </table:table-cell>
          <table:table-cell table:formula="of:=[.F49]*[.$T$4]" office:value-type="currency" office:currency="USD" office:value="168894.455343797">
            <text:p>$168,894.46</text:p>
          </table:table-cell>
          <table:table-cell office:value-type="float" office:value="73.41">
            <text:p>73.41</text:p>
          </table:table-cell>
          <table:table-cell table:formula="of:=[.I48]/[.H48]*[.H49]" office:value-type="percentage" office:value="1.00990507635163">
            <text:p>100.99%</text:p>
          </table:table-cell>
          <table:table-cell table:formula="of:=[.I49]*[.$T$5]" office:value-type="currency" office:currency="USD" office:value="254741.789145687">
            <text:p>$254,741.79</text:p>
          </table:table-cell>
          <table:table-cell office:value-type="float" office:value="35.81">
            <text:p>35.81</text:p>
          </table:table-cell>
          <table:table-cell table:formula="of:=[.L48]/[.K48]*[.K49]" office:value-type="percentage" office:value="1.00844832441566">
            <text:p>100.84%</text:p>
          </table:table-cell>
          <table:table-cell table:formula="of:=[.L49]*[.$T$6]" office:value-type="currency" office:currency="USD" office:value="462687.184173472">
            <text:p>$462,687.18</text:p>
          </table:table-cell>
          <table:table-cell table:formula="of:=[.D49]+[.G49]+[.J49]+[.M49]" office:value-type="currency" office:currency="USD" office:value="1060590.87346256">
            <text:p>$1,060,590.87</text:p>
          </table:table-cell>
          <table:table-cell table:formula="of:=[.N49]/[.$N$2]" office:value-type="percentage" office:value="1.06059087346256">
            <text:p>106.06%</text:p>
          </table:table-cell>
          <table:table-cell table:formula="of:=[.N49]/[.N48]-1" office:value-type="percentage" office:value="0.000951134232580975">
            <text:p>0.10%</text:p>
          </table:table-cell>
          <table:table-cell table:number-columns-repeated="1007"/>
        </table:table-row>
        <table:table-row table:style-name="ro2">
          <table:table-cell office:value-type="date" office:date-value="2011-03-14">
            <text:p>03/14/11</text:p>
          </table:table-cell>
          <table:table-cell office:value-type="float" office:value="48.88">
            <text:p>48.88</text:p>
          </table:table-cell>
          <table:table-cell table:formula="of:=[.C49]/[.B49]*[.B50]" office:value-type="percentage" office:value="1.20186869928694">
            <text:p>120.19%</text:p>
          </table:table-cell>
          <table:table-cell table:formula="of:=[.C50]*[.$T$3]" office:value-type="currency" office:currency="USD" office:value="173451.286943693">
            <text:p>$173,451.29</text:p>
          </table:table-cell>
          <table:table-cell office:value-type="float" office:value="30.89">
            <text:p>30.89</text:p>
          </table:table-cell>
          <table:table-cell table:formula="of:=[.F49]/[.E49]*[.E50]" office:value-type="percentage" office:value="1.15433482810164">
            <text:p>115.43%</text:p>
          </table:table-cell>
          <table:table-cell table:formula="of:=[.F50]*[.$T$4]" office:value-type="currency" office:currency="USD" office:value="166948.791218236">
            <text:p>$166,948.79</text:p>
          </table:table-cell>
          <table:table-cell office:value-type="float" office:value="72.39">
            <text:p>72.39</text:p>
          </table:table-cell>
          <table:table-cell table:formula="of:=[.I49]/[.H49]*[.H50]" office:value-type="percentage" office:value="0.995872884853487">
            <text:p>99.59%</text:p>
          </table:table-cell>
          <table:table-cell table:formula="of:=[.I50]*[.$T$5]" office:value-type="currency" office:currency="USD" office:value="251202.262855964">
            <text:p>$251,202.26</text:p>
          </table:table-cell>
          <table:table-cell office:value-type="float" office:value="35.23">
            <text:p>35.23</text:p>
          </table:table-cell>
          <table:table-cell table:formula="of:=[.L49]/[.K49]*[.K50]" office:value-type="percentage" office:value="0.992114897212053">
            <text:p>99.21%</text:p>
          </table:table-cell>
          <table:table-cell table:formula="of:=[.L50]*[.$T$6]" office:value-type="currency" office:currency="USD" office:value="455193.228104759">
            <text:p>$455,193.23</text:p>
          </table:table-cell>
          <table:table-cell table:formula="of:=[.D50]+[.G50]+[.J50]+[.M50]" office:value-type="currency" office:currency="USD" office:value="1046795.56912265">
            <text:p>$1,046,795.57</text:p>
          </table:table-cell>
          <table:table-cell table:formula="of:=[.N50]/[.$N$2]" office:value-type="percentage" office:value="1.04679556912265">
            <text:p>104.68%</text:p>
          </table:table-cell>
          <table:table-cell table:formula="of:=[.N50]/[.N49]-1" office:value-type="percentage" office:value="-0.0130071874886799">
            <text:p>-1.30%</text:p>
          </table:table-cell>
          <table:table-cell table:number-columns-repeated="1007"/>
        </table:table-row>
        <table:table-row table:style-name="ro2">
          <table:table-cell office:value-type="date" office:date-value="2011-03-15">
            <text:p>03/15/11</text:p>
          </table:table-cell>
          <table:table-cell office:value-type="float" office:value="47.62">
            <text:p>47.62</text:p>
          </table:table-cell>
          <table:table-cell table:formula="of:=[.C50]/[.B50]*[.B51]" office:value-type="percentage" office:value="1.1708876321613">
            <text:p>117.09%</text:p>
          </table:table-cell>
          <table:table-cell table:formula="of:=[.C51]*[.$T$3]" office:value-type="currency" office:currency="USD" office:value="168980.161298254">
            <text:p>$168,980.16</text:p>
          </table:table-cell>
          <table:table-cell office:value-type="float" office:value="30.05">
            <text:p>30.05</text:p>
          </table:table-cell>
          <table:table-cell table:formula="of:=[.F50]/[.E50]*[.E51]" office:value-type="percentage" office:value="1.1229446935725">
            <text:p>112.29%</text:p>
          </table:table-cell>
          <table:table-cell table:formula="of:=[.F51]*[.$T$4]" office:value-type="currency" office:currency="USD" office:value="162408.908258595">
            <text:p>$162,408.91</text:p>
          </table:table-cell>
          <table:table-cell office:value-type="float" office:value="71.86">
            <text:p>71.86</text:p>
          </table:table-cell>
          <table:table-cell table:formula="of:=[.I50]/[.H50]*[.H51]" office:value-type="percentage" office:value="0.988581648094648">
            <text:p>98.86%</text:p>
          </table:table-cell>
          <table:table-cell table:formula="of:=[.I51]*[.$T$5]" office:value-type="currency" office:currency="USD" office:value="249363.097234833">
            <text:p>$249,363.10</text:p>
          </table:table-cell>
          <table:table-cell office:value-type="float" office:value="34.63">
            <text:p>34.63</text:p>
          </table:table-cell>
          <table:table-cell table:formula="of:=[.L50]/[.K50]*[.K51]" office:value-type="percentage" office:value="0.975218248380738">
            <text:p>97.52%</text:p>
          </table:table-cell>
          <table:table-cell table:formula="of:=[.L51]*[.$T$6]" office:value-type="currency" office:currency="USD" office:value="447440.859757815">
            <text:p>$447,440.86</text:p>
          </table:table-cell>
          <table:table-cell table:formula="of:=[.D51]+[.G51]+[.J51]+[.M51]" office:value-type="currency" office:currency="USD" office:value="1028193.0265495">
            <text:p>$1,028,193.03</text:p>
          </table:table-cell>
          <table:table-cell table:formula="of:=[.N51]/[.$N$2]" office:value-type="percentage" office:value="1.0281930265495">
            <text:p>102.82%</text:p>
          </table:table-cell>
          <table:table-cell table:formula="of:=[.N51]/[.N50]-1" office:value-type="percentage" office:value="-0.0177709412629123">
            <text:p>-1.78%</text:p>
          </table:table-cell>
          <table:table-cell table:number-columns-repeated="1007"/>
        </table:table-row>
        <table:table-row table:style-name="ro2">
          <table:table-cell office:value-type="date" office:date-value="2011-03-16">
            <text:p>03/16/11</text:p>
          </table:table-cell>
          <table:table-cell office:value-type="float" office:value="46.99">
            <text:p>46.99</text:p>
          </table:table-cell>
          <table:table-cell table:formula="of:=[.C51]/[.B51]*[.B52]" office:value-type="percentage" office:value="1.15539709859848">
            <text:p>115.54%</text:p>
          </table:table-cell>
          <table:table-cell table:formula="of:=[.C52]*[.$T$3]" office:value-type="currency" office:currency="USD" office:value="166744.598475535">
            <text:p>$166,744.60</text:p>
          </table:table-cell>
          <table:table-cell office:value-type="float" office:value="29.75">
            <text:p>29.75</text:p>
          </table:table-cell>
          <table:table-cell table:formula="of:=[.F51]/[.E51]*[.E52]" office:value-type="percentage" office:value="1.11173393124066">
            <text:p>111.17%</text:p>
          </table:table-cell>
          <table:table-cell table:formula="of:=[.F52]*[.$T$4]" office:value-type="currency" office:currency="USD" office:value="160787.521487294">
            <text:p>$160,787.52</text:p>
          </table:table-cell>
          <table:table-cell office:value-type="float" office:value="70.2">
            <text:p>70.20</text:p>
          </table:table-cell>
          <table:table-cell table:formula="of:=[.I51]/[.H51]*[.H52]" office:value-type="percentage" office:value="0.965744944283946">
            <text:p>96.57%</text:p>
          </table:table-cell>
          <table:table-cell table:formula="of:=[.I52]*[.$T$5]" office:value-type="currency" office:currency="USD" office:value="243602.691704499">
            <text:p>$243,602.69</text:p>
          </table:table-cell>
          <table:table-cell office:value-type="float" office:value="34.43">
            <text:p>34.43</text:p>
          </table:table-cell>
          <table:table-cell table:formula="of:=[.L51]/[.K51]*[.K52]" office:value-type="percentage" office:value="0.969586032103633">
            <text:p>96.96%</text:p>
          </table:table-cell>
          <table:table-cell table:formula="of:=[.L52]*[.$T$6]" office:value-type="currency" office:currency="USD" office:value="444856.7369755">
            <text:p>$444,856.74</text:p>
          </table:table-cell>
          <table:table-cell table:formula="of:=[.D52]+[.G52]+[.J52]+[.M52]" office:value-type="currency" office:currency="USD" office:value="1015991.54864283">
            <text:p>$1,015,991.55</text:p>
          </table:table-cell>
          <table:table-cell table:formula="of:=[.N52]/[.$N$2]" office:value-type="percentage" office:value="1.01599154864283">
            <text:p>101.60%</text:p>
          </table:table-cell>
          <table:table-cell table:formula="of:=[.N52]/[.N51]-1" office:value-type="percentage" office:value="-0.0118669136938381">
            <text:p>-1.19%</text:p>
          </table:table-cell>
          <table:table-cell table:number-columns-repeated="1007"/>
        </table:table-row>
        <table:table-row table:style-name="ro2">
          <table:table-cell office:value-type="date" office:date-value="2011-03-17">
            <text:p>03/17/11</text:p>
          </table:table-cell>
          <table:table-cell office:value-type="float" office:value="46.84">
            <text:p>46.84</text:p>
          </table:table-cell>
          <table:table-cell table:formula="of:=[.C52]/[.B52]*[.B53]" office:value-type="percentage" office:value="1.15170887632161">
            <text:p>115.17%</text:p>
          </table:table-cell>
          <table:table-cell table:formula="of:=[.C53]*[.$T$3]" office:value-type="currency" office:currency="USD" office:value="166212.321612983">
            <text:p>$166,212.32</text:p>
          </table:table-cell>
          <table:table-cell office:value-type="float" office:value="30.38">
            <text:p>30.38</text:p>
          </table:table-cell>
          <table:table-cell table:formula="of:=[.F52]/[.E52]*[.E53]" office:value-type="percentage" office:value="1.13527653213752">
            <text:p>113.53%</text:p>
          </table:table-cell>
          <table:table-cell table:formula="of:=[.F53]*[.$T$4]" office:value-type="currency" office:currency="USD" office:value="164192.433707025">
            <text:p>$164,192.43</text:p>
          </table:table-cell>
          <table:table-cell office:value-type="float" office:value="70.22">
            <text:p>70.22</text:p>
          </table:table-cell>
          <table:table-cell table:formula="of:=[.I52]/[.H52]*[.H53]" office:value-type="percentage" office:value="0.966020085293713">
            <text:p>96.60%</text:p>
          </table:table-cell>
          <table:table-cell table:formula="of:=[.I53]*[.$T$5]" office:value-type="currency" office:currency="USD" office:value="243672.094180768">
            <text:p>$243,672.09</text:p>
          </table:table-cell>
          <table:table-cell office:value-type="float" office:value="34.5">
            <text:p>34.50</text:p>
          </table:table-cell>
          <table:table-cell table:formula="of:=[.L52]/[.K52]*[.K53]" office:value-type="percentage" office:value="0.97155730780062">
            <text:p>97.16%</text:p>
          </table:table-cell>
          <table:table-cell table:formula="of:=[.L53]*[.$T$6]" office:value-type="currency" office:currency="USD" office:value="445761.17994931">
            <text:p>$445,761.18</text:p>
          </table:table-cell>
          <table:table-cell table:formula="of:=[.D53]+[.G53]+[.J53]+[.M53]" office:value-type="currency" office:currency="USD" office:value="1019838.02945009">
            <text:p>$1,019,838.03</text:p>
          </table:table-cell>
          <table:table-cell table:formula="of:=[.N53]/[.$N$2]" office:value-type="percentage" office:value="1.01983802945009">
            <text:p>101.98%</text:p>
          </table:table-cell>
          <table:table-cell table:formula="of:=[.N53]/[.N52]-1" office:value-type="percentage" office:value="0.00378593779878988">
            <text:p>0.38%</text:p>
          </table:table-cell>
          <table:table-cell table:number-columns-repeated="1007"/>
        </table:table-row>
        <table:table-row table:style-name="ro2">
          <table:table-cell office:value-type="date" office:date-value="2011-03-18">
            <text:p>03/18/11</text:p>
          </table:table-cell>
          <table:table-cell office:value-type="float" office:value="46.88">
            <text:p>46.88</text:p>
          </table:table-cell>
          <table:table-cell table:formula="of:=[.C53]/[.B53]*[.B54]" office:value-type="percentage" office:value="1.15269240226211">
            <text:p>115.27%</text:p>
          </table:table-cell>
          <table:table-cell table:formula="of:=[.C54]*[.$T$3]" office:value-type="currency" office:currency="USD" office:value="166354.262109663">
            <text:p>$166,354.26</text:p>
          </table:table-cell>
          <table:table-cell office:value-type="float" office:value="30.63">
            <text:p>30.63</text:p>
          </table:table-cell>
          <table:table-cell table:formula="of:=[.F53]/[.E53]*[.E54]" office:value-type="percentage" office:value="1.14461883408072">
            <text:p>114.46%</text:p>
          </table:table-cell>
          <table:table-cell table:formula="of:=[.F54]*[.$T$4]" office:value-type="currency" office:currency="USD" office:value="165543.589349776">
            <text:p>$165,543.59</text:p>
          </table:table-cell>
          <table:table-cell office:value-type="float" office:value="69.83">
            <text:p>69.83</text:p>
          </table:table-cell>
          <table:table-cell table:formula="of:=[.I53]/[.H53]*[.H54]" office:value-type="percentage" office:value="0.960654835603247">
            <text:p>96.07%</text:p>
          </table:table-cell>
          <table:table-cell table:formula="of:=[.I54]*[.$T$5]" office:value-type="currency" office:currency="USD" office:value="242318.74589352">
            <text:p>$242,318.75</text:p>
          </table:table-cell>
          <table:table-cell office:value-type="float" office:value="34.62">
            <text:p>34.62</text:p>
          </table:table-cell>
          <table:table-cell table:formula="of:=[.L53]/[.K53]*[.K54]" office:value-type="percentage" office:value="0.974936637566882">
            <text:p>97.49%</text:p>
          </table:table-cell>
          <table:table-cell table:formula="of:=[.L54]*[.$T$6]" office:value-type="currency" office:currency="USD" office:value="447311.653618699">
            <text:p>$447,311.65</text:p>
          </table:table-cell>
          <table:table-cell table:formula="of:=[.D54]+[.G54]+[.J54]+[.M54]" office:value-type="currency" office:currency="USD" office:value="1021528.25097166">
            <text:p>$1,021,528.25</text:p>
          </table:table-cell>
          <table:table-cell table:formula="of:=[.N54]/[.$N$2]" office:value-type="percentage" office:value="1.02152825097166">
            <text:p>102.15%</text:p>
          </table:table-cell>
          <table:table-cell table:formula="of:=[.N54]/[.N53]-1" office:value-type="percentage" office:value="0.00165734310033905">
            <text:p>0.17%</text:p>
          </table:table-cell>
          <table:table-cell table:number-columns-repeated="1007"/>
        </table:table-row>
        <table:table-row table:style-name="ro2">
          <table:table-cell office:value-type="date" office:date-value="2011-03-21">
            <text:p>03/21/11</text:p>
          </table:table-cell>
          <table:table-cell office:value-type="float" office:value="47.3">
            <text:p>47.30</text:p>
          </table:table-cell>
          <table:table-cell table:formula="of:=[.C54]/[.B54]*[.B55]" office:value-type="percentage" office:value="1.16301942463732">
            <text:p>116.30%</text:p>
          </table:table-cell>
          <table:table-cell table:formula="of:=[.C55]*[.$T$3]" office:value-type="currency" office:currency="USD" office:value="167844.637324809">
            <text:p>$167,844.64</text:p>
          </table:table-cell>
          <table:table-cell office:value-type="float" office:value="31.65">
            <text:p>31.65</text:p>
          </table:table-cell>
          <table:table-cell table:formula="of:=[.F54]/[.E54]*[.E55]" office:value-type="percentage" office:value="1.18273542600897">
            <text:p>118.27%</text:p>
          </table:table-cell>
          <table:table-cell table:formula="of:=[.F55]*[.$T$4]" office:value-type="currency" office:currency="USD" office:value="171056.304372197">
            <text:p>$171,056.30</text:p>
          </table:table-cell>
          <table:table-cell office:value-type="float" office:value="70.56">
            <text:p>70.56</text:p>
          </table:table-cell>
          <table:table-cell table:formula="of:=[.I54]/[.H54]*[.H55]" office:value-type="percentage" office:value="0.970697482459761">
            <text:p>97.07%</text:p>
          </table:table-cell>
          <table:table-cell table:formula="of:=[.I55]*[.$T$5]" office:value-type="currency" office:currency="USD" office:value="244851.936277342">
            <text:p>$244,851.94</text:p>
          </table:table-cell>
          <table:table-cell office:value-type="float" office:value="35.01">
            <text:p>35.01</text:p>
          </table:table-cell>
          <table:table-cell table:formula="of:=[.L54]/[.K54]*[.K55]" office:value-type="percentage" office:value="0.985919459307237">
            <text:p>98.59%</text:p>
          </table:table-cell>
          <table:table-cell table:formula="of:=[.L55]*[.$T$6]" office:value-type="currency" office:currency="USD" office:value="452350.693044213">
            <text:p>$452,350.69</text:p>
          </table:table-cell>
          <table:table-cell table:formula="of:=[.D55]+[.G55]+[.J55]+[.M55]" office:value-type="currency" office:currency="USD" office:value="1036103.57101856">
            <text:p>$1,036,103.57</text:p>
          </table:table-cell>
          <table:table-cell table:formula="of:=[.N55]/[.$N$2]" office:value-type="percentage" office:value="1.03610357101856">
            <text:p>103.61%</text:p>
          </table:table-cell>
          <table:table-cell table:formula="of:=[.N55]/[.N54]-1" office:value-type="percentage" office:value="0.0142681516962844">
            <text:p>1.43%</text:p>
          </table:table-cell>
          <table:table-cell table:number-columns-repeated="1007"/>
        </table:table-row>
        <table:table-row table:style-name="ro2">
          <table:table-cell office:value-type="date" office:date-value="2011-03-22">
            <text:p>03/22/11</text:p>
          </table:table-cell>
          <table:table-cell office:value-type="float" office:value="47.21">
            <text:p>47.21</text:p>
          </table:table-cell>
          <table:table-cell table:formula="of:=[.C55]/[.B55]*[.B56]" office:value-type="percentage" office:value="1.16080649127121">
            <text:p>116.08%</text:p>
          </table:table-cell>
          <table:table-cell table:formula="of:=[.C56]*[.$T$3]" office:value-type="currency" office:currency="USD" office:value="167525.271207278">
            <text:p>$167,525.27</text:p>
          </table:table-cell>
          <table:table-cell office:value-type="float" office:value="31.58">
            <text:p>31.58</text:p>
          </table:table-cell>
          <table:table-cell table:formula="of:=[.F55]/[.E55]*[.E56]" office:value-type="percentage" office:value="1.18011958146487">
            <text:p>118.01%</text:p>
          </table:table-cell>
          <table:table-cell table:formula="of:=[.F56]*[.$T$4]" office:value-type="currency" office:currency="USD" office:value="170677.980792227">
            <text:p>$170,677.98</text:p>
          </table:table-cell>
          <table:table-cell office:value-type="float" office:value="70.67">
            <text:p>70.67</text:p>
          </table:table-cell>
          <table:table-cell table:formula="of:=[.I55]/[.H55]*[.H56]" office:value-type="percentage" office:value="0.972210758013482">
            <text:p>97.22%</text:p>
          </table:table-cell>
          <table:table-cell table:formula="of:=[.I56]*[.$T$5]" office:value-type="currency" office:currency="USD" office:value="245233.649896822">
            <text:p>$245,233.65</text:p>
          </table:table-cell>
          <table:table-cell office:value-type="float" office:value="34.98">
            <text:p>34.98</text:p>
          </table:table-cell>
          <table:table-cell table:formula="of:=[.L55]/[.K55]*[.K56]" office:value-type="percentage" office:value="0.985074626865672">
            <text:p>98.51%</text:p>
          </table:table-cell>
          <table:table-cell table:formula="of:=[.L56]*[.$T$6]" office:value-type="currency" office:currency="USD" office:value="451963.074626866">
            <text:p>$451,963.07</text:p>
          </table:table-cell>
          <table:table-cell table:formula="of:=[.D56]+[.G56]+[.J56]+[.M56]" office:value-type="currency" office:currency="USD" office:value="1035399.97652319">
            <text:p>$1,035,399.98</text:p>
          </table:table-cell>
          <table:table-cell table:formula="of:=[.N56]/[.$N$2]" office:value-type="percentage" office:value="1.03539997652319">
            <text:p>103.54%</text:p>
          </table:table-cell>
          <table:table-cell table:formula="of:=[.N56]/[.N55]-1" office:value-type="percentage" office:value="-0.000679077377058857">
            <text:p>-0.07%</text:p>
          </table:table-cell>
          <table:table-cell table:number-columns-repeated="1007"/>
        </table:table-row>
        <table:table-row table:style-name="ro2">
          <table:table-cell office:value-type="date" office:date-value="2011-03-23">
            <text:p>03/23/11</text:p>
          </table:table-cell>
          <table:table-cell office:value-type="float" office:value="46.85">
            <text:p>46.85</text:p>
          </table:table-cell>
          <table:table-cell table:formula="of:=[.C56]/[.B56]*[.B57]" office:value-type="percentage" office:value="1.15195475780674">
            <text:p>115.20%</text:p>
          </table:table-cell>
          <table:table-cell table:formula="of:=[.C57]*[.$T$3]" office:value-type="currency" office:currency="USD" office:value="166247.806737153">
            <text:p>$166,247.81</text:p>
          </table:table-cell>
          <table:table-cell office:value-type="float" office:value="31.6">
            <text:p>31.60</text:p>
          </table:table-cell>
          <table:table-cell table:formula="of:=[.F56]/[.E56]*[.E57]" office:value-type="percentage" office:value="1.18086696562033">
            <text:p>118.09%</text:p>
          </table:table-cell>
          <table:table-cell table:formula="of:=[.F57]*[.$T$4]" office:value-type="currency" office:currency="USD" office:value="170786.073243647">
            <text:p>$170,786.07</text:p>
          </table:table-cell>
          <table:table-cell office:value-type="float" office:value="71.3">
            <text:p>71.30</text:p>
          </table:table-cell>
          <table:table-cell table:formula="of:=[.I56]/[.H56]*[.H57]" office:value-type="percentage" office:value="0.980877699821158">
            <text:p>98.09%</text:p>
          </table:table-cell>
          <table:table-cell table:formula="of:=[.I57]*[.$T$5]" office:value-type="currency" office:currency="USD" office:value="247419.827899298">
            <text:p>$247,419.83</text:p>
          </table:table-cell>
          <table:table-cell office:value-type="float" office:value="35.08">
            <text:p>35.08</text:p>
          </table:table-cell>
          <table:table-cell table:formula="of:=[.L56]/[.K56]*[.K57]" office:value-type="percentage" office:value="0.987890735004224">
            <text:p>98.79%</text:p>
          </table:table-cell>
          <table:table-cell table:formula="of:=[.L57]*[.$T$6]" office:value-type="currency" office:currency="USD" office:value="453255.136018023">
            <text:p>$453,255.14</text:p>
          </table:table-cell>
          <table:table-cell table:formula="of:=[.D57]+[.G57]+[.J57]+[.M57]" office:value-type="currency" office:currency="USD" office:value="1037708.84389812">
            <text:p>$1,037,708.84</text:p>
          </table:table-cell>
          <table:table-cell table:formula="of:=[.N57]/[.$N$2]" office:value-type="percentage" office:value="1.03770884389812">
            <text:p>103.77%</text:p>
          </table:table-cell>
          <table:table-cell table:formula="of:=[.N57]/[.N56]-1" office:value-type="percentage" office:value="0.00222992797689781">
            <text:p>0.22%</text:p>
          </table:table-cell>
          <table:table-cell table:number-columns-repeated="1007"/>
        </table:table-row>
        <table:table-row table:style-name="ro2">
          <table:table-cell office:value-type="date" office:date-value="2011-03-24">
            <text:p>03/24/11</text:p>
          </table:table-cell>
          <table:table-cell office:value-type="float" office:value="47.2">
            <text:p>47.20</text:p>
          </table:table-cell>
          <table:table-cell table:formula="of:=[.C57]/[.B57]*[.B58]" office:value-type="percentage" office:value="1.16056060978608">
            <text:p>116.06%</text:p>
          </table:table-cell>
          <table:table-cell table:formula="of:=[.C58]*[.$T$3]" office:value-type="currency" office:currency="USD" office:value="167489.786083108">
            <text:p>$167,489.79</text:p>
          </table:table-cell>
          <table:table-cell office:value-type="float" office:value="31.32">
            <text:p>31.32</text:p>
          </table:table-cell>
          <table:table-cell table:formula="of:=[.F57]/[.E57]*[.E58]" office:value-type="percentage" office:value="1.17040358744395">
            <text:p>117.04%</text:p>
          </table:table-cell>
          <table:table-cell table:formula="of:=[.F58]*[.$T$4]" office:value-type="currency" office:currency="USD" office:value="169272.778923767">
            <text:p>$169,272.78</text:p>
          </table:table-cell>
          <table:table-cell office:value-type="float" office:value="71.68">
            <text:p>71.68</text:p>
          </table:table-cell>
          <table:table-cell table:formula="of:=[.I57]/[.H57]*[.H58]" office:value-type="percentage" office:value="0.986105379006741">
            <text:p>98.61%</text:p>
          </table:table-cell>
          <table:table-cell table:formula="of:=[.I58]*[.$T$5]" office:value-type="currency" office:currency="USD" office:value="248738.474948411">
            <text:p>$248,738.47</text:p>
          </table:table-cell>
          <table:table-cell office:value-type="float" office:value="35.12">
            <text:p>35.12</text:p>
          </table:table-cell>
          <table:table-cell table:formula="of:=[.L57]/[.K57]*[.K58]" office:value-type="percentage" office:value="0.989017178259645">
            <text:p>98.90%</text:p>
          </table:table-cell>
          <table:table-cell table:formula="of:=[.L58]*[.$T$6]" office:value-type="currency" office:currency="USD" office:value="453771.960574486">
            <text:p>$453,771.96</text:p>
          </table:table-cell>
          <table:table-cell table:formula="of:=[.D58]+[.G58]+[.J58]+[.M58]" office:value-type="currency" office:currency="USD" office:value="1039273.00052977">
            <text:p>$1,039,273.00</text:p>
          </table:table-cell>
          <table:table-cell table:formula="of:=[.N58]/[.$N$2]" office:value-type="percentage" office:value="1.03927300052977">
            <text:p>103.93%</text:p>
          </table:table-cell>
          <table:table-cell table:formula="of:=[.N58]/[.N57]-1" office:value-type="percentage" office:value="0.00150731743383314">
            <text:p>0.15%</text:p>
          </table:table-cell>
          <table:table-cell table:number-columns-repeated="1007"/>
        </table:table-row>
        <table:table-row table:style-name="ro2">
          <table:table-cell office:value-type="date" office:date-value="2011-03-25">
            <text:p>03/25/11</text:p>
          </table:table-cell>
          <table:table-cell office:value-type="float" office:value="47.41">
            <text:p>47.41</text:p>
          </table:table-cell>
          <table:table-cell table:formula="of:=[.C58]/[.B58]*[.B59]" office:value-type="percentage" office:value="1.16572412097369">
            <text:p>116.57%</text:p>
          </table:table-cell>
          <table:table-cell table:formula="of:=[.C59]*[.$T$3]" office:value-type="currency" office:currency="USD" office:value="168234.973690681">
            <text:p>$168,234.97</text:p>
          </table:table-cell>
          <table:table-cell office:value-type="float" office:value="31.6">
            <text:p>31.60</text:p>
          </table:table-cell>
          <table:table-cell table:formula="of:=[.F58]/[.E58]*[.E59]" office:value-type="percentage" office:value="1.18086696562033">
            <text:p>118.09%</text:p>
          </table:table-cell>
          <table:table-cell table:formula="of:=[.F59]*[.$T$4]" office:value-type="currency" office:currency="USD" office:value="170786.073243647">
            <text:p>$170,786.07</text:p>
          </table:table-cell>
          <table:table-cell office:value-type="float" office:value="71.99">
            <text:p>71.99</text:p>
          </table:table-cell>
          <table:table-cell table:formula="of:=[.I58]/[.H58]*[.H59]" office:value-type="percentage" office:value="0.990370064658137">
            <text:p>99.04%</text:p>
          </table:table-cell>
          <table:table-cell table:formula="of:=[.I59]*[.$T$5]" office:value-type="currency" office:currency="USD" office:value="249814.213330582">
            <text:p>$249,814.21</text:p>
          </table:table-cell>
          <table:table-cell office:value-type="float" office:value="35.16">
            <text:p>35.16</text:p>
          </table:table-cell>
          <table:table-cell table:formula="of:=[.L58]/[.K58]*[.K59]" office:value-type="percentage" office:value="0.990143621515066">
            <text:p>99.01%</text:p>
          </table:table-cell>
          <table:table-cell table:formula="of:=[.L59]*[.$T$6]" office:value-type="currency" office:currency="USD" office:value="454288.785130949">
            <text:p>$454,288.79</text:p>
          </table:table-cell>
          <table:table-cell table:formula="of:=[.D59]+[.G59]+[.J59]+[.M59]" office:value-type="currency" office:currency="USD" office:value="1043124.04539586">
            <text:p>$1,043,124.05</text:p>
          </table:table-cell>
          <table:table-cell table:formula="of:=[.N59]/[.$N$2]" office:value-type="percentage" office:value="1.04312404539586">
            <text:p>104.31%</text:p>
          </table:table-cell>
          <table:table-cell table:formula="of:=[.N59]/[.N58]-1" office:value-type="percentage" office:value="0.00370551805360497">
            <text:p>0.37%</text:p>
          </table:table-cell>
          <table:table-cell table:number-columns-repeated="1007"/>
        </table:table-row>
        <table:table-row table:style-name="ro2">
          <table:table-cell office:value-type="date" office:date-value="2011-03-28">
            <text:p>03/28/11</text:p>
          </table:table-cell>
          <table:table-cell office:value-type="float" office:value="46.76">
            <text:p>46.76</text:p>
          </table:table-cell>
          <table:table-cell table:formula="of:=[.C59]/[.B59]*[.B60]" office:value-type="percentage" office:value="1.14974182444062">
            <text:p>114.97%</text:p>
          </table:table-cell>
          <table:table-cell table:formula="of:=[.C60]*[.$T$3]" office:value-type="currency" office:currency="USD" office:value="165928.440619621">
            <text:p>$165,928.44</text:p>
          </table:table-cell>
          <table:table-cell office:value-type="float" office:value="31.44">
            <text:p>31.44</text:p>
          </table:table-cell>
          <table:table-cell table:formula="of:=[.F59]/[.E59]*[.E60]" office:value-type="percentage" office:value="1.17488789237668">
            <text:p>117.49%</text:p>
          </table:table-cell>
          <table:table-cell table:formula="of:=[.F60]*[.$T$4]" office:value-type="currency" office:currency="USD" office:value="169921.333632287">
            <text:p>$169,921.33</text:p>
          </table:table-cell>
          <table:table-cell office:value-type="float" office:value="71.75">
            <text:p>71.75</text:p>
          </table:table-cell>
          <table:table-cell table:formula="of:=[.I59]/[.H59]*[.H60]" office:value-type="percentage" office:value="0.987068372540927">
            <text:p>98.71%</text:p>
          </table:table-cell>
          <table:table-cell table:formula="of:=[.I60]*[.$T$5]" office:value-type="currency" office:currency="USD" office:value="248981.383615353">
            <text:p>$248,981.38</text:p>
          </table:table-cell>
          <table:table-cell office:value-type="float" office:value="35.13">
            <text:p>35.13</text:p>
          </table:table-cell>
          <table:table-cell table:formula="of:=[.L59]/[.K59]*[.K60]" office:value-type="percentage" office:value="0.989298789073501">
            <text:p>98.93%</text:p>
          </table:table-cell>
          <table:table-cell table:formula="of:=[.L60]*[.$T$6]" office:value-type="currency" office:currency="USD" office:value="453901.166713602">
            <text:p>$453,901.17</text:p>
          </table:table-cell>
          <table:table-cell table:formula="of:=[.D60]+[.G60]+[.J60]+[.M60]" office:value-type="currency" office:currency="USD" office:value="1038732.32458086">
            <text:p>$1,038,732.32</text:p>
          </table:table-cell>
          <table:table-cell table:formula="of:=[.N60]/[.$N$2]" office:value-type="percentage" office:value="1.03873232458086">
            <text:p>103.87%</text:p>
          </table:table-cell>
          <table:table-cell table:formula="of:=[.N60]/[.N59]-1" office:value-type="percentage" office:value="-0.00421016161441234">
            <text:p>-0.42%</text:p>
          </table:table-cell>
          <table:table-cell table:number-columns-repeated="1007"/>
        </table:table-row>
        <table:table-row table:style-name="ro2">
          <table:table-cell office:value-type="date" office:date-value="2011-03-29">
            <text:p>03/29/11</text:p>
          </table:table-cell>
          <table:table-cell office:value-type="float" office:value="48.57">
            <text:p>48.57</text:p>
          </table:table-cell>
          <table:table-cell table:formula="of:=[.C60]/[.B60]*[.B61]" office:value-type="percentage" office:value="1.19424637324809">
            <text:p>119.42%</text:p>
          </table:table-cell>
          <table:table-cell table:formula="of:=[.C61]*[.$T$3]" office:value-type="currency" office:currency="USD" office:value="172351.248094418">
            <text:p>$172,351.25</text:p>
          </table:table-cell>
          <table:table-cell office:value-type="float" office:value="31.24">
            <text:p>31.24</text:p>
          </table:table-cell>
          <table:table-cell table:formula="of:=[.F60]/[.E60]*[.E61]" office:value-type="percentage" office:value="1.16741405082212">
            <text:p>116.74%</text:p>
          </table:table-cell>
          <table:table-cell table:formula="of:=[.F61]*[.$T$4]" office:value-type="currency" office:currency="USD" office:value="168840.409118087">
            <text:p>$168,840.41</text:p>
          </table:table-cell>
          <table:table-cell office:value-type="float" office:value="72.1">
            <text:p>72.10</text:p>
          </table:table-cell>
          <table:table-cell table:formula="of:=[.I60]/[.H60]*[.H61]" office:value-type="percentage" office:value="0.991883340211859">
            <text:p>99.19%</text:p>
          </table:table-cell>
          <table:table-cell table:formula="of:=[.I61]*[.$T$5]" office:value-type="currency" office:currency="USD" office:value="250195.926950062">
            <text:p>$250,195.93</text:p>
          </table:table-cell>
          <table:table-cell office:value-type="float" office:value="35.27">
            <text:p>35.27</text:p>
          </table:table-cell>
          <table:table-cell table:formula="of:=[.L60]/[.K60]*[.K61]" office:value-type="percentage" office:value="0.993241340467474">
            <text:p>99.32%</text:p>
          </table:table-cell>
          <table:table-cell table:formula="of:=[.L61]*[.$T$6]" office:value-type="currency" office:currency="USD" office:value="455710.052661222">
            <text:p>$455,710.05</text:p>
          </table:table-cell>
          <table:table-cell table:formula="of:=[.D61]+[.G61]+[.J61]+[.M61]" office:value-type="currency" office:currency="USD" office:value="1047097.63682379">
            <text:p>$1,047,097.64</text:p>
          </table:table-cell>
          <table:table-cell table:formula="of:=[.N61]/[.$N$2]" office:value-type="percentage" office:value="1.04709763682379">
            <text:p>104.71%</text:p>
          </table:table-cell>
          <table:table-cell table:formula="of:=[.N61]/[.N60]-1" office:value-type="percentage" office:value="0.00805338588678439">
            <text:p>0.81%</text:p>
          </table:table-cell>
          <table:table-cell table:number-columns-repeated="1007"/>
        </table:table-row>
        <table:table-row table:style-name="ro2">
          <table:table-cell office:value-type="date" office:date-value="2011-03-30">
            <text:p>03/30/11</text:p>
          </table:table-cell>
          <table:table-cell office:value-type="float" office:value="49.73">
            <text:p>49.73</text:p>
          </table:table-cell>
          <table:table-cell table:formula="of:=[.C61]/[.B61]*[.B62]" office:value-type="percentage" office:value="1.2227686255225">
            <text:p>122.28%</text:p>
          </table:table-cell>
          <table:table-cell table:formula="of:=[.C62]*[.$T$3]" office:value-type="currency" office:currency="USD" office:value="176467.522498156">
            <text:p>$176,467.52</text:p>
          </table:table-cell>
          <table:table-cell office:value-type="float" office:value="31.54">
            <text:p>31.54</text:p>
          </table:table-cell>
          <table:table-cell table:formula="of:=[.F61]/[.E61]*[.E62]" office:value-type="percentage" office:value="1.17862481315396">
            <text:p>117.86%</text:p>
          </table:table-cell>
          <table:table-cell table:formula="of:=[.F62]*[.$T$4]" office:value-type="currency" office:currency="USD" office:value="170461.795889387">
            <text:p>$170,461.80</text:p>
          </table:table-cell>
          <table:table-cell office:value-type="float" office:value="72.52">
            <text:p>72.52</text:p>
          </table:table-cell>
          <table:table-cell table:formula="of:=[.I61]/[.H61]*[.H62]" office:value-type="percentage" office:value="0.997661301416976">
            <text:p>99.77%</text:p>
          </table:table-cell>
          <table:table-cell table:formula="of:=[.I62]*[.$T$5]" office:value-type="currency" office:currency="USD" office:value="251653.378951713">
            <text:p>$251,653.38</text:p>
          </table:table-cell>
          <table:table-cell office:value-type="float" office:value="35.67">
            <text:p>35.67</text:p>
          </table:table-cell>
          <table:table-cell table:formula="of:=[.L61]/[.K61]*[.K62]" office:value-type="percentage" office:value="1.00450577302168">
            <text:p>100.45%</text:p>
          </table:table-cell>
          <table:table-cell table:formula="of:=[.L62]*[.$T$6]" office:value-type="currency" office:currency="USD" office:value="460878.298225852">
            <text:p>$460,878.30</text:p>
          </table:table-cell>
          <table:table-cell table:formula="of:=[.D62]+[.G62]+[.J62]+[.M62]" office:value-type="currency" office:currency="USD" office:value="1059460.99556511">
            <text:p>$1,059,461.00</text:p>
          </table:table-cell>
          <table:table-cell table:formula="of:=[.N62]/[.$N$2]" office:value-type="percentage" office:value="1.05946099556511">
            <text:p>105.95%</text:p>
          </table:table-cell>
          <table:table-cell table:formula="of:=[.N62]/[.N61]-1" office:value-type="percentage" office:value="0.011807264486644">
            <text:p>1.18%</text:p>
          </table:table-cell>
          <table:table-cell table:number-columns-repeated="1007"/>
        </table:table-row>
        <table:table-row table:style-name="ro2">
          <table:table-cell office:value-type="date" office:date-value="2011-03-31">
            <text:p>03/31/11</text:p>
          </table:table-cell>
          <table:table-cell office:value-type="float" office:value="49.34">
            <text:p>49.34</text:p>
          </table:table-cell>
          <table:table-cell table:formula="of:=[.C62]/[.B62]*[.B63]" office:value-type="percentage" office:value="1.21317924760266">
            <text:p>121.32%</text:p>
          </table:table-cell>
          <table:table-cell table:formula="of:=[.C63]*[.$T$3]" office:value-type="currency" office:currency="USD" office:value="175083.60265552">
            <text:p>$175,083.60</text:p>
          </table:table-cell>
          <table:table-cell office:value-type="float" office:value="31.99">
            <text:p>31.99</text:p>
          </table:table-cell>
          <table:table-cell table:formula="of:=[.F62]/[.E62]*[.E63]" office:value-type="percentage" office:value="1.19544095665172">
            <text:p>119.54%</text:p>
          </table:table-cell>
          <table:table-cell table:formula="of:=[.F63]*[.$T$4]" office:value-type="currency" office:currency="USD" office:value="172893.876046338">
            <text:p>$172,893.88</text:p>
          </table:table-cell>
          <table:table-cell office:value-type="float" office:value="72.79">
            <text:p>72.79</text:p>
          </table:table-cell>
          <table:table-cell table:formula="of:=[.I62]/[.H62]*[.H63]" office:value-type="percentage" office:value="1.00137570504884">
            <text:p>100.14%</text:p>
          </table:table-cell>
          <table:table-cell table:formula="of:=[.I63]*[.$T$5]" office:value-type="currency" office:currency="USD" office:value="252590.312381345">
            <text:p>$252,590.31</text:p>
          </table:table-cell>
          <table:table-cell office:value-type="float" office:value="35.66">
            <text:p>35.66</text:p>
          </table:table-cell>
          <table:table-cell table:formula="of:=[.L62]/[.K62]*[.K63]" office:value-type="percentage" office:value="1.00422416220783">
            <text:p>100.42%</text:p>
          </table:table-cell>
          <table:table-cell table:formula="of:=[.L63]*[.$T$6]" office:value-type="currency" office:currency="USD" office:value="460749.092086736">
            <text:p>$460,749.09</text:p>
          </table:table-cell>
          <table:table-cell table:formula="of:=[.D63]+[.G63]+[.J63]+[.M63]" office:value-type="currency" office:currency="USD" office:value="1061316.88316994">
            <text:p>$1,061,316.88</text:p>
          </table:table-cell>
          <table:table-cell table:formula="of:=[.N63]/[.$N$2]" office:value-type="percentage" office:value="1.06131688316994">
            <text:p>106.13%</text:p>
          </table:table-cell>
          <table:table-cell table:formula="of:=[.N63]/[.N62]-1" office:value-type="percentage" office:value="0.00175172810759494">
            <text:p>0.18%</text:p>
          </table:table-cell>
          <table:table-cell table:number-columns-repeated="1007"/>
        </table:table-row>
        <table:table-row table:style-name="ro2">
          <table:table-cell office:value-type="date" office:date-value="2011-04-01">
            <text:p>04/01/11</text:p>
          </table:table-cell>
          <table:table-cell office:value-type="float" office:value="50">
            <text:p>50.00</text:p>
          </table:table-cell>
          <table:table-cell table:formula="of:=[.C63]/[.B63]*[.B64]" office:value-type="percentage" office:value="1.22940742562085">
            <text:p>122.94%</text:p>
          </table:table-cell>
          <table:table-cell table:formula="of:=[.C64]*[.$T$3]" office:value-type="currency" office:currency="USD" office:value="177425.62085075">
            <text:p>$177,425.62</text:p>
          </table:table-cell>
          <table:table-cell office:value-type="float" office:value="32.23">
            <text:p>32.23</text:p>
          </table:table-cell>
          <table:table-cell table:formula="of:=[.F63]/[.E63]*[.E64]" office:value-type="percentage" office:value="1.20440956651719">
            <text:p>120.44%</text:p>
          </table:table-cell>
          <table:table-cell table:formula="of:=[.F64]*[.$T$4]" office:value-type="currency" office:currency="USD" office:value="174190.985463378">
            <text:p>$174,190.99</text:p>
          </table:table-cell>
          <table:table-cell office:value-type="float" office:value="72.7">
            <text:p>72.70</text:p>
          </table:table-cell>
          <table:table-cell table:formula="of:=[.I63]/[.H63]*[.H64]" office:value-type="percentage" office:value="1.00013757050488">
            <text:p>100.01%</text:p>
          </table:table-cell>
          <table:table-cell table:formula="of:=[.I64]*[.$T$5]" office:value-type="currency" office:currency="USD" office:value="252278.001238135">
            <text:p>$252,278.00</text:p>
          </table:table-cell>
          <table:table-cell office:value-type="float" office:value="35.84">
            <text:p>35.84</text:p>
          </table:table-cell>
          <table:table-cell table:formula="of:=[.L63]/[.K63]*[.K64]" office:value-type="percentage" office:value="1.00929315685722">
            <text:p>100.93%</text:p>
          </table:table-cell>
          <table:table-cell table:formula="of:=[.L64]*[.$T$6]" office:value-type="currency" office:currency="USD" office:value="463074.80259082">
            <text:p>$463,074.80</text:p>
          </table:table-cell>
          <table:table-cell table:formula="of:=[.D64]+[.G64]+[.J64]+[.M64]" office:value-type="currency" office:currency="USD" office:value="1066969.41014308">
            <text:p>$1,066,969.41</text:p>
          </table:table-cell>
          <table:table-cell table:formula="of:=[.N64]/[.$N$2]" office:value-type="percentage" office:value="1.06696941014308">
            <text:p>106.70%</text:p>
          </table:table-cell>
          <table:table-cell table:formula="of:=[.N64]/[.N63]-1" office:value-type="percentage" office:value="0.00532595595413454">
            <text:p>0.53%</text:p>
          </table:table-cell>
          <table:table-cell table:number-columns-repeated="1007"/>
        </table:table-row>
        <table:table-row table:style-name="ro2">
          <table:table-cell office:value-type="date" office:date-value="2011-04-04">
            <text:p>04/04/11</text:p>
          </table:table-cell>
          <table:table-cell office:value-type="float" office:value="50.4">
            <text:p>50.40</text:p>
          </table:table-cell>
          <table:table-cell table:formula="of:=[.C64]/[.B64]*[.B65]" office:value-type="percentage" office:value="1.23924268502582">
            <text:p>123.92%</text:p>
          </table:table-cell>
          <table:table-cell table:formula="of:=[.C65]*[.$T$3]" office:value-type="currency" office:currency="USD" office:value="178845.025817556">
            <text:p>$178,845.03</text:p>
          </table:table-cell>
          <table:table-cell office:value-type="float" office:value="32.31">
            <text:p>32.31</text:p>
          </table:table-cell>
          <table:table-cell table:formula="of:=[.F64]/[.E64]*[.E65]" office:value-type="percentage" office:value="1.20739910313901">
            <text:p>120.74%</text:p>
          </table:table-cell>
          <table:table-cell table:formula="of:=[.F65]*[.$T$4]" office:value-type="currency" office:currency="USD" office:value="174623.355269058">
            <text:p>$174,623.36</text:p>
          </table:table-cell>
          <table:table-cell office:value-type="float" office:value="73.08">
            <text:p>73.08</text:p>
          </table:table-cell>
          <table:table-cell table:formula="of:=[.I64]/[.H64]*[.H65]" office:value-type="percentage" office:value="1.00536524969047">
            <text:p>100.54%</text:p>
          </table:table-cell>
          <table:table-cell table:formula="of:=[.I65]*[.$T$5]" office:value-type="currency" office:currency="USD" office:value="253596.648287247">
            <text:p>$253,596.65</text:p>
          </table:table-cell>
          <table:table-cell office:value-type="float" office:value="35.84">
            <text:p>35.84</text:p>
          </table:table-cell>
          <table:table-cell table:formula="of:=[.L64]/[.K64]*[.K65]" office:value-type="percentage" office:value="1.00929315685722">
            <text:p>100.93%</text:p>
          </table:table-cell>
          <table:table-cell table:formula="of:=[.L65]*[.$T$6]" office:value-type="currency" office:currency="USD" office:value="463074.80259082">
            <text:p>$463,074.80</text:p>
          </table:table-cell>
          <table:table-cell table:formula="of:=[.D65]+[.G65]+[.J65]+[.M65]" office:value-type="currency" office:currency="USD" office:value="1070139.83196468">
            <text:p>$1,070,139.83</text:p>
          </table:table-cell>
          <table:table-cell table:formula="of:=[.N65]/[.$N$2]" office:value-type="percentage" office:value="1.07013983196468">
            <text:p>107.01%</text:p>
          </table:table-cell>
          <table:table-cell table:formula="of:=[.N65]/[.N64]-1" office:value-type="percentage" office:value="0.00297142710133902">
            <text:p>0.30%</text:p>
          </table:table-cell>
          <table:table-cell table:number-columns-repeated="1007"/>
        </table:table-row>
        <table:table-row table:style-name="ro2">
          <table:table-cell office:value-type="date" office:date-value="2011-04-05">
            <text:p>04/05/11</text:p>
          </table:table-cell>
          <table:table-cell office:value-type="float" office:value="52.19">
            <text:p>52.19</text:p>
          </table:table-cell>
          <table:table-cell table:formula="of:=[.C65]/[.B65]*[.B66]" office:value-type="percentage" office:value="1.28325547086304">
            <text:p>128.33%</text:p>
          </table:table-cell>
          <table:table-cell table:formula="of:=[.C66]*[.$T$3]" office:value-type="currency" office:currency="USD" office:value="185196.863044013">
            <text:p>$185,196.86</text:p>
          </table:table-cell>
          <table:table-cell office:value-type="float" office:value="32.2">
            <text:p>32.20</text:p>
          </table:table-cell>
          <table:table-cell table:formula="of:=[.F65]/[.E65]*[.E66]" office:value-type="percentage" office:value="1.20328849028401">
            <text:p>120.33%</text:p>
          </table:table-cell>
          <table:table-cell table:formula="of:=[.F66]*[.$T$4]" office:value-type="currency" office:currency="USD" office:value="174028.846786248">
            <text:p>$174,028.85</text:p>
          </table:table-cell>
          <table:table-cell office:value-type="float" office:value="73.28">
            <text:p>73.28</text:p>
          </table:table-cell>
          <table:table-cell table:formula="of:=[.I65]/[.H65]*[.H66]" office:value-type="percentage" office:value="1.00811665978814">
            <text:p>100.81%</text:p>
          </table:table-cell>
          <table:table-cell table:formula="of:=[.I66]*[.$T$5]" office:value-type="currency" office:currency="USD" office:value="254290.673049938">
            <text:p>$254,290.67</text:p>
          </table:table-cell>
          <table:table-cell office:value-type="float" office:value="35.8">
            <text:p>35.80</text:p>
          </table:table-cell>
          <table:table-cell table:formula="of:=[.L65]/[.K65]*[.K66]" office:value-type="percentage" office:value="1.0081667136018">
            <text:p>100.82%</text:p>
          </table:table-cell>
          <table:table-cell table:formula="of:=[.L66]*[.$T$6]" office:value-type="currency" office:currency="USD" office:value="462557.978034356">
            <text:p>$462,557.98</text:p>
          </table:table-cell>
          <table:table-cell table:formula="of:=[.D66]+[.G66]+[.J66]+[.M66]" office:value-type="currency" office:currency="USD" office:value="1076074.36091456">
            <text:p>$1,076,074.36</text:p>
          </table:table-cell>
          <table:table-cell table:formula="of:=[.N66]/[.$N$2]" office:value-type="percentage" office:value="1.07607436091456">
            <text:p>107.61%</text:p>
          </table:table-cell>
          <table:table-cell table:formula="of:=[.N66]/[.N65]-1" office:value-type="percentage" office:value="0.00554556402127293">
            <text:p>0.55%</text:p>
          </table:table-cell>
          <table:table-cell table:number-columns-repeated="1007"/>
        </table:table-row>
        <table:table-row table:style-name="ro2">
          <table:table-cell office:value-type="date" office:date-value="2011-04-06">
            <text:p>04/06/11</text:p>
          </table:table-cell>
          <table:table-cell office:value-type="float" office:value="51">
            <text:p>51.00</text:p>
          </table:table-cell>
          <table:table-cell table:formula="of:=[.C66]/[.B66]*[.B67]" office:value-type="percentage" office:value="1.25399557413327">
            <text:p>125.40%</text:p>
          </table:table-cell>
          <table:table-cell table:formula="of:=[.C67]*[.$T$3]" office:value-type="currency" office:currency="USD" office:value="180974.133267765">
            <text:p>$180,974.13</text:p>
          </table:table-cell>
          <table:table-cell office:value-type="float" office:value="31.7">
            <text:p>31.70</text:p>
          </table:table-cell>
          <table:table-cell table:formula="of:=[.F66]/[.E66]*[.E67]" office:value-type="percentage" office:value="1.18460388639761">
            <text:p>118.46%</text:p>
          </table:table-cell>
          <table:table-cell table:formula="of:=[.F67]*[.$T$4]" office:value-type="currency" office:currency="USD" office:value="171326.535500747">
            <text:p>$171,326.54</text:p>
          </table:table-cell>
          <table:table-cell office:value-type="float" office:value="73.4">
            <text:p>73.40</text:p>
          </table:table-cell>
          <table:table-cell table:formula="of:=[.I66]/[.H66]*[.H67]" office:value-type="percentage" office:value="1.00976750584675">
            <text:p>100.98%</text:p>
          </table:table-cell>
          <table:table-cell table:formula="of:=[.I67]*[.$T$5]" office:value-type="currency" office:currency="USD" office:value="254707.087907553">
            <text:p>$254,707.09</text:p>
          </table:table-cell>
          <table:table-cell office:value-type="float" office:value="36.18">
            <text:p>36.18</text:p>
          </table:table-cell>
          <table:table-cell table:formula="of:=[.L66]/[.K66]*[.K67]" office:value-type="percentage" office:value="1.0188679245283">
            <text:p>101.89%</text:p>
          </table:table-cell>
          <table:table-cell table:formula="of:=[.L67]*[.$T$6]" office:value-type="currency" office:currency="USD" office:value="467467.811320755">
            <text:p>$467,467.81</text:p>
          </table:table-cell>
          <table:table-cell table:formula="of:=[.D67]+[.G67]+[.J67]+[.M67]" office:value-type="currency" office:currency="USD" office:value="1074475.56799682">
            <text:p>$1,074,475.57</text:p>
          </table:table-cell>
          <table:table-cell table:formula="of:=[.N67]/[.$N$2]" office:value-type="percentage" office:value="1.07447556799682">
            <text:p>107.45%</text:p>
          </table:table-cell>
          <table:table-cell table:formula="of:=[.N67]/[.N66]-1" office:value-type="percentage" office:value="-0.0014857643447399">
            <text:p>-0.15%</text:p>
          </table:table-cell>
          <table:table-cell table:number-columns-repeated="1007"/>
        </table:table-row>
        <table:table-row table:style-name="ro2">
          <table:table-cell office:value-type="date" office:date-value="2011-04-07">
            <text:p>04/07/11</text:p>
          </table:table-cell>
          <table:table-cell office:value-type="float" office:value="51.56">
            <text:p>51.56</text:p>
          </table:table-cell>
          <table:table-cell table:formula="of:=[.C67]/[.B67]*[.B68]" office:value-type="percentage" office:value="1.26776493730022">
            <text:p>126.78%</text:p>
          </table:table-cell>
          <table:table-cell table:formula="of:=[.C68]*[.$T$3]" office:value-type="currency" office:currency="USD" office:value="182961.300221293">
            <text:p>$182,961.30</text:p>
          </table:table-cell>
          <table:table-cell office:value-type="float" office:value="31.43">
            <text:p>31.43</text:p>
          </table:table-cell>
          <table:table-cell table:formula="of:=[.F67]/[.E67]*[.E68]" office:value-type="percentage" office:value="1.17451420029895">
            <text:p>117.45%</text:p>
          </table:table-cell>
          <table:table-cell table:formula="of:=[.F68]*[.$T$4]" office:value-type="currency" office:currency="USD" office:value="169867.287406577">
            <text:p>$169,867.29</text:p>
          </table:table-cell>
          <table:table-cell office:value-type="float" office:value="72.72">
            <text:p>72.72</text:p>
          </table:table-cell>
          <table:table-cell table:formula="of:=[.I67]/[.H67]*[.H68]" office:value-type="percentage" office:value="1.00041271151465">
            <text:p>100.04%</text:p>
          </table:table-cell>
          <table:table-cell table:formula="of:=[.I68]*[.$T$5]" office:value-type="currency" office:currency="USD" office:value="252347.403714404">
            <text:p>$252,347.40</text:p>
          </table:table-cell>
          <table:table-cell office:value-type="float" office:value="36.22">
            <text:p>36.22</text:p>
          </table:table-cell>
          <table:table-cell table:formula="of:=[.L67]/[.K67]*[.K68]" office:value-type="percentage" office:value="1.01999436778372">
            <text:p>102.00%</text:p>
          </table:table-cell>
          <table:table-cell table:formula="of:=[.L68]*[.$T$6]" office:value-type="currency" office:currency="USD" office:value="467984.635877218">
            <text:p>$467,984.64</text:p>
          </table:table-cell>
          <table:table-cell table:formula="of:=[.D68]+[.G68]+[.J68]+[.M68]" office:value-type="currency" office:currency="USD" office:value="1073160.62721949">
            <text:p>$1,073,160.63</text:p>
          </table:table-cell>
          <table:table-cell table:formula="of:=[.N68]/[.$N$2]" office:value-type="percentage" office:value="1.07316062721949">
            <text:p>107.32%</text:p>
          </table:table-cell>
          <table:table-cell table:formula="of:=[.N68]/[.N67]-1" office:value-type="percentage" office:value="-0.00122379774514514">
            <text:p>-0.12%</text:p>
          </table:table-cell>
          <table:table-cell table:number-columns-repeated="1007"/>
        </table:table-row>
        <table:table-row table:style-name="ro2">
          <table:table-cell office:value-type="date" office:date-value="2011-04-08">
            <text:p>04/08/11</text:p>
          </table:table-cell>
          <table:table-cell office:value-type="float" office:value="51.19">
            <text:p>51.19</text:p>
          </table:table-cell>
          <table:table-cell table:formula="of:=[.C68]/[.B68]*[.B69]" office:value-type="percentage" office:value="1.25866732235063">
            <text:p>125.87%</text:p>
          </table:table-cell>
          <table:table-cell table:formula="of:=[.C69]*[.$T$3]" office:value-type="currency" office:currency="USD" office:value="181648.350626998">
            <text:p>$181,648.35</text:p>
          </table:table-cell>
          <table:table-cell office:value-type="float" office:value="31.31">
            <text:p>31.31</text:p>
          </table:table-cell>
          <table:table-cell table:formula="of:=[.F68]/[.E68]*[.E69]" office:value-type="percentage" office:value="1.17002989536622">
            <text:p>117.00%</text:p>
          </table:table-cell>
          <table:table-cell table:formula="of:=[.F69]*[.$T$4]" office:value-type="currency" office:currency="USD" office:value="169218.732698057">
            <text:p>$169,218.73</text:p>
          </table:table-cell>
          <table:table-cell office:value-type="float" office:value="72.74">
            <text:p>72.74</text:p>
          </table:table-cell>
          <table:table-cell table:formula="of:=[.I68]/[.H68]*[.H69]" office:value-type="percentage" office:value="1.00068785252442">
            <text:p>100.07%</text:p>
          </table:table-cell>
          <table:table-cell table:formula="of:=[.I69]*[.$T$5]" office:value-type="currency" office:currency="USD" office:value="252416.806190673">
            <text:p>$252,416.81</text:p>
          </table:table-cell>
          <table:table-cell office:value-type="float" office:value="35.93">
            <text:p>35.93</text:p>
          </table:table-cell>
          <table:table-cell table:formula="of:=[.L68]/[.K68]*[.K69]" office:value-type="percentage" office:value="1.01182765418192">
            <text:p>101.18%</text:p>
          </table:table-cell>
          <table:table-cell table:formula="of:=[.L69]*[.$T$6]" office:value-type="currency" office:currency="USD" office:value="464237.657842861">
            <text:p>$464,237.66</text:p>
          </table:table-cell>
          <table:table-cell table:formula="of:=[.D69]+[.G69]+[.J69]+[.M69]" office:value-type="currency" office:currency="USD" office:value="1067521.54735859">
            <text:p>$1,067,521.55</text:p>
          </table:table-cell>
          <table:table-cell table:formula="of:=[.N69]/[.$N$2]" office:value-type="percentage" office:value="1.06752154735859">
            <text:p>106.75%</text:p>
          </table:table-cell>
          <table:table-cell table:formula="of:=[.N69]/[.N68]-1" office:value-type="percentage" office:value="-0.00525464661847863">
            <text:p>-0.53%</text:p>
          </table:table-cell>
          <table:table-cell table:number-columns-repeated="1007"/>
        </table:table-row>
        <table:table-row table:style-name="ro2">
          <table:table-cell office:value-type="date" office:date-value="2011-04-11">
            <text:p>04/11/11</text:p>
          </table:table-cell>
          <table:table-cell office:value-type="float" office:value="49.43">
            <text:p>49.43</text:p>
          </table:table-cell>
          <table:table-cell table:formula="of:=[.C69]/[.B69]*[.B70]" office:value-type="percentage" office:value="1.21539218096877">
            <text:p>121.54%</text:p>
          </table:table-cell>
          <table:table-cell table:formula="of:=[.C70]*[.$T$3]" office:value-type="currency" office:currency="USD" office:value="175402.968773051">
            <text:p>$175,402.97</text:p>
          </table:table-cell>
          <table:table-cell office:value-type="float" office:value="31.04">
            <text:p>31.04</text:p>
          </table:table-cell>
          <table:table-cell table:formula="of:=[.F69]/[.E69]*[.E70]" office:value-type="percentage" office:value="1.15994020926756">
            <text:p>115.99%</text:p>
          </table:table-cell>
          <table:table-cell table:formula="of:=[.F70]*[.$T$4]" office:value-type="currency" office:currency="USD" office:value="167759.484603886">
            <text:p>$167,759.48</text:p>
          </table:table-cell>
          <table:table-cell office:value-type="float" office:value="72.95">
            <text:p>72.95</text:p>
          </table:table-cell>
          <table:table-cell table:formula="of:=[.I69]/[.H69]*[.H70]" office:value-type="percentage" office:value="1.00357683312698">
            <text:p>100.36%</text:p>
          </table:table-cell>
          <table:table-cell table:formula="of:=[.I70]*[.$T$5]" office:value-type="currency" office:currency="USD" office:value="253145.532191498">
            <text:p>$253,145.53</text:p>
          </table:table-cell>
          <table:table-cell office:value-type="float" office:value="35.35">
            <text:p>35.35</text:p>
          </table:table-cell>
          <table:table-cell table:formula="of:=[.L69]/[.K69]*[.K70]" office:value-type="percentage" office:value="0.995494226978316">
            <text:p>99.55%</text:p>
          </table:table-cell>
          <table:table-cell table:formula="of:=[.L70]*[.$T$6]" office:value-type="currency" office:currency="USD" office:value="456743.701774148">
            <text:p>$456,743.70</text:p>
          </table:table-cell>
          <table:table-cell table:formula="of:=[.D70]+[.G70]+[.J70]+[.M70]" office:value-type="currency" office:currency="USD" office:value="1053051.68734258">
            <text:p>$1,053,051.69</text:p>
          </table:table-cell>
          <table:table-cell table:formula="of:=[.N70]/[.$N$2]" office:value-type="percentage" office:value="1.05305168734258">
            <text:p>105.31%</text:p>
          </table:table-cell>
          <table:table-cell table:formula="of:=[.N70]/[.N69]-1" office:value-type="percentage" office:value="-0.0135546303976793">
            <text:p>-1.36%</text:p>
          </table:table-cell>
          <table:table-cell table:number-columns-repeated="1007"/>
        </table:table-row>
        <table:table-row table:style-name="ro2">
          <table:table-cell office:value-type="date" office:date-value="2011-04-12">
            <text:p>04/12/11</text:p>
          </table:table-cell>
          <table:table-cell office:value-type="float" office:value="49.44">
            <text:p>49.44</text:p>
          </table:table-cell>
          <table:table-cell table:formula="of:=[.C70]/[.B70]*[.B71]" office:value-type="percentage" office:value="1.2156380624539">
            <text:p>121.56%</text:p>
          </table:table-cell>
          <table:table-cell table:formula="of:=[.C71]*[.$T$3]" office:value-type="currency" office:currency="USD" office:value="175438.453897222">
            <text:p>$175,438.45</text:p>
          </table:table-cell>
          <table:table-cell office:value-type="float" office:value="30.8">
            <text:p>30.80</text:p>
          </table:table-cell>
          <table:table-cell table:formula="of:=[.F70]/[.E70]*[.E71]" office:value-type="percentage" office:value="1.15097159940209">
            <text:p>115.10%</text:p>
          </table:table-cell>
          <table:table-cell table:formula="of:=[.F71]*[.$T$4]" office:value-type="currency" office:currency="USD" office:value="166462.375186846">
            <text:p>$166,462.38</text:p>
          </table:table-cell>
          <table:table-cell office:value-type="float" office:value="73.34">
            <text:p>73.34</text:p>
          </table:table-cell>
          <table:table-cell table:formula="of:=[.I70]/[.H70]*[.H71]" office:value-type="percentage" office:value="1.00894208281744">
            <text:p>100.89%</text:p>
          </table:table-cell>
          <table:table-cell table:formula="of:=[.I71]*[.$T$5]" office:value-type="currency" office:currency="USD" office:value="254498.880478745">
            <text:p>$254,498.88</text:p>
          </table:table-cell>
          <table:table-cell office:value-type="float" office:value="35.07">
            <text:p>35.07</text:p>
          </table:table-cell>
          <table:table-cell table:formula="of:=[.L70]/[.K70]*[.K71]" office:value-type="percentage" office:value="0.987609124190369">
            <text:p>98.76%</text:p>
          </table:table-cell>
          <table:table-cell table:formula="of:=[.L71]*[.$T$6]" office:value-type="currency" office:currency="USD" office:value="453125.929878907">
            <text:p>$453,125.93</text:p>
          </table:table-cell>
          <table:table-cell table:formula="of:=[.D71]+[.G71]+[.J71]+[.M71]" office:value-type="currency" office:currency="USD" office:value="1049525.63944172">
            <text:p>$1,049,525.64</text:p>
          </table:table-cell>
          <table:table-cell table:formula="of:=[.N71]/[.$N$2]" office:value-type="percentage" office:value="1.04952563944172">
            <text:p>104.95%</text:p>
          </table:table-cell>
          <table:table-cell table:formula="of:=[.N71]/[.N70]-1" office:value-type="percentage" office:value="-0.00334840914576739">
            <text:p>-0.33%</text:p>
          </table:table-cell>
          <table:table-cell table:number-columns-repeated="1007"/>
        </table:table-row>
        <table:table-row table:style-name="ro2">
          <table:table-cell office:value-type="date" office:date-value="2011-04-13">
            <text:p>04/13/11</text:p>
          </table:table-cell>
          <table:table-cell office:value-type="float" office:value="50.65">
            <text:p>50.65</text:p>
          </table:table-cell>
          <table:table-cell table:formula="of:=[.C71]/[.B71]*[.B72]" office:value-type="percentage" office:value="1.24538972215392">
            <text:p>124.54%</text:p>
          </table:table-cell>
          <table:table-cell table:formula="of:=[.C72]*[.$T$3]" office:value-type="currency" office:currency="USD" office:value="179732.15392181">
            <text:p>$179,732.15</text:p>
          </table:table-cell>
          <table:table-cell office:value-type="float" office:value="30.82">
            <text:p>30.82</text:p>
          </table:table-cell>
          <table:table-cell table:formula="of:=[.F71]/[.E71]*[.E72]" office:value-type="percentage" office:value="1.15171898355755">
            <text:p>115.17%</text:p>
          </table:table-cell>
          <table:table-cell table:formula="of:=[.F72]*[.$T$4]" office:value-type="currency" office:currency="USD" office:value="166570.467638266">
            <text:p>$166,570.47</text:p>
          </table:table-cell>
          <table:table-cell office:value-type="float" office:value="73.56">
            <text:p>73.56</text:p>
          </table:table-cell>
          <table:table-cell table:formula="of:=[.I71]/[.H71]*[.H72]" office:value-type="percentage" office:value="1.01196863392489">
            <text:p>101.20%</text:p>
          </table:table-cell>
          <table:table-cell table:formula="of:=[.I72]*[.$T$5]" office:value-type="currency" office:currency="USD" office:value="255262.307717705">
            <text:p>$255,262.31</text:p>
          </table:table-cell>
          <table:table-cell office:value-type="float" office:value="35.16">
            <text:p>35.16</text:p>
          </table:table-cell>
          <table:table-cell table:formula="of:=[.L71]/[.K71]*[.K72]" office:value-type="percentage" office:value="0.990143621515066">
            <text:p>99.01%</text:p>
          </table:table-cell>
          <table:table-cell table:formula="of:=[.L72]*[.$T$6]" office:value-type="currency" office:currency="USD" office:value="454288.785130949">
            <text:p>$454,288.79</text:p>
          </table:table-cell>
          <table:table-cell table:formula="of:=[.D72]+[.G72]+[.J72]+[.M72]" office:value-type="currency" office:currency="USD" office:value="1055853.71440873">
            <text:p>$1,055,853.71</text:p>
          </table:table-cell>
          <table:table-cell table:formula="of:=[.N72]/[.$N$2]" office:value-type="percentage" office:value="1.05585371440873">
            <text:p>105.59%</text:p>
          </table:table-cell>
          <table:table-cell table:formula="of:=[.N72]/[.N71]-1" office:value-type="percentage" office:value="0.00602946200568844">
            <text:p>0.60%</text:p>
          </table:table-cell>
          <table:table-cell table:number-columns-repeated="1007"/>
        </table:table-row>
        <table:table-row table:style-name="ro2">
          <table:table-cell office:value-type="date" office:date-value="2011-04-14">
            <text:p>04/14/11</text:p>
          </table:table-cell>
          <table:table-cell office:value-type="float" office:value="50.56">
            <text:p>50.56</text:p>
          </table:table-cell>
          <table:table-cell table:formula="of:=[.C72]/[.B72]*[.B73]" office:value-type="percentage" office:value="1.2431767887878">
            <text:p>124.32%</text:p>
          </table:table-cell>
          <table:table-cell table:formula="of:=[.C73]*[.$T$3]" office:value-type="currency" office:currency="USD" office:value="179412.787804278">
            <text:p>$179,412.79</text:p>
          </table:table-cell>
          <table:table-cell office:value-type="float" office:value="30.83">
            <text:p>30.83</text:p>
          </table:table-cell>
          <table:table-cell table:formula="of:=[.F72]/[.E72]*[.E73]" office:value-type="percentage" office:value="1.15209267563528">
            <text:p>115.21%</text:p>
          </table:table-cell>
          <table:table-cell table:formula="of:=[.F73]*[.$T$4]" office:value-type="currency" office:currency="USD" office:value="166624.513863976">
            <text:p>$166,624.51</text:p>
          </table:table-cell>
          <table:table-cell office:value-type="float" office:value="73.73">
            <text:p>73.73</text:p>
          </table:table-cell>
          <table:table-cell table:formula="of:=[.I72]/[.H72]*[.H73]" office:value-type="percentage" office:value="1.01430733250791">
            <text:p>101.43%</text:p>
          </table:table-cell>
          <table:table-cell table:formula="of:=[.I73]*[.$T$5]" office:value-type="currency" office:currency="USD" office:value="255852.228765993">
            <text:p>$255,852.23</text:p>
          </table:table-cell>
          <table:table-cell office:value-type="float" office:value="35.4">
            <text:p>35.40</text:p>
          </table:table-cell>
          <table:table-cell table:formula="of:=[.L72]/[.K72]*[.K73]" office:value-type="percentage" office:value="0.996902281047592">
            <text:p>99.69%</text:p>
          </table:table-cell>
          <table:table-cell table:formula="of:=[.L73]*[.$T$6]" office:value-type="currency" office:currency="USD" office:value="457389.732469727">
            <text:p>$457,389.73</text:p>
          </table:table-cell>
          <table:table-cell table:formula="of:=[.D73]+[.G73]+[.J73]+[.M73]" office:value-type="currency" office:currency="USD" office:value="1059279.26290397">
            <text:p>$1,059,279.26</text:p>
          </table:table-cell>
          <table:table-cell table:formula="of:=[.N73]/[.$N$2]" office:value-type="percentage" office:value="1.05927926290397">
            <text:p>105.93%</text:p>
          </table:table-cell>
          <table:table-cell table:formula="of:=[.N73]/[.N72]-1" office:value-type="percentage" office:value="0.0032443400525064">
            <text:p>0.32%</text:p>
          </table:table-cell>
          <table:table-cell table:number-columns-repeated="1007"/>
        </table:table-row>
        <table:table-row table:style-name="ro2">
          <table:table-cell office:value-type="date" office:date-value="2011-04-15">
            <text:p>04/15/11</text:p>
          </table:table-cell>
          <table:table-cell office:value-type="float" office:value="50.65">
            <text:p>50.65</text:p>
          </table:table-cell>
          <table:table-cell table:formula="of:=[.C73]/[.B73]*[.B74]" office:value-type="percentage" office:value="1.24538972215392">
            <text:p>124.54%</text:p>
          </table:table-cell>
          <table:table-cell table:formula="of:=[.C74]*[.$T$3]" office:value-type="currency" office:currency="USD" office:value="179732.15392181">
            <text:p>$179,732.15</text:p>
          </table:table-cell>
          <table:table-cell office:value-type="float" office:value="31.12">
            <text:p>31.12</text:p>
          </table:table-cell>
          <table:table-cell table:formula="of:=[.F73]/[.E73]*[.E74]" office:value-type="percentage" office:value="1.16292974588939">
            <text:p>116.29%</text:p>
          </table:table-cell>
          <table:table-cell table:formula="of:=[.F74]*[.$T$4]" office:value-type="currency" office:currency="USD" office:value="168191.854409566">
            <text:p>$168,191.85</text:p>
          </table:table-cell>
          <table:table-cell office:value-type="float" office:value="74.03">
            <text:p>74.03</text:p>
          </table:table-cell>
          <table:table-cell table:formula="of:=[.I73]/[.H73]*[.H74]" office:value-type="percentage" office:value="1.01843444765442">
            <text:p>101.84%</text:p>
          </table:table-cell>
          <table:table-cell table:formula="of:=[.I74]*[.$T$5]" office:value-type="currency" office:currency="USD" office:value="256893.265910029">
            <text:p>$256,893.27</text:p>
          </table:table-cell>
          <table:table-cell office:value-type="float" office:value="35.86">
            <text:p>35.86</text:p>
          </table:table-cell>
          <table:table-cell table:formula="of:=[.L73]/[.K73]*[.K74]" office:value-type="percentage" office:value="1.00985637848493">
            <text:p>100.99%</text:p>
          </table:table-cell>
          <table:table-cell table:formula="of:=[.L74]*[.$T$6]" office:value-type="currency" office:currency="USD" office:value="463333.214869051">
            <text:p>$463,333.21</text:p>
          </table:table-cell>
          <table:table-cell table:formula="of:=[.D74]+[.G74]+[.J74]+[.M74]" office:value-type="currency" office:currency="USD" office:value="1068150.48911046">
            <text:p>$1,068,150.49</text:p>
          </table:table-cell>
          <table:table-cell table:formula="of:=[.N74]/[.$N$2]" office:value-type="percentage" office:value="1.06815048911046">
            <text:p>106.82%</text:p>
          </table:table-cell>
          <table:table-cell table:formula="of:=[.N74]/[.N73]-1" office:value-type="percentage" office:value="0.00837477567734291">
            <text:p>0.84%</text:p>
          </table:table-cell>
          <table:table-cell table:number-columns-repeated="1007"/>
        </table:table-row>
        <table:table-row table:style-name="ro2">
          <table:table-cell office:value-type="date" office:date-value="2011-04-18">
            <text:p>04/18/11</text:p>
          </table:table-cell>
          <table:table-cell office:value-type="float" office:value="49.01">
            <text:p>49.01</text:p>
          </table:table-cell>
          <table:table-cell table:formula="of:=[.C74]/[.B74]*[.B75]" office:value-type="percentage" office:value="1.20506515859356">
            <text:p>120.51%</text:p>
          </table:table-cell>
          <table:table-cell table:formula="of:=[.C75]*[.$T$3]" office:value-type="currency" office:currency="USD" office:value="173912.593557905">
            <text:p>$173,912.59</text:p>
          </table:table-cell>
          <table:table-cell office:value-type="float" office:value="30.72">
            <text:p>30.72</text:p>
          </table:table-cell>
          <table:table-cell table:formula="of:=[.F74]/[.E74]*[.E75]" office:value-type="percentage" office:value="1.14798206278027">
            <text:p>114.80%</text:p>
          </table:table-cell>
          <table:table-cell table:formula="of:=[.F75]*[.$T$4]" office:value-type="currency" office:currency="USD" office:value="166030.005381166">
            <text:p>$166,030.01</text:p>
          </table:table-cell>
          <table:table-cell office:value-type="float" office:value="73.66">
            <text:p>73.66</text:p>
          </table:table-cell>
          <table:table-cell table:formula="of:=[.I74]/[.H74]*[.H75]" office:value-type="percentage" office:value="1.01334433897372">
            <text:p>101.33%</text:p>
          </table:table-cell>
          <table:table-cell table:formula="of:=[.I75]*[.$T$5]" office:value-type="currency" office:currency="USD" office:value="255609.320099051">
            <text:p>$255,609.32</text:p>
          </table:table-cell>
          <table:table-cell office:value-type="float" office:value="35.81">
            <text:p>35.81</text:p>
          </table:table-cell>
          <table:table-cell table:formula="of:=[.L74]/[.K74]*[.K75]" office:value-type="percentage" office:value="1.00844832441566">
            <text:p>100.84%</text:p>
          </table:table-cell>
          <table:table-cell table:formula="of:=[.L75]*[.$T$6]" office:value-type="currency" office:currency="USD" office:value="462687.184173472">
            <text:p>$462,687.18</text:p>
          </table:table-cell>
          <table:table-cell table:formula="of:=[.D75]+[.G75]+[.J75]+[.M75]" office:value-type="currency" office:currency="USD" office:value="1058239.10321159">
            <text:p>$1,058,239.10</text:p>
          </table:table-cell>
          <table:table-cell table:formula="of:=[.N75]/[.$N$2]" office:value-type="percentage" office:value="1.05823910321159">
            <text:p>105.82%</text:p>
          </table:table-cell>
          <table:table-cell table:formula="of:=[.N75]/[.N74]-1" office:value-type="percentage" office:value="-0.00927901639320117">
            <text:p>-0.93%</text:p>
          </table:table-cell>
          <table:table-cell table:number-columns-repeated="1007"/>
        </table:table-row>
        <table:table-row table:style-name="ro2">
          <table:table-cell office:value-type="date" office:date-value="2011-04-19">
            <text:p>04/19/11</text:p>
          </table:table-cell>
          <table:table-cell office:value-type="float" office:value="49.08">
            <text:p>49.08</text:p>
          </table:table-cell>
          <table:table-cell table:formula="of:=[.C75]/[.B75]*[.B76]" office:value-type="percentage" office:value="1.20678632898943">
            <text:p>120.68%</text:p>
          </table:table-cell>
          <table:table-cell table:formula="of:=[.C76]*[.$T$3]" office:value-type="currency" office:currency="USD" office:value="174160.989427096">
            <text:p>$174,160.99</text:p>
          </table:table-cell>
          <table:table-cell office:value-type="float" office:value="30.78">
            <text:p>30.78</text:p>
          </table:table-cell>
          <table:table-cell table:formula="of:=[.F75]/[.E75]*[.E76]" office:value-type="percentage" office:value="1.15022421524664">
            <text:p>115.02%</text:p>
          </table:table-cell>
          <table:table-cell table:formula="of:=[.F76]*[.$T$4]" office:value-type="currency" office:currency="USD" office:value="166354.282735426">
            <text:p>$166,354.28</text:p>
          </table:table-cell>
          <table:table-cell office:value-type="float" office:value="73.28">
            <text:p>73.28</text:p>
          </table:table-cell>
          <table:table-cell table:formula="of:=[.I75]/[.H75]*[.H76]" office:value-type="percentage" office:value="1.00811665978814">
            <text:p>100.81%</text:p>
          </table:table-cell>
          <table:table-cell table:formula="of:=[.I76]*[.$T$5]" office:value-type="currency" office:currency="USD" office:value="254290.673049938">
            <text:p>$254,290.67</text:p>
          </table:table-cell>
          <table:table-cell office:value-type="float" office:value="35.73">
            <text:p>35.73</text:p>
          </table:table-cell>
          <table:table-cell table:formula="of:=[.L75]/[.K75]*[.K76]" office:value-type="percentage" office:value="1.00619543790482">
            <text:p>100.62%</text:p>
          </table:table-cell>
          <table:table-cell table:formula="of:=[.L76]*[.$T$6]" office:value-type="currency" office:currency="USD" office:value="461653.535060546">
            <text:p>$461,653.54</text:p>
          </table:table-cell>
          <table:table-cell table:formula="of:=[.D76]+[.G76]+[.J76]+[.M76]" office:value-type="currency" office:currency="USD" office:value="1056459.48027301">
            <text:p>$1,056,459.48</text:p>
          </table:table-cell>
          <table:table-cell table:formula="of:=[.N76]/[.$N$2]" office:value-type="percentage" office:value="1.05645948027301">
            <text:p>105.65%</text:p>
          </table:table-cell>
          <table:table-cell table:formula="of:=[.N76]/[.N75]-1" office:value-type="percentage" office:value="-0.00168168321619067">
            <text:p>-0.17%</text:p>
          </table:table-cell>
          <table:table-cell table:number-columns-repeated="1007"/>
        </table:table-row>
        <table:table-row table:style-name="ro2">
          <table:table-cell office:value-type="date" office:date-value="2011-04-20">
            <text:p>04/20/11</text:p>
          </table:table-cell>
          <table:table-cell office:value-type="float" office:value="50.88">
            <text:p>50.88</text:p>
          </table:table-cell>
          <table:table-cell table:formula="of:=[.C76]/[.B76]*[.B77]" office:value-type="percentage" office:value="1.25104499631178">
            <text:p>125.10%</text:p>
          </table:table-cell>
          <table:table-cell table:formula="of:=[.C77]*[.$T$3]" office:value-type="currency" office:currency="USD" office:value="180548.311777723">
            <text:p>$180,548.31</text:p>
          </table:table-cell>
          <table:table-cell office:value-type="float" office:value="31.83">
            <text:p>31.83</text:p>
          </table:table-cell>
          <table:table-cell table:formula="of:=[.F76]/[.E76]*[.E77]" office:value-type="percentage" office:value="1.18946188340807">
            <text:p>118.95%</text:p>
          </table:table-cell>
          <table:table-cell table:formula="of:=[.F77]*[.$T$4]" office:value-type="currency" office:currency="USD" office:value="172029.136434978">
            <text:p>$172,029.14</text:p>
          </table:table-cell>
          <table:table-cell office:value-type="float" office:value="75">
            <text:p>75.00</text:p>
          </table:table-cell>
          <table:table-cell table:formula="of:=[.I76]/[.H76]*[.H77]" office:value-type="percentage" office:value="1.03177878662815">
            <text:p>103.18%</text:p>
          </table:table-cell>
          <table:table-cell table:formula="of:=[.I77]*[.$T$5]" office:value-type="currency" office:currency="USD" office:value="260259.28600908">
            <text:p>$260,259.29</text:p>
          </table:table-cell>
          <table:table-cell office:value-type="float" office:value="36.01">
            <text:p>36.01</text:p>
          </table:table-cell>
          <table:table-cell table:formula="of:=[.L76]/[.K76]*[.K77]" office:value-type="percentage" office:value="1.01408054069276">
            <text:p>101.41%</text:p>
          </table:table-cell>
          <table:table-cell table:formula="of:=[.L77]*[.$T$6]" office:value-type="currency" office:currency="USD" office:value="465271.306955787">
            <text:p>$465,271.31</text:p>
          </table:table-cell>
          <table:table-cell table:formula="of:=[.D77]+[.G77]+[.J77]+[.M77]" office:value-type="currency" office:currency="USD" office:value="1078108.04117757">
            <text:p>$1,078,108.04</text:p>
          </table:table-cell>
          <table:table-cell table:formula="of:=[.N77]/[.$N$2]" office:value-type="percentage" office:value="1.07810804117757">
            <text:p>107.81%</text:p>
          </table:table-cell>
          <table:table-cell table:formula="of:=[.N77]/[.N76]-1" office:value-type="percentage" office:value="0.0204916149732184">
            <text:p>2.05%</text:p>
          </table:table-cell>
          <table:table-cell table:number-columns-repeated="1007"/>
        </table:table-row>
        <table:table-row table:style-name="ro2">
          <table:table-cell office:value-type="date" office:date-value="2011-04-21">
            <text:p>04/21/11</text:p>
          </table:table-cell>
          <table:table-cell office:value-type="float" office:value="49.88">
            <text:p>49.88</text:p>
          </table:table-cell>
          <table:table-cell table:formula="of:=[.C77]/[.B77]*[.B78]" office:value-type="percentage" office:value="1.22645684779936">
            <text:p>122.65%</text:p>
          </table:table-cell>
          <table:table-cell table:formula="of:=[.C78]*[.$T$3]" office:value-type="currency" office:currency="USD" office:value="176999.799360708">
            <text:p>$176,999.80</text:p>
          </table:table-cell>
          <table:table-cell office:value-type="float" office:value="31.99">
            <text:p>31.99</text:p>
          </table:table-cell>
          <table:table-cell table:formula="of:=[.F77]/[.E77]*[.E78]" office:value-type="percentage" office:value="1.19544095665172">
            <text:p>119.54%</text:p>
          </table:table-cell>
          <table:table-cell table:formula="of:=[.F78]*[.$T$4]" office:value-type="currency" office:currency="USD" office:value="172893.876046338">
            <text:p>$172,893.88</text:p>
          </table:table-cell>
          <table:table-cell office:value-type="float" office:value="73.58">
            <text:p>73.58</text:p>
          </table:table-cell>
          <table:table-cell table:formula="of:=[.I77]/[.H77]*[.H78]" office:value-type="percentage" office:value="1.01224377493465">
            <text:p>101.22%</text:p>
          </table:table-cell>
          <table:table-cell table:formula="of:=[.I78]*[.$T$5]" office:value-type="currency" office:currency="USD" office:value="255331.710193974">
            <text:p>$255,331.71</text:p>
          </table:table-cell>
          <table:table-cell office:value-type="float" office:value="36.08">
            <text:p>36.08</text:p>
          </table:table-cell>
          <table:table-cell table:formula="of:=[.L77]/[.K77]*[.K78]" office:value-type="percentage" office:value="1.01605181638975">
            <text:p>101.61%</text:p>
          </table:table-cell>
          <table:table-cell table:formula="of:=[.L78]*[.$T$6]" office:value-type="currency" office:currency="USD" office:value="466175.749929597">
            <text:p>$466,175.75</text:p>
          </table:table-cell>
          <table:table-cell table:formula="of:=[.D78]+[.G78]+[.J78]+[.M78]" office:value-type="currency" office:currency="USD" office:value="1071401.13553062">
            <text:p>$1,071,401.14</text:p>
          </table:table-cell>
          <table:table-cell table:formula="of:=[.N78]/[.$N$2]" office:value-type="percentage" office:value="1.07140113553062">
            <text:p>107.14%</text:p>
          </table:table-cell>
          <table:table-cell table:formula="of:=[.N78]/[.N77]-1" office:value-type="percentage" office:value="-0.00622099584715474">
            <text:p>-0.62%</text:p>
          </table:table-cell>
          <table:table-cell table:number-columns-repeated="1007"/>
        </table:table-row>
        <table:table-row table:style-name="ro2">
          <table:table-cell office:value-type="date" office:date-value="2011-04-25">
            <text:p>04/25/11</text:p>
          </table:table-cell>
          <table:table-cell office:value-type="float" office:value="47.8">
            <text:p>47.80</text:p>
          </table:table-cell>
          <table:table-cell table:formula="of:=[.C78]/[.B78]*[.B79]" office:value-type="percentage" office:value="1.17531349889353">
            <text:p>117.53%</text:p>
          </table:table-cell>
          <table:table-cell table:formula="of:=[.C79]*[.$T$3]" office:value-type="currency" office:currency="USD" office:value="169618.893533317">
            <text:p>$169,618.89</text:p>
          </table:table-cell>
          <table:table-cell office:value-type="float" office:value="32.14">
            <text:p>32.14</text:p>
          </table:table-cell>
          <table:table-cell table:formula="of:=[.F78]/[.E78]*[.E79]" office:value-type="percentage" office:value="1.20104633781764">
            <text:p>120.10%</text:p>
          </table:table-cell>
          <table:table-cell table:formula="of:=[.F79]*[.$T$4]" office:value-type="currency" office:currency="USD" office:value="173704.569431988">
            <text:p>$173,704.57</text:p>
          </table:table-cell>
          <table:table-cell office:value-type="float" office:value="73.79">
            <text:p>73.79</text:p>
          </table:table-cell>
          <table:table-cell table:formula="of:=[.I78]/[.H78]*[.H79]" office:value-type="percentage" office:value="1.01513275553721">
            <text:p>101.51%</text:p>
          </table:table-cell>
          <table:table-cell table:formula="of:=[.I79]*[.$T$5]" office:value-type="currency" office:currency="USD" office:value="256060.4361948">
            <text:p>$256,060.44</text:p>
          </table:table-cell>
          <table:table-cell office:value-type="float" office:value="36.05">
            <text:p>36.05</text:p>
          </table:table-cell>
          <table:table-cell table:formula="of:=[.L78]/[.K78]*[.K79]" office:value-type="percentage" office:value="1.01520698394818">
            <text:p>101.52%</text:p>
          </table:table-cell>
          <table:table-cell table:formula="of:=[.L79]*[.$T$6]" office:value-type="currency" office:currency="USD" office:value="465788.13151225">
            <text:p>$465,788.13</text:p>
          </table:table-cell>
          <table:table-cell table:formula="of:=[.D79]+[.G79]+[.J79]+[.M79]" office:value-type="currency" office:currency="USD" office:value="1065172.03067235">
            <text:p>$1,065,172.03</text:p>
          </table:table-cell>
          <table:table-cell table:formula="of:=[.N79]/[.$N$2]" office:value-type="percentage" office:value="1.06517203067235">
            <text:p>106.52%</text:p>
          </table:table-cell>
          <table:table-cell table:formula="of:=[.N79]/[.N78]-1" office:value-type="percentage" office:value="-0.00581398007869194">
            <text:p>-0.58%</text:p>
          </table:table-cell>
          <table:table-cell table:number-columns-repeated="1007"/>
        </table:table-row>
        <table:table-row table:style-name="ro2">
          <table:table-cell office:value-type="date" office:date-value="2011-04-26">
            <text:p>04/26/11</text:p>
          </table:table-cell>
          <table:table-cell office:value-type="float" office:value="46.88">
            <text:p>46.88</text:p>
          </table:table-cell>
          <table:table-cell table:formula="of:=[.C79]/[.B79]*[.B80]" office:value-type="percentage" office:value="1.15269240226211">
            <text:p>115.27%</text:p>
          </table:table-cell>
          <table:table-cell table:formula="of:=[.C80]*[.$T$3]" office:value-type="currency" office:currency="USD" office:value="166354.262109663">
            <text:p>$166,354.26</text:p>
          </table:table-cell>
          <table:table-cell office:value-type="float" office:value="32.76">
            <text:p>32.76</text:p>
          </table:table-cell>
          <table:table-cell table:formula="of:=[.F79]/[.E79]*[.E80]" office:value-type="percentage" office:value="1.22421524663677">
            <text:p>122.42%</text:p>
          </table:table-cell>
          <table:table-cell table:formula="of:=[.F80]*[.$T$4]" office:value-type="currency" office:currency="USD" office:value="177055.435426009">
            <text:p>$177,055.44</text:p>
          </table:table-cell>
          <table:table-cell office:value-type="float" office:value="73.61">
            <text:p>73.61</text:p>
          </table:table-cell>
          <table:table-cell table:formula="of:=[.I79]/[.H79]*[.H80]" office:value-type="percentage" office:value="1.01265648644931">
            <text:p>101.27%</text:p>
          </table:table-cell>
          <table:table-cell table:formula="of:=[.I80]*[.$T$5]" office:value-type="currency" office:currency="USD" office:value="255435.813908378">
            <text:p>$255,435.81</text:p>
          </table:table-cell>
          <table:table-cell office:value-type="float" office:value="36.13">
            <text:p>36.13</text:p>
          </table:table-cell>
          <table:table-cell table:formula="of:=[.L79]/[.K79]*[.K80]" office:value-type="percentage" office:value="1.01745987045903">
            <text:p>101.75%</text:p>
          </table:table-cell>
          <table:table-cell table:formula="of:=[.L80]*[.$T$6]" office:value-type="currency" office:currency="USD" office:value="466821.780625176">
            <text:p>$466,821.78</text:p>
          </table:table-cell>
          <table:table-cell table:formula="of:=[.D80]+[.G80]+[.J80]+[.M80]" office:value-type="currency" office:currency="USD" office:value="1065667.29206923">
            <text:p>$1,065,667.29</text:p>
          </table:table-cell>
          <table:table-cell table:formula="of:=[.N80]/[.$N$2]" office:value-type="percentage" office:value="1.06566729206923">
            <text:p>106.57%</text:p>
          </table:table-cell>
          <table:table-cell table:formula="of:=[.N80]/[.N79]-1" office:value-type="percentage" office:value="0.000464959070093807">
            <text:p>0.05%</text:p>
          </table:table-cell>
          <table:table-cell table:number-columns-repeated="1007"/>
        </table:table-row>
        <table:table-row table:style-name="ro2">
          <table:table-cell office:value-type="date" office:date-value="2011-04-27">
            <text:p>04/27/11</text:p>
          </table:table-cell>
          <table:table-cell office:value-type="float" office:value="48.28">
            <text:p>48.28</text:p>
          </table:table-cell>
          <table:table-cell table:formula="of:=[.C80]/[.B80]*[.B81]" office:value-type="percentage" office:value="1.18711581017949">
            <text:p>118.71%</text:p>
          </table:table-cell>
          <table:table-cell table:formula="of:=[.C81]*[.$T$3]" office:value-type="currency" office:currency="USD" office:value="171322.179493484">
            <text:p>$171,322.18</text:p>
          </table:table-cell>
          <table:table-cell office:value-type="float" office:value="33.07">
            <text:p>33.07</text:p>
          </table:table-cell>
          <table:table-cell table:formula="of:=[.F80]/[.E80]*[.E81]" office:value-type="percentage" office:value="1.23579970104634">
            <text:p>123.58%</text:p>
          </table:table-cell>
          <table:table-cell table:formula="of:=[.F81]*[.$T$4]" office:value-type="currency" office:currency="USD" office:value="178730.868423019">
            <text:p>$178,730.87</text:p>
          </table:table-cell>
          <table:table-cell office:value-type="float" office:value="74.5">
            <text:p>74.50</text:p>
          </table:table-cell>
          <table:table-cell table:formula="of:=[.I80]/[.H80]*[.H81]" office:value-type="percentage" office:value="1.02490026138396">
            <text:p>102.49%</text:p>
          </table:table-cell>
          <table:table-cell table:formula="of:=[.I81]*[.$T$5]" office:value-type="currency" office:currency="USD" office:value="258524.224102352">
            <text:p>$258,524.22</text:p>
          </table:table-cell>
          <table:table-cell office:value-type="float" office:value="36.4">
            <text:p>36.40</text:p>
          </table:table-cell>
          <table:table-cell table:formula="of:=[.L80]/[.K80]*[.K81]" office:value-type="percentage" office:value="1.02506336243312">
            <text:p>102.51%</text:p>
          </table:table-cell>
          <table:table-cell table:formula="of:=[.L81]*[.$T$6]" office:value-type="currency" office:currency="USD" office:value="470310.346381301">
            <text:p>$470,310.35</text:p>
          </table:table-cell>
          <table:table-cell table:formula="of:=[.D81]+[.G81]+[.J81]+[.M81]" office:value-type="currency" office:currency="USD" office:value="1078887.61840016">
            <text:p>$1,078,887.62</text:p>
          </table:table-cell>
          <table:table-cell table:formula="of:=[.N81]/[.$N$2]" office:value-type="percentage" office:value="1.07888761840016">
            <text:p>107.89%</text:p>
          </table:table-cell>
          <table:table-cell table:formula="of:=[.N81]/[.N80]-1" office:value-type="percentage" office:value="0.0124056789856624">
            <text:p>1.24%</text:p>
          </table:table-cell>
          <table:table-cell table:number-columns-repeated="1007"/>
        </table:table-row>
        <table:table-row table:style-name="ro2">
          <table:table-cell office:value-type="date" office:date-value="2011-04-28">
            <text:p>04/28/11</text:p>
          </table:table-cell>
          <table:table-cell office:value-type="float" office:value="48.53">
            <text:p>48.53</text:p>
          </table:table-cell>
          <table:table-cell table:formula="of:=[.C81]/[.B81]*[.B82]" office:value-type="percentage" office:value="1.1932628473076">
            <text:p>119.33%</text:p>
          </table:table-cell>
          <table:table-cell table:formula="of:=[.C82]*[.$T$3]" office:value-type="currency" office:currency="USD" office:value="172209.307597738">
            <text:p>$172,209.31</text:p>
          </table:table-cell>
          <table:table-cell office:value-type="float" office:value="33.31">
            <text:p>33.31</text:p>
          </table:table-cell>
          <table:table-cell table:formula="of:=[.F81]/[.E81]*[.E82]" office:value-type="percentage" office:value="1.24476831091181">
            <text:p>124.48%</text:p>
          </table:table-cell>
          <table:table-cell table:formula="of:=[.F82]*[.$T$4]" office:value-type="currency" office:currency="USD" office:value="180027.97784006">
            <text:p>$180,027.98</text:p>
          </table:table-cell>
          <table:table-cell office:value-type="float" office:value="74.65">
            <text:p>74.65</text:p>
          </table:table-cell>
          <table:table-cell table:formula="of:=[.I81]/[.H81]*[.H82]" office:value-type="percentage" office:value="1.02696381895722">
            <text:p>102.70%</text:p>
          </table:table-cell>
          <table:table-cell table:formula="of:=[.I82]*[.$T$5]" office:value-type="currency" office:currency="USD" office:value="259044.742674371">
            <text:p>$259,044.74</text:p>
          </table:table-cell>
          <table:table-cell office:value-type="float" office:value="36.8">
            <text:p>36.80</text:p>
          </table:table-cell>
          <table:table-cell table:formula="of:=[.L81]/[.K81]*[.K82]" office:value-type="percentage" office:value="1.03632779498733">
            <text:p>103.63%</text:p>
          </table:table-cell>
          <table:table-cell table:formula="of:=[.L82]*[.$T$6]" office:value-type="currency" office:currency="USD" office:value="475478.591945931">
            <text:p>$475,478.59</text:p>
          </table:table-cell>
          <table:table-cell table:formula="of:=[.D82]+[.G82]+[.J82]+[.M82]" office:value-type="currency" office:currency="USD" office:value="1086760.6200581">
            <text:p>$1,086,760.62</text:p>
          </table:table-cell>
          <table:table-cell table:formula="of:=[.N82]/[.$N$2]" office:value-type="percentage" office:value="1.0867606200581">
            <text:p>108.68%</text:p>
          </table:table-cell>
          <table:table-cell table:formula="of:=[.N82]/[.N81]-1" office:value-type="percentage" office:value="0.00729733247807252">
            <text:p>0.73%</text:p>
          </table:table-cell>
          <table:table-cell table:number-columns-repeated="1007"/>
        </table:table-row>
        <table:table-row table:style-name="ro2">
          <table:table-cell office:value-type="date" office:date-value="2011-04-29">
            <text:p>04/29/11</text:p>
          </table:table-cell>
          <table:table-cell office:value-type="float" office:value="48.44">
            <text:p>48.44</text:p>
          </table:table-cell>
          <table:table-cell table:formula="of:=[.C82]/[.B82]*[.B83]" office:value-type="percentage" office:value="1.19104991394148">
            <text:p>119.10%</text:p>
          </table:table-cell>
          <table:table-cell table:formula="of:=[.C83]*[.$T$3]" office:value-type="currency" office:currency="USD" office:value="171889.941480207">
            <text:p>$171,889.94</text:p>
          </table:table-cell>
          <table:table-cell office:value-type="float" office:value="33.71">
            <text:p>33.71</text:p>
          </table:table-cell>
          <table:table-cell table:formula="of:=[.F82]/[.E82]*[.E83]" office:value-type="percentage" office:value="1.25971599402093">
            <text:p>125.97%</text:p>
          </table:table-cell>
          <table:table-cell table:formula="of:=[.F83]*[.$T$4]" office:value-type="currency" office:currency="USD" office:value="182189.82686846">
            <text:p>$182,189.83</text:p>
          </table:table-cell>
          <table:table-cell office:value-type="float" office:value="74.92">
            <text:p>74.92</text:p>
          </table:table-cell>
          <table:table-cell table:formula="of:=[.I82]/[.H82]*[.H83]" office:value-type="percentage" office:value="1.03067822258908">
            <text:p>103.07%</text:p>
          </table:table-cell>
          <table:table-cell table:formula="of:=[.I83]*[.$T$5]" office:value-type="currency" office:currency="USD" office:value="259981.676104003">
            <text:p>$259,981.68</text:p>
          </table:table-cell>
          <table:table-cell office:value-type="float" office:value="36.98">
            <text:p>36.98</text:p>
          </table:table-cell>
          <table:table-cell table:formula="of:=[.L82]/[.K82]*[.K83]" office:value-type="percentage" office:value="1.04139678963672">
            <text:p>104.14%</text:p>
          </table:table-cell>
          <table:table-cell table:formula="of:=[.L83]*[.$T$6]" office:value-type="currency" office:currency="USD" office:value="477804.302450014">
            <text:p>$477,804.30</text:p>
          </table:table-cell>
          <table:table-cell table:formula="of:=[.D83]+[.G83]+[.J83]+[.M83]" office:value-type="currency" office:currency="USD" office:value="1091865.74690268">
            <text:p>$1,091,865.75</text:p>
          </table:table-cell>
          <table:table-cell table:formula="of:=[.N83]/[.$N$2]" office:value-type="percentage" office:value="1.09186574690268">
            <text:p>109.19%</text:p>
          </table:table-cell>
          <table:table-cell table:formula="of:=[.N83]/[.N82]-1" office:value-type="percentage" office:value="0.00469756333672833">
            <text:p>0.47%</text:p>
          </table:table-cell>
          <table:table-cell table:number-columns-repeated="1007"/>
        </table:table-row>
        <table:table-row table:style-name="ro2">
          <table:table-cell office:value-type="date" office:date-value="2011-05-02">
            <text:p>05/02/11</text:p>
          </table:table-cell>
          <table:table-cell office:value-type="float" office:value="48.81">
            <text:p>48.81</text:p>
          </table:table-cell>
          <table:table-cell table:formula="of:=[.C83]/[.B83]*[.B84]" office:value-type="percentage" office:value="1.20014752889107">
            <text:p>120.01%</text:p>
          </table:table-cell>
          <table:table-cell table:formula="of:=[.C84]*[.$T$3]" office:value-type="currency" office:currency="USD" office:value="173202.891074502">
            <text:p>$173,202.89</text:p>
          </table:table-cell>
          <table:table-cell office:value-type="float" office:value="33.62">
            <text:p>33.62</text:p>
          </table:table-cell>
          <table:table-cell table:formula="of:=[.F83]/[.E83]*[.E84]" office:value-type="percentage" office:value="1.25635276532137">
            <text:p>125.64%</text:p>
          </table:table-cell>
          <table:table-cell table:formula="of:=[.F84]*[.$T$4]" office:value-type="currency" office:currency="USD" office:value="181703.41083707">
            <text:p>$181,703.41</text:p>
          </table:table-cell>
          <table:table-cell office:value-type="float" office:value="75.23">
            <text:p>75.23</text:p>
          </table:table-cell>
          <table:table-cell table:formula="of:=[.I83]/[.H83]*[.H84]" office:value-type="percentage" office:value="1.03494290824047">
            <text:p>103.49%</text:p>
          </table:table-cell>
          <table:table-cell table:formula="of:=[.I84]*[.$T$5]" office:value-type="currency" office:currency="USD" office:value="261057.414486174">
            <text:p>$261,057.41</text:p>
          </table:table-cell>
          <table:table-cell office:value-type="float" office:value="36.98">
            <text:p>36.98</text:p>
          </table:table-cell>
          <table:table-cell table:formula="of:=[.L83]/[.K83]*[.K84]" office:value-type="percentage" office:value="1.04139678963672">
            <text:p>104.14%</text:p>
          </table:table-cell>
          <table:table-cell table:formula="of:=[.L84]*[.$T$6]" office:value-type="currency" office:currency="USD" office:value="477804.302450014">
            <text:p>$477,804.30</text:p>
          </table:table-cell>
          <table:table-cell table:formula="of:=[.D84]+[.G84]+[.J84]+[.M84]" office:value-type="currency" office:currency="USD" office:value="1093768.01884776">
            <text:p>$1,093,768.02</text:p>
          </table:table-cell>
          <table:table-cell table:formula="of:=[.N84]/[.$N$2]" office:value-type="percentage" office:value="1.09376801884776">
            <text:p>109.38%</text:p>
          </table:table-cell>
          <table:table-cell table:formula="of:=[.N84]/[.N83]-1" office:value-type="percentage" office:value="0.00174222146859404">
            <text:p>0.17%</text:p>
          </table:table-cell>
          <table:table-cell table:number-columns-repeated="1007"/>
        </table:table-row>
        <table:table-row table:style-name="ro2">
          <table:table-cell office:value-type="date" office:date-value="2011-05-03">
            <text:p>05/03/11</text:p>
          </table:table-cell>
          <table:table-cell office:value-type="float" office:value="48.44">
            <text:p>48.44</text:p>
          </table:table-cell>
          <table:table-cell table:formula="of:=[.C84]/[.B84]*[.B85]" office:value-type="percentage" office:value="1.19104991394148">
            <text:p>119.10%</text:p>
          </table:table-cell>
          <table:table-cell table:formula="of:=[.C85]*[.$T$3]" office:value-type="currency" office:currency="USD" office:value="171889.941480207">
            <text:p>$171,889.94</text:p>
          </table:table-cell>
          <table:table-cell office:value-type="float" office:value="33.51">
            <text:p>33.51</text:p>
          </table:table-cell>
          <table:table-cell table:formula="of:=[.F84]/[.E84]*[.E85]" office:value-type="percentage" office:value="1.25224215246637">
            <text:p>125.22%</text:p>
          </table:table-cell>
          <table:table-cell table:formula="of:=[.F85]*[.$T$4]" office:value-type="currency" office:currency="USD" office:value="181108.90235426">
            <text:p>$181,108.90</text:p>
          </table:table-cell>
          <table:table-cell office:value-type="float" office:value="75.52">
            <text:p>75.52</text:p>
          </table:table-cell>
          <table:table-cell table:formula="of:=[.I84]/[.H84]*[.H85]" office:value-type="percentage" office:value="1.0389324528821">
            <text:p>103.89%</text:p>
          </table:table-cell>
          <table:table-cell table:formula="of:=[.I85]*[.$T$5]" office:value-type="currency" office:currency="USD" office:value="262063.750392076">
            <text:p>$262,063.75</text:p>
          </table:table-cell>
          <table:table-cell office:value-type="float" office:value="37.21">
            <text:p>37.21</text:p>
          </table:table-cell>
          <table:table-cell table:formula="of:=[.L84]/[.K84]*[.K85]" office:value-type="percentage" office:value="1.04787383835539">
            <text:p>104.79%</text:p>
          </table:table-cell>
          <table:table-cell table:formula="of:=[.L85]*[.$T$6]" office:value-type="currency" office:currency="USD" office:value="480776.043649676">
            <text:p>$480,776.04</text:p>
          </table:table-cell>
          <table:table-cell table:formula="of:=[.D85]+[.G85]+[.J85]+[.M85]" office:value-type="currency" office:currency="USD" office:value="1095838.63787622">
            <text:p>$1,095,838.64</text:p>
          </table:table-cell>
          <table:table-cell table:formula="of:=[.N85]/[.$N$2]" office:value-type="percentage" office:value="1.09583863787622">
            <text:p>109.58%</text:p>
          </table:table-cell>
          <table:table-cell table:formula="of:=[.N85]/[.N84]-1" office:value-type="percentage" office:value="0.00189310620970584">
            <text:p>0.19%</text:p>
          </table:table-cell>
          <table:table-cell table:number-columns-repeated="1007"/>
        </table:table-row>
        <table:table-row table:style-name="ro2">
          <table:table-cell office:value-type="date" office:date-value="2011-05-04">
            <text:p>05/04/11</text:p>
          </table:table-cell>
          <table:table-cell office:value-type="float" office:value="47.53">
            <text:p>47.53</text:p>
          </table:table-cell>
          <table:table-cell table:formula="of:=[.C85]/[.B85]*[.B86]" office:value-type="percentage" office:value="1.16867469879518">
            <text:p>116.87%</text:p>
          </table:table-cell>
          <table:table-cell table:formula="of:=[.C86]*[.$T$3]" office:value-type="currency" office:currency="USD" office:value="168660.795180723">
            <text:p>$168,660.80</text:p>
          </table:table-cell>
          <table:table-cell office:value-type="float" office:value="32.51">
            <text:p>32.51</text:p>
          </table:table-cell>
          <table:table-cell table:formula="of:=[.F85]/[.E85]*[.E86]" office:value-type="percentage" office:value="1.21487294469357">
            <text:p>121.49%</text:p>
          </table:table-cell>
          <table:table-cell table:formula="of:=[.F86]*[.$T$4]" office:value-type="currency" office:currency="USD" office:value="175704.279783259">
            <text:p>$175,704.28</text:p>
          </table:table-cell>
          <table:table-cell office:value-type="float" office:value="75.64">
            <text:p>75.64</text:p>
          </table:table-cell>
          <table:table-cell table:formula="of:=[.I85]/[.H85]*[.H86]" office:value-type="percentage" office:value="1.04058329894071">
            <text:p>104.06%</text:p>
          </table:table-cell>
          <table:table-cell table:formula="of:=[.I86]*[.$T$5]" office:value-type="currency" office:currency="USD" office:value="262480.16524969">
            <text:p>$262,480.17</text:p>
          </table:table-cell>
          <table:table-cell office:value-type="float" office:value="37.43">
            <text:p>37.43</text:p>
          </table:table-cell>
          <table:table-cell table:formula="of:=[.L85]/[.K85]*[.K86]" office:value-type="percentage" office:value="1.05406927626021">
            <text:p>105.41%</text:p>
          </table:table-cell>
          <table:table-cell table:formula="of:=[.L86]*[.$T$6]" office:value-type="currency" office:currency="USD" office:value="483618.578710222">
            <text:p>$483,618.58</text:p>
          </table:table-cell>
          <table:table-cell table:formula="of:=[.D86]+[.G86]+[.J86]+[.M86]" office:value-type="currency" office:currency="USD" office:value="1090463.81892389">
            <text:p>$1,090,463.82</text:p>
          </table:table-cell>
          <table:table-cell table:formula="of:=[.N86]/[.$N$2]" office:value-type="percentage" office:value="1.09046381892389">
            <text:p>109.05%</text:p>
          </table:table-cell>
          <table:table-cell table:formula="of:=[.N86]/[.N85]-1" office:value-type="percentage" office:value="-0.00490475400898527">
            <text:p>-0.49%</text:p>
          </table:table-cell>
          <table:table-cell table:number-columns-repeated="1007"/>
        </table:table-row>
        <table:table-row table:style-name="ro2">
          <table:table-cell office:value-type="date" office:date-value="2011-05-05">
            <text:p>05/05/11</text:p>
          </table:table-cell>
          <table:table-cell office:value-type="float" office:value="47.06">
            <text:p>47.06</text:p>
          </table:table-cell>
          <table:table-cell table:formula="of:=[.C86]/[.B86]*[.B87]" office:value-type="percentage" office:value="1.15711826899434">
            <text:p>115.71%</text:p>
          </table:table-cell>
          <table:table-cell table:formula="of:=[.C87]*[.$T$3]" office:value-type="currency" office:currency="USD" office:value="166992.994344726">
            <text:p>$166,992.99</text:p>
          </table:table-cell>
          <table:table-cell office:value-type="float" office:value="32.55">
            <text:p>32.55</text:p>
          </table:table-cell>
          <table:table-cell table:formula="of:=[.F86]/[.E86]*[.E87]" office:value-type="percentage" office:value="1.21636771300448">
            <text:p>121.64%</text:p>
          </table:table-cell>
          <table:table-cell table:formula="of:=[.F87]*[.$T$4]" office:value-type="currency" office:currency="USD" office:value="175920.464686099">
            <text:p>$175,920.46</text:p>
          </table:table-cell>
          <table:table-cell office:value-type="float" office:value="75.19">
            <text:p>75.19</text:p>
          </table:table-cell>
          <table:table-cell table:formula="of:=[.I86]/[.H86]*[.H87]" office:value-type="percentage" office:value="1.03439262622094">
            <text:p>103.44%</text:p>
          </table:table-cell>
          <table:table-cell table:formula="of:=[.I87]*[.$T$5]" office:value-type="currency" office:currency="USD" office:value="260918.609533636">
            <text:p>$260,918.61</text:p>
          </table:table-cell>
          <table:table-cell office:value-type="float" office:value="37.21">
            <text:p>37.21</text:p>
          </table:table-cell>
          <table:table-cell table:formula="of:=[.L86]/[.K86]*[.K87]" office:value-type="percentage" office:value="1.04787383835539">
            <text:p>104.79%</text:p>
          </table:table-cell>
          <table:table-cell table:formula="of:=[.L87]*[.$T$6]" office:value-type="currency" office:currency="USD" office:value="480776.043649676">
            <text:p>$480,776.04</text:p>
          </table:table-cell>
          <table:table-cell table:formula="of:=[.D87]+[.G87]+[.J87]+[.M87]" office:value-type="currency" office:currency="USD" office:value="1084608.11221414">
            <text:p>$1,084,608.11</text:p>
          </table:table-cell>
          <table:table-cell table:formula="of:=[.N87]/[.$N$2]" office:value-type="percentage" office:value="1.08460811221414">
            <text:p>108.46%</text:p>
          </table:table-cell>
          <table:table-cell table:formula="of:=[.N87]/[.N86]-1" office:value-type="percentage" office:value="-0.00536992297051775">
            <text:p>-0.54%</text:p>
          </table:table-cell>
          <table:table-cell table:number-columns-repeated="1007"/>
        </table:table-row>
        <table:table-row table:style-name="ro2">
          <table:table-cell office:value-type="date" office:date-value="2011-05-06">
            <text:p>05/06/11</text:p>
          </table:table-cell>
          <table:table-cell office:value-type="float" office:value="47.94">
            <text:p>47.94</text:p>
          </table:table-cell>
          <table:table-cell table:formula="of:=[.C87]/[.B87]*[.B88]" office:value-type="percentage" office:value="1.17875583968527">
            <text:p>117.88%</text:p>
          </table:table-cell>
          <table:table-cell table:formula="of:=[.C88]*[.$T$3]" office:value-type="currency" office:currency="USD" office:value="170115.685271699">
            <text:p>$170,115.69</text:p>
          </table:table-cell>
          <table:table-cell office:value-type="float" office:value="33.49">
            <text:p>33.49</text:p>
          </table:table-cell>
          <table:table-cell table:formula="of:=[.F87]/[.E87]*[.E88]" office:value-type="percentage" office:value="1.25149476831091">
            <text:p>125.15%</text:p>
          </table:table-cell>
          <table:table-cell table:formula="of:=[.F88]*[.$T$4]" office:value-type="currency" office:currency="USD" office:value="181000.80990284">
            <text:p>$181,000.81</text:p>
          </table:table-cell>
          <table:table-cell office:value-type="float" office:value="75.29">
            <text:p>75.29</text:p>
          </table:table-cell>
          <table:table-cell table:formula="of:=[.I87]/[.H87]*[.H88]" office:value-type="percentage" office:value="1.03576833126978">
            <text:p>103.58%</text:p>
          </table:table-cell>
          <table:table-cell table:formula="of:=[.I88]*[.$T$5]" office:value-type="currency" office:currency="USD" office:value="261265.621914981">
            <text:p>$261,265.62</text:p>
          </table:table-cell>
          <table:table-cell office:value-type="float" office:value="37.41">
            <text:p>37.41</text:p>
          </table:table-cell>
          <table:table-cell table:formula="of:=[.L87]/[.K87]*[.K88]" office:value-type="percentage" office:value="1.0535060546325">
            <text:p>105.35%</text:p>
          </table:table-cell>
          <table:table-cell table:formula="of:=[.L88]*[.$T$6]" office:value-type="currency" office:currency="USD" office:value="483360.166431991">
            <text:p>$483,360.17</text:p>
          </table:table-cell>
          <table:table-cell table:formula="of:=[.D88]+[.G88]+[.J88]+[.M88]" office:value-type="currency" office:currency="USD" office:value="1095742.28352151">
            <text:p>$1,095,742.28</text:p>
          </table:table-cell>
          <table:table-cell table:formula="of:=[.N88]/[.$N$2]" office:value-type="percentage" office:value="1.09574228352151">
            <text:p>109.57%</text:p>
          </table:table-cell>
          <table:table-cell table:formula="of:=[.N88]/[.N87]-1" office:value-type="percentage" office:value="0.0102656168453743">
            <text:p>1.03%</text:p>
          </table:table-cell>
          <table:table-cell table:number-columns-repeated="1007"/>
        </table:table-row>
        <table:table-row table:style-name="ro2">
          <table:table-cell office:value-type="date" office:date-value="2011-05-09">
            <text:p>05/09/11</text:p>
          </table:table-cell>
          <table:table-cell office:value-type="float" office:value="48.79">
            <text:p>48.79</text:p>
          </table:table-cell>
          <table:table-cell table:formula="of:=[.C88]/[.B88]*[.B89]" office:value-type="percentage" office:value="1.19965576592083">
            <text:p>119.97%</text:p>
          </table:table-cell>
          <table:table-cell table:formula="of:=[.C89]*[.$T$3]" office:value-type="currency" office:currency="USD" office:value="173131.920826162">
            <text:p>$173,131.92</text:p>
          </table:table-cell>
          <table:table-cell office:value-type="float" office:value="33.92">
            <text:p>33.92</text:p>
          </table:table-cell>
          <table:table-cell table:formula="of:=[.F88]/[.E88]*[.E89]" office:value-type="percentage" office:value="1.26756352765321">
            <text:p>126.76%</text:p>
          </table:table-cell>
          <table:table-cell table:formula="of:=[.F89]*[.$T$4]" office:value-type="currency" office:currency="USD" office:value="183324.797608371">
            <text:p>$183,324.80</text:p>
          </table:table-cell>
          <table:table-cell office:value-type="float" office:value="75.87">
            <text:p>75.87</text:p>
          </table:table-cell>
          <table:table-cell table:formula="of:=[.I88]/[.H88]*[.H89]" office:value-type="percentage" office:value="1.04374742055303">
            <text:p>104.37%</text:p>
          </table:table-cell>
          <table:table-cell table:formula="of:=[.I89]*[.$T$5]" office:value-type="currency" office:currency="USD" office:value="263278.293726785">
            <text:p>$263,278.29</text:p>
          </table:table-cell>
          <table:table-cell office:value-type="float" office:value="37.62">
            <text:p>37.62</text:p>
          </table:table-cell>
          <table:table-cell table:formula="of:=[.L88]/[.K88]*[.K89]" office:value-type="percentage" office:value="1.05941988172346">
            <text:p>105.94%</text:p>
          </table:table-cell>
          <table:table-cell table:formula="of:=[.L89]*[.$T$6]" office:value-type="currency" office:currency="USD" office:value="486073.495353422">
            <text:p>$486,073.50</text:p>
          </table:table-cell>
          <table:table-cell table:formula="of:=[.D89]+[.G89]+[.J89]+[.M89]" office:value-type="currency" office:currency="USD" office:value="1105808.50751474">
            <text:p>$1,105,808.51</text:p>
          </table:table-cell>
          <table:table-cell table:formula="of:=[.N89]/[.$N$2]" office:value-type="percentage" office:value="1.10580850751474">
            <text:p>110.58%</text:p>
          </table:table-cell>
          <table:table-cell table:formula="of:=[.N89]/[.N88]-1" office:value-type="percentage" office:value="0.00918667112204208">
            <text:p>0.92%</text:p>
          </table:table-cell>
          <table:table-cell table:number-columns-repeated="1007"/>
        </table:table-row>
        <table:table-row table:style-name="ro2">
          <table:table-cell office:value-type="date" office:date-value="2011-05-10">
            <text:p>05/10/11</text:p>
          </table:table-cell>
          <table:table-cell office:value-type="float" office:value="49.81">
            <text:p>49.81</text:p>
          </table:table-cell>
          <table:table-cell table:formula="of:=[.C89]/[.B89]*[.B90]" office:value-type="percentage" office:value="1.22473567740349">
            <text:p>122.47%</text:p>
          </table:table-cell>
          <table:table-cell table:formula="of:=[.C90]*[.$T$3]" office:value-type="currency" office:currency="USD" office:value="176751.403491517">
            <text:p>$176,751.40</text:p>
          </table:table-cell>
          <table:table-cell office:value-type="float" office:value="34.17">
            <text:p>34.17</text:p>
          </table:table-cell>
          <table:table-cell table:formula="of:=[.F89]/[.E89]*[.E90]" office:value-type="percentage" office:value="1.27690582959641">
            <text:p>127.69%</text:p>
          </table:table-cell>
          <table:table-cell table:formula="of:=[.F90]*[.$T$4]" office:value-type="currency" office:currency="USD" office:value="184675.953251121">
            <text:p>$184,675.95</text:p>
          </table:table-cell>
          <table:table-cell office:value-type="float" office:value="76.26">
            <text:p>76.26</text:p>
          </table:table-cell>
          <table:table-cell table:formula="of:=[.I89]/[.H89]*[.H90]" office:value-type="percentage" office:value="1.0491126702435">
            <text:p>104.91%</text:p>
          </table:table-cell>
          <table:table-cell table:formula="of:=[.I90]*[.$T$5]" office:value-type="currency" office:currency="USD" office:value="264631.642014032">
            <text:p>$264,631.64</text:p>
          </table:table-cell>
          <table:table-cell office:value-type="float" office:value="37.8">
            <text:p>37.80</text:p>
          </table:table-cell>
          <table:table-cell table:formula="of:=[.L89]/[.K89]*[.K90]" office:value-type="percentage" office:value="1.06448887637285">
            <text:p>106.45%</text:p>
          </table:table-cell>
          <table:table-cell table:formula="of:=[.L90]*[.$T$6]" office:value-type="currency" office:currency="USD" office:value="488399.205857505">
            <text:p>$488,399.21</text:p>
          </table:table-cell>
          <table:table-cell table:formula="of:=[.D90]+[.G90]+[.J90]+[.M90]" office:value-type="currency" office:currency="USD" office:value="1114458.20461418">
            <text:p>$1,114,458.20</text:p>
          </table:table-cell>
          <table:table-cell table:formula="of:=[.N90]/[.$N$2]" office:value-type="percentage" office:value="1.11445820461418">
            <text:p>111.45%</text:p>
          </table:table-cell>
          <table:table-cell table:formula="of:=[.N90]/[.N89]-1" office:value-type="percentage" office:value="0.00782205692997984">
            <text:p>0.78%</text:p>
          </table:table-cell>
          <table:table-cell table:number-columns-repeated="1007"/>
        </table:table-row>
        <table:table-row table:style-name="ro2">
          <table:table-cell office:value-type="date" office:date-value="2011-05-11">
            <text:p>05/11/11</text:p>
          </table:table-cell>
          <table:table-cell office:value-type="float" office:value="49.43">
            <text:p>49.43</text:p>
          </table:table-cell>
          <table:table-cell table:formula="of:=[.C90]/[.B90]*[.B91]" office:value-type="percentage" office:value="1.21539218096877">
            <text:p>121.54%</text:p>
          </table:table-cell>
          <table:table-cell table:formula="of:=[.C91]*[.$T$3]" office:value-type="currency" office:currency="USD" office:value="175402.968773051">
            <text:p>$175,402.97</text:p>
          </table:table-cell>
          <table:table-cell office:value-type="float" office:value="33.59">
            <text:p>33.59</text:p>
          </table:table-cell>
          <table:table-cell table:formula="of:=[.F90]/[.E90]*[.E91]" office:value-type="percentage" office:value="1.25523168908819">
            <text:p>125.52%</text:p>
          </table:table-cell>
          <table:table-cell table:formula="of:=[.F91]*[.$T$4]" office:value-type="currency" office:currency="USD" office:value="181541.27215994">
            <text:p>$181,541.27</text:p>
          </table:table-cell>
          <table:table-cell office:value-type="float" office:value="76.06">
            <text:p>76.06</text:p>
          </table:table-cell>
          <table:table-cell table:formula="of:=[.I90]/[.H90]*[.H91]" office:value-type="percentage" office:value="1.04636126014582">
            <text:p>104.64%</text:p>
          </table:table-cell>
          <table:table-cell table:formula="of:=[.I91]*[.$T$5]" office:value-type="currency" office:currency="USD" office:value="263937.617251341">
            <text:p>$263,937.62</text:p>
          </table:table-cell>
          <table:table-cell office:value-type="float" office:value="37.88">
            <text:p>37.88</text:p>
          </table:table-cell>
          <table:table-cell table:formula="of:=[.L90]/[.K90]*[.K91]" office:value-type="percentage" office:value="1.0667417628837">
            <text:p>106.67%</text:p>
          </table:table-cell>
          <table:table-cell table:formula="of:=[.L91]*[.$T$6]" office:value-type="currency" office:currency="USD" office:value="489432.854970431">
            <text:p>$489,432.85</text:p>
          </table:table-cell>
          <table:table-cell table:formula="of:=[.D91]+[.G91]+[.J91]+[.M91]" office:value-type="currency" office:currency="USD" office:value="1110314.71315476">
            <text:p>$1,110,314.71</text:p>
          </table:table-cell>
          <table:table-cell table:formula="of:=[.N91]/[.$N$2]" office:value-type="percentage" office:value="1.11031471315476">
            <text:p>111.03%</text:p>
          </table:table-cell>
          <table:table-cell table:formula="of:=[.N91]/[.N90]-1" office:value-type="percentage" office:value="-0.00371794244257528">
            <text:p>-0.37%</text:p>
          </table:table-cell>
          <table:table-cell table:number-columns-repeated="1007"/>
        </table:table-row>
        <table:table-row table:style-name="ro2">
          <table:table-cell office:value-type="date" office:date-value="2011-05-12">
            <text:p>05/12/11</text:p>
          </table:table-cell>
          <table:table-cell office:value-type="float" office:value="50.44">
            <text:p>50.44</text:p>
          </table:table-cell>
          <table:table-cell table:formula="of:=[.C91]/[.B91]*[.B92]" office:value-type="percentage" office:value="1.24022621096631">
            <text:p>124.02%</text:p>
          </table:table-cell>
          <table:table-cell table:formula="of:=[.C92]*[.$T$3]" office:value-type="currency" office:currency="USD" office:value="178986.966314237">
            <text:p>$178,986.97</text:p>
          </table:table-cell>
          <table:table-cell office:value-type="float" office:value="33.47">
            <text:p>33.47</text:p>
          </table:table-cell>
          <table:table-cell table:formula="of:=[.F91]/[.E91]*[.E92]" office:value-type="percentage" office:value="1.25074738415546">
            <text:p>125.07%</text:p>
          </table:table-cell>
          <table:table-cell table:formula="of:=[.F92]*[.$T$4]" office:value-type="currency" office:currency="USD" office:value="180892.71745142">
            <text:p>$180,892.72</text:p>
          </table:table-cell>
          <table:table-cell office:value-type="float" office:value="77.16">
            <text:p>77.16</text:p>
          </table:table-cell>
          <table:table-cell table:formula="of:=[.I91]/[.H91]*[.H92]" office:value-type="percentage" office:value="1.06149401568304">
            <text:p>106.15%</text:p>
          </table:table-cell>
          <table:table-cell table:formula="of:=[.I92]*[.$T$5]" office:value-type="currency" office:currency="USD" office:value="267754.753446141">
            <text:p>$267,754.75</text:p>
          </table:table-cell>
          <table:table-cell office:value-type="float" office:value="38.28">
            <text:p>38.28</text:p>
          </table:table-cell>
          <table:table-cell table:formula="of:=[.L91]/[.K91]*[.K92]" office:value-type="percentage" office:value="1.07800619543791">
            <text:p>107.80%</text:p>
          </table:table-cell>
          <table:table-cell table:formula="of:=[.L92]*[.$T$6]" office:value-type="currency" office:currency="USD" office:value="494601.100535061">
            <text:p>$494,601.10</text:p>
          </table:table-cell>
          <table:table-cell table:formula="of:=[.D92]+[.G92]+[.J92]+[.M92]" office:value-type="currency" office:currency="USD" office:value="1122235.53774686">
            <text:p>$1,122,235.54</text:p>
          </table:table-cell>
          <table:table-cell table:formula="of:=[.N92]/[.$N$2]" office:value-type="percentage" office:value="1.12223553774686">
            <text:p>112.22%</text:p>
          </table:table-cell>
          <table:table-cell table:formula="of:=[.N92]/[.N91]-1" office:value-type="percentage" office:value="0.0107364375621244">
            <text:p>1.07%</text:p>
          </table:table-cell>
          <table:table-cell table:number-columns-repeated="1007"/>
        </table:table-row>
        <table:table-row table:style-name="ro2">
          <table:table-cell office:value-type="date" office:date-value="2011-05-13">
            <text:p>05/13/11</text:p>
          </table:table-cell>
          <table:table-cell office:value-type="float" office:value="49.76">
            <text:p>49.76</text:p>
          </table:table-cell>
          <table:table-cell table:formula="of:=[.C92]/[.B92]*[.B93]" office:value-type="percentage" office:value="1.22350626997787">
            <text:p>122.35%</text:p>
          </table:table-cell>
          <table:table-cell table:formula="of:=[.C93]*[.$T$3]" office:value-type="currency" office:currency="USD" office:value="176573.977870666">
            <text:p>$176,573.98</text:p>
          </table:table-cell>
          <table:table-cell office:value-type="float" office:value="33.36">
            <text:p>33.36</text:p>
          </table:table-cell>
          <table:table-cell table:formula="of:=[.F92]/[.E92]*[.E93]" office:value-type="percentage" office:value="1.24663677130045">
            <text:p>124.66%</text:p>
          </table:table-cell>
          <table:table-cell table:formula="of:=[.F93]*[.$T$4]" office:value-type="currency" office:currency="USD" office:value="180298.20896861">
            <text:p>$180,298.21</text:p>
          </table:table-cell>
          <table:table-cell office:value-type="float" office:value="77.24">
            <text:p>77.24</text:p>
          </table:table-cell>
          <table:table-cell table:formula="of:=[.I92]/[.H92]*[.H93]" office:value-type="percentage" office:value="1.06259457972211">
            <text:p>106.26%</text:p>
          </table:table-cell>
          <table:table-cell table:formula="of:=[.I93]*[.$T$5]" office:value-type="currency" office:currency="USD" office:value="268032.363351217">
            <text:p>$268,032.36</text:p>
          </table:table-cell>
          <table:table-cell office:value-type="float" office:value="38.35">
            <text:p>38.35</text:p>
          </table:table-cell>
          <table:table-cell table:formula="of:=[.L92]/[.K92]*[.K93]" office:value-type="percentage" office:value="1.07997747113489">
            <text:p>108.00%</text:p>
          </table:table-cell>
          <table:table-cell table:formula="of:=[.L93]*[.$T$6]" office:value-type="currency" office:currency="USD" office:value="495505.543508871">
            <text:p>$495,505.54</text:p>
          </table:table-cell>
          <table:table-cell table:formula="of:=[.D93]+[.G93]+[.J93]+[.M93]" office:value-type="currency" office:currency="USD" office:value="1120410.09369936">
            <text:p>$1,120,410.09</text:p>
          </table:table-cell>
          <table:table-cell table:formula="of:=[.N93]/[.$N$2]" office:value-type="percentage" office:value="1.12041009369936">
            <text:p>112.04%</text:p>
          </table:table-cell>
          <table:table-cell table:formula="of:=[.N93]/[.N92]-1" office:value-type="percentage" office:value="-0.00162661400935371">
            <text:p>-0.16%</text:p>
          </table:table-cell>
          <table:table-cell table:number-columns-repeated="1007"/>
        </table:table-row>
        <table:table-row table:style-name="ro2">
          <table:table-cell office:value-type="date" office:date-value="2011-05-16">
            <text:p>05/16/11</text:p>
          </table:table-cell>
          <table:table-cell office:value-type="float" office:value="48.16">
            <text:p>48.16</text:p>
          </table:table-cell>
          <table:table-cell table:formula="of:=[.C93]/[.B93]*[.B94]" office:value-type="percentage" office:value="1.184165232358">
            <text:p>118.42%</text:p>
          </table:table-cell>
          <table:table-cell table:formula="of:=[.C94]*[.$T$3]" office:value-type="currency" office:currency="USD" office:value="170896.358003442">
            <text:p>$170,896.36</text:p>
          </table:table-cell>
          <table:table-cell office:value-type="float" office:value="33.31">
            <text:p>33.31</text:p>
          </table:table-cell>
          <table:table-cell table:formula="of:=[.F93]/[.E93]*[.E94]" office:value-type="percentage" office:value="1.24476831091181">
            <text:p>124.48%</text:p>
          </table:table-cell>
          <table:table-cell table:formula="of:=[.F94]*[.$T$4]" office:value-type="currency" office:currency="USD" office:value="180027.97784006">
            <text:p>$180,027.98</text:p>
          </table:table-cell>
          <table:table-cell office:value-type="float" office:value="77.62">
            <text:p>77.62</text:p>
          </table:table-cell>
          <table:table-cell table:formula="of:=[.I93]/[.H93]*[.H94]" office:value-type="percentage" office:value="1.06782225890769">
            <text:p>106.78%</text:p>
          </table:table-cell>
          <table:table-cell table:formula="of:=[.I94]*[.$T$5]" office:value-type="currency" office:currency="USD" office:value="269351.01040033">
            <text:p>$269,351.01</text:p>
          </table:table-cell>
          <table:table-cell office:value-type="float" office:value="38.13">
            <text:p>38.13</text:p>
          </table:table-cell>
          <table:table-cell table:formula="of:=[.L93]/[.K93]*[.K94]" office:value-type="percentage" office:value="1.07378203323008">
            <text:p>107.38%</text:p>
          </table:table-cell>
          <table:table-cell table:formula="of:=[.L94]*[.$T$6]" office:value-type="currency" office:currency="USD" office:value="492663.008448325">
            <text:p>$492,663.01</text:p>
          </table:table-cell>
          <table:table-cell table:formula="of:=[.D94]+[.G94]+[.J94]+[.M94]" office:value-type="currency" office:currency="USD" office:value="1112938.35469216">
            <text:p>$1,112,938.35</text:p>
          </table:table-cell>
          <table:table-cell table:formula="of:=[.N94]/[.$N$2]" office:value-type="percentage" office:value="1.11293835469216">
            <text:p>111.29%</text:p>
          </table:table-cell>
          <table:table-cell table:formula="of:=[.N94]/[.N93]-1" office:value-type="percentage" office:value="-0.00666875374403109">
            <text:p>-0.67%</text:p>
          </table:table-cell>
          <table:table-cell table:number-columns-repeated="1007"/>
        </table:table-row>
        <table:table-row table:style-name="ro2">
          <table:table-cell office:value-type="date" office:date-value="2011-05-17">
            <text:p>05/17/11</text:p>
          </table:table-cell>
          <table:table-cell office:value-type="float" office:value="48.6">
            <text:p>48.60</text:p>
          </table:table-cell>
          <table:table-cell table:formula="of:=[.C94]/[.B94]*[.B95]" office:value-type="percentage" office:value="1.19498401770347">
            <text:p>119.50%</text:p>
          </table:table-cell>
          <table:table-cell table:formula="of:=[.C95]*[.$T$3]" office:value-type="currency" office:currency="USD" office:value="172457.703466929">
            <text:p>$172,457.70</text:p>
          </table:table-cell>
          <table:table-cell office:value-type="float" office:value="33.3">
            <text:p>33.30</text:p>
          </table:table-cell>
          <table:table-cell table:formula="of:=[.F94]/[.E94]*[.E95]" office:value-type="percentage" office:value="1.24439461883408">
            <text:p>124.44%</text:p>
          </table:table-cell>
          <table:table-cell table:formula="of:=[.F95]*[.$T$4]" office:value-type="currency" office:currency="USD" office:value="179973.93161435">
            <text:p>$179,973.93</text:p>
          </table:table-cell>
          <table:table-cell office:value-type="float" office:value="77.42">
            <text:p>77.42</text:p>
          </table:table-cell>
          <table:table-cell table:formula="of:=[.I94]/[.H94]*[.H95]" office:value-type="percentage" office:value="1.06507084881002">
            <text:p>106.51%</text:p>
          </table:table-cell>
          <table:table-cell table:formula="of:=[.I95]*[.$T$5]" office:value-type="currency" office:currency="USD" office:value="268656.985637639">
            <text:p>$268,656.99</text:p>
          </table:table-cell>
          <table:table-cell office:value-type="float" office:value="38.45">
            <text:p>38.45</text:p>
          </table:table-cell>
          <table:table-cell table:formula="of:=[.L94]/[.K94]*[.K95]" office:value-type="percentage" office:value="1.08279357927344">
            <text:p>108.28%</text:p>
          </table:table-cell>
          <table:table-cell table:formula="of:=[.L95]*[.$T$6]" office:value-type="currency" office:currency="USD" office:value="496797.604900028">
            <text:p>$496,797.60</text:p>
          </table:table-cell>
          <table:table-cell table:formula="of:=[.D95]+[.G95]+[.J95]+[.M95]" office:value-type="currency" office:currency="USD" office:value="1117886.22561895">
            <text:p>$1,117,886.23</text:p>
          </table:table-cell>
          <table:table-cell table:formula="of:=[.N95]/[.$N$2]" office:value-type="percentage" office:value="1.11788622561895">
            <text:p>111.79%</text:p>
          </table:table-cell>
          <table:table-cell table:formula="of:=[.N95]/[.N94]-1" office:value-type="percentage" office:value="0.00444577267548496">
            <text:p>0.44%</text:p>
          </table:table-cell>
          <table:table-cell table:number-columns-repeated="1007"/>
        </table:table-row>
        <table:table-row table:style-name="ro2">
          <table:table-cell office:value-type="date" office:date-value="2011-05-18">
            <text:p>05/18/11</text:p>
          </table:table-cell>
          <table:table-cell office:value-type="float" office:value="48.33">
            <text:p>48.33</text:p>
          </table:table-cell>
          <table:table-cell table:formula="of:=[.C95]/[.B95]*[.B96]" office:value-type="percentage" office:value="1.18834521760511">
            <text:p>118.83%</text:p>
          </table:table-cell>
          <table:table-cell table:formula="of:=[.C96]*[.$T$3]" office:value-type="currency" office:currency="USD" office:value="171499.605114335">
            <text:p>$171,499.61</text:p>
          </table:table-cell>
          <table:table-cell office:value-type="float" office:value="34.04">
            <text:p>34.04</text:p>
          </table:table-cell>
          <table:table-cell table:formula="of:=[.F95]/[.E95]*[.E96]" office:value-type="percentage" office:value="1.27204783258595">
            <text:p>127.20%</text:p>
          </table:table-cell>
          <table:table-cell table:formula="of:=[.F96]*[.$T$4]" office:value-type="currency" office:currency="USD" office:value="183973.352316891">
            <text:p>$183,973.35</text:p>
          </table:table-cell>
          <table:table-cell office:value-type="float" office:value="77.97">
            <text:p>77.97</text:p>
          </table:table-cell>
          <table:table-cell table:formula="of:=[.I95]/[.H95]*[.H96]" office:value-type="percentage" office:value="1.07263722657862">
            <text:p>107.26%</text:p>
          </table:table-cell>
          <table:table-cell table:formula="of:=[.I96]*[.$T$5]" office:value-type="currency" office:currency="USD" office:value="270565.553735039">
            <text:p>$270,565.55</text:p>
          </table:table-cell>
          <table:table-cell office:value-type="float" office:value="38.35">
            <text:p>38.35</text:p>
          </table:table-cell>
          <table:table-cell table:formula="of:=[.L95]/[.K95]*[.K96]" office:value-type="percentage" office:value="1.07997747113489">
            <text:p>108.00%</text:p>
          </table:table-cell>
          <table:table-cell table:formula="of:=[.L96]*[.$T$6]" office:value-type="currency" office:currency="USD" office:value="495505.543508871">
            <text:p>$495,505.54</text:p>
          </table:table-cell>
          <table:table-cell table:formula="of:=[.D96]+[.G96]+[.J96]+[.M96]" office:value-type="currency" office:currency="USD" office:value="1121544.05467514">
            <text:p>$1,121,544.05</text:p>
          </table:table-cell>
          <table:table-cell table:formula="of:=[.N96]/[.$N$2]" office:value-type="percentage" office:value="1.12154405467514">
            <text:p>112.15%</text:p>
          </table:table-cell>
          <table:table-cell table:formula="of:=[.N96]/[.N95]-1" office:value-type="percentage" office:value="0.00327209421885888">
            <text:p>0.33%</text:p>
          </table:table-cell>
          <table:table-cell table:number-columns-repeated="1007"/>
        </table:table-row>
        <table:table-row table:style-name="ro2">
          <table:table-cell office:value-type="date" office:date-value="2011-05-19">
            <text:p>05/19/11</text:p>
          </table:table-cell>
          <table:table-cell office:value-type="float" office:value="47.6">
            <text:p>47.60</text:p>
          </table:table-cell>
          <table:table-cell table:formula="of:=[.C96]/[.B96]*[.B97]" office:value-type="percentage" office:value="1.17039586919105">
            <text:p>117.04%</text:p>
          </table:table-cell>
          <table:table-cell table:formula="of:=[.C97]*[.$T$3]" office:value-type="currency" office:currency="USD" office:value="168909.191049914">
            <text:p>$168,909.19</text:p>
          </table:table-cell>
          <table:table-cell office:value-type="float" office:value="34.05">
            <text:p>34.05</text:p>
          </table:table-cell>
          <table:table-cell table:formula="of:=[.F96]/[.E96]*[.E97]" office:value-type="percentage" office:value="1.27242152466368">
            <text:p>127.24%</text:p>
          </table:table-cell>
          <table:table-cell table:formula="of:=[.F97]*[.$T$4]" office:value-type="currency" office:currency="USD" office:value="184027.398542601">
            <text:p>$184,027.40</text:p>
          </table:table-cell>
          <table:table-cell office:value-type="float" office:value="78.93">
            <text:p>78.93</text:p>
          </table:table-cell>
          <table:table-cell table:formula="of:=[.I96]/[.H96]*[.H97]" office:value-type="percentage" office:value="1.08584399504746">
            <text:p>108.58%</text:p>
          </table:table-cell>
          <table:table-cell table:formula="of:=[.I97]*[.$T$5]" office:value-type="currency" office:currency="USD" office:value="273896.872595955">
            <text:p>$273,896.87</text:p>
          </table:table-cell>
          <table:table-cell office:value-type="float" office:value="38.66">
            <text:p>38.66</text:p>
          </table:table-cell>
          <table:table-cell table:formula="of:=[.L96]/[.K96]*[.K97]" office:value-type="percentage" office:value="1.0887074063644">
            <text:p>108.87%</text:p>
          </table:table-cell>
          <table:table-cell table:formula="of:=[.L97]*[.$T$6]" office:value-type="currency" office:currency="USD" office:value="499510.933821459">
            <text:p>$499,510.93</text:p>
          </table:table-cell>
          <table:table-cell table:formula="of:=[.D97]+[.G97]+[.J97]+[.M97]" office:value-type="currency" office:currency="USD" office:value="1126344.39600993">
            <text:p>$1,126,344.40</text:p>
          </table:table-cell>
          <table:table-cell table:formula="of:=[.N97]/[.$N$2]" office:value-type="percentage" office:value="1.12634439600993">
            <text:p>112.63%</text:p>
          </table:table-cell>
          <table:table-cell table:formula="of:=[.N97]/[.N96]-1" office:value-type="percentage" office:value="0.0042801183910548">
            <text:p>0.43%</text:p>
          </table:table-cell>
          <table:table-cell table:number-columns-repeated="1007"/>
        </table:table-row>
        <table:table-row table:style-name="ro2">
          <table:table-cell office:value-type="date" office:date-value="2011-05-20">
            <text:p>05/20/11</text:p>
          </table:table-cell>
          <table:table-cell office:value-type="float" office:value="47.79">
            <text:p>47.79</text:p>
          </table:table-cell>
          <table:table-cell table:formula="of:=[.C97]/[.B97]*[.B98]" office:value-type="percentage" office:value="1.17506761740841">
            <text:p>117.51%</text:p>
          </table:table-cell>
          <table:table-cell table:formula="of:=[.C98]*[.$T$3]" office:value-type="currency" office:currency="USD" office:value="169583.408409147">
            <text:p>$169,583.41</text:p>
          </table:table-cell>
          <table:table-cell office:value-type="float" office:value="34.01">
            <text:p>34.01</text:p>
          </table:table-cell>
          <table:table-cell table:formula="of:=[.F97]/[.E97]*[.E98]" office:value-type="percentage" office:value="1.27092675635276">
            <text:p>127.09%</text:p>
          </table:table-cell>
          <table:table-cell table:formula="of:=[.F98]*[.$T$4]" office:value-type="currency" office:currency="USD" office:value="183811.213639761">
            <text:p>$183,811.21</text:p>
          </table:table-cell>
          <table:table-cell office:value-type="float" office:value="78.76">
            <text:p>78.76</text:p>
          </table:table-cell>
          <table:table-cell table:formula="of:=[.I97]/[.H97]*[.H98]" office:value-type="percentage" office:value="1.08350529646444">
            <text:p>108.35%</text:p>
          </table:table-cell>
          <table:table-cell table:formula="of:=[.I98]*[.$T$5]" office:value-type="currency" office:currency="USD" office:value="273306.951547668">
            <text:p>$273,306.95</text:p>
          </table:table-cell>
          <table:table-cell office:value-type="float" office:value="38.33">
            <text:p>38.33</text:p>
          </table:table-cell>
          <table:table-cell table:formula="of:=[.L97]/[.K97]*[.K98]" office:value-type="percentage" office:value="1.07941424950718">
            <text:p>107.94%</text:p>
          </table:table-cell>
          <table:table-cell table:formula="of:=[.L98]*[.$T$6]" office:value-type="currency" office:currency="USD" office:value="495247.131230639">
            <text:p>$495,247.13</text:p>
          </table:table-cell>
          <table:table-cell table:formula="of:=[.D98]+[.G98]+[.J98]+[.M98]" office:value-type="currency" office:currency="USD" office:value="1121948.70482722">
            <text:p>$1,121,948.70</text:p>
          </table:table-cell>
          <table:table-cell table:formula="of:=[.N98]/[.$N$2]" office:value-type="percentage" office:value="1.12194870482722">
            <text:p>112.19%</text:p>
          </table:table-cell>
          <table:table-cell table:formula="of:=[.N98]/[.N97]-1" office:value-type="percentage" office:value="-0.00390261735068398">
            <text:p>-0.39%</text:p>
          </table:table-cell>
          <table:table-cell table:number-columns-repeated="1007"/>
        </table:table-row>
        <table:table-row table:style-name="ro2">
          <table:table-cell office:value-type="date" office:date-value="2011-05-23">
            <text:p>05/23/11</text:p>
          </table:table-cell>
          <table:table-cell office:value-type="float" office:value="47.33">
            <text:p>47.33</text:p>
          </table:table-cell>
          <table:table-cell table:formula="of:=[.C98]/[.B98]*[.B99]" office:value-type="percentage" office:value="1.1637570690927">
            <text:p>116.38%</text:p>
          </table:table-cell>
          <table:table-cell table:formula="of:=[.C99]*[.$T$3]" office:value-type="currency" office:currency="USD" office:value="167951.09269732">
            <text:p>$167,951.09</text:p>
          </table:table-cell>
          <table:table-cell office:value-type="float" office:value="33.72">
            <text:p>33.72</text:p>
          </table:table-cell>
          <table:table-cell table:formula="of:=[.F98]/[.E98]*[.E99]" office:value-type="percentage" office:value="1.26008968609865">
            <text:p>126.01%</text:p>
          </table:table-cell>
          <table:table-cell table:formula="of:=[.F99]*[.$T$4]" office:value-type="currency" office:currency="USD" office:value="182243.87309417">
            <text:p>$182,243.87</text:p>
          </table:table-cell>
          <table:table-cell office:value-type="float" office:value="78.93">
            <text:p>78.93</text:p>
          </table:table-cell>
          <table:table-cell table:formula="of:=[.I98]/[.H98]*[.H99]" office:value-type="percentage" office:value="1.08584399504746">
            <text:p>108.58%</text:p>
          </table:table-cell>
          <table:table-cell table:formula="of:=[.I99]*[.$T$5]" office:value-type="currency" office:currency="USD" office:value="273896.872595955">
            <text:p>$273,896.87</text:p>
          </table:table-cell>
          <table:table-cell office:value-type="float" office:value="38">
            <text:p>38.00</text:p>
          </table:table-cell>
          <table:table-cell table:formula="of:=[.L98]/[.K98]*[.K99]" office:value-type="percentage" office:value="1.07012109264996">
            <text:p>107.01%</text:p>
          </table:table-cell>
          <table:table-cell table:formula="of:=[.L99]*[.$T$6]" office:value-type="currency" office:currency="USD" office:value="490983.32863982">
            <text:p>$490,983.33</text:p>
          </table:table-cell>
          <table:table-cell table:formula="of:=[.D99]+[.G99]+[.J99]+[.M99]" office:value-type="currency" office:currency="USD" office:value="1115075.16702727">
            <text:p>$1,115,075.17</text:p>
          </table:table-cell>
          <table:table-cell table:formula="of:=[.N99]/[.$N$2]" office:value-type="percentage" office:value="1.11507516702727">
            <text:p>111.51%</text:p>
          </table:table-cell>
          <table:table-cell table:formula="of:=[.N99]/[.N98]-1" office:value-type="percentage" office:value="-0.00612642785750916">
            <text:p>-0.61%</text:p>
          </table:table-cell>
          <table:table-cell table:number-columns-repeated="1007"/>
        </table:table-row>
        <table:table-row table:style-name="ro2">
          <table:table-cell office:value-type="date" office:date-value="2011-05-24">
            <text:p>05/24/11</text:p>
          </table:table-cell>
          <table:table-cell office:value-type="float" office:value="45.99">
            <text:p>45.99</text:p>
          </table:table-cell>
          <table:table-cell table:formula="of:=[.C99]/[.B99]*[.B100]" office:value-type="percentage" office:value="1.13080895008606">
            <text:p>113.08%</text:p>
          </table:table-cell>
          <table:table-cell table:formula="of:=[.C100]*[.$T$3]" office:value-type="currency" office:currency="USD" office:value="163196.08605852">
            <text:p>$163,196.09</text:p>
          </table:table-cell>
          <table:table-cell office:value-type="float" office:value="33.64">
            <text:p>33.64</text:p>
          </table:table-cell>
          <table:table-cell table:formula="of:=[.F99]/[.E99]*[.E100]" office:value-type="percentage" office:value="1.25710014947683">
            <text:p>125.71%</text:p>
          </table:table-cell>
          <table:table-cell table:formula="of:=[.F100]*[.$T$4]" office:value-type="currency" office:currency="USD" office:value="181811.50328849">
            <text:p>$181,811.50</text:p>
          </table:table-cell>
          <table:table-cell office:value-type="float" office:value="79.06">
            <text:p>79.06</text:p>
          </table:table-cell>
          <table:table-cell table:formula="of:=[.I99]/[.H99]*[.H100]" office:value-type="percentage" office:value="1.08763241161095">
            <text:p>108.76%</text:p>
          </table:table-cell>
          <table:table-cell table:formula="of:=[.I100]*[.$T$5]" office:value-type="currency" office:currency="USD" office:value="274347.988691705">
            <text:p>$274,347.99</text:p>
          </table:table-cell>
          <table:table-cell office:value-type="float" office:value="37.99">
            <text:p>37.99</text:p>
          </table:table-cell>
          <table:table-cell table:formula="of:=[.L99]/[.K99]*[.K100]" office:value-type="percentage" office:value="1.0698394818361">
            <text:p>106.98%</text:p>
          </table:table-cell>
          <table:table-cell table:formula="of:=[.L100]*[.$T$6]" office:value-type="currency" office:currency="USD" office:value="490854.122500704">
            <text:p>$490,854.12</text:p>
          </table:table-cell>
          <table:table-cell table:formula="of:=[.D100]+[.G100]+[.J100]+[.M100]" office:value-type="currency" office:currency="USD" office:value="1110209.70053942">
            <text:p>$1,110,209.70</text:p>
          </table:table-cell>
          <table:table-cell table:formula="of:=[.N100]/[.$N$2]" office:value-type="percentage" office:value="1.11020970053942">
            <text:p>111.02%</text:p>
          </table:table-cell>
          <table:table-cell table:formula="of:=[.N100]/[.N99]-1" office:value-type="percentage" office:value="-0.00436335292159529">
            <text:p>-0.44%</text:p>
          </table:table-cell>
          <table:table-cell table:number-columns-repeated="1007"/>
        </table:table-row>
        <table:table-row table:style-name="ro2">
          <table:table-cell office:value-type="date" office:date-value="2011-05-25">
            <text:p>05/25/11</text:p>
          </table:table-cell>
          <table:table-cell office:value-type="float" office:value="46.06">
            <text:p>46.06</text:p>
          </table:table-cell>
          <table:table-cell table:formula="of:=[.C100]/[.B100]*[.B101]" office:value-type="percentage" office:value="1.13253012048193">
            <text:p>113.25%</text:p>
          </table:table-cell>
          <table:table-cell table:formula="of:=[.C101]*[.$T$3]" office:value-type="currency" office:currency="USD" office:value="163444.481927711">
            <text:p>$163,444.48</text:p>
          </table:table-cell>
          <table:table-cell office:value-type="float" office:value="33.95">
            <text:p>33.95</text:p>
          </table:table-cell>
          <table:table-cell table:formula="of:=[.F100]/[.E100]*[.E101]" office:value-type="percentage" office:value="1.2686846038864">
            <text:p>126.87%</text:p>
          </table:table-cell>
          <table:table-cell table:formula="of:=[.F101]*[.$T$4]" office:value-type="currency" office:currency="USD" office:value="183486.936285501">
            <text:p>$183,486.94</text:p>
          </table:table-cell>
          <table:table-cell office:value-type="float" office:value="79.14">
            <text:p>79.14</text:p>
          </table:table-cell>
          <table:table-cell table:formula="of:=[.I100]/[.H100]*[.H101]" office:value-type="percentage" office:value="1.08873297565002">
            <text:p>108.87%</text:p>
          </table:table-cell>
          <table:table-cell table:formula="of:=[.I101]*[.$T$5]" office:value-type="currency" office:currency="USD" office:value="274625.598596781">
            <text:p>$274,625.60</text:p>
          </table:table-cell>
          <table:table-cell office:value-type="float" office:value="37.83">
            <text:p>37.83</text:p>
          </table:table-cell>
          <table:table-cell table:formula="of:=[.L100]/[.K100]*[.K101]" office:value-type="percentage" office:value="1.06533370881442">
            <text:p>106.53%</text:p>
          </table:table-cell>
          <table:table-cell table:formula="of:=[.L101]*[.$T$6]" office:value-type="currency" office:currency="USD" office:value="488786.824274852">
            <text:p>$488,786.82</text:p>
          </table:table-cell>
          <table:table-cell table:formula="of:=[.D101]+[.G101]+[.J101]+[.M101]" office:value-type="currency" office:currency="USD" office:value="1110343.84108484">
            <text:p>$1,110,343.84</text:p>
          </table:table-cell>
          <table:table-cell table:formula="of:=[.N101]/[.$N$2]" office:value-type="percentage" office:value="1.11034384108484">
            <text:p>111.03%</text:p>
          </table:table-cell>
          <table:table-cell table:formula="of:=[.N101]/[.N100]-1" office:value-type="percentage" office:value="0.000120824512126694">
            <text:p>0.01%</text:p>
          </table:table-cell>
          <table:table-cell table:number-columns-repeated="1007"/>
        </table:table-row>
        <table:table-row table:style-name="ro2">
          <table:table-cell office:value-type="date" office:date-value="2011-05-26">
            <text:p>05/26/11</text:p>
          </table:table-cell>
          <table:table-cell office:value-type="float" office:value="46.3">
            <text:p>46.30</text:p>
          </table:table-cell>
          <table:table-cell table:formula="of:=[.C101]/[.B101]*[.B102]" office:value-type="percentage" office:value="1.13843127612491">
            <text:p>113.84%</text:p>
          </table:table-cell>
          <table:table-cell table:formula="of:=[.C102]*[.$T$3]" office:value-type="currency" office:currency="USD" office:value="164296.124907794">
            <text:p>$164,296.12</text:p>
          </table:table-cell>
          <table:table-cell office:value-type="float" office:value="33.73">
            <text:p>33.73</text:p>
          </table:table-cell>
          <table:table-cell table:formula="of:=[.F101]/[.E101]*[.E102]" office:value-type="percentage" office:value="1.26046337817638">
            <text:p>126.05%</text:p>
          </table:table-cell>
          <table:table-cell table:formula="of:=[.F102]*[.$T$4]" office:value-type="currency" office:currency="USD" office:value="182297.91931988">
            <text:p>$182,297.92</text:p>
          </table:table-cell>
          <table:table-cell office:value-type="float" office:value="78.86">
            <text:p>78.86</text:p>
          </table:table-cell>
          <table:table-cell table:formula="of:=[.I101]/[.H101]*[.H102]" office:value-type="percentage" office:value="1.08488100151328">
            <text:p>108.49%</text:p>
          </table:table-cell>
          <table:table-cell table:formula="of:=[.I102]*[.$T$5]" office:value-type="currency" office:currency="USD" office:value="273653.963929014">
            <text:p>$273,653.96</text:p>
          </table:table-cell>
          <table:table-cell office:value-type="float" office:value="37.78">
            <text:p>37.78</text:p>
          </table:table-cell>
          <table:table-cell table:formula="of:=[.L101]/[.K101]*[.K102]" office:value-type="percentage" office:value="1.06392565474514">
            <text:p>106.39%</text:p>
          </table:table-cell>
          <table:table-cell table:formula="of:=[.L102]*[.$T$6]" office:value-type="currency" office:currency="USD" office:value="488140.793579273">
            <text:p>$488,140.79</text:p>
          </table:table-cell>
          <table:table-cell table:formula="of:=[.D102]+[.G102]+[.J102]+[.M102]" office:value-type="currency" office:currency="USD" office:value="1108388.80173596">
            <text:p>$1,108,388.80</text:p>
          </table:table-cell>
          <table:table-cell table:formula="of:=[.N102]/[.$N$2]" office:value-type="percentage" office:value="1.10838880173596">
            <text:p>110.84%</text:p>
          </table:table-cell>
          <table:table-cell table:formula="of:=[.N102]/[.N101]-1" office:value-type="percentage" office:value="-0.00176075128851305">
            <text:p>-0.18%</text:p>
          </table:table-cell>
          <table:table-cell table:number-columns-repeated="1007"/>
        </table:table-row>
        <table:table-row table:style-name="ro2">
          <table:table-cell office:value-type="date" office:date-value="2011-05-27">
            <text:p>05/27/11</text:p>
          </table:table-cell>
          <table:table-cell office:value-type="float" office:value="46.18">
            <text:p>46.18</text:p>
          </table:table-cell>
          <table:table-cell table:formula="of:=[.C102]/[.B102]*[.B103]" office:value-type="percentage" office:value="1.13548069830342">
            <text:p>113.55%</text:p>
          </table:table-cell>
          <table:table-cell table:formula="of:=[.C103]*[.$T$3]" office:value-type="currency" office:currency="USD" office:value="163870.303417753">
            <text:p>$163,870.30</text:p>
          </table:table-cell>
          <table:table-cell office:value-type="float" office:value="33.74">
            <text:p>33.74</text:p>
          </table:table-cell>
          <table:table-cell table:formula="of:=[.F102]/[.E102]*[.E103]" office:value-type="percentage" office:value="1.26083707025411">
            <text:p>126.08%</text:p>
          </table:table-cell>
          <table:table-cell table:formula="of:=[.F103]*[.$T$4]" office:value-type="currency" office:currency="USD" office:value="182351.96554559">
            <text:p>$182,351.97</text:p>
          </table:table-cell>
          <table:table-cell office:value-type="float" office:value="78.67">
            <text:p>78.67</text:p>
          </table:table-cell>
          <table:table-cell table:formula="of:=[.I102]/[.H102]*[.H103]" office:value-type="percentage" office:value="1.08226716192048">
            <text:p>108.23%</text:p>
          </table:table-cell>
          <table:table-cell table:formula="of:=[.I103]*[.$T$5]" office:value-type="currency" office:currency="USD" office:value="272994.640404457">
            <text:p>$272,994.64</text:p>
          </table:table-cell>
          <table:table-cell office:value-type="float" office:value="37.7">
            <text:p>37.70</text:p>
          </table:table-cell>
          <table:table-cell table:formula="of:=[.L102]/[.K102]*[.K103]" office:value-type="percentage" office:value="1.0616727682343">
            <text:p>106.17%</text:p>
          </table:table-cell>
          <table:table-cell table:formula="of:=[.L103]*[.$T$6]" office:value-type="currency" office:currency="USD" office:value="487107.144466347">
            <text:p>$487,107.14</text:p>
          </table:table-cell>
          <table:table-cell table:formula="of:=[.D103]+[.G103]+[.J103]+[.M103]" office:value-type="currency" office:currency="USD" office:value="1106324.05383415">
            <text:p>$1,106,324.05</text:p>
          </table:table-cell>
          <table:table-cell table:formula="of:=[.N103]/[.$N$2]" office:value-type="percentage" office:value="1.10632405383415">
            <text:p>110.63%</text:p>
          </table:table-cell>
          <table:table-cell table:formula="of:=[.N103]/[.N102]-1" office:value-type="percentage" office:value="-0.00186283720891101">
            <text:p>-0.19%</text:p>
          </table:table-cell>
          <table:table-cell table:number-columns-repeated="1007"/>
        </table:table-row>
        <table:table-row table:style-name="ro2">
          <table:table-cell office:value-type="date" office:date-value="2011-05-31">
            <text:p>05/31/11</text:p>
          </table:table-cell>
          <table:table-cell office:value-type="float" office:value="47.42">
            <text:p>47.42</text:p>
          </table:table-cell>
          <table:table-cell table:formula="of:=[.C103]/[.B103]*[.B104]" office:value-type="percentage" office:value="1.16597000245881">
            <text:p>116.60%</text:p>
          </table:table-cell>
          <table:table-cell table:formula="of:=[.C104]*[.$T$3]" office:value-type="currency" office:currency="USD" office:value="168270.458814851">
            <text:p>$168,270.46</text:p>
          </table:table-cell>
          <table:table-cell office:value-type="float" office:value="34.27">
            <text:p>34.27</text:p>
          </table:table-cell>
          <table:table-cell table:formula="of:=[.F103]/[.E103]*[.E104]" office:value-type="percentage" office:value="1.28064275037369">
            <text:p>128.06%</text:p>
          </table:table-cell>
          <table:table-cell table:formula="of:=[.F104]*[.$T$4]" office:value-type="currency" office:currency="USD" office:value="185216.415508221">
            <text:p>$185,216.42</text:p>
          </table:table-cell>
          <table:table-cell office:value-type="float" office:value="78.59">
            <text:p>78.59</text:p>
          </table:table-cell>
          <table:table-cell table:formula="of:=[.I103]/[.H103]*[.H104]" office:value-type="percentage" office:value="1.08116659788141">
            <text:p>108.12%</text:p>
          </table:table-cell>
          <table:table-cell table:formula="of:=[.I104]*[.$T$5]" office:value-type="currency" office:currency="USD" office:value="272717.030499381">
            <text:p>$272,717.03</text:p>
          </table:table-cell>
          <table:table-cell office:value-type="float" office:value="37.96">
            <text:p>37.96</text:p>
          </table:table-cell>
          <table:table-cell table:formula="of:=[.L103]/[.K103]*[.K104]" office:value-type="percentage" office:value="1.06899464939454">
            <text:p>106.90%</text:p>
          </table:table-cell>
          <table:table-cell table:formula="of:=[.L104]*[.$T$6]" office:value-type="currency" office:currency="USD" office:value="490466.504083357">
            <text:p>$490,466.50</text:p>
          </table:table-cell>
          <table:table-cell table:formula="of:=[.D104]+[.G104]+[.J104]+[.M104]" office:value-type="currency" office:currency="USD" office:value="1116670.40890581">
            <text:p>$1,116,670.41</text:p>
          </table:table-cell>
          <table:table-cell table:formula="of:=[.N104]/[.$N$2]" office:value-type="percentage" office:value="1.11667040890581">
            <text:p>111.67%</text:p>
          </table:table-cell>
          <table:table-cell table:formula="of:=[.N104]/[.N103]-1" office:value-type="percentage" office:value="0.00935201131694208">
            <text:p>0.94%</text:p>
          </table:table-cell>
          <table:table-cell table:number-columns-repeated="1007"/>
        </table:table-row>
        <table:table-row table:style-name="ro2">
          <table:table-cell office:value-type="date" office:date-value="2011-06-01">
            <text:p>06/01/11</text:p>
          </table:table-cell>
          <table:table-cell office:value-type="float" office:value="48.14">
            <text:p>48.14</text:p>
          </table:table-cell>
          <table:table-cell table:formula="of:=[.C104]/[.B104]*[.B105]" office:value-type="percentage" office:value="1.18367346938775">
            <text:p>118.37%</text:p>
          </table:table-cell>
          <table:table-cell table:formula="of:=[.C105]*[.$T$3]" office:value-type="currency" office:currency="USD" office:value="170825.387755102">
            <text:p>$170,825.39</text:p>
          </table:table-cell>
          <table:table-cell office:value-type="float" office:value="33.93">
            <text:p>33.93</text:p>
          </table:table-cell>
          <table:table-cell table:formula="of:=[.F104]/[.E104]*[.E105]" office:value-type="percentage" office:value="1.26793721973094">
            <text:p>126.79%</text:p>
          </table:table-cell>
          <table:table-cell table:formula="of:=[.F105]*[.$T$4]" office:value-type="currency" office:currency="USD" office:value="183378.843834081">
            <text:p>$183,378.84</text:p>
          </table:table-cell>
          <table:table-cell office:value-type="float" office:value="78.05">
            <text:p>78.05</text:p>
          </table:table-cell>
          <table:table-cell table:formula="of:=[.I104]/[.H104]*[.H105]" office:value-type="percentage" office:value="1.07373779061769">
            <text:p>107.37%</text:p>
          </table:table-cell>
          <table:table-cell table:formula="of:=[.I105]*[.$T$5]" office:value-type="currency" office:currency="USD" office:value="270843.163640116">
            <text:p>$270,843.16</text:p>
          </table:table-cell>
          <table:table-cell office:value-type="float" office:value="37.58">
            <text:p>37.58</text:p>
          </table:table-cell>
          <table:table-cell table:formula="of:=[.L104]/[.K104]*[.K105]" office:value-type="percentage" office:value="1.05829343846804">
            <text:p>105.83%</text:p>
          </table:table-cell>
          <table:table-cell table:formula="of:=[.L105]*[.$T$6]" office:value-type="currency" office:currency="USD" office:value="485556.670796959">
            <text:p>$485,556.67</text:p>
          </table:table-cell>
          <table:table-cell table:formula="of:=[.D105]+[.G105]+[.J105]+[.M105]" office:value-type="currency" office:currency="USD" office:value="1110604.06602626">
            <text:p>$1,110,604.07</text:p>
          </table:table-cell>
          <table:table-cell table:formula="of:=[.N105]/[.$N$2]" office:value-type="percentage" office:value="1.11060406602626">
            <text:p>111.06%</text:p>
          </table:table-cell>
          <table:table-cell table:formula="of:=[.N105]/[.N104]-1" office:value-type="percentage" office:value="-0.00543252765647972">
            <text:p>-0.54%</text:p>
          </table:table-cell>
          <table:table-cell table:number-columns-repeated="1007"/>
        </table:table-row>
        <table:table-row table:style-name="ro2">
          <table:table-cell office:value-type="date" office:date-value="2011-06-02">
            <text:p>06/02/11</text:p>
          </table:table-cell>
          <table:table-cell office:value-type="float" office:value="48.11">
            <text:p>48.11</text:p>
          </table:table-cell>
          <table:table-cell table:formula="of:=[.C105]/[.B105]*[.B106]" office:value-type="percentage" office:value="1.18293582493238">
            <text:p>118.29%</text:p>
          </table:table-cell>
          <table:table-cell table:formula="of:=[.C106]*[.$T$3]" office:value-type="currency" office:currency="USD" office:value="170718.932382592">
            <text:p>$170,718.93</text:p>
          </table:table-cell>
          <table:table-cell office:value-type="float" office:value="33.74">
            <text:p>33.74</text:p>
          </table:table-cell>
          <table:table-cell table:formula="of:=[.F105]/[.E105]*[.E106]" office:value-type="percentage" office:value="1.26083707025411">
            <text:p>126.08%</text:p>
          </table:table-cell>
          <table:table-cell table:formula="of:=[.F106]*[.$T$4]" office:value-type="currency" office:currency="USD" office:value="182351.96554559">
            <text:p>$182,351.97</text:p>
          </table:table-cell>
          <table:table-cell office:value-type="float" office:value="77.83">
            <text:p>77.83</text:p>
          </table:table-cell>
          <table:table-cell table:formula="of:=[.I105]/[.H105]*[.H106]" office:value-type="percentage" office:value="1.07071123951025">
            <text:p>107.07%</text:p>
          </table:table-cell>
          <table:table-cell table:formula="of:=[.I106]*[.$T$5]" office:value-type="currency" office:currency="USD" office:value="270079.736401156">
            <text:p>$270,079.74</text:p>
          </table:table-cell>
          <table:table-cell office:value-type="float" office:value="37.57">
            <text:p>37.57</text:p>
          </table:table-cell>
          <table:table-cell table:formula="of:=[.L105]/[.K105]*[.K106]" office:value-type="percentage" office:value="1.05801182765418">
            <text:p>105.80%</text:p>
          </table:table-cell>
          <table:table-cell table:formula="of:=[.L106]*[.$T$6]" office:value-type="currency" office:currency="USD" office:value="485427.464657843">
            <text:p>$485,427.46</text:p>
          </table:table-cell>
          <table:table-cell table:formula="of:=[.D106]+[.G106]+[.J106]+[.M106]" office:value-type="currency" office:currency="USD" office:value="1108578.09898718">
            <text:p>$1,108,578.10</text:p>
          </table:table-cell>
          <table:table-cell table:formula="of:=[.N106]/[.$N$2]" office:value-type="percentage" office:value="1.10857809898718">
            <text:p>110.86%</text:p>
          </table:table-cell>
          <table:table-cell table:formula="of:=[.N106]/[.N105]-1" office:value-type="percentage" office:value="-0.00182420279292272">
            <text:p>-0.18%</text:p>
          </table:table-cell>
          <table:table-cell table:number-columns-repeated="1007"/>
        </table:table-row>
        <table:table-row table:style-name="ro2">
          <table:table-cell office:value-type="date" office:date-value="2011-06-03">
            <text:p>06/03/11</text:p>
          </table:table-cell>
          <table:table-cell office:value-type="float" office:value="47.35">
            <text:p>47.35</text:p>
          </table:table-cell>
          <table:table-cell table:formula="of:=[.C106]/[.B106]*[.B107]" office:value-type="percentage" office:value="1.16424883206295">
            <text:p>116.42%</text:p>
          </table:table-cell>
          <table:table-cell table:formula="of:=[.C107]*[.$T$3]" office:value-type="currency" office:currency="USD" office:value="168022.06294566">
            <text:p>$168,022.06</text:p>
          </table:table-cell>
          <table:table-cell office:value-type="float" office:value="33.6">
            <text:p>33.60</text:p>
          </table:table-cell>
          <table:table-cell table:formula="of:=[.F106]/[.E106]*[.E107]" office:value-type="percentage" office:value="1.25560538116592">
            <text:p>125.56%</text:p>
          </table:table-cell>
          <table:table-cell table:formula="of:=[.F107]*[.$T$4]" office:value-type="currency" office:currency="USD" office:value="181595.31838565">
            <text:p>$181,595.32</text:p>
          </table:table-cell>
          <table:table-cell office:value-type="float" office:value="77.62">
            <text:p>77.62</text:p>
          </table:table-cell>
          <table:table-cell table:formula="of:=[.I106]/[.H106]*[.H107]" office:value-type="percentage" office:value="1.06782225890769">
            <text:p>106.78%</text:p>
          </table:table-cell>
          <table:table-cell table:formula="of:=[.I107]*[.$T$5]" office:value-type="currency" office:currency="USD" office:value="269351.01040033">
            <text:p>$269,351.01</text:p>
          </table:table-cell>
          <table:table-cell office:value-type="float" office:value="37.29">
            <text:p>37.29</text:p>
          </table:table-cell>
          <table:table-cell table:formula="of:=[.L106]/[.K106]*[.K107]" office:value-type="percentage" office:value="1.05012672486623">
            <text:p>105.01%</text:p>
          </table:table-cell>
          <table:table-cell table:formula="of:=[.L107]*[.$T$6]" office:value-type="currency" office:currency="USD" office:value="481809.692762602">
            <text:p>$481,809.69</text:p>
          </table:table-cell>
          <table:table-cell table:formula="of:=[.D107]+[.G107]+[.J107]+[.M107]" office:value-type="currency" office:currency="USD" office:value="1100778.08449424">
            <text:p>$1,100,778.08</text:p>
          </table:table-cell>
          <table:table-cell table:formula="of:=[.N107]/[.$N$2]" office:value-type="percentage" office:value="1.10077808449424">
            <text:p>110.08%</text:p>
          </table:table-cell>
          <table:table-cell table:formula="of:=[.N107]/[.N106]-1" office:value-type="percentage" office:value="-0.00703605321092315">
            <text:p>-0.70%</text:p>
          </table:table-cell>
          <table:table-cell table:number-columns-repeated="1007"/>
        </table:table-row>
        <table:table-row table:style-name="ro2">
          <table:table-cell office:value-type="date" office:date-value="2011-06-06">
            <text:p>06/06/11</text:p>
          </table:table-cell>
          <table:table-cell office:value-type="float" office:value="47.35">
            <text:p>47.35</text:p>
          </table:table-cell>
          <table:table-cell table:formula="of:=[.C107]/[.B107]*[.B108]" office:value-type="percentage" office:value="1.16424883206295">
            <text:p>116.42%</text:p>
          </table:table-cell>
          <table:table-cell table:formula="of:=[.C108]*[.$T$3]" office:value-type="currency" office:currency="USD" office:value="168022.06294566">
            <text:p>$168,022.06</text:p>
          </table:table-cell>
          <table:table-cell office:value-type="float" office:value="32.97">
            <text:p>32.97</text:p>
          </table:table-cell>
          <table:table-cell table:formula="of:=[.F107]/[.E107]*[.E108]" office:value-type="percentage" office:value="1.23206278026906">
            <text:p>123.21%</text:p>
          </table:table-cell>
          <table:table-cell table:formula="of:=[.F108]*[.$T$4]" office:value-type="currency" office:currency="USD" office:value="178190.406165919">
            <text:p>$178,190.41</text:p>
          </table:table-cell>
          <table:table-cell office:value-type="float" office:value="77.78">
            <text:p>77.78</text:p>
          </table:table-cell>
          <table:table-cell table:formula="of:=[.I107]/[.H107]*[.H108]" office:value-type="percentage" office:value="1.07002338698583">
            <text:p>107.00%</text:p>
          </table:table-cell>
          <table:table-cell table:formula="of:=[.I108]*[.$T$5]" office:value-type="currency" office:currency="USD" office:value="269906.230210483">
            <text:p>$269,906.23</text:p>
          </table:table-cell>
          <table:table-cell office:value-type="float" office:value="37.26">
            <text:p>37.26</text:p>
          </table:table-cell>
          <table:table-cell table:formula="of:=[.L107]/[.K107]*[.K108]" office:value-type="percentage" office:value="1.04928189242467">
            <text:p>104.93%</text:p>
          </table:table-cell>
          <table:table-cell table:formula="of:=[.L108]*[.$T$6]" office:value-type="currency" office:currency="USD" office:value="481422.074345255">
            <text:p>$481,422.07</text:p>
          </table:table-cell>
          <table:table-cell table:formula="of:=[.D108]+[.G108]+[.J108]+[.M108]" office:value-type="currency" office:currency="USD" office:value="1097540.77366732">
            <text:p>$1,097,540.77</text:p>
          </table:table-cell>
          <table:table-cell table:formula="of:=[.N108]/[.$N$2]" office:value-type="percentage" office:value="1.09754077366732">
            <text:p>109.75%</text:p>
          </table:table-cell>
          <table:table-cell table:formula="of:=[.N108]/[.N107]-1" office:value-type="percentage" office:value="-0.00294092957747516">
            <text:p>-0.29%</text:p>
          </table:table-cell>
          <table:table-cell table:number-columns-repeated="1007"/>
        </table:table-row>
        <table:table-row table:style-name="ro2">
          <table:table-cell office:value-type="date" office:date-value="2011-06-07">
            <text:p>06/07/11</text:p>
          </table:table-cell>
          <table:table-cell office:value-type="float" office:value="47.94">
            <text:p>47.94</text:p>
          </table:table-cell>
          <table:table-cell table:formula="of:=[.C108]/[.B108]*[.B109]" office:value-type="percentage" office:value="1.17875583968527">
            <text:p>117.88%</text:p>
          </table:table-cell>
          <table:table-cell table:formula="of:=[.C109]*[.$T$3]" office:value-type="currency" office:currency="USD" office:value="170115.685271699">
            <text:p>$170,115.69</text:p>
          </table:table-cell>
          <table:table-cell office:value-type="float" office:value="33.22">
            <text:p>33.22</text:p>
          </table:table-cell>
          <table:table-cell table:formula="of:=[.F108]/[.E108]*[.E109]" office:value-type="percentage" office:value="1.24140508221226">
            <text:p>124.14%</text:p>
          </table:table-cell>
          <table:table-cell table:formula="of:=[.F109]*[.$T$4]" office:value-type="currency" office:currency="USD" office:value="179541.56180867">
            <text:p>$179,541.56</text:p>
          </table:table-cell>
          <table:table-cell office:value-type="float" office:value="78.2">
            <text:p>78.20</text:p>
          </table:table-cell>
          <table:table-cell table:formula="of:=[.I108]/[.H108]*[.H109]" office:value-type="percentage" office:value="1.07580134819095">
            <text:p>107.58%</text:p>
          </table:table-cell>
          <table:table-cell table:formula="of:=[.I109]*[.$T$5]" office:value-type="currency" office:currency="USD" office:value="271363.682212134">
            <text:p>$271,363.68</text:p>
          </table:table-cell>
          <table:table-cell office:value-type="float" office:value="37.26">
            <text:p>37.26</text:p>
          </table:table-cell>
          <table:table-cell table:formula="of:=[.L108]/[.K108]*[.K109]" office:value-type="percentage" office:value="1.04928189242467">
            <text:p>104.93%</text:p>
          </table:table-cell>
          <table:table-cell table:formula="of:=[.L109]*[.$T$6]" office:value-type="currency" office:currency="USD" office:value="481422.074345255">
            <text:p>$481,422.07</text:p>
          </table:table-cell>
          <table:table-cell table:formula="of:=[.D109]+[.G109]+[.J109]+[.M109]" office:value-type="currency" office:currency="USD" office:value="1102443.00363776">
            <text:p>$1,102,443.00</text:p>
          </table:table-cell>
          <table:table-cell table:formula="of:=[.N109]/[.$N$2]" office:value-type="percentage" office:value="1.10244300363776">
            <text:p>110.24%</text:p>
          </table:table-cell>
          <table:table-cell table:formula="of:=[.N109]/[.N108]-1" office:value-type="percentage" office:value="0.00446655840772059">
            <text:p>0.45%</text:p>
          </table:table-cell>
          <table:table-cell table:number-columns-repeated="1007"/>
        </table:table-row>
        <table:table-row table:style-name="ro2">
          <table:table-cell office:value-type="date" office:date-value="2011-06-08">
            <text:p>06/08/11</text:p>
          </table:table-cell>
          <table:table-cell office:value-type="float" office:value="48.44">
            <text:p>48.44</text:p>
          </table:table-cell>
          <table:table-cell table:formula="of:=[.C109]/[.B109]*[.B110]" office:value-type="percentage" office:value="1.19104991394148">
            <text:p>119.10%</text:p>
          </table:table-cell>
          <table:table-cell table:formula="of:=[.C110]*[.$T$3]" office:value-type="currency" office:currency="USD" office:value="171889.941480207">
            <text:p>$171,889.94</text:p>
          </table:table-cell>
          <table:table-cell office:value-type="float" office:value="33.31">
            <text:p>33.31</text:p>
          </table:table-cell>
          <table:table-cell table:formula="of:=[.F109]/[.E109]*[.E110]" office:value-type="percentage" office:value="1.24476831091181">
            <text:p>124.48%</text:p>
          </table:table-cell>
          <table:table-cell table:formula="of:=[.F110]*[.$T$4]" office:value-type="currency" office:currency="USD" office:value="180027.97784006">
            <text:p>$180,027.98</text:p>
          </table:table-cell>
          <table:table-cell office:value-type="float" office:value="78.21">
            <text:p>78.21</text:p>
          </table:table-cell>
          <table:table-cell table:formula="of:=[.I109]/[.H109]*[.H110]" office:value-type="percentage" office:value="1.07593891869583">
            <text:p>107.59%</text:p>
          </table:table-cell>
          <table:table-cell table:formula="of:=[.I110]*[.$T$5]" office:value-type="currency" office:currency="USD" office:value="271398.383450268">
            <text:p>$271,398.38</text:p>
          </table:table-cell>
          <table:table-cell office:value-type="float" office:value="37.49">
            <text:p>37.49</text:p>
          </table:table-cell>
          <table:table-cell table:formula="of:=[.L109]/[.K109]*[.K110]" office:value-type="percentage" office:value="1.05575894114334">
            <text:p>105.58%</text:p>
          </table:table-cell>
          <table:table-cell table:formula="of:=[.L110]*[.$T$6]" office:value-type="currency" office:currency="USD" office:value="484393.815544917">
            <text:p>$484,393.82</text:p>
          </table:table-cell>
          <table:table-cell table:formula="of:=[.D110]+[.G110]+[.J110]+[.M110]" office:value-type="currency" office:currency="USD" office:value="1107710.11831545">
            <text:p>$1,107,710.12</text:p>
          </table:table-cell>
          <table:table-cell table:formula="of:=[.N110]/[.$N$2]" office:value-type="percentage" office:value="1.10771011831545">
            <text:p>110.77%</text:p>
          </table:table-cell>
          <table:table-cell table:formula="of:=[.N110]/[.N109]-1" office:value-type="percentage" office:value="0.00477767527238537">
            <text:p>0.48%</text:p>
          </table:table-cell>
          <table:table-cell table:number-columns-repeated="1007"/>
        </table:table-row>
        <table:table-row table:style-name="ro2">
          <table:table-cell office:value-type="date" office:date-value="2011-06-09">
            <text:p>06/09/11</text:p>
          </table:table-cell>
          <table:table-cell office:value-type="float" office:value="47.03">
            <text:p>47.03</text:p>
          </table:table-cell>
          <table:table-cell table:formula="of:=[.C110]/[.B110]*[.B111]" office:value-type="percentage" office:value="1.15638062453897">
            <text:p>115.64%</text:p>
          </table:table-cell>
          <table:table-cell table:formula="of:=[.C111]*[.$T$3]" office:value-type="currency" office:currency="USD" office:value="166886.538972215">
            <text:p>$166,886.54</text:p>
          </table:table-cell>
          <table:table-cell office:value-type="float" office:value="33.51">
            <text:p>33.51</text:p>
          </table:table-cell>
          <table:table-cell table:formula="of:=[.F110]/[.E110]*[.E111]" office:value-type="percentage" office:value="1.25224215246637">
            <text:p>125.22%</text:p>
          </table:table-cell>
          <table:table-cell table:formula="of:=[.F111]*[.$T$4]" office:value-type="currency" office:currency="USD" office:value="181108.90235426">
            <text:p>$181,108.90</text:p>
          </table:table-cell>
          <table:table-cell office:value-type="float" office:value="78.32">
            <text:p>78.32</text:p>
          </table:table-cell>
          <table:table-cell table:formula="of:=[.I110]/[.H110]*[.H111]" office:value-type="percentage" office:value="1.07745219424955">
            <text:p>107.75%</text:p>
          </table:table-cell>
          <table:table-cell table:formula="of:=[.I111]*[.$T$5]" office:value-type="currency" office:currency="USD" office:value="271780.097069748">
            <text:p>$271,780.10</text:p>
          </table:table-cell>
          <table:table-cell office:value-type="float" office:value="37.44">
            <text:p>37.44</text:p>
          </table:table-cell>
          <table:table-cell table:formula="of:=[.L110]/[.K110]*[.K111]" office:value-type="percentage" office:value="1.05435088707406">
            <text:p>105.44%</text:p>
          </table:table-cell>
          <table:table-cell table:formula="of:=[.L111]*[.$T$6]" office:value-type="currency" office:currency="USD" office:value="483747.784849338">
            <text:p>$483,747.78</text:p>
          </table:table-cell>
          <table:table-cell table:formula="of:=[.D111]+[.G111]+[.J111]+[.M111]" office:value-type="currency" office:currency="USD" office:value="1103523.32324556">
            <text:p>$1,103,523.32</text:p>
          </table:table-cell>
          <table:table-cell table:formula="of:=[.N111]/[.$N$2]" office:value-type="percentage" office:value="1.10352332324556">
            <text:p>110.35%</text:p>
          </table:table-cell>
          <table:table-cell table:formula="of:=[.N111]/[.N110]-1" office:value-type="percentage" office:value="-0.00377968477552293">
            <text:p>-0.38%</text:p>
          </table:table-cell>
          <table:table-cell table:number-columns-repeated="1007"/>
        </table:table-row>
        <table:table-row table:style-name="ro2">
          <table:table-cell office:value-type="date" office:date-value="2011-06-10">
            <text:p>06/10/11</text:p>
          </table:table-cell>
          <table:table-cell office:value-type="float" office:value="45.52">
            <text:p>45.52</text:p>
          </table:table-cell>
          <table:table-cell table:formula="of:=[.C111]/[.B111]*[.B112]" office:value-type="percentage" office:value="1.11925252028522">
            <text:p>111.93%</text:p>
          </table:table-cell>
          <table:table-cell table:formula="of:=[.C112]*[.$T$3]" office:value-type="currency" office:currency="USD" office:value="161528.285222523">
            <text:p>$161,528.29</text:p>
          </table:table-cell>
          <table:table-cell office:value-type="float" office:value="33.28">
            <text:p>33.28</text:p>
          </table:table-cell>
          <table:table-cell table:formula="of:=[.F111]/[.E111]*[.E112]" office:value-type="percentage" office:value="1.24364723467862">
            <text:p>124.36%</text:p>
          </table:table-cell>
          <table:table-cell table:formula="of:=[.F112]*[.$T$4]" office:value-type="currency" office:currency="USD" office:value="179865.83916293">
            <text:p>$179,865.84</text:p>
          </table:table-cell>
          <table:table-cell office:value-type="float" office:value="77.45">
            <text:p>77.45</text:p>
          </table:table-cell>
          <table:table-cell table:formula="of:=[.I111]/[.H111]*[.H112]" office:value-type="percentage" office:value="1.06548356032467">
            <text:p>106.55%</text:p>
          </table:table-cell>
          <table:table-cell table:formula="of:=[.I112]*[.$T$5]" office:value-type="currency" office:currency="USD" office:value="268761.089352043">
            <text:p>$268,761.09</text:p>
          </table:table-cell>
          <table:table-cell office:value-type="float" office:value="37.25">
            <text:p>37.25</text:p>
          </table:table-cell>
          <table:table-cell table:formula="of:=[.L111]/[.K111]*[.K112]" office:value-type="percentage" office:value="1.04900028161081">
            <text:p>104.90%</text:p>
          </table:table-cell>
          <table:table-cell table:formula="of:=[.L112]*[.$T$6]" office:value-type="currency" office:currency="USD" office:value="481292.868206139">
            <text:p>$481,292.87</text:p>
          </table:table-cell>
          <table:table-cell table:formula="of:=[.D112]+[.G112]+[.J112]+[.M112]" office:value-type="currency" office:currency="USD" office:value="1091448.08194363">
            <text:p>$1,091,448.08</text:p>
          </table:table-cell>
          <table:table-cell table:formula="of:=[.N112]/[.$N$2]" office:value-type="percentage" office:value="1.09144808194363">
            <text:p>109.14%</text:p>
          </table:table-cell>
          <table:table-cell table:formula="of:=[.N112]/[.N111]-1" office:value-type="percentage" office:value="-0.0109424432158018">
            <text:p>-1.09%</text:p>
          </table:table-cell>
          <table:table-cell table:number-columns-repeated="1007"/>
        </table:table-row>
        <table:table-row table:style-name="ro2">
          <table:table-cell office:value-type="date" office:date-value="2011-06-13">
            <text:p>06/13/11</text:p>
          </table:table-cell>
          <table:table-cell office:value-type="float" office:value="45.47">
            <text:p>45.47</text:p>
          </table:table-cell>
          <table:table-cell table:formula="of:=[.C112]/[.B112]*[.B113]" office:value-type="percentage" office:value="1.1180231128596">
            <text:p>111.80%</text:p>
          </table:table-cell>
          <table:table-cell table:formula="of:=[.C113]*[.$T$3]" office:value-type="currency" office:currency="USD" office:value="161350.859601672">
            <text:p>$161,350.86</text:p>
          </table:table-cell>
          <table:table-cell office:value-type="float" office:value="33.18">
            <text:p>33.18</text:p>
          </table:table-cell>
          <table:table-cell table:formula="of:=[.F112]/[.E112]*[.E113]" office:value-type="percentage" office:value="1.23991031390134">
            <text:p>123.99%</text:p>
          </table:table-cell>
          <table:table-cell table:formula="of:=[.F113]*[.$T$4]" office:value-type="currency" office:currency="USD" office:value="179325.37690583">
            <text:p>$179,325.38</text:p>
          </table:table-cell>
          <table:table-cell office:value-type="float" office:value="77.81">
            <text:p>77.81</text:p>
          </table:table-cell>
          <table:table-cell table:formula="of:=[.I112]/[.H112]*[.H113]" office:value-type="percentage" office:value="1.07043609850048">
            <text:p>107.04%</text:p>
          </table:table-cell>
          <table:table-cell table:formula="of:=[.I113]*[.$T$5]" office:value-type="currency" office:currency="USD" office:value="270010.333924887">
            <text:p>$270,010.33</text:p>
          </table:table-cell>
          <table:table-cell office:value-type="float" office:value="37.55">
            <text:p>37.55</text:p>
          </table:table-cell>
          <table:table-cell table:formula="of:=[.L112]/[.K112]*[.K113]" office:value-type="percentage" office:value="1.05744860602647">
            <text:p>105.74%</text:p>
          </table:table-cell>
          <table:table-cell table:formula="of:=[.L113]*[.$T$6]" office:value-type="currency" office:currency="USD" office:value="485169.052379611">
            <text:p>$485,169.05</text:p>
          </table:table-cell>
          <table:table-cell table:formula="of:=[.D113]+[.G113]+[.J113]+[.M113]" office:value-type="currency" office:currency="USD" office:value="1095855.622812">
            <text:p>$1,095,855.62</text:p>
          </table:table-cell>
          <table:table-cell table:formula="of:=[.N113]/[.$N$2]" office:value-type="percentage" office:value="1.095855622812">
            <text:p>109.59%</text:p>
          </table:table-cell>
          <table:table-cell table:formula="of:=[.N113]/[.N112]-1" office:value-type="percentage" office:value="0.00403825059687324">
            <text:p>0.40%</text:p>
          </table:table-cell>
          <table:table-cell table:number-columns-repeated="1007"/>
        </table:table-row>
        <table:table-row table:style-name="ro2">
          <table:table-cell office:value-type="date" office:date-value="2011-06-14">
            <text:p>06/14/11</text:p>
          </table:table-cell>
          <table:table-cell office:value-type="float" office:value="45.44">
            <text:p>45.44</text:p>
          </table:table-cell>
          <table:table-cell table:formula="of:=[.C113]/[.B113]*[.B114]" office:value-type="percentage" office:value="1.11728546840423">
            <text:p>111.73%</text:p>
          </table:table-cell>
          <table:table-cell table:formula="of:=[.C114]*[.$T$3]" office:value-type="currency" office:currency="USD" office:value="161244.404229162">
            <text:p>$161,244.40</text:p>
          </table:table-cell>
          <table:table-cell office:value-type="float" office:value="33.59">
            <text:p>33.59</text:p>
          </table:table-cell>
          <table:table-cell table:formula="of:=[.F113]/[.E113]*[.E114]" office:value-type="percentage" office:value="1.25523168908819">
            <text:p>125.52%</text:p>
          </table:table-cell>
          <table:table-cell table:formula="of:=[.F114]*[.$T$4]" office:value-type="currency" office:currency="USD" office:value="181541.27215994">
            <text:p>$181,541.27</text:p>
          </table:table-cell>
          <table:table-cell office:value-type="float" office:value="78.52">
            <text:p>78.52</text:p>
          </table:table-cell>
          <table:table-cell table:formula="of:=[.I113]/[.H113]*[.H114]" office:value-type="percentage" office:value="1.08020360434723">
            <text:p>108.02%</text:p>
          </table:table-cell>
          <table:table-cell table:formula="of:=[.I114]*[.$T$5]" office:value-type="currency" office:currency="USD" office:value="272474.121832439">
            <text:p>$272,474.12</text:p>
          </table:table-cell>
          <table:table-cell office:value-type="float" office:value="37.56">
            <text:p>37.56</text:p>
          </table:table-cell>
          <table:table-cell table:formula="of:=[.L113]/[.K113]*[.K114]" office:value-type="percentage" office:value="1.05773021684033">
            <text:p>105.77%</text:p>
          </table:table-cell>
          <table:table-cell table:formula="of:=[.L114]*[.$T$6]" office:value-type="currency" office:currency="USD" office:value="485298.258518727">
            <text:p>$485,298.26</text:p>
          </table:table-cell>
          <table:table-cell table:formula="of:=[.D114]+[.G114]+[.J114]+[.M114]" office:value-type="currency" office:currency="USD" office:value="1100558.05674027">
            <text:p>$1,100,558.06</text:p>
          </table:table-cell>
          <table:table-cell table:formula="of:=[.N114]/[.$N$2]" office:value-type="percentage" office:value="1.10055805674027">
            <text:p>110.06%</text:p>
          </table:table-cell>
          <table:table-cell table:formula="of:=[.N114]/[.N113]-1" office:value-type="percentage" office:value="0.00429110717724113">
            <text:p>0.43%</text:p>
          </table:table-cell>
          <table:table-cell table:number-columns-repeated="1007"/>
        </table:table-row>
        <table:table-row table:style-name="ro2">
          <table:table-cell office:value-type="date" office:date-value="2011-06-15">
            <text:p>06/15/11</text:p>
          </table:table-cell>
          <table:table-cell office:value-type="float" office:value="45.42">
            <text:p>45.42</text:p>
          </table:table-cell>
          <table:table-cell table:formula="of:=[.C114]/[.B114]*[.B115]" office:value-type="percentage" office:value="1.11679370543398">
            <text:p>111.68%</text:p>
          </table:table-cell>
          <table:table-cell table:formula="of:=[.C115]*[.$T$3]" office:value-type="currency" office:currency="USD" office:value="161173.433980821">
            <text:p>$161,173.43</text:p>
          </table:table-cell>
          <table:table-cell office:value-type="float" office:value="33.12">
            <text:p>33.12</text:p>
          </table:table-cell>
          <table:table-cell table:formula="of:=[.F114]/[.E114]*[.E115]" office:value-type="percentage" office:value="1.23766816143498">
            <text:p>123.77%</text:p>
          </table:table-cell>
          <table:table-cell table:formula="of:=[.F115]*[.$T$4]" office:value-type="currency" office:currency="USD" office:value="179001.099551569">
            <text:p>$179,001.10</text:p>
          </table:table-cell>
          <table:table-cell office:value-type="float" office:value="78.3">
            <text:p>78.30</text:p>
          </table:table-cell>
          <table:table-cell table:formula="of:=[.I114]/[.H114]*[.H115]" office:value-type="percentage" office:value="1.07717705323979">
            <text:p>107.72%</text:p>
          </table:table-cell>
          <table:table-cell table:formula="of:=[.I115]*[.$T$5]" office:value-type="currency" office:currency="USD" office:value="271710.694593479">
            <text:p>$271,710.69</text:p>
          </table:table-cell>
          <table:table-cell office:value-type="float" office:value="37.25">
            <text:p>37.25</text:p>
          </table:table-cell>
          <table:table-cell table:formula="of:=[.L114]/[.K114]*[.K115]" office:value-type="percentage" office:value="1.04900028161081">
            <text:p>104.90%</text:p>
          </table:table-cell>
          <table:table-cell table:formula="of:=[.L115]*[.$T$6]" office:value-type="currency" office:currency="USD" office:value="481292.868206139">
            <text:p>$481,292.87</text:p>
          </table:table-cell>
          <table:table-cell table:formula="of:=[.D115]+[.G115]+[.J115]+[.M115]" office:value-type="currency" office:currency="USD" office:value="1093178.09633201">
            <text:p>$1,093,178.10</text:p>
          </table:table-cell>
          <table:table-cell table:formula="of:=[.N115]/[.$N$2]" office:value-type="percentage" office:value="1.09317809633201">
            <text:p>109.32%</text:p>
          </table:table-cell>
          <table:table-cell table:formula="of:=[.N115]/[.N114]-1" office:value-type="percentage" office:value="-0.0067056529758347">
            <text:p>-0.67%</text:p>
          </table:table-cell>
          <table:table-cell table:number-columns-repeated="1007"/>
        </table:table-row>
        <table:table-row table:style-name="ro2">
          <table:table-cell office:value-type="date" office:date-value="2011-06-16">
            <text:p>06/16/11</text:p>
          </table:table-cell>
          <table:table-cell office:value-type="float" office:value="44.93">
            <text:p>44.93</text:p>
          </table:table-cell>
          <table:table-cell table:formula="of:=[.C115]/[.B115]*[.B116]" office:value-type="percentage" office:value="1.1047455126629">
            <text:p>110.47%</text:p>
          </table:table-cell>
          <table:table-cell table:formula="of:=[.C116]*[.$T$3]" office:value-type="currency" office:currency="USD" office:value="159434.662896484">
            <text:p>$159,434.66</text:p>
          </table:table-cell>
          <table:table-cell office:value-type="float" office:value="32.98">
            <text:p>32.98</text:p>
          </table:table-cell>
          <table:table-cell table:formula="of:=[.F115]/[.E115]*[.E116]" office:value-type="percentage" office:value="1.23243647234679">
            <text:p>123.24%</text:p>
          </table:table-cell>
          <table:table-cell table:formula="of:=[.F116]*[.$T$4]" office:value-type="currency" office:currency="USD" office:value="178244.452391629">
            <text:p>$178,244.45</text:p>
          </table:table-cell>
          <table:table-cell office:value-type="float" office:value="78.85">
            <text:p>78.85</text:p>
          </table:table-cell>
          <table:table-cell table:formula="of:=[.I115]/[.H115]*[.H116]" office:value-type="percentage" office:value="1.08474343100839">
            <text:p>108.47%</text:p>
          </table:table-cell>
          <table:table-cell table:formula="of:=[.I116]*[.$T$5]" office:value-type="currency" office:currency="USD" office:value="273619.262690879">
            <text:p>$273,619.26</text:p>
          </table:table-cell>
          <table:table-cell office:value-type="float" office:value="37.56">
            <text:p>37.56</text:p>
          </table:table-cell>
          <table:table-cell table:formula="of:=[.L115]/[.K115]*[.K116]" office:value-type="percentage" office:value="1.05773021684033">
            <text:p>105.77%</text:p>
          </table:table-cell>
          <table:table-cell table:formula="of:=[.L116]*[.$T$6]" office:value-type="currency" office:currency="USD" office:value="485298.258518727">
            <text:p>$485,298.26</text:p>
          </table:table-cell>
          <table:table-cell table:formula="of:=[.D116]+[.G116]+[.J116]+[.M116]" office:value-type="currency" office:currency="USD" office:value="1096596.63649772">
            <text:p>$1,096,596.64</text:p>
          </table:table-cell>
          <table:table-cell table:formula="of:=[.N116]/[.$N$2]" office:value-type="percentage" office:value="1.09659663649772">
            <text:p>109.66%</text:p>
          </table:table-cell>
          <table:table-cell table:formula="of:=[.N116]/[.N115]-1" office:value-type="percentage" office:value="0.00312715757586157">
            <text:p>0.31%</text:p>
          </table:table-cell>
          <table:table-cell table:number-columns-repeated="1007"/>
        </table:table-row>
        <table:table-row table:style-name="ro2">
          <table:table-cell office:value-type="date" office:date-value="2011-06-17">
            <text:p>06/17/11</text:p>
          </table:table-cell>
          <table:table-cell office:value-type="float" office:value="44.61">
            <text:p>44.61</text:p>
          </table:table-cell>
          <table:table-cell table:formula="of:=[.C116]/[.B116]*[.B117]" office:value-type="percentage" office:value="1.09687730513892">
            <text:p>109.69%</text:p>
          </table:table-cell>
          <table:table-cell table:formula="of:=[.C117]*[.$T$3]" office:value-type="currency" office:currency="USD" office:value="158299.138923039">
            <text:p>$158,299.14</text:p>
          </table:table-cell>
          <table:table-cell office:value-type="float" office:value="33.44">
            <text:p>33.44</text:p>
          </table:table-cell>
          <table:table-cell table:formula="of:=[.F116]/[.E116]*[.E117]" office:value-type="percentage" office:value="1.24962630792227">
            <text:p>124.96%</text:p>
          </table:table-cell>
          <table:table-cell table:formula="of:=[.F117]*[.$T$4]" office:value-type="currency" office:currency="USD" office:value="180730.57877429">
            <text:p>$180,730.58</text:p>
          </table:table-cell>
          <table:table-cell office:value-type="float" office:value="79.53">
            <text:p>79.53</text:p>
          </table:table-cell>
          <table:table-cell table:formula="of:=[.I116]/[.H116]*[.H117]" office:value-type="percentage" office:value="1.09409822534049">
            <text:p>109.41%</text:p>
          </table:table-cell>
          <table:table-cell table:formula="of:=[.I117]*[.$T$5]" office:value-type="currency" office:currency="USD" office:value="275978.946884028">
            <text:p>$275,978.95</text:p>
          </table:table-cell>
          <table:table-cell office:value-type="float" office:value="37.7">
            <text:p>37.70</text:p>
          </table:table-cell>
          <table:table-cell table:formula="of:=[.L116]/[.K116]*[.K117]" office:value-type="percentage" office:value="1.0616727682343">
            <text:p>106.17%</text:p>
          </table:table-cell>
          <table:table-cell table:formula="of:=[.L117]*[.$T$6]" office:value-type="currency" office:currency="USD" office:value="487107.144466347">
            <text:p>$487,107.14</text:p>
          </table:table-cell>
          <table:table-cell table:formula="of:=[.D117]+[.G117]+[.J117]+[.M117]" office:value-type="currency" office:currency="USD" office:value="1102115.8090477">
            <text:p>$1,102,115.81</text:p>
          </table:table-cell>
          <table:table-cell table:formula="of:=[.N117]/[.$N$2]" office:value-type="percentage" office:value="1.1021158090477">
            <text:p>110.21%</text:p>
          </table:table-cell>
          <table:table-cell table:formula="of:=[.N117]/[.N116]-1" office:value-type="percentage" office:value="0.0050330015306379">
            <text:p>0.50%</text:p>
          </table:table-cell>
          <table:table-cell table:number-columns-repeated="1007"/>
        </table:table-row>
        <table:table-row table:style-name="ro2">
          <table:table-cell office:value-type="date" office:date-value="2011-06-20">
            <text:p>06/20/11</text:p>
          </table:table-cell>
          <table:table-cell office:value-type="float" office:value="45.01">
            <text:p>45.01</text:p>
          </table:table-cell>
          <table:table-cell table:formula="of:=[.C117]/[.B117]*[.B118]" office:value-type="percentage" office:value="1.10671256454389">
            <text:p>110.67%</text:p>
          </table:table-cell>
          <table:table-cell table:formula="of:=[.C118]*[.$T$3]" office:value-type="currency" office:currency="USD" office:value="159718.543889845">
            <text:p>$159,718.54</text:p>
          </table:table-cell>
          <table:table-cell office:value-type="float" office:value="34.07">
            <text:p>34.07</text:p>
          </table:table-cell>
          <table:table-cell table:formula="of:=[.F117]/[.E117]*[.E118]" office:value-type="percentage" office:value="1.27316890881913">
            <text:p>127.32%</text:p>
          </table:table-cell>
          <table:table-cell table:formula="of:=[.F118]*[.$T$4]" office:value-type="currency" office:currency="USD" office:value="184135.490994021">
            <text:p>$184,135.49</text:p>
          </table:table-cell>
          <table:table-cell office:value-type="float" office:value="79.7">
            <text:p>79.70</text:p>
          </table:table-cell>
          <table:table-cell table:formula="of:=[.I117]/[.H117]*[.H118]" office:value-type="percentage" office:value="1.09643692392351">
            <text:p>109.64%</text:p>
          </table:table-cell>
          <table:table-cell table:formula="of:=[.I118]*[.$T$5]" office:value-type="currency" office:currency="USD" office:value="276568.867932315">
            <text:p>$276,568.87</text:p>
          </table:table-cell>
          <table:table-cell office:value-type="float" office:value="37.88">
            <text:p>37.88</text:p>
          </table:table-cell>
          <table:table-cell table:formula="of:=[.L117]/[.K117]*[.K118]" office:value-type="percentage" office:value="1.06674176288369">
            <text:p>106.67%</text:p>
          </table:table-cell>
          <table:table-cell table:formula="of:=[.L118]*[.$T$6]" office:value-type="currency" office:currency="USD" office:value="489432.854970431">
            <text:p>$489,432.85</text:p>
          </table:table-cell>
          <table:table-cell table:formula="of:=[.D118]+[.G118]+[.J118]+[.M118]" office:value-type="currency" office:currency="USD" office:value="1109855.75778661">
            <text:p>$1,109,855.76</text:p>
          </table:table-cell>
          <table:table-cell table:formula="of:=[.N118]/[.$N$2]" office:value-type="percentage" office:value="1.10985575778661">
            <text:p>110.99%</text:p>
          </table:table-cell>
          <table:table-cell table:formula="of:=[.N118]/[.N117]-1" office:value-type="percentage" office:value="0.00702280892385998">
            <text:p>0.70%</text:p>
          </table:table-cell>
          <table:table-cell table:number-columns-repeated="1007"/>
        </table:table-row>
        <table:table-row table:style-name="ro2">
          <table:table-cell office:value-type="date" office:date-value="2011-06-21">
            <text:p>06/21/11</text:p>
          </table:table-cell>
          <table:table-cell office:value-type="float" office:value="45.31">
            <text:p>45.31</text:p>
          </table:table-cell>
          <table:table-cell table:formula="of:=[.C118]/[.B118]*[.B119]" office:value-type="percentage" office:value="1.11408900909761">
            <text:p>111.41%</text:p>
          </table:table-cell>
          <table:table-cell table:formula="of:=[.C119]*[.$T$3]" office:value-type="currency" office:currency="USD" office:value="160783.09761495">
            <text:p>$160,783.10</text:p>
          </table:table-cell>
          <table:table-cell office:value-type="float" office:value="34.61">
            <text:p>34.61</text:p>
          </table:table-cell>
          <table:table-cell table:formula="of:=[.F118]/[.E118]*[.E119]" office:value-type="percentage" office:value="1.29334828101644">
            <text:p>129.33%</text:p>
          </table:table-cell>
          <table:table-cell table:formula="of:=[.F119]*[.$T$4]" office:value-type="currency" office:currency="USD" office:value="187053.987182362">
            <text:p>$187,053.99</text:p>
          </table:table-cell>
          <table:table-cell office:value-type="float" office:value="79.8">
            <text:p>79.80</text:p>
          </table:table-cell>
          <table:table-cell table:formula="of:=[.I118]/[.H118]*[.H119]" office:value-type="percentage" office:value="1.09781262897235">
            <text:p>109.78%</text:p>
          </table:table-cell>
          <table:table-cell table:formula="of:=[.I119]*[.$T$5]" office:value-type="currency" office:currency="USD" office:value="276915.880313661">
            <text:p>$276,915.88</text:p>
          </table:table-cell>
          <table:table-cell office:value-type="float" office:value="37.75">
            <text:p>37.75</text:p>
          </table:table-cell>
          <table:table-cell table:formula="of:=[.L118]/[.K118]*[.K119]" office:value-type="percentage" office:value="1.06308082230358">
            <text:p>106.31%</text:p>
          </table:table-cell>
          <table:table-cell table:formula="of:=[.L119]*[.$T$6]" office:value-type="currency" office:currency="USD" office:value="487753.175161926">
            <text:p>$487,753.18</text:p>
          </table:table-cell>
          <table:table-cell table:formula="of:=[.D119]+[.G119]+[.J119]+[.M119]" office:value-type="currency" office:currency="USD" office:value="1112506.1402729">
            <text:p>$1,112,506.14</text:p>
          </table:table-cell>
          <table:table-cell table:formula="of:=[.N119]/[.$N$2]" office:value-type="percentage" office:value="1.1125061402729">
            <text:p>111.25%</text:p>
          </table:table-cell>
          <table:table-cell table:formula="of:=[.N119]/[.N118]-1" office:value-type="percentage" office:value="0.00238804229080314">
            <text:p>0.24%</text:p>
          </table:table-cell>
          <table:table-cell table:number-columns-repeated="1007"/>
        </table:table-row>
        <table:table-row table:style-name="ro2">
          <table:table-cell office:value-type="date" office:date-value="2011-06-22">
            <text:p>06/22/11</text:p>
          </table:table-cell>
          <table:table-cell office:value-type="float" office:value="44.84">
            <text:p>44.84</text:p>
          </table:table-cell>
          <table:table-cell table:formula="of:=[.C119]/[.B119]*[.B120]" office:value-type="percentage" office:value="1.10253257929678">
            <text:p>110.25%</text:p>
          </table:table-cell>
          <table:table-cell table:formula="of:=[.C120]*[.$T$3]" office:value-type="currency" office:currency="USD" office:value="159115.296778953">
            <text:p>$159,115.30</text:p>
          </table:table-cell>
          <table:table-cell office:value-type="float" office:value="34.7">
            <text:p>34.70</text:p>
          </table:table-cell>
          <table:table-cell table:formula="of:=[.F119]/[.E119]*[.E120]" office:value-type="percentage" office:value="1.29671150971599">
            <text:p>129.67%</text:p>
          </table:table-cell>
          <table:table-cell table:formula="of:=[.F120]*[.$T$4]" office:value-type="currency" office:currency="USD" office:value="187540.403213752">
            <text:p>$187,540.40</text:p>
          </table:table-cell>
          <table:table-cell office:value-type="float" office:value="79.66">
            <text:p>79.66</text:p>
          </table:table-cell>
          <table:table-cell table:formula="of:=[.I119]/[.H119]*[.H120]" office:value-type="percentage" office:value="1.09588664190398">
            <text:p>109.59%</text:p>
          </table:table-cell>
          <table:table-cell table:formula="of:=[.I120]*[.$T$5]" office:value-type="currency" office:currency="USD" office:value="276430.062979777">
            <text:p>$276,430.06</text:p>
          </table:table-cell>
          <table:table-cell office:value-type="float" office:value="37.47">
            <text:p>37.47</text:p>
          </table:table-cell>
          <table:table-cell table:formula="of:=[.L119]/[.K119]*[.K120]" office:value-type="percentage" office:value="1.05519571951563">
            <text:p>105.52%</text:p>
          </table:table-cell>
          <table:table-cell table:formula="of:=[.L120]*[.$T$6]" office:value-type="currency" office:currency="USD" office:value="484135.403266685">
            <text:p>$484,135.40</text:p>
          </table:table-cell>
          <table:table-cell table:formula="of:=[.D120]+[.G120]+[.J120]+[.M120]" office:value-type="currency" office:currency="USD" office:value="1107221.16623917">
            <text:p>$1,107,221.17</text:p>
          </table:table-cell>
          <table:table-cell table:formula="of:=[.N120]/[.$N$2]" office:value-type="percentage" office:value="1.10722116623917">
            <text:p>110.72%</text:p>
          </table:table-cell>
          <table:table-cell table:formula="of:=[.N120]/[.N119]-1" office:value-type="percentage" office:value="-0.00475051223756362">
            <text:p>-0.48%</text:p>
          </table:table-cell>
          <table:table-cell table:number-columns-repeated="1007"/>
        </table:table-row>
        <table:table-row table:style-name="ro2">
          <table:table-cell office:value-type="date" office:date-value="2011-06-23">
            <text:p>06/23/11</text:p>
          </table:table-cell>
          <table:table-cell office:value-type="float" office:value="45.29">
            <text:p>45.29</text:p>
          </table:table-cell>
          <table:table-cell table:formula="of:=[.C120]/[.B120]*[.B121]" office:value-type="percentage" office:value="1.11359724612737">
            <text:p>111.36%</text:p>
          </table:table-cell>
          <table:table-cell table:formula="of:=[.C121]*[.$T$3]" office:value-type="currency" office:currency="USD" office:value="160712.127366609">
            <text:p>$160,712.13</text:p>
          </table:table-cell>
          <table:table-cell office:value-type="float" office:value="34.86">
            <text:p>34.86</text:p>
          </table:table-cell>
          <table:table-cell table:formula="of:=[.F120]/[.E120]*[.E121]" office:value-type="percentage" office:value="1.30269058295964">
            <text:p>130.27%</text:p>
          </table:table-cell>
          <table:table-cell table:formula="of:=[.F121]*[.$T$4]" office:value-type="currency" office:currency="USD" office:value="188405.142825112">
            <text:p>$188,405.14</text:p>
          </table:table-cell>
          <table:table-cell office:value-type="float" office:value="79.31">
            <text:p>79.31</text:p>
          </table:table-cell>
          <table:table-cell table:formula="of:=[.I120]/[.H120]*[.H121]" office:value-type="percentage" office:value="1.09107167423304">
            <text:p>109.11%</text:p>
          </table:table-cell>
          <table:table-cell table:formula="of:=[.I121]*[.$T$5]" office:value-type="currency" office:currency="USD" office:value="275215.519645068">
            <text:p>$275,215.52</text:p>
          </table:table-cell>
          <table:table-cell office:value-type="float" office:value="37.26">
            <text:p>37.26</text:p>
          </table:table-cell>
          <table:table-cell table:formula="of:=[.L120]/[.K120]*[.K121]" office:value-type="percentage" office:value="1.04928189242467">
            <text:p>104.93%</text:p>
          </table:table-cell>
          <table:table-cell table:formula="of:=[.L121]*[.$T$6]" office:value-type="currency" office:currency="USD" office:value="481422.074345254">
            <text:p>$481,422.07</text:p>
          </table:table-cell>
          <table:table-cell table:formula="of:=[.D121]+[.G121]+[.J121]+[.M121]" office:value-type="currency" office:currency="USD" office:value="1105754.86418204">
            <text:p>$1,105,754.86</text:p>
          </table:table-cell>
          <table:table-cell table:formula="of:=[.N121]/[.$N$2]" office:value-type="percentage" office:value="1.10575486418204">
            <text:p>110.58%</text:p>
          </table:table-cell>
          <table:table-cell table:formula="of:=[.N121]/[.N120]-1" office:value-type="percentage" office:value="-0.00132430818867324">
            <text:p>-0.13%</text:p>
          </table:table-cell>
          <table:table-cell table:number-columns-repeated="1007"/>
        </table:table-row>
        <table:table-row table:style-name="ro2">
          <table:table-cell office:value-type="date" office:date-value="2011-06-24">
            <text:p>06/24/11</text:p>
          </table:table-cell>
          <table:table-cell office:value-type="float" office:value="44.82">
            <text:p>44.82</text:p>
          </table:table-cell>
          <table:table-cell table:formula="of:=[.C121]/[.B121]*[.B122]" office:value-type="percentage" office:value="1.10204081632653">
            <text:p>110.20%</text:p>
          </table:table-cell>
          <table:table-cell table:formula="of:=[.C122]*[.$T$3]" office:value-type="currency" office:currency="USD" office:value="159044.326530612">
            <text:p>$159,044.33</text:p>
          </table:table-cell>
          <table:table-cell office:value-type="float" office:value="35.32">
            <text:p>35.32</text:p>
          </table:table-cell>
          <table:table-cell table:formula="of:=[.F121]/[.E121]*[.E122]" office:value-type="percentage" office:value="1.31988041853513">
            <text:p>131.99%</text:p>
          </table:table-cell>
          <table:table-cell table:formula="of:=[.F122]*[.$T$4]" office:value-type="currency" office:currency="USD" office:value="190891.269207773">
            <text:p>$190,891.27</text:p>
          </table:table-cell>
          <table:table-cell office:value-type="float" office:value="78.88">
            <text:p>78.88</text:p>
          </table:table-cell>
          <table:table-cell table:formula="of:=[.I121]/[.H121]*[.H122]" office:value-type="percentage" office:value="1.08515614252304">
            <text:p>108.52%</text:p>
          </table:table-cell>
          <table:table-cell table:formula="of:=[.I122]*[.$T$5]" office:value-type="currency" office:currency="USD" office:value="273723.366405283">
            <text:p>$273,723.37</text:p>
          </table:table-cell>
          <table:table-cell office:value-type="float" office:value="37.34">
            <text:p>37.34</text:p>
          </table:table-cell>
          <table:table-cell table:formula="of:=[.L121]/[.K121]*[.K122]" office:value-type="percentage" office:value="1.05153477893551">
            <text:p>105.15%</text:p>
          </table:table-cell>
          <table:table-cell table:formula="of:=[.L122]*[.$T$6]" office:value-type="currency" office:currency="USD" office:value="482455.72345818">
            <text:p>$482,455.72</text:p>
          </table:table-cell>
          <table:table-cell table:formula="of:=[.D122]+[.G122]+[.J122]+[.M122]" office:value-type="currency" office:currency="USD" office:value="1106114.68560185">
            <text:p>$1,106,114.69</text:p>
          </table:table-cell>
          <table:table-cell table:formula="of:=[.N122]/[.$N$2]" office:value-type="percentage" office:value="1.10611468560185">
            <text:p>110.61%</text:p>
          </table:table-cell>
          <table:table-cell table:formula="of:=[.N122]/[.N121]-1" office:value-type="percentage" office:value="0.00032540794660707">
            <text:p>0.03%</text:p>
          </table:table-cell>
          <table:table-cell table:number-columns-repeated="1007"/>
        </table:table-row>
        <table:table-row table:style-name="ro2">
          <table:table-cell office:value-type="date" office:date-value="2011-06-27">
            <text:p>06/27/11</text:p>
          </table:table-cell>
          <table:table-cell office:value-type="float" office:value="45.59">
            <text:p>45.59</text:p>
          </table:table-cell>
          <table:table-cell table:formula="of:=[.C122]/[.B122]*[.B123]" office:value-type="percentage" office:value="1.12097369068109">
            <text:p>112.10%</text:p>
          </table:table-cell>
          <table:table-cell table:formula="of:=[.C123]*[.$T$3]" office:value-type="currency" office:currency="USD" office:value="161776.681091714">
            <text:p>$161,776.68</text:p>
          </table:table-cell>
          <table:table-cell office:value-type="float" office:value="35.42">
            <text:p>35.42</text:p>
          </table:table-cell>
          <table:table-cell table:formula="of:=[.F122]/[.E122]*[.E123]" office:value-type="percentage" office:value="1.32361733931241">
            <text:p>132.36%</text:p>
          </table:table-cell>
          <table:table-cell table:formula="of:=[.F123]*[.$T$4]" office:value-type="currency" office:currency="USD" office:value="191431.731464873">
            <text:p>$191,431.73</text:p>
          </table:table-cell>
          <table:table-cell office:value-type="float" office:value="79.34">
            <text:p>79.34</text:p>
          </table:table-cell>
          <table:table-cell table:formula="of:=[.I122]/[.H122]*[.H123]" office:value-type="percentage" office:value="1.0914843857477">
            <text:p>109.15%</text:p>
          </table:table-cell>
          <table:table-cell table:formula="of:=[.I123]*[.$T$5]" office:value-type="currency" office:currency="USD" office:value="275319.623359472">
            <text:p>$275,319.62</text:p>
          </table:table-cell>
          <table:table-cell office:value-type="float" office:value="37.69">
            <text:p>37.69</text:p>
          </table:table-cell>
          <table:table-cell table:formula="of:=[.L122]/[.K122]*[.K123]" office:value-type="percentage" office:value="1.06139115742044">
            <text:p>106.14%</text:p>
          </table:table-cell>
          <table:table-cell table:formula="of:=[.L123]*[.$T$6]" office:value-type="currency" office:currency="USD" office:value="486977.938327231">
            <text:p>$486,977.94</text:p>
          </table:table-cell>
          <table:table-cell table:formula="of:=[.D123]+[.G123]+[.J123]+[.M123]" office:value-type="currency" office:currency="USD" office:value="1115505.97424329">
            <text:p>$1,115,505.97</text:p>
          </table:table-cell>
          <table:table-cell table:formula="of:=[.N123]/[.$N$2]" office:value-type="percentage" office:value="1.11550597424329">
            <text:p>111.55%</text:p>
          </table:table-cell>
          <table:table-cell table:formula="of:=[.N123]/[.N122]-1" office:value-type="percentage" office:value="0.00849033898897367">
            <text:p>0.85%</text:p>
          </table:table-cell>
          <table:table-cell table:number-columns-repeated="1007"/>
        </table:table-row>
        <table:table-row table:style-name="ro2">
          <table:table-cell office:value-type="date" office:date-value="2011-06-28">
            <text:p>06/28/11</text:p>
          </table:table-cell>
          <table:table-cell office:value-type="float" office:value="46.86">
            <text:p>46.86</text:p>
          </table:table-cell>
          <table:table-cell table:formula="of:=[.C123]/[.B123]*[.B124]" office:value-type="percentage" office:value="1.15220063929186">
            <text:p>115.22%</text:p>
          </table:table-cell>
          <table:table-cell table:formula="of:=[.C124]*[.$T$3]" office:value-type="currency" office:currency="USD" office:value="166283.291861323">
            <text:p>$166,283.29</text:p>
          </table:table-cell>
          <table:table-cell office:value-type="float" office:value="35.28">
            <text:p>35.28</text:p>
          </table:table-cell>
          <table:table-cell table:formula="of:=[.F123]/[.E123]*[.E124]" office:value-type="percentage" office:value="1.31838565022421">
            <text:p>131.84%</text:p>
          </table:table-cell>
          <table:table-cell table:formula="of:=[.F124]*[.$T$4]" office:value-type="currency" office:currency="USD" office:value="190675.084304933">
            <text:p>$190,675.08</text:p>
          </table:table-cell>
          <table:table-cell office:value-type="float" office:value="81.3">
            <text:p>81.30</text:p>
          </table:table-cell>
          <table:table-cell table:formula="of:=[.I123]/[.H123]*[.H124]" office:value-type="percentage" office:value="1.11844820470491">
            <text:p>111.84%</text:p>
          </table:table-cell>
          <table:table-cell table:formula="of:=[.I124]*[.$T$5]" office:value-type="currency" office:currency="USD" office:value="282121.066033842">
            <text:p>$282,121.07</text:p>
          </table:table-cell>
          <table:table-cell office:value-type="float" office:value="38.08">
            <text:p>38.08</text:p>
          </table:table-cell>
          <table:table-cell table:formula="of:=[.L123]/[.K123]*[.K124]" office:value-type="percentage" office:value="1.0723739791608">
            <text:p>107.24%</text:p>
          </table:table-cell>
          <table:table-cell table:formula="of:=[.L124]*[.$T$6]" office:value-type="currency" office:currency="USD" office:value="492016.977752745">
            <text:p>$492,016.98</text:p>
          </table:table-cell>
          <table:table-cell table:formula="of:=[.D124]+[.G124]+[.J124]+[.M124]" office:value-type="currency" office:currency="USD" office:value="1131096.41995284">
            <text:p>$1,131,096.42</text:p>
          </table:table-cell>
          <table:table-cell table:formula="of:=[.N124]/[.$N$2]" office:value-type="percentage" office:value="1.13109641995284">
            <text:p>113.11%</text:p>
          </table:table-cell>
          <table:table-cell table:formula="of:=[.N124]/[.N123]-1" office:value-type="percentage" office:value="0.01397612031628">
            <text:p>1.40%</text:p>
          </table:table-cell>
          <table:table-cell table:number-columns-repeated="1007"/>
        </table:table-row>
        <table:table-row table:style-name="ro2">
          <table:table-cell office:value-type="date" office:date-value="2011-06-29">
            <text:p>06/29/11</text:p>
          </table:table-cell>
          <table:table-cell office:value-type="float" office:value="46.78">
            <text:p>46.78</text:p>
          </table:table-cell>
          <table:table-cell table:formula="of:=[.C124]/[.B124]*[.B125]" office:value-type="percentage" office:value="1.15023358741087">
            <text:p>115.02%</text:p>
          </table:table-cell>
          <table:table-cell table:formula="of:=[.C125]*[.$T$3]" office:value-type="currency" office:currency="USD" office:value="165999.410867962">
            <text:p>$165,999.41</text:p>
          </table:table-cell>
          <table:table-cell office:value-type="float" office:value="35.61">
            <text:p>35.61</text:p>
          </table:table-cell>
          <table:table-cell table:formula="of:=[.F124]/[.E124]*[.E125]" office:value-type="percentage" office:value="1.33071748878924">
            <text:p>133.07%</text:p>
          </table:table-cell>
          <table:table-cell table:formula="of:=[.F125]*[.$T$4]" office:value-type="currency" office:currency="USD" office:value="192458.609753363">
            <text:p>$192,458.61</text:p>
          </table:table-cell>
          <table:table-cell office:value-type="float" office:value="81.51">
            <text:p>81.51</text:p>
          </table:table-cell>
          <table:table-cell table:formula="of:=[.I124]/[.H124]*[.H125]" office:value-type="percentage" office:value="1.12133718530747">
            <text:p>112.13%</text:p>
          </table:table-cell>
          <table:table-cell table:formula="of:=[.I125]*[.$T$5]" office:value-type="currency" office:currency="USD" office:value="282849.792034668">
            <text:p>$282,849.79</text:p>
          </table:table-cell>
          <table:table-cell office:value-type="float" office:value="38.11">
            <text:p>38.11</text:p>
          </table:table-cell>
          <table:table-cell table:formula="of:=[.L124]/[.K124]*[.K125]" office:value-type="percentage" office:value="1.07321881160236">
            <text:p>107.32%</text:p>
          </table:table-cell>
          <table:table-cell table:formula="of:=[.L125]*[.$T$6]" office:value-type="currency" office:currency="USD" office:value="492404.596170093">
            <text:p>$492,404.60</text:p>
          </table:table-cell>
          <table:table-cell table:formula="of:=[.D125]+[.G125]+[.J125]+[.M125]" office:value-type="currency" office:currency="USD" office:value="1133712.40882609">
            <text:p>$1,133,712.41</text:p>
          </table:table-cell>
          <table:table-cell table:formula="of:=[.N125]/[.$N$2]" office:value-type="percentage" office:value="1.13371240882609">
            <text:p>113.37%</text:p>
          </table:table-cell>
          <table:table-cell table:formula="of:=[.N125]/[.N124]-1" office:value-type="percentage" office:value="0.00231279033961695">
            <text:p>0.23%</text:p>
          </table:table-cell>
          <table:table-cell table:number-columns-repeated="1007"/>
        </table:table-row>
        <table:table-row table:style-name="ro2">
          <table:table-cell office:value-type="date" office:date-value="2011-06-30">
            <text:p>06/30/11</text:p>
          </table:table-cell>
          <table:table-cell office:value-type="float" office:value="47.03">
            <text:p>47.03</text:p>
          </table:table-cell>
          <table:table-cell table:formula="of:=[.C125]/[.B125]*[.B126]" office:value-type="percentage" office:value="1.15638062453897">
            <text:p>115.64%</text:p>
          </table:table-cell>
          <table:table-cell table:formula="of:=[.C126]*[.$T$3]" office:value-type="currency" office:currency="USD" office:value="166886.538972215">
            <text:p>$166,886.54</text:p>
          </table:table-cell>
          <table:table-cell office:value-type="float" office:value="35.67">
            <text:p>35.67</text:p>
          </table:table-cell>
          <table:table-cell table:formula="of:=[.F125]/[.E125]*[.E126]" office:value-type="percentage" office:value="1.33295964125561">
            <text:p>133.30%</text:p>
          </table:table-cell>
          <table:table-cell table:formula="of:=[.F126]*[.$T$4]" office:value-type="currency" office:currency="USD" office:value="192782.887107623">
            <text:p>$192,782.89</text:p>
          </table:table-cell>
          <table:table-cell office:value-type="float" office:value="81.27">
            <text:p>81.27</text:p>
          </table:table-cell>
          <table:table-cell table:formula="of:=[.I125]/[.H125]*[.H126]" office:value-type="percentage" office:value="1.11803549319026">
            <text:p>111.80%</text:p>
          </table:table-cell>
          <table:table-cell table:formula="of:=[.I126]*[.$T$5]" office:value-type="currency" office:currency="USD" office:value="282016.962319439">
            <text:p>$282,016.96</text:p>
          </table:table-cell>
          <table:table-cell office:value-type="float" office:value="38.24">
            <text:p>38.24</text:p>
          </table:table-cell>
          <table:table-cell table:formula="of:=[.L125]/[.K125]*[.K126]" office:value-type="percentage" office:value="1.07687975218248">
            <text:p>107.69%</text:p>
          </table:table-cell>
          <table:table-cell table:formula="of:=[.L126]*[.$T$6]" office:value-type="currency" office:currency="USD" office:value="494084.275978597">
            <text:p>$494,084.28</text:p>
          </table:table-cell>
          <table:table-cell table:formula="of:=[.D126]+[.G126]+[.J126]+[.M126]" office:value-type="currency" office:currency="USD" office:value="1135770.66437787">
            <text:p>$1,135,770.66</text:p>
          </table:table-cell>
          <table:table-cell table:formula="of:=[.N126]/[.$N$2]" office:value-type="percentage" office:value="1.13577066437787">
            <text:p>113.58%</text:p>
          </table:table-cell>
          <table:table-cell table:formula="of:=[.N126]/[.N125]-1" office:value-type="percentage" office:value="0.00181550059412361">
            <text:p>0.18%</text:p>
          </table:table-cell>
          <table:table-cell table:number-columns-repeated="1007"/>
        </table:table-row>
        <table:table-row table:style-name="ro2">
          <table:table-cell office:value-type="date" office:date-value="2011-07-01">
            <text:p>07/01/11</text:p>
          </table:table-cell>
          <table:table-cell office:value-type="float" office:value="47.51">
            <text:p>47.51</text:p>
          </table:table-cell>
          <table:table-cell table:formula="of:=[.C126]/[.B126]*[.B127]" office:value-type="percentage" office:value="1.16818293582493">
            <text:p>116.82%</text:p>
          </table:table-cell>
          <table:table-cell table:formula="of:=[.C127]*[.$T$3]" office:value-type="currency" office:currency="USD" office:value="168589.824932383">
            <text:p>$168,589.82</text:p>
          </table:table-cell>
          <table:table-cell office:value-type="float" office:value="36.32">
            <text:p>36.32</text:p>
          </table:table-cell>
          <table:table-cell table:formula="of:=[.F126]/[.E126]*[.E127]" office:value-type="percentage" office:value="1.35724962630792">
            <text:p>135.72%</text:p>
          </table:table-cell>
          <table:table-cell table:formula="of:=[.F127]*[.$T$4]" office:value-type="currency" office:currency="USD" office:value="196295.891778774">
            <text:p>$196,295.89</text:p>
          </table:table-cell>
          <table:table-cell office:value-type="float" office:value="82.55">
            <text:p>82.55</text:p>
          </table:table-cell>
          <table:table-cell table:formula="of:=[.I126]/[.H126]*[.H127]" office:value-type="percentage" office:value="1.13564451781538">
            <text:p>113.56%</text:p>
          </table:table-cell>
          <table:table-cell table:formula="of:=[.I127]*[.$T$5]" office:value-type="currency" office:currency="USD" office:value="286458.72080066">
            <text:p>$286,458.72</text:p>
          </table:table-cell>
          <table:table-cell office:value-type="float" office:value="38.57">
            <text:p>38.57</text:p>
          </table:table-cell>
          <table:table-cell table:formula="of:=[.L126]/[.K126]*[.K127]" office:value-type="percentage" office:value="1.08617290903971">
            <text:p>108.62%</text:p>
          </table:table-cell>
          <table:table-cell table:formula="of:=[.L127]*[.$T$6]" office:value-type="currency" office:currency="USD" office:value="498348.078569417">
            <text:p>$498,348.08</text:p>
          </table:table-cell>
          <table:table-cell table:formula="of:=[.D127]+[.G127]+[.J127]+[.M127]" office:value-type="currency" office:currency="USD" office:value="1149692.51608123">
            <text:p>$1,149,692.52</text:p>
          </table:table-cell>
          <table:table-cell table:formula="of:=[.N127]/[.$N$2]" office:value-type="percentage" office:value="1.14969251608123">
            <text:p>114.97%</text:p>
          </table:table-cell>
          <table:table-cell table:formula="of:=[.N127]/[.N126]-1" office:value-type="percentage" office:value="0.0122576257161784">
            <text:p>1.23%</text:p>
          </table:table-cell>
          <table:table-cell table:number-columns-repeated="1007"/>
        </table:table-row>
        <table:table-row table:style-name="ro2">
          <table:table-cell office:value-type="date" office:date-value="2011-07-05">
            <text:p>07/05/11</text:p>
          </table:table-cell>
          <table:table-cell office:value-type="float" office:value="47.96">
            <text:p>47.96</text:p>
          </table:table-cell>
          <table:table-cell table:formula="of:=[.C127]/[.B127]*[.B128]" office:value-type="percentage" office:value="1.17924760265552">
            <text:p>117.92%</text:p>
          </table:table-cell>
          <table:table-cell table:formula="of:=[.C128]*[.$T$3]" office:value-type="currency" office:currency="USD" office:value="170186.655520039">
            <text:p>$170,186.66</text:p>
          </table:table-cell>
          <table:table-cell office:value-type="float" office:value="36.26">
            <text:p>36.26</text:p>
          </table:table-cell>
          <table:table-cell table:formula="of:=[.F127]/[.E127]*[.E128]" office:value-type="percentage" office:value="1.35500747384155">
            <text:p>135.50%</text:p>
          </table:table-cell>
          <table:table-cell table:formula="of:=[.F128]*[.$T$4]" office:value-type="currency" office:currency="USD" office:value="195971.614424514">
            <text:p>$195,971.61</text:p>
          </table:table-cell>
          <table:table-cell office:value-type="float" office:value="82.54">
            <text:p>82.54</text:p>
          </table:table-cell>
          <table:table-cell table:formula="of:=[.I127]/[.H127]*[.H128]" office:value-type="percentage" office:value="1.1355069473105">
            <text:p>113.55%</text:p>
          </table:table-cell>
          <table:table-cell table:formula="of:=[.I128]*[.$T$5]" office:value-type="currency" office:currency="USD" office:value="286424.019562526">
            <text:p>$286,424.02</text:p>
          </table:table-cell>
          <table:table-cell office:value-type="float" office:value="38.44">
            <text:p>38.44</text:p>
          </table:table-cell>
          <table:table-cell table:formula="of:=[.L127]/[.K127]*[.K128]" office:value-type="percentage" office:value="1.08251196845959">
            <text:p>108.25%</text:p>
          </table:table-cell>
          <table:table-cell table:formula="of:=[.L128]*[.$T$6]" office:value-type="currency" office:currency="USD" office:value="496668.398760912">
            <text:p>$496,668.40</text:p>
          </table:table-cell>
          <table:table-cell table:formula="of:=[.D128]+[.G128]+[.J128]+[.M128]" office:value-type="currency" office:currency="USD" office:value="1149250.68826799">
            <text:p>$1,149,250.69</text:p>
          </table:table-cell>
          <table:table-cell table:formula="of:=[.N128]/[.$N$2]" office:value-type="percentage" office:value="1.14925068826799">
            <text:p>114.93%</text:p>
          </table:table-cell>
          <table:table-cell table:formula="of:=[.N128]/[.N127]-1" office:value-type="percentage" office:value="-0.000384300851803854">
            <text:p>-0.04%</text:p>
          </table:table-cell>
          <table:table-cell table:number-columns-repeated="1007"/>
        </table:table-row>
        <table:table-row table:style-name="ro2">
          <table:table-cell office:value-type="date" office:date-value="2011-07-06">
            <text:p>07/06/11</text:p>
          </table:table-cell>
          <table:table-cell office:value-type="float" office:value="47.81">
            <text:p>47.81</text:p>
          </table:table-cell>
          <table:table-cell table:formula="of:=[.C128]/[.B128]*[.B129]" office:value-type="percentage" office:value="1.17555938037866">
            <text:p>117.56%</text:p>
          </table:table-cell>
          <table:table-cell table:formula="of:=[.C129]*[.$T$3]" office:value-type="currency" office:currency="USD" office:value="169654.378657487">
            <text:p>$169,654.38</text:p>
          </table:table-cell>
          <table:table-cell office:value-type="float" office:value="36.41">
            <text:p>36.41</text:p>
          </table:table-cell>
          <table:table-cell table:formula="of:=[.F128]/[.E128]*[.E129]" office:value-type="percentage" office:value="1.36061285500747">
            <text:p>136.06%</text:p>
          </table:table-cell>
          <table:table-cell table:formula="of:=[.F129]*[.$T$4]" office:value-type="currency" office:currency="USD" office:value="196782.307810164">
            <text:p>$196,782.31</text:p>
          </table:table-cell>
          <table:table-cell office:value-type="float" office:value="82.75">
            <text:p>82.75</text:p>
          </table:table-cell>
          <table:table-cell table:formula="of:=[.I128]/[.H128]*[.H129]" office:value-type="percentage" office:value="1.13839592791306">
            <text:p>113.84%</text:p>
          </table:table-cell>
          <table:table-cell table:formula="of:=[.I129]*[.$T$5]" office:value-type="currency" office:currency="USD" office:value="287152.745563351">
            <text:p>$287,152.75</text:p>
          </table:table-cell>
          <table:table-cell office:value-type="float" office:value="38.49">
            <text:p>38.49</text:p>
          </table:table-cell>
          <table:table-cell table:formula="of:=[.L128]/[.K128]*[.K129]" office:value-type="percentage" office:value="1.08392002252886">
            <text:p>108.39%</text:p>
          </table:table-cell>
          <table:table-cell table:formula="of:=[.L129]*[.$T$6]" office:value-type="currency" office:currency="USD" office:value="497314.429456491">
            <text:p>$497,314.43</text:p>
          </table:table-cell>
          <table:table-cell table:formula="of:=[.D129]+[.G129]+[.J129]+[.M129]" office:value-type="currency" office:currency="USD" office:value="1150903.86148749">
            <text:p>$1,150,903.86</text:p>
          </table:table-cell>
          <table:table-cell table:formula="of:=[.N129]/[.$N$2]" office:value-type="percentage" office:value="1.15090386148749">
            <text:p>115.09%</text:p>
          </table:table-cell>
          <table:table-cell table:formula="of:=[.N129]/[.N128]-1" office:value-type="percentage" office:value="0.00143847920769447">
            <text:p>0.14%</text:p>
          </table:table-cell>
          <table:table-cell table:number-columns-repeated="1007"/>
        </table:table-row>
        <table:table-row table:style-name="ro2">
          <table:table-cell office:value-type="date" office:date-value="2011-07-07">
            <text:p>07/07/11</text:p>
          </table:table-cell>
          <table:table-cell office:value-type="float" office:value="48.46">
            <text:p>48.46</text:p>
          </table:table-cell>
          <table:table-cell table:formula="of:=[.C129]/[.B129]*[.B130]" office:value-type="percentage" office:value="1.19154167691173">
            <text:p>119.15%</text:p>
          </table:table-cell>
          <table:table-cell table:formula="of:=[.C130]*[.$T$3]" office:value-type="currency" office:currency="USD" office:value="171960.911728547">
            <text:p>$171,960.91</text:p>
          </table:table-cell>
          <table:table-cell office:value-type="float" office:value="36.33">
            <text:p>36.33</text:p>
          </table:table-cell>
          <table:table-cell table:formula="of:=[.F129]/[.E129]*[.E130]" office:value-type="percentage" office:value="1.35762331838565">
            <text:p>135.76%</text:p>
          </table:table-cell>
          <table:table-cell table:formula="of:=[.F130]*[.$T$4]" office:value-type="currency" office:currency="USD" office:value="196349.938004484">
            <text:p>$196,349.94</text:p>
          </table:table-cell>
          <table:table-cell office:value-type="float" office:value="82.94">
            <text:p>82.94</text:p>
          </table:table-cell>
          <table:table-cell table:formula="of:=[.I129]/[.H129]*[.H130]" office:value-type="percentage" office:value="1.14100976750585">
            <text:p>114.10%</text:p>
          </table:table-cell>
          <table:table-cell table:formula="of:=[.I130]*[.$T$5]" office:value-type="currency" office:currency="USD" office:value="287812.069087908">
            <text:p>$287,812.07</text:p>
          </table:table-cell>
          <table:table-cell office:value-type="float" office:value="38.34">
            <text:p>38.34</text:p>
          </table:table-cell>
          <table:table-cell table:formula="of:=[.L129]/[.K129]*[.K130]" office:value-type="percentage" office:value="1.07969586032104">
            <text:p>107.97%</text:p>
          </table:table-cell>
          <table:table-cell table:formula="of:=[.L130]*[.$T$6]" office:value-type="currency" office:currency="USD" office:value="495376.337369755">
            <text:p>$495,376.34</text:p>
          </table:table-cell>
          <table:table-cell table:formula="of:=[.D130]+[.G130]+[.J130]+[.M130]" office:value-type="currency" office:currency="USD" office:value="1151499.25619069">
            <text:p>$1,151,499.26</text:p>
          </table:table-cell>
          <table:table-cell table:formula="of:=[.N130]/[.$N$2]" office:value-type="percentage" office:value="1.15149925619069">
            <text:p>115.15%</text:p>
          </table:table-cell>
          <table:table-cell table:formula="of:=[.N130]/[.N129]-1" office:value-type="percentage" office:value="0.000517327922099797">
            <text:p>0.05%</text:p>
          </table:table-cell>
          <table:table-cell table:number-columns-repeated="1007"/>
        </table:table-row>
        <table:table-row table:style-name="ro2">
          <table:table-cell office:value-type="date" office:date-value="2011-07-08">
            <text:p>07/08/11</text:p>
          </table:table-cell>
          <table:table-cell office:value-type="float" office:value="50.3">
            <text:p>50.30</text:p>
          </table:table-cell>
          <table:table-cell table:formula="of:=[.C130]/[.B130]*[.B131]" office:value-type="percentage" office:value="1.23678387017458">
            <text:p>123.68%</text:p>
          </table:table-cell>
          <table:table-cell table:formula="of:=[.C131]*[.$T$3]" office:value-type="currency" office:currency="USD" office:value="178490.174575854">
            <text:p>$178,490.17</text:p>
          </table:table-cell>
          <table:table-cell office:value-type="float" office:value="36.27">
            <text:p>36.27</text:p>
          </table:table-cell>
          <table:table-cell table:formula="of:=[.F130]/[.E130]*[.E131]" office:value-type="percentage" office:value="1.35538116591928">
            <text:p>135.54%</text:p>
          </table:table-cell>
          <table:table-cell table:formula="of:=[.F131]*[.$T$4]" office:value-type="currency" office:currency="USD" office:value="196025.660650224">
            <text:p>$196,025.66</text:p>
          </table:table-cell>
          <table:table-cell office:value-type="float" office:value="82.5">
            <text:p>82.50</text:p>
          </table:table-cell>
          <table:table-cell table:formula="of:=[.I130]/[.H130]*[.H131]" office:value-type="percentage" office:value="1.13495666529096">
            <text:p>113.50%</text:p>
          </table:table-cell>
          <table:table-cell table:formula="of:=[.I131]*[.$T$5]" office:value-type="currency" office:currency="USD" office:value="286285.214609988">
            <text:p>$286,285.21</text:p>
          </table:table-cell>
          <table:table-cell office:value-type="float" office:value="38.18">
            <text:p>38.18</text:p>
          </table:table-cell>
          <table:table-cell table:formula="of:=[.L130]/[.K130]*[.K131]" office:value-type="percentage" office:value="1.07519008729935">
            <text:p>107.52%</text:p>
          </table:table-cell>
          <table:table-cell table:formula="of:=[.L131]*[.$T$6]" office:value-type="currency" office:currency="USD" office:value="493309.039143903">
            <text:p>$493,309.04</text:p>
          </table:table-cell>
          <table:table-cell table:formula="of:=[.D131]+[.G131]+[.J131]+[.M131]" office:value-type="currency" office:currency="USD" office:value="1154110.08897997">
            <text:p>$1,154,110.09</text:p>
          </table:table-cell>
          <table:table-cell table:formula="of:=[.N131]/[.$N$2]" office:value-type="percentage" office:value="1.15411008897997">
            <text:p>115.41%</text:p>
          </table:table-cell>
          <table:table-cell table:formula="of:=[.N131]/[.N130]-1" office:value-type="percentage" office:value="0.00226733345700358">
            <text:p>0.23%</text:p>
          </table:table-cell>
          <table:table-cell table:number-columns-repeated="1007"/>
        </table:table-row>
        <table:table-row table:style-name="ro2">
          <table:table-cell office:value-type="date" office:date-value="2011-07-11">
            <text:p>07/11/11</text:p>
          </table:table-cell>
          <table:table-cell office:value-type="float" office:value="50.37">
            <text:p>50.37</text:p>
          </table:table-cell>
          <table:table-cell table:formula="of:=[.C131]/[.B131]*[.B132]" office:value-type="percentage" office:value="1.23850504057044">
            <text:p>123.85%</text:p>
          </table:table-cell>
          <table:table-cell table:formula="of:=[.C132]*[.$T$3]" office:value-type="currency" office:currency="USD" office:value="178738.570445045">
            <text:p>$178,738.57</text:p>
          </table:table-cell>
          <table:table-cell office:value-type="float" office:value="35.69">
            <text:p>35.69</text:p>
          </table:table-cell>
          <table:table-cell table:formula="of:=[.F131]/[.E131]*[.E132]" office:value-type="percentage" office:value="1.33370702541106">
            <text:p>133.37%</text:p>
          </table:table-cell>
          <table:table-cell table:formula="of:=[.F132]*[.$T$4]" office:value-type="currency" office:currency="USD" office:value="192890.979559043">
            <text:p>$192,890.98</text:p>
          </table:table-cell>
          <table:table-cell office:value-type="float" office:value="82.26">
            <text:p>82.26</text:p>
          </table:table-cell>
          <table:table-cell table:formula="of:=[.I131]/[.H131]*[.H132]" office:value-type="percentage" office:value="1.13165497317375">
            <text:p>113.17%</text:p>
          </table:table-cell>
          <table:table-cell table:formula="of:=[.I132]*[.$T$5]" office:value-type="currency" office:currency="USD" office:value="285452.384894759">
            <text:p>$285,452.38</text:p>
          </table:table-cell>
          <table:table-cell office:value-type="float" office:value="38.02">
            <text:p>38.02</text:p>
          </table:table-cell>
          <table:table-cell table:formula="of:=[.L131]/[.K131]*[.K132]" office:value-type="percentage" office:value="1.07068431427767">
            <text:p>107.07%</text:p>
          </table:table-cell>
          <table:table-cell table:formula="of:=[.L132]*[.$T$6]" office:value-type="currency" office:currency="USD" office:value="491241.740918051">
            <text:p>$491,241.74</text:p>
          </table:table-cell>
          <table:table-cell table:formula="of:=[.D132]+[.G132]+[.J132]+[.M132]" office:value-type="currency" office:currency="USD" office:value="1148323.6758169">
            <text:p>$1,148,323.68</text:p>
          </table:table-cell>
          <table:table-cell table:formula="of:=[.N132]/[.$N$2]" office:value-type="percentage" office:value="1.1483236758169">
            <text:p>114.83%</text:p>
          </table:table-cell>
          <table:table-cell table:formula="of:=[.N132]/[.N131]-1" office:value-type="percentage" office:value="-0.00501374454510228">
            <text:p>-0.50%</text:p>
          </table:table-cell>
          <table:table-cell table:number-columns-repeated="1007"/>
        </table:table-row>
        <table:table-row table:style-name="ro2">
          <table:table-cell office:value-type="date" office:date-value="2011-07-12">
            <text:p>07/12/11</text:p>
          </table:table-cell>
          <table:table-cell office:value-type="float" office:value="50.41">
            <text:p>50.41</text:p>
          </table:table-cell>
          <table:table-cell table:formula="of:=[.C132]/[.B132]*[.B133]" office:value-type="percentage" office:value="1.23948856651094">
            <text:p>123.95%</text:p>
          </table:table-cell>
          <table:table-cell table:formula="of:=[.C133]*[.$T$3]" office:value-type="currency" office:currency="USD" office:value="178880.510941726">
            <text:p>$178,880.51</text:p>
          </table:table-cell>
          <table:table-cell office:value-type="float" office:value="35.61">
            <text:p>35.61</text:p>
          </table:table-cell>
          <table:table-cell table:formula="of:=[.F132]/[.E132]*[.E133]" office:value-type="percentage" office:value="1.33071748878924">
            <text:p>133.07%</text:p>
          </table:table-cell>
          <table:table-cell table:formula="of:=[.F133]*[.$T$4]" office:value-type="currency" office:currency="USD" office:value="192458.609753363">
            <text:p>$192,458.61</text:p>
          </table:table-cell>
          <table:table-cell office:value-type="float" office:value="81.91">
            <text:p>81.91</text:p>
          </table:table-cell>
          <table:table-cell table:formula="of:=[.I132]/[.H132]*[.H133]" office:value-type="percentage" office:value="1.12684000550282">
            <text:p>112.68%</text:p>
          </table:table-cell>
          <table:table-cell table:formula="of:=[.I133]*[.$T$5]" office:value-type="currency" office:currency="USD" office:value="284237.841560049">
            <text:p>$284,237.84</text:p>
          </table:table-cell>
          <table:table-cell office:value-type="float" office:value="38.19">
            <text:p>38.19</text:p>
          </table:table-cell>
          <table:table-cell table:formula="of:=[.L132]/[.K132]*[.K133]" office:value-type="percentage" office:value="1.07547169811321">
            <text:p>107.55%</text:p>
          </table:table-cell>
          <table:table-cell table:formula="of:=[.L133]*[.$T$6]" office:value-type="currency" office:currency="USD" office:value="493438.245283018">
            <text:p>$493,438.25</text:p>
          </table:table-cell>
          <table:table-cell table:formula="of:=[.D133]+[.G133]+[.J133]+[.M133]" office:value-type="currency" office:currency="USD" office:value="1149015.20753816">
            <text:p>$1,149,015.21</text:p>
          </table:table-cell>
          <table:table-cell table:formula="of:=[.N133]/[.$N$2]" office:value-type="percentage" office:value="1.14901520753816">
            <text:p>114.90%</text:p>
          </table:table-cell>
          <table:table-cell table:formula="of:=[.N133]/[.N132]-1" office:value-type="percentage" office:value="0.000602209756554117">
            <text:p>0.06%</text:p>
          </table:table-cell>
          <table:table-cell table:number-columns-repeated="1007"/>
        </table:table-row>
        <table:table-row table:style-name="ro2">
          <table:table-cell office:value-type="date" office:date-value="2011-07-13">
            <text:p>07/13/11</text:p>
          </table:table-cell>
          <table:table-cell office:value-type="float" office:value="51.25">
            <text:p>51.25</text:p>
          </table:table-cell>
          <table:table-cell table:formula="of:=[.C133]/[.B133]*[.B134]" office:value-type="percentage" office:value="1.26014261126137">
            <text:p>126.01%</text:p>
          </table:table-cell>
          <table:table-cell table:formula="of:=[.C134]*[.$T$3]" office:value-type="currency" office:currency="USD" office:value="181861.261372019">
            <text:p>$181,861.26</text:p>
          </table:table-cell>
          <table:table-cell office:value-type="float" office:value="35.56">
            <text:p>35.56</text:p>
          </table:table-cell>
          <table:table-cell table:formula="of:=[.F133]/[.E133]*[.E134]" office:value-type="percentage" office:value="1.3288490284006">
            <text:p>132.88%</text:p>
          </table:table-cell>
          <table:table-cell table:formula="of:=[.F134]*[.$T$4]" office:value-type="currency" office:currency="USD" office:value="192188.378624813">
            <text:p>$192,188.38</text:p>
          </table:table-cell>
          <table:table-cell office:value-type="float" office:value="81.88">
            <text:p>81.88</text:p>
          </table:table-cell>
          <table:table-cell table:formula="of:=[.I133]/[.H133]*[.H134]" office:value-type="percentage" office:value="1.12642729398817">
            <text:p>112.64%</text:p>
          </table:table-cell>
          <table:table-cell table:formula="of:=[.I134]*[.$T$5]" office:value-type="currency" office:currency="USD" office:value="284133.737845646">
            <text:p>$284,133.74</text:p>
          </table:table-cell>
          <table:table-cell office:value-type="float" office:value="38.19">
            <text:p>38.19</text:p>
          </table:table-cell>
          <table:table-cell table:formula="of:=[.L133]/[.K133]*[.K134]" office:value-type="percentage" office:value="1.07547169811321">
            <text:p>107.55%</text:p>
          </table:table-cell>
          <table:table-cell table:formula="of:=[.L134]*[.$T$6]" office:value-type="currency" office:currency="USD" office:value="493438.245283018">
            <text:p>$493,438.25</text:p>
          </table:table-cell>
          <table:table-cell table:formula="of:=[.D134]+[.G134]+[.J134]+[.M134]" office:value-type="currency" office:currency="USD" office:value="1151621.6231255">
            <text:p>$1,151,621.62</text:p>
          </table:table-cell>
          <table:table-cell table:formula="of:=[.N134]/[.$N$2]" office:value-type="percentage" office:value="1.1516216231255">
            <text:p>115.16%</text:p>
          </table:table-cell>
          <table:table-cell table:formula="of:=[.N134]/[.N133]-1" office:value-type="percentage" office:value="0.00226839085352348">
            <text:p>0.23%</text:p>
          </table:table-cell>
          <table:table-cell table:number-columns-repeated="1007"/>
        </table:table-row>
        <table:table-row table:style-name="ro2">
          <table:table-cell office:value-type="date" office:date-value="2011-07-14">
            <text:p>07/14/11</text:p>
          </table:table-cell>
          <table:table-cell office:value-type="float" office:value="51.27">
            <text:p>51.27</text:p>
          </table:table-cell>
          <table:table-cell table:formula="of:=[.C134]/[.B134]*[.B135]" office:value-type="percentage" office:value="1.26063437423162">
            <text:p>126.06%</text:p>
          </table:table-cell>
          <table:table-cell table:formula="of:=[.C135]*[.$T$3]" office:value-type="currency" office:currency="USD" office:value="181932.231620359">
            <text:p>$181,932.23</text:p>
          </table:table-cell>
          <table:table-cell office:value-type="float" office:value="35.49">
            <text:p>35.49</text:p>
          </table:table-cell>
          <table:table-cell table:formula="of:=[.F134]/[.E134]*[.E135]" office:value-type="percentage" office:value="1.3262331838565">
            <text:p>132.62%</text:p>
          </table:table-cell>
          <table:table-cell table:formula="of:=[.F135]*[.$T$4]" office:value-type="currency" office:currency="USD" office:value="191810.055044843">
            <text:p>$191,810.06</text:p>
          </table:table-cell>
          <table:table-cell office:value-type="float" office:value="82.7">
            <text:p>82.70</text:p>
          </table:table-cell>
          <table:table-cell table:formula="of:=[.I134]/[.H134]*[.H135]" office:value-type="percentage" office:value="1.13770807538864">
            <text:p>113.77%</text:p>
          </table:table-cell>
          <table:table-cell table:formula="of:=[.I135]*[.$T$5]" office:value-type="currency" office:currency="USD" office:value="286979.239372679">
            <text:p>$286,979.24</text:p>
          </table:table-cell>
          <table:table-cell office:value-type="float" office:value="37.98">
            <text:p>37.98</text:p>
          </table:table-cell>
          <table:table-cell table:formula="of:=[.L134]/[.K134]*[.K135]" office:value-type="percentage" office:value="1.06955787102225">
            <text:p>106.96%</text:p>
          </table:table-cell>
          <table:table-cell table:formula="of:=[.L135]*[.$T$6]" office:value-type="currency" office:currency="USD" office:value="490724.916361588">
            <text:p>$490,724.92</text:p>
          </table:table-cell>
          <table:table-cell table:formula="of:=[.D135]+[.G135]+[.J135]+[.M135]" office:value-type="currency" office:currency="USD" office:value="1151446.44239947">
            <text:p>$1,151,446.44</text:p>
          </table:table-cell>
          <table:table-cell table:formula="of:=[.N135]/[.$N$2]" office:value-type="percentage" office:value="1.15144644239947">
            <text:p>115.14%</text:p>
          </table:table-cell>
          <table:table-cell table:formula="of:=[.N135]/[.N134]-1" office:value-type="percentage" office:value="-0.000152116565467431">
            <text:p>-0.02%</text:p>
          </table:table-cell>
          <table:table-cell table:number-columns-repeated="1007"/>
        </table:table-row>
        <table:table-row table:style-name="ro2">
          <table:table-cell office:value-type="date" office:date-value="2011-07-15">
            <text:p>07/15/11</text:p>
          </table:table-cell>
          <table:table-cell office:value-type="float" office:value="52.37">
            <text:p>52.37</text:p>
          </table:table-cell>
          <table:table-cell table:formula="of:=[.C135]/[.B135]*[.B136]" office:value-type="percentage" office:value="1.28768133759528">
            <text:p>128.77%</text:p>
          </table:table-cell>
          <table:table-cell table:formula="of:=[.C136]*[.$T$3]" office:value-type="currency" office:currency="USD" office:value="185835.595279075">
            <text:p>$185,835.60</text:p>
          </table:table-cell>
          <table:table-cell office:value-type="float" office:value="35.86">
            <text:p>35.86</text:p>
          </table:table-cell>
          <table:table-cell table:formula="of:=[.F135]/[.E135]*[.E136]" office:value-type="percentage" office:value="1.34005979073244">
            <text:p>134.01%</text:p>
          </table:table-cell>
          <table:table-cell table:formula="of:=[.F136]*[.$T$4]" office:value-type="currency" office:currency="USD" office:value="193809.765396114">
            <text:p>$193,809.77</text:p>
          </table:table-cell>
          <table:table-cell office:value-type="float" office:value="82.39">
            <text:p>82.39</text:p>
          </table:table-cell>
          <table:table-cell table:formula="of:=[.I135]/[.H135]*[.H136]" office:value-type="percentage" office:value="1.13344338973724">
            <text:p>113.34%</text:p>
          </table:table-cell>
          <table:table-cell table:formula="of:=[.I136]*[.$T$5]" office:value-type="currency" office:currency="USD" office:value="285903.500990508">
            <text:p>$285,903.50</text:p>
          </table:table-cell>
          <table:table-cell office:value-type="float" office:value="38.09">
            <text:p>38.09</text:p>
          </table:table-cell>
          <table:table-cell table:formula="of:=[.L135]/[.K135]*[.K136]" office:value-type="percentage" office:value="1.07265558997465">
            <text:p>107.27%</text:p>
          </table:table-cell>
          <table:table-cell table:formula="of:=[.L136]*[.$T$6]" office:value-type="currency" office:currency="USD" office:value="492146.183891861">
            <text:p>$492,146.18</text:p>
          </table:table-cell>
          <table:table-cell table:formula="of:=[.D136]+[.G136]+[.J136]+[.M136]" office:value-type="currency" office:currency="USD" office:value="1157695.04555756">
            <text:p>$1,157,695.05</text:p>
          </table:table-cell>
          <table:table-cell table:formula="of:=[.N136]/[.$N$2]" office:value-type="percentage" office:value="1.15769504555756">
            <text:p>115.77%</text:p>
          </table:table-cell>
          <table:table-cell table:formula="of:=[.N136]/[.N135]-1" office:value-type="percentage" office:value="0.00542674233728868">
            <text:p>0.54%</text:p>
          </table:table-cell>
          <table:table-cell table:number-columns-repeated="1007"/>
        </table:table-row>
        <table:table-row table:style-name="ro2">
          <table:table-cell office:value-type="date" office:date-value="2011-07-18">
            <text:p>07/18/11</text:p>
          </table:table-cell>
          <table:table-cell office:value-type="float" office:value="51.71">
            <text:p>51.71</text:p>
          </table:table-cell>
          <table:table-cell table:formula="of:=[.C136]/[.B136]*[.B137]" office:value-type="percentage" office:value="1.27145315957708">
            <text:p>127.15%</text:p>
          </table:table-cell>
          <table:table-cell table:formula="of:=[.C137]*[.$T$3]" office:value-type="currency" office:currency="USD" office:value="183493.577083846">
            <text:p>$183,493.58</text:p>
          </table:table-cell>
          <table:table-cell office:value-type="float" office:value="35.64">
            <text:p>35.64</text:p>
          </table:table-cell>
          <table:table-cell table:formula="of:=[.F136]/[.E136]*[.E137]" office:value-type="percentage" office:value="1.33183856502242">
            <text:p>133.18%</text:p>
          </table:table-cell>
          <table:table-cell table:formula="of:=[.F137]*[.$T$4]" office:value-type="currency" office:currency="USD" office:value="192620.748430493">
            <text:p>$192,620.75</text:p>
          </table:table-cell>
          <table:table-cell office:value-type="float" office:value="82.31">
            <text:p>82.31</text:p>
          </table:table-cell>
          <table:table-cell table:formula="of:=[.I136]/[.H136]*[.H137]" office:value-type="percentage" office:value="1.13234282569817">
            <text:p>113.23%</text:p>
          </table:table-cell>
          <table:table-cell table:formula="of:=[.I137]*[.$T$5]" office:value-type="currency" office:currency="USD" office:value="285625.891085431">
            <text:p>$285,625.89</text:p>
          </table:table-cell>
          <table:table-cell office:value-type="float" office:value="37.88">
            <text:p>37.88</text:p>
          </table:table-cell>
          <table:table-cell table:formula="of:=[.L136]/[.K136]*[.K137]" office:value-type="percentage" office:value="1.06674176288369">
            <text:p>106.67%</text:p>
          </table:table-cell>
          <table:table-cell table:formula="of:=[.L137]*[.$T$6]" office:value-type="currency" office:currency="USD" office:value="489432.85497043">
            <text:p>$489,432.85</text:p>
          </table:table-cell>
          <table:table-cell table:formula="of:=[.D137]+[.G137]+[.J137]+[.M137]" office:value-type="currency" office:currency="USD" office:value="1151173.0715702">
            <text:p>$1,151,173.07</text:p>
          </table:table-cell>
          <table:table-cell table:formula="of:=[.N137]/[.$N$2]" office:value-type="percentage" office:value="1.1511730715702">
            <text:p>115.12%</text:p>
          </table:table-cell>
          <table:table-cell table:formula="of:=[.N137]/[.N136]-1" office:value-type="percentage" office:value="-0.00563358547001136">
            <text:p>-0.56%</text:p>
          </table:table-cell>
          <table:table-cell table:number-columns-repeated="1007"/>
        </table:table-row>
        <table:table-row table:style-name="ro2">
          <table:table-cell office:value-type="date" office:date-value="2011-07-19">
            <text:p>07/19/11</text:p>
          </table:table-cell>
          <table:table-cell office:value-type="float" office:value="53.2">
            <text:p>53.20</text:p>
          </table:table-cell>
          <table:table-cell table:formula="of:=[.C137]/[.B137]*[.B138]" office:value-type="percentage" office:value="1.30808950086058">
            <text:p>130.81%</text:p>
          </table:table-cell>
          <table:table-cell table:formula="of:=[.C138]*[.$T$3]" office:value-type="currency" office:currency="USD" office:value="188780.860585198">
            <text:p>$188,780.86</text:p>
          </table:table-cell>
          <table:table-cell office:value-type="float" office:value="36.07">
            <text:p>36.07</text:p>
          </table:table-cell>
          <table:table-cell table:formula="of:=[.F137]/[.E137]*[.E138]" office:value-type="percentage" office:value="1.34790732436472">
            <text:p>134.79%</text:p>
          </table:table-cell>
          <table:table-cell table:formula="of:=[.F138]*[.$T$4]" office:value-type="currency" office:currency="USD" office:value="194944.736136024">
            <text:p>$194,944.74</text:p>
          </table:table-cell>
          <table:table-cell office:value-type="float" office:value="83.09">
            <text:p>83.09</text:p>
          </table:table-cell>
          <table:table-cell table:formula="of:=[.I137]/[.H137]*[.H138]" office:value-type="percentage" office:value="1.1430733250791">
            <text:p>114.31%</text:p>
          </table:table-cell>
          <table:table-cell table:formula="of:=[.I138]*[.$T$5]" office:value-type="currency" office:currency="USD" office:value="288332.587659926">
            <text:p>$288,332.59</text:p>
          </table:table-cell>
          <table:table-cell office:value-type="float" office:value="38.13">
            <text:p>38.13</text:p>
          </table:table-cell>
          <table:table-cell table:formula="of:=[.L137]/[.K137]*[.K138]" office:value-type="percentage" office:value="1.07378203323007">
            <text:p>107.38%</text:p>
          </table:table-cell>
          <table:table-cell table:formula="of:=[.L138]*[.$T$6]" office:value-type="currency" office:currency="USD" office:value="492663.008448324">
            <text:p>$492,663.01</text:p>
          </table:table-cell>
          <table:table-cell table:formula="of:=[.D138]+[.G138]+[.J138]+[.M138]" office:value-type="currency" office:currency="USD" office:value="1164721.19282947">
            <text:p>$1,164,721.19</text:p>
          </table:table-cell>
          <table:table-cell table:formula="of:=[.N138]/[.$N$2]" office:value-type="percentage" office:value="1.16472119282947">
            <text:p>116.47%</text:p>
          </table:table-cell>
          <table:table-cell table:formula="of:=[.N138]/[.N137]-1" office:value-type="percentage" office:value="0.0117689699262953">
            <text:p>1.18%</text:p>
          </table:table-cell>
          <table:table-cell table:number-columns-repeated="1007"/>
        </table:table-row>
        <table:table-row table:style-name="ro2">
          <table:table-cell office:value-type="date" office:date-value="2011-07-20">
            <text:p>07/20/11</text:p>
          </table:table-cell>
          <table:table-cell office:value-type="float" office:value="52.04">
            <text:p>52.04</text:p>
          </table:table-cell>
          <table:table-cell table:formula="of:=[.C138]/[.B138]*[.B139]" office:value-type="percentage" office:value="1.27956724858618">
            <text:p>127.96%</text:p>
          </table:table-cell>
          <table:table-cell table:formula="of:=[.C139]*[.$T$3]" office:value-type="currency" office:currency="USD" office:value="184664.58618146">
            <text:p>$184,664.59</text:p>
          </table:table-cell>
          <table:table-cell office:value-type="float" office:value="35.92">
            <text:p>35.92</text:p>
          </table:table-cell>
          <table:table-cell table:formula="of:=[.F138]/[.E138]*[.E139]" office:value-type="percentage" office:value="1.3423019431988">
            <text:p>134.23%</text:p>
          </table:table-cell>
          <table:table-cell table:formula="of:=[.F139]*[.$T$4]" office:value-type="currency" office:currency="USD" office:value="194134.042750374">
            <text:p>$194,134.04</text:p>
          </table:table-cell>
          <table:table-cell office:value-type="float" office:value="83.15">
            <text:p>83.15</text:p>
          </table:table-cell>
          <table:table-cell table:formula="of:=[.I138]/[.H138]*[.H139]" office:value-type="percentage" office:value="1.14389874810841">
            <text:p>114.39%</text:p>
          </table:table-cell>
          <table:table-cell table:formula="of:=[.I139]*[.$T$5]" office:value-type="currency" office:currency="USD" office:value="288540.795088733">
            <text:p>$288,540.80</text:p>
          </table:table-cell>
          <table:table-cell office:value-type="float" office:value="38.19">
            <text:p>38.19</text:p>
          </table:table-cell>
          <table:table-cell table:formula="of:=[.L138]/[.K138]*[.K139]" office:value-type="percentage" office:value="1.07547169811321">
            <text:p>107.55%</text:p>
          </table:table-cell>
          <table:table-cell table:formula="of:=[.L139]*[.$T$6]" office:value-type="currency" office:currency="USD" office:value="493438.245283018">
            <text:p>$493,438.25</text:p>
          </table:table-cell>
          <table:table-cell table:formula="of:=[.D139]+[.G139]+[.J139]+[.M139]" office:value-type="currency" office:currency="USD" office:value="1160777.66930359">
            <text:p>$1,160,777.67</text:p>
          </table:table-cell>
          <table:table-cell table:formula="of:=[.N139]/[.$N$2]" office:value-type="percentage" office:value="1.16077766930359">
            <text:p>116.08%</text:p>
          </table:table-cell>
          <table:table-cell table:formula="of:=[.N139]/[.N138]-1" office:value-type="percentage" office:value="-0.00338580902465246">
            <text:p>-0.34%</text:p>
          </table:table-cell>
          <table:table-cell table:number-columns-repeated="1007"/>
        </table:table-row>
        <table:table-row table:style-name="ro2">
          <table:table-cell office:value-type="date" office:date-value="2011-07-21">
            <text:p>07/21/11</text:p>
          </table:table-cell>
          <table:table-cell office:value-type="float" office:value="56.77">
            <text:p>56.77</text:p>
          </table:table-cell>
          <table:table-cell table:formula="of:=[.C139]/[.B139]*[.B140]" office:value-type="percentage" office:value="1.39586919104991">
            <text:p>139.59%</text:p>
          </table:table-cell>
          <table:table-cell table:formula="of:=[.C140]*[.$T$3]" office:value-type="currency" office:currency="USD" office:value="201449.049913941">
            <text:p>$201,449.05</text:p>
          </table:table-cell>
          <table:table-cell office:value-type="float" office:value="36.61">
            <text:p>36.61</text:p>
          </table:table-cell>
          <table:table-cell table:formula="of:=[.F139]/[.E139]*[.E140]" office:value-type="percentage" office:value="1.36808669656203">
            <text:p>136.81%</text:p>
          </table:table-cell>
          <table:table-cell table:formula="of:=[.F140]*[.$T$4]" office:value-type="currency" office:currency="USD" office:value="197863.232324365">
            <text:p>$197,863.23</text:p>
          </table:table-cell>
          <table:table-cell office:value-type="float" office:value="83.41">
            <text:p>83.41</text:p>
          </table:table-cell>
          <table:table-cell table:formula="of:=[.I139]/[.H139]*[.H140]" office:value-type="percentage" office:value="1.14747558123538">
            <text:p>114.75%</text:p>
          </table:table-cell>
          <table:table-cell table:formula="of:=[.I140]*[.$T$5]" office:value-type="currency" office:currency="USD" office:value="289443.027280231">
            <text:p>$289,443.03</text:p>
          </table:table-cell>
          <table:table-cell office:value-type="float" office:value="38.64">
            <text:p>38.64</text:p>
          </table:table-cell>
          <table:table-cell table:formula="of:=[.L139]/[.K139]*[.K140]" office:value-type="percentage" office:value="1.08814418473669">
            <text:p>108.81%</text:p>
          </table:table-cell>
          <table:table-cell table:formula="of:=[.L140]*[.$T$6]" office:value-type="currency" office:currency="USD" office:value="499252.521543227">
            <text:p>$499,252.52</text:p>
          </table:table-cell>
          <table:table-cell table:formula="of:=[.D140]+[.G140]+[.J140]+[.M140]" office:value-type="currency" office:currency="USD" office:value="1188007.83106176">
            <text:p>$1,188,007.83</text:p>
          </table:table-cell>
          <table:table-cell table:formula="of:=[.N140]/[.$N$2]" office:value-type="percentage" office:value="1.18800783106176">
            <text:p>118.80%</text:p>
          </table:table-cell>
          <table:table-cell table:formula="of:=[.N140]/[.N139]-1" office:value-type="percentage" office:value="0.0234585506581253">
            <text:p>2.35%</text:p>
          </table:table-cell>
          <table:table-cell table:number-columns-repeated="1007"/>
        </table:table-row>
        <table:table-row table:style-name="ro2">
          <table:table-cell office:value-type="date" office:date-value="2011-07-22">
            <text:p>07/22/11</text:p>
          </table:table-cell>
          <table:table-cell office:value-type="float" office:value="58.98">
            <text:p>58.98</text:p>
          </table:table-cell>
          <table:table-cell table:formula="of:=[.C140]/[.B140]*[.B141]" office:value-type="percentage" office:value="1.45020899926235">
            <text:p>145.02%</text:p>
          </table:table-cell>
          <table:table-cell table:formula="of:=[.C141]*[.$T$3]" office:value-type="currency" office:currency="USD" office:value="209291.262355545">
            <text:p>$209,291.26</text:p>
          </table:table-cell>
          <table:table-cell office:value-type="float" office:value="36.46">
            <text:p>36.46</text:p>
          </table:table-cell>
          <table:table-cell table:formula="of:=[.F140]/[.E140]*[.E141]" office:value-type="percentage" office:value="1.36248131539611">
            <text:p>136.25%</text:p>
          </table:table-cell>
          <table:table-cell table:formula="of:=[.F141]*[.$T$4]" office:value-type="currency" office:currency="USD" office:value="197052.538938715">
            <text:p>$197,052.54</text:p>
          </table:table-cell>
          <table:table-cell office:value-type="float" office:value="85.35">
            <text:p>85.35</text:p>
          </table:table-cell>
          <table:table-cell table:formula="of:=[.I140]/[.H140]*[.H141]" office:value-type="percentage" office:value="1.17416425918283">
            <text:p>117.42%</text:p>
          </table:table-cell>
          <table:table-cell table:formula="of:=[.I141]*[.$T$5]" office:value-type="currency" office:currency="USD" office:value="296175.067478333">
            <text:p>$296,175.07</text:p>
          </table:table-cell>
          <table:table-cell office:value-type="float" office:value="38.43">
            <text:p>38.43</text:p>
          </table:table-cell>
          <table:table-cell table:formula="of:=[.L140]/[.K140]*[.K141]" office:value-type="percentage" office:value="1.08223035764573">
            <text:p>108.22%</text:p>
          </table:table-cell>
          <table:table-cell table:formula="of:=[.L141]*[.$T$6]" office:value-type="currency" office:currency="USD" office:value="496539.192621796">
            <text:p>$496,539.19</text:p>
          </table:table-cell>
          <table:table-cell table:formula="of:=[.D141]+[.G141]+[.J141]+[.M141]" office:value-type="currency" office:currency="USD" office:value="1199058.06139439">
            <text:p>$1,199,058.06</text:p>
          </table:table-cell>
          <table:table-cell table:formula="of:=[.N141]/[.$N$2]" office:value-type="percentage" office:value="1.19905806139439">
            <text:p>119.91%</text:p>
          </table:table-cell>
          <table:table-cell table:formula="of:=[.N141]/[.N140]-1" office:value-type="percentage" office:value="0.00930147937050885">
            <text:p>0.93%</text:p>
          </table:table-cell>
          <table:table-cell table:number-columns-repeated="1007"/>
        </table:table-row>
        <table:table-row table:style-name="ro2">
          <table:table-cell office:value-type="date" office:date-value="2011-07-25">
            <text:p>07/25/11</text:p>
          </table:table-cell>
          <table:table-cell office:value-type="float" office:value="57.74">
            <text:p>57.74</text:p>
          </table:table-cell>
          <table:table-cell table:formula="of:=[.C141]/[.B141]*[.B142]" office:value-type="percentage" office:value="1.41971969510696">
            <text:p>141.97%</text:p>
          </table:table-cell>
          <table:table-cell table:formula="of:=[.C142]*[.$T$3]" office:value-type="currency" office:currency="USD" office:value="204891.106958446">
            <text:p>$204,891.11</text:p>
          </table:table-cell>
          <table:table-cell office:value-type="float" office:value="36.24">
            <text:p>36.24</text:p>
          </table:table-cell>
          <table:table-cell table:formula="of:=[.F141]/[.E141]*[.E142]" office:value-type="percentage" office:value="1.3542600896861">
            <text:p>135.43%</text:p>
          </table:table-cell>
          <table:table-cell table:formula="of:=[.F142]*[.$T$4]" office:value-type="currency" office:currency="USD" office:value="195863.521973094">
            <text:p>$195,863.52</text:p>
          </table:table-cell>
          <table:table-cell office:value-type="float" office:value="84.93">
            <text:p>84.93</text:p>
          </table:table-cell>
          <table:table-cell table:formula="of:=[.I141]/[.H141]*[.H142]" office:value-type="percentage" office:value="1.16838629797771">
            <text:p>116.84%</text:p>
          </table:table-cell>
          <table:table-cell table:formula="of:=[.I142]*[.$T$5]" office:value-type="currency" office:currency="USD" office:value="294717.615476682">
            <text:p>$294,717.62</text:p>
          </table:table-cell>
          <table:table-cell office:value-type="float" office:value="38.18">
            <text:p>38.18</text:p>
          </table:table-cell>
          <table:table-cell table:formula="of:=[.L141]/[.K141]*[.K142]" office:value-type="percentage" office:value="1.07519008729935">
            <text:p>107.52%</text:p>
          </table:table-cell>
          <table:table-cell table:formula="of:=[.L142]*[.$T$6]" office:value-type="currency" office:currency="USD" office:value="493309.039143902">
            <text:p>$493,309.04</text:p>
          </table:table-cell>
          <table:table-cell table:formula="of:=[.D142]+[.G142]+[.J142]+[.M142]" office:value-type="currency" office:currency="USD" office:value="1188781.28355212">
            <text:p>$1,188,781.28</text:p>
          </table:table-cell>
          <table:table-cell table:formula="of:=[.N142]/[.$N$2]" office:value-type="percentage" office:value="1.18878128355212">
            <text:p>118.88%</text:p>
          </table:table-cell>
          <table:table-cell table:formula="of:=[.N142]/[.N141]-1" office:value-type="percentage" office:value="-0.00857070910337121">
            <text:p>-0.86%</text:p>
          </table:table-cell>
          <table:table-cell table:number-columns-repeated="1007"/>
        </table:table-row>
        <table:table-row table:style-name="ro2">
          <table:table-cell office:value-type="date" office:date-value="2011-07-26">
            <text:p>07/26/11</text:p>
          </table:table-cell>
          <table:table-cell office:value-type="float" office:value="57.7">
            <text:p>57.70</text:p>
          </table:table-cell>
          <table:table-cell table:formula="of:=[.C142]/[.B142]*[.B143]" office:value-type="percentage" office:value="1.41873616916646">
            <text:p>141.87%</text:p>
          </table:table-cell>
          <table:table-cell table:formula="of:=[.C143]*[.$T$3]" office:value-type="currency" office:currency="USD" office:value="204749.166461765">
            <text:p>$204,749.17</text:p>
          </table:table-cell>
          <table:table-cell office:value-type="float" office:value="35.99">
            <text:p>35.99</text:p>
          </table:table-cell>
          <table:table-cell table:formula="of:=[.F142]/[.E142]*[.E143]" office:value-type="percentage" office:value="1.3449177877429">
            <text:p>134.49%</text:p>
          </table:table-cell>
          <table:table-cell table:formula="of:=[.F143]*[.$T$4]" office:value-type="currency" office:currency="USD" office:value="194512.366330344">
            <text:p>$194,512.37</text:p>
          </table:table-cell>
          <table:table-cell office:value-type="float" office:value="84.83">
            <text:p>84.83</text:p>
          </table:table-cell>
          <table:table-cell table:formula="of:=[.I142]/[.H142]*[.H143]" office:value-type="percentage" office:value="1.16701059292888">
            <text:p>116.70%</text:p>
          </table:table-cell>
          <table:table-cell table:formula="of:=[.I143]*[.$T$5]" office:value-type="currency" office:currency="USD" office:value="294370.603095336">
            <text:p>$294,370.60</text:p>
          </table:table-cell>
          <table:table-cell office:value-type="float" office:value="38.13">
            <text:p>38.13</text:p>
          </table:table-cell>
          <table:table-cell table:formula="of:=[.L142]/[.K142]*[.K143]" office:value-type="percentage" office:value="1.07378203323007">
            <text:p>107.38%</text:p>
          </table:table-cell>
          <table:table-cell table:formula="of:=[.L143]*[.$T$6]" office:value-type="currency" office:currency="USD" office:value="492663.008448324">
            <text:p>$492,663.01</text:p>
          </table:table-cell>
          <table:table-cell table:formula="of:=[.D143]+[.G143]+[.J143]+[.M143]" office:value-type="currency" office:currency="USD" office:value="1186295.14433577">
            <text:p>$1,186,295.14</text:p>
          </table:table-cell>
          <table:table-cell table:formula="of:=[.N143]/[.$N$2]" office:value-type="percentage" office:value="1.18629514433577">
            <text:p>118.63%</text:p>
          </table:table-cell>
          <table:table-cell table:formula="of:=[.N143]/[.N142]-1" office:value-type="percentage" office:value="-0.00209133442017739">
            <text:p>-0.21%</text:p>
          </table:table-cell>
          <table:table-cell table:number-columns-repeated="1007"/>
        </table:table-row>
        <table:table-row table:style-name="ro2">
          <table:table-cell office:value-type="date" office:date-value="2011-07-27">
            <text:p>07/27/11</text:p>
          </table:table-cell>
          <table:table-cell office:value-type="float" office:value="56.49">
            <text:p>56.49</text:p>
          </table:table-cell>
          <table:table-cell table:formula="of:=[.C143]/[.B143]*[.B144]" office:value-type="percentage" office:value="1.38898450946644">
            <text:p>138.90%</text:p>
          </table:table-cell>
          <table:table-cell table:formula="of:=[.C144]*[.$T$3]" office:value-type="currency" office:currency="USD" office:value="200455.466437177">
            <text:p>$200,455.47</text:p>
          </table:table-cell>
          <table:table-cell office:value-type="float" office:value="35.59">
            <text:p>35.59</text:p>
          </table:table-cell>
          <table:table-cell table:formula="of:=[.F143]/[.E143]*[.E144]" office:value-type="percentage" office:value="1.32997010463378">
            <text:p>133.00%</text:p>
          </table:table-cell>
          <table:table-cell table:formula="of:=[.F144]*[.$T$4]" office:value-type="currency" office:currency="USD" office:value="192350.517301943">
            <text:p>$192,350.52</text:p>
          </table:table-cell>
          <table:table-cell office:value-type="float" office:value="83.94">
            <text:p>83.94</text:p>
          </table:table-cell>
          <table:table-cell table:formula="of:=[.I143]/[.H143]*[.H144]" office:value-type="percentage" office:value="1.15476681799422">
            <text:p>115.48%</text:p>
          </table:table-cell>
          <table:table-cell table:formula="of:=[.I144]*[.$T$5]" office:value-type="currency" office:currency="USD" office:value="291282.192901362">
            <text:p>$291,282.19</text:p>
          </table:table-cell>
          <table:table-cell office:value-type="float" office:value="38.07">
            <text:p>38.07</text:p>
          </table:table-cell>
          <table:table-cell table:formula="of:=[.L143]/[.K143]*[.K144]" office:value-type="percentage" office:value="1.07209236834694">
            <text:p>107.21%</text:p>
          </table:table-cell>
          <table:table-cell table:formula="of:=[.L144]*[.$T$6]" office:value-type="currency" office:currency="USD" office:value="491887.771613629">
            <text:p>$491,887.77</text:p>
          </table:table-cell>
          <table:table-cell table:formula="of:=[.D144]+[.G144]+[.J144]+[.M144]" office:value-type="currency" office:currency="USD" office:value="1175975.94825411">
            <text:p>$1,175,975.95</text:p>
          </table:table-cell>
          <table:table-cell table:formula="of:=[.N144]/[.$N$2]" office:value-type="percentage" office:value="1.17597594825411">
            <text:p>117.60%</text:p>
          </table:table-cell>
          <table:table-cell table:formula="of:=[.N144]/[.N143]-1" office:value-type="percentage" office:value="-0.00869867514077649">
            <text:p>-0.87%</text:p>
          </table:table-cell>
          <table:table-cell table:number-columns-repeated="1007"/>
        </table:table-row>
        <table:table-row table:style-name="ro2">
          <table:table-cell office:value-type="date" office:date-value="2011-07-28">
            <text:p>07/28/11</text:p>
          </table:table-cell>
          <table:table-cell office:value-type="float" office:value="56.49">
            <text:p>56.49</text:p>
          </table:table-cell>
          <table:table-cell table:formula="of:=[.C144]/[.B144]*[.B145]" office:value-type="percentage" office:value="1.38898450946644">
            <text:p>138.90%</text:p>
          </table:table-cell>
          <table:table-cell table:formula="of:=[.C145]*[.$T$3]" office:value-type="currency" office:currency="USD" office:value="200455.466437177">
            <text:p>$200,455.47</text:p>
          </table:table-cell>
          <table:table-cell office:value-type="float" office:value="35.44">
            <text:p>35.44</text:p>
          </table:table-cell>
          <table:table-cell table:formula="of:=[.F144]/[.E144]*[.E145]" office:value-type="percentage" office:value="1.32436472346786">
            <text:p>132.44%</text:p>
          </table:table-cell>
          <table:table-cell table:formula="of:=[.F145]*[.$T$4]" office:value-type="currency" office:currency="USD" office:value="191539.823916293">
            <text:p>$191,539.82</text:p>
          </table:table-cell>
          <table:table-cell office:value-type="float" office:value="83.64">
            <text:p>83.64</text:p>
          </table:table-cell>
          <table:table-cell table:formula="of:=[.I144]/[.H144]*[.H145]" office:value-type="percentage" office:value="1.15063970284771">
            <text:p>115.06%</text:p>
          </table:table-cell>
          <table:table-cell table:formula="of:=[.I145]*[.$T$5]" office:value-type="currency" office:currency="USD" office:value="290241.155757326">
            <text:p>$290,241.16</text:p>
          </table:table-cell>
          <table:table-cell office:value-type="float" office:value="38.11">
            <text:p>38.11</text:p>
          </table:table-cell>
          <table:table-cell table:formula="of:=[.L144]/[.K144]*[.K145]" office:value-type="percentage" office:value="1.07321881160236">
            <text:p>107.32%</text:p>
          </table:table-cell>
          <table:table-cell table:formula="of:=[.L145]*[.$T$6]" office:value-type="currency" office:currency="USD" office:value="492404.596170092">
            <text:p>$492,404.60</text:p>
          </table:table-cell>
          <table:table-cell table:formula="of:=[.D145]+[.G145]+[.J145]+[.M145]" office:value-type="currency" office:currency="USD" office:value="1174641.04228089">
            <text:p>$1,174,641.04</text:p>
          </table:table-cell>
          <table:table-cell table:formula="of:=[.N145]/[.$N$2]" office:value-type="percentage" office:value="1.17464104228089">
            <text:p>117.46%</text:p>
          </table:table-cell>
          <table:table-cell table:formula="of:=[.N145]/[.N144]-1" office:value-type="percentage" office:value="-0.0011351473431116">
            <text:p>-0.11%</text:p>
          </table:table-cell>
          <table:table-cell table:number-columns-repeated="1007"/>
        </table:table-row>
        <table:table-row table:style-name="ro2">
          <table:table-cell office:value-type="date" office:date-value="2011-07-29">
            <text:p>07/29/11</text:p>
          </table:table-cell>
          <table:table-cell office:value-type="float" office:value="56.8">
            <text:p>56.80</text:p>
          </table:table-cell>
          <table:table-cell table:formula="of:=[.C145]/[.B145]*[.B146]" office:value-type="percentage" office:value="1.39660683550529">
            <text:p>139.66%</text:p>
          </table:table-cell>
          <table:table-cell table:formula="of:=[.C146]*[.$T$3]" office:value-type="currency" office:currency="USD" office:value="201555.505286452">
            <text:p>$201,555.51</text:p>
          </table:table-cell>
          <table:table-cell office:value-type="float" office:value="35.35">
            <text:p>35.35</text:p>
          </table:table-cell>
          <table:table-cell table:formula="of:=[.F145]/[.E145]*[.E146]" office:value-type="percentage" office:value="1.32100149476831">
            <text:p>132.10%</text:p>
          </table:table-cell>
          <table:table-cell table:formula="of:=[.F146]*[.$T$4]" office:value-type="currency" office:currency="USD" office:value="191053.407884903">
            <text:p>$191,053.41</text:p>
          </table:table-cell>
          <table:table-cell office:value-type="float" office:value="83.35">
            <text:p>83.35</text:p>
          </table:table-cell>
          <table:table-cell table:formula="of:=[.I145]/[.H145]*[.H146]" office:value-type="percentage" office:value="1.14665015820608">
            <text:p>114.67%</text:p>
          </table:table-cell>
          <table:table-cell table:formula="of:=[.I146]*[.$T$5]" office:value-type="currency" office:currency="USD" office:value="289234.819851424">
            <text:p>$289,234.82</text:p>
          </table:table-cell>
          <table:table-cell office:value-type="float" office:value="37.89">
            <text:p>37.89</text:p>
          </table:table-cell>
          <table:table-cell table:formula="of:=[.L145]/[.K145]*[.K146]" office:value-type="percentage" office:value="1.06702337369755">
            <text:p>106.70%</text:p>
          </table:table-cell>
          <table:table-cell table:formula="of:=[.L146]*[.$T$6]" office:value-type="currency" office:currency="USD" office:value="489562.061109546">
            <text:p>$489,562.06</text:p>
          </table:table-cell>
          <table:table-cell table:formula="of:=[.D146]+[.G146]+[.J146]+[.M146]" office:value-type="currency" office:currency="USD" office:value="1171405.79413232">
            <text:p>$1,171,405.79</text:p>
          </table:table-cell>
          <table:table-cell table:formula="of:=[.N146]/[.$N$2]" office:value-type="percentage" office:value="1.17140579413232">
            <text:p>117.14%</text:p>
          </table:table-cell>
          <table:table-cell table:formula="of:=[.N146]/[.N145]-1" office:value-type="percentage" office:value="-0.00275424408999148">
            <text:p>-0.28%</text:p>
          </table:table-cell>
          <table:table-cell table:number-columns-repeated="1007"/>
        </table:table-row>
        <table:table-row table:style-name="ro2">
          <table:table-cell office:value-type="date" office:date-value="2011-08-01">
            <text:p>08/01/11</text:p>
          </table:table-cell>
          <table:table-cell office:value-type="float" office:value="56.01">
            <text:p>56.01</text:p>
          </table:table-cell>
          <table:table-cell table:formula="of:=[.C146]/[.B146]*[.B147]" office:value-type="percentage" office:value="1.37718219818048">
            <text:p>137.72%</text:p>
          </table:table-cell>
          <table:table-cell table:formula="of:=[.C147]*[.$T$3]" office:value-type="currency" office:currency="USD" office:value="198752.18047701">
            <text:p>$198,752.18</text:p>
          </table:table-cell>
          <table:table-cell office:value-type="float" office:value="35.33">
            <text:p>35.33</text:p>
          </table:table-cell>
          <table:table-cell table:formula="of:=[.F146]/[.E146]*[.E147]" office:value-type="percentage" office:value="1.32025411061285">
            <text:p>132.03%</text:p>
          </table:table-cell>
          <table:table-cell table:formula="of:=[.F147]*[.$T$4]" office:value-type="currency" office:currency="USD" office:value="190945.315433483">
            <text:p>$190,945.32</text:p>
          </table:table-cell>
          <table:table-cell office:value-type="float" office:value="83.26">
            <text:p>83.26</text:p>
          </table:table-cell>
          <table:table-cell table:formula="of:=[.I146]/[.H146]*[.H147]" office:value-type="percentage" office:value="1.14541202366213">
            <text:p>114.54%</text:p>
          </table:table-cell>
          <table:table-cell table:formula="of:=[.I147]*[.$T$5]" office:value-type="currency" office:currency="USD" office:value="288922.508708213">
            <text:p>$288,922.51</text:p>
          </table:table-cell>
          <table:table-cell office:value-type="float" office:value="38.01">
            <text:p>38.01</text:p>
          </table:table-cell>
          <table:table-cell table:formula="of:=[.L146]/[.K146]*[.K147]" office:value-type="percentage" office:value="1.07040270346381">
            <text:p>107.04%</text:p>
          </table:table-cell>
          <table:table-cell table:formula="of:=[.L147]*[.$T$6]" office:value-type="currency" office:currency="USD" office:value="491112.534778935">
            <text:p>$491,112.53</text:p>
          </table:table-cell>
          <table:table-cell table:formula="of:=[.D147]+[.G147]+[.J147]+[.M147]" office:value-type="currency" office:currency="USD" office:value="1169732.53939764">
            <text:p>$1,169,732.54</text:p>
          </table:table-cell>
          <table:table-cell table:formula="of:=[.N147]/[.$N$2]" office:value-type="percentage" office:value="1.16973253939764">
            <text:p>116.97%</text:p>
          </table:table-cell>
          <table:table-cell table:formula="of:=[.N147]/[.N146]-1" office:value-type="percentage" office:value="-0.00142841596231236">
            <text:p>-0.14%</text:p>
          </table:table-cell>
          <table:table-cell table:number-columns-repeated="1007"/>
        </table:table-row>
        <table:table-row table:style-name="ro2">
          <table:table-cell office:value-type="date" office:date-value="2011-08-02">
            <text:p>08/02/11</text:p>
          </table:table-cell>
          <table:table-cell office:value-type="float" office:value="54.51">
            <text:p>54.51</text:p>
          </table:table-cell>
          <table:table-cell table:formula="of:=[.C147]/[.B147]*[.B148]" office:value-type="percentage" office:value="1.34029997541185">
            <text:p>134.03%</text:p>
          </table:table-cell>
          <table:table-cell table:formula="of:=[.C148]*[.$T$3]" office:value-type="currency" office:currency="USD" office:value="193429.411851488">
            <text:p>$193,429.41</text:p>
          </table:table-cell>
          <table:table-cell office:value-type="float" office:value="34.73">
            <text:p>34.73</text:p>
          </table:table-cell>
          <table:table-cell table:formula="of:=[.F147]/[.E147]*[.E148]" office:value-type="percentage" office:value="1.29783258594918">
            <text:p>129.78%</text:p>
          </table:table-cell>
          <table:table-cell table:formula="of:=[.F148]*[.$T$4]" office:value-type="currency" office:currency="USD" office:value="187702.541890882">
            <text:p>$187,702.54</text:p>
          </table:table-cell>
          <table:table-cell office:value-type="float" office:value="81.98">
            <text:p>81.98</text:p>
          </table:table-cell>
          <table:table-cell table:formula="of:=[.I147]/[.H147]*[.H148]" office:value-type="percentage" office:value="1.12780299903701">
            <text:p>112.78%</text:p>
          </table:table-cell>
          <table:table-cell table:formula="of:=[.I148]*[.$T$5]" office:value-type="currency" office:currency="USD" office:value="284480.750226991">
            <text:p>$284,480.75</text:p>
          </table:table-cell>
          <table:table-cell office:value-type="float" office:value="37.83">
            <text:p>37.83</text:p>
          </table:table-cell>
          <table:table-cell table:formula="of:=[.L147]/[.K147]*[.K148]" office:value-type="percentage" office:value="1.06533370881442">
            <text:p>106.53%</text:p>
          </table:table-cell>
          <table:table-cell table:formula="of:=[.L148]*[.$T$6]" office:value-type="currency" office:currency="USD" office:value="488786.824274852">
            <text:p>$488,786.82</text:p>
          </table:table-cell>
          <table:table-cell table:formula="of:=[.D148]+[.G148]+[.J148]+[.M148]" office:value-type="currency" office:currency="USD" office:value="1154399.52824421">
            <text:p>$1,154,399.53</text:p>
          </table:table-cell>
          <table:table-cell table:formula="of:=[.N148]/[.$N$2]" office:value-type="percentage" office:value="1.15439952824421">
            <text:p>115.44%</text:p>
          </table:table-cell>
          <table:table-cell table:formula="of:=[.N148]/[.N147]-1" office:value-type="percentage" office:value="-0.0131081342418021">
            <text:p>-1.31%</text:p>
          </table:table-cell>
          <table:table-cell table:number-columns-repeated="1007"/>
        </table:table-row>
        <table:table-row table:style-name="ro2">
          <table:table-cell office:value-type="date" office:date-value="2011-08-03">
            <text:p>08/03/11</text:p>
          </table:table-cell>
          <table:table-cell office:value-type="float" office:value="54.9">
            <text:p>54.90</text:p>
          </table:table-cell>
          <table:table-cell table:formula="of:=[.C148]/[.B148]*[.B149]" office:value-type="percentage" office:value="1.34988935333169">
            <text:p>134.99%</text:p>
          </table:table-cell>
          <table:table-cell table:formula="of:=[.C149]*[.$T$3]" office:value-type="currency" office:currency="USD" office:value="194813.331694123">
            <text:p>$194,813.33</text:p>
          </table:table-cell>
          <table:table-cell office:value-type="float" office:value="33.58">
            <text:p>33.58</text:p>
          </table:table-cell>
          <table:table-cell table:formula="of:=[.F148]/[.E148]*[.E149]" office:value-type="percentage" office:value="1.25485799701046">
            <text:p>125.49%</text:p>
          </table:table-cell>
          <table:table-cell table:formula="of:=[.F149]*[.$T$4]" office:value-type="currency" office:currency="USD" office:value="181487.22593423">
            <text:p>$181,487.23</text:p>
          </table:table-cell>
          <table:table-cell office:value-type="float" office:value="82.44">
            <text:p>82.44</text:p>
          </table:table-cell>
          <table:table-cell table:formula="of:=[.I148]/[.H148]*[.H149]" office:value-type="percentage" office:value="1.13413124226166">
            <text:p>113.41%</text:p>
          </table:table-cell>
          <table:table-cell table:formula="of:=[.I149]*[.$T$5]" office:value-type="currency" office:currency="USD" office:value="286077.00718118">
            <text:p>$286,077.01</text:p>
          </table:table-cell>
          <table:table-cell office:value-type="float" office:value="37.92">
            <text:p>37.92</text:p>
          </table:table-cell>
          <table:table-cell table:formula="of:=[.L148]/[.K148]*[.K149]" office:value-type="percentage" office:value="1.06786820613911">
            <text:p>106.79%</text:p>
          </table:table-cell>
          <table:table-cell table:formula="of:=[.L149]*[.$T$6]" office:value-type="currency" office:currency="USD" office:value="489949.679526893">
            <text:p>$489,949.68</text:p>
          </table:table-cell>
          <table:table-cell table:formula="of:=[.D149]+[.G149]+[.J149]+[.M149]" office:value-type="currency" office:currency="USD" office:value="1152327.24433643">
            <text:p>$1,152,327.24</text:p>
          </table:table-cell>
          <table:table-cell table:formula="of:=[.N149]/[.$N$2]" office:value-type="percentage" office:value="1.15232724433643">
            <text:p>115.23%</text:p>
          </table:table-cell>
          <table:table-cell table:formula="of:=[.N149]/[.N148]-1" office:value-type="percentage" office:value="-0.00179511846382785">
            <text:p>-0.18%</text:p>
          </table:table-cell>
          <table:table-cell table:number-columns-repeated="1007"/>
        </table:table-row>
        <table:table-row table:style-name="ro2">
          <table:table-cell office:value-type="date" office:date-value="2011-08-04">
            <text:p>08/04/11</text:p>
          </table:table-cell>
          <table:table-cell office:value-type="float" office:value="50.99">
            <text:p>50.99</text:p>
          </table:table-cell>
          <table:table-cell table:formula="of:=[.C149]/[.B149]*[.B150]" office:value-type="percentage" office:value="1.25374969264814">
            <text:p>125.37%</text:p>
          </table:table-cell>
          <table:table-cell table:formula="of:=[.C150]*[.$T$3]" office:value-type="currency" office:currency="USD" office:value="180938.648143595">
            <text:p>$180,938.65</text:p>
          </table:table-cell>
          <table:table-cell office:value-type="float" office:value="31.31">
            <text:p>31.31</text:p>
          </table:table-cell>
          <table:table-cell table:formula="of:=[.F149]/[.E149]*[.E150]" office:value-type="percentage" office:value="1.17002989536622">
            <text:p>117.00%</text:p>
          </table:table-cell>
          <table:table-cell table:formula="of:=[.F150]*[.$T$4]" office:value-type="currency" office:currency="USD" office:value="169218.732698057">
            <text:p>$169,218.73</text:p>
          </table:table-cell>
          <table:table-cell office:value-type="float" office:value="81.23">
            <text:p>81.23</text:p>
          </table:table-cell>
          <table:table-cell table:formula="of:=[.I149]/[.H149]*[.H150]" office:value-type="percentage" office:value="1.11748521117073">
            <text:p>111.75%</text:p>
          </table:table-cell>
          <table:table-cell table:formula="of:=[.I150]*[.$T$5]" office:value-type="currency" office:currency="USD" office:value="281878.157366901">
            <text:p>$281,878.16</text:p>
          </table:table-cell>
          <table:table-cell office:value-type="float" office:value="37.65">
            <text:p>37.65</text:p>
          </table:table-cell>
          <table:table-cell table:formula="of:=[.L149]/[.K149]*[.K150]" office:value-type="percentage" office:value="1.06026471416502">
            <text:p>106.03%</text:p>
          </table:table-cell>
          <table:table-cell table:formula="of:=[.L150]*[.$T$6]" office:value-type="currency" office:currency="USD" office:value="486461.113770768">
            <text:p>$486,461.11</text:p>
          </table:table-cell>
          <table:table-cell table:formula="of:=[.D150]+[.G150]+[.J150]+[.M150]" office:value-type="currency" office:currency="USD" office:value="1118496.65197932">
            <text:p>$1,118,496.65</text:p>
          </table:table-cell>
          <table:table-cell table:formula="of:=[.N150]/[.$N$2]" office:value-type="percentage" office:value="1.11849665197932">
            <text:p>111.85%</text:p>
          </table:table-cell>
          <table:table-cell table:formula="of:=[.N150]/[.N149]-1" office:value-type="percentage" office:value="-0.0293584938856396">
            <text:p>-2.94%</text:p>
          </table:table-cell>
          <table:table-cell table:number-columns-repeated="1007"/>
        </table:table-row>
        <table:table-row table:style-name="ro2">
          <table:table-cell office:value-type="date" office:date-value="2011-08-05">
            <text:p>08/05/11</text:p>
          </table:table-cell>
          <table:table-cell office:value-type="float" office:value="50.7">
            <text:p>50.70</text:p>
          </table:table-cell>
          <table:table-cell table:formula="of:=[.C150]/[.B150]*[.B151]" office:value-type="percentage" office:value="1.24661912957954">
            <text:p>124.66%</text:p>
          </table:table-cell>
          <table:table-cell table:formula="of:=[.C151]*[.$T$3]" office:value-type="currency" office:currency="USD" office:value="179909.57954266">
            <text:p>$179,909.58</text:p>
          </table:table-cell>
          <table:table-cell office:value-type="float" office:value="30.94">
            <text:p>30.94</text:p>
          </table:table-cell>
          <table:table-cell table:formula="of:=[.F150]/[.E150]*[.E151]" office:value-type="percentage" office:value="1.15620328849028">
            <text:p>115.62%</text:p>
          </table:table-cell>
          <table:table-cell table:formula="of:=[.F151]*[.$T$4]" office:value-type="currency" office:currency="USD" office:value="167219.022346786">
            <text:p>$167,219.02</text:p>
          </table:table-cell>
          <table:table-cell office:value-type="float" office:value="82">
            <text:p>82.00</text:p>
          </table:table-cell>
          <table:table-cell table:formula="of:=[.I150]/[.H150]*[.H151]" office:value-type="percentage" office:value="1.12807814004677">
            <text:p>112.81%</text:p>
          </table:table-cell>
          <table:table-cell table:formula="of:=[.I151]*[.$T$5]" office:value-type="currency" office:currency="USD" office:value="284550.15270326">
            <text:p>$284,550.15</text:p>
          </table:table-cell>
          <table:table-cell office:value-type="float" office:value="38.21">
            <text:p>38.21</text:p>
          </table:table-cell>
          <table:table-cell table:formula="of:=[.L150]/[.K150]*[.K151]" office:value-type="percentage" office:value="1.07603491974092">
            <text:p>107.60%</text:p>
          </table:table-cell>
          <table:table-cell table:formula="of:=[.L151]*[.$T$6]" office:value-type="currency" office:currency="USD" office:value="493696.65756125">
            <text:p>$493,696.66</text:p>
          </table:table-cell>
          <table:table-cell table:formula="of:=[.D151]+[.G151]+[.J151]+[.M151]" office:value-type="currency" office:currency="USD" office:value="1125375.41215396">
            <text:p>$1,125,375.41</text:p>
          </table:table-cell>
          <table:table-cell table:formula="of:=[.N151]/[.$N$2]" office:value-type="percentage" office:value="1.12537541215396">
            <text:p>112.54%</text:p>
          </table:table-cell>
          <table:table-cell table:formula="of:=[.N151]/[.N150]-1" office:value-type="percentage" office:value="0.00615000515420761">
            <text:p>0.62%</text:p>
          </table:table-cell>
          <table:table-cell table:number-columns-repeated="1007"/>
        </table:table-row>
        <table:table-row table:style-name="ro2">
          <table:table-cell office:value-type="date" office:date-value="2011-08-08">
            <text:p>08/08/11</text:p>
          </table:table-cell>
          <table:table-cell office:value-type="float" office:value="48.05">
            <text:p>48.05</text:p>
          </table:table-cell>
          <table:table-cell table:formula="of:=[.C151]/[.B151]*[.B152]" office:value-type="percentage" office:value="1.18146053602164">
            <text:p>118.15%</text:p>
          </table:table-cell>
          <table:table-cell table:formula="of:=[.C152]*[.$T$3]" office:value-type="currency" office:currency="USD" office:value="170506.021637571">
            <text:p>$170,506.02</text:p>
          </table:table-cell>
          <table:table-cell office:value-type="float" office:value="28.81">
            <text:p>28.81</text:p>
          </table:table-cell>
          <table:table-cell table:formula="of:=[.F151]/[.E151]*[.E152]" office:value-type="percentage" office:value="1.07660687593423">
            <text:p>107.66%</text:p>
          </table:table-cell>
          <table:table-cell table:formula="of:=[.F152]*[.$T$4]" office:value-type="currency" office:currency="USD" office:value="155707.176270553">
            <text:p>$155,707.18</text:p>
          </table:table-cell>
          <table:table-cell office:value-type="float" office:value="79.14">
            <text:p>79.14</text:p>
          </table:table-cell>
          <table:table-cell table:formula="of:=[.I151]/[.H151]*[.H152]" office:value-type="percentage" office:value="1.08873297565002">
            <text:p>108.87%</text:p>
          </table:table-cell>
          <table:table-cell table:formula="of:=[.I152]*[.$T$5]" office:value-type="currency" office:currency="USD" office:value="274625.598596781">
            <text:p>$274,625.60</text:p>
          </table:table-cell>
          <table:table-cell office:value-type="float" office:value="36.74">
            <text:p>36.74</text:p>
          </table:table-cell>
          <table:table-cell table:formula="of:=[.L151]/[.K151]*[.K152]" office:value-type="percentage" office:value="1.03463813010419">
            <text:p>103.46%</text:p>
          </table:table-cell>
          <table:table-cell table:formula="of:=[.L152]*[.$T$6]" office:value-type="currency" office:currency="USD" office:value="474703.355111236">
            <text:p>$474,703.36</text:p>
          </table:table-cell>
          <table:table-cell table:formula="of:=[.D152]+[.G152]+[.J152]+[.M152]" office:value-type="currency" office:currency="USD" office:value="1075542.15161614">
            <text:p>$1,075,542.15</text:p>
          </table:table-cell>
          <table:table-cell table:formula="of:=[.N152]/[.$N$2]" office:value-type="percentage" office:value="1.07554215161614">
            <text:p>107.55%</text:p>
          </table:table-cell>
          <table:table-cell table:formula="of:=[.N152]/[.N151]-1" office:value-type="percentage" office:value="-0.044281454881297">
            <text:p>-4.43%</text:p>
          </table:table-cell>
          <table:table-cell table:number-columns-repeated="1007"/>
        </table:table-row>
        <table:table-row table:style-name="ro2">
          <table:table-cell office:value-type="date" office:date-value="2011-08-09">
            <text:p>08/09/11</text:p>
          </table:table-cell>
          <table:table-cell office:value-type="float" office:value="49.85">
            <text:p>49.85</text:p>
          </table:table-cell>
          <table:table-cell table:formula="of:=[.C152]/[.B152]*[.B153]" office:value-type="percentage" office:value="1.22571920334399">
            <text:p>122.57%</text:p>
          </table:table-cell>
          <table:table-cell table:formula="of:=[.C153]*[.$T$3]" office:value-type="currency" office:currency="USD" office:value="176893.343988198">
            <text:p>$176,893.34</text:p>
          </table:table-cell>
          <table:table-cell office:value-type="float" office:value="30.85">
            <text:p>30.85</text:p>
          </table:table-cell>
          <table:table-cell table:formula="of:=[.F152]/[.E152]*[.E153]" office:value-type="percentage" office:value="1.15284005979073">
            <text:p>115.28%</text:p>
          </table:table-cell>
          <table:table-cell table:formula="of:=[.F153]*[.$T$4]" office:value-type="currency" office:currency="USD" office:value="166732.606315396">
            <text:p>$166,732.61</text:p>
          </table:table-cell>
          <table:table-cell office:value-type="float" office:value="82.85">
            <text:p>82.85</text:p>
          </table:table-cell>
          <table:table-cell table:formula="of:=[.I152]/[.H152]*[.H153]" office:value-type="percentage" office:value="1.13977163296189">
            <text:p>113.98%</text:p>
          </table:table-cell>
          <table:table-cell table:formula="of:=[.I153]*[.$T$5]" office:value-type="currency" office:currency="USD" office:value="287499.757944697">
            <text:p>$287,499.76</text:p>
          </table:table-cell>
          <table:table-cell office:value-type="float" office:value="36.72">
            <text:p>36.72</text:p>
          </table:table-cell>
          <table:table-cell table:formula="of:=[.L152]/[.K152]*[.K153]" office:value-type="percentage" office:value="1.03407490847648">
            <text:p>103.41%</text:p>
          </table:table-cell>
          <table:table-cell table:formula="of:=[.L153]*[.$T$6]" office:value-type="currency" office:currency="USD" office:value="474444.942833004">
            <text:p>$474,444.94</text:p>
          </table:table-cell>
          <table:table-cell table:formula="of:=[.D153]+[.G153]+[.J153]+[.M153]" office:value-type="currency" office:currency="USD" office:value="1105570.65108129">
            <text:p>$1,105,570.65</text:p>
          </table:table-cell>
          <table:table-cell table:formula="of:=[.N153]/[.$N$2]" office:value-type="percentage" office:value="1.10557065108129">
            <text:p>110.56%</text:p>
          </table:table-cell>
          <table:table-cell table:formula="of:=[.N153]/[.N152]-1" office:value-type="percentage" office:value="0.0279194073612385">
            <text:p>2.79%</text:p>
          </table:table-cell>
          <table:table-cell table:number-columns-repeated="1007"/>
        </table:table-row>
        <table:table-row table:style-name="ro2">
          <table:table-cell office:value-type="date" office:date-value="2011-08-10">
            <text:p>08/10/11</text:p>
          </table:table-cell>
          <table:table-cell office:value-type="float" office:value="48.74">
            <text:p>48.74</text:p>
          </table:table-cell>
          <table:table-cell table:formula="of:=[.C153]/[.B153]*[.B154]" office:value-type="percentage" office:value="1.1984263584952">
            <text:p>119.84%</text:p>
          </table:table-cell>
          <table:table-cell table:formula="of:=[.C154]*[.$T$3]" office:value-type="currency" office:currency="USD" office:value="172954.495205311">
            <text:p>$172,954.50</text:p>
          </table:table-cell>
          <table:table-cell office:value-type="float" office:value="30.24">
            <text:p>30.24</text:p>
          </table:table-cell>
          <table:table-cell table:formula="of:=[.F153]/[.E153]*[.E154]" office:value-type="percentage" office:value="1.13004484304933">
            <text:p>113.00%</text:p>
          </table:table-cell>
          <table:table-cell table:formula="of:=[.F154]*[.$T$4]" office:value-type="currency" office:currency="USD" office:value="163435.786547085">
            <text:p>$163,435.79</text:p>
          </table:table-cell>
          <table:table-cell office:value-type="float" office:value="81.04">
            <text:p>81.04</text:p>
          </table:table-cell>
          <table:table-cell table:formula="of:=[.I153]/[.H153]*[.H154]" office:value-type="percentage" office:value="1.11487137157793">
            <text:p>111.49%</text:p>
          </table:table-cell>
          <table:table-cell table:formula="of:=[.I154]*[.$T$5]" office:value-type="currency" office:currency="USD" office:value="281218.833842344">
            <text:p>$281,218.83</text:p>
          </table:table-cell>
          <table:table-cell office:value-type="float" office:value="36.45">
            <text:p>36.45</text:p>
          </table:table-cell>
          <table:table-cell table:formula="of:=[.L153]/[.K153]*[.K154]" office:value-type="percentage" office:value="1.02647141650239">
            <text:p>102.65%</text:p>
          </table:table-cell>
          <table:table-cell table:formula="of:=[.L154]*[.$T$6]" office:value-type="currency" office:currency="USD" office:value="470956.377076879">
            <text:p>$470,956.38</text:p>
          </table:table-cell>
          <table:table-cell table:formula="of:=[.D154]+[.G154]+[.J154]+[.M154]" office:value-type="currency" office:currency="USD" office:value="1088565.49267162">
            <text:p>$1,088,565.49</text:p>
          </table:table-cell>
          <table:table-cell table:formula="of:=[.N154]/[.$N$2]" office:value-type="percentage" office:value="1.08856549267162">
            <text:p>108.86%</text:p>
          </table:table-cell>
          <table:table-cell table:formula="of:=[.N154]/[.N153]-1" office:value-type="percentage" office:value="-0.0153813402997295">
            <text:p>-1.54%</text:p>
          </table:table-cell>
          <table:table-cell table:number-columns-repeated="1007"/>
        </table:table-row>
        <table:table-row table:style-name="ro2">
          <table:table-cell office:value-type="date" office:date-value="2011-08-11">
            <text:p>08/11/11</text:p>
          </table:table-cell>
          <table:table-cell office:value-type="float" office:value="50.58">
            <text:p>50.58</text:p>
          </table:table-cell>
          <table:table-cell table:formula="of:=[.C154]/[.B154]*[.B155]" office:value-type="percentage" office:value="1.24366855175805">
            <text:p>124.37%</text:p>
          </table:table-cell>
          <table:table-cell table:formula="of:=[.C155]*[.$T$3]" office:value-type="currency" office:currency="USD" office:value="179483.758052619">
            <text:p>$179,483.76</text:p>
          </table:table-cell>
          <table:table-cell office:value-type="float" office:value="32.1">
            <text:p>32.10</text:p>
          </table:table-cell>
          <table:table-cell table:formula="of:=[.F154]/[.E154]*[.E155]" office:value-type="percentage" office:value="1.19955156950673">
            <text:p>119.96%</text:p>
          </table:table-cell>
          <table:table-cell table:formula="of:=[.F155]*[.$T$4]" office:value-type="currency" office:currency="USD" office:value="173488.384529148">
            <text:p>$173,488.38</text:p>
          </table:table-cell>
          <table:table-cell office:value-type="float" office:value="83.16">
            <text:p>83.16</text:p>
          </table:table-cell>
          <table:table-cell table:formula="of:=[.I154]/[.H154]*[.H155]" office:value-type="percentage" office:value="1.14403631861329">
            <text:p>114.40%</text:p>
          </table:table-cell>
          <table:table-cell table:formula="of:=[.I155]*[.$T$5]" office:value-type="currency" office:currency="USD" office:value="288575.496326867">
            <text:p>$288,575.50</text:p>
          </table:table-cell>
          <table:table-cell office:value-type="float" office:value="37.77">
            <text:p>37.77</text:p>
          </table:table-cell>
          <table:table-cell table:formula="of:=[.L154]/[.K154]*[.K155]" office:value-type="percentage" office:value="1.06364404393129">
            <text:p>106.36%</text:p>
          </table:table-cell>
          <table:table-cell table:formula="of:=[.L155]*[.$T$6]" office:value-type="currency" office:currency="USD" office:value="488011.587440157">
            <text:p>$488,011.59</text:p>
          </table:table-cell>
          <table:table-cell table:formula="of:=[.D155]+[.G155]+[.J155]+[.M155]" office:value-type="currency" office:currency="USD" office:value="1129559.22634879">
            <text:p>$1,129,559.23</text:p>
          </table:table-cell>
          <table:table-cell table:formula="of:=[.N155]/[.$N$2]" office:value-type="percentage" office:value="1.12955922634879">
            <text:p>112.96%</text:p>
          </table:table-cell>
          <table:table-cell table:formula="of:=[.N155]/[.N154]-1" office:value-type="percentage" office:value="0.0376584908791868">
            <text:p>3.77%</text:p>
          </table:table-cell>
          <table:table-cell table:number-columns-repeated="1007"/>
        </table:table-row>
        <table:table-row table:style-name="ro2">
          <table:table-cell office:value-type="date" office:date-value="2011-08-12">
            <text:p>08/12/11</text:p>
          </table:table-cell>
          <table:table-cell office:value-type="float" office:value="52.59">
            <text:p>52.59</text:p>
          </table:table-cell>
          <table:table-cell table:formula="of:=[.C155]/[.B155]*[.B156]" office:value-type="percentage" office:value="1.29309073026801">
            <text:p>129.31%</text:p>
          </table:table-cell>
          <table:table-cell table:formula="of:=[.C156]*[.$T$3]" office:value-type="currency" office:currency="USD" office:value="186616.268010819">
            <text:p>$186,616.27</text:p>
          </table:table-cell>
          <table:table-cell office:value-type="float" office:value="32.21">
            <text:p>32.21</text:p>
          </table:table-cell>
          <table:table-cell table:formula="of:=[.F155]/[.E155]*[.E156]" office:value-type="percentage" office:value="1.20366218236173">
            <text:p>120.37%</text:p>
          </table:table-cell>
          <table:table-cell table:formula="of:=[.F156]*[.$T$4]" office:value-type="currency" office:currency="USD" office:value="174082.893011958">
            <text:p>$174,082.89</text:p>
          </table:table-cell>
          <table:table-cell office:value-type="float" office:value="83.37">
            <text:p>83.37</text:p>
          </table:table-cell>
          <table:table-cell table:formula="of:=[.I155]/[.H155]*[.H156]" office:value-type="percentage" office:value="1.14692529921585">
            <text:p>114.69%</text:p>
          </table:table-cell>
          <table:table-cell table:formula="of:=[.I156]*[.$T$5]" office:value-type="currency" office:currency="USD" office:value="289304.222327693">
            <text:p>$289,304.22</text:p>
          </table:table-cell>
          <table:table-cell office:value-type="float" office:value="37.58">
            <text:p>37.58</text:p>
          </table:table-cell>
          <table:table-cell table:formula="of:=[.L155]/[.K155]*[.K156]" office:value-type="percentage" office:value="1.05829343846804">
            <text:p>105.83%</text:p>
          </table:table-cell>
          <table:table-cell table:formula="of:=[.L156]*[.$T$6]" office:value-type="currency" office:currency="USD" office:value="485556.670796958">
            <text:p>$485,556.67</text:p>
          </table:table-cell>
          <table:table-cell table:formula="of:=[.D156]+[.G156]+[.J156]+[.M156]" office:value-type="currency" office:currency="USD" office:value="1135560.05414743">
            <text:p>$1,135,560.05</text:p>
          </table:table-cell>
          <table:table-cell table:formula="of:=[.N156]/[.$N$2]" office:value-type="percentage" office:value="1.13556005414743">
            <text:p>113.56%</text:p>
          </table:table-cell>
          <table:table-cell table:formula="of:=[.N156]/[.N155]-1" office:value-type="percentage" office:value="0.00531253931503328">
            <text:p>0.53%</text:p>
          </table:table-cell>
          <table:table-cell table:number-columns-repeated="1007"/>
        </table:table-row>
        <table:table-row table:style-name="ro2">
          <table:table-cell office:value-type="date" office:date-value="2011-08-15">
            <text:p>08/15/11</text:p>
          </table:table-cell>
          <table:table-cell office:value-type="float" office:value="53.13">
            <text:p>53.13</text:p>
          </table:table-cell>
          <table:table-cell table:formula="of:=[.C156]/[.B156]*[.B157]" office:value-type="percentage" office:value="1.30636833046472">
            <text:p>130.64%</text:p>
          </table:table-cell>
          <table:table-cell table:formula="of:=[.C157]*[.$T$3]" office:value-type="currency" office:currency="USD" office:value="188532.464716007">
            <text:p>$188,532.46</text:p>
          </table:table-cell>
          <table:table-cell office:value-type="float" office:value="33.12">
            <text:p>33.12</text:p>
          </table:table-cell>
          <table:table-cell table:formula="of:=[.F156]/[.E156]*[.E157]" office:value-type="percentage" office:value="1.23766816143498">
            <text:p>123.77%</text:p>
          </table:table-cell>
          <table:table-cell table:formula="of:=[.F157]*[.$T$4]" office:value-type="currency" office:currency="USD" office:value="179001.099551569">
            <text:p>$179,001.10</text:p>
          </table:table-cell>
          <table:table-cell office:value-type="float" office:value="83.68">
            <text:p>83.68</text:p>
          </table:table-cell>
          <table:table-cell table:formula="of:=[.I156]/[.H156]*[.H157]" office:value-type="percentage" office:value="1.15118998486724">
            <text:p>115.12%</text:p>
          </table:table-cell>
          <table:table-cell table:formula="of:=[.I157]*[.$T$5]" office:value-type="currency" office:currency="USD" office:value="290379.960709864">
            <text:p>$290,379.96</text:p>
          </table:table-cell>
          <table:table-cell office:value-type="float" office:value="38.73">
            <text:p>38.73</text:p>
          </table:table-cell>
          <table:table-cell table:formula="of:=[.L156]/[.K156]*[.K157]" office:value-type="percentage" office:value="1.09067868206139">
            <text:p>109.07%</text:p>
          </table:table-cell>
          <table:table-cell table:formula="of:=[.L157]*[.$T$6]" office:value-type="currency" office:currency="USD" office:value="500415.376795268">
            <text:p>$500,415.38</text:p>
          </table:table-cell>
          <table:table-cell table:formula="of:=[.D157]+[.G157]+[.J157]+[.M157]" office:value-type="currency" office:currency="USD" office:value="1158328.90177271">
            <text:p>$1,158,328.90</text:p>
          </table:table-cell>
          <table:table-cell table:formula="of:=[.N157]/[.$N$2]" office:value-type="percentage" office:value="1.15832890177271">
            <text:p>115.83%</text:p>
          </table:table-cell>
          <table:table-cell table:formula="of:=[.N157]/[.N156]-1" office:value-type="percentage" office:value="0.0200507648557391">
            <text:p>2.01%</text:p>
          </table:table-cell>
          <table:table-cell table:number-columns-repeated="1007"/>
        </table:table-row>
        <table:table-row table:style-name="ro2">
          <table:table-cell office:value-type="date" office:date-value="2011-08-16">
            <text:p>08/16/11</text:p>
          </table:table-cell>
          <table:table-cell office:value-type="float" office:value="52.45">
            <text:p>52.45</text:p>
          </table:table-cell>
          <table:table-cell table:formula="of:=[.C157]/[.B157]*[.B158]" office:value-type="percentage" office:value="1.28964838947627">
            <text:p>128.96%</text:p>
          </table:table-cell>
          <table:table-cell table:formula="of:=[.C158]*[.$T$3]" office:value-type="currency" office:currency="USD" office:value="186119.476272437">
            <text:p>$186,119.48</text:p>
          </table:table-cell>
          <table:table-cell office:value-type="float" office:value="33.11">
            <text:p>33.11</text:p>
          </table:table-cell>
          <table:table-cell table:formula="of:=[.F157]/[.E157]*[.E158]" office:value-type="percentage" office:value="1.23729446935725">
            <text:p>123.73%</text:p>
          </table:table-cell>
          <table:table-cell table:formula="of:=[.F158]*[.$T$4]" office:value-type="currency" office:currency="USD" office:value="178947.053325859">
            <text:p>$178,947.05</text:p>
          </table:table-cell>
          <table:table-cell office:value-type="float" office:value="83.53">
            <text:p>83.53</text:p>
          </table:table-cell>
          <table:table-cell table:formula="of:=[.I157]/[.H157]*[.H158]" office:value-type="percentage" office:value="1.14912642729399">
            <text:p>114.91%</text:p>
          </table:table-cell>
          <table:table-cell table:formula="of:=[.I158]*[.$T$5]" office:value-type="currency" office:currency="USD" office:value="289859.442137846">
            <text:p>$289,859.44</text:p>
          </table:table-cell>
          <table:table-cell office:value-type="float" office:value="38.58">
            <text:p>38.58</text:p>
          </table:table-cell>
          <table:table-cell table:formula="of:=[.L157]/[.K157]*[.K158]" office:value-type="percentage" office:value="1.08645451985356">
            <text:p>108.65%</text:p>
          </table:table-cell>
          <table:table-cell table:formula="of:=[.L158]*[.$T$6]" office:value-type="currency" office:currency="USD" office:value="498477.284708532">
            <text:p>$498,477.28</text:p>
          </table:table-cell>
          <table:table-cell table:formula="of:=[.D158]+[.G158]+[.J158]+[.M158]" office:value-type="currency" office:currency="USD" office:value="1153403.25644467">
            <text:p>$1,153,403.26</text:p>
          </table:table-cell>
          <table:table-cell table:formula="of:=[.N158]/[.$N$2]" office:value-type="percentage" office:value="1.15340325644467">
            <text:p>115.34%</text:p>
          </table:table-cell>
          <table:table-cell table:formula="of:=[.N158]/[.N157]-1" office:value-type="percentage" office:value="-0.00425237194763617">
            <text:p>-0.43%</text:p>
          </table:table-cell>
          <table:table-cell table:number-columns-repeated="1007"/>
        </table:table-row>
        <table:table-row table:style-name="ro2">
          <table:table-cell office:value-type="date" office:date-value="2011-08-17">
            <text:p>08/17/11</text:p>
          </table:table-cell>
          <table:table-cell office:value-type="float" office:value="51.74">
            <text:p>51.74</text:p>
          </table:table-cell>
          <table:table-cell table:formula="of:=[.C158]/[.B158]*[.B159]" office:value-type="percentage" office:value="1.27219080403246">
            <text:p>127.22%</text:p>
          </table:table-cell>
          <table:table-cell table:formula="of:=[.C159]*[.$T$3]" office:value-type="currency" office:currency="USD" office:value="183600.032456356">
            <text:p>$183,600.03</text:p>
          </table:table-cell>
          <table:table-cell office:value-type="float" office:value="33.22">
            <text:p>33.22</text:p>
          </table:table-cell>
          <table:table-cell table:formula="of:=[.F158]/[.E158]*[.E159]" office:value-type="percentage" office:value="1.24140508221226">
            <text:p>124.14%</text:p>
          </table:table-cell>
          <table:table-cell table:formula="of:=[.F159]*[.$T$4]" office:value-type="currency" office:currency="USD" office:value="179541.56180867">
            <text:p>$179,541.56</text:p>
          </table:table-cell>
          <table:table-cell office:value-type="float" office:value="84.33">
            <text:p>84.33</text:p>
          </table:table-cell>
          <table:table-cell table:formula="of:=[.I158]/[.H158]*[.H159]" office:value-type="percentage" office:value="1.16013206768469">
            <text:p>116.01%</text:p>
          </table:table-cell>
          <table:table-cell table:formula="of:=[.I159]*[.$T$5]" office:value-type="currency" office:currency="USD" office:value="292635.541188609">
            <text:p>$292,635.54</text:p>
          </table:table-cell>
          <table:table-cell office:value-type="float" office:value="38.92">
            <text:p>38.92</text:p>
          </table:table-cell>
          <table:table-cell table:formula="of:=[.L158]/[.K158]*[.K159]" office:value-type="percentage" office:value="1.09602928752464">
            <text:p>109.60%</text:p>
          </table:table-cell>
          <table:table-cell table:formula="of:=[.L159]*[.$T$6]" office:value-type="currency" office:currency="USD" office:value="502870.293438467">
            <text:p>$502,870.29</text:p>
          </table:table-cell>
          <table:table-cell table:formula="of:=[.D159]+[.G159]+[.J159]+[.M159]" office:value-type="currency" office:currency="USD" office:value="1158647.4288921">
            <text:p>$1,158,647.43</text:p>
          </table:table-cell>
          <table:table-cell table:formula="of:=[.N159]/[.$N$2]" office:value-type="percentage" office:value="1.1586474288921">
            <text:p>115.86%</text:p>
          </table:table-cell>
          <table:table-cell table:formula="of:=[.N159]/[.N158]-1" office:value-type="percentage" office:value="0.004546694677795">
            <text:p>0.45%</text:p>
          </table:table-cell>
          <table:table-cell table:number-columns-repeated="1007"/>
        </table:table-row>
        <table:table-row table:style-name="ro2">
          <table:table-cell office:value-type="date" office:date-value="2011-08-18">
            <text:p>08/18/11</text:p>
          </table:table-cell>
          <table:table-cell office:value-type="float" office:value="50.31">
            <text:p>50.31</text:p>
          </table:table-cell>
          <table:table-cell table:formula="of:=[.C159]/[.B159]*[.B160]" office:value-type="percentage" office:value="1.2370297516597">
            <text:p>123.70%</text:p>
          </table:table-cell>
          <table:table-cell table:formula="of:=[.C160]*[.$T$3]" office:value-type="currency" office:currency="USD" office:value="178525.659700025">
            <text:p>$178,525.66</text:p>
          </table:table-cell>
          <table:table-cell office:value-type="float" office:value="32.36">
            <text:p>32.36</text:p>
          </table:table-cell>
          <table:table-cell table:formula="of:=[.F159]/[.E159]*[.E160]" office:value-type="percentage" office:value="1.20926756352765">
            <text:p>120.93%</text:p>
          </table:table-cell>
          <table:table-cell table:formula="of:=[.F160]*[.$T$4]" office:value-type="currency" office:currency="USD" office:value="174893.586397608">
            <text:p>$174,893.59</text:p>
          </table:table-cell>
          <table:table-cell office:value-type="float" office:value="82.51">
            <text:p>82.51</text:p>
          </table:table-cell>
          <table:table-cell table:formula="of:=[.I159]/[.H159]*[.H160]" office:value-type="percentage" office:value="1.13509423579585">
            <text:p>113.51%</text:p>
          </table:table-cell>
          <table:table-cell table:formula="of:=[.I160]*[.$T$5]" office:value-type="currency" office:currency="USD" office:value="286319.915848122">
            <text:p>$286,319.92</text:p>
          </table:table-cell>
          <table:table-cell office:value-type="float" office:value="38.54">
            <text:p>38.54</text:p>
          </table:table-cell>
          <table:table-cell table:formula="of:=[.L159]/[.K159]*[.K160]" office:value-type="percentage" office:value="1.08532807659814">
            <text:p>108.53%</text:p>
          </table:table-cell>
          <table:table-cell table:formula="of:=[.L160]*[.$T$6]" office:value-type="currency" office:currency="USD" office:value="497960.460152069">
            <text:p>$497,960.46</text:p>
          </table:table-cell>
          <table:table-cell table:formula="of:=[.D160]+[.G160]+[.J160]+[.M160]" office:value-type="currency" office:currency="USD" office:value="1137699.62209782">
            <text:p>$1,137,699.62</text:p>
          </table:table-cell>
          <table:table-cell table:formula="of:=[.N160]/[.$N$2]" office:value-type="percentage" office:value="1.13769962209782">
            <text:p>113.77%</text:p>
          </table:table-cell>
          <table:table-cell table:formula="of:=[.N160]/[.N159]-1" office:value-type="percentage" office:value="-0.018079535043985">
            <text:p>-1.81%</text:p>
          </table:table-cell>
          <table:table-cell table:number-columns-repeated="1007"/>
        </table:table-row>
        <table:table-row table:style-name="ro2">
          <table:table-cell office:value-type="date" office:date-value="2011-08-19">
            <text:p>08/19/11</text:p>
          </table:table-cell>
          <table:table-cell office:value-type="float" office:value="50.46">
            <text:p>50.46</text:p>
          </table:table-cell>
          <table:table-cell table:formula="of:=[.C160]/[.B160]*[.B161]" office:value-type="percentage" office:value="1.24071797393656">
            <text:p>124.07%</text:p>
          </table:table-cell>
          <table:table-cell table:formula="of:=[.C161]*[.$T$3]" office:value-type="currency" office:currency="USD" office:value="179057.936562577">
            <text:p>$179,057.94</text:p>
          </table:table-cell>
          <table:table-cell office:value-type="float" office:value="31.94">
            <text:p>31.94</text:p>
          </table:table-cell>
          <table:table-cell table:formula="of:=[.F160]/[.E160]*[.E161]" office:value-type="percentage" office:value="1.19357249626308">
            <text:p>119.36%</text:p>
          </table:table-cell>
          <table:table-cell table:formula="of:=[.F161]*[.$T$4]" office:value-type="currency" office:currency="USD" office:value="172623.644917788">
            <text:p>$172,623.64</text:p>
          </table:table-cell>
          <table:table-cell office:value-type="float" office:value="84.07">
            <text:p>84.07</text:p>
          </table:table-cell>
          <table:table-cell table:formula="of:=[.I160]/[.H160]*[.H161]" office:value-type="percentage" office:value="1.15655523455771">
            <text:p>115.66%</text:p>
          </table:table-cell>
          <table:table-cell table:formula="of:=[.I161]*[.$T$5]" office:value-type="currency" office:currency="USD" office:value="291733.308997111">
            <text:p>$291,733.31</text:p>
          </table:table-cell>
          <table:table-cell office:value-type="float" office:value="38.31">
            <text:p>38.31</text:p>
          </table:table-cell>
          <table:table-cell table:formula="of:=[.L160]/[.K160]*[.K161]" office:value-type="percentage" office:value="1.07885102787947">
            <text:p>107.89%</text:p>
          </table:table-cell>
          <table:table-cell table:formula="of:=[.L161]*[.$T$6]" office:value-type="currency" office:currency="USD" office:value="494988.718952407">
            <text:p>$494,988.72</text:p>
          </table:table-cell>
          <table:table-cell table:formula="of:=[.D161]+[.G161]+[.J161]+[.M161]" office:value-type="currency" office:currency="USD" office:value="1138403.60942988">
            <text:p>$1,138,403.61</text:p>
          </table:table-cell>
          <table:table-cell table:formula="of:=[.N161]/[.$N$2]" office:value-type="percentage" office:value="1.13840360942988">
            <text:p>113.84%</text:p>
          </table:table-cell>
          <table:table-cell table:formula="of:=[.N161]/[.N160]-1" office:value-type="percentage" office:value="0.000618781371097166">
            <text:p>0.06%</text:p>
          </table:table-cell>
          <table:table-cell table:number-columns-repeated="1007"/>
        </table:table-row>
        <table:table-row table:style-name="ro2">
          <table:table-cell office:value-type="date" office:date-value="2011-08-22">
            <text:p>08/22/11</text:p>
          </table:table-cell>
          <table:table-cell office:value-type="float" office:value="50.41">
            <text:p>50.41</text:p>
          </table:table-cell>
          <table:table-cell table:formula="of:=[.C161]/[.B161]*[.B162]" office:value-type="percentage" office:value="1.23948856651094">
            <text:p>123.95%</text:p>
          </table:table-cell>
          <table:table-cell table:formula="of:=[.C162]*[.$T$3]" office:value-type="currency" office:currency="USD" office:value="178880.510941726">
            <text:p>$178,880.51</text:p>
          </table:table-cell>
          <table:table-cell office:value-type="float" office:value="31.74">
            <text:p>31.74</text:p>
          </table:table-cell>
          <table:table-cell table:formula="of:=[.F161]/[.E161]*[.E162]" office:value-type="percentage" office:value="1.18609865470852">
            <text:p>118.61%</text:p>
          </table:table-cell>
          <table:table-cell table:formula="of:=[.F162]*[.$T$4]" office:value-type="currency" office:currency="USD" office:value="171542.720403587">
            <text:p>$171,542.72</text:p>
          </table:table-cell>
          <table:table-cell office:value-type="float" office:value="84.58">
            <text:p>84.58</text:p>
          </table:table-cell>
          <table:table-cell table:formula="of:=[.I161]/[.H161]*[.H162]" office:value-type="percentage" office:value="1.16357133030678">
            <text:p>116.36%</text:p>
          </table:table-cell>
          <table:table-cell table:formula="of:=[.I162]*[.$T$5]" office:value-type="currency" office:currency="USD" office:value="293503.072141973">
            <text:p>$293,503.07</text:p>
          </table:table-cell>
          <table:table-cell office:value-type="float" office:value="38.35">
            <text:p>38.35</text:p>
          </table:table-cell>
          <table:table-cell table:formula="of:=[.L161]/[.K161]*[.K162]" office:value-type="percentage" office:value="1.07997747113489">
            <text:p>108.00%</text:p>
          </table:table-cell>
          <table:table-cell table:formula="of:=[.L162]*[.$T$6]" office:value-type="currency" office:currency="USD" office:value="495505.54350887">
            <text:p>$495,505.54</text:p>
          </table:table-cell>
          <table:table-cell table:formula="of:=[.D162]+[.G162]+[.J162]+[.M162]" office:value-type="currency" office:currency="USD" office:value="1139431.84699616">
            <text:p>$1,139,431.85</text:p>
          </table:table-cell>
          <table:table-cell table:formula="of:=[.N162]/[.$N$2]" office:value-type="percentage" office:value="1.13943184699616">
            <text:p>113.94%</text:p>
          </table:table-cell>
          <table:table-cell table:formula="of:=[.N162]/[.N161]-1" office:value-type="percentage" office:value="0.000903227605531187">
            <text:p>0.09%</text:p>
          </table:table-cell>
          <table:table-cell table:number-columns-repeated="1007"/>
        </table:table-row>
        <table:table-row table:style-name="ro2">
          <table:table-cell office:value-type="date" office:date-value="2011-08-23">
            <text:p>08/23/11</text:p>
          </table:table-cell>
          <table:table-cell office:value-type="float" office:value="51.73">
            <text:p>51.73</text:p>
          </table:table-cell>
          <table:table-cell table:formula="of:=[.C162]/[.B162]*[.B163]" office:value-type="percentage" office:value="1.27194492254733">
            <text:p>127.19%</text:p>
          </table:table-cell>
          <table:table-cell table:formula="of:=[.C163]*[.$T$3]" office:value-type="currency" office:currency="USD" office:value="183564.547332186">
            <text:p>$183,564.55</text:p>
          </table:table-cell>
          <table:table-cell office:value-type="float" office:value="32.69">
            <text:p>32.69</text:p>
          </table:table-cell>
          <table:table-cell table:formula="of:=[.F162]/[.E162]*[.E163]" office:value-type="percentage" office:value="1.22159940209268">
            <text:p>122.16%</text:p>
          </table:table-cell>
          <table:table-cell table:formula="of:=[.F163]*[.$T$4]" office:value-type="currency" office:currency="USD" office:value="176677.111846039">
            <text:p>$176,677.11</text:p>
          </table:table-cell>
          <table:table-cell office:value-type="float" office:value="86.29">
            <text:p>86.29</text:p>
          </table:table-cell>
          <table:table-cell table:formula="of:=[.I162]/[.H162]*[.H163]" office:value-type="percentage" office:value="1.1870958866419">
            <text:p>118.71%</text:p>
          </table:table-cell>
          <table:table-cell table:formula="of:=[.I163]*[.$T$5]" office:value-type="currency" office:currency="USD" office:value="299436.98386298">
            <text:p>$299,436.98</text:p>
          </table:table-cell>
          <table:table-cell office:value-type="float" office:value="38.93">
            <text:p>38.93</text:p>
          </table:table-cell>
          <table:table-cell table:formula="of:=[.L162]/[.K162]*[.K163]" office:value-type="percentage" office:value="1.09631089833849">
            <text:p>109.63%</text:p>
          </table:table-cell>
          <table:table-cell table:formula="of:=[.L163]*[.$T$6]" office:value-type="currency" office:currency="USD" office:value="502999.499577583">
            <text:p>$502,999.50</text:p>
          </table:table-cell>
          <table:table-cell table:formula="of:=[.D163]+[.G163]+[.J163]+[.M163]" office:value-type="currency" office:currency="USD" office:value="1162678.14261879">
            <text:p>$1,162,678.14</text:p>
          </table:table-cell>
          <table:table-cell table:formula="of:=[.N163]/[.$N$2]" office:value-type="percentage" office:value="1.16267814261879">
            <text:p>116.27%</text:p>
          </table:table-cell>
          <table:table-cell table:formula="of:=[.N163]/[.N162]-1" office:value-type="percentage" office:value="0.0204016551616621">
            <text:p>2.04%</text:p>
          </table:table-cell>
          <table:table-cell table:number-columns-repeated="1007"/>
        </table:table-row>
        <table:table-row table:style-name="ro2">
          <table:table-cell office:value-type="date" office:date-value="2011-08-24">
            <text:p>08/24/11</text:p>
          </table:table-cell>
          <table:table-cell office:value-type="float" office:value="53.51">
            <text:p>53.51</text:p>
          </table:table-cell>
          <table:table-cell table:formula="of:=[.C163]/[.B163]*[.B164]" office:value-type="percentage" office:value="1.31571182689943">
            <text:p>131.57%</text:p>
          </table:table-cell>
          <table:table-cell table:formula="of:=[.C164]*[.$T$3]" office:value-type="currency" office:currency="USD" office:value="189880.899434472">
            <text:p>$189,880.90</text:p>
          </table:table-cell>
          <table:table-cell office:value-type="float" office:value="33.2">
            <text:p>33.20</text:p>
          </table:table-cell>
          <table:table-cell table:formula="of:=[.F163]/[.E163]*[.E164]" office:value-type="percentage" office:value="1.2406576980568">
            <text:p>124.07%</text:p>
          </table:table-cell>
          <table:table-cell table:formula="of:=[.F164]*[.$T$4]" office:value-type="currency" office:currency="USD" office:value="179433.46935725">
            <text:p>$179,433.47</text:p>
          </table:table-cell>
          <table:table-cell office:value-type="float" office:value="86.87">
            <text:p>86.87</text:p>
          </table:table-cell>
          <table:table-cell table:formula="of:=[.I163]/[.H163]*[.H164]" office:value-type="percentage" office:value="1.19507497592516">
            <text:p>119.51%</text:p>
          </table:table-cell>
          <table:table-cell table:formula="of:=[.I164]*[.$T$5]" office:value-type="currency" office:currency="USD" office:value="301449.655674783">
            <text:p>$301,449.66</text:p>
          </table:table-cell>
          <table:table-cell office:value-type="float" office:value="39.51">
            <text:p>39.51</text:p>
          </table:table-cell>
          <table:table-cell table:formula="of:=[.L163]/[.K163]*[.K164]" office:value-type="percentage" office:value="1.1126443255421">
            <text:p>111.26%</text:p>
          </table:table-cell>
          <table:table-cell table:formula="of:=[.L164]*[.$T$6]" office:value-type="currency" office:currency="USD" office:value="510493.455646296">
            <text:p>$510,493.46</text:p>
          </table:table-cell>
          <table:table-cell table:formula="of:=[.D164]+[.G164]+[.J164]+[.M164]" office:value-type="currency" office:currency="USD" office:value="1181257.4801128">
            <text:p>$1,181,257.48</text:p>
          </table:table-cell>
          <table:table-cell table:formula="of:=[.N164]/[.$N$2]" office:value-type="percentage" office:value="1.1812574801128">
            <text:p>118.13%</text:p>
          </table:table-cell>
          <table:table-cell table:formula="of:=[.N164]/[.N163]-1" office:value-type="percentage" office:value="0.0159797770448891">
            <text:p>1.60%</text:p>
          </table:table-cell>
          <table:table-cell table:number-columns-repeated="1007"/>
        </table:table-row>
        <table:table-row table:style-name="ro2">
          <table:table-cell office:value-type="date" office:date-value="2011-08-25">
            <text:p>08/25/11</text:p>
          </table:table-cell>
          <table:table-cell office:value-type="float" office:value="52.99">
            <text:p>52.99</text:p>
          </table:table-cell>
          <table:table-cell table:formula="of:=[.C164]/[.B164]*[.B165]" office:value-type="percentage" office:value="1.30292598967298">
            <text:p>130.29%</text:p>
          </table:table-cell>
          <table:table-cell table:formula="of:=[.C165]*[.$T$3]" office:value-type="currency" office:currency="USD" office:value="188035.672977625">
            <text:p>$188,035.67</text:p>
          </table:table-cell>
          <table:table-cell office:value-type="float" office:value="32.72">
            <text:p>32.72</text:p>
          </table:table-cell>
          <table:table-cell table:formula="of:=[.F164]/[.E164]*[.E165]" office:value-type="percentage" office:value="1.22272047832586">
            <text:p>122.27%</text:p>
          </table:table-cell>
          <table:table-cell table:formula="of:=[.F165]*[.$T$4]" office:value-type="currency" office:currency="USD" office:value="176839.250523169">
            <text:p>$176,839.25</text:p>
          </table:table-cell>
          <table:table-cell office:value-type="float" office:value="85.5">
            <text:p>85.50</text:p>
          </table:table-cell>
          <table:table-cell table:formula="of:=[.I164]/[.H164]*[.H165]" office:value-type="percentage" office:value="1.17622781675609">
            <text:p>117.62%</text:p>
          </table:table-cell>
          <table:table-cell table:formula="of:=[.I165]*[.$T$5]" office:value-type="currency" office:currency="USD" office:value="296695.586050351">
            <text:p>$296,695.59</text:p>
          </table:table-cell>
          <table:table-cell office:value-type="float" office:value="39.19">
            <text:p>39.19</text:p>
          </table:table-cell>
          <table:table-cell table:formula="of:=[.L164]/[.K164]*[.K165]" office:value-type="percentage" office:value="1.10363277949873">
            <text:p>110.36%</text:p>
          </table:table-cell>
          <table:table-cell table:formula="of:=[.L165]*[.$T$6]" office:value-type="currency" office:currency="USD" office:value="506358.859194592">
            <text:p>$506,358.86</text:p>
          </table:table-cell>
          <table:table-cell table:formula="of:=[.D165]+[.G165]+[.J165]+[.M165]" office:value-type="currency" office:currency="USD" office:value="1167929.36874574">
            <text:p>$1,167,929.37</text:p>
          </table:table-cell>
          <table:table-cell table:formula="of:=[.N165]/[.$N$2]" office:value-type="percentage" office:value="1.16792936874574">
            <text:p>116.79%</text:p>
          </table:table-cell>
          <table:table-cell table:formula="of:=[.N165]/[.N164]-1" office:value-type="percentage" office:value="-0.0112829857939117">
            <text:p>-1.13%</text:p>
          </table:table-cell>
          <table:table-cell table:number-columns-repeated="1007"/>
        </table:table-row>
        <table:table-row table:style-name="ro2">
          <table:table-cell office:value-type="date" office:date-value="2011-08-26">
            <text:p>08/26/11</text:p>
          </table:table-cell>
          <table:table-cell office:value-type="float" office:value="54.68">
            <text:p>54.68</text:p>
          </table:table-cell>
          <table:table-cell table:formula="of:=[.C165]/[.B165]*[.B166]" office:value-type="percentage" office:value="1.34447996065896">
            <text:p>134.45%</text:p>
          </table:table-cell>
          <table:table-cell table:formula="of:=[.C166]*[.$T$3]" office:value-type="currency" office:currency="USD" office:value="194032.65896238">
            <text:p>$194,032.66</text:p>
          </table:table-cell>
          <table:table-cell office:value-type="float" office:value="33.41">
            <text:p>33.41</text:p>
          </table:table-cell>
          <table:table-cell table:formula="of:=[.F165]/[.E165]*[.E166]" office:value-type="percentage" office:value="1.24850523168909">
            <text:p>124.85%</text:p>
          </table:table-cell>
          <table:table-cell table:formula="of:=[.F166]*[.$T$4]" office:value-type="currency" office:currency="USD" office:value="180568.44009716">
            <text:p>$180,568.44</text:p>
          </table:table-cell>
          <table:table-cell office:value-type="float" office:value="86.67">
            <text:p>86.67</text:p>
          </table:table-cell>
          <table:table-cell table:formula="of:=[.I165]/[.H165]*[.H166]" office:value-type="percentage" office:value="1.19232356582749">
            <text:p>119.23%</text:p>
          </table:table-cell>
          <table:table-cell table:formula="of:=[.I166]*[.$T$5]" office:value-type="currency" office:currency="USD" office:value="300755.630912092">
            <text:p>$300,755.63</text:p>
          </table:table-cell>
          <table:table-cell office:value-type="float" office:value="39.13">
            <text:p>39.13</text:p>
          </table:table-cell>
          <table:table-cell table:formula="of:=[.L165]/[.K165]*[.K166]" office:value-type="percentage" office:value="1.1019431146156">
            <text:p>110.19%</text:p>
          </table:table-cell>
          <table:table-cell table:formula="of:=[.L166]*[.$T$6]" office:value-type="currency" office:currency="USD" office:value="505583.622359898">
            <text:p>$505,583.62</text:p>
          </table:table-cell>
          <table:table-cell table:formula="of:=[.D166]+[.G166]+[.J166]+[.M166]" office:value-type="currency" office:currency="USD" office:value="1180940.35233153">
            <text:p>$1,180,940.35</text:p>
          </table:table-cell>
          <table:table-cell table:formula="of:=[.N166]/[.$N$2]" office:value-type="percentage" office:value="1.18094035233153">
            <text:p>118.09%</text:p>
          </table:table-cell>
          <table:table-cell table:formula="of:=[.N166]/[.N165]-1" office:value-type="percentage" office:value="0.0111402144119093">
            <text:p>1.11%</text:p>
          </table:table-cell>
          <table:table-cell table:number-columns-repeated="1007"/>
        </table:table-row>
        <table:table-row table:style-name="ro2">
          <table:table-cell office:value-type="date" office:date-value="2011-08-29">
            <text:p>08/29/11</text:p>
          </table:table-cell>
          <table:table-cell office:value-type="float" office:value="57.02">
            <text:p>57.02</text:p>
          </table:table-cell>
          <table:table-cell table:formula="of:=[.C166]/[.B166]*[.B167]" office:value-type="percentage" office:value="1.40201622817802">
            <text:p>140.20%</text:p>
          </table:table-cell>
          <table:table-cell table:formula="of:=[.C167]*[.$T$3]" office:value-type="currency" office:currency="USD" office:value="202336.178018195">
            <text:p>$202,336.18</text:p>
          </table:table-cell>
          <table:table-cell office:value-type="float" office:value="34.44">
            <text:p>34.44</text:p>
          </table:table-cell>
          <table:table-cell table:formula="of:=[.F166]/[.E166]*[.E167]" office:value-type="percentage" office:value="1.28699551569507">
            <text:p>128.70%</text:p>
          </table:table-cell>
          <table:table-cell table:formula="of:=[.F167]*[.$T$4]" office:value-type="currency" office:currency="USD" office:value="186135.201345291">
            <text:p>$186,135.20</text:p>
          </table:table-cell>
          <table:table-cell office:value-type="float" office:value="87.5">
            <text:p>87.50</text:p>
          </table:table-cell>
          <table:table-cell table:formula="of:=[.I166]/[.H166]*[.H167]" office:value-type="percentage" office:value="1.20374191773284">
            <text:p>120.37%</text:p>
          </table:table-cell>
          <table:table-cell table:formula="of:=[.I167]*[.$T$5]" office:value-type="currency" office:currency="USD" office:value="303635.83367726">
            <text:p>$303,635.83</text:p>
          </table:table-cell>
          <table:table-cell office:value-type="float" office:value="39.39">
            <text:p>39.39</text:p>
          </table:table-cell>
          <table:table-cell table:formula="of:=[.L166]/[.K166]*[.K167]" office:value-type="percentage" office:value="1.10926499577584">
            <text:p>110.93%</text:p>
          </table:table-cell>
          <table:table-cell table:formula="of:=[.L167]*[.$T$6]" office:value-type="currency" office:currency="USD" office:value="508942.981976907">
            <text:p>$508,942.98</text:p>
          </table:table-cell>
          <table:table-cell table:formula="of:=[.D167]+[.G167]+[.J167]+[.M167]" office:value-type="currency" office:currency="USD" office:value="1201050.19501765">
            <text:p>$1,201,050.20</text:p>
          </table:table-cell>
          <table:table-cell table:formula="of:=[.N167]/[.$N$2]" office:value-type="percentage" office:value="1.20105019501765">
            <text:p>120.11%</text:p>
          </table:table-cell>
          <table:table-cell table:formula="of:=[.N167]/[.N166]-1" office:value-type="percentage" office:value="0.0170286692688757">
            <text:p>1.70%</text:p>
          </table:table-cell>
          <table:table-cell table:number-columns-repeated="1007"/>
        </table:table-row>
        <table:table-row table:style-name="ro2">
          <table:table-cell office:value-type="date" office:date-value="2011-08-30">
            <text:p>08/30/11</text:p>
          </table:table-cell>
          <table:table-cell office:value-type="float" office:value="57.59">
            <text:p>57.59</text:p>
          </table:table-cell>
          <table:table-cell table:formula="of:=[.C167]/[.B167]*[.B168]" office:value-type="percentage" office:value="1.4160314728301">
            <text:p>141.60%</text:p>
          </table:table-cell>
          <table:table-cell table:formula="of:=[.C168]*[.$T$3]" office:value-type="currency" office:currency="USD" office:value="204358.830095894">
            <text:p>$204,358.83</text:p>
          </table:table-cell>
          <table:table-cell office:value-type="float" office:value="34.47">
            <text:p>34.47</text:p>
          </table:table-cell>
          <table:table-cell table:formula="of:=[.F167]/[.E167]*[.E168]" office:value-type="percentage" office:value="1.28811659192825">
            <text:p>128.81%</text:p>
          </table:table-cell>
          <table:table-cell table:formula="of:=[.F168]*[.$T$4]" office:value-type="currency" office:currency="USD" office:value="186297.340022421">
            <text:p>$186,297.34</text:p>
          </table:table-cell>
          <table:table-cell office:value-type="float" office:value="88.09">
            <text:p>88.09</text:p>
          </table:table-cell>
          <table:table-cell table:formula="of:=[.I167]/[.H167]*[.H168]" office:value-type="percentage" office:value="1.21185857752098">
            <text:p>121.19%</text:p>
          </table:table-cell>
          <table:table-cell table:formula="of:=[.I168]*[.$T$5]" office:value-type="currency" office:currency="USD" office:value="305683.206727198">
            <text:p>$305,683.21</text:p>
          </table:table-cell>
          <table:table-cell office:value-type="float" office:value="39.47">
            <text:p>39.47</text:p>
          </table:table-cell>
          <table:table-cell table:formula="of:=[.L167]/[.K167]*[.K168]" office:value-type="percentage" office:value="1.11151788228668">
            <text:p>111.15%</text:p>
          </table:table-cell>
          <table:table-cell table:formula="of:=[.L168]*[.$T$6]" office:value-type="currency" office:currency="USD" office:value="509976.631089833">
            <text:p>$509,976.63</text:p>
          </table:table-cell>
          <table:table-cell table:formula="of:=[.D168]+[.G168]+[.J168]+[.M168]" office:value-type="currency" office:currency="USD" office:value="1206316.00793535">
            <text:p>$1,206,316.01</text:p>
          </table:table-cell>
          <table:table-cell table:formula="of:=[.N168]/[.$N$2]" office:value-type="percentage" office:value="1.20631600793535">
            <text:p>120.63%</text:p>
          </table:table-cell>
          <table:table-cell table:formula="of:=[.N168]/[.N167]-1" office:value-type="percentage" office:value="0.00438434042102198">
            <text:p>0.44%</text:p>
          </table:table-cell>
          <table:table-cell table:number-columns-repeated="1007"/>
        </table:table-row>
        <table:table-row table:style-name="ro2">
          <table:table-cell office:value-type="date" office:date-value="2011-08-31">
            <text:p>08/31/11</text:p>
          </table:table-cell>
          <table:table-cell office:value-type="float" office:value="57.95">
            <text:p>57.95</text:p>
          </table:table-cell>
          <table:table-cell table:formula="of:=[.C168]/[.B168]*[.B169]" office:value-type="percentage" office:value="1.42488320629457">
            <text:p>142.49%</text:p>
          </table:table-cell>
          <table:table-cell table:formula="of:=[.C169]*[.$T$3]" office:value-type="currency" office:currency="USD" office:value="205636.294566019">
            <text:p>$205,636.29</text:p>
          </table:table-cell>
          <table:table-cell office:value-type="float" office:value="34.43">
            <text:p>34.43</text:p>
          </table:table-cell>
          <table:table-cell table:formula="of:=[.F168]/[.E168]*[.E169]" office:value-type="percentage" office:value="1.28662182361734">
            <text:p>128.66%</text:p>
          </table:table-cell>
          <table:table-cell table:formula="of:=[.F169]*[.$T$4]" office:value-type="currency" office:currency="USD" office:value="186081.155119581">
            <text:p>$186,081.16</text:p>
          </table:table-cell>
          <table:table-cell office:value-type="float" office:value="87.73">
            <text:p>87.73</text:p>
          </table:table-cell>
          <table:table-cell table:formula="of:=[.I168]/[.H168]*[.H169]" office:value-type="percentage" office:value="1.20690603934516">
            <text:p>120.69%</text:p>
          </table:table-cell>
          <table:table-cell table:formula="of:=[.I169]*[.$T$5]" office:value-type="currency" office:currency="USD" office:value="304433.962154354">
            <text:p>$304,433.96</text:p>
          </table:table-cell>
          <table:table-cell office:value-type="float" office:value="39.64">
            <text:p>39.64</text:p>
          </table:table-cell>
          <table:table-cell table:formula="of:=[.L168]/[.K168]*[.K169]" office:value-type="percentage" office:value="1.11630526612222">
            <text:p>111.63%</text:p>
          </table:table-cell>
          <table:table-cell table:formula="of:=[.L169]*[.$T$6]" office:value-type="currency" office:currency="USD" office:value="512173.135454801">
            <text:p>$512,173.14</text:p>
          </table:table-cell>
          <table:table-cell table:formula="of:=[.D169]+[.G169]+[.J169]+[.M169]" office:value-type="currency" office:currency="USD" office:value="1208324.54729476">
            <text:p>$1,208,324.55</text:p>
          </table:table-cell>
          <table:table-cell table:formula="of:=[.N169]/[.$N$2]" office:value-type="percentage" office:value="1.20832454729476">
            <text:p>120.83%</text:p>
          </table:table-cell>
          <table:table-cell table:formula="of:=[.N169]/[.N168]-1" office:value-type="percentage" office:value="0.0016650192372456">
            <text:p>0.17%</text:p>
          </table:table-cell>
          <table:table-cell table:number-columns-repeated="1007"/>
        </table:table-row>
        <table:table-row table:style-name="ro2">
          <table:table-cell office:value-type="date" office:date-value="2011-09-01">
            <text:p>09/01/11</text:p>
          </table:table-cell>
          <table:table-cell office:value-type="float" office:value="56.63">
            <text:p>56.63</text:p>
          </table:table-cell>
          <table:table-cell table:formula="of:=[.C169]/[.B169]*[.B170]" office:value-type="percentage" office:value="1.39242685025818">
            <text:p>139.24%</text:p>
          </table:table-cell>
          <table:table-cell table:formula="of:=[.C170]*[.$T$3]" office:value-type="currency" office:currency="USD" office:value="200952.258175559">
            <text:p>$200,952.26</text:p>
          </table:table-cell>
          <table:table-cell office:value-type="float" office:value="34.46">
            <text:p>34.46</text:p>
          </table:table-cell>
          <table:table-cell table:formula="of:=[.F169]/[.E169]*[.E170]" office:value-type="percentage" office:value="1.28774289985052">
            <text:p>128.77%</text:p>
          </table:table-cell>
          <table:table-cell table:formula="of:=[.F170]*[.$T$4]" office:value-type="currency" office:currency="USD" office:value="186243.293796711">
            <text:p>$186,243.29</text:p>
          </table:table-cell>
          <table:table-cell office:value-type="float" office:value="87.4">
            <text:p>87.40</text:p>
          </table:table-cell>
          <table:table-cell table:formula="of:=[.I169]/[.H169]*[.H170]" office:value-type="percentage" office:value="1.202366212684">
            <text:p>120.24%</text:p>
          </table:table-cell>
          <table:table-cell table:formula="of:=[.I170]*[.$T$5]" office:value-type="currency" office:currency="USD" office:value="303288.821295914">
            <text:p>$303,288.82</text:p>
          </table:table-cell>
          <table:table-cell office:value-type="float" office:value="39.41">
            <text:p>39.41</text:p>
          </table:table-cell>
          <table:table-cell table:formula="of:=[.L169]/[.K169]*[.K170]" office:value-type="percentage" office:value="1.10982821740355">
            <text:p>110.98%</text:p>
          </table:table-cell>
          <table:table-cell table:formula="of:=[.L170]*[.$T$6]" office:value-type="currency" office:currency="USD" office:value="509201.394255139">
            <text:p>$509,201.39</text:p>
          </table:table-cell>
          <table:table-cell table:formula="of:=[.D170]+[.G170]+[.J170]+[.M170]" office:value-type="currency" office:currency="USD" office:value="1199685.76752332">
            <text:p>$1,199,685.77</text:p>
          </table:table-cell>
          <table:table-cell table:formula="of:=[.N170]/[.$N$2]" office:value-type="percentage" office:value="1.19968576752332">
            <text:p>119.97%</text:p>
          </table:table-cell>
          <table:table-cell table:formula="of:=[.N170]/[.N169]-1" office:value-type="percentage" office:value="-0.00714938696790746">
            <text:p>-0.71%</text:p>
          </table:table-cell>
          <table:table-cell table:number-columns-repeated="1007"/>
        </table:table-row>
        <table:table-row table:style-name="ro2">
          <table:table-cell office:value-type="date" office:date-value="2011-09-02">
            <text:p>09/02/11</text:p>
          </table:table-cell>
          <table:table-cell office:value-type="float" office:value="56.89">
            <text:p>56.89</text:p>
          </table:table-cell>
          <table:table-cell table:formula="of:=[.C170]/[.B170]*[.B171]" office:value-type="percentage" office:value="1.3988197688714">
            <text:p>139.88%</text:p>
          </table:table-cell>
          <table:table-cell table:formula="of:=[.C171]*[.$T$3]" office:value-type="currency" office:currency="USD" office:value="201874.871403983">
            <text:p>$201,874.87</text:p>
          </table:table-cell>
          <table:table-cell office:value-type="float" office:value="33.29">
            <text:p>33.29</text:p>
          </table:table-cell>
          <table:table-cell table:formula="of:=[.F170]/[.E170]*[.E171]" office:value-type="percentage" office:value="1.24402092675635">
            <text:p>124.40%</text:p>
          </table:table-cell>
          <table:table-cell table:formula="of:=[.F171]*[.$T$4]" office:value-type="currency" office:currency="USD" office:value="179919.88538864">
            <text:p>$179,919.89</text:p>
          </table:table-cell>
          <table:table-cell office:value-type="float" office:value="86.45">
            <text:p>86.45</text:p>
          </table:table-cell>
          <table:table-cell table:formula="of:=[.I170]/[.H170]*[.H171]" office:value-type="percentage" office:value="1.18929701472004">
            <text:p>118.93%</text:p>
          </table:table-cell>
          <table:table-cell table:formula="of:=[.I171]*[.$T$5]" office:value-type="currency" office:currency="USD" office:value="299992.203673132">
            <text:p>$299,992.20</text:p>
          </table:table-cell>
          <table:table-cell office:value-type="float" office:value="39.45">
            <text:p>39.45</text:p>
          </table:table-cell>
          <table:table-cell table:formula="of:=[.L170]/[.K170]*[.K171]" office:value-type="percentage" office:value="1.11095466065897">
            <text:p>111.10%</text:p>
          </table:table-cell>
          <table:table-cell table:formula="of:=[.L171]*[.$T$6]" office:value-type="currency" office:currency="USD" office:value="509718.218811602">
            <text:p>$509,718.22</text:p>
          </table:table-cell>
          <table:table-cell table:formula="of:=[.D171]+[.G171]+[.J171]+[.M171]" office:value-type="currency" office:currency="USD" office:value="1191505.17927736">
            <text:p>$1,191,505.18</text:p>
          </table:table-cell>
          <table:table-cell table:formula="of:=[.N171]/[.$N$2]" office:value-type="percentage" office:value="1.19150517927736">
            <text:p>119.15%</text:p>
          </table:table-cell>
          <table:table-cell table:formula="of:=[.N171]/[.N170]-1" office:value-type="percentage" office:value="-0.00681894248262593">
            <text:p>-0.68%</text:p>
          </table:table-cell>
          <table:table-cell table:number-columns-repeated="1007"/>
        </table:table-row>
        <table:table-row table:style-name="ro2">
          <table:table-cell office:value-type="date" office:date-value="2011-09-06">
            <text:p>09/06/11</text:p>
          </table:table-cell>
          <table:table-cell office:value-type="float" office:value="59.84">
            <text:p>59.84</text:p>
          </table:table-cell>
          <table:table-cell table:formula="of:=[.C171]/[.B171]*[.B172]" office:value-type="percentage" office:value="1.47135480698303">
            <text:p>147.14%</text:p>
          </table:table-cell>
          <table:table-cell table:formula="of:=[.C172]*[.$T$3]" office:value-type="currency" office:currency="USD" office:value="212342.983034177">
            <text:p>$212,342.98</text:p>
          </table:table-cell>
          <table:table-cell office:value-type="float" office:value="32.8">
            <text:p>32.80</text:p>
          </table:table-cell>
          <table:table-cell table:formula="of:=[.F171]/[.E171]*[.E172]" office:value-type="percentage" office:value="1.22571001494768">
            <text:p>122.57%</text:p>
          </table:table-cell>
          <table:table-cell table:formula="of:=[.F172]*[.$T$4]" office:value-type="currency" office:currency="USD" office:value="177271.620328849">
            <text:p>$177,271.62</text:p>
          </table:table-cell>
          <table:table-cell office:value-type="float" office:value="86.18">
            <text:p>86.18</text:p>
          </table:table-cell>
          <table:table-cell table:formula="of:=[.I171]/[.H171]*[.H172]" office:value-type="percentage" office:value="1.18558261108818">
            <text:p>118.56%</text:p>
          </table:table-cell>
          <table:table-cell table:formula="of:=[.I172]*[.$T$5]" office:value-type="currency" office:currency="USD" office:value="299055.2702435">
            <text:p>$299,055.27</text:p>
          </table:table-cell>
          <table:table-cell office:value-type="float" office:value="39.52">
            <text:p>39.52</text:p>
          </table:table-cell>
          <table:table-cell table:formula="of:=[.L171]/[.K171]*[.K172]" office:value-type="percentage" office:value="1.11292593635595">
            <text:p>111.29%</text:p>
          </table:table-cell>
          <table:table-cell table:formula="of:=[.L172]*[.$T$6]" office:value-type="currency" office:currency="USD" office:value="510622.661785412">
            <text:p>$510,622.66</text:p>
          </table:table-cell>
          <table:table-cell table:formula="of:=[.D172]+[.G172]+[.J172]+[.M172]" office:value-type="currency" office:currency="USD" office:value="1199292.53539194">
            <text:p>$1,199,292.54</text:p>
          </table:table-cell>
          <table:table-cell table:formula="of:=[.N172]/[.$N$2]" office:value-type="percentage" office:value="1.19929253539194">
            <text:p>119.93%</text:p>
          </table:table-cell>
          <table:table-cell table:formula="of:=[.N172]/[.N171]-1" office:value-type="percentage" office:value="0.00653572997416929">
            <text:p>0.65%</text:p>
          </table:table-cell>
          <table:table-cell table:number-columns-repeated="1007"/>
        </table:table-row>
        <table:table-row table:style-name="ro2">
          <table:table-cell office:value-type="date" office:date-value="2011-09-07">
            <text:p>09/07/11</text:p>
          </table:table-cell>
          <table:table-cell office:value-type="float" office:value="59.54">
            <text:p>59.54</text:p>
          </table:table-cell>
          <table:table-cell table:formula="of:=[.C172]/[.B172]*[.B173]" office:value-type="percentage" office:value="1.46397836242931">
            <text:p>146.40%</text:p>
          </table:table-cell>
          <table:table-cell table:formula="of:=[.C173]*[.$T$3]" office:value-type="currency" office:currency="USD" office:value="211278.429309073">
            <text:p>$211,278.43</text:p>
          </table:table-cell>
          <table:table-cell office:value-type="float" office:value="33.68">
            <text:p>33.68</text:p>
          </table:table-cell>
          <table:table-cell table:formula="of:=[.F172]/[.E172]*[.E173]" office:value-type="percentage" office:value="1.25859491778774">
            <text:p>125.86%</text:p>
          </table:table-cell>
          <table:table-cell table:formula="of:=[.F173]*[.$T$4]" office:value-type="currency" office:currency="USD" office:value="182027.68819133">
            <text:p>$182,027.69</text:p>
          </table:table-cell>
          <table:table-cell office:value-type="float" office:value="86.64">
            <text:p>86.64</text:p>
          </table:table-cell>
          <table:table-cell table:formula="of:=[.I172]/[.H172]*[.H173]" office:value-type="percentage" office:value="1.19191085431284">
            <text:p>119.19%</text:p>
          </table:table-cell>
          <table:table-cell table:formula="of:=[.I173]*[.$T$5]" office:value-type="currency" office:currency="USD" office:value="300651.527197689">
            <text:p>$300,651.53</text:p>
          </table:table-cell>
          <table:table-cell office:value-type="float" office:value="39.6">
            <text:p>39.60</text:p>
          </table:table-cell>
          <table:table-cell table:formula="of:=[.L172]/[.K172]*[.K173]" office:value-type="percentage" office:value="1.1151788228668">
            <text:p>111.52%</text:p>
          </table:table-cell>
          <table:table-cell table:formula="of:=[.L173]*[.$T$6]" office:value-type="currency" office:currency="USD" office:value="511656.310898338">
            <text:p>$511,656.31</text:p>
          </table:table-cell>
          <table:table-cell table:formula="of:=[.D173]+[.G173]+[.J173]+[.M173]" office:value-type="currency" office:currency="USD" office:value="1205613.95559643">
            <text:p>$1,205,613.96</text:p>
          </table:table-cell>
          <table:table-cell table:formula="of:=[.N173]/[.$N$2]" office:value-type="percentage" office:value="1.20561395559643">
            <text:p>120.56%</text:p>
          </table:table-cell>
          <table:table-cell table:formula="of:=[.N173]/[.N172]-1" office:value-type="percentage" office:value="0.00527095768375308">
            <text:p>0.53%</text:p>
          </table:table-cell>
          <table:table-cell table:number-columns-repeated="1007"/>
        </table:table-row>
        <table:table-row table:style-name="ro2">
          <table:table-cell office:value-type="date" office:date-value="2011-09-08">
            <text:p>09/08/11</text:p>
          </table:table-cell>
          <table:table-cell office:value-type="float" office:value="59.69">
            <text:p>59.69</text:p>
          </table:table-cell>
          <table:table-cell table:formula="of:=[.C173]/[.B173]*[.B174]" office:value-type="percentage" office:value="1.46766658470617">
            <text:p>146.77%</text:p>
          </table:table-cell>
          <table:table-cell table:formula="of:=[.C174]*[.$T$3]" office:value-type="currency" office:currency="USD" office:value="211810.706171625">
            <text:p>$211,810.71</text:p>
          </table:table-cell>
          <table:table-cell office:value-type="float" office:value="33.21">
            <text:p>33.21</text:p>
          </table:table-cell>
          <table:table-cell table:formula="of:=[.F173]/[.E173]*[.E174]" office:value-type="percentage" office:value="1.24103139013453">
            <text:p>124.10%</text:p>
          </table:table-cell>
          <table:table-cell table:formula="of:=[.F174]*[.$T$4]" office:value-type="currency" office:currency="USD" office:value="179487.51558296">
            <text:p>$179,487.52</text:p>
          </table:table-cell>
          <table:table-cell office:value-type="float" office:value="85.98">
            <text:p>85.98</text:p>
          </table:table-cell>
          <table:table-cell table:formula="of:=[.I173]/[.H173]*[.H174]" office:value-type="percentage" office:value="1.18283120099051">
            <text:p>118.28%</text:p>
          </table:table-cell>
          <table:table-cell table:formula="of:=[.I174]*[.$T$5]" office:value-type="currency" office:currency="USD" office:value="298361.245480809">
            <text:p>$298,361.25</text:p>
          </table:table-cell>
          <table:table-cell office:value-type="float" office:value="39.64">
            <text:p>39.64</text:p>
          </table:table-cell>
          <table:table-cell table:formula="of:=[.L173]/[.K173]*[.K174]" office:value-type="percentage" office:value="1.11630526612222">
            <text:p>111.63%</text:p>
          </table:table-cell>
          <table:table-cell table:formula="of:=[.L174]*[.$T$6]" office:value-type="currency" office:currency="USD" office:value="512173.135454801">
            <text:p>$512,173.14</text:p>
          </table:table-cell>
          <table:table-cell table:formula="of:=[.D174]+[.G174]+[.J174]+[.M174]" office:value-type="currency" office:currency="USD" office:value="1201832.60269019">
            <text:p>$1,201,832.60</text:p>
          </table:table-cell>
          <table:table-cell table:formula="of:=[.N174]/[.$N$2]" office:value-type="percentage" office:value="1.20183260269019">
            <text:p>120.18%</text:p>
          </table:table-cell>
          <table:table-cell table:formula="of:=[.N174]/[.N173]-1" office:value-type="percentage" office:value="-0.0031364541598764">
            <text:p>-0.31%</text:p>
          </table:table-cell>
          <table:table-cell table:number-columns-repeated="1007"/>
        </table:table-row>
        <table:table-row table:style-name="ro2">
          <table:table-cell office:value-type="date" office:date-value="2011-09-09">
            <text:p>09/09/11</text:p>
          </table:table-cell>
          <table:table-cell office:value-type="float" office:value="58.07">
            <text:p>58.07</text:p>
          </table:table-cell>
          <table:table-cell table:formula="of:=[.C174]/[.B174]*[.B175]" office:value-type="percentage" office:value="1.42783378411606">
            <text:p>142.78%</text:p>
          </table:table-cell>
          <table:table-cell table:formula="of:=[.C175]*[.$T$3]" office:value-type="currency" office:currency="USD" office:value="206062.116056061">
            <text:p>$206,062.12</text:p>
          </table:table-cell>
          <table:table-cell office:value-type="float" office:value="32.27">
            <text:p>32.27</text:p>
          </table:table-cell>
          <table:table-cell table:formula="of:=[.F174]/[.E174]*[.E175]" office:value-type="percentage" office:value="1.2059043348281">
            <text:p>120.59%</text:p>
          </table:table-cell>
          <table:table-cell table:formula="of:=[.F175]*[.$T$4]" office:value-type="currency" office:currency="USD" office:value="174407.170366218">
            <text:p>$174,407.17</text:p>
          </table:table-cell>
          <table:table-cell office:value-type="float" office:value="82.51">
            <text:p>82.51</text:p>
          </table:table-cell>
          <table:table-cell table:formula="of:=[.I174]/[.H174]*[.H175]" office:value-type="percentage" office:value="1.13509423579585">
            <text:p>113.51%</text:p>
          </table:table-cell>
          <table:table-cell table:formula="of:=[.I175]*[.$T$5]" office:value-type="currency" office:currency="USD" office:value="286319.915848122">
            <text:p>$286,319.92</text:p>
          </table:table-cell>
          <table:table-cell office:value-type="float" office:value="39.04">
            <text:p>39.04</text:p>
          </table:table-cell>
          <table:table-cell table:formula="of:=[.L174]/[.K174]*[.K175]" office:value-type="percentage" office:value="1.0994086172909">
            <text:p>109.94%</text:p>
          </table:table-cell>
          <table:table-cell table:formula="of:=[.L175]*[.$T$6]" office:value-type="currency" office:currency="USD" office:value="504420.767107856">
            <text:p>$504,420.77</text:p>
          </table:table-cell>
          <table:table-cell table:formula="of:=[.D175]+[.G175]+[.J175]+[.M175]" office:value-type="currency" office:currency="USD" office:value="1171209.96937826">
            <text:p>$1,171,209.97</text:p>
          </table:table-cell>
          <table:table-cell table:formula="of:=[.N175]/[.$N$2]" office:value-type="percentage" office:value="1.17120996937826">
            <text:p>117.12%</text:p>
          </table:table-cell>
          <table:table-cell table:formula="of:=[.N175]/[.N174]-1" office:value-type="percentage" office:value="-0.0254799489075193">
            <text:p>-2.55%</text:p>
          </table:table-cell>
          <table:table-cell table:number-columns-repeated="1007"/>
        </table:table-row>
        <table:table-row table:style-name="ro2">
          <table:table-cell office:value-type="date" office:date-value="2011-09-12">
            <text:p>09/12/11</text:p>
          </table:table-cell>
          <table:table-cell office:value-type="float" office:value="58.81">
            <text:p>58.81</text:p>
          </table:table-cell>
          <table:table-cell table:formula="of:=[.C175]/[.B175]*[.B176]" office:value-type="percentage" office:value="1.44602901401524">
            <text:p>144.60%</text:p>
          </table:table-cell>
          <table:table-cell table:formula="of:=[.C176]*[.$T$3]" office:value-type="currency" office:currency="USD" office:value="208688.015244652">
            <text:p>$208,688.02</text:p>
          </table:table-cell>
          <table:table-cell office:value-type="float" office:value="31.99">
            <text:p>31.99</text:p>
          </table:table-cell>
          <table:table-cell table:formula="of:=[.F175]/[.E175]*[.E176]" office:value-type="percentage" office:value="1.19544095665172">
            <text:p>119.54%</text:p>
          </table:table-cell>
          <table:table-cell table:formula="of:=[.F176]*[.$T$4]" office:value-type="currency" office:currency="USD" office:value="172893.876046338">
            <text:p>$172,893.88</text:p>
          </table:table-cell>
          <table:table-cell office:value-type="float" office:value="83.63">
            <text:p>83.63</text:p>
          </table:table-cell>
          <table:table-cell table:formula="of:=[.I175]/[.H175]*[.H176]" office:value-type="percentage" office:value="1.15050213234283">
            <text:p>115.05%</text:p>
          </table:table-cell>
          <table:table-cell table:formula="of:=[.I176]*[.$T$5]" office:value-type="currency" office:currency="USD" office:value="290206.454519191">
            <text:p>$290,206.45</text:p>
          </table:table-cell>
          <table:table-cell office:value-type="float" office:value="39.65">
            <text:p>39.65</text:p>
          </table:table-cell>
          <table:table-cell table:formula="of:=[.L175]/[.K175]*[.K176]" office:value-type="percentage" office:value="1.11658687693607">
            <text:p>111.66%</text:p>
          </table:table-cell>
          <table:table-cell table:formula="of:=[.L176]*[.$T$6]" office:value-type="currency" office:currency="USD" office:value="512302.341593916">
            <text:p>$512,302.34</text:p>
          </table:table-cell>
          <table:table-cell table:formula="of:=[.D176]+[.G176]+[.J176]+[.M176]" office:value-type="currency" office:currency="USD" office:value="1184090.6874041">
            <text:p>$1,184,090.69</text:p>
          </table:table-cell>
          <table:table-cell table:formula="of:=[.N176]/[.$N$2]" office:value-type="percentage" office:value="1.1840906874041">
            <text:p>118.41%</text:p>
          </table:table-cell>
          <table:table-cell table:formula="of:=[.N176]/[.N175]-1" office:value-type="percentage" office:value="0.0109977872137459">
            <text:p>1.10%</text:p>
          </table:table-cell>
          <table:table-cell table:number-columns-repeated="1007"/>
        </table:table-row>
        <table:table-row table:style-name="ro2">
          <table:table-cell office:value-type="date" office:date-value="2011-09-13">
            <text:p>09/13/11</text:p>
          </table:table-cell>
          <table:table-cell office:value-type="float" office:value="59.87">
            <text:p>59.87</text:p>
          </table:table-cell>
          <table:table-cell table:formula="of:=[.C176]/[.B176]*[.B177]" office:value-type="percentage" office:value="1.47209245143841">
            <text:p>147.21%</text:p>
          </table:table-cell>
          <table:table-cell table:formula="of:=[.C177]*[.$T$3]" office:value-type="currency" office:currency="USD" office:value="212449.438406688">
            <text:p>$212,449.44</text:p>
          </table:table-cell>
          <table:table-cell office:value-type="float" office:value="32.54">
            <text:p>32.54</text:p>
          </table:table-cell>
          <table:table-cell table:formula="of:=[.F176]/[.E176]*[.E177]" office:value-type="percentage" office:value="1.21599402092676">
            <text:p>121.60%</text:p>
          </table:table-cell>
          <table:table-cell table:formula="of:=[.F177]*[.$T$4]" office:value-type="currency" office:currency="USD" office:value="175866.418460389">
            <text:p>$175,866.42</text:p>
          </table:table-cell>
          <table:table-cell office:value-type="float" office:value="83.56">
            <text:p>83.56</text:p>
          </table:table-cell>
          <table:table-cell table:formula="of:=[.I176]/[.H176]*[.H177]" office:value-type="percentage" office:value="1.14953913880864">
            <text:p>114.95%</text:p>
          </table:table-cell>
          <table:table-cell table:formula="of:=[.I177]*[.$T$5]" office:value-type="currency" office:currency="USD" office:value="289963.545852249">
            <text:p>$289,963.55</text:p>
          </table:table-cell>
          <table:table-cell office:value-type="float" office:value="39.82">
            <text:p>39.82</text:p>
          </table:table-cell>
          <table:table-cell table:formula="of:=[.L176]/[.K176]*[.K177]" office:value-type="percentage" office:value="1.12137426077161">
            <text:p>112.14%</text:p>
          </table:table-cell>
          <table:table-cell table:formula="of:=[.L177]*[.$T$6]" office:value-type="currency" office:currency="USD" office:value="514498.845958884">
            <text:p>$514,498.85</text:p>
          </table:table-cell>
          <table:table-cell table:formula="of:=[.D177]+[.G177]+[.J177]+[.M177]" office:value-type="currency" office:currency="USD" office:value="1192778.24867821">
            <text:p>$1,192,778.25</text:p>
          </table:table-cell>
          <table:table-cell table:formula="of:=[.N177]/[.$N$2]" office:value-type="percentage" office:value="1.19277824867821">
            <text:p>119.28%</text:p>
          </table:table-cell>
          <table:table-cell table:formula="of:=[.N177]/[.N176]-1" office:value-type="percentage" office:value="0.00733690532872799">
            <text:p>0.73%</text:p>
          </table:table-cell>
          <table:table-cell table:number-columns-repeated="1007"/>
        </table:table-row>
        <table:table-row table:style-name="ro2">
          <table:table-cell office:value-type="date" office:date-value="2011-09-14">
            <text:p>09/14/11</text:p>
          </table:table-cell>
          <table:table-cell office:value-type="float" office:value="60.09">
            <text:p>60.09</text:p>
          </table:table-cell>
          <table:table-cell table:formula="of:=[.C177]/[.B177]*[.B178]" office:value-type="percentage" office:value="1.47750184411114">
            <text:p>147.75%</text:p>
          </table:table-cell>
          <table:table-cell table:formula="of:=[.C178]*[.$T$3]" office:value-type="currency" office:currency="USD" office:value="213230.111138431">
            <text:p>$213,230.11</text:p>
          </table:table-cell>
          <table:table-cell office:value-type="float" office:value="32.84">
            <text:p>32.84</text:p>
          </table:table-cell>
          <table:table-cell table:formula="of:=[.F177]/[.E177]*[.E178]" office:value-type="percentage" office:value="1.22720478325859">
            <text:p>122.72%</text:p>
          </table:table-cell>
          <table:table-cell table:formula="of:=[.F178]*[.$T$4]" office:value-type="currency" office:currency="USD" office:value="177487.805231689">
            <text:p>$177,487.81</text:p>
          </table:table-cell>
          <table:table-cell office:value-type="float" office:value="84.18">
            <text:p>84.18</text:p>
          </table:table-cell>
          <table:table-cell table:formula="of:=[.I177]/[.H177]*[.H178]" office:value-type="percentage" office:value="1.15806851011143">
            <text:p>115.81%</text:p>
          </table:table-cell>
          <table:table-cell table:formula="of:=[.I178]*[.$T$5]" office:value-type="currency" office:currency="USD" office:value="292115.022616591">
            <text:p>$292,115.02</text:p>
          </table:table-cell>
          <table:table-cell office:value-type="float" office:value="40">
            <text:p>40.00</text:p>
          </table:table-cell>
          <table:table-cell table:formula="of:=[.L177]/[.K177]*[.K178]" office:value-type="percentage" office:value="1.12644325542101">
            <text:p>112.64%</text:p>
          </table:table-cell>
          <table:table-cell table:formula="of:=[.L178]*[.$T$6]" office:value-type="currency" office:currency="USD" office:value="516824.556462967">
            <text:p>$516,824.56</text:p>
          </table:table-cell>
          <table:table-cell table:formula="of:=[.D178]+[.G178]+[.J178]+[.M178]" office:value-type="currency" office:currency="USD" office:value="1199657.49544968">
            <text:p>$1,199,657.50</text:p>
          </table:table-cell>
          <table:table-cell table:formula="of:=[.N178]/[.$N$2]" office:value-type="percentage" office:value="1.19965749544968">
            <text:p>119.97%</text:p>
          </table:table-cell>
          <table:table-cell table:formula="of:=[.N178]/[.N177]-1" office:value-type="percentage" office:value="0.00576741467166442">
            <text:p>0.58%</text:p>
          </table:table-cell>
          <table:table-cell table:number-columns-repeated="1007"/>
        </table:table-row>
        <table:table-row table:style-name="ro2">
          <table:table-cell office:value-type="date" office:date-value="2011-09-15">
            <text:p>09/15/11</text:p>
          </table:table-cell>
          <table:table-cell office:value-type="float" office:value="64.08">
            <text:p>64.08</text:p>
          </table:table-cell>
          <table:table-cell table:formula="of:=[.C178]/[.B178]*[.B179]" office:value-type="percentage" office:value="1.57560855667568">
            <text:p>157.56%</text:p>
          </table:table-cell>
          <table:table-cell table:formula="of:=[.C179]*[.$T$3]" office:value-type="currency" office:currency="USD" office:value="227388.675682321">
            <text:p>$227,388.68</text:p>
          </table:table-cell>
          <table:table-cell office:value-type="float" office:value="33.15">
            <text:p>33.15</text:p>
          </table:table-cell>
          <table:table-cell table:formula="of:=[.F178]/[.E178]*[.E179]" office:value-type="percentage" office:value="1.23878923766816">
            <text:p>123.88%</text:p>
          </table:table-cell>
          <table:table-cell table:formula="of:=[.F179]*[.$T$4]" office:value-type="currency" office:currency="USD" office:value="179163.2382287">
            <text:p>$179,163.24</text:p>
          </table:table-cell>
          <table:table-cell office:value-type="float" office:value="85.46">
            <text:p>85.46</text:p>
          </table:table-cell>
          <table:table-cell table:formula="of:=[.I178]/[.H178]*[.H179]" office:value-type="percentage" office:value="1.17567753473655">
            <text:p>117.57%</text:p>
          </table:table-cell>
          <table:table-cell table:formula="of:=[.I179]*[.$T$5]" office:value-type="currency" office:currency="USD" office:value="296556.781097813">
            <text:p>$296,556.78</text:p>
          </table:table-cell>
          <table:table-cell office:value-type="float" office:value="40.32">
            <text:p>40.32</text:p>
          </table:table-cell>
          <table:table-cell table:formula="of:=[.L178]/[.K178]*[.K179]" office:value-type="percentage" office:value="1.13545480146437">
            <text:p>113.55%</text:p>
          </table:table-cell>
          <table:table-cell table:formula="of:=[.L179]*[.$T$6]" office:value-type="currency" office:currency="USD" office:value="520959.152914671">
            <text:p>$520,959.15</text:p>
          </table:table-cell>
          <table:table-cell table:formula="of:=[.D179]+[.G179]+[.J179]+[.M179]" office:value-type="currency" office:currency="USD" office:value="1224067.8479235">
            <text:p>$1,224,067.85</text:p>
          </table:table-cell>
          <table:table-cell table:formula="of:=[.N179]/[.$N$2]" office:value-type="percentage" office:value="1.2240678479235">
            <text:p>122.41%</text:p>
          </table:table-cell>
          <table:table-cell table:formula="of:=[.N179]/[.N178]-1" office:value-type="percentage" office:value="0.0203477680641468">
            <text:p>2.03%</text:p>
          </table:table-cell>
          <table:table-cell table:number-columns-repeated="1007"/>
        </table:table-row>
        <table:table-row table:style-name="ro2">
          <table:table-cell office:value-type="date" office:date-value="2011-09-16">
            <text:p>09/16/11</text:p>
          </table:table-cell>
          <table:table-cell office:value-type="float" office:value="62.07">
            <text:p>62.07</text:p>
          </table:table-cell>
          <table:table-cell table:formula="of:=[.C179]/[.B179]*[.B180]" office:value-type="percentage" office:value="1.52618637816572">
            <text:p>152.62%</text:p>
          </table:table-cell>
          <table:table-cell table:formula="of:=[.C180]*[.$T$3]" office:value-type="currency" office:currency="USD" office:value="220256.165724121">
            <text:p>$220,256.17</text:p>
          </table:table-cell>
          <table:table-cell office:value-type="float" office:value="33.16">
            <text:p>33.16</text:p>
          </table:table-cell>
          <table:table-cell table:formula="of:=[.F179]/[.E179]*[.E180]" office:value-type="percentage" office:value="1.23916292974589">
            <text:p>123.92%</text:p>
          </table:table-cell>
          <table:table-cell table:formula="of:=[.F180]*[.$T$4]" office:value-type="currency" office:currency="USD" office:value="179217.28445441">
            <text:p>$179,217.28</text:p>
          </table:table-cell>
          <table:table-cell office:value-type="float" office:value="85.67">
            <text:p>85.67</text:p>
          </table:table-cell>
          <table:table-cell table:formula="of:=[.I179]/[.H179]*[.H180]" office:value-type="percentage" office:value="1.17856651533911">
            <text:p>117.86%</text:p>
          </table:table-cell>
          <table:table-cell table:formula="of:=[.I180]*[.$T$5]" office:value-type="currency" office:currency="USD" office:value="297285.507098638">
            <text:p>$297,285.51</text:p>
          </table:table-cell>
          <table:table-cell office:value-type="float" office:value="40.82">
            <text:p>40.82</text:p>
          </table:table-cell>
          <table:table-cell table:formula="of:=[.L179]/[.K179]*[.K180]" office:value-type="percentage" office:value="1.14953534215714">
            <text:p>114.95%</text:p>
          </table:table-cell>
          <table:table-cell table:formula="of:=[.L180]*[.$T$6]" office:value-type="currency" office:currency="USD" office:value="527419.459870458">
            <text:p>$527,419.46</text:p>
          </table:table-cell>
          <table:table-cell table:formula="of:=[.D180]+[.G180]+[.J180]+[.M180]" office:value-type="currency" office:currency="USD" office:value="1224178.41714763">
            <text:p>$1,224,178.42</text:p>
          </table:table-cell>
          <table:table-cell table:formula="of:=[.N180]/[.$N$2]" office:value-type="percentage" office:value="1.22417841714763">
            <text:p>122.42%</text:p>
          </table:table-cell>
          <table:table-cell table:formula="of:=[.N180]/[.N179]-1" office:value-type="percentage" office:value="0.0000903293263603278">
            <text:p>0.01%</text:p>
          </table:table-cell>
          <table:table-cell table:number-columns-repeated="1007"/>
        </table:table-row>
        <table:table-row table:style-name="ro2">
          <table:table-cell office:value-type="date" office:date-value="2011-09-19">
            <text:p>09/19/11</text:p>
          </table:table-cell>
          <table:table-cell office:value-type="float" office:value="63.85">
            <text:p>63.85</text:p>
          </table:table-cell>
          <table:table-cell table:formula="of:=[.C180]/[.B180]*[.B181]" office:value-type="percentage" office:value="1.56995328251783">
            <text:p>157.00%</text:p>
          </table:table-cell>
          <table:table-cell table:formula="of:=[.C181]*[.$T$3]" office:value-type="currency" office:currency="USD" office:value="226572.517826408">
            <text:p>$226,572.52</text:p>
          </table:table-cell>
          <table:table-cell office:value-type="float" office:value="33">
            <text:p>33.00</text:p>
          </table:table-cell>
          <table:table-cell table:formula="of:=[.F180]/[.E180]*[.E181]" office:value-type="percentage" office:value="1.23318385650224">
            <text:p>123.32%</text:p>
          </table:table-cell>
          <table:table-cell table:formula="of:=[.F181]*[.$T$4]" office:value-type="currency" office:currency="USD" office:value="178352.544843049">
            <text:p>$178,352.54</text:p>
          </table:table-cell>
          <table:table-cell office:value-type="float" office:value="86.17">
            <text:p>86.17</text:p>
          </table:table-cell>
          <table:table-cell table:formula="of:=[.I180]/[.H180]*[.H181]" office:value-type="percentage" office:value="1.1854450405833">
            <text:p>118.54%</text:p>
          </table:table-cell>
          <table:table-cell table:formula="of:=[.I181]*[.$T$5]" office:value-type="currency" office:currency="USD" office:value="299020.569005365">
            <text:p>$299,020.57</text:p>
          </table:table-cell>
          <table:table-cell office:value-type="float" office:value="40.6">
            <text:p>40.60</text:p>
          </table:table-cell>
          <table:table-cell table:formula="of:=[.L180]/[.K180]*[.K181]" office:value-type="percentage" office:value="1.14333990425232">
            <text:p>114.33%</text:p>
          </table:table-cell>
          <table:table-cell table:formula="of:=[.L181]*[.$T$6]" office:value-type="currency" office:currency="USD" office:value="524576.924809912">
            <text:p>$524,576.92</text:p>
          </table:table-cell>
          <table:table-cell table:formula="of:=[.D181]+[.G181]+[.J181]+[.M181]" office:value-type="currency" office:currency="USD" office:value="1228522.55648473">
            <text:p>$1,228,522.56</text:p>
          </table:table-cell>
          <table:table-cell table:formula="of:=[.N181]/[.$N$2]" office:value-type="percentage" office:value="1.22852255648473">
            <text:p>122.85%</text:p>
          </table:table-cell>
          <table:table-cell table:formula="of:=[.N181]/[.N180]-1" office:value-type="percentage" office:value="0.00354861617902857">
            <text:p>0.35%</text:p>
          </table:table-cell>
          <table:table-cell table:number-columns-repeated="1007"/>
        </table:table-row>
        <table:table-row table:style-name="ro2">
          <table:table-cell office:value-type="date" office:date-value="2011-09-20">
            <text:p>09/20/11</text:p>
          </table:table-cell>
          <table:table-cell office:value-type="float" office:value="66.2">
            <text:p>66.20</text:p>
          </table:table-cell>
          <table:table-cell table:formula="of:=[.C181]/[.B181]*[.B182]" office:value-type="percentage" office:value="1.62773543152201">
            <text:p>162.77%</text:p>
          </table:table-cell>
          <table:table-cell table:formula="of:=[.C182]*[.$T$3]" office:value-type="currency" office:currency="USD" office:value="234911.522006393">
            <text:p>$234,911.52</text:p>
          </table:table-cell>
          <table:table-cell office:value-type="float" office:value="33.06">
            <text:p>33.06</text:p>
          </table:table-cell>
          <table:table-cell table:formula="of:=[.F181]/[.E181]*[.E182]" office:value-type="percentage" office:value="1.23542600896861">
            <text:p>123.54%</text:p>
          </table:table-cell>
          <table:table-cell table:formula="of:=[.F182]*[.$T$4]" office:value-type="currency" office:currency="USD" office:value="178676.822197309">
            <text:p>$178,676.82</text:p>
          </table:table-cell>
          <table:table-cell office:value-type="float" office:value="86.66">
            <text:p>86.66</text:p>
          </table:table-cell>
          <table:table-cell table:formula="of:=[.I181]/[.H181]*[.H182]" office:value-type="percentage" office:value="1.1921859953226">
            <text:p>119.22%</text:p>
          </table:table-cell>
          <table:table-cell table:formula="of:=[.I182]*[.$T$5]" office:value-type="currency" office:currency="USD" office:value="300720.929673958">
            <text:p>$300,720.93</text:p>
          </table:table-cell>
          <table:table-cell office:value-type="float" office:value="41.03">
            <text:p>41.03</text:p>
          </table:table-cell>
          <table:table-cell table:formula="of:=[.L181]/[.K181]*[.K182]" office:value-type="percentage" office:value="1.1554491692481">
            <text:p>115.54%</text:p>
          </table:table-cell>
          <table:table-cell table:formula="of:=[.L182]*[.$T$6]" office:value-type="currency" office:currency="USD" office:value="530132.788791889">
            <text:p>$530,132.79</text:p>
          </table:table-cell>
          <table:table-cell table:formula="of:=[.D182]+[.G182]+[.J182]+[.M182]" office:value-type="currency" office:currency="USD" office:value="1244442.06266955">
            <text:p>$1,244,442.06</text:p>
          </table:table-cell>
          <table:table-cell table:formula="of:=[.N182]/[.$N$2]" office:value-type="percentage" office:value="1.24444206266955">
            <text:p>124.44%</text:p>
          </table:table-cell>
          <table:table-cell table:formula="of:=[.N182]/[.N181]-1" office:value-type="percentage" office:value="0.0129582530664856">
            <text:p>1.30%</text:p>
          </table:table-cell>
          <table:table-cell table:number-columns-repeated="1007"/>
        </table:table-row>
        <table:table-row table:style-name="ro2">
          <table:table-cell office:value-type="date" office:date-value="2011-09-21">
            <text:p>09/21/11</text:p>
          </table:table-cell>
          <table:table-cell office:value-type="float" office:value="65.71">
            <text:p>65.71</text:p>
          </table:table-cell>
          <table:table-cell table:formula="of:=[.C182]/[.B182]*[.B183]" office:value-type="percentage" office:value="1.61568723875092">
            <text:p>161.57%</text:p>
          </table:table-cell>
          <table:table-cell table:formula="of:=[.C183]*[.$T$3]" office:value-type="currency" office:currency="USD" office:value="233172.750922055">
            <text:p>$233,172.75</text:p>
          </table:table-cell>
          <table:table-cell office:value-type="float" office:value="32.25">
            <text:p>32.25</text:p>
          </table:table-cell>
          <table:table-cell table:formula="of:=[.F182]/[.E182]*[.E183]" office:value-type="percentage" office:value="1.20515695067265">
            <text:p>120.52%</text:p>
          </table:table-cell>
          <table:table-cell table:formula="of:=[.F183]*[.$T$4]" office:value-type="currency" office:currency="USD" office:value="174299.077914798">
            <text:p>$174,299.08</text:p>
          </table:table-cell>
          <table:table-cell office:value-type="float" office:value="84.92">
            <text:p>84.92</text:p>
          </table:table-cell>
          <table:table-cell table:formula="of:=[.I182]/[.H182]*[.H183]" office:value-type="percentage" office:value="1.16824872747283">
            <text:p>116.82%</text:p>
          </table:table-cell>
          <table:table-cell table:formula="of:=[.I183]*[.$T$5]" office:value-type="currency" office:currency="USD" office:value="294682.914238547">
            <text:p>$294,682.91</text:p>
          </table:table-cell>
          <table:table-cell office:value-type="float" office:value="40.75">
            <text:p>40.75</text:p>
          </table:table-cell>
          <table:table-cell table:formula="of:=[.L182]/[.K182]*[.K183]" office:value-type="percentage" office:value="1.14756406646015">
            <text:p>114.76%</text:p>
          </table:table-cell>
          <table:table-cell table:formula="of:=[.L183]*[.$T$6]" office:value-type="currency" office:currency="USD" office:value="526515.016896648">
            <text:p>$526,515.02</text:p>
          </table:table-cell>
          <table:table-cell table:formula="of:=[.D183]+[.G183]+[.J183]+[.M183]" office:value-type="currency" office:currency="USD" office:value="1228669.75997205">
            <text:p>$1,228,669.76</text:p>
          </table:table-cell>
          <table:table-cell table:formula="of:=[.N183]/[.$N$2]" office:value-type="percentage" office:value="1.22866975997205">
            <text:p>122.87%</text:p>
          </table:table-cell>
          <table:table-cell table:formula="of:=[.N183]/[.N182]-1" office:value-type="percentage" office:value="-0.0126741960679678">
            <text:p>-1.27%</text:p>
          </table:table-cell>
          <table:table-cell table:number-columns-repeated="1007"/>
        </table:table-row>
        <table:table-row table:style-name="ro2">
          <table:table-cell office:value-type="date" office:date-value="2011-09-22">
            <text:p>09/22/11</text:p>
          </table:table-cell>
          <table:table-cell office:value-type="float" office:value="63.37">
            <text:p>63.37</text:p>
          </table:table-cell>
          <table:table-cell table:formula="of:=[.C183]/[.B183]*[.B184]" office:value-type="percentage" office:value="1.55815097123187">
            <text:p>155.82%</text:p>
          </table:table-cell>
          <table:table-cell table:formula="of:=[.C184]*[.$T$3]" office:value-type="currency" office:currency="USD" office:value="224869.23186624">
            <text:p>$224,869.23</text:p>
          </table:table-cell>
          <table:table-cell office:value-type="float" office:value="31.26">
            <text:p>31.26</text:p>
          </table:table-cell>
          <table:table-cell table:formula="of:=[.F183]/[.E183]*[.E184]" office:value-type="percentage" office:value="1.16816143497758">
            <text:p>116.82%</text:p>
          </table:table-cell>
          <table:table-cell table:formula="of:=[.F184]*[.$T$4]" office:value-type="currency" office:currency="USD" office:value="168948.501569507">
            <text:p>$168,948.50</text:p>
          </table:table-cell>
          <table:table-cell office:value-type="float" office:value="83.44">
            <text:p>83.44</text:p>
          </table:table-cell>
          <table:table-cell table:formula="of:=[.I183]/[.H183]*[.H184]" office:value-type="percentage" office:value="1.14788829275003">
            <text:p>114.79%</text:p>
          </table:table-cell>
          <table:table-cell table:formula="of:=[.I184]*[.$T$5]" office:value-type="currency" office:currency="USD" office:value="289547.130994635">
            <text:p>$289,547.13</text:p>
          </table:table-cell>
          <table:table-cell office:value-type="float" office:value="40.36">
            <text:p>40.36</text:p>
          </table:table-cell>
          <table:table-cell table:formula="of:=[.L183]/[.K183]*[.K184]" office:value-type="percentage" office:value="1.1365812447198">
            <text:p>113.66%</text:p>
          </table:table-cell>
          <table:table-cell table:formula="of:=[.L184]*[.$T$6]" office:value-type="currency" office:currency="USD" office:value="521475.977471134">
            <text:p>$521,475.98</text:p>
          </table:table-cell>
          <table:table-cell table:formula="of:=[.D184]+[.G184]+[.J184]+[.M184]" office:value-type="currency" office:currency="USD" office:value="1204840.84190152">
            <text:p>$1,204,840.84</text:p>
          </table:table-cell>
          <table:table-cell table:formula="of:=[.N184]/[.$N$2]" office:value-type="percentage" office:value="1.20484084190152">
            <text:p>120.48%</text:p>
          </table:table-cell>
          <table:table-cell table:formula="of:=[.N184]/[.N183]-1" office:value-type="percentage" office:value="-0.0193940787401449">
            <text:p>-1.94%</text:p>
          </table:table-cell>
          <table:table-cell table:number-columns-repeated="1007"/>
        </table:table-row>
        <table:table-row table:style-name="ro2">
          <table:table-cell office:value-type="date" office:date-value="2011-09-23">
            <text:p>09/23/11</text:p>
          </table:table-cell>
          <table:table-cell office:value-type="float" office:value="66.15">
            <text:p>66.15</text:p>
          </table:table-cell>
          <table:table-cell table:formula="of:=[.C184]/[.B184]*[.B185]" office:value-type="percentage" office:value="1.62650602409639">
            <text:p>162.65%</text:p>
          </table:table-cell>
          <table:table-cell table:formula="of:=[.C185]*[.$T$3]" office:value-type="currency" office:currency="USD" office:value="234734.096385542">
            <text:p>$234,734.10</text:p>
          </table:table-cell>
          <table:table-cell office:value-type="float" office:value="31.26">
            <text:p>31.26</text:p>
          </table:table-cell>
          <table:table-cell table:formula="of:=[.F184]/[.E184]*[.E185]" office:value-type="percentage" office:value="1.16816143497758">
            <text:p>116.82%</text:p>
          </table:table-cell>
          <table:table-cell table:formula="of:=[.F185]*[.$T$4]" office:value-type="currency" office:currency="USD" office:value="168948.501569507">
            <text:p>$168,948.50</text:p>
          </table:table-cell>
          <table:table-cell office:value-type="float" office:value="84.78">
            <text:p>84.78</text:p>
          </table:table-cell>
          <table:table-cell table:formula="of:=[.I184]/[.H184]*[.H185]" office:value-type="percentage" office:value="1.16632274040446">
            <text:p>116.63%</text:p>
          </table:table-cell>
          <table:table-cell table:formula="of:=[.I185]*[.$T$5]" office:value-type="currency" office:currency="USD" office:value="294197.096904664">
            <text:p>$294,197.10</text:p>
          </table:table-cell>
          <table:table-cell office:value-type="float" office:value="40.66">
            <text:p>40.66</text:p>
          </table:table-cell>
          <table:table-cell table:formula="of:=[.L184]/[.K184]*[.K185]" office:value-type="percentage" office:value="1.14502956913545">
            <text:p>114.50%</text:p>
          </table:table-cell>
          <table:table-cell table:formula="of:=[.L185]*[.$T$6]" office:value-type="currency" office:currency="USD" office:value="525352.161644606">
            <text:p>$525,352.16</text:p>
          </table:table-cell>
          <table:table-cell table:formula="of:=[.D185]+[.G185]+[.J185]+[.M185]" office:value-type="currency" office:currency="USD" office:value="1223231.85650432">
            <text:p>$1,223,231.86</text:p>
          </table:table-cell>
          <table:table-cell table:formula="of:=[.N185]/[.$N$2]" office:value-type="percentage" office:value="1.22323185650432">
            <text:p>122.32%</text:p>
          </table:table-cell>
          <table:table-cell table:formula="of:=[.N185]/[.N184]-1" office:value-type="percentage" office:value="0.0152642689085618">
            <text:p>1.53%</text:p>
          </table:table-cell>
          <table:table-cell table:number-columns-repeated="1007"/>
        </table:table-row>
        <table:table-row table:style-name="ro2">
          <table:table-cell office:value-type="date" office:date-value="2011-09-26">
            <text:p>09/26/11</text:p>
          </table:table-cell>
          <table:table-cell office:value-type="float" office:value="66.18">
            <text:p>66.18</text:p>
          </table:table-cell>
          <table:table-cell table:formula="of:=[.C185]/[.B185]*[.B186]" office:value-type="percentage" office:value="1.62724366855176">
            <text:p>162.72%</text:p>
          </table:table-cell>
          <table:table-cell table:formula="of:=[.C186]*[.$T$3]" office:value-type="currency" office:currency="USD" office:value="234840.551758053">
            <text:p>$234,840.55</text:p>
          </table:table-cell>
          <table:table-cell office:value-type="float" office:value="31.81">
            <text:p>31.81</text:p>
          </table:table-cell>
          <table:table-cell table:formula="of:=[.F185]/[.E185]*[.E186]" office:value-type="percentage" office:value="1.18871449925262">
            <text:p>118.87%</text:p>
          </table:table-cell>
          <table:table-cell table:formula="of:=[.F186]*[.$T$4]" office:value-type="currency" office:currency="USD" office:value="171921.043983558">
            <text:p>$171,921.04</text:p>
          </table:table-cell>
          <table:table-cell office:value-type="float" office:value="86.69">
            <text:p>86.69</text:p>
          </table:table-cell>
          <table:table-cell table:formula="of:=[.I185]/[.H185]*[.H186]" office:value-type="percentage" office:value="1.19259870683725">
            <text:p>119.26%</text:p>
          </table:table-cell>
          <table:table-cell table:formula="of:=[.I186]*[.$T$5]" office:value-type="currency" office:currency="USD" office:value="300825.033388361">
            <text:p>$300,825.03</text:p>
          </table:table-cell>
          <table:table-cell office:value-type="float" office:value="40.66">
            <text:p>40.66</text:p>
          </table:table-cell>
          <table:table-cell table:formula="of:=[.L185]/[.K185]*[.K186]" office:value-type="percentage" office:value="1.14502956913545">
            <text:p>114.50%</text:p>
          </table:table-cell>
          <table:table-cell table:formula="of:=[.L186]*[.$T$6]" office:value-type="currency" office:currency="USD" office:value="525352.161644606">
            <text:p>$525,352.16</text:p>
          </table:table-cell>
          <table:table-cell table:formula="of:=[.D186]+[.G186]+[.J186]+[.M186]" office:value-type="currency" office:currency="USD" office:value="1232938.79077458">
            <text:p>$1,232,938.79</text:p>
          </table:table-cell>
          <table:table-cell table:formula="of:=[.N186]/[.$N$2]" office:value-type="percentage" office:value="1.23293879077458">
            <text:p>123.29%</text:p>
          </table:table-cell>
          <table:table-cell table:formula="of:=[.N186]/[.N185]-1" office:value-type="percentage" office:value="0.00793548191100846">
            <text:p>0.79%</text:p>
          </table:table-cell>
          <table:table-cell table:number-columns-repeated="1007"/>
        </table:table-row>
        <table:table-row table:style-name="ro2">
          <table:table-cell office:value-type="date" office:date-value="2011-09-27">
            <text:p>09/27/11</text:p>
          </table:table-cell>
          <table:table-cell office:value-type="float" office:value="66.99">
            <text:p>66.99</text:p>
          </table:table-cell>
          <table:table-cell table:formula="of:=[.C186]/[.B186]*[.B187]" office:value-type="percentage" office:value="1.64716006884682">
            <text:p>164.72%</text:p>
          </table:table-cell>
          <table:table-cell table:formula="of:=[.C187]*[.$T$3]" office:value-type="currency" office:currency="USD" office:value="237714.846815835">
            <text:p>$237,714.85</text:p>
          </table:table-cell>
          <table:table-cell office:value-type="float" office:value="32.81">
            <text:p>32.81</text:p>
          </table:table-cell>
          <table:table-cell table:formula="of:=[.F186]/[.E186]*[.E187]" office:value-type="percentage" office:value="1.22608370702541">
            <text:p>122.61%</text:p>
          </table:table-cell>
          <table:table-cell table:formula="of:=[.F187]*[.$T$4]" office:value-type="currency" office:currency="USD" office:value="177325.666554559">
            <text:p>$177,325.67</text:p>
          </table:table-cell>
          <table:table-cell office:value-type="float" office:value="87.08">
            <text:p>87.08</text:p>
          </table:table-cell>
          <table:table-cell table:formula="of:=[.I186]/[.H186]*[.H187]" office:value-type="percentage" office:value="1.19796395652772">
            <text:p>119.80%</text:p>
          </table:table-cell>
          <table:table-cell table:formula="of:=[.I187]*[.$T$5]" office:value-type="currency" office:currency="USD" office:value="302178.381675609">
            <text:p>$302,178.38</text:p>
          </table:table-cell>
          <table:table-cell office:value-type="float" office:value="40.54">
            <text:p>40.54</text:p>
          </table:table-cell>
          <table:table-cell table:formula="of:=[.L186]/[.K186]*[.K187]" office:value-type="percentage" office:value="1.14165023936919">
            <text:p>114.17%</text:p>
          </table:table-cell>
          <table:table-cell table:formula="of:=[.L187]*[.$T$6]" office:value-type="currency" office:currency="USD" office:value="523801.687975217">
            <text:p>$523,801.69</text:p>
          </table:table-cell>
          <table:table-cell table:formula="of:=[.D187]+[.G187]+[.J187]+[.M187]" office:value-type="currency" office:currency="USD" office:value="1241020.58302122">
            <text:p>$1,241,020.58</text:p>
          </table:table-cell>
          <table:table-cell table:formula="of:=[.N187]/[.$N$2]" office:value-type="percentage" office:value="1.24102058302122">
            <text:p>124.10%</text:p>
          </table:table-cell>
          <table:table-cell table:formula="of:=[.N187]/[.N186]-1" office:value-type="percentage" office:value="0.00655490143315607">
            <text:p>0.66%</text:p>
          </table:table-cell>
          <table:table-cell table:number-columns-repeated="1007"/>
        </table:table-row>
        <table:table-row table:style-name="ro2">
          <table:table-cell office:value-type="date" office:date-value="2011-09-28">
            <text:p>09/28/11</text:p>
          </table:table-cell>
          <table:table-cell office:value-type="float" office:value="65.9">
            <text:p>65.90</text:p>
          </table:table-cell>
          <table:table-cell table:formula="of:=[.C187]/[.B187]*[.B188]" office:value-type="percentage" office:value="1.62035898696828">
            <text:p>162.04%</text:p>
          </table:table-cell>
          <table:table-cell table:formula="of:=[.C188]*[.$T$3]" office:value-type="currency" office:currency="USD" office:value="233846.968281288">
            <text:p>$233,846.97</text:p>
          </table:table-cell>
          <table:table-cell office:value-type="float" office:value="32.42">
            <text:p>32.42</text:p>
          </table:table-cell>
          <table:table-cell table:formula="of:=[.F187]/[.E187]*[.E188]" office:value-type="percentage" office:value="1.21150971599402">
            <text:p>121.15%</text:p>
          </table:table-cell>
          <table:table-cell table:formula="of:=[.F188]*[.$T$4]" office:value-type="currency" office:currency="USD" office:value="175217.863751868">
            <text:p>$175,217.86</text:p>
          </table:table-cell>
          <table:table-cell office:value-type="float" office:value="85.42">
            <text:p>85.42</text:p>
          </table:table-cell>
          <table:table-cell table:formula="of:=[.I187]/[.H187]*[.H188]" office:value-type="percentage" office:value="1.17512725271702">
            <text:p>117.51%</text:p>
          </table:table-cell>
          <table:table-cell table:formula="of:=[.I188]*[.$T$5]" office:value-type="currency" office:currency="USD" office:value="296417.976145274">
            <text:p>$296,417.98</text:p>
          </table:table-cell>
          <table:table-cell office:value-type="float" office:value="40.51">
            <text:p>40.51</text:p>
          </table:table-cell>
          <table:table-cell table:formula="of:=[.L187]/[.K187]*[.K188]" office:value-type="percentage" office:value="1.14080540692762">
            <text:p>114.08%</text:p>
          </table:table-cell>
          <table:table-cell table:formula="of:=[.L188]*[.$T$6]" office:value-type="currency" office:currency="USD" office:value="523414.06955787">
            <text:p>$523,414.07</text:p>
          </table:table-cell>
          <table:table-cell table:formula="of:=[.D188]+[.G188]+[.J188]+[.M188]" office:value-type="currency" office:currency="USD" office:value="1228896.8777363">
            <text:p>$1,228,896.88</text:p>
          </table:table-cell>
          <table:table-cell table:formula="of:=[.N188]/[.$N$2]" office:value-type="percentage" office:value="1.2288968777363">
            <text:p>122.89%</text:p>
          </table:table-cell>
          <table:table-cell table:formula="of:=[.N188]/[.N187]-1" office:value-type="percentage" office:value="-0.0097691411816907">
            <text:p>-0.98%</text:p>
          </table:table-cell>
          <table:table-cell table:number-columns-repeated="1007"/>
        </table:table-row>
        <table:table-row table:style-name="ro2">
          <table:table-cell office:value-type="date" office:date-value="2011-09-29">
            <text:p>09/29/11</text:p>
          </table:table-cell>
          <table:table-cell office:value-type="float" office:value="64.23">
            <text:p>64.23</text:p>
          </table:table-cell>
          <table:table-cell table:formula="of:=[.C188]/[.B188]*[.B189]" office:value-type="percentage" office:value="1.57929677895254">
            <text:p>157.93%</text:p>
          </table:table-cell>
          <table:table-cell table:formula="of:=[.C189]*[.$T$3]" office:value-type="currency" office:currency="USD" office:value="227920.952544873">
            <text:p>$227,920.95</text:p>
          </table:table-cell>
          <table:table-cell office:value-type="float" office:value="32.87">
            <text:p>32.87</text:p>
          </table:table-cell>
          <table:table-cell table:formula="of:=[.F188]/[.E188]*[.E189]" office:value-type="percentage" office:value="1.22832585949178">
            <text:p>122.83%</text:p>
          </table:table-cell>
          <table:table-cell table:formula="of:=[.F189]*[.$T$4]" office:value-type="currency" office:currency="USD" office:value="177649.943908819">
            <text:p>$177,649.94</text:p>
          </table:table-cell>
          <table:table-cell office:value-type="float" office:value="86.14">
            <text:p>86.14</text:p>
          </table:table-cell>
          <table:table-cell table:formula="of:=[.I188]/[.H188]*[.H189]" office:value-type="percentage" office:value="1.18503232906865">
            <text:p>118.50%</text:p>
          </table:table-cell>
          <table:table-cell table:formula="of:=[.I189]*[.$T$5]" office:value-type="currency" office:currency="USD" office:value="298916.465290962">
            <text:p>$298,916.47</text:p>
          </table:table-cell>
          <table:table-cell office:value-type="float" office:value="41.09">
            <text:p>41.09</text:p>
          </table:table-cell>
          <table:table-cell table:formula="of:=[.L188]/[.K188]*[.K189]" office:value-type="percentage" office:value="1.15713883413123">
            <text:p>115.71%</text:p>
          </table:table-cell>
          <table:table-cell table:formula="of:=[.L189]*[.$T$6]" office:value-type="currency" office:currency="USD" office:value="530908.025626583">
            <text:p>$530,908.03</text:p>
          </table:table-cell>
          <table:table-cell table:formula="of:=[.D189]+[.G189]+[.J189]+[.M189]" office:value-type="currency" office:currency="USD" office:value="1235395.38737124">
            <text:p>$1,235,395.39</text:p>
          </table:table-cell>
          <table:table-cell table:formula="of:=[.N189]/[.$N$2]" office:value-type="percentage" office:value="1.23539538737124">
            <text:p>123.54%</text:p>
          </table:table-cell>
          <table:table-cell table:formula="of:=[.N189]/[.N188]-1" office:value-type="percentage" office:value="0.00528808377063039">
            <text:p>0.53%</text:p>
          </table:table-cell>
          <table:table-cell table:number-columns-repeated="1007"/>
        </table:table-row>
        <table:table-row table:style-name="ro2">
          <table:table-cell office:value-type="date" office:date-value="2011-09-30">
            <text:p>09/30/11</text:p>
          </table:table-cell>
          <table:table-cell office:value-type="float" office:value="64.06">
            <text:p>64.06</text:p>
          </table:table-cell>
          <table:table-cell table:formula="of:=[.C189]/[.B189]*[.B190]" office:value-type="percentage" office:value="1.57511679370543">
            <text:p>157.51%</text:p>
          </table:table-cell>
          <table:table-cell table:formula="of:=[.C190]*[.$T$3]" office:value-type="currency" office:currency="USD" office:value="227317.705433981">
            <text:p>$227,317.71</text:p>
          </table:table-cell>
          <table:table-cell office:value-type="float" office:value="32.07">
            <text:p>32.07</text:p>
          </table:table-cell>
          <table:table-cell table:formula="of:=[.F189]/[.E189]*[.E190]" office:value-type="percentage" office:value="1.19843049327354">
            <text:p>119.84%</text:p>
          </table:table-cell>
          <table:table-cell table:formula="of:=[.F190]*[.$T$4]" office:value-type="currency" office:currency="USD" office:value="173326.245852018">
            <text:p>$173,326.25</text:p>
          </table:table-cell>
          <table:table-cell office:value-type="float" office:value="85.21">
            <text:p>85.21</text:p>
          </table:table-cell>
          <table:table-cell table:formula="of:=[.I189]/[.H189]*[.H190]" office:value-type="percentage" office:value="1.17223827211446">
            <text:p>117.22%</text:p>
          </table:table-cell>
          <table:table-cell table:formula="of:=[.I190]*[.$T$5]" office:value-type="currency" office:currency="USD" office:value="295689.250144449">
            <text:p>$295,689.25</text:p>
          </table:table-cell>
          <table:table-cell office:value-type="float" office:value="40.61">
            <text:p>40.61</text:p>
          </table:table-cell>
          <table:table-cell table:formula="of:=[.L189]/[.K189]*[.K190]" office:value-type="percentage" office:value="1.14362151506618">
            <text:p>114.36%</text:p>
          </table:table-cell>
          <table:table-cell table:formula="of:=[.L190]*[.$T$6]" office:value-type="currency" office:currency="USD" office:value="524706.130949028">
            <text:p>$524,706.13</text:p>
          </table:table-cell>
          <table:table-cell table:formula="of:=[.D190]+[.G190]+[.J190]+[.M190]" office:value-type="currency" office:currency="USD" office:value="1221039.33237948">
            <text:p>$1,221,039.33</text:p>
          </table:table-cell>
          <table:table-cell table:formula="of:=[.N190]/[.$N$2]" office:value-type="percentage" office:value="1.22103933237948">
            <text:p>122.10%</text:p>
          </table:table-cell>
          <table:table-cell table:formula="of:=[.N190]/[.N189]-1" office:value-type="percentage" office:value="-0.011620615665653">
            <text:p>-1.16%</text:p>
          </table:table-cell>
          <table:table-cell table:number-columns-repeated="1007"/>
        </table:table-row>
        <table:table-row table:style-name="ro2">
          <table:table-cell office:value-type="date" office:date-value="2011-10-03">
            <text:p>10/03/11</text:p>
          </table:table-cell>
          <table:table-cell office:value-type="float" office:value="60.87">
            <text:p>60.87</text:p>
          </table:table-cell>
          <table:table-cell table:formula="of:=[.C190]/[.B190]*[.B191]" office:value-type="percentage" office:value="1.49668059995082">
            <text:p>149.67%</text:p>
          </table:table-cell>
          <table:table-cell table:formula="of:=[.C191]*[.$T$3]" office:value-type="currency" office:currency="USD" office:value="215997.950823703">
            <text:p>$215,997.95</text:p>
          </table:table-cell>
          <table:table-cell office:value-type="float" office:value="31.35">
            <text:p>31.35</text:p>
          </table:table-cell>
          <table:table-cell table:formula="of:=[.F190]/[.E190]*[.E191]" office:value-type="percentage" office:value="1.17152466367713">
            <text:p>117.15%</text:p>
          </table:table-cell>
          <table:table-cell table:formula="of:=[.F191]*[.$T$4]" office:value-type="currency" office:currency="USD" office:value="169434.917600897">
            <text:p>$169,434.92</text:p>
          </table:table-cell>
          <table:table-cell office:value-type="float" office:value="83.47">
            <text:p>83.47</text:p>
          </table:table-cell>
          <table:table-cell table:formula="of:=[.I190]/[.H190]*[.H191]" office:value-type="percentage" office:value="1.14830100426469">
            <text:p>114.83%</text:p>
          </table:table-cell>
          <table:table-cell table:formula="of:=[.I191]*[.$T$5]" office:value-type="currency" office:currency="USD" office:value="289651.234709038">
            <text:p>$289,651.23</text:p>
          </table:table-cell>
          <table:table-cell office:value-type="float" office:value="40.26">
            <text:p>40.26</text:p>
          </table:table-cell>
          <table:table-cell table:formula="of:=[.L190]/[.K190]*[.K191]" office:value-type="percentage" office:value="1.13376513658124">
            <text:p>113.38%</text:p>
          </table:table-cell>
          <table:table-cell table:formula="of:=[.L191]*[.$T$6]" office:value-type="currency" office:currency="USD" office:value="520183.916079977">
            <text:p>$520,183.92</text:p>
          </table:table-cell>
          <table:table-cell table:formula="of:=[.D191]+[.G191]+[.J191]+[.M191]" office:value-type="currency" office:currency="USD" office:value="1195268.01921361">
            <text:p>$1,195,268.02</text:p>
          </table:table-cell>
          <table:table-cell table:formula="of:=[.N191]/[.$N$2]" office:value-type="percentage" office:value="1.19526801921361">
            <text:p>119.53%</text:p>
          </table:table-cell>
          <table:table-cell table:formula="of:=[.N191]/[.N190]-1" office:value-type="percentage" office:value="-0.0211060466951867">
            <text:p>-2.11%</text:p>
          </table:table-cell>
          <table:table-cell table:number-columns-repeated="1007"/>
        </table:table-row>
        <table:table-row table:style-name="ro2">
          <table:table-cell office:value-type="date" office:date-value="2011-10-04">
            <text:p>10/04/11</text:p>
          </table:table-cell>
          <table:table-cell office:value-type="float" office:value="62.68">
            <text:p>62.68</text:p>
          </table:table-cell>
          <table:table-cell table:formula="of:=[.C191]/[.B191]*[.B192]" office:value-type="percentage" office:value="1.5411851487583">
            <text:p>154.12%</text:p>
          </table:table-cell>
          <table:table-cell table:formula="of:=[.C192]*[.$T$3]" office:value-type="currency" office:currency="USD" office:value="222420.7582985">
            <text:p>$222,420.76</text:p>
          </table:table-cell>
          <table:table-cell office:value-type="float" office:value="31.19">
            <text:p>31.19</text:p>
          </table:table-cell>
          <table:table-cell table:formula="of:=[.F191]/[.E191]*[.E192]" office:value-type="percentage" office:value="1.16554559043348">
            <text:p>116.55%</text:p>
          </table:table-cell>
          <table:table-cell table:formula="of:=[.F192]*[.$T$4]" office:value-type="currency" office:currency="USD" office:value="168570.177989537">
            <text:p>$168,570.18</text:p>
          </table:table-cell>
          <table:table-cell office:value-type="float" office:value="83.91">
            <text:p>83.91</text:p>
          </table:table-cell>
          <table:table-cell table:formula="of:=[.I191]/[.H191]*[.H192]" office:value-type="percentage" office:value="1.15435410647957">
            <text:p>115.44%</text:p>
          </table:table-cell>
          <table:table-cell table:formula="of:=[.I192]*[.$T$5]" office:value-type="currency" office:currency="USD" office:value="291178.089186958">
            <text:p>$291,178.09</text:p>
          </table:table-cell>
          <table:table-cell office:value-type="float" office:value="40.07">
            <text:p>40.07</text:p>
          </table:table-cell>
          <table:table-cell table:formula="of:=[.L191]/[.K191]*[.K192]" office:value-type="percentage" office:value="1.12841453111799">
            <text:p>112.84%</text:p>
          </table:table-cell>
          <table:table-cell table:formula="of:=[.L192]*[.$T$6]" office:value-type="currency" office:currency="USD" office:value="517728.999436778">
            <text:p>$517,729.00</text:p>
          </table:table-cell>
          <table:table-cell table:formula="of:=[.D192]+[.G192]+[.J192]+[.M192]" office:value-type="currency" office:currency="USD" office:value="1199898.02491177">
            <text:p>$1,199,898.02</text:p>
          </table:table-cell>
          <table:table-cell table:formula="of:=[.N192]/[.$N$2]" office:value-type="percentage" office:value="1.19989802491177">
            <text:p>119.99%</text:p>
          </table:table-cell>
          <table:table-cell table:formula="of:=[.N192]/[.N191]-1" office:value-type="percentage" office:value="0.00387361296690947">
            <text:p>0.39%</text:p>
          </table:table-cell>
          <table:table-cell table:number-columns-repeated="1007"/>
        </table:table-row>
        <table:table-row table:style-name="ro2">
          <table:table-cell office:value-type="date" office:date-value="2011-10-05">
            <text:p>10/05/11</text:p>
          </table:table-cell>
          <table:table-cell office:value-type="float" office:value="64.71">
            <text:p>64.71</text:p>
          </table:table-cell>
          <table:table-cell table:formula="of:=[.C192]/[.B192]*[.B193]" office:value-type="percentage" office:value="1.5910990902385">
            <text:p>159.11%</text:p>
          </table:table-cell>
          <table:table-cell table:formula="of:=[.C193]*[.$T$3]" office:value-type="currency" office:currency="USD" office:value="229624.23850504">
            <text:p>$229,624.24</text:p>
          </table:table-cell>
          <table:table-cell office:value-type="float" office:value="31.97">
            <text:p>31.97</text:p>
          </table:table-cell>
          <table:table-cell table:formula="of:=[.F192]/[.E192]*[.E193]" office:value-type="percentage" office:value="1.19469357249626">
            <text:p>119.47%</text:p>
          </table:table-cell>
          <table:table-cell table:formula="of:=[.F193]*[.$T$4]" office:value-type="currency" office:currency="USD" office:value="172785.783594918">
            <text:p>$172,785.78</text:p>
          </table:table-cell>
          <table:table-cell office:value-type="float" office:value="83.28">
            <text:p>83.28</text:p>
          </table:table-cell>
          <table:table-cell table:formula="of:=[.I192]/[.H192]*[.H193]" office:value-type="percentage" office:value="1.14568716467189">
            <text:p>114.57%</text:p>
          </table:table-cell>
          <table:table-cell table:formula="of:=[.I193]*[.$T$5]" office:value-type="currency" office:currency="USD" office:value="288991.911184482">
            <text:p>$288,991.91</text:p>
          </table:table-cell>
          <table:table-cell office:value-type="float" office:value="39.61">
            <text:p>39.61</text:p>
          </table:table-cell>
          <table:table-cell table:formula="of:=[.L192]/[.K192]*[.K193]" office:value-type="percentage" office:value="1.11546043368065">
            <text:p>111.55%</text:p>
          </table:table-cell>
          <table:table-cell table:formula="of:=[.L193]*[.$T$6]" office:value-type="currency" office:currency="USD" office:value="511785.517037453">
            <text:p>$511,785.52</text:p>
          </table:table-cell>
          <table:table-cell table:formula="of:=[.D193]+[.G193]+[.J193]+[.M193]" office:value-type="currency" office:currency="USD" office:value="1203187.45032189">
            <text:p>$1,203,187.45</text:p>
          </table:table-cell>
          <table:table-cell table:formula="of:=[.N193]/[.$N$2]" office:value-type="percentage" office:value="1.20318745032189">
            <text:p>120.32%</text:p>
          </table:table-cell>
          <table:table-cell table:formula="of:=[.N193]/[.N192]-1" office:value-type="percentage" office:value="0.00274142080562467">
            <text:p>0.27%</text:p>
          </table:table-cell>
          <table:table-cell table:number-columns-repeated="1007"/>
        </table:table-row>
        <table:table-row table:style-name="ro2">
          <table:table-cell office:value-type="date" office:date-value="2011-10-06">
            <text:p>10/06/11</text:p>
          </table:table-cell>
          <table:table-cell office:value-type="float" office:value="65.64">
            <text:p>65.64</text:p>
          </table:table-cell>
          <table:table-cell table:formula="of:=[.C193]/[.B193]*[.B194]" office:value-type="percentage" office:value="1.61396606835505">
            <text:p>161.40%</text:p>
          </table:table-cell>
          <table:table-cell table:formula="of:=[.C194]*[.$T$3]" office:value-type="currency" office:currency="USD" office:value="232924.355052864">
            <text:p>$232,924.36</text:p>
          </table:table-cell>
          <table:table-cell office:value-type="float" office:value="32.77">
            <text:p>32.77</text:p>
          </table:table-cell>
          <table:table-cell table:formula="of:=[.F193]/[.E193]*[.E194]" office:value-type="percentage" office:value="1.2245889387145">
            <text:p>122.46%</text:p>
          </table:table-cell>
          <table:table-cell table:formula="of:=[.F194]*[.$T$4]" office:value-type="currency" office:currency="USD" office:value="177109.481651719">
            <text:p>$177,109.48</text:p>
          </table:table-cell>
          <table:table-cell office:value-type="float" office:value="84.52">
            <text:p>84.52</text:p>
          </table:table-cell>
          <table:table-cell table:formula="of:=[.I193]/[.H193]*[.H194]" office:value-type="percentage" office:value="1.16274590727748">
            <text:p>116.27%</text:p>
          </table:table-cell>
          <table:table-cell table:formula="of:=[.I194]*[.$T$5]" office:value-type="currency" office:currency="USD" office:value="293294.864713165">
            <text:p>$293,294.86</text:p>
          </table:table-cell>
          <table:table-cell office:value-type="float" office:value="40.3">
            <text:p>40.30</text:p>
          </table:table-cell>
          <table:table-cell table:formula="of:=[.L193]/[.K193]*[.K194]" office:value-type="percentage" office:value="1.13489157983666">
            <text:p>113.49%</text:p>
          </table:table-cell>
          <table:table-cell table:formula="of:=[.L194]*[.$T$6]" office:value-type="currency" office:currency="USD" office:value="520700.74063644">
            <text:p>$520,700.74</text:p>
          </table:table-cell>
          <table:table-cell table:formula="of:=[.D194]+[.G194]+[.J194]+[.M194]" office:value-type="currency" office:currency="USD" office:value="1224029.44205419">
            <text:p>$1,224,029.44</text:p>
          </table:table-cell>
          <table:table-cell table:formula="of:=[.N194]/[.$N$2]" office:value-type="percentage" office:value="1.22402944205419">
            <text:p>122.40%</text:p>
          </table:table-cell>
          <table:table-cell table:formula="of:=[.N194]/[.N193]-1" office:value-type="percentage" office:value="0.0173223147621084">
            <text:p>1.73%</text:p>
          </table:table-cell>
          <table:table-cell table:number-columns-repeated="1007"/>
        </table:table-row>
        <table:table-row table:style-name="ro2">
          <table:table-cell office:value-type="date" office:date-value="2011-10-07">
            <text:p>10/07/11</text:p>
          </table:table-cell>
          <table:table-cell office:value-type="float" office:value="65.18">
            <text:p>65.18</text:p>
          </table:table-cell>
          <table:table-cell table:formula="of:=[.C194]/[.B194]*[.B195]" office:value-type="percentage" office:value="1.60265552003934">
            <text:p>160.27%</text:p>
          </table:table-cell>
          <table:table-cell table:formula="of:=[.C195]*[.$T$3]" office:value-type="currency" office:currency="USD" office:value="231292.039341038">
            <text:p>$231,292.04</text:p>
          </table:table-cell>
          <table:table-cell office:value-type="float" office:value="32.99">
            <text:p>32.99</text:p>
          </table:table-cell>
          <table:table-cell table:formula="of:=[.F194]/[.E194]*[.E195]" office:value-type="percentage" office:value="1.23281016442451">
            <text:p>123.28%</text:p>
          </table:table-cell>
          <table:table-cell table:formula="of:=[.F195]*[.$T$4]" office:value-type="currency" office:currency="USD" office:value="178298.498617339">
            <text:p>$178,298.50</text:p>
          </table:table-cell>
          <table:table-cell office:value-type="float" office:value="84.61">
            <text:p>84.61</text:p>
          </table:table-cell>
          <table:table-cell table:formula="of:=[.I194]/[.H194]*[.H195]" office:value-type="percentage" office:value="1.16398404182143">
            <text:p>116.40%</text:p>
          </table:table-cell>
          <table:table-cell table:formula="of:=[.I195]*[.$T$5]" office:value-type="currency" office:currency="USD" office:value="293607.175856376">
            <text:p>$293,607.18</text:p>
          </table:table-cell>
          <table:table-cell office:value-type="float" office:value="40.61">
            <text:p>40.61</text:p>
          </table:table-cell>
          <table:table-cell table:formula="of:=[.L194]/[.K194]*[.K195]" office:value-type="percentage" office:value="1.14362151506618">
            <text:p>114.36%</text:p>
          </table:table-cell>
          <table:table-cell table:formula="of:=[.L195]*[.$T$6]" office:value-type="currency" office:currency="USD" office:value="524706.130949028">
            <text:p>$524,706.13</text:p>
          </table:table-cell>
          <table:table-cell table:formula="of:=[.D195]+[.G195]+[.J195]+[.M195]" office:value-type="currency" office:currency="USD" office:value="1227903.84476378">
            <text:p>$1,227,903.84</text:p>
          </table:table-cell>
          <table:table-cell table:formula="of:=[.N195]/[.$N$2]" office:value-type="percentage" office:value="1.22790384476378">
            <text:p>122.79%</text:p>
          </table:table-cell>
          <table:table-cell table:formula="of:=[.N195]/[.N194]-1" office:value-type="percentage" office:value="0.00316528555317297">
            <text:p>0.32%</text:p>
          </table:table-cell>
          <table:table-cell table:number-columns-repeated="1007"/>
        </table:table-row>
        <table:table-row table:style-name="ro2">
          <table:table-cell office:value-type="date" office:date-value="2011-10-10">
            <text:p>10/10/11</text:p>
          </table:table-cell>
          <table:table-cell office:value-type="float" office:value="67.88">
            <text:p>67.88</text:p>
          </table:table-cell>
          <table:table-cell table:formula="of:=[.C195]/[.B195]*[.B196]" office:value-type="percentage" office:value="1.66904352102287">
            <text:p>166.90%</text:p>
          </table:table-cell>
          <table:table-cell table:formula="of:=[.C196]*[.$T$3]" office:value-type="currency" office:currency="USD" office:value="240873.022866978">
            <text:p>$240,873.02</text:p>
          </table:table-cell>
          <table:table-cell office:value-type="float" office:value="34.63">
            <text:p>34.63</text:p>
          </table:table-cell>
          <table:table-cell table:formula="of:=[.F195]/[.E195]*[.E196]" office:value-type="percentage" office:value="1.2940956651719">
            <text:p>129.41%</text:p>
          </table:table-cell>
          <table:table-cell table:formula="of:=[.F196]*[.$T$4]" office:value-type="currency" office:currency="USD" office:value="187162.079633782">
            <text:p>$187,162.08</text:p>
          </table:table-cell>
          <table:table-cell office:value-type="float" office:value="85.88">
            <text:p>85.88</text:p>
          </table:table-cell>
          <table:table-cell table:formula="of:=[.I195]/[.H195]*[.H196]" office:value-type="percentage" office:value="1.18145549594167">
            <text:p>118.15%</text:p>
          </table:table-cell>
          <table:table-cell table:formula="of:=[.I196]*[.$T$5]" office:value-type="currency" office:currency="USD" office:value="298014.233099463">
            <text:p>$298,014.23</text:p>
          </table:table-cell>
          <table:table-cell office:value-type="float" office:value="41.16">
            <text:p>41.16</text:p>
          </table:table-cell>
          <table:table-cell table:formula="of:=[.L195]/[.K195]*[.K196]" office:value-type="percentage" office:value="1.15911010982822">
            <text:p>115.91%</text:p>
          </table:table-cell>
          <table:table-cell table:formula="of:=[.L196]*[.$T$6]" office:value-type="currency" office:currency="USD" office:value="531812.468600393">
            <text:p>$531,812.47</text:p>
          </table:table-cell>
          <table:table-cell table:formula="of:=[.D196]+[.G196]+[.J196]+[.M196]" office:value-type="currency" office:currency="USD" office:value="1257861.80420062">
            <text:p>$1,257,861.80</text:p>
          </table:table-cell>
          <table:table-cell table:formula="of:=[.N196]/[.$N$2]" office:value-type="percentage" office:value="1.25786180420062">
            <text:p>125.79%</text:p>
          </table:table-cell>
          <table:table-cell table:formula="of:=[.N196]/[.N195]-1" office:value-type="percentage" office:value="0.024397642832203">
            <text:p>2.44%</text:p>
          </table:table-cell>
          <table:table-cell table:number-columns-repeated="1007"/>
        </table:table-row>
        <table:table-row table:style-name="ro2">
          <table:table-cell office:value-type="date" office:date-value="2011-10-11">
            <text:p>10/11/11</text:p>
          </table:table-cell>
          <table:table-cell office:value-type="float" office:value="68.83">
            <text:p>68.83</text:p>
          </table:table-cell>
          <table:table-cell table:formula="of:=[.C196]/[.B196]*[.B197]" office:value-type="percentage" office:value="1.69240226210966">
            <text:p>169.24%</text:p>
          </table:table-cell>
          <table:table-cell table:formula="of:=[.C197]*[.$T$3]" office:value-type="currency" office:currency="USD" office:value="244244.109663142">
            <text:p>$244,244.11</text:p>
          </table:table-cell>
          <table:table-cell office:value-type="float" office:value="34.27">
            <text:p>34.27</text:p>
          </table:table-cell>
          <table:table-cell table:formula="of:=[.F196]/[.E196]*[.E197]" office:value-type="percentage" office:value="1.28064275037369">
            <text:p>128.06%</text:p>
          </table:table-cell>
          <table:table-cell table:formula="of:=[.F197]*[.$T$4]" office:value-type="currency" office:currency="USD" office:value="185216.415508221">
            <text:p>$185,216.42</text:p>
          </table:table-cell>
          <table:table-cell office:value-type="float" office:value="86.69">
            <text:p>86.69</text:p>
          </table:table-cell>
          <table:table-cell table:formula="of:=[.I196]/[.H196]*[.H197]" office:value-type="percentage" office:value="1.19259870683725">
            <text:p>119.26%</text:p>
          </table:table-cell>
          <table:table-cell table:formula="of:=[.I197]*[.$T$5]" office:value-type="currency" office:currency="USD" office:value="300825.033388361">
            <text:p>$300,825.03</text:p>
          </table:table-cell>
          <table:table-cell office:value-type="float" office:value="40.9">
            <text:p>40.90</text:p>
          </table:table-cell>
          <table:table-cell table:formula="of:=[.L196]/[.K196]*[.K197]" office:value-type="percentage" office:value="1.15178822866798">
            <text:p>115.18%</text:p>
          </table:table-cell>
          <table:table-cell table:formula="of:=[.L197]*[.$T$6]" office:value-type="currency" office:currency="USD" office:value="528453.108983384">
            <text:p>$528,453.11</text:p>
          </table:table-cell>
          <table:table-cell table:formula="of:=[.D197]+[.G197]+[.J197]+[.M197]" office:value-type="currency" office:currency="USD" office:value="1258738.66754311">
            <text:p>$1,258,738.67</text:p>
          </table:table-cell>
          <table:table-cell table:formula="of:=[.N197]/[.$N$2]" office:value-type="percentage" office:value="1.25873866754311">
            <text:p>125.87%</text:p>
          </table:table-cell>
          <table:table-cell table:formula="of:=[.N197]/[.N196]-1" office:value-type="percentage" office:value="0.00069710626363273">
            <text:p>0.07%</text:p>
          </table:table-cell>
          <table:table-cell table:number-columns-repeated="1007"/>
        </table:table-row>
        <table:table-row table:style-name="ro2">
          <table:table-cell office:value-type="date" office:date-value="2011-10-12">
            <text:p>10/12/11</text:p>
          </table:table-cell>
          <table:table-cell office:value-type="float" office:value="65.97">
            <text:p>65.97</text:p>
          </table:table-cell>
          <table:table-cell table:formula="of:=[.C197]/[.B197]*[.B198]" office:value-type="percentage" office:value="1.62208015736415">
            <text:p>162.21%</text:p>
          </table:table-cell>
          <table:table-cell table:formula="of:=[.C198]*[.$T$3]" office:value-type="currency" office:currency="USD" office:value="234095.364150479">
            <text:p>$234,095.36</text:p>
          </table:table-cell>
          <table:table-cell office:value-type="float" office:value="34.2">
            <text:p>34.20</text:p>
          </table:table-cell>
          <table:table-cell table:formula="of:=[.F197]/[.E197]*[.E198]" office:value-type="percentage" office:value="1.2780269058296">
            <text:p>127.80%</text:p>
          </table:table-cell>
          <table:table-cell table:formula="of:=[.F198]*[.$T$4]" office:value-type="currency" office:currency="USD" office:value="184838.091928251">
            <text:p>$184,838.09</text:p>
          </table:table-cell>
          <table:table-cell office:value-type="float" office:value="85.74">
            <text:p>85.74</text:p>
          </table:table-cell>
          <table:table-cell table:formula="of:=[.I197]/[.H197]*[.H198]" office:value-type="percentage" office:value="1.1795295088733">
            <text:p>117.95%</text:p>
          </table:table-cell>
          <table:table-cell table:formula="of:=[.I198]*[.$T$5]" office:value-type="currency" office:currency="USD" office:value="297528.41576558">
            <text:p>$297,528.42</text:p>
          </table:table-cell>
          <table:table-cell office:value-type="float" office:value="40.93">
            <text:p>40.93</text:p>
          </table:table-cell>
          <table:table-cell table:formula="of:=[.L197]/[.K197]*[.K198]" office:value-type="percentage" office:value="1.15263306110954">
            <text:p>115.26%</text:p>
          </table:table-cell>
          <table:table-cell table:formula="of:=[.L198]*[.$T$6]" office:value-type="currency" office:currency="USD" office:value="528840.727400731">
            <text:p>$528,840.73</text:p>
          </table:table-cell>
          <table:table-cell table:formula="of:=[.D198]+[.G198]+[.J198]+[.M198]" office:value-type="currency" office:currency="USD" office:value="1245302.59924504">
            <text:p>$1,245,302.60</text:p>
          </table:table-cell>
          <table:table-cell table:formula="of:=[.N198]/[.$N$2]" office:value-type="percentage" office:value="1.24530259924504">
            <text:p>124.53%</text:p>
          </table:table-cell>
          <table:table-cell table:formula="of:=[.N198]/[.N197]-1" office:value-type="percentage" office:value="-0.0106742317881542">
            <text:p>-1.07%</text:p>
          </table:table-cell>
          <table:table-cell table:number-columns-repeated="1007"/>
        </table:table-row>
        <table:table-row table:style-name="ro2">
          <table:table-cell office:value-type="date" office:date-value="2011-10-13">
            <text:p>10/13/11</text:p>
          </table:table-cell>
          <table:table-cell office:value-type="float" office:value="67.38">
            <text:p>67.38</text:p>
          </table:table-cell>
          <table:table-cell table:formula="of:=[.C198]/[.B198]*[.B199]" office:value-type="percentage" office:value="1.65674944676666">
            <text:p>165.67%</text:p>
          </table:table-cell>
          <table:table-cell table:formula="of:=[.C199]*[.$T$3]" office:value-type="currency" office:currency="USD" office:value="239098.766658471">
            <text:p>$239,098.77</text:p>
          </table:table-cell>
          <table:table-cell office:value-type="float" office:value="34.09">
            <text:p>34.09</text:p>
          </table:table-cell>
          <table:table-cell table:formula="of:=[.F198]/[.E198]*[.E199]" office:value-type="percentage" office:value="1.27391629297459">
            <text:p>127.39%</text:p>
          </table:table-cell>
          <table:table-cell table:formula="of:=[.F199]*[.$T$4]" office:value-type="currency" office:currency="USD" office:value="184243.583445441">
            <text:p>$184,243.58</text:p>
          </table:table-cell>
          <table:table-cell office:value-type="float" office:value="86.66">
            <text:p>86.66</text:p>
          </table:table-cell>
          <table:table-cell table:formula="of:=[.I198]/[.H198]*[.H199]" office:value-type="percentage" office:value="1.1921859953226">
            <text:p>119.22%</text:p>
          </table:table-cell>
          <table:table-cell table:formula="of:=[.I199]*[.$T$5]" office:value-type="currency" office:currency="USD" office:value="300720.929673958">
            <text:p>$300,720.93</text:p>
          </table:table-cell>
          <table:table-cell office:value-type="float" office:value="40.72">
            <text:p>40.72</text:p>
          </table:table-cell>
          <table:table-cell table:formula="of:=[.L198]/[.K198]*[.K199]" office:value-type="percentage" office:value="1.14671923401858">
            <text:p>114.67%</text:p>
          </table:table-cell>
          <table:table-cell table:formula="of:=[.L199]*[.$T$6]" office:value-type="currency" office:currency="USD" office:value="526127.398479301">
            <text:p>$526,127.40</text:p>
          </table:table-cell>
          <table:table-cell table:formula="of:=[.D199]+[.G199]+[.J199]+[.M199]" office:value-type="currency" office:currency="USD" office:value="1250190.67825717">
            <text:p>$1,250,190.68</text:p>
          </table:table-cell>
          <table:table-cell table:formula="of:=[.N199]/[.$N$2]" office:value-type="percentage" office:value="1.25019067825717">
            <text:p>125.02%</text:p>
          </table:table-cell>
          <table:table-cell table:formula="of:=[.N199]/[.N198]-1" office:value-type="percentage" office:value="0.00392521385171096">
            <text:p>0.39%</text:p>
          </table:table-cell>
          <table:table-cell table:number-columns-repeated="1007"/>
        </table:table-row>
        <table:table-row table:style-name="ro2">
          <table:table-cell office:value-type="date" office:date-value="2011-10-14">
            <text:p>10/14/11</text:p>
          </table:table-cell>
          <table:table-cell office:value-type="float" office:value="66.8">
            <text:p>66.80</text:p>
          </table:table-cell>
          <table:table-cell table:formula="of:=[.C199]/[.B199]*[.B200]" office:value-type="percentage" office:value="1.64248832062946">
            <text:p>164.25%</text:p>
          </table:table-cell>
          <table:table-cell table:formula="of:=[.C200]*[.$T$3]" office:value-type="currency" office:currency="USD" office:value="237040.629456602">
            <text:p>$237,040.63</text:p>
          </table:table-cell>
          <table:table-cell office:value-type="float" office:value="34.32">
            <text:p>34.32</text:p>
          </table:table-cell>
          <table:table-cell table:formula="of:=[.F199]/[.E199]*[.E200]" office:value-type="percentage" office:value="1.28251121076233">
            <text:p>128.25%</text:p>
          </table:table-cell>
          <table:table-cell table:formula="of:=[.F200]*[.$T$4]" office:value-type="currency" office:currency="USD" office:value="185486.646636771">
            <text:p>$185,486.65</text:p>
          </table:table-cell>
          <table:table-cell office:value-type="float" office:value="87.27">
            <text:p>87.27</text:p>
          </table:table-cell>
          <table:table-cell table:formula="of:=[.I199]/[.H199]*[.H200]" office:value-type="percentage" office:value="1.20057779612051">
            <text:p>120.06%</text:p>
          </table:table-cell>
          <table:table-cell table:formula="of:=[.I200]*[.$T$5]" office:value-type="currency" office:currency="USD" office:value="302837.705200165">
            <text:p>$302,837.71</text:p>
          </table:table-cell>
          <table:table-cell office:value-type="float" office:value="40.89">
            <text:p>40.89</text:p>
          </table:table-cell>
          <table:table-cell table:formula="of:=[.L199]/[.K199]*[.K200]" office:value-type="percentage" office:value="1.15150661785412">
            <text:p>115.15%</text:p>
          </table:table-cell>
          <table:table-cell table:formula="of:=[.L200]*[.$T$6]" office:value-type="currency" office:currency="USD" office:value="528323.902844268">
            <text:p>$528,323.90</text:p>
          </table:table-cell>
          <table:table-cell table:formula="of:=[.D200]+[.G200]+[.J200]+[.M200]" office:value-type="currency" office:currency="USD" office:value="1253688.88413781">
            <text:p>$1,253,688.88</text:p>
          </table:table-cell>
          <table:table-cell table:formula="of:=[.N200]/[.$N$2]" office:value-type="percentage" office:value="1.25368888413781">
            <text:p>125.37%</text:p>
          </table:table-cell>
          <table:table-cell table:formula="of:=[.N200]/[.N199]-1" office:value-type="percentage" office:value="0.00279813786926741">
            <text:p>0.28%</text:p>
          </table:table-cell>
          <table:table-cell table:number-columns-repeated="1007"/>
        </table:table-row>
        <table:table-row table:style-name="ro2">
          <table:table-cell office:value-type="date" office:date-value="2011-10-17">
            <text:p>10/17/11</text:p>
          </table:table-cell>
          <table:table-cell office:value-type="float" office:value="66.21">
            <text:p>66.21</text:p>
          </table:table-cell>
          <table:table-cell table:formula="of:=[.C200]/[.B200]*[.B201]" office:value-type="percentage" office:value="1.62798131300713">
            <text:p>162.80%</text:p>
          </table:table-cell>
          <table:table-cell table:formula="of:=[.C201]*[.$T$3]" office:value-type="currency" office:currency="USD" office:value="234947.007130563">
            <text:p>$234,947.01</text:p>
          </table:table-cell>
          <table:table-cell office:value-type="float" office:value="34.49">
            <text:p>34.49</text:p>
          </table:table-cell>
          <table:table-cell table:formula="of:=[.F200]/[.E200]*[.E201]" office:value-type="percentage" office:value="1.28886397608371">
            <text:p>128.89%</text:p>
          </table:table-cell>
          <table:table-cell table:formula="of:=[.F201]*[.$T$4]" office:value-type="currency" office:currency="USD" office:value="186405.432473842">
            <text:p>$186,405.43</text:p>
          </table:table-cell>
          <table:table-cell office:value-type="float" office:value="86.03">
            <text:p>86.03</text:p>
          </table:table-cell>
          <table:table-cell table:formula="of:=[.I200]/[.H200]*[.H201]" office:value-type="percentage" office:value="1.18351905351493">
            <text:p>118.35%</text:p>
          </table:table-cell>
          <table:table-cell table:formula="of:=[.I201]*[.$T$5]" office:value-type="currency" office:currency="USD" office:value="298534.751671482">
            <text:p>$298,534.75</text:p>
          </table:table-cell>
          <table:table-cell office:value-type="float" office:value="41.12">
            <text:p>41.12</text:p>
          </table:table-cell>
          <table:table-cell table:formula="of:=[.L200]/[.K200]*[.K201]" office:value-type="percentage" office:value="1.15798366657279">
            <text:p>115.80%</text:p>
          </table:table-cell>
          <table:table-cell table:formula="of:=[.L201]*[.$T$6]" office:value-type="currency" office:currency="USD" office:value="531295.64404393">
            <text:p>$531,295.64</text:p>
          </table:table-cell>
          <table:table-cell table:formula="of:=[.D201]+[.G201]+[.J201]+[.M201]" office:value-type="currency" office:currency="USD" office:value="1251182.83531982">
            <text:p>$1,251,182.84</text:p>
          </table:table-cell>
          <table:table-cell table:formula="of:=[.N201]/[.$N$2]" office:value-type="percentage" office:value="1.25118283531982">
            <text:p>125.12%</text:p>
          </table:table-cell>
          <table:table-cell table:formula="of:=[.N201]/[.N200]-1" office:value-type="percentage" office:value="-0.00199893996803968">
            <text:p>-0.20%</text:p>
          </table:table-cell>
          <table:table-cell table:number-columns-repeated="1007"/>
        </table:table-row>
        <table:table-row table:style-name="ro2">
          <table:table-cell office:value-type="date" office:date-value="2011-10-18">
            <text:p>10/18/11</text:p>
          </table:table-cell>
          <table:table-cell office:value-type="float" office:value="66.72">
            <text:p>66.72</text:p>
          </table:table-cell>
          <table:table-cell table:formula="of:=[.C201]/[.B201]*[.B202]" office:value-type="percentage" office:value="1.64052126874846">
            <text:p>164.05%</text:p>
          </table:table-cell>
          <table:table-cell table:formula="of:=[.C202]*[.$T$3]" office:value-type="currency" office:currency="USD" office:value="236756.748463241">
            <text:p>$236,756.75</text:p>
          </table:table-cell>
          <table:table-cell office:value-type="float" office:value="35.09">
            <text:p>35.09</text:p>
          </table:table-cell>
          <table:table-cell table:formula="of:=[.F201]/[.E201]*[.E202]" office:value-type="percentage" office:value="1.31128550074738">
            <text:p>131.13%</text:p>
          </table:table-cell>
          <table:table-cell table:formula="of:=[.F202]*[.$T$4]" office:value-type="currency" office:currency="USD" office:value="189648.206016442">
            <text:p>$189,648.21</text:p>
          </table:table-cell>
          <table:table-cell office:value-type="float" office:value="86.98">
            <text:p>86.98</text:p>
          </table:table-cell>
          <table:table-cell table:formula="of:=[.I201]/[.H201]*[.H202]" office:value-type="percentage" office:value="1.19658825147888">
            <text:p>119.66%</text:p>
          </table:table-cell>
          <table:table-cell table:formula="of:=[.I202]*[.$T$5]" office:value-type="currency" office:currency="USD" office:value="301831.369294263">
            <text:p>$301,831.37</text:p>
          </table:table-cell>
          <table:table-cell office:value-type="float" office:value="41.11">
            <text:p>41.11</text:p>
          </table:table-cell>
          <table:table-cell table:formula="of:=[.L201]/[.K201]*[.K202]" office:value-type="percentage" office:value="1.15770205575894">
            <text:p>115.77%</text:p>
          </table:table-cell>
          <table:table-cell table:formula="of:=[.L202]*[.$T$6]" office:value-type="currency" office:currency="USD" office:value="531166.437904815">
            <text:p>$531,166.44</text:p>
          </table:table-cell>
          <table:table-cell table:formula="of:=[.D202]+[.G202]+[.J202]+[.M202]" office:value-type="currency" office:currency="USD" office:value="1259402.76167876">
            <text:p>$1,259,402.76</text:p>
          </table:table-cell>
          <table:table-cell table:formula="of:=[.N202]/[.$N$2]" office:value-type="percentage" office:value="1.25940276167876">
            <text:p>125.94%</text:p>
          </table:table-cell>
          <table:table-cell table:formula="of:=[.N202]/[.N201]-1" office:value-type="percentage" office:value="0.00656972436553871">
            <text:p>0.66%</text:p>
          </table:table-cell>
          <table:table-cell table:number-columns-repeated="1007"/>
        </table:table-row>
        <table:table-row table:style-name="ro2">
          <table:table-cell office:value-type="date" office:date-value="2011-10-19">
            <text:p>10/19/11</text:p>
          </table:table-cell>
          <table:table-cell office:value-type="float" office:value="66.06">
            <text:p>66.06</text:p>
          </table:table-cell>
          <table:table-cell table:formula="of:=[.C202]/[.B202]*[.B203]" office:value-type="percentage" office:value="1.62429309073027">
            <text:p>162.43%</text:p>
          </table:table-cell>
          <table:table-cell table:formula="of:=[.C203]*[.$T$3]" office:value-type="currency" office:currency="USD" office:value="234414.730268011">
            <text:p>$234,414.73</text:p>
          </table:table-cell>
          <table:table-cell office:value-type="float" office:value="34.9">
            <text:p>34.90</text:p>
          </table:table-cell>
          <table:table-cell table:formula="of:=[.F202]/[.E202]*[.E203]" office:value-type="percentage" office:value="1.30418535127055">
            <text:p>130.42%</text:p>
          </table:table-cell>
          <table:table-cell table:formula="of:=[.F203]*[.$T$4]" office:value-type="currency" office:currency="USD" office:value="188621.327727952">
            <text:p>$188,621.33</text:p>
          </table:table-cell>
          <table:table-cell office:value-type="float" office:value="86.96">
            <text:p>86.96</text:p>
          </table:table-cell>
          <table:table-cell table:formula="of:=[.I202]/[.H202]*[.H203]" office:value-type="percentage" office:value="1.19631311046912">
            <text:p>119.63%</text:p>
          </table:table-cell>
          <table:table-cell table:formula="of:=[.I203]*[.$T$5]" office:value-type="currency" office:currency="USD" office:value="301761.966817994">
            <text:p>$301,761.97</text:p>
          </table:table-cell>
          <table:table-cell office:value-type="float" office:value="41.19">
            <text:p>41.19</text:p>
          </table:table-cell>
          <table:table-cell table:formula="of:=[.L202]/[.K202]*[.K203]" office:value-type="percentage" office:value="1.15995494226978">
            <text:p>116.00%</text:p>
          </table:table-cell>
          <table:table-cell table:formula="of:=[.L203]*[.$T$6]" office:value-type="currency" office:currency="USD" office:value="532200.087017741">
            <text:p>$532,200.09</text:p>
          </table:table-cell>
          <table:table-cell table:formula="of:=[.D203]+[.G203]+[.J203]+[.M203]" office:value-type="currency" office:currency="USD" office:value="1256998.1118317">
            <text:p>$1,256,998.11</text:p>
          </table:table-cell>
          <table:table-cell table:formula="of:=[.N203]/[.$N$2]" office:value-type="percentage" office:value="1.2569981118317">
            <text:p>125.70%</text:p>
          </table:table-cell>
          <table:table-cell table:formula="of:=[.N203]/[.N202]-1" office:value-type="percentage" office:value="-0.00190935729238662">
            <text:p>-0.19%</text:p>
          </table:table-cell>
          <table:table-cell table:number-columns-repeated="1007"/>
        </table:table-row>
        <table:table-row table:style-name="ro2">
          <table:table-cell office:value-type="date" office:date-value="2011-10-20">
            <text:p>10/20/11</text:p>
          </table:table-cell>
          <table:table-cell office:value-type="float" office:value="66.76">
            <text:p>66.76</text:p>
          </table:table-cell>
          <table:table-cell table:formula="of:=[.C203]/[.B203]*[.B204]" office:value-type="percentage" office:value="1.64150479468896">
            <text:p>164.15%</text:p>
          </table:table-cell>
          <table:table-cell table:formula="of:=[.C204]*[.$T$3]" office:value-type="currency" office:currency="USD" office:value="236898.688959921">
            <text:p>$236,898.69</text:p>
          </table:table-cell>
          <table:table-cell office:value-type="float" office:value="35.13">
            <text:p>35.13</text:p>
          </table:table-cell>
          <table:table-cell table:formula="of:=[.F203]/[.E203]*[.E204]" office:value-type="percentage" office:value="1.3127802690583">
            <text:p>131.28%</text:p>
          </table:table-cell>
          <table:table-cell table:formula="of:=[.F204]*[.$T$4]" office:value-type="currency" office:currency="USD" office:value="189864.390919283">
            <text:p>$189,864.39</text:p>
          </table:table-cell>
          <table:table-cell office:value-type="float" office:value="86.37">
            <text:p>86.37</text:p>
          </table:table-cell>
          <table:table-cell table:formula="of:=[.I203]/[.H203]*[.H204]" office:value-type="percentage" office:value="1.18819645068097">
            <text:p>118.82%</text:p>
          </table:table-cell>
          <table:table-cell table:formula="of:=[.I204]*[.$T$5]" office:value-type="currency" office:currency="USD" office:value="299714.593768056">
            <text:p>$299,714.59</text:p>
          </table:table-cell>
          <table:table-cell office:value-type="float" office:value="41.47">
            <text:p>41.47</text:p>
          </table:table-cell>
          <table:table-cell table:formula="of:=[.L203]/[.K203]*[.K204]" office:value-type="percentage" office:value="1.16784004505773">
            <text:p>116.78%</text:p>
          </table:table-cell>
          <table:table-cell table:formula="of:=[.L204]*[.$T$6]" office:value-type="currency" office:currency="USD" office:value="535817.858912982">
            <text:p>$535,817.86</text:p>
          </table:table-cell>
          <table:table-cell table:formula="of:=[.D204]+[.G204]+[.J204]+[.M204]" office:value-type="currency" office:currency="USD" office:value="1262295.53256024">
            <text:p>$1,262,295.53</text:p>
          </table:table-cell>
          <table:table-cell table:formula="of:=[.N204]/[.$N$2]" office:value-type="percentage" office:value="1.26229553256024">
            <text:p>126.23%</text:p>
          </table:table-cell>
          <table:table-cell table:formula="of:=[.N204]/[.N203]-1" office:value-type="percentage" office:value="0.00421434263001741">
            <text:p>0.42%</text:p>
          </table:table-cell>
          <table:table-cell table:number-columns-repeated="1007"/>
        </table:table-row>
        <table:table-row table:style-name="ro2">
          <table:table-cell office:value-type="date" office:date-value="2011-10-21">
            <text:p>10/21/11</text:p>
          </table:table-cell>
          <table:table-cell office:value-type="float" office:value="68.38">
            <text:p>68.38</text:p>
          </table:table-cell>
          <table:table-cell table:formula="of:=[.C204]/[.B204]*[.B205]" office:value-type="percentage" office:value="1.68133759527907">
            <text:p>168.13%</text:p>
          </table:table-cell>
          <table:table-cell table:formula="of:=[.C205]*[.$T$3]" office:value-type="currency" office:currency="USD" office:value="242647.279075485">
            <text:p>$242,647.28</text:p>
          </table:table-cell>
          <table:table-cell office:value-type="float" office:value="35.78">
            <text:p>35.78</text:p>
          </table:table-cell>
          <table:table-cell table:formula="of:=[.F204]/[.E204]*[.E205]" office:value-type="percentage" office:value="1.33707025411061">
            <text:p>133.71%</text:p>
          </table:table-cell>
          <table:table-cell table:formula="of:=[.F205]*[.$T$4]" office:value-type="currency" office:currency="USD" office:value="193377.395590433">
            <text:p>$193,377.40</text:p>
          </table:table-cell>
          <table:table-cell office:value-type="float" office:value="89.58">
            <text:p>89.58</text:p>
          </table:table-cell>
          <table:table-cell table:formula="of:=[.I204]/[.H204]*[.H205]" office:value-type="percentage" office:value="1.23235658274866">
            <text:p>123.24%</text:p>
          </table:table-cell>
          <table:table-cell table:formula="of:=[.I205]*[.$T$5]" office:value-type="currency" office:currency="USD" office:value="310853.691209245">
            <text:p>$310,853.69</text:p>
          </table:table-cell>
          <table:table-cell office:value-type="float" office:value="42.11">
            <text:p>42.11</text:p>
          </table:table-cell>
          <table:table-cell table:formula="of:=[.L204]/[.K204]*[.K205]" office:value-type="percentage" office:value="1.18586313714446">
            <text:p>118.59%</text:p>
          </table:table-cell>
          <table:table-cell table:formula="of:=[.L205]*[.$T$6]" office:value-type="currency" office:currency="USD" office:value="544087.051816389">
            <text:p>$544,087.05</text:p>
          </table:table-cell>
          <table:table-cell table:formula="of:=[.D205]+[.G205]+[.J205]+[.M205]" office:value-type="currency" office:currency="USD" office:value="1290965.41769155">
            <text:p>$1,290,965.42</text:p>
          </table:table-cell>
          <table:table-cell table:formula="of:=[.N205]/[.$N$2]" office:value-type="percentage" office:value="1.29096541769155">
            <text:p>129.10%</text:p>
          </table:table-cell>
          <table:table-cell table:formula="of:=[.N205]/[.N204]-1" office:value-type="percentage" office:value="0.0227124982951985">
            <text:p>2.27%</text:p>
          </table:table-cell>
          <table:table-cell table:number-columns-repeated="1007"/>
        </table:table-row>
        <table:table-row table:style-name="ro2">
          <table:table-cell office:value-type="date" office:date-value="2011-10-24">
            <text:p>10/24/11</text:p>
          </table:table-cell>
          <table:table-cell office:value-type="float" office:value="69.56">
            <text:p>69.56</text:p>
          </table:table-cell>
          <table:table-cell table:formula="of:=[.C205]/[.B205]*[.B206]" office:value-type="percentage" office:value="1.71035161052373">
            <text:p>171.04%</text:p>
          </table:table-cell>
          <table:table-cell table:formula="of:=[.C206]*[.$T$3]" office:value-type="currency" office:currency="USD" office:value="246834.523727563">
            <text:p>$246,834.52</text:p>
          </table:table-cell>
          <table:table-cell office:value-type="float" office:value="36.3">
            <text:p>36.30</text:p>
          </table:table-cell>
          <table:table-cell table:formula="of:=[.F205]/[.E205]*[.E206]" office:value-type="percentage" office:value="1.35650224215247">
            <text:p>135.65%</text:p>
          </table:table-cell>
          <table:table-cell table:formula="of:=[.F206]*[.$T$4]" office:value-type="currency" office:currency="USD" office:value="196187.799327354">
            <text:p>$196,187.80</text:p>
          </table:table-cell>
          <table:table-cell office:value-type="float" office:value="89.28">
            <text:p>89.28</text:p>
          </table:table-cell>
          <table:table-cell table:formula="of:=[.I205]/[.H205]*[.H206]" office:value-type="percentage" office:value="1.22822946760215">
            <text:p>122.82%</text:p>
          </table:table-cell>
          <table:table-cell table:formula="of:=[.I206]*[.$T$5]" office:value-type="currency" office:currency="USD" office:value="309812.654065208">
            <text:p>$309,812.65</text:p>
          </table:table-cell>
          <table:table-cell office:value-type="float" office:value="41.58">
            <text:p>41.58</text:p>
          </table:table-cell>
          <table:table-cell table:formula="of:=[.L205]/[.K205]*[.K206]" office:value-type="percentage" office:value="1.17093776401014">
            <text:p>117.09%</text:p>
          </table:table-cell>
          <table:table-cell table:formula="of:=[.L206]*[.$T$6]" office:value-type="currency" office:currency="USD" office:value="537239.126443255">
            <text:p>$537,239.13</text:p>
          </table:table-cell>
          <table:table-cell table:formula="of:=[.D206]+[.G206]+[.J206]+[.M206]" office:value-type="currency" office:currency="USD" office:value="1290074.10356338">
            <text:p>$1,290,074.10</text:p>
          </table:table-cell>
          <table:table-cell table:formula="of:=[.N206]/[.$N$2]" office:value-type="percentage" office:value="1.29007410356338">
            <text:p>129.01%</text:p>
          </table:table-cell>
          <table:table-cell table:formula="of:=[.N206]/[.N205]-1" office:value-type="percentage" office:value="-0.000690424480747076">
            <text:p>-0.07%</text:p>
          </table:table-cell>
          <table:table-cell table:number-columns-repeated="1007"/>
        </table:table-row>
        <table:table-row table:style-name="ro2">
          <table:table-cell office:value-type="date" office:date-value="2011-10-25">
            <text:p>10/25/11</text:p>
          </table:table-cell>
          <table:table-cell office:value-type="float" office:value="66.91">
            <text:p>66.91</text:p>
          </table:table-cell>
          <table:table-cell table:formula="of:=[.C206]/[.B206]*[.B207]" office:value-type="percentage" office:value="1.64519301696582">
            <text:p>164.52%</text:p>
          </table:table-cell>
          <table:table-cell table:formula="of:=[.C207]*[.$T$3]" office:value-type="currency" office:currency="USD" office:value="237430.965822473">
            <text:p>$237,430.97</text:p>
          </table:table-cell>
          <table:table-cell office:value-type="float" office:value="35.85">
            <text:p>35.85</text:p>
          </table:table-cell>
          <table:table-cell table:formula="of:=[.F206]/[.E206]*[.E207]" office:value-type="percentage" office:value="1.33968609865471">
            <text:p>133.97%</text:p>
          </table:table-cell>
          <table:table-cell table:formula="of:=[.F207]*[.$T$4]" office:value-type="currency" office:currency="USD" office:value="193755.719170404">
            <text:p>$193,755.72</text:p>
          </table:table-cell>
          <table:table-cell office:value-type="float" office:value="89.05">
            <text:p>89.05</text:p>
          </table:table-cell>
          <table:table-cell table:formula="of:=[.I206]/[.H206]*[.H207]" office:value-type="percentage" office:value="1.22506534598982">
            <text:p>122.51%</text:p>
          </table:table-cell>
          <table:table-cell table:formula="of:=[.I207]*[.$T$5]" office:value-type="currency" office:currency="USD" office:value="309014.525588114">
            <text:p>$309,014.53</text:p>
          </table:table-cell>
          <table:table-cell office:value-type="float" office:value="41.33">
            <text:p>41.33</text:p>
          </table:table-cell>
          <table:table-cell table:formula="of:=[.L206]/[.K206]*[.K207]" office:value-type="percentage" office:value="1.16389749366376">
            <text:p>116.39%</text:p>
          </table:table-cell>
          <table:table-cell table:formula="of:=[.L207]*[.$T$6]" office:value-type="currency" office:currency="USD" office:value="534008.972965361">
            <text:p>$534,008.97</text:p>
          </table:table-cell>
          <table:table-cell table:formula="of:=[.D207]+[.G207]+[.J207]+[.M207]" office:value-type="currency" office:currency="USD" office:value="1274210.18354635">
            <text:p>$1,274,210.18</text:p>
          </table:table-cell>
          <table:table-cell table:formula="of:=[.N207]/[.$N$2]" office:value-type="percentage" office:value="1.27421018354635">
            <text:p>127.42%</text:p>
          </table:table-cell>
          <table:table-cell table:formula="of:=[.N207]/[.N206]-1" office:value-type="percentage" office:value="-0.0122969060251732">
            <text:p>-1.23%</text:p>
          </table:table-cell>
          <table:table-cell table:number-columns-repeated="1007"/>
        </table:table-row>
        <table:table-row table:style-name="ro2">
          <table:table-cell office:value-type="date" office:date-value="2011-10-26">
            <text:p>10/26/11</text:p>
          </table:table-cell>
          <table:table-cell office:value-type="float" office:value="66.85">
            <text:p>66.85</text:p>
          </table:table-cell>
          <table:table-cell table:formula="of:=[.C207]/[.B207]*[.B208]" office:value-type="percentage" office:value="1.64371772805508">
            <text:p>164.37%</text:p>
          </table:table-cell>
          <table:table-cell table:formula="of:=[.C208]*[.$T$3]" office:value-type="currency" office:currency="USD" office:value="237218.055077453">
            <text:p>$237,218.06</text:p>
          </table:table-cell>
          <table:table-cell office:value-type="float" office:value="36.19">
            <text:p>36.19</text:p>
          </table:table-cell>
          <table:table-cell table:formula="of:=[.F207]/[.E207]*[.E208]" office:value-type="percentage" office:value="1.35239162929746">
            <text:p>135.24%</text:p>
          </table:table-cell>
          <table:table-cell table:formula="of:=[.F208]*[.$T$4]" office:value-type="currency" office:currency="USD" office:value="195593.290844544">
            <text:p>$195,593.29</text:p>
          </table:table-cell>
          <table:table-cell office:value-type="float" office:value="89.06">
            <text:p>89.06</text:p>
          </table:table-cell>
          <table:table-cell table:formula="of:=[.I207]/[.H207]*[.H208]" office:value-type="percentage" office:value="1.2252029164947">
            <text:p>122.52%</text:p>
          </table:table-cell>
          <table:table-cell table:formula="of:=[.I208]*[.$T$5]" office:value-type="currency" office:currency="USD" office:value="309049.226826248">
            <text:p>$309,049.23</text:p>
          </table:table-cell>
          <table:table-cell office:value-type="float" office:value="41.33">
            <text:p>41.33</text:p>
          </table:table-cell>
          <table:table-cell table:formula="of:=[.L207]/[.K207]*[.K208]" office:value-type="percentage" office:value="1.16389749366376">
            <text:p>116.39%</text:p>
          </table:table-cell>
          <table:table-cell table:formula="of:=[.L208]*[.$T$6]" office:value-type="currency" office:currency="USD" office:value="534008.972965361">
            <text:p>$534,008.97</text:p>
          </table:table-cell>
          <table:table-cell table:formula="of:=[.D208]+[.G208]+[.J208]+[.M208]" office:value-type="currency" office:currency="USD" office:value="1275869.54571361">
            <text:p>$1,275,869.55</text:p>
          </table:table-cell>
          <table:table-cell table:formula="of:=[.N208]/[.$N$2]" office:value-type="percentage" office:value="1.27586954571361">
            <text:p>127.59%</text:p>
          </table:table-cell>
          <table:table-cell table:formula="of:=[.N208]/[.N207]-1" office:value-type="percentage" office:value="0.00130226723085491">
            <text:p>0.13%</text:p>
          </table:table-cell>
          <table:table-cell table:number-columns-repeated="1007"/>
        </table:table-row>
        <table:table-row table:style-name="ro2">
          <table:table-cell office:value-type="date" office:date-value="2011-10-27">
            <text:p>10/27/11</text:p>
          </table:table-cell>
          <table:table-cell office:value-type="float" office:value="67.54">
            <text:p>67.54</text:p>
          </table:table-cell>
          <table:table-cell table:formula="of:=[.C208]/[.B208]*[.B209]" office:value-type="percentage" office:value="1.66068355052864">
            <text:p>166.07%</text:p>
          </table:table-cell>
          <table:table-cell table:formula="of:=[.C209]*[.$T$3]" office:value-type="currency" office:currency="USD" office:value="239666.528645193">
            <text:p>$239,666.53</text:p>
          </table:table-cell>
          <table:table-cell office:value-type="float" office:value="37.28">
            <text:p>37.28</text:p>
          </table:table-cell>
          <table:table-cell table:formula="of:=[.F208]/[.E208]*[.E209]" office:value-type="percentage" office:value="1.39312406576981">
            <text:p>139.31%</text:p>
          </table:table-cell>
          <table:table-cell table:formula="of:=[.F209]*[.$T$4]" office:value-type="currency" office:currency="USD" office:value="201484.329446936">
            <text:p>$201,484.33</text:p>
          </table:table-cell>
          <table:table-cell office:value-type="float" office:value="90.73">
            <text:p>90.73</text:p>
          </table:table-cell>
          <table:table-cell table:formula="of:=[.I208]/[.H208]*[.H209]" office:value-type="percentage" office:value="1.24817719081029">
            <text:p>124.82%</text:p>
          </table:table-cell>
          <table:table-cell table:formula="of:=[.I209]*[.$T$5]" office:value-type="currency" office:currency="USD" office:value="314844.333594717">
            <text:p>$314,844.33</text:p>
          </table:table-cell>
          <table:table-cell office:value-type="float" office:value="41.82">
            <text:p>41.82</text:p>
          </table:table-cell>
          <table:table-cell table:formula="of:=[.L208]/[.K208]*[.K209]" office:value-type="percentage" office:value="1.17769642354266">
            <text:p>117.77%</text:p>
          </table:table-cell>
          <table:table-cell table:formula="of:=[.L209]*[.$T$6]" office:value-type="currency" office:currency="USD" office:value="540340.073782032">
            <text:p>$540,340.07</text:p>
          </table:table-cell>
          <table:table-cell table:formula="of:=[.D209]+[.G209]+[.J209]+[.M209]" office:value-type="currency" office:currency="USD" office:value="1296335.26546888">
            <text:p>$1,296,335.27</text:p>
          </table:table-cell>
          <table:table-cell table:formula="of:=[.N209]/[.$N$2]" office:value-type="percentage" office:value="1.29633526546888">
            <text:p>129.63%</text:p>
          </table:table-cell>
          <table:table-cell table:formula="of:=[.N209]/[.N208]-1" office:value-type="percentage" office:value="0.0160406052672302">
            <text:p>1.60%</text:p>
          </table:table-cell>
          <table:table-cell table:number-columns-repeated="1007"/>
        </table:table-row>
        <table:table-row table:style-name="ro2">
          <table:table-cell office:value-type="date" office:date-value="2011-10-28">
            <text:p>10/28/11</text:p>
          </table:table-cell>
          <table:table-cell office:value-type="float" office:value="67.93">
            <text:p>67.93</text:p>
          </table:table-cell>
          <table:table-cell table:formula="of:=[.C209]/[.B209]*[.B210]" office:value-type="percentage" office:value="1.67027292844849">
            <text:p>167.03%</text:p>
          </table:table-cell>
          <table:table-cell table:formula="of:=[.C210]*[.$T$3]" office:value-type="currency" office:currency="USD" office:value="241050.448487829">
            <text:p>$241,050.45</text:p>
          </table:table-cell>
          <table:table-cell office:value-type="float" office:value="37.25">
            <text:p>37.25</text:p>
          </table:table-cell>
          <table:table-cell table:formula="of:=[.F209]/[.E209]*[.E210]" office:value-type="percentage" office:value="1.39200298953662">
            <text:p>139.20%</text:p>
          </table:table-cell>
          <table:table-cell table:formula="of:=[.F210]*[.$T$4]" office:value-type="currency" office:currency="USD" office:value="201322.190769806">
            <text:p>$201,322.19</text:p>
          </table:table-cell>
          <table:table-cell office:value-type="float" office:value="90.52">
            <text:p>90.52</text:p>
          </table:table-cell>
          <table:table-cell table:formula="of:=[.I209]/[.H209]*[.H210]" office:value-type="percentage" office:value="1.24528821020773">
            <text:p>124.53%</text:p>
          </table:table-cell>
          <table:table-cell table:formula="of:=[.I210]*[.$T$5]" office:value-type="currency" office:currency="USD" office:value="314115.607593892">
            <text:p>$314,115.61</text:p>
          </table:table-cell>
          <table:table-cell office:value-type="float" office:value="41.51">
            <text:p>41.51</text:p>
          </table:table-cell>
          <table:table-cell table:formula="of:=[.L209]/[.K209]*[.K210]" office:value-type="percentage" office:value="1.16896648831315">
            <text:p>116.90%</text:p>
          </table:table-cell>
          <table:table-cell table:formula="of:=[.L210]*[.$T$6]" office:value-type="currency" office:currency="USD" office:value="536334.683469444">
            <text:p>$536,334.68</text:p>
          </table:table-cell>
          <table:table-cell table:formula="of:=[.D210]+[.G210]+[.J210]+[.M210]" office:value-type="currency" office:currency="USD" office:value="1292822.93032097">
            <text:p>$1,292,822.93</text:p>
          </table:table-cell>
          <table:table-cell table:formula="of:=[.N210]/[.$N$2]" office:value-type="percentage" office:value="1.29282293032097">
            <text:p>129.28%</text:p>
          </table:table-cell>
          <table:table-cell table:formula="of:=[.N210]/[.N209]-1" office:value-type="percentage" office:value="-0.00270943423469783">
            <text:p>-0.27%</text:p>
          </table:table-cell>
          <table:table-cell table:number-columns-repeated="1007"/>
        </table:table-row>
        <table:table-row table:style-name="ro2">
          <table:table-cell office:value-type="date" office:date-value="2011-10-31">
            <text:p>10/31/11</text:p>
          </table:table-cell>
          <table:table-cell office:value-type="float" office:value="67.51">
            <text:p>67.51</text:p>
          </table:table-cell>
          <table:table-cell table:formula="of:=[.C210]/[.B210]*[.B211]" office:value-type="percentage" office:value="1.65994590607327">
            <text:p>165.99%</text:p>
          </table:table-cell>
          <table:table-cell table:formula="of:=[.C211]*[.$T$3]" office:value-type="currency" office:currency="USD" office:value="239560.073272682">
            <text:p>$239,560.07</text:p>
          </table:table-cell>
          <table:table-cell office:value-type="float" office:value="36.94">
            <text:p>36.94</text:p>
          </table:table-cell>
          <table:table-cell table:formula="of:=[.F210]/[.E210]*[.E211]" office:value-type="percentage" office:value="1.38041853512705">
            <text:p>138.04%</text:p>
          </table:table-cell>
          <table:table-cell table:formula="of:=[.F211]*[.$T$4]" office:value-type="currency" office:currency="USD" office:value="199646.757772795">
            <text:p>$199,646.76</text:p>
          </table:table-cell>
          <table:table-cell office:value-type="float" office:value="90.09">
            <text:p>90.09</text:p>
          </table:table-cell>
          <table:table-cell table:formula="of:=[.I210]/[.H210]*[.H211]" office:value-type="percentage" office:value="1.23937267849773">
            <text:p>123.94%</text:p>
          </table:table-cell>
          <table:table-cell table:formula="of:=[.I211]*[.$T$5]" office:value-type="currency" office:currency="USD" office:value="312623.454354106">
            <text:p>$312,623.45</text:p>
          </table:table-cell>
          <table:table-cell office:value-type="float" office:value="41.4">
            <text:p>41.40</text:p>
          </table:table-cell>
          <table:table-cell table:formula="of:=[.L210]/[.K210]*[.K211]" office:value-type="percentage" office:value="1.16586876936074">
            <text:p>116.59%</text:p>
          </table:table-cell>
          <table:table-cell table:formula="of:=[.L211]*[.$T$6]" office:value-type="currency" office:currency="USD" office:value="534913.415939171">
            <text:p>$534,913.42</text:p>
          </table:table-cell>
          <table:table-cell table:formula="of:=[.D211]+[.G211]+[.J211]+[.M211]" office:value-type="currency" office:currency="USD" office:value="1286743.70133876">
            <text:p>$1,286,743.70</text:p>
          </table:table-cell>
          <table:table-cell table:formula="of:=[.N211]/[.$N$2]" office:value-type="percentage" office:value="1.28674370133876">
            <text:p>128.67%</text:p>
          </table:table-cell>
          <table:table-cell table:formula="of:=[.N211]/[.N210]-1" office:value-type="percentage" office:value="-0.00470229049906001">
            <text:p>-0.47%</text:p>
          </table:table-cell>
          <table:table-cell table:number-columns-repeated="1007"/>
        </table:table-row>
        <table:table-row table:style-name="ro2">
          <table:table-cell office:value-type="date" office:date-value="2011-11-01">
            <text:p>11/01/11</text:p>
          </table:table-cell>
          <table:table-cell office:value-type="float" office:value="66.27">
            <text:p>66.27</text:p>
          </table:table-cell>
          <table:table-cell table:formula="of:=[.C211]/[.B211]*[.B212]" office:value-type="percentage" office:value="1.62945660191788">
            <text:p>162.95%</text:p>
          </table:table-cell>
          <table:table-cell table:formula="of:=[.C212]*[.$T$3]" office:value-type="currency" office:currency="USD" office:value="235159.917875584">
            <text:p>$235,159.92</text:p>
          </table:table-cell>
          <table:table-cell office:value-type="float" office:value="35.82">
            <text:p>35.82</text:p>
          </table:table-cell>
          <table:table-cell table:formula="of:=[.F211]/[.E211]*[.E212]" office:value-type="percentage" office:value="1.33856502242152">
            <text:p>133.86%</text:p>
          </table:table-cell>
          <table:table-cell table:formula="of:=[.F212]*[.$T$4]" office:value-type="currency" office:currency="USD" office:value="193593.580493274">
            <text:p>$193,593.58</text:p>
          </table:table-cell>
          <table:table-cell office:value-type="float" office:value="89.18">
            <text:p>89.18</text:p>
          </table:table-cell>
          <table:table-cell table:formula="of:=[.I211]/[.H211]*[.H212]" office:value-type="percentage" office:value="1.22685376255331">
            <text:p>122.69%</text:p>
          </table:table-cell>
          <table:table-cell table:formula="of:=[.I212]*[.$T$5]" office:value-type="currency" office:currency="USD" office:value="309465.641683863">
            <text:p>$309,465.64</text:p>
          </table:table-cell>
          <table:table-cell office:value-type="float" office:value="40.89">
            <text:p>40.89</text:p>
          </table:table-cell>
          <table:table-cell table:formula="of:=[.L211]/[.K211]*[.K212]" office:value-type="percentage" office:value="1.15150661785412">
            <text:p>115.15%</text:p>
          </table:table-cell>
          <table:table-cell table:formula="of:=[.L212]*[.$T$6]" office:value-type="currency" office:currency="USD" office:value="528323.902844268">
            <text:p>$528,323.90</text:p>
          </table:table-cell>
          <table:table-cell table:formula="of:=[.D212]+[.G212]+[.J212]+[.M212]" office:value-type="currency" office:currency="USD" office:value="1266543.04289699">
            <text:p>$1,266,543.04</text:p>
          </table:table-cell>
          <table:table-cell table:formula="of:=[.N212]/[.$N$2]" office:value-type="percentage" office:value="1.26654304289699">
            <text:p>126.65%</text:p>
          </table:table-cell>
          <table:table-cell table:formula="of:=[.N212]/[.N211]-1" office:value-type="percentage" office:value="-0.0156990536815913">
            <text:p>-1.57%</text:p>
          </table:table-cell>
          <table:table-cell table:number-columns-repeated="1007"/>
        </table:table-row>
        <table:table-row table:style-name="ro2">
          <table:table-cell office:value-type="date" office:date-value="2011-11-02">
            <text:p>11/02/11</text:p>
          </table:table-cell>
          <table:table-cell office:value-type="float" office:value="66.11">
            <text:p>66.11</text:p>
          </table:table-cell>
          <table:table-cell table:formula="of:=[.C212]/[.B212]*[.B213]" office:value-type="percentage" office:value="1.62552249815589">
            <text:p>162.55%</text:p>
          </table:table-cell>
          <table:table-cell table:formula="of:=[.C213]*[.$T$3]" office:value-type="currency" office:currency="USD" office:value="234592.155888861">
            <text:p>$234,592.16</text:p>
          </table:table-cell>
          <table:table-cell office:value-type="float" office:value="36.74">
            <text:p>36.74</text:p>
          </table:table-cell>
          <table:table-cell table:formula="of:=[.F212]/[.E212]*[.E213]" office:value-type="percentage" office:value="1.3729446935725">
            <text:p>137.29%</text:p>
          </table:table-cell>
          <table:table-cell table:formula="of:=[.F213]*[.$T$4]" office:value-type="currency" office:currency="USD" office:value="198565.833258595">
            <text:p>$198,565.83</text:p>
          </table:table-cell>
          <table:table-cell office:value-type="float" office:value="89.78">
            <text:p>89.78</text:p>
          </table:table-cell>
          <table:table-cell table:formula="of:=[.I212]/[.H212]*[.H213]" office:value-type="percentage" office:value="1.23510799284633">
            <text:p>123.51%</text:p>
          </table:table-cell>
          <table:table-cell table:formula="of:=[.I213]*[.$T$5]" office:value-type="currency" office:currency="USD" office:value="311547.715971936">
            <text:p>$311,547.72</text:p>
          </table:table-cell>
          <table:table-cell office:value-type="float" office:value="41.43">
            <text:p>41.43</text:p>
          </table:table-cell>
          <table:table-cell table:formula="of:=[.L212]/[.K212]*[.K213]" office:value-type="percentage" office:value="1.16671360180231">
            <text:p>116.67%</text:p>
          </table:table-cell>
          <table:table-cell table:formula="of:=[.L213]*[.$T$6]" office:value-type="currency" office:currency="USD" office:value="535301.034356519">
            <text:p>$535,301.03</text:p>
          </table:table-cell>
          <table:table-cell table:formula="of:=[.D213]+[.G213]+[.J213]+[.M213]" office:value-type="currency" office:currency="USD" office:value="1280006.73947591">
            <text:p>$1,280,006.74</text:p>
          </table:table-cell>
          <table:table-cell table:formula="of:=[.N213]/[.$N$2]" office:value-type="percentage" office:value="1.28000673947591">
            <text:p>128.00%</text:p>
          </table:table-cell>
          <table:table-cell table:formula="of:=[.N213]/[.N212]-1" office:value-type="percentage" office:value="0.0106302716314528">
            <text:p>1.06%</text:p>
          </table:table-cell>
          <table:table-cell table:number-columns-repeated="1007"/>
        </table:table-row>
        <table:table-row table:style-name="ro2">
          <table:table-cell office:value-type="date" office:date-value="2011-11-03">
            <text:p>11/03/11</text:p>
          </table:table-cell>
          <table:table-cell office:value-type="float" office:value="65.2">
            <text:p>65.20</text:p>
          </table:table-cell>
          <table:table-cell table:formula="of:=[.C213]/[.B213]*[.B214]" office:value-type="percentage" office:value="1.60314728300959">
            <text:p>160.31%</text:p>
          </table:table-cell>
          <table:table-cell table:formula="of:=[.C214]*[.$T$3]" office:value-type="currency" office:currency="USD" office:value="231363.009589378">
            <text:p>$231,363.01</text:p>
          </table:table-cell>
          <table:table-cell office:value-type="float" office:value="37.69">
            <text:p>37.69</text:p>
          </table:table-cell>
          <table:table-cell table:formula="of:=[.F213]/[.E213]*[.E214]" office:value-type="percentage" office:value="1.40844544095665">
            <text:p>140.84%</text:p>
          </table:table-cell>
          <table:table-cell table:formula="of:=[.F214]*[.$T$4]" office:value-type="currency" office:currency="USD" office:value="203700.224701046">
            <text:p>$203,700.22</text:p>
          </table:table-cell>
          <table:table-cell office:value-type="float" office:value="90.24">
            <text:p>90.24</text:p>
          </table:table-cell>
          <table:table-cell table:formula="of:=[.I213]/[.H213]*[.H214]" office:value-type="percentage" office:value="1.24143623607099">
            <text:p>124.14%</text:p>
          </table:table-cell>
          <table:table-cell table:formula="of:=[.I214]*[.$T$5]" office:value-type="currency" office:currency="USD" office:value="313143.972926124">
            <text:p>$313,143.97</text:p>
          </table:table-cell>
          <table:table-cell office:value-type="float" office:value="41.98">
            <text:p>41.98</text:p>
          </table:table-cell>
          <table:table-cell table:formula="of:=[.L213]/[.K213]*[.K214]" office:value-type="percentage" office:value="1.18220219656435">
            <text:p>118.22%</text:p>
          </table:table-cell>
          <table:table-cell table:formula="of:=[.L214]*[.$T$6]" office:value-type="currency" office:currency="USD" office:value="542407.372007884">
            <text:p>$542,407.37</text:p>
          </table:table-cell>
          <table:table-cell table:formula="of:=[.D214]+[.G214]+[.J214]+[.M214]" office:value-type="currency" office:currency="USD" office:value="1290614.57922443">
            <text:p>$1,290,614.58</text:p>
          </table:table-cell>
          <table:table-cell table:formula="of:=[.N214]/[.$N$2]" office:value-type="percentage" office:value="1.29061457922443">
            <text:p>129.06%</text:p>
          </table:table-cell>
          <table:table-cell table:formula="of:=[.N214]/[.N213]-1" office:value-type="percentage" office:value="0.00828733116894798">
            <text:p>0.83%</text:p>
          </table:table-cell>
          <table:table-cell table:number-columns-repeated="1007"/>
        </table:table-row>
        <table:table-row table:style-name="ro2">
          <table:table-cell office:value-type="date" office:date-value="2011-11-04">
            <text:p>11/04/11</text:p>
          </table:table-cell>
          <table:table-cell office:value-type="float" office:value="66.04">
            <text:p>66.04</text:p>
          </table:table-cell>
          <table:table-cell table:formula="of:=[.C214]/[.B214]*[.B215]" office:value-type="percentage" office:value="1.62380132776002">
            <text:p>162.38%</text:p>
          </table:table-cell>
          <table:table-cell table:formula="of:=[.C215]*[.$T$3]" office:value-type="currency" office:currency="USD" office:value="234343.76001967">
            <text:p>$234,343.76</text:p>
          </table:table-cell>
          <table:table-cell office:value-type="float" office:value="37.94">
            <text:p>37.94</text:p>
          </table:table-cell>
          <table:table-cell table:formula="of:=[.F214]/[.E214]*[.E215]" office:value-type="percentage" office:value="1.41778774289985">
            <text:p>141.78%</text:p>
          </table:table-cell>
          <table:table-cell table:formula="of:=[.F215]*[.$T$4]" office:value-type="currency" office:currency="USD" office:value="205051.380343797">
            <text:p>$205,051.38</text:p>
          </table:table-cell>
          <table:table-cell office:value-type="float" office:value="91.03">
            <text:p>91.03</text:p>
          </table:table-cell>
          <table:table-cell table:formula="of:=[.I214]/[.H214]*[.H215]" office:value-type="percentage" office:value="1.2523043059568">
            <text:p>125.23%</text:p>
          </table:table-cell>
          <table:table-cell table:formula="of:=[.I215]*[.$T$5]" office:value-type="currency" office:currency="USD" office:value="315885.370738754">
            <text:p>$315,885.37</text:p>
          </table:table-cell>
          <table:table-cell office:value-type="float" office:value="41.86">
            <text:p>41.86</text:p>
          </table:table-cell>
          <table:table-cell table:formula="of:=[.L214]/[.K214]*[.K215]" office:value-type="percentage" office:value="1.17882286679808">
            <text:p>117.88%</text:p>
          </table:table-cell>
          <table:table-cell table:formula="of:=[.L215]*[.$T$6]" office:value-type="currency" office:currency="USD" office:value="540856.898338495">
            <text:p>$540,856.90</text:p>
          </table:table-cell>
          <table:table-cell table:formula="of:=[.D215]+[.G215]+[.J215]+[.M215]" office:value-type="currency" office:currency="USD" office:value="1296137.40944072">
            <text:p>$1,296,137.41</text:p>
          </table:table-cell>
          <table:table-cell table:formula="of:=[.N215]/[.$N$2]" office:value-type="percentage" office:value="1.29613740944072">
            <text:p>129.61%</text:p>
          </table:table-cell>
          <table:table-cell table:formula="of:=[.N215]/[.N214]-1" office:value-type="percentage" office:value="0.00427922503370604">
            <text:p>0.43%</text:p>
          </table:table-cell>
          <table:table-cell table:number-columns-repeated="1007"/>
        </table:table-row>
        <table:table-row table:style-name="ro2">
          <table:table-cell office:value-type="date" office:date-value="2011-11-07">
            <text:p>11/07/11</text:p>
          </table:table-cell>
          <table:table-cell office:value-type="float" office:value="65.64">
            <text:p>65.64</text:p>
          </table:table-cell>
          <table:table-cell table:formula="of:=[.C215]/[.B215]*[.B216]" office:value-type="percentage" office:value="1.61396606835505">
            <text:p>161.40%</text:p>
          </table:table-cell>
          <table:table-cell table:formula="of:=[.C216]*[.$T$3]" office:value-type="currency" office:currency="USD" office:value="232924.355052864">
            <text:p>$232,924.36</text:p>
          </table:table-cell>
          <table:table-cell office:value-type="float" office:value="37.93">
            <text:p>37.93</text:p>
          </table:table-cell>
          <table:table-cell table:formula="of:=[.F215]/[.E215]*[.E216]" office:value-type="percentage" office:value="1.41741405082212">
            <text:p>141.74%</text:p>
          </table:table-cell>
          <table:table-cell table:formula="of:=[.F216]*[.$T$4]" office:value-type="currency" office:currency="USD" office:value="204997.334118087">
            <text:p>$204,997.33</text:p>
          </table:table-cell>
          <table:table-cell office:value-type="float" office:value="91.81">
            <text:p>91.81</text:p>
          </table:table-cell>
          <table:table-cell table:formula="of:=[.I215]/[.H215]*[.H216]" office:value-type="percentage" office:value="1.26303480533774">
            <text:p>126.30%</text:p>
          </table:table-cell>
          <table:table-cell table:formula="of:=[.I216]*[.$T$5]" office:value-type="currency" office:currency="USD" office:value="318592.067313248">
            <text:p>$318,592.07</text:p>
          </table:table-cell>
          <table:table-cell office:value-type="float" office:value="42.3">
            <text:p>42.30</text:p>
          </table:table-cell>
          <table:table-cell table:formula="of:=[.L215]/[.K215]*[.K216]" office:value-type="percentage" office:value="1.19121374260771">
            <text:p>119.12%</text:p>
          </table:table-cell>
          <table:table-cell table:formula="of:=[.L216]*[.$T$6]" office:value-type="currency" office:currency="USD" office:value="546541.968459588">
            <text:p>$546,541.97</text:p>
          </table:table-cell>
          <table:table-cell table:formula="of:=[.D216]+[.G216]+[.J216]+[.M216]" office:value-type="currency" office:currency="USD" office:value="1303055.72494379">
            <text:p>$1,303,055.72</text:p>
          </table:table-cell>
          <table:table-cell table:formula="of:=[.N216]/[.$N$2]" office:value-type="percentage" office:value="1.30305572494379">
            <text:p>130.31%</text:p>
          </table:table-cell>
          <table:table-cell table:formula="of:=[.N216]/[.N215]-1" office:value-type="percentage" office:value="0.00533764047907259">
            <text:p>0.53%</text:p>
          </table:table-cell>
          <table:table-cell table:number-columns-repeated="1007"/>
        </table:table-row>
        <table:table-row table:style-name="ro2">
          <table:table-cell office:value-type="date" office:date-value="2011-11-08">
            <text:p>11/08/11</text:p>
          </table:table-cell>
          <table:table-cell office:value-type="float" office:value="64.84">
            <text:p>64.84</text:p>
          </table:table-cell>
          <table:table-cell table:formula="of:=[.C216]/[.B216]*[.B217]" office:value-type="percentage" office:value="1.59429554954512">
            <text:p>159.43%</text:p>
          </table:table-cell>
          <table:table-cell table:formula="of:=[.C217]*[.$T$3]" office:value-type="currency" office:currency="USD" office:value="230085.545119252">
            <text:p>$230,085.55</text:p>
          </table:table-cell>
          <table:table-cell office:value-type="float" office:value="38.15">
            <text:p>38.15</text:p>
          </table:table-cell>
          <table:table-cell table:formula="of:=[.F216]/[.E216]*[.E217]" office:value-type="percentage" office:value="1.42563527653214">
            <text:p>142.56%</text:p>
          </table:table-cell>
          <table:table-cell table:formula="of:=[.F217]*[.$T$4]" office:value-type="currency" office:currency="USD" office:value="206186.351083707">
            <text:p>$206,186.35</text:p>
          </table:table-cell>
          <table:table-cell office:value-type="float" office:value="91.79">
            <text:p>91.79</text:p>
          </table:table-cell>
          <table:table-cell table:formula="of:=[.I216]/[.H216]*[.H217]" office:value-type="percentage" office:value="1.26275966432797">
            <text:p>126.28%</text:p>
          </table:table-cell>
          <table:table-cell table:formula="of:=[.I217]*[.$T$5]" office:value-type="currency" office:currency="USD" office:value="318522.664836979">
            <text:p>$318,522.66</text:p>
          </table:table-cell>
          <table:table-cell office:value-type="float" office:value="42.6">
            <text:p>42.60</text:p>
          </table:table-cell>
          <table:table-cell table:formula="of:=[.L216]/[.K216]*[.K217]" office:value-type="percentage" office:value="1.19966206702337">
            <text:p>119.97%</text:p>
          </table:table-cell>
          <table:table-cell table:formula="of:=[.L217]*[.$T$6]" office:value-type="currency" office:currency="USD" office:value="550418.15263306">
            <text:p>$550,418.15</text:p>
          </table:table-cell>
          <table:table-cell table:formula="of:=[.D217]+[.G217]+[.J217]+[.M217]" office:value-type="currency" office:currency="USD" office:value="1305212.713673">
            <text:p>$1,305,212.71</text:p>
          </table:table-cell>
          <table:table-cell table:formula="of:=[.N217]/[.$N$2]" office:value-type="percentage" office:value="1.305212713673">
            <text:p>130.52%</text:p>
          </table:table-cell>
          <table:table-cell table:formula="of:=[.N217]/[.N216]-1" office:value-type="percentage" office:value="0.00165533114810179">
            <text:p>0.17%</text:p>
          </table:table-cell>
          <table:table-cell table:number-columns-repeated="1007"/>
        </table:table-row>
        <table:table-row table:style-name="ro2">
          <table:table-cell office:value-type="date" office:date-value="2011-11-09">
            <text:p>11/09/11</text:p>
          </table:table-cell>
          <table:table-cell office:value-type="float" office:value="64.07">
            <text:p>64.07</text:p>
          </table:table-cell>
          <table:table-cell table:formula="of:=[.C217]/[.B217]*[.B218]" office:value-type="percentage" office:value="1.57536267519056">
            <text:p>157.54%</text:p>
          </table:table-cell>
          <table:table-cell table:formula="of:=[.C218]*[.$T$3]" office:value-type="currency" office:currency="USD" office:value="227353.190558151">
            <text:p>$227,353.19</text:p>
          </table:table-cell>
          <table:table-cell office:value-type="float" office:value="36.9">
            <text:p>36.90</text:p>
          </table:table-cell>
          <table:table-cell table:formula="of:=[.F217]/[.E217]*[.E218]" office:value-type="percentage" office:value="1.37892376681614">
            <text:p>137.89%</text:p>
          </table:table-cell>
          <table:table-cell table:formula="of:=[.F218]*[.$T$4]" office:value-type="currency" office:currency="USD" office:value="199430.572869955">
            <text:p>$199,430.57</text:p>
          </table:table-cell>
          <table:table-cell office:value-type="float" office:value="89.9">
            <text:p>89.90</text:p>
          </table:table-cell>
          <table:table-cell table:formula="of:=[.I217]/[.H217]*[.H218]" office:value-type="percentage" office:value="1.23675883890494">
            <text:p>123.68%</text:p>
          </table:table-cell>
          <table:table-cell table:formula="of:=[.I218]*[.$T$5]" office:value-type="currency" office:currency="USD" office:value="311964.13082955">
            <text:p>$311,964.13</text:p>
          </table:table-cell>
          <table:table-cell office:value-type="float" office:value="41.85">
            <text:p>41.85</text:p>
          </table:table-cell>
          <table:table-cell table:formula="of:=[.L217]/[.K217]*[.K218]" office:value-type="percentage" office:value="1.17854125598423">
            <text:p>117.85%</text:p>
          </table:table-cell>
          <table:table-cell table:formula="of:=[.L218]*[.$T$6]" office:value-type="currency" office:currency="USD" office:value="540727.69219938">
            <text:p>$540,727.69</text:p>
          </table:table-cell>
          <table:table-cell table:formula="of:=[.D218]+[.G218]+[.J218]+[.M218]" office:value-type="currency" office:currency="USD" office:value="1279475.58645704">
            <text:p>$1,279,475.59</text:p>
          </table:table-cell>
          <table:table-cell table:formula="of:=[.N218]/[.$N$2]" office:value-type="percentage" office:value="1.27947558645704">
            <text:p>127.95%</text:p>
          </table:table-cell>
          <table:table-cell table:formula="of:=[.N218]/[.N217]-1" office:value-type="percentage" office:value="-0.0197187224322511">
            <text:p>-1.97%</text:p>
          </table:table-cell>
          <table:table-cell table:number-columns-repeated="1007"/>
        </table:table-row>
        <table:table-row table:style-name="ro2">
          <table:table-cell office:value-type="date" office:date-value="2011-11-10">
            <text:p>11/10/11</text:p>
          </table:table-cell>
          <table:table-cell office:value-type="float" office:value="63.6">
            <text:p>63.60</text:p>
          </table:table-cell>
          <table:table-cell table:formula="of:=[.C218]/[.B218]*[.B219]" office:value-type="percentage" office:value="1.56380624538972">
            <text:p>156.38%</text:p>
          </table:table-cell>
          <table:table-cell table:formula="of:=[.C219]*[.$T$3]" office:value-type="currency" office:currency="USD" office:value="225685.389722154">
            <text:p>$225,685.39</text:p>
          </table:table-cell>
          <table:table-cell office:value-type="float" office:value="37.75">
            <text:p>37.75</text:p>
          </table:table-cell>
          <table:table-cell table:formula="of:=[.F218]/[.E218]*[.E219]" office:value-type="percentage" office:value="1.41068759342302">
            <text:p>141.07%</text:p>
          </table:table-cell>
          <table:table-cell table:formula="of:=[.F219]*[.$T$4]" office:value-type="currency" office:currency="USD" office:value="204024.502055306">
            <text:p>$204,024.50</text:p>
          </table:table-cell>
          <table:table-cell office:value-type="float" office:value="90.49">
            <text:p>90.49</text:p>
          </table:table-cell>
          <table:table-cell table:formula="of:=[.I218]/[.H218]*[.H219]" office:value-type="percentage" office:value="1.24487549869308">
            <text:p>124.49%</text:p>
          </table:table-cell>
          <table:table-cell table:formula="of:=[.I219]*[.$T$5]" office:value-type="currency" office:currency="USD" office:value="314011.503879488">
            <text:p>$314,011.50</text:p>
          </table:table-cell>
          <table:table-cell office:value-type="float" office:value="42.25">
            <text:p>42.25</text:p>
          </table:table-cell>
          <table:table-cell table:formula="of:=[.L218]/[.K218]*[.K219]" office:value-type="percentage" office:value="1.18980568853844">
            <text:p>118.98%</text:p>
          </table:table-cell>
          <table:table-cell table:formula="of:=[.L219]*[.$T$6]" office:value-type="currency" office:currency="USD" office:value="545895.937764009">
            <text:p>$545,895.94</text:p>
          </table:table-cell>
          <table:table-cell table:formula="of:=[.D219]+[.G219]+[.J219]+[.M219]" office:value-type="currency" office:currency="USD" office:value="1289617.33342096">
            <text:p>$1,289,617.33</text:p>
          </table:table-cell>
          <table:table-cell table:formula="of:=[.N219]/[.$N$2]" office:value-type="percentage" office:value="1.28961733342096">
            <text:p>128.96%</text:p>
          </table:table-cell>
          <table:table-cell table:formula="of:=[.N219]/[.N218]-1" office:value-type="percentage" office:value="0.00792648728218826">
            <text:p>0.79%</text:p>
          </table:table-cell>
          <table:table-cell table:number-columns-repeated="1007"/>
        </table:table-row>
        <table:table-row table:style-name="ro2">
          <table:table-cell office:value-type="date" office:date-value="2011-11-11">
            <text:p>11/11/11</text:p>
          </table:table-cell>
          <table:table-cell office:value-type="float" office:value="64.25">
            <text:p>64.25</text:p>
          </table:table-cell>
          <table:table-cell table:formula="of:=[.C219]/[.B219]*[.B220]" office:value-type="percentage" office:value="1.57978854192279">
            <text:p>157.98%</text:p>
          </table:table-cell>
          <table:table-cell table:formula="of:=[.C220]*[.$T$3]" office:value-type="currency" office:currency="USD" office:value="227991.922793214">
            <text:p>$227,991.92</text:p>
          </table:table-cell>
          <table:table-cell office:value-type="float" office:value="38.51">
            <text:p>38.51</text:p>
          </table:table-cell>
          <table:table-cell table:formula="of:=[.F219]/[.E219]*[.E220]" office:value-type="percentage" office:value="1.43908819133034">
            <text:p>143.91%</text:p>
          </table:table-cell>
          <table:table-cell table:formula="of:=[.F220]*[.$T$4]" office:value-type="currency" office:currency="USD" office:value="208132.015209268">
            <text:p>$208,132.02</text:p>
          </table:table-cell>
          <table:table-cell office:value-type="float" office:value="91.95">
            <text:p>91.95</text:p>
          </table:table-cell>
          <table:table-cell table:formula="of:=[.I219]/[.H219]*[.H220]" office:value-type="percentage" office:value="1.26496079240611">
            <text:p>126.50%</text:p>
          </table:table-cell>
          <table:table-cell table:formula="of:=[.I220]*[.$T$5]" office:value-type="currency" office:currency="USD" office:value="319077.884647132">
            <text:p>$319,077.88</text:p>
          </table:table-cell>
          <table:table-cell office:value-type="float" office:value="42.58">
            <text:p>42.58</text:p>
          </table:table-cell>
          <table:table-cell table:formula="of:=[.L219]/[.K219]*[.K220]" office:value-type="percentage" office:value="1.19909884539566">
            <text:p>119.91%</text:p>
          </table:table-cell>
          <table:table-cell table:formula="of:=[.L220]*[.$T$6]" office:value-type="currency" office:currency="USD" office:value="550159.740354829">
            <text:p>$550,159.74</text:p>
          </table:table-cell>
          <table:table-cell table:formula="of:=[.D220]+[.G220]+[.J220]+[.M220]" office:value-type="currency" office:currency="USD" office:value="1305361.56300444">
            <text:p>$1,305,361.56</text:p>
          </table:table-cell>
          <table:table-cell table:formula="of:=[.N220]/[.$N$2]" office:value-type="percentage" office:value="1.30536156300444">
            <text:p>130.54%</text:p>
          </table:table-cell>
          <table:table-cell table:formula="of:=[.N220]/[.N219]-1" office:value-type="percentage" office:value="0.0122084506585525">
            <text:p>1.22%</text:p>
          </table:table-cell>
          <table:table-cell table:number-columns-repeated="1007"/>
        </table:table-row>
        <table:table-row table:style-name="ro2">
          <table:table-cell office:value-type="date" office:date-value="2011-11-14">
            <text:p>11/14/11</text:p>
          </table:table-cell>
          <table:table-cell office:value-type="float" office:value="66.81">
            <text:p>66.81</text:p>
          </table:table-cell>
          <table:table-cell table:formula="of:=[.C220]/[.B220]*[.B221]" office:value-type="percentage" office:value="1.64273420211458">
            <text:p>164.27%</text:p>
          </table:table-cell>
          <table:table-cell table:formula="of:=[.C221]*[.$T$3]" office:value-type="currency" office:currency="USD" office:value="237076.114580772">
            <text:p>$237,076.11</text:p>
          </table:table-cell>
          <table:table-cell office:value-type="float" office:value="38.27">
            <text:p>38.27</text:p>
          </table:table-cell>
          <table:table-cell table:formula="of:=[.F220]/[.E220]*[.E221]" office:value-type="percentage" office:value="1.43011958146487">
            <text:p>143.01%</text:p>
          </table:table-cell>
          <table:table-cell table:formula="of:=[.F221]*[.$T$4]" office:value-type="currency" office:currency="USD" office:value="206834.905792227">
            <text:p>$206,834.91</text:p>
          </table:table-cell>
          <table:table-cell office:value-type="float" office:value="91.27">
            <text:p>91.27</text:p>
          </table:table-cell>
          <table:table-cell table:formula="of:=[.I220]/[.H220]*[.H221]" office:value-type="percentage" office:value="1.25560599807401">
            <text:p>125.56%</text:p>
          </table:table-cell>
          <table:table-cell table:formula="of:=[.I221]*[.$T$5]" office:value-type="currency" office:currency="USD" office:value="316718.200453983">
            <text:p>$316,718.20</text:p>
          </table:table-cell>
          <table:table-cell office:value-type="float" office:value="42.2">
            <text:p>42.20</text:p>
          </table:table-cell>
          <table:table-cell table:formula="of:=[.L220]/[.K220]*[.K221]" office:value-type="percentage" office:value="1.18839763446916">
            <text:p>118.84%</text:p>
          </table:table-cell>
          <table:table-cell table:formula="of:=[.L221]*[.$T$6]" office:value-type="currency" office:currency="USD" office:value="545249.907068431">
            <text:p>$545,249.91</text:p>
          </table:table-cell>
          <table:table-cell table:formula="of:=[.D221]+[.G221]+[.J221]+[.M221]" office:value-type="currency" office:currency="USD" office:value="1305879.12789541">
            <text:p>$1,305,879.13</text:p>
          </table:table-cell>
          <table:table-cell table:formula="of:=[.N221]/[.$N$2]" office:value-type="percentage" office:value="1.30587912789541">
            <text:p>130.59%</text:p>
          </table:table-cell>
          <table:table-cell table:formula="of:=[.N221]/[.N220]-1" office:value-type="percentage" office:value="0.000396491597147719">
            <text:p>0.04%</text:p>
          </table:table-cell>
          <table:table-cell table:number-columns-repeated="1007"/>
        </table:table-row>
        <table:table-row table:style-name="ro2">
          <table:table-cell office:value-type="date" office:date-value="2011-11-15">
            <text:p>11/15/11</text:p>
          </table:table-cell>
          <table:table-cell office:value-type="float" office:value="67.32">
            <text:p>67.32</text:p>
          </table:table-cell>
          <table:table-cell table:formula="of:=[.C221]/[.B221]*[.B222]" office:value-type="percentage" office:value="1.65527415785591">
            <text:p>165.53%</text:p>
          </table:table-cell>
          <table:table-cell table:formula="of:=[.C222]*[.$T$3]" office:value-type="currency" office:currency="USD" office:value="238885.85591345">
            <text:p>$238,885.86</text:p>
          </table:table-cell>
          <table:table-cell office:value-type="float" office:value="38.93">
            <text:p>38.93</text:p>
          </table:table-cell>
          <table:table-cell table:formula="of:=[.F221]/[.E221]*[.E222]" office:value-type="percentage" office:value="1.45478325859492">
            <text:p>145.48%</text:p>
          </table:table-cell>
          <table:table-cell table:formula="of:=[.F222]*[.$T$4]" office:value-type="currency" office:currency="USD" office:value="210401.956689088">
            <text:p>$210,401.96</text:p>
          </table:table-cell>
          <table:table-cell office:value-type="float" office:value="91.67">
            <text:p>91.67</text:p>
          </table:table-cell>
          <table:table-cell table:formula="of:=[.I221]/[.H221]*[.H222]" office:value-type="percentage" office:value="1.26110881826936">
            <text:p>126.11%</text:p>
          </table:table-cell>
          <table:table-cell table:formula="of:=[.I222]*[.$T$5]" office:value-type="currency" office:currency="USD" office:value="318106.249979364">
            <text:p>$318,106.25</text:p>
          </table:table-cell>
          <table:table-cell office:value-type="float" office:value="42.1">
            <text:p>42.10</text:p>
          </table:table-cell>
          <table:table-cell table:formula="of:=[.L221]/[.K221]*[.K222]" office:value-type="percentage" office:value="1.18558152633061">
            <text:p>118.56%</text:p>
          </table:table-cell>
          <table:table-cell table:formula="of:=[.L222]*[.$T$6]" office:value-type="currency" office:currency="USD" office:value="543957.845677273">
            <text:p>$543,957.85</text:p>
          </table:table-cell>
          <table:table-cell table:formula="of:=[.D222]+[.G222]+[.J222]+[.M222]" office:value-type="currency" office:currency="USD" office:value="1311351.90825918">
            <text:p>$1,311,351.91</text:p>
          </table:table-cell>
          <table:table-cell table:formula="of:=[.N222]/[.$N$2]" office:value-type="percentage" office:value="1.31135190825918">
            <text:p>131.14%</text:p>
          </table:table-cell>
          <table:table-cell table:formula="of:=[.N222]/[.N221]-1" office:value-type="percentage" office:value="0.00419087819604158">
            <text:p>0.42%</text:p>
          </table:table-cell>
          <table:table-cell table:number-columns-repeated="1007"/>
        </table:table-row>
        <table:table-row table:style-name="ro2">
          <table:table-cell office:value-type="date" office:date-value="2011-11-16">
            <text:p>11/16/11</text:p>
          </table:table-cell>
          <table:table-cell office:value-type="float" office:value="66.17">
            <text:p>66.17</text:p>
          </table:table-cell>
          <table:table-cell table:formula="of:=[.C222]/[.B222]*[.B223]" office:value-type="percentage" office:value="1.62699778706663">
            <text:p>162.70%</text:p>
          </table:table-cell>
          <table:table-cell table:formula="of:=[.C223]*[.$T$3]" office:value-type="currency" office:currency="USD" office:value="234805.066633882">
            <text:p>$234,805.07</text:p>
          </table:table-cell>
          <table:table-cell office:value-type="float" office:value="38.88">
            <text:p>38.88</text:p>
          </table:table-cell>
          <table:table-cell table:formula="of:=[.F222]/[.E222]*[.E223]" office:value-type="percentage" office:value="1.45291479820628">
            <text:p>145.29%</text:p>
          </table:table-cell>
          <table:table-cell table:formula="of:=[.F223]*[.$T$4]" office:value-type="currency" office:currency="USD" office:value="210131.725560538">
            <text:p>$210,131.73</text:p>
          </table:table-cell>
          <table:table-cell office:value-type="float" office:value="90.39">
            <text:p>90.39</text:p>
          </table:table-cell>
          <table:table-cell table:formula="of:=[.I222]/[.H222]*[.H223]" office:value-type="percentage" office:value="1.24349979364424">
            <text:p>124.35%</text:p>
          </table:table-cell>
          <table:table-cell table:formula="of:=[.I223]*[.$T$5]" office:value-type="currency" office:currency="USD" office:value="313664.491498143">
            <text:p>$313,664.49</text:p>
          </table:table-cell>
          <table:table-cell office:value-type="float" office:value="41.79">
            <text:p>41.79</text:p>
          </table:table-cell>
          <table:table-cell table:formula="of:=[.L222]/[.K222]*[.K223]" office:value-type="percentage" office:value="1.1768515911011">
            <text:p>117.69%</text:p>
          </table:table-cell>
          <table:table-cell table:formula="of:=[.L223]*[.$T$6]" office:value-type="currency" office:currency="USD" office:value="539952.455364685">
            <text:p>$539,952.46</text:p>
          </table:table-cell>
          <table:table-cell table:formula="of:=[.D223]+[.G223]+[.J223]+[.M223]" office:value-type="currency" office:currency="USD" office:value="1298553.73905725">
            <text:p>$1,298,553.74</text:p>
          </table:table-cell>
          <table:table-cell table:formula="of:=[.N223]/[.$N$2]" office:value-type="percentage" office:value="1.29855373905725">
            <text:p>129.86%</text:p>
          </table:table-cell>
          <table:table-cell table:formula="of:=[.N223]/[.N222]-1" office:value-type="percentage" office:value="-0.00975952307029193">
            <text:p>-0.98%</text:p>
          </table:table-cell>
          <table:table-cell table:number-columns-repeated="1007"/>
        </table:table-row>
        <table:table-row table:style-name="ro2">
          <table:table-cell office:value-type="date" office:date-value="2011-11-17">
            <text:p>11/17/11</text:p>
          </table:table-cell>
          <table:table-cell office:value-type="float" office:value="64.69">
            <text:p>64.69</text:p>
          </table:table-cell>
          <table:table-cell table:formula="of:=[.C223]/[.B223]*[.B224]" office:value-type="percentage" office:value="1.59060732726826">
            <text:p>159.06%</text:p>
          </table:table-cell>
          <table:table-cell table:formula="of:=[.C224]*[.$T$3]" office:value-type="currency" office:currency="USD" office:value="229553.2682567">
            <text:p>$229,553.27</text:p>
          </table:table-cell>
          <table:table-cell office:value-type="float" office:value="38.91">
            <text:p>38.91</text:p>
          </table:table-cell>
          <table:table-cell table:formula="of:=[.F223]/[.E223]*[.E224]" office:value-type="percentage" office:value="1.45403587443946">
            <text:p>145.40%</text:p>
          </table:table-cell>
          <table:table-cell table:formula="of:=[.F224]*[.$T$4]" office:value-type="currency" office:currency="USD" office:value="210293.864237668">
            <text:p>$210,293.86</text:p>
          </table:table-cell>
          <table:table-cell office:value-type="float" office:value="89.55">
            <text:p>89.55</text:p>
          </table:table-cell>
          <table:table-cell table:formula="of:=[.I223]/[.H223]*[.H224]" office:value-type="percentage" office:value="1.23194387123401">
            <text:p>123.19%</text:p>
          </table:table-cell>
          <table:table-cell table:formula="of:=[.I224]*[.$T$5]" office:value-type="currency" office:currency="USD" office:value="310749.587494841">
            <text:p>$310,749.59</text:p>
          </table:table-cell>
          <table:table-cell office:value-type="float" office:value="41.71">
            <text:p>41.71</text:p>
          </table:table-cell>
          <table:table-cell table:formula="of:=[.L223]/[.K223]*[.K224]" office:value-type="percentage" office:value="1.17459870459025">
            <text:p>117.46%</text:p>
          </table:table-cell>
          <table:table-cell table:formula="of:=[.L224]*[.$T$6]" office:value-type="currency" office:currency="USD" office:value="538918.806251759">
            <text:p>$538,918.81</text:p>
          </table:table-cell>
          <table:table-cell table:formula="of:=[.D224]+[.G224]+[.J224]+[.M224]" office:value-type="currency" office:currency="USD" office:value="1289515.52624097">
            <text:p>$1,289,515.53</text:p>
          </table:table-cell>
          <table:table-cell table:formula="of:=[.N224]/[.$N$2]" office:value-type="percentage" office:value="1.28951552624097">
            <text:p>128.95%</text:p>
          </table:table-cell>
          <table:table-cell table:formula="of:=[.N224]/[.N223]-1" office:value-type="percentage" office:value="-0.00696021469457364">
            <text:p>-0.70%</text:p>
          </table:table-cell>
          <table:table-cell table:number-columns-repeated="1007"/>
        </table:table-row>
        <table:table-row table:style-name="ro2">
          <table:table-cell office:value-type="date" office:date-value="2011-11-18">
            <text:p>11/18/11</text:p>
          </table:table-cell>
          <table:table-cell office:value-type="float" office:value="64.12">
            <text:p>64.12</text:p>
          </table:table-cell>
          <table:table-cell table:formula="of:=[.C224]/[.B224]*[.B225]" office:value-type="percentage" office:value="1.57659208261618">
            <text:p>157.66%</text:p>
          </table:table-cell>
          <table:table-cell table:formula="of:=[.C225]*[.$T$3]" office:value-type="currency" office:currency="USD" office:value="227530.616179002">
            <text:p>$227,530.62</text:p>
          </table:table-cell>
          <table:table-cell office:value-type="float" office:value="38.98">
            <text:p>38.98</text:p>
          </table:table-cell>
          <table:table-cell table:formula="of:=[.F224]/[.E224]*[.E225]" office:value-type="percentage" office:value="1.45665171898356">
            <text:p>145.67%</text:p>
          </table:table-cell>
          <table:table-cell table:formula="of:=[.F225]*[.$T$4]" office:value-type="currency" office:currency="USD" office:value="210672.187817638">
            <text:p>$210,672.19</text:p>
          </table:table-cell>
          <table:table-cell office:value-type="float" office:value="89.99">
            <text:p>89.99</text:p>
          </table:table-cell>
          <table:table-cell table:formula="of:=[.I224]/[.H224]*[.H225]" office:value-type="percentage" office:value="1.23799697344889">
            <text:p>123.80%</text:p>
          </table:table-cell>
          <table:table-cell table:formula="of:=[.I225]*[.$T$5]" office:value-type="currency" office:currency="USD" office:value="312276.441972761">
            <text:p>$312,276.44</text:p>
          </table:table-cell>
          <table:table-cell office:value-type="float" office:value="41.86">
            <text:p>41.86</text:p>
          </table:table-cell>
          <table:table-cell table:formula="of:=[.L224]/[.K224]*[.K225]" office:value-type="percentage" office:value="1.17882286679808">
            <text:p>117.88%</text:p>
          </table:table-cell>
          <table:table-cell table:formula="of:=[.L225]*[.$T$6]" office:value-type="currency" office:currency="USD" office:value="540856.898338495">
            <text:p>$540,856.90</text:p>
          </table:table-cell>
          <table:table-cell table:formula="of:=[.D225]+[.G225]+[.J225]+[.M225]" office:value-type="currency" office:currency="USD" office:value="1291336.1443079">
            <text:p>$1,291,336.14</text:p>
          </table:table-cell>
          <table:table-cell table:formula="of:=[.N225]/[.$N$2]" office:value-type="percentage" office:value="1.2913361443079">
            <text:p>129.13%</text:p>
          </table:table-cell>
          <table:table-cell table:formula="of:=[.N225]/[.N224]-1" office:value-type="percentage" office:value="0.00141186207523614">
            <text:p>0.14%</text:p>
          </table:table-cell>
          <table:table-cell table:number-columns-repeated="1007"/>
        </table:table-row>
        <table:table-row table:style-name="ro2">
          <table:table-cell office:value-type="date" office:date-value="2011-11-21">
            <text:p>11/21/11</text:p>
          </table:table-cell>
          <table:table-cell office:value-type="float" office:value="64.41">
            <text:p>64.41</text:p>
          </table:table-cell>
          <table:table-cell table:formula="of:=[.C225]/[.B225]*[.B226]" office:value-type="percentage" office:value="1.58372264568478">
            <text:p>158.37%</text:p>
          </table:table-cell>
          <table:table-cell table:formula="of:=[.C226]*[.$T$3]" office:value-type="currency" office:currency="USD" office:value="228559.684779936">
            <text:p>$228,559.68</text:p>
          </table:table-cell>
          <table:table-cell office:value-type="float" office:value="38.46">
            <text:p>38.46</text:p>
          </table:table-cell>
          <table:table-cell table:formula="of:=[.F225]/[.E225]*[.E226]" office:value-type="percentage" office:value="1.4372197309417">
            <text:p>143.72%</text:p>
          </table:table-cell>
          <table:table-cell table:formula="of:=[.F226]*[.$T$4]" office:value-type="currency" office:currency="USD" office:value="207861.784080717">
            <text:p>$207,861.78</text:p>
          </table:table-cell>
          <table:table-cell office:value-type="float" office:value="89.54">
            <text:p>89.54</text:p>
          </table:table-cell>
          <table:table-cell table:formula="of:=[.I225]/[.H225]*[.H226]" office:value-type="percentage" office:value="1.23180630072912">
            <text:p>123.18%</text:p>
          </table:table-cell>
          <table:table-cell table:formula="of:=[.I226]*[.$T$5]" office:value-type="currency" office:currency="USD" office:value="310714.886256706">
            <text:p>$310,714.89</text:p>
          </table:table-cell>
          <table:table-cell office:value-type="float" office:value="41.68">
            <text:p>41.68</text:p>
          </table:table-cell>
          <table:table-cell table:formula="of:=[.L225]/[.K225]*[.K226]" office:value-type="percentage" office:value="1.17375387214869">
            <text:p>117.38%</text:p>
          </table:table-cell>
          <table:table-cell table:formula="of:=[.L226]*[.$T$6]" office:value-type="currency" office:currency="USD" office:value="538531.187834412">
            <text:p>$538,531.19</text:p>
          </table:table-cell>
          <table:table-cell table:formula="of:=[.D226]+[.G226]+[.J226]+[.M226]" office:value-type="currency" office:currency="USD" office:value="1285667.54295177">
            <text:p>$1,285,667.54</text:p>
          </table:table-cell>
          <table:table-cell table:formula="of:=[.N226]/[.$N$2]" office:value-type="percentage" office:value="1.28566754295177">
            <text:p>128.57%</text:p>
          </table:table-cell>
          <table:table-cell table:formula="of:=[.N226]/[.N225]-1" office:value-type="percentage" office:value="-0.0043897178756368">
            <text:p>-0.44%</text:p>
          </table:table-cell>
          <table:table-cell table:number-columns-repeated="1007"/>
        </table:table-row>
        <table:table-row table:style-name="ro2">
          <table:table-cell office:value-type="date" office:date-value="2011-11-22">
            <text:p>11/22/11</text:p>
          </table:table-cell>
          <table:table-cell office:value-type="float" office:value="66.18">
            <text:p>66.18</text:p>
          </table:table-cell>
          <table:table-cell table:formula="of:=[.C226]/[.B226]*[.B227]" office:value-type="percentage" office:value="1.62724366855176">
            <text:p>162.72%</text:p>
          </table:table-cell>
          <table:table-cell table:formula="of:=[.C227]*[.$T$3]" office:value-type="currency" office:currency="USD" office:value="234840.551758053">
            <text:p>$234,840.55</text:p>
          </table:table-cell>
          <table:table-cell office:value-type="float" office:value="38.56">
            <text:p>38.56</text:p>
          </table:table-cell>
          <table:table-cell table:formula="of:=[.F226]/[.E226]*[.E227]" office:value-type="percentage" office:value="1.44095665171898">
            <text:p>144.10%</text:p>
          </table:table-cell>
          <table:table-cell table:formula="of:=[.F227]*[.$T$4]" office:value-type="currency" office:currency="USD" office:value="208402.246337818">
            <text:p>$208,402.25</text:p>
          </table:table-cell>
          <table:table-cell office:value-type="float" office:value="89.9">
            <text:p>89.90</text:p>
          </table:table-cell>
          <table:table-cell table:formula="of:=[.I226]/[.H226]*[.H227]" office:value-type="percentage" office:value="1.23675883890494">
            <text:p>123.68%</text:p>
          </table:table-cell>
          <table:table-cell table:formula="of:=[.I227]*[.$T$5]" office:value-type="currency" office:currency="USD" office:value="311964.13082955">
            <text:p>$311,964.13</text:p>
          </table:table-cell>
          <table:table-cell office:value-type="float" office:value="41.3">
            <text:p>41.30</text:p>
          </table:table-cell>
          <table:table-cell table:formula="of:=[.L226]/[.K226]*[.K227]" office:value-type="percentage" office:value="1.16305266122219">
            <text:p>116.31%</text:p>
          </table:table-cell>
          <table:table-cell table:formula="of:=[.L227]*[.$T$6]" office:value-type="currency" office:currency="USD" office:value="533621.354548014">
            <text:p>$533,621.35</text:p>
          </table:table-cell>
          <table:table-cell table:formula="of:=[.D227]+[.G227]+[.J227]+[.M227]" office:value-type="currency" office:currency="USD" office:value="1288828.28347343">
            <text:p>$1,288,828.28</text:p>
          </table:table-cell>
          <table:table-cell table:formula="of:=[.N227]/[.$N$2]" office:value-type="percentage" office:value="1.28882828347343">
            <text:p>128.88%</text:p>
          </table:table-cell>
          <table:table-cell table:formula="of:=[.N227]/[.N226]-1" office:value-type="percentage" office:value="0.00245844311695476">
            <text:p>0.25%</text:p>
          </table:table-cell>
          <table:table-cell table:number-columns-repeated="1007"/>
        </table:table-row>
        <table:table-row table:style-name="ro2">
          <table:table-cell office:value-type="date" office:date-value="2011-11-23">
            <text:p>11/23/11</text:p>
          </table:table-cell>
          <table:table-cell office:value-type="float" office:value="64.87">
            <text:p>64.87</text:p>
          </table:table-cell>
          <table:table-cell table:formula="of:=[.C227]/[.B227]*[.B228]" office:value-type="percentage" office:value="1.59503319400049">
            <text:p>159.50%</text:p>
          </table:table-cell>
          <table:table-cell table:formula="of:=[.C228]*[.$T$3]" office:value-type="currency" office:currency="USD" office:value="230192.000491763">
            <text:p>$230,192.00</text:p>
          </table:table-cell>
          <table:table-cell office:value-type="float" office:value="37.87">
            <text:p>37.87</text:p>
          </table:table-cell>
          <table:table-cell table:formula="of:=[.F227]/[.E227]*[.E228]" office:value-type="percentage" office:value="1.41517189835575">
            <text:p>141.52%</text:p>
          </table:table-cell>
          <table:table-cell table:formula="of:=[.F228]*[.$T$4]" office:value-type="currency" office:currency="USD" office:value="204673.056763826">
            <text:p>$204,673.06</text:p>
          </table:table-cell>
          <table:table-cell office:value-type="float" office:value="89.14">
            <text:p>89.14</text:p>
          </table:table-cell>
          <table:table-cell table:formula="of:=[.I227]/[.H227]*[.H228]" office:value-type="percentage" office:value="1.22630348053377">
            <text:p>122.63%</text:p>
          </table:table-cell>
          <table:table-cell table:formula="of:=[.I228]*[.$T$5]" office:value-type="currency" office:currency="USD" office:value="309326.836731325">
            <text:p>$309,326.84</text:p>
          </table:table-cell>
          <table:table-cell office:value-type="float" office:value="40.89">
            <text:p>40.89</text:p>
          </table:table-cell>
          <table:table-cell table:formula="of:=[.L227]/[.K227]*[.K228]" office:value-type="percentage" office:value="1.15150661785412">
            <text:p>115.15%</text:p>
          </table:table-cell>
          <table:table-cell table:formula="of:=[.L228]*[.$T$6]" office:value-type="currency" office:currency="USD" office:value="528323.902844268">
            <text:p>$528,323.90</text:p>
          </table:table-cell>
          <table:table-cell table:formula="of:=[.D228]+[.G228]+[.J228]+[.M228]" office:value-type="currency" office:currency="USD" office:value="1272515.79683118">
            <text:p>$1,272,515.80</text:p>
          </table:table-cell>
          <table:table-cell table:formula="of:=[.N228]/[.$N$2]" office:value-type="percentage" office:value="1.27251579683118">
            <text:p>127.25%</text:p>
          </table:table-cell>
          <table:table-cell table:formula="of:=[.N228]/[.N227]-1" office:value-type="percentage" office:value="-0.0126568347788648">
            <text:p>-1.27%</text:p>
          </table:table-cell>
          <table:table-cell table:number-columns-repeated="1007"/>
        </table:table-row>
        <table:table-row table:style-name="ro2">
          <table:table-cell office:value-type="date" office:date-value="2011-11-25">
            <text:p>11/25/11</text:p>
          </table:table-cell>
          <table:table-cell office:value-type="float" office:value="63.87">
            <text:p>63.87</text:p>
          </table:table-cell>
          <table:table-cell table:formula="of:=[.C228]/[.B228]*[.B229]" office:value-type="percentage" office:value="1.57044504548807">
            <text:p>157.04%</text:p>
          </table:table-cell>
          <table:table-cell table:formula="of:=[.C229]*[.$T$3]" office:value-type="currency" office:currency="USD" office:value="226643.488074748">
            <text:p>$226,643.49</text:p>
          </table:table-cell>
          <table:table-cell office:value-type="float" office:value="38.03">
            <text:p>38.03</text:p>
          </table:table-cell>
          <table:table-cell table:formula="of:=[.F228]/[.E228]*[.E229]" office:value-type="percentage" office:value="1.4211509715994">
            <text:p>142.12%</text:p>
          </table:table-cell>
          <table:table-cell table:formula="of:=[.F229]*[.$T$4]" office:value-type="currency" office:currency="USD" office:value="205537.796375187">
            <text:p>$205,537.80</text:p>
          </table:table-cell>
          <table:table-cell office:value-type="float" office:value="89.37">
            <text:p>89.37</text:p>
          </table:table-cell>
          <table:table-cell table:formula="of:=[.I228]/[.H228]*[.H229]" office:value-type="percentage" office:value="1.2294676021461">
            <text:p>122.95%</text:p>
          </table:table-cell>
          <table:table-cell table:formula="of:=[.I229]*[.$T$5]" office:value-type="currency" office:currency="USD" office:value="310124.965208419">
            <text:p>$310,124.97</text:p>
          </table:table-cell>
          <table:table-cell office:value-type="float" office:value="41.15">
            <text:p>41.15</text:p>
          </table:table-cell>
          <table:table-cell table:formula="of:=[.L228]/[.K228]*[.K229]" office:value-type="percentage" office:value="1.15882849901436">
            <text:p>115.88%</text:p>
          </table:table-cell>
          <table:table-cell table:formula="of:=[.L229]*[.$T$6]" office:value-type="currency" office:currency="USD" office:value="531683.262461278">
            <text:p>$531,683.26</text:p>
          </table:table-cell>
          <table:table-cell table:formula="of:=[.D229]+[.G229]+[.J229]+[.M229]" office:value-type="currency" office:currency="USD" office:value="1273989.51211963">
            <text:p>$1,273,989.51</text:p>
          </table:table-cell>
          <table:table-cell table:formula="of:=[.N229]/[.$N$2]" office:value-type="percentage" office:value="1.27398951211963">
            <text:p>127.40%</text:p>
          </table:table-cell>
          <table:table-cell table:formula="of:=[.N229]/[.N228]-1" office:value-type="percentage" office:value="0.00115811158660573">
            <text:p>0.12%</text:p>
          </table:table-cell>
          <table:table-cell table:number-columns-repeated="1007"/>
        </table:table-row>
        <table:table-row table:style-name="ro2">
          <table:table-cell office:value-type="date" office:date-value="2011-11-28">
            <text:p>11/28/11</text:p>
          </table:table-cell>
          <table:table-cell office:value-type="float" office:value="67.47">
            <text:p>67.47</text:p>
          </table:table-cell>
          <table:table-cell table:formula="of:=[.C229]/[.B229]*[.B230]" office:value-type="percentage" office:value="1.65896238013278">
            <text:p>165.90%</text:p>
          </table:table-cell>
          <table:table-cell table:formula="of:=[.C230]*[.$T$3]" office:value-type="currency" office:currency="USD" office:value="239418.132776002">
            <text:p>$239,418.13</text:p>
          </table:table-cell>
          <table:table-cell office:value-type="float" office:value="39.03">
            <text:p>39.03</text:p>
          </table:table-cell>
          <table:table-cell table:formula="of:=[.F229]/[.E229]*[.E230]" office:value-type="percentage" office:value="1.4585201793722">
            <text:p>145.85%</text:p>
          </table:table-cell>
          <table:table-cell table:formula="of:=[.F230]*[.$T$4]" office:value-type="currency" office:currency="USD" office:value="210942.418946188">
            <text:p>$210,942.42</text:p>
          </table:table-cell>
          <table:table-cell office:value-type="float" office:value="90.98">
            <text:p>90.98</text:p>
          </table:table-cell>
          <table:table-cell table:formula="of:=[.I229]/[.H229]*[.H230]" office:value-type="percentage" office:value="1.25161645343238">
            <text:p>125.16%</text:p>
          </table:table-cell>
          <table:table-cell table:formula="of:=[.I230]*[.$T$5]" office:value-type="currency" office:currency="USD" office:value="315711.864548081">
            <text:p>$315,711.86</text:p>
          </table:table-cell>
          <table:table-cell office:value-type="float" office:value="41.4">
            <text:p>41.40</text:p>
          </table:table-cell>
          <table:table-cell table:formula="of:=[.L229]/[.K229]*[.K230]" office:value-type="percentage" office:value="1.16586876936074">
            <text:p>116.59%</text:p>
          </table:table-cell>
          <table:table-cell table:formula="of:=[.L230]*[.$T$6]" office:value-type="currency" office:currency="USD" office:value="534913.415939171">
            <text:p>$534,913.42</text:p>
          </table:table-cell>
          <table:table-cell table:formula="of:=[.D230]+[.G230]+[.J230]+[.M230]" office:value-type="currency" office:currency="USD" office:value="1300985.83220944">
            <text:p>$1,300,985.83</text:p>
          </table:table-cell>
          <table:table-cell table:formula="of:=[.N230]/[.$N$2]" office:value-type="percentage" office:value="1.30098583220944">
            <text:p>130.10%</text:p>
          </table:table-cell>
          <table:table-cell table:formula="of:=[.N230]/[.N229]-1" office:value-type="percentage" office:value="0.0211903785965197">
            <text:p>2.12%</text:p>
          </table:table-cell>
          <table:table-cell table:number-columns-repeated="1007"/>
        </table:table-row>
        <table:table-row table:style-name="ro2">
          <table:table-cell office:value-type="date" office:date-value="2011-11-29">
            <text:p>11/29/11</text:p>
          </table:table-cell>
          <table:table-cell office:value-type="float" office:value="65.97">
            <text:p>65.97</text:p>
          </table:table-cell>
          <table:table-cell table:formula="of:=[.C230]/[.B230]*[.B231]" office:value-type="percentage" office:value="1.62208015736415">
            <text:p>162.21%</text:p>
          </table:table-cell>
          <table:table-cell table:formula="of:=[.C231]*[.$T$3]" office:value-type="currency" office:currency="USD" office:value="234095.364150479">
            <text:p>$234,095.36</text:p>
          </table:table-cell>
          <table:table-cell office:value-type="float" office:value="39.42">
            <text:p>39.42</text:p>
          </table:table-cell>
          <table:table-cell table:formula="of:=[.F230]/[.E230]*[.E231]" office:value-type="percentage" office:value="1.47309417040359">
            <text:p>147.31%</text:p>
          </table:table-cell>
          <table:table-cell table:formula="of:=[.F231]*[.$T$4]" office:value-type="currency" office:currency="USD" office:value="213050.221748879">
            <text:p>$213,050.22</text:p>
          </table:table-cell>
          <table:table-cell office:value-type="float" office:value="91.37">
            <text:p>91.37</text:p>
          </table:table-cell>
          <table:table-cell table:formula="of:=[.I230]/[.H230]*[.H231]" office:value-type="percentage" office:value="1.25698170312285">
            <text:p>125.70%</text:p>
          </table:table-cell>
          <table:table-cell table:formula="of:=[.I231]*[.$T$5]" office:value-type="currency" office:currency="USD" office:value="317065.212835328">
            <text:p>$317,065.21</text:p>
          </table:table-cell>
          <table:table-cell office:value-type="float" office:value="41.92">
            <text:p>41.92</text:p>
          </table:table-cell>
          <table:table-cell table:formula="of:=[.L230]/[.K230]*[.K231]" office:value-type="percentage" office:value="1.18051253168121">
            <text:p>118.05%</text:p>
          </table:table-cell>
          <table:table-cell table:formula="of:=[.L231]*[.$T$6]" office:value-type="currency" office:currency="USD" office:value="541632.13517319">
            <text:p>$541,632.14</text:p>
          </table:table-cell>
          <table:table-cell table:formula="of:=[.D231]+[.G231]+[.J231]+[.M231]" office:value-type="currency" office:currency="USD" office:value="1305842.93390788">
            <text:p>$1,305,842.93</text:p>
          </table:table-cell>
          <table:table-cell table:formula="of:=[.N231]/[.$N$2]" office:value-type="percentage" office:value="1.30584293390788">
            <text:p>130.58%</text:p>
          </table:table-cell>
          <table:table-cell table:formula="of:=[.N231]/[.N230]-1" office:value-type="percentage" office:value="0.00373340091658436">
            <text:p>0.37%</text:p>
          </table:table-cell>
          <table:table-cell table:number-columns-repeated="1007"/>
        </table:table-row>
        <table:table-row table:style-name="ro2">
          <table:table-cell office:value-type="date" office:date-value="2011-11-30">
            <text:p>11/30/11</text:p>
          </table:table-cell>
          <table:table-cell office:value-type="float" office:value="68.66">
            <text:p>68.66</text:p>
          </table:table-cell>
          <table:table-cell table:formula="of:=[.C231]/[.B231]*[.B232]" office:value-type="percentage" office:value="1.68822227686255">
            <text:p>168.82%</text:p>
          </table:table-cell>
          <table:table-cell table:formula="of:=[.C232]*[.$T$3]" office:value-type="currency" office:currency="USD" office:value="243640.86255225">
            <text:p>$243,640.86</text:p>
          </table:table-cell>
          <table:table-cell office:value-type="float" office:value="40.69">
            <text:p>40.69</text:p>
          </table:table-cell>
          <table:table-cell table:formula="of:=[.F231]/[.E231]*[.E232]" office:value-type="percentage" office:value="1.52055306427504">
            <text:p>152.06%</text:p>
          </table:table-cell>
          <table:table-cell table:formula="of:=[.F232]*[.$T$4]" office:value-type="currency" office:currency="USD" office:value="219914.092414051">
            <text:p>$219,914.09</text:p>
          </table:table-cell>
          <table:table-cell office:value-type="float" office:value="93.38">
            <text:p>93.38</text:p>
          </table:table-cell>
          <table:table-cell table:formula="of:=[.I231]/[.H231]*[.H232]" office:value-type="percentage" office:value="1.28463337460448">
            <text:p>128.46%</text:p>
          </table:table-cell>
          <table:table-cell table:formula="of:=[.I232]*[.$T$5]" office:value-type="currency" office:currency="USD" office:value="324040.161700371">
            <text:p>$324,040.16</text:p>
          </table:table-cell>
          <table:table-cell office:value-type="float" office:value="42.55">
            <text:p>42.55</text:p>
          </table:table-cell>
          <table:table-cell table:formula="of:=[.L231]/[.K231]*[.K232]" office:value-type="percentage" office:value="1.1982540129541">
            <text:p>119.83%</text:p>
          </table:table-cell>
          <table:table-cell table:formula="of:=[.L232]*[.$T$6]" office:value-type="currency" office:currency="USD" office:value="549772.121937481">
            <text:p>$549,772.12</text:p>
          </table:table-cell>
          <table:table-cell table:formula="of:=[.D232]+[.G232]+[.J232]+[.M232]" office:value-type="currency" office:currency="USD" office:value="1337367.23860415">
            <text:p>$1,337,367.24</text:p>
          </table:table-cell>
          <table:table-cell table:formula="of:=[.N232]/[.$N$2]" office:value-type="percentage" office:value="1.33736723860415">
            <text:p>133.74%</text:p>
          </table:table-cell>
          <table:table-cell table:formula="of:=[.N232]/[.N231]-1" office:value-type="percentage" office:value="0.0241409620389315">
            <text:p>2.41%</text:p>
          </table:table-cell>
          <table:table-cell table:number-columns-repeated="1007"/>
        </table:table-row>
        <table:table-row table:style-name="ro2">
          <table:table-cell office:value-type="date" office:date-value="2011-12-01">
            <text:p>12/01/11</text:p>
          </table:table-cell>
          <table:table-cell office:value-type="float" office:value="69.26">
            <text:p>69.26</text:p>
          </table:table-cell>
          <table:table-cell table:formula="of:=[.C232]/[.B232]*[.B233]" office:value-type="percentage" office:value="1.70297516597">
            <text:p>170.30%</text:p>
          </table:table-cell>
          <table:table-cell table:formula="of:=[.C233]*[.$T$3]" office:value-type="currency" office:currency="USD" office:value="245769.970002459">
            <text:p>$245,769.97</text:p>
          </table:table-cell>
          <table:table-cell office:value-type="float" office:value="40.7">
            <text:p>40.70</text:p>
          </table:table-cell>
          <table:table-cell table:formula="of:=[.F232]/[.E232]*[.E233]" office:value-type="percentage" office:value="1.52092675635276">
            <text:p>152.09%</text:p>
          </table:table-cell>
          <table:table-cell table:formula="of:=[.F233]*[.$T$4]" office:value-type="currency" office:currency="USD" office:value="219968.138639761">
            <text:p>$219,968.14</text:p>
          </table:table-cell>
          <table:table-cell office:value-type="float" office:value="93.36">
            <text:p>93.36</text:p>
          </table:table-cell>
          <table:table-cell table:formula="of:=[.I232]/[.H232]*[.H233]" office:value-type="percentage" office:value="1.28435823359472">
            <text:p>128.44%</text:p>
          </table:table-cell>
          <table:table-cell table:formula="of:=[.I233]*[.$T$5]" office:value-type="currency" office:currency="USD" office:value="323970.759224102">
            <text:p>$323,970.76</text:p>
          </table:table-cell>
          <table:table-cell office:value-type="float" office:value="42.69">
            <text:p>42.69</text:p>
          </table:table-cell>
          <table:table-cell table:formula="of:=[.L232]/[.K232]*[.K233]" office:value-type="percentage" office:value="1.20219656434807">
            <text:p>120.22%</text:p>
          </table:table-cell>
          <table:table-cell table:formula="of:=[.L233]*[.$T$6]" office:value-type="currency" office:currency="USD" office:value="551581.007885102">
            <text:p>$551,581.01</text:p>
          </table:table-cell>
          <table:table-cell table:formula="of:=[.D233]+[.G233]+[.J233]+[.M233]" office:value-type="currency" office:currency="USD" office:value="1341289.87575142">
            <text:p>$1,341,289.88</text:p>
          </table:table-cell>
          <table:table-cell table:formula="of:=[.N233]/[.$N$2]" office:value-type="percentage" office:value="1.34128987575142">
            <text:p>134.13%</text:p>
          </table:table-cell>
          <table:table-cell table:formula="of:=[.N233]/[.N232]-1" office:value-type="percentage" office:value="0.00293310396280133">
            <text:p>0.29%</text:p>
          </table:table-cell>
          <table:table-cell table:number-columns-repeated="1007"/>
        </table:table-row>
        <table:table-row table:style-name="ro2">
          <table:table-cell office:value-type="date" office:date-value="2011-12-02">
            <text:p>12/02/11</text:p>
          </table:table-cell>
          <table:table-cell office:value-type="float" office:value="66.98">
            <text:p>66.98</text:p>
          </table:table-cell>
          <table:table-cell table:formula="of:=[.C233]/[.B233]*[.B234]" office:value-type="percentage" office:value="1.64691418736169">
            <text:p>164.69%</text:p>
          </table:table-cell>
          <table:table-cell table:formula="of:=[.C234]*[.$T$3]" office:value-type="currency" office:currency="USD" office:value="237679.361691665">
            <text:p>$237,679.36</text:p>
          </table:table-cell>
          <table:table-cell office:value-type="float" office:value="40.67">
            <text:p>40.67</text:p>
          </table:table-cell>
          <table:table-cell table:formula="of:=[.F233]/[.E233]*[.E234]" office:value-type="percentage" office:value="1.51980568011958">
            <text:p>151.98%</text:p>
          </table:table-cell>
          <table:table-cell table:formula="of:=[.F234]*[.$T$4]" office:value-type="currency" office:currency="USD" office:value="219805.999962631">
            <text:p>$219,806.00</text:p>
          </table:table-cell>
          <table:table-cell office:value-type="float" office:value="93.56">
            <text:p>93.56</text:p>
          </table:table-cell>
          <table:table-cell table:formula="of:=[.I233]/[.H233]*[.H234]" office:value-type="percentage" office:value="1.28710964369239">
            <text:p>128.71%</text:p>
          </table:table-cell>
          <table:table-cell table:formula="of:=[.I234]*[.$T$5]" office:value-type="currency" office:currency="USD" office:value="324664.783986793">
            <text:p>$324,664.78</text:p>
          </table:table-cell>
          <table:table-cell office:value-type="float" office:value="42.4">
            <text:p>42.40</text:p>
          </table:table-cell>
          <table:table-cell table:formula="of:=[.L233]/[.K233]*[.K234]" office:value-type="percentage" office:value="1.19402985074627">
            <text:p>119.40%</text:p>
          </table:table-cell>
          <table:table-cell table:formula="of:=[.L234]*[.$T$6]" office:value-type="currency" office:currency="USD" office:value="547834.029850745">
            <text:p>$547,834.03</text:p>
          </table:table-cell>
          <table:table-cell table:formula="of:=[.D234]+[.G234]+[.J234]+[.M234]" office:value-type="currency" office:currency="USD" office:value="1329984.17549183">
            <text:p>$1,329,984.18</text:p>
          </table:table-cell>
          <table:table-cell table:formula="of:=[.N234]/[.$N$2]" office:value-type="percentage" office:value="1.32998417549183">
            <text:p>133.00%</text:p>
          </table:table-cell>
          <table:table-cell table:formula="of:=[.N234]/[.N233]-1" office:value-type="percentage" office:value="-0.00842897606548798">
            <text:p>-0.84%</text:p>
          </table:table-cell>
          <table:table-cell table:number-columns-repeated="1007"/>
        </table:table-row>
        <table:table-row table:style-name="ro2">
          <table:table-cell office:value-type="date" office:date-value="2011-12-05">
            <text:p>12/05/11</text:p>
          </table:table-cell>
          <table:table-cell office:value-type="float" office:value="65.1">
            <text:p>65.10</text:p>
          </table:table-cell>
          <table:table-cell table:formula="of:=[.C234]/[.B234]*[.B235]" office:value-type="percentage" office:value="1.60068846815835">
            <text:p>160.07%</text:p>
          </table:table-cell>
          <table:table-cell table:formula="of:=[.C235]*[.$T$3]" office:value-type="currency" office:currency="USD" office:value="231008.158347676">
            <text:p>$231,008.16</text:p>
          </table:table-cell>
          <table:table-cell office:value-type="float" office:value="41.05">
            <text:p>41.05</text:p>
          </table:table-cell>
          <table:table-cell table:formula="of:=[.F234]/[.E234]*[.E235]" office:value-type="percentage" office:value="1.53400597907324">
            <text:p>153.40%</text:p>
          </table:table-cell>
          <table:table-cell table:formula="of:=[.F235]*[.$T$4]" office:value-type="currency" office:currency="USD" office:value="221859.756539611">
            <text:p>$221,859.76</text:p>
          </table:table-cell>
          <table:table-cell office:value-type="float" office:value="93.22">
            <text:p>93.22</text:p>
          </table:table-cell>
          <table:table-cell table:formula="of:=[.I234]/[.H234]*[.H235]" office:value-type="percentage" office:value="1.28243224652634">
            <text:p>128.24%</text:p>
          </table:table-cell>
          <table:table-cell table:formula="of:=[.I235]*[.$T$5]" office:value-type="currency" office:currency="USD" office:value="323484.941890219">
            <text:p>$323,484.94</text:p>
          </table:table-cell>
          <table:table-cell office:value-type="float" office:value="42.91">
            <text:p>42.91</text:p>
          </table:table-cell>
          <table:table-cell table:formula="of:=[.L234]/[.K234]*[.K235]" office:value-type="percentage" office:value="1.20839200225288">
            <text:p>120.84%</text:p>
          </table:table-cell>
          <table:table-cell table:formula="of:=[.L235]*[.$T$6]" office:value-type="currency" office:currency="USD" office:value="554423.542945648">
            <text:p>$554,423.54</text:p>
          </table:table-cell>
          <table:table-cell table:formula="of:=[.D235]+[.G235]+[.J235]+[.M235]" office:value-type="currency" office:currency="USD" office:value="1330776.39972315">
            <text:p>$1,330,776.40</text:p>
          </table:table-cell>
          <table:table-cell table:formula="of:=[.N235]/[.$N$2]" office:value-type="percentage" office:value="1.33077639972315">
            <text:p>133.08%</text:p>
          </table:table-cell>
          <table:table-cell table:formula="of:=[.N235]/[.N234]-1" office:value-type="percentage" office:value="0.000595664404072771">
            <text:p>0.06%</text:p>
          </table:table-cell>
          <table:table-cell table:number-columns-repeated="1007"/>
        </table:table-row>
        <table:table-row table:style-name="ro2">
          <table:table-cell office:value-type="date" office:date-value="2011-12-06">
            <text:p>12/06/11</text:p>
          </table:table-cell>
          <table:table-cell office:value-type="float" office:value="65.05">
            <text:p>65.05</text:p>
          </table:table-cell>
          <table:table-cell table:formula="of:=[.C235]/[.B235]*[.B236]" office:value-type="percentage" office:value="1.59945906073273">
            <text:p>159.95%</text:p>
          </table:table-cell>
          <table:table-cell table:formula="of:=[.C236]*[.$T$3]" office:value-type="currency" office:currency="USD" office:value="230830.732726826">
            <text:p>$230,830.73</text:p>
          </table:table-cell>
          <table:table-cell office:value-type="float" office:value="40.68">
            <text:p>40.68</text:p>
          </table:table-cell>
          <table:table-cell table:formula="of:=[.F235]/[.E235]*[.E236]" office:value-type="percentage" office:value="1.52017937219731">
            <text:p>152.02%</text:p>
          </table:table-cell>
          <table:table-cell table:formula="of:=[.F236]*[.$T$4]" office:value-type="currency" office:currency="USD" office:value="219860.046188341">
            <text:p>$219,860.05</text:p>
          </table:table-cell>
          <table:table-cell office:value-type="float" office:value="93.86">
            <text:p>93.86</text:p>
          </table:table-cell>
          <table:table-cell table:formula="of:=[.I235]/[.H235]*[.H236]" office:value-type="percentage" office:value="1.2912367588389">
            <text:p>129.12%</text:p>
          </table:table-cell>
          <table:table-cell table:formula="of:=[.I236]*[.$T$5]" office:value-type="currency" office:currency="USD" office:value="325705.821130829">
            <text:p>$325,705.82</text:p>
          </table:table-cell>
          <table:table-cell office:value-type="float" office:value="43.33">
            <text:p>43.33</text:p>
          </table:table-cell>
          <table:table-cell table:formula="of:=[.L235]/[.K235]*[.K236]" office:value-type="percentage" office:value="1.22021965643481">
            <text:p>122.02%</text:p>
          </table:table-cell>
          <table:table-cell table:formula="of:=[.L236]*[.$T$6]" office:value-type="currency" office:currency="USD" office:value="559850.200788509">
            <text:p>$559,850.20</text:p>
          </table:table-cell>
          <table:table-cell table:formula="of:=[.D236]+[.G236]+[.J236]+[.M236]" office:value-type="currency" office:currency="USD" office:value="1336246.80083451">
            <text:p>$1,336,246.80</text:p>
          </table:table-cell>
          <table:table-cell table:formula="of:=[.N236]/[.$N$2]" office:value-type="percentage" office:value="1.33624680083451">
            <text:p>133.62%</text:p>
          </table:table-cell>
          <table:table-cell table:formula="of:=[.N236]/[.N235]-1" office:value-type="percentage" office:value="0.00411068389286795">
            <text:p>0.41%</text:p>
          </table:table-cell>
          <table:table-cell table:number-columns-repeated="1007"/>
        </table:table-row>
        <table:table-row table:style-name="ro2">
          <table:table-cell office:value-type="date" office:date-value="2011-12-07">
            <text:p>12/07/11</text:p>
          </table:table-cell>
          <table:table-cell office:value-type="float" office:value="64.45">
            <text:p>64.45</text:p>
          </table:table-cell>
          <table:table-cell table:formula="of:=[.C236]/[.B236]*[.B237]" office:value-type="percentage" office:value="1.58470617162528">
            <text:p>158.47%</text:p>
          </table:table-cell>
          <table:table-cell table:formula="of:=[.C237]*[.$T$3]" office:value-type="currency" office:currency="USD" office:value="228701.625276617">
            <text:p>$228,701.63</text:p>
          </table:table-cell>
          <table:table-cell office:value-type="float" office:value="40.59">
            <text:p>40.59</text:p>
          </table:table-cell>
          <table:table-cell table:formula="of:=[.F236]/[.E236]*[.E237]" office:value-type="percentage" office:value="1.51681614349776">
            <text:p>151.68%</text:p>
          </table:table-cell>
          <table:table-cell table:formula="of:=[.F237]*[.$T$4]" office:value-type="currency" office:currency="USD" office:value="219373.630156951">
            <text:p>$219,373.63</text:p>
          </table:table-cell>
          <table:table-cell office:value-type="float" office:value="94.29">
            <text:p>94.29</text:p>
          </table:table-cell>
          <table:table-cell table:formula="of:=[.I236]/[.H236]*[.H237]" office:value-type="percentage" office:value="1.29715229054891">
            <text:p>129.72%</text:p>
          </table:table-cell>
          <table:table-cell table:formula="of:=[.I237]*[.$T$5]" office:value-type="currency" office:currency="USD" office:value="327197.974370615">
            <text:p>$327,197.97</text:p>
          </table:table-cell>
          <table:table-cell office:value-type="float" office:value="43">
            <text:p>43.00</text:p>
          </table:table-cell>
          <table:table-cell table:formula="of:=[.L236]/[.K236]*[.K237]" office:value-type="percentage" office:value="1.21092649957758">
            <text:p>121.09%</text:p>
          </table:table-cell>
          <table:table-cell table:formula="of:=[.L237]*[.$T$6]" office:value-type="currency" office:currency="USD" office:value="555586.39819769">
            <text:p>$555,586.40</text:p>
          </table:table-cell>
          <table:table-cell table:formula="of:=[.D237]+[.G237]+[.J237]+[.M237]" office:value-type="currency" office:currency="USD" office:value="1330859.62800187">
            <text:p>$1,330,859.63</text:p>
          </table:table-cell>
          <table:table-cell table:formula="of:=[.N237]/[.$N$2]" office:value-type="percentage" office:value="1.33085962800187">
            <text:p>133.09%</text:p>
          </table:table-cell>
          <table:table-cell table:formula="of:=[.N237]/[.N236]-1" office:value-type="percentage" office:value="-0.00403157023782474">
            <text:p>-0.40%</text:p>
          </table:table-cell>
          <table:table-cell table:number-columns-repeated="1007"/>
        </table:table-row>
        <table:table-row table:style-name="ro2">
          <table:table-cell office:value-type="date" office:date-value="2011-12-08">
            <text:p>12/08/11</text:p>
          </table:table-cell>
          <table:table-cell office:value-type="float" office:value="64.18">
            <text:p>64.18</text:p>
          </table:table-cell>
          <table:table-cell table:formula="of:=[.C237]/[.B237]*[.B238]" office:value-type="percentage" office:value="1.57806737152692">
            <text:p>157.81%</text:p>
          </table:table-cell>
          <table:table-cell table:formula="of:=[.C238]*[.$T$3]" office:value-type="currency" office:currency="USD" office:value="227743.526924023">
            <text:p>$227,743.53</text:p>
          </table:table-cell>
          <table:table-cell office:value-type="float" office:value="39.65">
            <text:p>39.65</text:p>
          </table:table-cell>
          <table:table-cell table:formula="of:=[.F237]/[.E237]*[.E238]" office:value-type="percentage" office:value="1.48168908819133">
            <text:p>148.17%</text:p>
          </table:table-cell>
          <table:table-cell table:formula="of:=[.F238]*[.$T$4]" office:value-type="currency" office:currency="USD" office:value="214293.284940209">
            <text:p>$214,293.28</text:p>
          </table:table-cell>
          <table:table-cell office:value-type="float" office:value="94.75">
            <text:p>94.75</text:p>
          </table:table-cell>
          <table:table-cell table:formula="of:=[.I237]/[.H237]*[.H238]" office:value-type="percentage" office:value="1.30348053377356">
            <text:p>130.35%</text:p>
          </table:table-cell>
          <table:table-cell table:formula="of:=[.I238]*[.$T$5]" office:value-type="currency" office:currency="USD" office:value="328794.231324804">
            <text:p>$328,794.23</text:p>
          </table:table-cell>
          <table:table-cell office:value-type="float" office:value="42.64">
            <text:p>42.64</text:p>
          </table:table-cell>
          <table:table-cell table:formula="of:=[.L237]/[.K237]*[.K238]" office:value-type="percentage" office:value="1.20078851027879">
            <text:p>120.08%</text:p>
          </table:table-cell>
          <table:table-cell table:formula="of:=[.L238]*[.$T$6]" office:value-type="currency" office:currency="USD" office:value="550934.977189523">
            <text:p>$550,934.98</text:p>
          </table:table-cell>
          <table:table-cell table:formula="of:=[.D238]+[.G238]+[.J238]+[.M238]" office:value-type="currency" office:currency="USD" office:value="1321766.02037856">
            <text:p>$1,321,766.02</text:p>
          </table:table-cell>
          <table:table-cell table:formula="of:=[.N238]/[.$N$2]" office:value-type="percentage" office:value="1.32176602037856">
            <text:p>132.18%</text:p>
          </table:table-cell>
          <table:table-cell table:formula="of:=[.N238]/[.N237]-1" office:value-type="percentage" office:value="-0.00683288262111159">
            <text:p>-0.68%</text:p>
          </table:table-cell>
          <table:table-cell table:number-columns-repeated="1007"/>
        </table:table-row>
        <table:table-row table:style-name="ro2">
          <table:table-cell office:value-type="date" office:date-value="2011-12-09">
            <text:p>12/09/11</text:p>
          </table:table-cell>
          <table:table-cell office:value-type="float" office:value="65.06">
            <text:p>65.06</text:p>
          </table:table-cell>
          <table:table-cell table:formula="of:=[.C238]/[.B238]*[.B239]" office:value-type="percentage" office:value="1.59970494221785">
            <text:p>159.97%</text:p>
          </table:table-cell>
          <table:table-cell table:formula="of:=[.C239]*[.$T$3]" office:value-type="currency" office:currency="USD" office:value="230866.217850996">
            <text:p>$230,866.22</text:p>
          </table:table-cell>
          <table:table-cell office:value-type="float" office:value="40.86">
            <text:p>40.86</text:p>
          </table:table-cell>
          <table:table-cell table:formula="of:=[.F238]/[.E238]*[.E239]" office:value-type="percentage" office:value="1.52690582959641">
            <text:p>152.69%</text:p>
          </table:table-cell>
          <table:table-cell table:formula="of:=[.F239]*[.$T$4]" office:value-type="currency" office:currency="USD" office:value="220832.878251121">
            <text:p>$220,832.88</text:p>
          </table:table-cell>
          <table:table-cell office:value-type="float" office:value="95.84">
            <text:p>95.84</text:p>
          </table:table-cell>
          <table:table-cell table:formula="of:=[.I238]/[.H238]*[.H239]" office:value-type="percentage" office:value="1.31847571880589">
            <text:p>131.85%</text:p>
          </table:table-cell>
          <table:table-cell table:formula="of:=[.I239]*[.$T$5]" office:value-type="currency" office:currency="USD" office:value="332576.666281469">
            <text:p>$332,576.67</text:p>
          </table:table-cell>
          <table:table-cell office:value-type="float" office:value="43.18">
            <text:p>43.18</text:p>
          </table:table-cell>
          <table:table-cell table:formula="of:=[.L238]/[.K238]*[.K239]" office:value-type="percentage" office:value="1.21599549422698">
            <text:p>121.60%</text:p>
          </table:table-cell>
          <table:table-cell table:formula="of:=[.L239]*[.$T$6]" office:value-type="currency" office:currency="USD" office:value="557912.108701773">
            <text:p>$557,912.11</text:p>
          </table:table-cell>
          <table:table-cell table:formula="of:=[.D239]+[.G239]+[.J239]+[.M239]" office:value-type="currency" office:currency="USD" office:value="1342187.87108536">
            <text:p>$1,342,187.87</text:p>
          </table:table-cell>
          <table:table-cell table:formula="of:=[.N239]/[.$N$2]" office:value-type="percentage" office:value="1.34218787108536">
            <text:p>134.22%</text:p>
          </table:table-cell>
          <table:table-cell table:formula="of:=[.N239]/[.N238]-1" office:value-type="percentage" office:value="0.0154504279819139">
            <text:p>1.55%</text:p>
          </table:table-cell>
          <table:table-cell table:number-columns-repeated="1007"/>
        </table:table-row>
        <table:table-row table:style-name="ro2">
          <table:table-cell office:value-type="date" office:date-value="2011-12-12">
            <text:p>12/12/11</text:p>
          </table:table-cell>
          <table:table-cell office:value-type="float" office:value="65.11">
            <text:p>65.11</text:p>
          </table:table-cell>
          <table:table-cell table:formula="of:=[.C239]/[.B239]*[.B240]" office:value-type="percentage" office:value="1.60093434964347">
            <text:p>160.09%</text:p>
          </table:table-cell>
          <table:table-cell table:formula="of:=[.C240]*[.$T$3]" office:value-type="currency" office:currency="USD" office:value="231043.643471846">
            <text:p>$231,043.64</text:p>
          </table:table-cell>
          <table:table-cell office:value-type="float" office:value="40.29">
            <text:p>40.29</text:p>
          </table:table-cell>
          <table:table-cell table:formula="of:=[.F239]/[.E239]*[.E240]" office:value-type="percentage" office:value="1.50560538116592">
            <text:p>150.56%</text:p>
          </table:table-cell>
          <table:table-cell table:formula="of:=[.F240]*[.$T$4]" office:value-type="currency" office:currency="USD" office:value="217752.24338565">
            <text:p>$217,752.24</text:p>
          </table:table-cell>
          <table:table-cell office:value-type="float" office:value="96.28">
            <text:p>96.28</text:p>
          </table:table-cell>
          <table:table-cell table:formula="of:=[.I239]/[.H239]*[.H240]" office:value-type="percentage" office:value="1.32452882102077">
            <text:p>132.45%</text:p>
          </table:table-cell>
          <table:table-cell table:formula="of:=[.I240]*[.$T$5]" office:value-type="currency" office:currency="USD" office:value="334103.520759389">
            <text:p>$334,103.52</text:p>
          </table:table-cell>
          <table:table-cell office:value-type="float" office:value="42.84">
            <text:p>42.84</text:p>
          </table:table-cell>
          <table:table-cell table:formula="of:=[.L239]/[.K239]*[.K240]" office:value-type="percentage" office:value="1.2064207265559">
            <text:p>120.64%</text:p>
          </table:table-cell>
          <table:table-cell table:formula="of:=[.L240]*[.$T$6]" office:value-type="currency" office:currency="USD" office:value="553519.099971838">
            <text:p>$553,519.10</text:p>
          </table:table-cell>
          <table:table-cell table:formula="of:=[.D240]+[.G240]+[.J240]+[.M240]" office:value-type="currency" office:currency="USD" office:value="1336418.50758872">
            <text:p>$1,336,418.51</text:p>
          </table:table-cell>
          <table:table-cell table:formula="of:=[.N240]/[.$N$2]" office:value-type="percentage" office:value="1.33641850758872">
            <text:p>133.64%</text:p>
          </table:table-cell>
          <table:table-cell table:formula="of:=[.N240]/[.N239]-1" office:value-type="percentage" office:value="-0.0042984768532961">
            <text:p>-0.43%</text:p>
          </table:table-cell>
          <table:table-cell table:number-columns-repeated="1007"/>
        </table:table-row>
        <table:table-row table:style-name="ro2">
          <table:table-cell office:value-type="date" office:date-value="2011-12-13">
            <text:p>12/13/11</text:p>
          </table:table-cell>
          <table:table-cell office:value-type="float" office:value="63.82">
            <text:p>63.82</text:p>
          </table:table-cell>
          <table:table-cell table:formula="of:=[.C240]/[.B240]*[.B241]" office:value-type="percentage" office:value="1.56921563806245">
            <text:p>156.92%</text:p>
          </table:table-cell>
          <table:table-cell table:formula="of:=[.C241]*[.$T$3]" office:value-type="currency" office:currency="USD" office:value="226466.062453897">
            <text:p>$226,466.06</text:p>
          </table:table-cell>
          <table:table-cell office:value-type="float" office:value="40.3">
            <text:p>40.30</text:p>
          </table:table-cell>
          <table:table-cell table:formula="of:=[.F240]/[.E240]*[.E241]" office:value-type="percentage" office:value="1.50597907324365">
            <text:p>150.60%</text:p>
          </table:table-cell>
          <table:table-cell table:formula="of:=[.F241]*[.$T$4]" office:value-type="currency" office:currency="USD" office:value="217806.28961136">
            <text:p>$217,806.29</text:p>
          </table:table-cell>
          <table:table-cell office:value-type="float" office:value="95.81">
            <text:p>95.81</text:p>
          </table:table-cell>
          <table:table-cell table:formula="of:=[.I240]/[.H240]*[.H241]" office:value-type="percentage" office:value="1.31806300729124">
            <text:p>131.81%</text:p>
          </table:table-cell>
          <table:table-cell table:formula="of:=[.I241]*[.$T$5]" office:value-type="currency" office:currency="USD" office:value="332472.562567066">
            <text:p>$332,472.56</text:p>
          </table:table-cell>
          <table:table-cell office:value-type="float" office:value="42.95">
            <text:p>42.95</text:p>
          </table:table-cell>
          <table:table-cell table:formula="of:=[.L240]/[.K240]*[.K241]" office:value-type="percentage" office:value="1.20951844550831">
            <text:p>120.95%</text:p>
          </table:table-cell>
          <table:table-cell table:formula="of:=[.L241]*[.$T$6]" office:value-type="currency" office:currency="USD" office:value="554940.367502111">
            <text:p>$554,940.37</text:p>
          </table:table-cell>
          <table:table-cell table:formula="of:=[.D241]+[.G241]+[.J241]+[.M241]" office:value-type="currency" office:currency="USD" office:value="1331685.28213443">
            <text:p>$1,331,685.28</text:p>
          </table:table-cell>
          <table:table-cell table:formula="of:=[.N241]/[.$N$2]" office:value-type="percentage" office:value="1.33168528213443">
            <text:p>133.17%</text:p>
          </table:table-cell>
          <table:table-cell table:formula="of:=[.N241]/[.N240]-1" office:value-type="percentage" office:value="-0.00354172396402219">
            <text:p>-0.35%</text:p>
          </table:table-cell>
          <table:table-cell table:number-columns-repeated="1007"/>
        </table:table-row>
        <table:table-row table:style-name="ro2">
          <table:table-cell office:value-type="date" office:date-value="2011-12-14">
            <text:p>12/14/11</text:p>
          </table:table-cell>
          <table:table-cell office:value-type="float" office:value="63.03">
            <text:p>63.03</text:p>
          </table:table-cell>
          <table:table-cell table:formula="of:=[.C241]/[.B241]*[.B242]" office:value-type="percentage" office:value="1.54979100073764">
            <text:p>154.98%</text:p>
          </table:table-cell>
          <table:table-cell table:formula="of:=[.C242]*[.$T$3]" office:value-type="currency" office:currency="USD" office:value="223662.737644455">
            <text:p>$223,662.74</text:p>
          </table:table-cell>
          <table:table-cell office:value-type="float" office:value="39.69">
            <text:p>39.69</text:p>
          </table:table-cell>
          <table:table-cell table:formula="of:=[.F241]/[.E241]*[.E242]" office:value-type="percentage" office:value="1.48318385650224">
            <text:p>148.32%</text:p>
          </table:table-cell>
          <table:table-cell table:formula="of:=[.F242]*[.$T$4]" office:value-type="currency" office:currency="USD" office:value="214509.469843049">
            <text:p>$214,509.47</text:p>
          </table:table-cell>
          <table:table-cell office:value-type="float" office:value="95.43">
            <text:p>95.43</text:p>
          </table:table-cell>
          <table:table-cell table:formula="of:=[.I241]/[.H241]*[.H242]" office:value-type="percentage" office:value="1.31283532810565">
            <text:p>131.28%</text:p>
          </table:table-cell>
          <table:table-cell table:formula="of:=[.I242]*[.$T$5]" office:value-type="currency" office:currency="USD" office:value="331153.915517953">
            <text:p>$331,153.92</text:p>
          </table:table-cell>
          <table:table-cell office:value-type="float" office:value="42.77">
            <text:p>42.77</text:p>
          </table:table-cell>
          <table:table-cell table:formula="of:=[.L241]/[.K241]*[.K242]" office:value-type="percentage" office:value="1.20444945085891">
            <text:p>120.44%</text:p>
          </table:table-cell>
          <table:table-cell table:formula="of:=[.L242]*[.$T$6]" office:value-type="currency" office:currency="USD" office:value="552614.656998028">
            <text:p>$552,614.66</text:p>
          </table:table-cell>
          <table:table-cell table:formula="of:=[.D242]+[.G242]+[.J242]+[.M242]" office:value-type="currency" office:currency="USD" office:value="1321940.78000349">
            <text:p>$1,321,940.78</text:p>
          </table:table-cell>
          <table:table-cell table:formula="of:=[.N242]/[.$N$2]" office:value-type="percentage" office:value="1.32194078000349">
            <text:p>132.19%</text:p>
          </table:table-cell>
          <table:table-cell table:formula="of:=[.N242]/[.N241]-1" office:value-type="percentage" office:value="-0.00731742121181245">
            <text:p>-0.73%</text:p>
          </table:table-cell>
          <table:table-cell table:number-columns-repeated="1007"/>
        </table:table-row>
        <table:table-row table:style-name="ro2">
          <table:table-cell office:value-type="date" office:date-value="2011-12-15">
            <text:p>12/15/11</text:p>
          </table:table-cell>
          <table:table-cell office:value-type="float" office:value="63.67">
            <text:p>63.67</text:p>
          </table:table-cell>
          <table:table-cell table:formula="of:=[.C242]/[.B242]*[.B243]" office:value-type="percentage" office:value="1.56552741578559">
            <text:p>156.55%</text:p>
          </table:table-cell>
          <table:table-cell table:formula="of:=[.C243]*[.$T$3]" office:value-type="currency" office:currency="USD" office:value="225933.785591345">
            <text:p>$225,933.79</text:p>
          </table:table-cell>
          <table:table-cell office:value-type="float" office:value="40.35">
            <text:p>40.35</text:p>
          </table:table-cell>
          <table:table-cell table:formula="of:=[.F242]/[.E242]*[.E243]" office:value-type="percentage" office:value="1.50784753363229">
            <text:p>150.78%</text:p>
          </table:table-cell>
          <table:table-cell table:formula="of:=[.F243]*[.$T$4]" office:value-type="currency" office:currency="USD" office:value="218076.52073991">
            <text:p>$218,076.52</text:p>
          </table:table-cell>
          <table:table-cell office:value-type="float" office:value="95.94">
            <text:p>95.94</text:p>
          </table:table-cell>
          <table:table-cell table:formula="of:=[.I242]/[.H242]*[.H243]" office:value-type="percentage" office:value="1.31985142385473">
            <text:p>131.99%</text:p>
          </table:table-cell>
          <table:table-cell table:formula="of:=[.I243]*[.$T$5]" office:value-type="currency" office:currency="USD" office:value="332923.678662815">
            <text:p>$332,923.68</text:p>
          </table:table-cell>
          <table:table-cell office:value-type="float" office:value="43.33">
            <text:p>43.33</text:p>
          </table:table-cell>
          <table:table-cell table:formula="of:=[.L242]/[.K242]*[.K243]" office:value-type="percentage" office:value="1.2202196564348">
            <text:p>122.02%</text:p>
          </table:table-cell>
          <table:table-cell table:formula="of:=[.L243]*[.$T$6]" office:value-type="currency" office:currency="USD" office:value="559850.200788509">
            <text:p>$559,850.20</text:p>
          </table:table-cell>
          <table:table-cell table:formula="of:=[.D243]+[.G243]+[.J243]+[.M243]" office:value-type="currency" office:currency="USD" office:value="1336784.18578258">
            <text:p>$1,336,784.19</text:p>
          </table:table-cell>
          <table:table-cell table:formula="of:=[.N243]/[.$N$2]" office:value-type="percentage" office:value="1.33678418578258">
            <text:p>133.68%</text:p>
          </table:table-cell>
          <table:table-cell table:formula="of:=[.N243]/[.N242]-1" office:value-type="percentage" office:value="0.0112284952575974">
            <text:p>1.12%</text:p>
          </table:table-cell>
          <table:table-cell table:number-columns-repeated="1007"/>
        </table:table-row>
        <table:table-row table:style-name="ro2">
          <table:table-cell office:value-type="date" office:date-value="2011-12-16">
            <text:p>12/16/11</text:p>
          </table:table-cell>
          <table:table-cell office:value-type="float" office:value="66.37">
            <text:p>66.37</text:p>
          </table:table-cell>
          <table:table-cell table:formula="of:=[.C243]/[.B243]*[.B244]" office:value-type="percentage" office:value="1.63191541676912">
            <text:p>163.19%</text:p>
          </table:table-cell>
          <table:table-cell table:formula="of:=[.C244]*[.$T$3]" office:value-type="currency" office:currency="USD" office:value="235514.769117285">
            <text:p>$235,514.77</text:p>
          </table:table-cell>
          <table:table-cell office:value-type="float" office:value="40.15">
            <text:p>40.15</text:p>
          </table:table-cell>
          <table:table-cell table:formula="of:=[.F243]/[.E243]*[.E244]" office:value-type="percentage" office:value="1.50037369207773">
            <text:p>150.04%</text:p>
          </table:table-cell>
          <table:table-cell table:formula="of:=[.F244]*[.$T$4]" office:value-type="currency" office:currency="USD" office:value="216995.59622571">
            <text:p>$216,995.60</text:p>
          </table:table-cell>
          <table:table-cell office:value-type="float" office:value="95.31">
            <text:p>95.31</text:p>
          </table:table-cell>
          <table:table-cell table:formula="of:=[.I243]/[.H243]*[.H244]" office:value-type="percentage" office:value="1.31118448204705">
            <text:p>131.12%</text:p>
          </table:table-cell>
          <table:table-cell table:formula="of:=[.I244]*[.$T$5]" office:value-type="currency" office:currency="USD" office:value="330737.500660338">
            <text:p>$330,737.50</text:p>
          </table:table-cell>
          <table:table-cell office:value-type="float" office:value="43.17">
            <text:p>43.17</text:p>
          </table:table-cell>
          <table:table-cell table:formula="of:=[.L243]/[.K243]*[.K244]" office:value-type="percentage" office:value="1.21571388341312">
            <text:p>121.57%</text:p>
          </table:table-cell>
          <table:table-cell table:formula="of:=[.L244]*[.$T$6]" office:value-type="currency" office:currency="USD" office:value="557782.902562657">
            <text:p>$557,782.90</text:p>
          </table:table-cell>
          <table:table-cell table:formula="of:=[.D244]+[.G244]+[.J244]+[.M244]" office:value-type="currency" office:currency="USD" office:value="1341030.76856599">
            <text:p>$1,341,030.77</text:p>
          </table:table-cell>
          <table:table-cell table:formula="of:=[.N244]/[.$N$2]" office:value-type="percentage" office:value="1.34103076856599">
            <text:p>134.10%</text:p>
          </table:table-cell>
          <table:table-cell table:formula="of:=[.N244]/[.N243]-1" office:value-type="percentage" office:value="0.00317671530571428">
            <text:p>0.32%</text:p>
          </table:table-cell>
          <table:table-cell table:number-columns-repeated="1007"/>
        </table:table-row>
        <table:table-row table:style-name="ro2">
          <table:table-cell office:value-type="date" office:date-value="2011-12-19">
            <text:p>12/19/11</text:p>
          </table:table-cell>
          <table:table-cell office:value-type="float" office:value="67.24">
            <text:p>67.24</text:p>
          </table:table-cell>
          <table:table-cell table:formula="of:=[.C244]/[.B244]*[.B245]" office:value-type="percentage" office:value="1.65330710597492">
            <text:p>165.33%</text:p>
          </table:table-cell>
          <table:table-cell table:formula="of:=[.C245]*[.$T$3]" office:value-type="currency" office:currency="USD" office:value="238601.974920088">
            <text:p>$238,601.97</text:p>
          </table:table-cell>
          <table:table-cell office:value-type="float" office:value="40.39">
            <text:p>40.39</text:p>
          </table:table-cell>
          <table:table-cell table:formula="of:=[.F244]/[.E244]*[.E245]" office:value-type="percentage" office:value="1.5093423019432">
            <text:p>150.93%</text:p>
          </table:table-cell>
          <table:table-cell table:formula="of:=[.F245]*[.$T$4]" office:value-type="currency" office:currency="USD" office:value="218292.70564275">
            <text:p>$218,292.71</text:p>
          </table:table-cell>
          <table:table-cell office:value-type="float" office:value="95.06">
            <text:p>95.06</text:p>
          </table:table-cell>
          <table:table-cell table:formula="of:=[.I244]/[.H244]*[.H245]" office:value-type="percentage" office:value="1.30774521942495">
            <text:p>130.77%</text:p>
          </table:table-cell>
          <table:table-cell table:formula="of:=[.I245]*[.$T$5]" office:value-type="currency" office:currency="USD" office:value="329869.969706975">
            <text:p>$329,869.97</text:p>
          </table:table-cell>
          <table:table-cell office:value-type="float" office:value="43.18">
            <text:p>43.18</text:p>
          </table:table-cell>
          <table:table-cell table:formula="of:=[.L244]/[.K244]*[.K245]" office:value-type="percentage" office:value="1.21599549422698">
            <text:p>121.60%</text:p>
          </table:table-cell>
          <table:table-cell table:formula="of:=[.L245]*[.$T$6]" office:value-type="currency" office:currency="USD" office:value="557912.108701773">
            <text:p>$557,912.11</text:p>
          </table:table-cell>
          <table:table-cell table:formula="of:=[.D245]+[.G245]+[.J245]+[.M245]" office:value-type="currency" office:currency="USD" office:value="1344676.75897159">
            <text:p>$1,344,676.76</text:p>
          </table:table-cell>
          <table:table-cell table:formula="of:=[.N245]/[.$N$2]" office:value-type="percentage" office:value="1.34467675897159">
            <text:p>134.47%</text:p>
          </table:table-cell>
          <table:table-cell table:formula="of:=[.N245]/[.N244]-1" office:value-type="percentage" office:value="0.0027187969814404">
            <text:p>0.27%</text:p>
          </table:table-cell>
          <table:table-cell table:number-columns-repeated="1007"/>
        </table:table-row>
        <table:table-row table:style-name="ro2">
          <table:table-cell office:value-type="date" office:date-value="2011-12-20">
            <text:p>12/20/11</text:p>
          </table:table-cell>
          <table:table-cell office:value-type="float" office:value="68.99">
            <text:p>68.99</text:p>
          </table:table-cell>
          <table:table-cell table:formula="of:=[.C245]/[.B245]*[.B246]" office:value-type="percentage" office:value="1.69633636587165">
            <text:p>169.63%</text:p>
          </table:table-cell>
          <table:table-cell table:formula="of:=[.C246]*[.$T$3]" office:value-type="currency" office:currency="USD" office:value="244811.871649865">
            <text:p>$244,811.87</text:p>
          </table:table-cell>
          <table:table-cell office:value-type="float" office:value="41.38">
            <text:p>41.38</text:p>
          </table:table-cell>
          <table:table-cell table:formula="of:=[.F245]/[.E245]*[.E246]" office:value-type="percentage" office:value="1.54633781763827">
            <text:p>154.63%</text:p>
          </table:table-cell>
          <table:table-cell table:formula="of:=[.F246]*[.$T$4]" office:value-type="currency" office:currency="USD" office:value="223643.281988042">
            <text:p>$223,643.28</text:p>
          </table:table-cell>
          <table:table-cell office:value-type="float" office:value="96.61">
            <text:p>96.61</text:p>
          </table:table-cell>
          <table:table-cell table:formula="of:=[.I245]/[.H245]*[.H246]" office:value-type="percentage" office:value="1.32906864768194">
            <text:p>132.91%</text:p>
          </table:table-cell>
          <table:table-cell table:formula="of:=[.I246]*[.$T$5]" office:value-type="currency" office:currency="USD" office:value="335248.661617829">
            <text:p>$335,248.66</text:p>
          </table:table-cell>
          <table:table-cell office:value-type="float" office:value="44.01">
            <text:p>44.01</text:p>
          </table:table-cell>
          <table:table-cell table:formula="of:=[.L245]/[.K245]*[.K246]" office:value-type="percentage" office:value="1.23936919177696">
            <text:p>123.94%</text:p>
          </table:table-cell>
          <table:table-cell table:formula="of:=[.L246]*[.$T$6]" office:value-type="currency" office:currency="USD" office:value="568636.21824838">
            <text:p>$568,636.22</text:p>
          </table:table-cell>
          <table:table-cell table:formula="of:=[.D246]+[.G246]+[.J246]+[.M246]" office:value-type="currency" office:currency="USD" office:value="1372340.03350412">
            <text:p>$1,372,340.03</text:p>
          </table:table-cell>
          <table:table-cell table:formula="of:=[.N246]/[.$N$2]" office:value-type="percentage" office:value="1.37234003350412">
            <text:p>137.23%</text:p>
          </table:table-cell>
          <table:table-cell table:formula="of:=[.N246]/[.N245]-1" office:value-type="percentage" office:value="0.0205724344887803">
            <text:p>2.06%</text:p>
          </table:table-cell>
          <table:table-cell table:number-columns-repeated="1007"/>
        </table:table-row>
        <table:table-row table:style-name="ro2">
          <table:table-cell office:value-type="date" office:date-value="2011-12-21">
            <text:p>12/21/11</text:p>
          </table:table-cell>
          <table:table-cell office:value-type="float" office:value="67.54">
            <text:p>67.54</text:p>
          </table:table-cell>
          <table:table-cell table:formula="of:=[.C246]/[.B246]*[.B247]" office:value-type="percentage" office:value="1.66068355052865">
            <text:p>166.07%</text:p>
          </table:table-cell>
          <table:table-cell table:formula="of:=[.C247]*[.$T$3]" office:value-type="currency" office:currency="USD" office:value="239666.528645193">
            <text:p>$239,666.53</text:p>
          </table:table-cell>
          <table:table-cell office:value-type="float" office:value="41.87">
            <text:p>41.87</text:p>
          </table:table-cell>
          <table:table-cell table:formula="of:=[.F246]/[.E246]*[.E247]" office:value-type="percentage" office:value="1.56464872944694">
            <text:p>156.46%</text:p>
          </table:table-cell>
          <table:table-cell table:formula="of:=[.F247]*[.$T$4]" office:value-type="currency" office:currency="USD" office:value="226291.547047833">
            <text:p>$226,291.55</text:p>
          </table:table-cell>
          <table:table-cell office:value-type="float" office:value="96.98">
            <text:p>96.98</text:p>
          </table:table-cell>
          <table:table-cell table:formula="of:=[.I246]/[.H246]*[.H247]" office:value-type="percentage" office:value="1.33415875636264">
            <text:p>133.42%</text:p>
          </table:table-cell>
          <table:table-cell table:formula="of:=[.I247]*[.$T$5]" office:value-type="currency" office:currency="USD" office:value="336532.607428807">
            <text:p>$336,532.61</text:p>
          </table:table-cell>
          <table:table-cell office:value-type="float" office:value="44.44">
            <text:p>44.44</text:p>
          </table:table-cell>
          <table:table-cell table:formula="of:=[.L246]/[.K246]*[.K247]" office:value-type="percentage" office:value="1.25147845677274">
            <text:p>125.15%</text:p>
          </table:table-cell>
          <table:table-cell table:formula="of:=[.L247]*[.$T$6]" office:value-type="currency" office:currency="USD" office:value="574192.082230357">
            <text:p>$574,192.08</text:p>
          </table:table-cell>
          <table:table-cell table:formula="of:=[.D247]+[.G247]+[.J247]+[.M247]" office:value-type="currency" office:currency="USD" office:value="1376682.76535219">
            <text:p>$1,376,682.77</text:p>
          </table:table-cell>
          <table:table-cell table:formula="of:=[.N247]/[.$N$2]" office:value-type="percentage" office:value="1.37668276535219">
            <text:p>137.67%</text:p>
          </table:table-cell>
          <table:table-cell table:formula="of:=[.N247]/[.N246]-1" office:value-type="percentage" office:value="0.00316447217311389">
            <text:p>0.32%</text:p>
          </table:table-cell>
          <table:table-cell table:number-columns-repeated="1007"/>
        </table:table-row>
        <table:table-row table:style-name="ro2">
          <table:table-cell office:value-type="date" office:date-value="2011-12-22">
            <text:p>12/22/11</text:p>
          </table:table-cell>
          <table:table-cell office:value-type="float" office:value="67.36">
            <text:p>67.36</text:p>
          </table:table-cell>
          <table:table-cell table:formula="of:=[.C247]/[.B247]*[.B248]" office:value-type="percentage" office:value="1.65625768379641">
            <text:p>165.63%</text:p>
          </table:table-cell>
          <table:table-cell table:formula="of:=[.C248]*[.$T$3]" office:value-type="currency" office:currency="USD" office:value="239027.79641013">
            <text:p>$239,027.80</text:p>
          </table:table-cell>
          <table:table-cell office:value-type="float" office:value="41.87">
            <text:p>41.87</text:p>
          </table:table-cell>
          <table:table-cell table:formula="of:=[.F247]/[.E247]*[.E248]" office:value-type="percentage" office:value="1.56464872944694">
            <text:p>156.46%</text:p>
          </table:table-cell>
          <table:table-cell table:formula="of:=[.F248]*[.$T$4]" office:value-type="currency" office:currency="USD" office:value="226291.547047833">
            <text:p>$226,291.55</text:p>
          </table:table-cell>
          <table:table-cell office:value-type="float" office:value="96.39">
            <text:p>96.39</text:p>
          </table:table-cell>
          <table:table-cell table:formula="of:=[.I247]/[.H247]*[.H248]" office:value-type="percentage" office:value="1.32604209657449">
            <text:p>132.60%</text:p>
          </table:table-cell>
          <table:table-cell table:formula="of:=[.I248]*[.$T$5]" office:value-type="currency" office:currency="USD" office:value="334485.234378869">
            <text:p>$334,485.23</text:p>
          </table:table-cell>
          <table:table-cell office:value-type="float" office:value="44.33">
            <text:p>44.33</text:p>
          </table:table-cell>
          <table:table-cell table:formula="of:=[.L247]/[.K247]*[.K248]" office:value-type="percentage" office:value="1.24838073782033">
            <text:p>124.84%</text:p>
          </table:table-cell>
          <table:table-cell table:formula="of:=[.L248]*[.$T$6]" office:value-type="currency" office:currency="USD" office:value="572770.814700083">
            <text:p>$572,770.81</text:p>
          </table:table-cell>
          <table:table-cell table:formula="of:=[.D248]+[.G248]+[.J248]+[.M248]" office:value-type="currency" office:currency="USD" office:value="1372575.39253692">
            <text:p>$1,372,575.39</text:p>
          </table:table-cell>
          <table:table-cell table:formula="of:=[.N248]/[.$N$2]" office:value-type="percentage" office:value="1.37257539253692">
            <text:p>137.26%</text:p>
          </table:table-cell>
          <table:table-cell table:formula="of:=[.N248]/[.N247]-1" office:value-type="percentage" office:value="-0.00298352889906572">
            <text:p>-0.30%</text:p>
          </table:table-cell>
          <table:table-cell table:number-columns-repeated="1007"/>
        </table:table-row>
        <table:table-row table:style-name="ro2">
          <table:table-cell office:value-type="date" office:date-value="2011-12-23">
            <text:p>12/23/11</text:p>
          </table:table-cell>
          <table:table-cell office:value-type="float" office:value="69.08">
            <text:p>69.08</text:p>
          </table:table-cell>
          <table:table-cell table:formula="of:=[.C248]/[.B248]*[.B249]" office:value-type="percentage" office:value="1.69854929923777">
            <text:p>169.85%</text:p>
          </table:table-cell>
          <table:table-cell table:formula="of:=[.C249]*[.$T$3]" office:value-type="currency" office:currency="USD" office:value="245131.237767396">
            <text:p>$245,131.24</text:p>
          </table:table-cell>
          <table:table-cell office:value-type="float" office:value="42.32">
            <text:p>42.32</text:p>
          </table:table-cell>
          <table:table-cell table:formula="of:=[.F248]/[.E248]*[.E249]" office:value-type="percentage" office:value="1.58146487294469">
            <text:p>158.15%</text:p>
          </table:table-cell>
          <table:table-cell table:formula="of:=[.F249]*[.$T$4]" office:value-type="currency" office:currency="USD" office:value="228723.627204783">
            <text:p>$228,723.63</text:p>
          </table:table-cell>
          <table:table-cell office:value-type="float" office:value="97.91">
            <text:p>97.91</text:p>
          </table:table-cell>
          <table:table-cell table:formula="of:=[.I248]/[.H248]*[.H249]" office:value-type="percentage" office:value="1.34695281331682">
            <text:p>134.70%</text:p>
          </table:table-cell>
          <table:table-cell table:formula="of:=[.I249]*[.$T$5]" office:value-type="currency" office:currency="USD" office:value="339759.82257532">
            <text:p>$339,759.82</text:p>
          </table:table-cell>
          <table:table-cell office:value-type="float" office:value="44.48">
            <text:p>44.48</text:p>
          </table:table-cell>
          <table:table-cell table:formula="of:=[.L248]/[.K248]*[.K249]" office:value-type="percentage" office:value="1.25260490002816">
            <text:p>125.26%</text:p>
          </table:table-cell>
          <table:table-cell table:formula="of:=[.L249]*[.$T$6]" office:value-type="currency" office:currency="USD" office:value="574708.906786819">
            <text:p>$574,708.91</text:p>
          </table:table-cell>
          <table:table-cell table:formula="of:=[.D249]+[.G249]+[.J249]+[.M249]" office:value-type="currency" office:currency="USD" office:value="1388323.59433432">
            <text:p>$1,388,323.59</text:p>
          </table:table-cell>
          <table:table-cell table:formula="of:=[.N249]/[.$N$2]" office:value-type="percentage" office:value="1.38832359433432">
            <text:p>138.83%</text:p>
          </table:table-cell>
          <table:table-cell table:formula="of:=[.N249]/[.N248]-1" office:value-type="percentage" office:value="0.0114734694232685">
            <text:p>1.15%</text:p>
          </table:table-cell>
          <table:table-cell table:number-columns-repeated="1007"/>
        </table:table-row>
        <table:table-row table:style-name="ro2">
          <table:table-cell office:value-type="date" office:date-value="2011-12-27">
            <text:p>12/27/11</text:p>
          </table:table-cell>
          <table:table-cell office:value-type="float" office:value="71.55">
            <text:p>71.55</text:p>
          </table:table-cell>
          <table:table-cell table:formula="of:=[.C249]/[.B249]*[.B250]" office:value-type="percentage" office:value="1.75928202606344">
            <text:p>175.93%</text:p>
          </table:table-cell>
          <table:table-cell table:formula="of:=[.C250]*[.$T$3]" office:value-type="currency" office:currency="USD" office:value="253896.063437423">
            <text:p>$253,896.06</text:p>
          </table:table-cell>
          <table:table-cell office:value-type="float" office:value="42.42">
            <text:p>42.42</text:p>
          </table:table-cell>
          <table:table-cell table:formula="of:=[.F249]/[.E249]*[.E250]" office:value-type="percentage" office:value="1.58520179372197">
            <text:p>158.52%</text:p>
          </table:table-cell>
          <table:table-cell table:formula="of:=[.F250]*[.$T$4]" office:value-type="currency" office:currency="USD" office:value="229264.089461883">
            <text:p>$229,264.09</text:p>
          </table:table-cell>
          <table:table-cell office:value-type="float" office:value="98.3">
            <text:p>98.30</text:p>
          </table:table-cell>
          <table:table-cell table:formula="of:=[.I249]/[.H249]*[.H250]" office:value-type="percentage" office:value="1.35231806300729">
            <text:p>135.23%</text:p>
          </table:table-cell>
          <table:table-cell table:formula="of:=[.I250]*[.$T$5]" office:value-type="currency" office:currency="USD" office:value="341113.170862567">
            <text:p>$341,113.17</text:p>
          </table:table-cell>
          <table:table-cell office:value-type="float" office:value="45.1">
            <text:p>45.10</text:p>
          </table:table-cell>
          <table:table-cell table:formula="of:=[.L249]/[.K249]*[.K250]" office:value-type="percentage" office:value="1.27006477048718">
            <text:p>127.01%</text:p>
          </table:table-cell>
          <table:table-cell table:formula="of:=[.L250]*[.$T$6]" office:value-type="currency" office:currency="USD" office:value="582719.687411996">
            <text:p>$582,719.69</text:p>
          </table:table-cell>
          <table:table-cell table:formula="of:=[.D250]+[.G250]+[.J250]+[.M250]" office:value-type="currency" office:currency="USD" office:value="1406993.01117387">
            <text:p>$1,406,993.01</text:p>
          </table:table-cell>
          <table:table-cell table:formula="of:=[.N250]/[.$N$2]" office:value-type="percentage" office:value="1.40699301117387">
            <text:p>140.70%</text:p>
          </table:table-cell>
          <table:table-cell table:formula="of:=[.N250]/[.N249]-1" office:value-type="percentage" office:value="0.0134474534004463">
            <text:p>1.34%</text:p>
          </table:table-cell>
          <table:table-cell table:number-columns-repeated="1007"/>
        </table:table-row>
        <table:table-row table:style-name="ro2">
          <table:table-cell office:value-type="date" office:date-value="2011-12-28">
            <text:p>12/28/11</text:p>
          </table:table-cell>
          <table:table-cell office:value-type="float" office:value="70.92">
            <text:p>70.92</text:p>
          </table:table-cell>
          <table:table-cell table:formula="of:=[.C250]/[.B250]*[.B251]" office:value-type="percentage" office:value="1.74379149250061">
            <text:p>174.38%</text:p>
          </table:table-cell>
          <table:table-cell table:formula="of:=[.C251]*[.$T$3]" office:value-type="currency" office:currency="USD" office:value="251660.500614704">
            <text:p>$251,660.50</text:p>
          </table:table-cell>
          <table:table-cell office:value-type="float" office:value="42.03">
            <text:p>42.03</text:p>
          </table:table-cell>
          <table:table-cell table:formula="of:=[.F250]/[.E250]*[.E251]" office:value-type="percentage" office:value="1.57062780269058">
            <text:p>157.06%</text:p>
          </table:table-cell>
          <table:table-cell table:formula="of:=[.F251]*[.$T$4]" office:value-type="currency" office:currency="USD" office:value="227156.286659193">
            <text:p>$227,156.29</text:p>
          </table:table-cell>
          <table:table-cell office:value-type="float" office:value="97.35">
            <text:p>97.35</text:p>
          </table:table-cell>
          <table:table-cell table:formula="of:=[.I250]/[.H250]*[.H251]" office:value-type="percentage" office:value="1.33924886504333">
            <text:p>133.92%</text:p>
          </table:table-cell>
          <table:table-cell table:formula="of:=[.I251]*[.$T$5]" office:value-type="currency" office:currency="USD" office:value="337816.553239785">
            <text:p>$337,816.55</text:p>
          </table:table-cell>
          <table:table-cell office:value-type="float" office:value="44.91">
            <text:p>44.91</text:p>
          </table:table-cell>
          <table:table-cell table:formula="of:=[.L250]/[.K250]*[.K251]" office:value-type="percentage" office:value="1.26471416502393">
            <text:p>126.47%</text:p>
          </table:table-cell>
          <table:table-cell table:formula="of:=[.L251]*[.$T$6]" office:value-type="currency" office:currency="USD" office:value="580264.770768796">
            <text:p>$580,264.77</text:p>
          </table:table-cell>
          <table:table-cell table:formula="of:=[.D251]+[.G251]+[.J251]+[.M251]" office:value-type="currency" office:currency="USD" office:value="1396898.11128248">
            <text:p>$1,396,898.11</text:p>
          </table:table-cell>
          <table:table-cell table:formula="of:=[.N251]/[.$N$2]" office:value-type="percentage" office:value="1.39689811128248">
            <text:p>139.69%</text:p>
          </table:table-cell>
          <table:table-cell table:formula="of:=[.N251]/[.N250]-1" office:value-type="percentage" office:value="-0.00717480457345598">
            <text:p>-0.72%</text:p>
          </table:table-cell>
          <table:table-cell table:number-columns-repeated="1007"/>
        </table:table-row>
        <table:table-row table:style-name="ro2">
          <table:table-cell office:value-type="date" office:date-value="2011-12-29">
            <text:p>12/29/11</text:p>
          </table:table-cell>
          <table:table-cell office:value-type="float" office:value="70.98">
            <text:p>70.98</text:p>
          </table:table-cell>
          <table:table-cell table:formula="of:=[.C251]/[.B251]*[.B252]" office:value-type="percentage" office:value="1.74526678141136">
            <text:p>174.53%</text:p>
          </table:table-cell>
          <table:table-cell table:formula="of:=[.C252]*[.$T$3]" office:value-type="currency" office:currency="USD" office:value="251873.411359725">
            <text:p>$251,873.41</text:p>
          </table:table-cell>
          <table:table-cell office:value-type="float" office:value="42.42">
            <text:p>42.42</text:p>
          </table:table-cell>
          <table:table-cell table:formula="of:=[.F251]/[.E251]*[.E252]" office:value-type="percentage" office:value="1.58520179372197">
            <text:p>158.52%</text:p>
          </table:table-cell>
          <table:table-cell table:formula="of:=[.F252]*[.$T$4]" office:value-type="currency" office:currency="USD" office:value="229264.089461883">
            <text:p>$229,264.09</text:p>
          </table:table-cell>
          <table:table-cell office:value-type="float" office:value="98.55">
            <text:p>98.55</text:p>
          </table:table-cell>
          <table:table-cell table:formula="of:=[.I251]/[.H251]*[.H252]" office:value-type="percentage" office:value="1.35575732562938">
            <text:p>135.58%</text:p>
          </table:table-cell>
          <table:table-cell table:formula="of:=[.I252]*[.$T$5]" office:value-type="currency" office:currency="USD" office:value="341980.701815931">
            <text:p>$341,980.70</text:p>
          </table:table-cell>
          <table:table-cell office:value-type="float" office:value="45.15">
            <text:p>45.15</text:p>
          </table:table-cell>
          <table:table-cell table:formula="of:=[.L251]/[.K251]*[.K252]" office:value-type="percentage" office:value="1.27147282455646">
            <text:p>127.15%</text:p>
          </table:table-cell>
          <table:table-cell table:formula="of:=[.L252]*[.$T$6]" office:value-type="currency" office:currency="USD" office:value="583365.718107574">
            <text:p>$583,365.72</text:p>
          </table:table-cell>
          <table:table-cell table:formula="of:=[.D252]+[.G252]+[.J252]+[.M252]" office:value-type="currency" office:currency="USD" office:value="1406483.92074511">
            <text:p>$1,406,483.92</text:p>
          </table:table-cell>
          <table:table-cell table:formula="of:=[.N252]/[.$N$2]" office:value-type="percentage" office:value="1.40648392074511">
            <text:p>140.65%</text:p>
          </table:table-cell>
          <table:table-cell table:formula="of:=[.N252]/[.N251]-1" office:value-type="percentage" office:value="0.00686221091231465">
            <text:p>0.69%</text:p>
          </table:table-cell>
          <table:table-cell table:number-columns-repeated="1007"/>
        </table:table-row>
        <table:table-row table:style-name="ro2">
          <table:table-cell office:value-type="date" office:date-value="2011-12-30">
            <text:p>12/30/11</text:p>
          </table:table-cell>
          <table:table-cell office:value-type="float" office:value="71.5">
            <text:p>71.50</text:p>
          </table:table-cell>
          <table:table-cell table:formula="of:=[.C252]/[.B252]*[.B253]" office:value-type="percentage" office:value="1.75805261863782">
            <text:p>175.81%</text:p>
          </table:table-cell>
          <table:table-cell table:formula="of:=[.C253]*[.$T$3]" office:value-type="currency" office:currency="USD" office:value="253718.637816572">
            <text:p>$253,718.64</text:p>
          </table:table-cell>
          <table:table-cell office:value-type="float" office:value="42.42">
            <text:p>42.42</text:p>
          </table:table-cell>
          <table:table-cell table:formula="of:=[.F252]/[.E252]*[.E253]" office:value-type="percentage" office:value="1.58520179372197">
            <text:p>158.52%</text:p>
          </table:table-cell>
          <table:table-cell table:formula="of:=[.F253]*[.$T$4]" office:value-type="currency" office:currency="USD" office:value="229264.089461883">
            <text:p>$229,264.09</text:p>
          </table:table-cell>
          <table:table-cell office:value-type="float" office:value="98.08">
            <text:p>98.08</text:p>
          </table:table-cell>
          <table:table-cell table:formula="of:=[.I252]/[.H252]*[.H253]" office:value-type="percentage" office:value="1.34929151189985">
            <text:p>134.93%</text:p>
          </table:table-cell>
          <table:table-cell table:formula="of:=[.I253]*[.$T$5]" office:value-type="currency" office:currency="USD" office:value="340349.743623607">
            <text:p>$340,349.74</text:p>
          </table:table-cell>
          <table:table-cell office:value-type="float" office:value="44.85">
            <text:p>44.85</text:p>
          </table:table-cell>
          <table:table-cell table:formula="of:=[.L252]/[.K252]*[.K253]" office:value-type="percentage" office:value="1.2630245001408">
            <text:p>126.30%</text:p>
          </table:table-cell>
          <table:table-cell table:formula="of:=[.L253]*[.$T$6]" office:value-type="currency" office:currency="USD" office:value="579489.533934102">
            <text:p>$579,489.53</text:p>
          </table:table-cell>
          <table:table-cell table:formula="of:=[.D253]+[.G253]+[.J253]+[.M253]" office:value-type="currency" office:currency="USD" office:value="1402822.00483616">
            <text:p>$1,402,822.00</text:p>
          </table:table-cell>
          <table:table-cell table:formula="of:=[.N253]/[.$N$2]" office:value-type="percentage" office:value="1.40282200483616">
            <text:p>140.28%</text:p>
          </table:table-cell>
          <table:table-cell table:formula="of:=[.N253]/[.N252]-1" office:value-type="percentage" office:value="-0.00260359599916926">
            <text:p>-0.26%</text:p>
          </table:table-cell>
          <table:table-cell table:number-columns-repeated="1007"/>
        </table:table-row>
        <table:table-row table:style-name="ro2" table:number-rows-repeated="104832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AMI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 number:grouping="true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number number:decimal-places="7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="0.4299in" fo:margin-top="0.4299in" fo:margin-bottom="0.4299in" fo:margin-left="0.4299in" fo:margin-right="0.4299in" style:shadow="none" fo:background-color="transparent" style:scale-to="50%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/00/0000</text:date>, <text:time style:data-style-name="N2" text:time-value="0000-00-00T03:59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endo </meta:initial-creator>
    <meta:creation-date>2012-11-02T00:26:37</meta:creation-date>
    <dc:date>2012-11-02T04:00:40</dc:date>
    <dc:creator>javendo </dc:creator>
    <meta:editing-duration>PT1H34M36S</meta:editing-duration>
    <meta:editing-cycles>8</meta:editing-cycles>
    <meta:generator>LibreOffice/3.6$Linux_X86_64 LibreOffice_project/360m1$Build-2</meta:generator>
    <meta:document-statistic meta:table-count="1" meta:cell-count="40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98cm" svg:height="13.096cm" xlink:href=".." xlink:type="simple" chart:class="chart:line" chart:style-name="ch1">
        <chart:legend chart:legend-position="end" svg:x="15.428cm" svg:y="5.253cm" style:legend-expansion="high" chart:style-name="ch2"/>
        <chart:plot-area chart:style-name="ch3" table:cell-range-address="Sheet1.A2:Sheet1.A253 Sheet1.B1:Sheet1.B1 Sheet1.C2:Sheet1.C253 Sheet1.E1:Sheet1.E1 Sheet1.F2:Sheet1.F253 Sheet1.H1:Sheet1.H1 Sheet1.I2:Sheet1.I253 Sheet1.K1:Sheet1.K1 Sheet1.L2:Sheet1.L253 Sheet1.N1:Sheet1.N1 Sheet1.O2:Sheet1.O253" chart:data-source-has-labels="both" svg:x="0.281cm" svg:y="1.19cm" svg:width="14.63cm" svg:height="10.613cm">
          <chartooo:coordinate-region svg:x="1.882cm" svg:y="1.389cm" svg:width="13.029cm" svg:height="9.767cm"/>
          <chart:axis chart:dimension="x" chart:name="primary-x" chart:style-name="ch4" chartooo:axis-type="auto">
            <chartooo:date-scale/>
            <chart:categories table:cell-range-address="Sheet1.A2:Sheet1.A2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Sheet1.C2:Sheet1.C253" chart:label-cell-address="Sheet1.B1:Sheet1.B1" chart:class="chart:line">
            <chart:data-point chart:repeated="252"/>
          </chart:series>
          <chart:series chart:style-name="ch9" chart:values-cell-range-address="Sheet1.F2:Sheet1.F253" chart:label-cell-address="Sheet1.E1:Sheet1.E1" chart:class="chart:line">
            <chart:data-point chart:repeated="252"/>
          </chart:series>
          <chart:series chart:style-name="ch10" chart:values-cell-range-address="Sheet1.I2:Sheet1.I253" chart:label-cell-address="Sheet1.H1:Sheet1.H1" chart:class="chart:line">
            <chart:data-point chart:repeated="252"/>
          </chart:series>
          <chart:series chart:style-name="ch11" chart:values-cell-range-address="Sheet1.L2:Sheet1.L253" chart:label-cell-address="Sheet1.K1:Sheet1.K1" chart:class="chart:line">
            <chart:data-point chart:repeated="252"/>
          </chart:series>
          <chart:series chart:style-name="ch12" chart:values-cell-range-address="Sheet1.O2:Sheet1.O253" chart:label-cell-address="Sheet1.N1:Sheet1.N1" chart:class="chart:line">
            <chart:data-point chart:repeated="2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XN</text:p>
                <draw:g>
                  <svg:desc>Sheet1.B1:Sheet1.B1</svg:desc>
                </draw:g>
              </table:table-cell>
              <table:table-cell office:value-type="string">
                <text:p>OKE</text:p>
                <draw:g>
                  <svg:desc>Sheet1.E1:Sheet1.E1</svg:desc>
                </draw:g>
              </table:table-cell>
              <table:table-cell office:value-type="string">
                <text:p>MCD</text:p>
                <draw:g>
                  <svg:desc>Sheet1.H1:Sheet1.H1</svg:desc>
                </draw:g>
              </table:table-cell>
              <table:table-cell office:value-type="string">
                <text:p>SO</text:p>
                <draw:g>
                  <svg:desc>Sheet1.K1:Sheet1.K1</svg:desc>
                </draw:g>
              </table:table-cell>
              <table:table-cell office:value-type="string">
                <text:p>Fund Invest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40546">
                <text:p>40550</text:p>
                <draw:g>
                  <svg:desc>Sheet1.A2:Sheet1.A253</svg:desc>
                </draw:g>
              </table:table-cell>
              <table:table-cell office:value-type="float" office:value="1">
                <text:p>1</text:p>
                <draw:g>
                  <svg:desc>Sheet1.C2:Sheet1.C253</svg:desc>
                </draw:g>
              </table:table-cell>
              <table:table-cell office:value-type="float" office:value="1">
                <text:p>1</text:p>
                <draw:g>
                  <svg:desc>Sheet1.F2:Sheet1.F253</svg:desc>
                </draw:g>
              </table:table-cell>
              <table:table-cell office:value-type="float" office:value="1">
                <text:p>1</text:p>
                <draw:g>
                  <svg:desc>Sheet1.I2:Sheet1.I253</svg:desc>
                </draw:g>
              </table:table-cell>
              <table:table-cell office:value-type="float" office:value="1">
                <text:p>1</text:p>
                <draw:g>
                  <svg:desc>Sheet1.L2:Sheet1.L253</svg:desc>
                </draw:g>
              </table:table-cell>
              <table:table-cell office:value-type="float" office:value="1">
                <text:p>1</text:p>
                <draw:g>
                  <svg:desc>Sheet1.O2:Sheet1.O253</svg:desc>
                </draw:g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1.00172117039587">
                <text:p>1.00172117039587</text:p>
              </table:table-cell>
              <table:table-cell office:value-type="float" office:value="0.98542600896861">
                <text:p>0.98542600896861</text:p>
              </table:table-cell>
              <table:table-cell office:value-type="float" office:value="0.970009629935342">
                <text:p>0.970009629935342</text:p>
              </table:table-cell>
              <table:table-cell office:value-type="float" office:value="1.00225288651084">
                <text:p>1.00225288651084</text:p>
              </table:table-cell>
              <table:table-cell office:value-type="float" office:value="0.991609372266096">
                <text:p>0.991609372266096</text:p>
              </table:table-cell>
            </table:table-row>
            <table:table-row>
              <table:table-cell office:value-type="float" office:value="40548">
                <text:p>40550</text:p>
              </table:table-cell>
              <table:table-cell office:value-type="float" office:value="1.01745758544382">
                <text:p>1.01745758544382</text:p>
              </table:table-cell>
              <table:table-cell office:value-type="float" office:value="0.981315396113602">
                <text:p>0.981315396113602</text:p>
              </table:table-cell>
              <table:table-cell office:value-type="float" office:value="0.974687027101389">
                <text:p>0.974687027101389</text:p>
              </table:table-cell>
              <table:table-cell office:value-type="float" office:value="0.991833286398198">
                <text:p>0.991833286398198</text:p>
              </table:table-cell>
              <table:table-cell office:value-type="float" office:value="0.989685126679467">
                <text:p>0.989685126679467</text:p>
              </table:table-cell>
            </table:table-row>
            <table:table-row>
              <table:table-cell office:value-type="float" office:value="40549">
                <text:p>40550</text:p>
              </table:table-cell>
              <table:table-cell office:value-type="float" office:value="1.01499877059257">
                <text:p>1.01499877059257</text:p>
              </table:table-cell>
              <table:table-cell office:value-type="float" office:value="0.986920777279522">
                <text:p>0.986920777279522</text:p>
              </table:table-cell>
              <table:table-cell office:value-type="float" office:value="0.968771495391388">
                <text:p>0.968771495391388</text:p>
              </table:table-cell>
              <table:table-cell office:value-type="float" office:value="0.986201070121093">
                <text:p>0.986201070121093</text:p>
              </table:table-cell>
              <table:table-cell office:value-type="float" office:value="0.986064692801316">
                <text:p>0.986064692801316</text:p>
              </table:table-cell>
            </table:table-row>
            <table:table-row>
              <table:table-cell office:value-type="float" office:value="40550">
                <text:p>40550</text:p>
              </table:table-cell>
              <table:table-cell office:value-type="float" office:value="1.01229407425621">
                <text:p>1.01229407425621</text:p>
              </table:table-cell>
              <table:table-cell office:value-type="float" office:value="0.989162929745889">
                <text:p>0.989162929745889</text:p>
              </table:table-cell>
              <table:table-cell office:value-type="float" office:value="0.970835052964644">
                <text:p>0.970835052964644</text:p>
              </table:table-cell>
              <table:table-cell office:value-type="float" office:value="0.991270064770487">
                <text:p>0.991270064770487</text:p>
              </table:table-cell>
              <table:table-cell office:value-type="float" office:value="0.988844862865806">
                <text:p>0.988844862865806</text:p>
              </table:table-cell>
            </table:table-row>
            <table:table-row>
              <table:table-cell office:value-type="float" office:value="40553">
                <text:p>40550</text:p>
              </table:table-cell>
              <table:table-cell office:value-type="float" office:value="1.01794934841406">
                <text:p>1.01794934841406</text:p>
              </table:table-cell>
              <table:table-cell office:value-type="float" office:value="0.984678624813154">
                <text:p>0.984678624813154</text:p>
              </table:table-cell>
              <table:table-cell office:value-type="float" office:value="0.960242124088595">
                <text:p>0.960242124088595</text:p>
              </table:table-cell>
              <table:table-cell office:value-type="float" office:value="0.98282174035483">
                <text:p>0.98282174035483</text:p>
              </table:table-cell>
              <table:table-cell office:value-type="float" office:value="0.982464286503367">
                <text:p>0.982464286503367</text:p>
              </table:table-cell>
            </table:table-row>
            <table:table-row>
              <table:table-cell office:value-type="float" office:value="40554">
                <text:p>40550</text:p>
              </table:table-cell>
              <table:table-cell office:value-type="float" office:value="1.02680108187853">
                <text:p>1.02680108187853</text:p>
              </table:table-cell>
              <table:table-cell office:value-type="float" office:value="1.00186846038864">
                <text:p>1.00186846038864</text:p>
              </table:table-cell>
              <table:table-cell office:value-type="float" office:value="0.964644380244876">
                <text:p>0.964644380244876</text:p>
              </table:table-cell>
              <table:table-cell office:value-type="float" office:value="0.985074626865672">
                <text:p>0.985074626865672</text:p>
              </table:table-cell>
              <table:table-cell office:value-type="float" office:value="0.988371966089384">
                <text:p>0.988371966089384</text:p>
              </table:table-cell>
            </table:table-row>
            <table:table-row>
              <table:table-cell office:value-type="float" office:value="40555">
                <text:p>40560</text:p>
              </table:table-cell>
              <table:table-cell office:value-type="float" office:value="1.035652815343">
                <text:p>1.035652815343</text:p>
              </table:table-cell>
              <table:table-cell office:value-type="float" office:value="1.01681614349776">
                <text:p>1.01681614349776</text:p>
              </table:table-cell>
              <table:table-cell office:value-type="float" office:value="0.96079240610813">
                <text:p>0.96079240610813</text:p>
              </table:table-cell>
              <table:table-cell office:value-type="float" office:value="0.991270064770487">
                <text:p>0.991270064770487</text:p>
              </table:table-cell>
              <table:table-cell office:value-type="float" office:value="0.993682179980689">
                <text:p>0.993682179980689</text:p>
              </table:table-cell>
            </table:table-row>
            <table:table-row>
              <table:table-cell office:value-type="float" office:value="40556">
                <text:p>40560</text:p>
              </table:table-cell>
              <table:table-cell office:value-type="float" office:value="1.04057044504549">
                <text:p>1.04057044504549</text:p>
              </table:table-cell>
              <table:table-cell office:value-type="float" office:value="1.02242152466368">
                <text:p>1.02242152466368</text:p>
              </table:table-cell>
              <table:table-cell office:value-type="float" office:value="0.94868620167836">
                <text:p>0.94868620167836</text:p>
              </table:table-cell>
              <table:table-cell office:value-type="float" office:value="0.996339059419882">
                <text:p>0.996339059419882</text:p>
              </table:table-cell>
              <table:table-cell office:value-type="float" office:value="0.994474577397986">
                <text:p>0.994474577397986</text:p>
              </table:table-cell>
            </table:table-row>
            <table:table-row>
              <table:table-cell office:value-type="float" office:value="40557">
                <text:p>40560</text:p>
              </table:table-cell>
              <table:table-cell office:value-type="float" office:value="1.01278583722646">
                <text:p>1.01278583722646</text:p>
              </table:table-cell>
              <table:table-cell office:value-type="float" office:value="1.02354260089686">
                <text:p>1.02354260089686</text:p>
              </table:table-cell>
              <table:table-cell office:value-type="float" office:value="0.966845508323016">
                <text:p>0.966845508323016</text:p>
              </table:table-cell>
              <table:table-cell office:value-type="float" office:value="1.00225288651084">
                <text:p>1.00225288651084</text:p>
              </table:table-cell>
              <table:table-cell office:value-type="float" office:value="0.99792078939908">
                <text:p>0.99792078939908</text:p>
              </table:table-cell>
            </table:table-row>
            <table:table-row>
              <table:table-cell office:value-type="float" office:value="40561">
                <text:p>40560</text:p>
              </table:table-cell>
              <table:table-cell office:value-type="float" office:value="1.06196213425129">
                <text:p>1.06196213425129</text:p>
              </table:table-cell>
              <table:table-cell office:value-type="float" office:value="1.02466367713005">
                <text:p>1.02466367713005</text:p>
              </table:table-cell>
              <table:table-cell office:value-type="float" office:value="0.974824597606273">
                <text:p>0.974824597606273</text:p>
              </table:table-cell>
              <table:table-cell office:value-type="float" office:value="0.99943677837229">
                <text:p>0.99943677837229</text:p>
              </table:table-cell>
              <table:table-cell office:value-type="float" office:value="1.00590056333089">
                <text:p>1.00590056333089</text:p>
              </table:table-cell>
            </table:table-row>
            <table:table-row>
              <table:table-cell office:value-type="float" office:value="40562">
                <text:p>40560</text:p>
              </table:table-cell>
              <table:table-cell office:value-type="float" office:value="1.04106220801574">
                <text:p>1.04106220801574</text:p>
              </table:table-cell>
              <table:table-cell office:value-type="float" office:value="1.01980568011958">
                <text:p>1.01980568011958</text:p>
              </table:table-cell>
              <table:table-cell office:value-type="float" office:value="0.983629109918833">
                <text:p>0.983629109918833</text:p>
              </table:table-cell>
              <table:table-cell office:value-type="float" office:value="1.00084483244157">
                <text:p>1.00084483244157</text:p>
              </table:table-cell>
              <table:table-cell office:value-type="float" office:value="1.00504863677838">
                <text:p>1.00504863677838</text:p>
              </table:table-cell>
            </table:table-row>
            <table:table-row>
              <table:table-cell office:value-type="float" office:value="40563">
                <text:p>40560</text:p>
              </table:table-cell>
              <table:table-cell office:value-type="float" office:value="1.04696336365872">
                <text:p>1.04696336365872</text:p>
              </table:table-cell>
              <table:table-cell office:value-type="float" office:value="1.03176382660688">
                <text:p>1.03176382660688</text:p>
              </table:table-cell>
              <table:table-cell office:value-type="float" office:value="0.981152840830926">
                <text:p>0.981152840830926</text:p>
              </table:table-cell>
              <table:table-cell office:value-type="float" office:value="0.99943677837229">
                <text:p>0.99943677837229</text:p>
              </table:table-cell>
              <table:table-cell office:value-type="float" office:value="1.00635910599919">
                <text:p>1.00635910599919</text:p>
              </table:table-cell>
            </table:table-row>
            <table:table-row>
              <table:table-cell office:value-type="float" office:value="40564">
                <text:p>40560</text:p>
              </table:table-cell>
              <table:table-cell office:value-type="float" office:value="1.03811163019425">
                <text:p>1.03811163019425</text:p>
              </table:table-cell>
              <table:table-cell office:value-type="float" office:value="1.03662182361734">
                <text:p>1.03662182361734</text:p>
              </table:table-cell>
              <table:table-cell office:value-type="float" office:value="0.979226853762553">
                <text:p>0.979226853762553</text:p>
              </table:table-cell>
              <table:table-cell office:value-type="float" office:value="0.995494226978316">
                <text:p>0.995494226978316</text:p>
              </table:table-cell>
              <table:table-cell office:value-type="float" office:value="1.00348953918179">
                <text:p>1.00348953918179</text:p>
              </table:table-cell>
            </table:table-row>
            <table:table-row>
              <table:table-cell office:value-type="float" office:value="40567">
                <text:p>40570</text:p>
              </table:table-cell>
              <table:table-cell office:value-type="float" office:value="1.04007868207524">
                <text:p>1.04007868207524</text:p>
              </table:table-cell>
              <table:table-cell office:value-type="float" office:value="1.04521674140508">
                <text:p>1.04521674140508</text:p>
              </table:table-cell>
              <table:table-cell office:value-type="float" office:value="0.984041821433485">
                <text:p>0.984041821433485</text:p>
              </table:table-cell>
              <table:table-cell office:value-type="float" office:value="0.99943677837229">
                <text:p>0.99943677837229</text:p>
              </table:table-cell>
              <table:table-cell office:value-type="float" office:value="1.00803991264881">
                <text:p>1.00803991264881</text:p>
              </table:table-cell>
            </table:table-row>
            <table:table-row>
              <table:table-cell office:value-type="float" office:value="40568">
                <text:p>40570</text:p>
              </table:table-cell>
              <table:table-cell office:value-type="float" office:value="1.04794688959921">
                <text:p>1.04794688959921</text:p>
              </table:table-cell>
              <table:table-cell office:value-type="float" office:value="1.03699551569507">
                <text:p>1.03699551569507</text:p>
              </table:table-cell>
              <table:table-cell office:value-type="float" office:value="0.985279955977438">
                <text:p>0.985279955977438</text:p>
              </table:table-cell>
              <table:table-cell office:value-type="float" office:value="1.00112644325542">
                <text:p>1.00112644325542</text:p>
              </table:table-cell>
              <table:table-cell office:value-type="float" office:value="1.00907396763454">
                <text:p>1.00907396763454</text:p>
              </table:table-cell>
            </table:table-row>
            <table:table-row>
              <table:table-cell office:value-type="float" office:value="40569">
                <text:p>40570</text:p>
              </table:table-cell>
              <table:table-cell office:value-type="float" office:value="1.05114334890583">
                <text:p>1.05114334890583</text:p>
              </table:table-cell>
              <table:table-cell office:value-type="float" office:value="1.04783258594918">
                <text:p>1.04783258594918</text:p>
              </table:table-cell>
              <table:table-cell office:value-type="float" office:value="0.98129041133581">
                <text:p>0.98129041133581</text:p>
              </table:table-cell>
              <table:table-cell office:value-type="float" office:value="0.993241340467474">
                <text:p>0.993241340467474</text:p>
              </table:table-cell>
              <table:table-cell office:value-type="float" office:value="1.0064785069932">
                <text:p>1.0064785069932</text:p>
              </table:table-cell>
            </table:table-row>
            <table:table-row>
              <table:table-cell office:value-type="float" office:value="40570">
                <text:p>40570</text:p>
              </table:table-cell>
              <table:table-cell office:value-type="float" office:value="1.04524219326285">
                <text:p>1.04524219326285</text:p>
              </table:table-cell>
              <table:table-cell office:value-type="float" office:value="1.05605381165919">
                <text:p>1.05605381165919</text:p>
              </table:table-cell>
              <table:table-cell office:value-type="float" office:value="0.970559911954877">
                <text:p>0.970559911954877</text:p>
              </table:table-cell>
              <table:table-cell office:value-type="float" office:value="0.993241340467474">
                <text:p>0.993241340467474</text:p>
              </table:table-cell>
              <table:table-cell office:value-type="float" office:value="1.00410918440424">
                <text:p>1.00410918440424</text:p>
              </table:table-cell>
            </table:table-row>
            <table:table-row>
              <table:table-cell office:value-type="float" office:value="40571">
                <text:p>40570</text:p>
              </table:table-cell>
              <table:table-cell office:value-type="float" office:value="1.01229407425621">
                <text:p>1.01229407425621</text:p>
              </table:table-cell>
              <table:table-cell office:value-type="float" office:value="1.05007473841555">
                <text:p>1.05007473841555</text:p>
              </table:table-cell>
              <table:table-cell office:value-type="float" office:value="0.956665290961618">
                <text:p>0.956665290961618</text:p>
              </table:table-cell>
              <table:table-cell office:value-type="float" office:value="0.983103351168685">
                <text:p>0.983103351168685</text:p>
              </table:table-cell>
              <table:table-cell office:value-type="float" office:value="0.990333192094324">
                <text:p>0.990333192094324</text:p>
              </table:table-cell>
            </table:table-row>
            <table:table-row>
              <table:table-cell office:value-type="float" office:value="40574">
                <text:p>40570</text:p>
              </table:table-cell>
              <table:table-cell office:value-type="float" office:value="1.0304893041554">
                <text:p>1.0304893041554</text:p>
              </table:table-cell>
              <table:table-cell office:value-type="float" office:value="1.05269058295964">
                <text:p>1.05269058295964</text:p>
              </table:table-cell>
              <table:table-cell office:value-type="float" office:value="0.961755399642317">
                <text:p>0.961755399642317</text:p>
              </table:table-cell>
              <table:table-cell office:value-type="float" office:value="0.979160799774711">
                <text:p>0.979160799774711</text:p>
              </table:table-cell>
              <table:table-cell office:value-type="float" office:value="0.992812474726243">
                <text:p>0.992812474726243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.05311040078682">
                <text:p>1.05311040078682</text:p>
              </table:table-cell>
              <table:table-cell office:value-type="float" office:value="1.05866965620329">
                <text:p>1.05866965620329</text:p>
              </table:table-cell>
              <table:table-cell office:value-type="float" office:value="0.959141560049525">
                <text:p>0.959141560049525</text:p>
              </table:table-cell>
              <table:table-cell office:value-type="float" office:value="0.987609124190369">
                <text:p>0.987609124190369</text:p>
              </table:table-cell>
              <table:table-cell office:value-type="float" office:value="1.00015870641017">
                <text:p>1.00015870641017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1.04868453405459">
                <text:p>1.04868453405459</text:p>
              </table:table-cell>
              <table:table-cell office:value-type="float" office:value="1.05194319880419">
                <text:p>1.05194319880419</text:p>
              </table:table-cell>
              <table:table-cell office:value-type="float" office:value="0.961342688127665">
                <text:p>0.961342688127665</text:p>
              </table:table-cell>
              <table:table-cell office:value-type="float" office:value="0.979160799774711">
                <text:p>0.979160799774711</text:p>
              </table:table-cell>
              <table:table-cell office:value-type="float" office:value="0.99522617774901">
                <text:p>0.99522617774901</text:p>
              </table:table-cell>
            </table:table-row>
            <table:table-row>
              <table:table-cell office:value-type="float" office:value="40577">
                <text:p>40580</text:p>
              </table:table-cell>
              <table:table-cell office:value-type="float" office:value="1.02901401524465">
                <text:p>1.02901401524465</text:p>
              </table:table-cell>
              <table:table-cell office:value-type="float" office:value="1.05792227204783">
                <text:p>1.05792227204783</text:p>
              </table:table-cell>
              <table:table-cell office:value-type="float" office:value="0.963818957215573">
                <text:p>0.963818957215573</text:p>
              </table:table-cell>
              <table:table-cell office:value-type="float" office:value="0.990425232328922">
                <text:p>0.990425232328922</text:p>
              </table:table-cell>
              <table:table-cell office:value-type="float" office:value="0.99904497527781">
                <text:p>0.99904497527781</text:p>
              </table:table-cell>
            </table:table-row>
            <table:table-row>
              <table:table-cell office:value-type="float" office:value="40578">
                <text:p>40580</text:p>
              </table:table-cell>
              <table:table-cell office:value-type="float" office:value="1.0447504302926">
                <text:p>1.0447504302926</text:p>
              </table:table-cell>
              <table:table-cell office:value-type="float" office:value="1.05493273542601">
                <text:p>1.05493273542601</text:p>
              </table:table-cell>
              <table:table-cell office:value-type="float" office:value="0.966707937818132">
                <text:p>0.966707937818132</text:p>
              </table:table-cell>
              <table:table-cell office:value-type="float" office:value="0.983948183610251">
                <text:p>0.983948183610251</text:p>
              </table:table-cell>
              <table:table-cell office:value-type="float" office:value="0.998640638220182">
                <text:p>0.998640638220182</text:p>
              </table:table-cell>
            </table:table-row>
            <table:table-row>
              <table:table-cell office:value-type="float" office:value="40581">
                <text:p>40580</text:p>
              </table:table-cell>
              <table:table-cell office:value-type="float" office:value="1.03639045979838">
                <text:p>1.03639045979838</text:p>
              </table:table-cell>
              <table:table-cell office:value-type="float" office:value="1.06390134529148">
                <text:p>1.06390134529148</text:p>
              </table:table-cell>
              <table:table-cell office:value-type="float" office:value="0.958866419039758">
                <text:p>0.958866419039758</text:p>
              </table:table-cell>
              <table:table-cell office:value-type="float" office:value="0.987327513376514">
                <text:p>0.987327513376514</text:p>
              </table:table-cell>
              <table:table-cell office:value-type="float" office:value="0.998303756511158">
                <text:p>0.998303756511158</text:p>
              </table:table-cell>
            </table:table-row>
            <table:table-row>
              <table:table-cell office:value-type="float" office:value="40582">
                <text:p>40580</text:p>
              </table:table-cell>
              <table:table-cell office:value-type="float" office:value="1.06220801573641">
                <text:p>1.06220801573641</text:p>
              </table:table-cell>
              <table:table-cell office:value-type="float" office:value="1.06390134529148">
                <text:p>1.06390134529148</text:p>
              </table:table-cell>
              <table:table-cell office:value-type="float" office:value="0.983766680423717">
                <text:p>0.983766680423717</text:p>
              </table:table-cell>
              <table:table-cell office:value-type="float" office:value="0.984229794424106">
                <text:p>0.984229794424106</text:p>
              </table:table-cell>
              <table:table-cell office:value-type="float" office:value="1.0068893511211">
                <text:p>1.0068893511211</text:p>
              </table:table-cell>
            </table:table-row>
            <table:table-row>
              <table:table-cell office:value-type="float" office:value="40583">
                <text:p>40580</text:p>
              </table:table-cell>
              <table:table-cell office:value-type="float" office:value="1.05876567494468">
                <text:p>1.05876567494468</text:p>
              </table:table-cell>
              <table:table-cell office:value-type="float" office:value="1.05792227204783">
                <text:p>1.05792227204783</text:p>
              </table:table-cell>
              <table:table-cell office:value-type="float" office:value="0.99119548768744">
                <text:p>0.99119548768744</text:p>
              </table:table-cell>
              <table:table-cell office:value-type="float" office:value="0.990425232328922">
                <text:p>0.990425232328922</text:p>
              </table:table-cell>
              <table:table-cell office:value-type="float" office:value="1.01024422169117">
                <text:p>1.01024422169117</text:p>
              </table:table-cell>
            </table:table-row>
            <table:table-row>
              <table:table-cell office:value-type="float" office:value="40584">
                <text:p>40580</text:p>
              </table:table-cell>
              <table:table-cell office:value-type="float" office:value="1.10572903860339">
                <text:p>1.10572903860339</text:p>
              </table:table-cell>
              <table:table-cell office:value-type="float" office:value="1.06875934230194">
                <text:p>1.06875934230194</text:p>
              </table:table-cell>
              <table:table-cell office:value-type="float" office:value="0.9889943596093">
                <text:p>0.9889943596093</text:p>
              </table:table-cell>
              <table:table-cell office:value-type="float" office:value="0.984511405237961">
                <text:p>0.984511405237961</text:p>
              </table:table-cell>
              <table:table-cell office:value-type="float" office:value="1.01532067222168">
                <text:p>1.01532067222168</text:p>
              </table:table-cell>
            </table:table-row>
            <table:table-row>
              <table:table-cell office:value-type="float" office:value="40585">
                <text:p>40590</text:p>
              </table:table-cell>
              <table:table-cell office:value-type="float" office:value="1.10720432751414">
                <text:p>1.10720432751414</text:p>
              </table:table-cell>
              <table:table-cell office:value-type="float" office:value="1.07810164424514">
                <text:p>1.07810164424514</text:p>
              </table:table-cell>
              <table:table-cell office:value-type="float" office:value="0.993946897785115">
                <text:p>0.993946897785115</text:p>
              </table:table-cell>
              <table:table-cell office:value-type="float" office:value="1.00197127569699">
                <text:p>1.00197127569699</text:p>
              </table:table-cell>
              <table:table-cell office:value-type="float" office:value="1.02614476380747">
                <text:p>1.02614476380747</text:p>
              </table:table-cell>
            </table:table-row>
            <table:table-row>
              <table:table-cell office:value-type="float" office:value="40588">
                <text:p>40590</text:p>
              </table:table-cell>
              <table:table-cell office:value-type="float" office:value="1.10572903860339">
                <text:p>1.10572903860339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995185032329069">
                <text:p>0.995185032329069</text:p>
              </table:table-cell>
              <table:table-cell office:value-type="float" office:value="1.00028161081386">
                <text:p>1.00028161081386</text:p>
              </table:table-cell>
              <table:table-cell office:value-type="float" office:value="1.0262255745309">
                <text:p>1.0262255745309</text:p>
              </table:table-cell>
            </table:table-row>
            <table:table-row>
              <table:table-cell office:value-type="float" office:value="40589">
                <text:p>40590</text:p>
              </table:table-cell>
              <table:table-cell office:value-type="float" office:value="1.10745020899926">
                <text:p>1.10745020899926</text:p>
              </table:table-cell>
              <table:table-cell office:value-type="float" office:value="1.09603886397608">
                <text:p>1.09603886397608</text:p>
              </table:table-cell>
              <table:table-cell office:value-type="float" office:value="0.994084468289999">
                <text:p>0.994084468289999</text:p>
              </table:table-cell>
              <table:table-cell office:value-type="float" office:value="1.00478738383554">
                <text:p>1.00478738383554</text:p>
              </table:table-cell>
              <table:table-cell office:value-type="float" office:value="1.03010123039501">
                <text:p>1.03010123039501</text:p>
              </table:table-cell>
            </table:table-row>
            <table:table-row>
              <table:table-cell office:value-type="float" office:value="40590">
                <text:p>40590</text:p>
              </table:table-cell>
              <table:table-cell office:value-type="float" office:value="1.13621834275879">
                <text:p>1.13621834275879</text:p>
              </table:table-cell>
              <table:table-cell office:value-type="float" office:value="1.10837070254111">
                <text:p>1.10837070254111</text:p>
              </table:table-cell>
              <table:table-cell office:value-type="float" office:value="0.992433622231394">
                <text:p>0.992433622231394</text:p>
              </table:table-cell>
              <table:table-cell office:value-type="float" office:value="0.998028724303013">
                <text:p>0.998028724303013</text:p>
              </table:table-cell>
              <table:table-cell office:value-type="float" office:value="1.03251915317496">
                <text:p>1.03251915317496</text:p>
              </table:table-cell>
            </table:table-row>
            <table:table-row>
              <table:table-cell office:value-type="float" office:value="40591">
                <text:p>40590</text:p>
              </table:table-cell>
              <table:table-cell office:value-type="float" office:value="1.14802065404475">
                <text:p>1.14802065404475</text:p>
              </table:table-cell>
              <table:table-cell office:value-type="float" office:value="1.12742899850523">
                <text:p>1.12742899850523</text:p>
              </table:table-cell>
              <table:table-cell office:value-type="float" office:value="0.991883340211859">
                <text:p>0.991883340211859</text:p>
              </table:table-cell>
              <table:table-cell office:value-type="float" office:value="0.996339059419882">
                <text:p>0.996339059419882</text:p>
              </table:table-cell>
              <table:table-cell office:value-type="float" office:value="1.0360647548591">
                <text:p>1.0360647548591</text:p>
              </table:table-cell>
            </table:table-row>
            <table:table-row>
              <table:table-cell office:value-type="float" office:value="40592">
                <text:p>40590</text:p>
              </table:table-cell>
              <table:table-cell office:value-type="float" office:value="1.16351118760757">
                <text:p>1.16351118760757</text:p>
              </table:table-cell>
              <table:table-cell office:value-type="float" office:value="1.15545590433483">
                <text:p>1.15545590433483</text:p>
              </table:table-cell>
              <table:table-cell office:value-type="float" office:value="0.993809327280231">
                <text:p>0.993809327280231</text:p>
              </table:table-cell>
              <table:table-cell office:value-type="float" office:value="0.997747113489158">
                <text:p>0.997747113489158</text:p>
              </table:table-cell>
              <table:table-cell office:value-type="float" office:value="1.04348563263954">
                <text:p>1.04348563263954</text:p>
              </table:table-cell>
            </table:table-row>
            <table:table-row>
              <table:table-cell office:value-type="float" office:value="40596">
                <text:p>40600</text:p>
              </table:table-cell>
              <table:table-cell office:value-type="float" office:value="1.14875829850012">
                <text:p>1.14875829850012</text:p>
              </table:table-cell>
              <table:table-cell office:value-type="float" office:value="1.13191330343797">
                <text:p>1.13191330343797</text:p>
              </table:table-cell>
              <table:table-cell office:value-type="float" office:value="0.988168936579997">
                <text:p>0.988168936579997</text:p>
              </table:table-cell>
              <table:table-cell office:value-type="float" office:value="0.998310335116869">
                <text:p>0.998310335116869</text:p>
              </table:table-cell>
              <table:table-cell office:value-type="float" office:value="1.03678727448431">
                <text:p>1.03678727448431</text:p>
              </table:table-cell>
            </table:table-row>
            <table:table-row>
              <table:table-cell office:value-type="float" office:value="40597">
                <text:p>40600</text:p>
              </table:table-cell>
              <table:table-cell office:value-type="float" office:value="1.13523481681829">
                <text:p>1.13523481681829</text:p>
              </table:table-cell>
              <table:table-cell office:value-type="float" office:value="1.13266068759342">
                <text:p>1.13266068759342</text:p>
              </table:table-cell>
              <table:table-cell office:value-type="float" office:value="0.981565552345577">
                <text:p>0.981565552345577</text:p>
              </table:table-cell>
              <table:table-cell office:value-type="float" office:value="0.996057448606027">
                <text:p>0.996057448606027</text:p>
              </table:table-cell>
              <table:table-cell office:value-type="float" office:value="1.03224437656299">
                <text:p>1.03224437656299</text:p>
              </table:table-cell>
            </table:table-row>
            <table:table-row>
              <table:table-cell office:value-type="float" office:value="40598">
                <text:p>40600</text:p>
              </table:table-cell>
              <table:table-cell office:value-type="float" office:value="1.13302188345218">
                <text:p>1.13302188345218</text:p>
              </table:table-cell>
              <table:table-cell office:value-type="float" office:value="1.12742899850523">
                <text:p>1.12742899850523</text:p>
              </table:table-cell>
              <table:table-cell office:value-type="float" office:value="0.981840693355345">
                <text:p>0.981840693355345</text:p>
              </table:table-cell>
              <table:table-cell office:value-type="float" office:value="0.99464939453675">
                <text:p>0.99464939453675</text:p>
              </table:table-cell>
              <table:table-cell office:value-type="float" office:value="1.03059173506621">
                <text:p>1.03059173506621</text:p>
              </table:table-cell>
            </table:table-row>
            <table:table-row>
              <table:table-cell office:value-type="float" office:value="40599">
                <text:p>40600</text:p>
              </table:table-cell>
              <table:table-cell office:value-type="float" office:value="1.16695352839931">
                <text:p>1.16695352839931</text:p>
              </table:table-cell>
              <table:table-cell office:value-type="float" office:value="1.14424514200299">
                <text:p>1.14424514200299</text:p>
              </table:table-cell>
              <table:table-cell office:value-type="float" office:value="0.979639565277205">
                <text:p>0.979639565277205</text:p>
              </table:table-cell>
              <table:table-cell office:value-type="float" office:value="1.00281610813855">
                <text:p>1.00281610813855</text:p>
              </table:table-cell>
              <table:table-cell office:value-type="float" office:value="1.04111252058284">
                <text:p>1.04111252058284</text:p>
              </table:table-cell>
            </table:table-row>
            <table:table-row>
              <table:table-cell office:value-type="float" office:value="40602">
                <text:p>40600</text:p>
              </table:table-cell>
              <table:table-cell office:value-type="float" office:value="1.18367346938775">
                <text:p>1.18367346938775</text:p>
              </table:table-cell>
              <table:table-cell office:value-type="float" office:value="1.15433482810164">
                <text:p>1.15433482810164</text:p>
              </table:table-cell>
              <table:table-cell office:value-type="float" office:value="0.996010455358371">
                <text:p>0.996010455358371</text:p>
              </table:table-cell>
              <table:table-cell office:value-type="float" office:value="1.00422416220783">
                <text:p>1.00422416220783</text:p>
              </table:table-cell>
              <table:table-cell office:value-type="float" office:value="1.04976023515417">
                <text:p>1.04976023515417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.19277108433735">
                <text:p>1.19277108433735</text:p>
              </table:table-cell>
              <table:table-cell office:value-type="float" office:value="1.13452914798206">
                <text:p>1.13452914798206</text:p>
              </table:table-cell>
              <table:table-cell office:value-type="float" office:value="0.985555096987206">
                <text:p>0.985555096987206</text:p>
              </table:table-cell>
              <table:table-cell office:value-type="float" office:value="0.993522951281329">
                <text:p>0.993522951281329</text:p>
              </table:table-cell>
              <table:table-cell office:value-type="float" office:value="1.04066160740121">
                <text:p>1.04066160740121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1.20998278829604">
                <text:p>1.20998278829604</text:p>
              </table:table-cell>
              <table:table-cell office:value-type="float" office:value="1.13863976083707">
                <text:p>1.13863976083707</text:p>
              </table:table-cell>
              <table:table-cell office:value-type="float" office:value="0.982941257394415">
                <text:p>0.982941257394415</text:p>
              </table:table-cell>
              <table:table-cell office:value-type="float" office:value="0.996620670233737">
                <text:p>0.996620670233737</text:p>
              </table:table-cell>
              <table:table-cell office:value-type="float" office:value="1.04450201858165">
                <text:p>1.04450201858165</text:p>
              </table:table-cell>
            </table:table-row>
            <table:table-row>
              <table:table-cell office:value-type="float" office:value="40605">
                <text:p>40610</text:p>
              </table:table-cell>
              <table:table-cell office:value-type="float" office:value="1.22301450700762">
                <text:p>1.22301450700762</text:p>
              </table:table-cell>
              <table:table-cell office:value-type="float" office:value="1.15807174887892">
                <text:p>1.15807174887892</text:p>
              </table:table-cell>
              <table:table-cell office:value-type="float" office:value="1.00343926262209">
                <text:p>1.00343926262209</text:p>
              </table:table-cell>
              <table:table-cell office:value-type="float" office:value="1.00675865953253">
                <text:p>1.00675865953253</text:p>
              </table:table-cell>
              <table:table-cell office:value-type="float" office:value="1.0590150393898">
                <text:p>1.0590150393898</text:p>
              </table:table-cell>
            </table:table-row>
            <table:table-row>
              <table:table-cell office:value-type="float" office:value="40606">
                <text:p>40610</text:p>
              </table:table-cell>
              <table:table-cell office:value-type="float" office:value="1.20899926235554">
                <text:p>1.20899926235554</text:p>
              </table:table-cell>
              <table:table-cell office:value-type="float" office:value="1.15358744394619">
                <text:p>1.15358744394619</text:p>
              </table:table-cell>
              <table:table-cell office:value-type="float" office:value="1.00068785252442">
                <text:p>1.00068785252442</text:p>
              </table:table-cell>
              <table:table-cell office:value-type="float" office:value="1.00028161081386">
                <text:p>1.00028161081386</text:p>
              </table:table-cell>
              <table:table-cell office:value-type="float" office:value="1.05267806664123">
                <text:p>1.05267806664123</text:p>
              </table:table-cell>
            </table:table-row>
            <table:table-row>
              <table:table-cell office:value-type="float" office:value="40609">
                <text:p>40610</text:p>
              </table:table-cell>
              <table:table-cell office:value-type="float" office:value="1.20998278829604">
                <text:p>1.20998278829604</text:p>
              </table:table-cell>
              <table:table-cell office:value-type="float" office:value="1.14536621823617">
                <text:p>1.14536621823617</text:p>
              </table:table-cell>
              <table:table-cell office:value-type="float" office:value="1.00398954464163">
                <text:p>1.00398954464163</text:p>
              </table:table-cell>
              <table:table-cell office:value-type="float" office:value="1.00309771895241">
                <text:p>1.00309771895241</text:p>
              </table:table-cell>
              <table:table-cell office:value-type="float" office:value="1.05375588127868">
                <text:p>1.05375588127868</text:p>
              </table:table-cell>
            </table:table-row>
            <table:table-row>
              <table:table-cell office:value-type="float" office:value="40610">
                <text:p>40610</text:p>
              </table:table-cell>
              <table:table-cell office:value-type="float" office:value="1.22473567740349">
                <text:p>1.22473567740349</text:p>
              </table:table-cell>
              <table:table-cell office:value-type="float" office:value="1.16031390134529">
                <text:p>1.16031390134529</text:p>
              </table:table-cell>
              <table:table-cell office:value-type="float" office:value="0.994222038794882">
                <text:p>0.994222038794882</text:p>
              </table:table-cell>
              <table:table-cell office:value-type="float" office:value="1.01154604336807">
                <text:p>1.01154604336807</text:p>
              </table:table-cell>
              <table:table-cell office:value-type="float" office:value="1.05945923402321">
                <text:p>1.05945923402321</text:p>
              </table:table-cell>
            </table:table-row>
            <table:table-row>
              <table:table-cell office:value-type="float" office:value="40611">
                <text:p>40610</text:p>
              </table:table-cell>
              <table:table-cell office:value-type="float" office:value="1.22621096631424">
                <text:p>1.22621096631424</text:p>
              </table:table-cell>
              <table:table-cell office:value-type="float" office:value="1.16816143497758">
                <text:p>1.16816143497758</text:p>
              </table:table-cell>
              <table:table-cell office:value-type="float" office:value="0.997386160407209">
                <text:p>0.997386160407209</text:p>
              </table:table-cell>
              <table:table-cell office:value-type="float" office:value="1.01464376232047">
                <text:p>1.01464376232047</text:p>
              </table:table-cell>
              <table:table-cell office:value-type="float" office:value="1.06302651151551">
                <text:p>1.06302651151551</text:p>
              </table:table-cell>
            </table:table-row>
            <table:table-row>
              <table:table-cell office:value-type="float" office:value="40612">
                <text:p>40610</text:p>
              </table:table-cell>
              <table:table-cell office:value-type="float" office:value="1.19572166215884">
                <text:p>1.19572166215884</text:p>
              </table:table-cell>
              <table:table-cell office:value-type="float" office:value="1.16218236173393">
                <text:p>1.16218236173393</text:p>
              </table:table-cell>
              <table:table-cell office:value-type="float" office:value="1.00921722382721">
                <text:p>1.00921722382721</text:p>
              </table:table-cell>
              <table:table-cell office:value-type="float" office:value="1.01210926499578">
                <text:p>1.01210926499578</text:p>
              </table:table-cell>
              <table:table-cell office:value-type="float" office:value="1.05958306773458">
                <text:p>1.05958306773458</text:p>
              </table:table-cell>
            </table:table-row>
            <table:table-row>
              <table:table-cell office:value-type="float" office:value="40613">
                <text:p>40610</text:p>
              </table:table-cell>
              <table:table-cell office:value-type="float" office:value="1.2075239734448">
                <text:p>1.2075239734448</text:p>
              </table:table-cell>
              <table:table-cell office:value-type="float" office:value="1.16778774289985">
                <text:p>1.16778774289985</text:p>
              </table:table-cell>
              <table:table-cell office:value-type="float" office:value="1.00990507635163">
                <text:p>1.00990507635163</text:p>
              </table:table-cell>
              <table:table-cell office:value-type="float" office:value="1.00844832441566">
                <text:p>1.00844832441566</text:p>
              </table:table-cell>
              <table:table-cell office:value-type="float" office:value="1.06059087346256">
                <text:p>1.06059087346256</text:p>
              </table:table-cell>
            </table:table-row>
            <table:table-row>
              <table:table-cell office:value-type="float" office:value="40616">
                <text:p>40620</text:p>
              </table:table-cell>
              <table:table-cell office:value-type="float" office:value="1.20186869928694">
                <text:p>1.20186869928694</text:p>
              </table:table-cell>
              <table:table-cell office:value-type="float" office:value="1.15433482810164">
                <text:p>1.15433482810164</text:p>
              </table:table-cell>
              <table:table-cell office:value-type="float" office:value="0.995872884853487">
                <text:p>0.995872884853487</text:p>
              </table:table-cell>
              <table:table-cell office:value-type="float" office:value="0.992114897212053">
                <text:p>0.992114897212053</text:p>
              </table:table-cell>
              <table:table-cell office:value-type="float" office:value="1.04679556912265">
                <text:p>1.04679556912265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1.1708876321613">
                <text:p>1.1708876321613</text:p>
              </table:table-cell>
              <table:table-cell office:value-type="float" office:value="1.1229446935725">
                <text:p>1.1229446935725</text:p>
              </table:table-cell>
              <table:table-cell office:value-type="float" office:value="0.988581648094648">
                <text:p>0.988581648094648</text:p>
              </table:table-cell>
              <table:table-cell office:value-type="float" office:value="0.975218248380738">
                <text:p>0.975218248380738</text:p>
              </table:table-cell>
              <table:table-cell office:value-type="float" office:value="1.0281930265495">
                <text:p>1.0281930265495</text:p>
              </table:table-cell>
            </table:table-row>
            <table:table-row>
              <table:table-cell office:value-type="float" office:value="40618">
                <text:p>40620</text:p>
              </table:table-cell>
              <table:table-cell office:value-type="float" office:value="1.15539709859848">
                <text:p>1.15539709859848</text:p>
              </table:table-cell>
              <table:table-cell office:value-type="float" office:value="1.11173393124066">
                <text:p>1.11173393124066</text:p>
              </table:table-cell>
              <table:table-cell office:value-type="float" office:value="0.965744944283946">
                <text:p>0.965744944283946</text:p>
              </table:table-cell>
              <table:table-cell office:value-type="float" office:value="0.969586032103633">
                <text:p>0.969586032103633</text:p>
              </table:table-cell>
              <table:table-cell office:value-type="float" office:value="1.01599154864283">
                <text:p>1.01599154864283</text:p>
              </table:table-cell>
            </table:table-row>
            <table:table-row>
              <table:table-cell office:value-type="float" office:value="40619">
                <text:p>40620</text:p>
              </table:table-cell>
              <table:table-cell office:value-type="float" office:value="1.15170887632161">
                <text:p>1.15170887632161</text:p>
              </table:table-cell>
              <table:table-cell office:value-type="float" office:value="1.13527653213752">
                <text:p>1.13527653213752</text:p>
              </table:table-cell>
              <table:table-cell office:value-type="float" office:value="0.966020085293713">
                <text:p>0.966020085293713</text:p>
              </table:table-cell>
              <table:table-cell office:value-type="float" office:value="0.97155730780062">
                <text:p>0.97155730780062</text:p>
              </table:table-cell>
              <table:table-cell office:value-type="float" office:value="1.01983802945009">
                <text:p>1.01983802945009</text:p>
              </table:table-cell>
            </table:table-row>
            <table:table-row>
              <table:table-cell office:value-type="float" office:value="40620">
                <text:p>40620</text:p>
              </table:table-cell>
              <table:table-cell office:value-type="float" office:value="1.15269240226211">
                <text:p>1.15269240226211</text:p>
              </table:table-cell>
              <table:table-cell office:value-type="float" office:value="1.14461883408072">
                <text:p>1.14461883408072</text:p>
              </table:table-cell>
              <table:table-cell office:value-type="float" office:value="0.960654835603247">
                <text:p>0.960654835603247</text:p>
              </table:table-cell>
              <table:table-cell office:value-type="float" office:value="0.974936637566882">
                <text:p>0.974936637566882</text:p>
              </table:table-cell>
              <table:table-cell office:value-type="float" office:value="1.02152825097166">
                <text:p>1.02152825097166</text:p>
              </table:table-cell>
            </table:table-row>
            <table:table-row>
              <table:table-cell office:value-type="float" office:value="40623">
                <text:p>40620</text:p>
              </table:table-cell>
              <table:table-cell office:value-type="float" office:value="1.16301942463732">
                <text:p>1.16301942463732</text:p>
              </table:table-cell>
              <table:table-cell office:value-type="float" office:value="1.18273542600897">
                <text:p>1.18273542600897</text:p>
              </table:table-cell>
              <table:table-cell office:value-type="float" office:value="0.970697482459761">
                <text:p>0.970697482459761</text:p>
              </table:table-cell>
              <table:table-cell office:value-type="float" office:value="0.985919459307237">
                <text:p>0.985919459307237</text:p>
              </table:table-cell>
              <table:table-cell office:value-type="float" office:value="1.03610357101856">
                <text:p>1.03610357101856</text:p>
              </table:table-cell>
            </table:table-row>
            <table:table-row>
              <table:table-cell office:value-type="float" office:value="40624">
                <text:p>40620</text:p>
              </table:table-cell>
              <table:table-cell office:value-type="float" office:value="1.16080649127121">
                <text:p>1.16080649127121</text:p>
              </table:table-cell>
              <table:table-cell office:value-type="float" office:value="1.18011958146487">
                <text:p>1.18011958146487</text:p>
              </table:table-cell>
              <table:table-cell office:value-type="float" office:value="0.972210758013482">
                <text:p>0.972210758013482</text:p>
              </table:table-cell>
              <table:table-cell office:value-type="float" office:value="0.985074626865672">
                <text:p>0.985074626865672</text:p>
              </table:table-cell>
              <table:table-cell office:value-type="float" office:value="1.03539997652319">
                <text:p>1.03539997652319</text:p>
              </table:table-cell>
            </table:table-row>
            <table:table-row>
              <table:table-cell office:value-type="float" office:value="40625">
                <text:p>40630</text:p>
              </table:table-cell>
              <table:table-cell office:value-type="float" office:value="1.15195475780674">
                <text:p>1.15195475780674</text:p>
              </table:table-cell>
              <table:table-cell office:value-type="float" office:value="1.18086696562033">
                <text:p>1.18086696562033</text:p>
              </table:table-cell>
              <table:table-cell office:value-type="float" office:value="0.980877699821158">
                <text:p>0.980877699821158</text:p>
              </table:table-cell>
              <table:table-cell office:value-type="float" office:value="0.987890735004224">
                <text:p>0.987890735004224</text:p>
              </table:table-cell>
              <table:table-cell office:value-type="float" office:value="1.03770884389812">
                <text:p>1.03770884389812</text:p>
              </table:table-cell>
            </table:table-row>
            <table:table-row>
              <table:table-cell office:value-type="float" office:value="40626">
                <text:p>40630</text:p>
              </table:table-cell>
              <table:table-cell office:value-type="float" office:value="1.16056060978608">
                <text:p>1.16056060978608</text:p>
              </table:table-cell>
              <table:table-cell office:value-type="float" office:value="1.17040358744395">
                <text:p>1.17040358744395</text:p>
              </table:table-cell>
              <table:table-cell office:value-type="float" office:value="0.986105379006741">
                <text:p>0.986105379006741</text:p>
              </table:table-cell>
              <table:table-cell office:value-type="float" office:value="0.989017178259645">
                <text:p>0.989017178259645</text:p>
              </table:table-cell>
              <table:table-cell office:value-type="float" office:value="1.03927300052977">
                <text:p>1.03927300052977</text:p>
              </table:table-cell>
            </table:table-row>
            <table:table-row>
              <table:table-cell office:value-type="float" office:value="40627">
                <text:p>40630</text:p>
              </table:table-cell>
              <table:table-cell office:value-type="float" office:value="1.16572412097369">
                <text:p>1.16572412097369</text:p>
              </table:table-cell>
              <table:table-cell office:value-type="float" office:value="1.18086696562033">
                <text:p>1.18086696562033</text:p>
              </table:table-cell>
              <table:table-cell office:value-type="float" office:value="0.990370064658137">
                <text:p>0.990370064658137</text:p>
              </table:table-cell>
              <table:table-cell office:value-type="float" office:value="0.990143621515066">
                <text:p>0.990143621515066</text:p>
              </table:table-cell>
              <table:table-cell office:value-type="float" office:value="1.04312404539586">
                <text:p>1.04312404539586</text:p>
              </table:table-cell>
            </table:table-row>
            <table:table-row>
              <table:table-cell office:value-type="float" office:value="40630">
                <text:p>40630</text:p>
              </table:table-cell>
              <table:table-cell office:value-type="float" office:value="1.14974182444062">
                <text:p>1.14974182444062</text:p>
              </table:table-cell>
              <table:table-cell office:value-type="float" office:value="1.17488789237668">
                <text:p>1.17488789237668</text:p>
              </table:table-cell>
              <table:table-cell office:value-type="float" office:value="0.987068372540927">
                <text:p>0.987068372540927</text:p>
              </table:table-cell>
              <table:table-cell office:value-type="float" office:value="0.989298789073501">
                <text:p>0.989298789073501</text:p>
              </table:table-cell>
              <table:table-cell office:value-type="float" office:value="1.03873232458086">
                <text:p>1.03873232458086</text:p>
              </table:table-cell>
            </table:table-row>
            <table:table-row>
              <table:table-cell office:value-type="float" office:value="40631">
                <text:p>40630</text:p>
              </table:table-cell>
              <table:table-cell office:value-type="float" office:value="1.19424637324809">
                <text:p>1.19424637324809</text:p>
              </table:table-cell>
              <table:table-cell office:value-type="float" office:value="1.16741405082212">
                <text:p>1.16741405082212</text:p>
              </table:table-cell>
              <table:table-cell office:value-type="float" office:value="0.991883340211859">
                <text:p>0.991883340211859</text:p>
              </table:table-cell>
              <table:table-cell office:value-type="float" office:value="0.993241340467474">
                <text:p>0.993241340467474</text:p>
              </table:table-cell>
              <table:table-cell office:value-type="float" office:value="1.04709763682379">
                <text:p>1.04709763682379</text:p>
              </table:table-cell>
            </table:table-row>
            <table:table-row>
              <table:table-cell office:value-type="float" office:value="40632">
                <text:p>40630</text:p>
              </table:table-cell>
              <table:table-cell office:value-type="float" office:value="1.2227686255225">
                <text:p>1.2227686255225</text:p>
              </table:table-cell>
              <table:table-cell office:value-type="float" office:value="1.17862481315396">
                <text:p>1.17862481315396</text:p>
              </table:table-cell>
              <table:table-cell office:value-type="float" office:value="0.997661301416976">
                <text:p>0.997661301416976</text:p>
              </table:table-cell>
              <table:table-cell office:value-type="float" office:value="1.00450577302168">
                <text:p>1.00450577302168</text:p>
              </table:table-cell>
              <table:table-cell office:value-type="float" office:value="1.05946099556511">
                <text:p>1.05946099556511</text:p>
              </table:table-cell>
            </table:table-row>
            <table:table-row>
              <table:table-cell office:value-type="float" office:value="40633">
                <text:p>40630</text:p>
              </table:table-cell>
              <table:table-cell office:value-type="float" office:value="1.21317924760266">
                <text:p>1.21317924760266</text:p>
              </table:table-cell>
              <table:table-cell office:value-type="float" office:value="1.19544095665172">
                <text:p>1.19544095665172</text:p>
              </table:table-cell>
              <table:table-cell office:value-type="float" office:value="1.00137570504884">
                <text:p>1.00137570504884</text:p>
              </table:table-cell>
              <table:table-cell office:value-type="float" office:value="1.00422416220783">
                <text:p>1.00422416220783</text:p>
              </table:table-cell>
              <table:table-cell office:value-type="float" office:value="1.06131688316994">
                <text:p>1.06131688316994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.22940742562085">
                <text:p>1.22940742562085</text:p>
              </table:table-cell>
              <table:table-cell office:value-type="float" office:value="1.20440956651719">
                <text:p>1.20440956651719</text:p>
              </table:table-cell>
              <table:table-cell office:value-type="float" office:value="1.00013757050488">
                <text:p>1.00013757050488</text:p>
              </table:table-cell>
              <table:table-cell office:value-type="float" office:value="1.00929315685722">
                <text:p>1.00929315685722</text:p>
              </table:table-cell>
              <table:table-cell office:value-type="float" office:value="1.06696941014308">
                <text:p>1.06696941014308</text:p>
              </table:table-cell>
            </table:table-row>
            <table:table-row>
              <table:table-cell office:value-type="float" office:value="40637">
                <text:p>40640</text:p>
              </table:table-cell>
              <table:table-cell office:value-type="float" office:value="1.23924268502582">
                <text:p>1.23924268502582</text:p>
              </table:table-cell>
              <table:table-cell office:value-type="float" office:value="1.20739910313901">
                <text:p>1.20739910313901</text:p>
              </table:table-cell>
              <table:table-cell office:value-type="float" office:value="1.00536524969047">
                <text:p>1.00536524969047</text:p>
              </table:table-cell>
              <table:table-cell office:value-type="float" office:value="1.00929315685722">
                <text:p>1.00929315685722</text:p>
              </table:table-cell>
              <table:table-cell office:value-type="float" office:value="1.07013983196468">
                <text:p>1.07013983196468</text:p>
              </table:table-cell>
            </table:table-row>
            <table:table-row>
              <table:table-cell office:value-type="float" office:value="40638">
                <text:p>40640</text:p>
              </table:table-cell>
              <table:table-cell office:value-type="float" office:value="1.28325547086304">
                <text:p>1.28325547086304</text:p>
              </table:table-cell>
              <table:table-cell office:value-type="float" office:value="1.20328849028401">
                <text:p>1.20328849028401</text:p>
              </table:table-cell>
              <table:table-cell office:value-type="float" office:value="1.00811665978814">
                <text:p>1.00811665978814</text:p>
              </table:table-cell>
              <table:table-cell office:value-type="float" office:value="1.0081667136018">
                <text:p>1.0081667136018</text:p>
              </table:table-cell>
              <table:table-cell office:value-type="float" office:value="1.07607436091456">
                <text:p>1.07607436091456</text:p>
              </table:table-cell>
            </table:table-row>
            <table:table-row>
              <table:table-cell office:value-type="float" office:value="40639">
                <text:p>40640</text:p>
              </table:table-cell>
              <table:table-cell office:value-type="float" office:value="1.25399557413327">
                <text:p>1.25399557413327</text:p>
              </table:table-cell>
              <table:table-cell office:value-type="float" office:value="1.18460388639761">
                <text:p>1.18460388639761</text:p>
              </table:table-cell>
              <table:table-cell office:value-type="float" office:value="1.00976750584675">
                <text:p>1.00976750584675</text:p>
              </table:table-cell>
              <table:table-cell office:value-type="float" office:value="1.0188679245283">
                <text:p>1.0188679245283</text:p>
              </table:table-cell>
              <table:table-cell office:value-type="float" office:value="1.07447556799682">
                <text:p>1.07447556799682</text:p>
              </table:table-cell>
            </table:table-row>
            <table:table-row>
              <table:table-cell office:value-type="float" office:value="40640">
                <text:p>40640</text:p>
              </table:table-cell>
              <table:table-cell office:value-type="float" office:value="1.26776493730022">
                <text:p>1.26776493730022</text:p>
              </table:table-cell>
              <table:table-cell office:value-type="float" office:value="1.17451420029895">
                <text:p>1.17451420029895</text:p>
              </table:table-cell>
              <table:table-cell office:value-type="float" office:value="1.00041271151465">
                <text:p>1.00041271151465</text:p>
              </table:table-cell>
              <table:table-cell office:value-type="float" office:value="1.01999436778372">
                <text:p>1.01999436778372</text:p>
              </table:table-cell>
              <table:table-cell office:value-type="float" office:value="1.07316062721949">
                <text:p>1.07316062721949</text:p>
              </table:table-cell>
            </table:table-row>
            <table:table-row>
              <table:table-cell office:value-type="float" office:value="40641">
                <text:p>40640</text:p>
              </table:table-cell>
              <table:table-cell office:value-type="float" office:value="1.25866732235063">
                <text:p>1.25866732235063</text:p>
              </table:table-cell>
              <table:table-cell office:value-type="float" office:value="1.17002989536622">
                <text:p>1.17002989536622</text:p>
              </table:table-cell>
              <table:table-cell office:value-type="float" office:value="1.00068785252442">
                <text:p>1.00068785252442</text:p>
              </table:table-cell>
              <table:table-cell office:value-type="float" office:value="1.01182765418192">
                <text:p>1.01182765418192</text:p>
              </table:table-cell>
              <table:table-cell office:value-type="float" office:value="1.06752154735859">
                <text:p>1.06752154735859</text:p>
              </table:table-cell>
            </table:table-row>
            <table:table-row>
              <table:table-cell office:value-type="float" office:value="40644">
                <text:p>40640</text:p>
              </table:table-cell>
              <table:table-cell office:value-type="float" office:value="1.21539218096877">
                <text:p>1.21539218096877</text:p>
              </table:table-cell>
              <table:table-cell office:value-type="float" office:value="1.15994020926756">
                <text:p>1.15994020926756</text:p>
              </table:table-cell>
              <table:table-cell office:value-type="float" office:value="1.00357683312698">
                <text:p>1.00357683312698</text:p>
              </table:table-cell>
              <table:table-cell office:value-type="float" office:value="0.995494226978316">
                <text:p>0.995494226978316</text:p>
              </table:table-cell>
              <table:table-cell office:value-type="float" office:value="1.05305168734258">
                <text:p>1.05305168734258</text:p>
              </table:table-cell>
            </table:table-row>
            <table:table-row>
              <table:table-cell office:value-type="float" office:value="40645">
                <text:p>40650</text:p>
              </table:table-cell>
              <table:table-cell office:value-type="float" office:value="1.2156380624539">
                <text:p>1.2156380624539</text:p>
              </table:table-cell>
              <table:table-cell office:value-type="float" office:value="1.15097159940209">
                <text:p>1.15097159940209</text:p>
              </table:table-cell>
              <table:table-cell office:value-type="float" office:value="1.00894208281744">
                <text:p>1.00894208281744</text:p>
              </table:table-cell>
              <table:table-cell office:value-type="float" office:value="0.987609124190369">
                <text:p>0.987609124190369</text:p>
              </table:table-cell>
              <table:table-cell office:value-type="float" office:value="1.04952563944172">
                <text:p>1.04952563944172</text:p>
              </table:table-cell>
            </table:table-row>
            <table:table-row>
              <table:table-cell office:value-type="float" office:value="40646">
                <text:p>40650</text:p>
              </table:table-cell>
              <table:table-cell office:value-type="float" office:value="1.24538972215392">
                <text:p>1.24538972215392</text:p>
              </table:table-cell>
              <table:table-cell office:value-type="float" office:value="1.15171898355755">
                <text:p>1.15171898355755</text:p>
              </table:table-cell>
              <table:table-cell office:value-type="float" office:value="1.01196863392489">
                <text:p>1.01196863392489</text:p>
              </table:table-cell>
              <table:table-cell office:value-type="float" office:value="0.990143621515066">
                <text:p>0.990143621515066</text:p>
              </table:table-cell>
              <table:table-cell office:value-type="float" office:value="1.05585371440873">
                <text:p>1.05585371440873</text:p>
              </table:table-cell>
            </table:table-row>
            <table:table-row>
              <table:table-cell office:value-type="float" office:value="40647">
                <text:p>40650</text:p>
              </table:table-cell>
              <table:table-cell office:value-type="float" office:value="1.2431767887878">
                <text:p>1.2431767887878</text:p>
              </table:table-cell>
              <table:table-cell office:value-type="float" office:value="1.15209267563528">
                <text:p>1.15209267563528</text:p>
              </table:table-cell>
              <table:table-cell office:value-type="float" office:value="1.01430733250791">
                <text:p>1.01430733250791</text:p>
              </table:table-cell>
              <table:table-cell office:value-type="float" office:value="0.996902281047592">
                <text:p>0.996902281047592</text:p>
              </table:table-cell>
              <table:table-cell office:value-type="float" office:value="1.05927926290397">
                <text:p>1.05927926290397</text:p>
              </table:table-cell>
            </table:table-row>
            <table:table-row>
              <table:table-cell office:value-type="float" office:value="40648">
                <text:p>40650</text:p>
              </table:table-cell>
              <table:table-cell office:value-type="float" office:value="1.24538972215392">
                <text:p>1.24538972215392</text:p>
              </table:table-cell>
              <table:table-cell office:value-type="float" office:value="1.16292974588939">
                <text:p>1.16292974588939</text:p>
              </table:table-cell>
              <table:table-cell office:value-type="float" office:value="1.01843444765442">
                <text:p>1.01843444765442</text:p>
              </table:table-cell>
              <table:table-cell office:value-type="float" office:value="1.00985637848493">
                <text:p>1.00985637848493</text:p>
              </table:table-cell>
              <table:table-cell office:value-type="float" office:value="1.06815048911046">
                <text:p>1.06815048911046</text:p>
              </table:table-cell>
            </table:table-row>
            <table:table-row>
              <table:table-cell office:value-type="float" office:value="40651">
                <text:p>40650</text:p>
              </table:table-cell>
              <table:table-cell office:value-type="float" office:value="1.20506515859356">
                <text:p>1.20506515859356</text:p>
              </table:table-cell>
              <table:table-cell office:value-type="float" office:value="1.14798206278027">
                <text:p>1.14798206278027</text:p>
              </table:table-cell>
              <table:table-cell office:value-type="float" office:value="1.01334433897372">
                <text:p>1.01334433897372</text:p>
              </table:table-cell>
              <table:table-cell office:value-type="float" office:value="1.00844832441566">
                <text:p>1.00844832441566</text:p>
              </table:table-cell>
              <table:table-cell office:value-type="float" office:value="1.05823910321159">
                <text:p>1.05823910321159</text:p>
              </table:table-cell>
            </table:table-row>
            <table:table-row>
              <table:table-cell office:value-type="float" office:value="40652">
                <text:p>40650</text:p>
              </table:table-cell>
              <table:table-cell office:value-type="float" office:value="1.20678632898943">
                <text:p>1.20678632898943</text:p>
              </table:table-cell>
              <table:table-cell office:value-type="float" office:value="1.15022421524664">
                <text:p>1.15022421524664</text:p>
              </table:table-cell>
              <table:table-cell office:value-type="float" office:value="1.00811665978814">
                <text:p>1.00811665978814</text:p>
              </table:table-cell>
              <table:table-cell office:value-type="float" office:value="1.00619543790482">
                <text:p>1.00619543790482</text:p>
              </table:table-cell>
              <table:table-cell office:value-type="float" office:value="1.05645948027301">
                <text:p>1.05645948027301</text:p>
              </table:table-cell>
            </table:table-row>
            <table:table-row>
              <table:table-cell office:value-type="float" office:value="40653">
                <text:p>40650</text:p>
              </table:table-cell>
              <table:table-cell office:value-type="float" office:value="1.25104499631178">
                <text:p>1.25104499631178</text:p>
              </table:table-cell>
              <table:table-cell office:value-type="float" office:value="1.18946188340807">
                <text:p>1.18946188340807</text:p>
              </table:table-cell>
              <table:table-cell office:value-type="float" office:value="1.03177878662815">
                <text:p>1.03177878662815</text:p>
              </table:table-cell>
              <table:table-cell office:value-type="float" office:value="1.01408054069276">
                <text:p>1.01408054069276</text:p>
              </table:table-cell>
              <table:table-cell office:value-type="float" office:value="1.07810804117757">
                <text:p>1.07810804117757</text:p>
              </table:table-cell>
            </table:table-row>
            <table:table-row>
              <table:table-cell office:value-type="float" office:value="40654">
                <text:p>40650</text:p>
              </table:table-cell>
              <table:table-cell office:value-type="float" office:value="1.22645684779936">
                <text:p>1.22645684779936</text:p>
              </table:table-cell>
              <table:table-cell office:value-type="float" office:value="1.19544095665172">
                <text:p>1.19544095665172</text:p>
              </table:table-cell>
              <table:table-cell office:value-type="float" office:value="1.01224377493465">
                <text:p>1.01224377493465</text:p>
              </table:table-cell>
              <table:table-cell office:value-type="float" office:value="1.01605181638975">
                <text:p>1.01605181638975</text:p>
              </table:table-cell>
              <table:table-cell office:value-type="float" office:value="1.07140113553062">
                <text:p>1.07140113553062</text:p>
              </table:table-cell>
            </table:table-row>
            <table:table-row>
              <table:table-cell office:value-type="float" office:value="40658">
                <text:p>40660</text:p>
              </table:table-cell>
              <table:table-cell office:value-type="float" office:value="1.17531349889353">
                <text:p>1.17531349889353</text:p>
              </table:table-cell>
              <table:table-cell office:value-type="float" office:value="1.20104633781764">
                <text:p>1.20104633781764</text:p>
              </table:table-cell>
              <table:table-cell office:value-type="float" office:value="1.01513275553721">
                <text:p>1.01513275553721</text:p>
              </table:table-cell>
              <table:table-cell office:value-type="float" office:value="1.01520698394818">
                <text:p>1.01520698394818</text:p>
              </table:table-cell>
              <table:table-cell office:value-type="float" office:value="1.06517203067235">
                <text:p>1.06517203067235</text:p>
              </table:table-cell>
            </table:table-row>
            <table:table-row>
              <table:table-cell office:value-type="float" office:value="40659">
                <text:p>40660</text:p>
              </table:table-cell>
              <table:table-cell office:value-type="float" office:value="1.15269240226211">
                <text:p>1.15269240226211</text:p>
              </table:table-cell>
              <table:table-cell office:value-type="float" office:value="1.22421524663677">
                <text:p>1.22421524663677</text:p>
              </table:table-cell>
              <table:table-cell office:value-type="float" office:value="1.01265648644931">
                <text:p>1.01265648644931</text:p>
              </table:table-cell>
              <table:table-cell office:value-type="float" office:value="1.01745987045903">
                <text:p>1.01745987045903</text:p>
              </table:table-cell>
              <table:table-cell office:value-type="float" office:value="1.06566729206923">
                <text:p>1.06566729206923</text:p>
              </table:table-cell>
            </table:table-row>
            <table:table-row>
              <table:table-cell office:value-type="float" office:value="40660">
                <text:p>40660</text:p>
              </table:table-cell>
              <table:table-cell office:value-type="float" office:value="1.18711581017949">
                <text:p>1.18711581017949</text:p>
              </table:table-cell>
              <table:table-cell office:value-type="float" office:value="1.23579970104634">
                <text:p>1.23579970104634</text:p>
              </table:table-cell>
              <table:table-cell office:value-type="float" office:value="1.02490026138396">
                <text:p>1.02490026138396</text:p>
              </table:table-cell>
              <table:table-cell office:value-type="float" office:value="1.02506336243312">
                <text:p>1.02506336243312</text:p>
              </table:table-cell>
              <table:table-cell office:value-type="float" office:value="1.07888761840016">
                <text:p>1.07888761840016</text:p>
              </table:table-cell>
            </table:table-row>
            <table:table-row>
              <table:table-cell office:value-type="float" office:value="40661">
                <text:p>40660</text:p>
              </table:table-cell>
              <table:table-cell office:value-type="float" office:value="1.1932628473076">
                <text:p>1.1932628473076</text:p>
              </table:table-cell>
              <table:table-cell office:value-type="float" office:value="1.24476831091181">
                <text:p>1.24476831091181</text:p>
              </table:table-cell>
              <table:table-cell office:value-type="float" office:value="1.02696381895722">
                <text:p>1.02696381895722</text:p>
              </table:table-cell>
              <table:table-cell office:value-type="float" office:value="1.03632779498733">
                <text:p>1.03632779498733</text:p>
              </table:table-cell>
              <table:table-cell office:value-type="float" office:value="1.0867606200581">
                <text:p>1.0867606200581</text:p>
              </table:table-cell>
            </table:table-row>
            <table:table-row>
              <table:table-cell office:value-type="float" office:value="40662">
                <text:p>40660</text:p>
              </table:table-cell>
              <table:table-cell office:value-type="float" office:value="1.19104991394148">
                <text:p>1.19104991394148</text:p>
              </table:table-cell>
              <table:table-cell office:value-type="float" office:value="1.25971599402093">
                <text:p>1.25971599402093</text:p>
              </table:table-cell>
              <table:table-cell office:value-type="float" office:value="1.03067822258908">
                <text:p>1.03067822258908</text:p>
              </table:table-cell>
              <table:table-cell office:value-type="float" office:value="1.04139678963672">
                <text:p>1.04139678963672</text:p>
              </table:table-cell>
              <table:table-cell office:value-type="float" office:value="1.09186574690268">
                <text:p>1.09186574690268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1.20014752889107">
                <text:p>1.20014752889107</text:p>
              </table:table-cell>
              <table:table-cell office:value-type="float" office:value="1.25635276532137">
                <text:p>1.25635276532137</text:p>
              </table:table-cell>
              <table:table-cell office:value-type="float" office:value="1.03494290824047">
                <text:p>1.03494290824047</text:p>
              </table:table-cell>
              <table:table-cell office:value-type="float" office:value="1.04139678963672">
                <text:p>1.04139678963672</text:p>
              </table:table-cell>
              <table:table-cell office:value-type="float" office:value="1.09376801884776">
                <text:p>1.09376801884776</text:p>
              </table:table-cell>
            </table:table-row>
            <table:table-row>
              <table:table-cell office:value-type="float" office:value="40666">
                <text:p>40670</text:p>
              </table:table-cell>
              <table:table-cell office:value-type="float" office:value="1.19104991394148">
                <text:p>1.19104991394148</text:p>
              </table:table-cell>
              <table:table-cell office:value-type="float" office:value="1.25224215246637">
                <text:p>1.25224215246637</text:p>
              </table:table-cell>
              <table:table-cell office:value-type="float" office:value="1.0389324528821">
                <text:p>1.0389324528821</text:p>
              </table:table-cell>
              <table:table-cell office:value-type="float" office:value="1.04787383835539">
                <text:p>1.04787383835539</text:p>
              </table:table-cell>
              <table:table-cell office:value-type="float" office:value="1.09583863787622">
                <text:p>1.09583863787622</text:p>
              </table:table-cell>
            </table:table-row>
            <table:table-row>
              <table:table-cell office:value-type="float" office:value="40667">
                <text:p>40670</text:p>
              </table:table-cell>
              <table:table-cell office:value-type="float" office:value="1.16867469879518">
                <text:p>1.16867469879518</text:p>
              </table:table-cell>
              <table:table-cell office:value-type="float" office:value="1.21487294469357">
                <text:p>1.21487294469357</text:p>
              </table:table-cell>
              <table:table-cell office:value-type="float" office:value="1.04058329894071">
                <text:p>1.04058329894071</text:p>
              </table:table-cell>
              <table:table-cell office:value-type="float" office:value="1.05406927626021">
                <text:p>1.05406927626021</text:p>
              </table:table-cell>
              <table:table-cell office:value-type="float" office:value="1.09046381892389">
                <text:p>1.09046381892389</text:p>
              </table:table-cell>
            </table:table-row>
            <table:table-row>
              <table:table-cell office:value-type="float" office:value="40668">
                <text:p>40670</text:p>
              </table:table-cell>
              <table:table-cell office:value-type="float" office:value="1.15711826899434">
                <text:p>1.15711826899434</text:p>
              </table:table-cell>
              <table:table-cell office:value-type="float" office:value="1.21636771300448">
                <text:p>1.21636771300448</text:p>
              </table:table-cell>
              <table:table-cell office:value-type="float" office:value="1.03439262622094">
                <text:p>1.03439262622094</text:p>
              </table:table-cell>
              <table:table-cell office:value-type="float" office:value="1.04787383835539">
                <text:p>1.04787383835539</text:p>
              </table:table-cell>
              <table:table-cell office:value-type="float" office:value="1.08460811221414">
                <text:p>1.08460811221414</text:p>
              </table:table-cell>
            </table:table-row>
            <table:table-row>
              <table:table-cell office:value-type="float" office:value="40669">
                <text:p>40670</text:p>
              </table:table-cell>
              <table:table-cell office:value-type="float" office:value="1.17875583968527">
                <text:p>1.17875583968527</text:p>
              </table:table-cell>
              <table:table-cell office:value-type="float" office:value="1.25149476831091">
                <text:p>1.25149476831091</text:p>
              </table:table-cell>
              <table:table-cell office:value-type="float" office:value="1.03576833126978">
                <text:p>1.03576833126978</text:p>
              </table:table-cell>
              <table:table-cell office:value-type="float" office:value="1.0535060546325">
                <text:p>1.0535060546325</text:p>
              </table:table-cell>
              <table:table-cell office:value-type="float" office:value="1.09574228352151">
                <text:p>1.09574228352151</text:p>
              </table:table-cell>
            </table:table-row>
            <table:table-row>
              <table:table-cell office:value-type="float" office:value="40672">
                <text:p>40670</text:p>
              </table:table-cell>
              <table:table-cell office:value-type="float" office:value="1.19965576592083">
                <text:p>1.19965576592083</text:p>
              </table:table-cell>
              <table:table-cell office:value-type="float" office:value="1.26756352765321">
                <text:p>1.26756352765321</text:p>
              </table:table-cell>
              <table:table-cell office:value-type="float" office:value="1.04374742055303">
                <text:p>1.04374742055303</text:p>
              </table:table-cell>
              <table:table-cell office:value-type="float" office:value="1.05941988172346">
                <text:p>1.05941988172346</text:p>
              </table:table-cell>
              <table:table-cell office:value-type="float" office:value="1.10580850751474">
                <text:p>1.10580850751474</text:p>
              </table:table-cell>
            </table:table-row>
            <table:table-row>
              <table:table-cell office:value-type="float" office:value="40673">
                <text:p>40670</text:p>
              </table:table-cell>
              <table:table-cell office:value-type="float" office:value="1.22473567740349">
                <text:p>1.22473567740349</text:p>
              </table:table-cell>
              <table:table-cell office:value-type="float" office:value="1.27690582959641">
                <text:p>1.27690582959641</text:p>
              </table:table-cell>
              <table:table-cell office:value-type="float" office:value="1.0491126702435">
                <text:p>1.0491126702435</text:p>
              </table:table-cell>
              <table:table-cell office:value-type="float" office:value="1.06448887637285">
                <text:p>1.06448887637285</text:p>
              </table:table-cell>
              <table:table-cell office:value-type="float" office:value="1.11445820461418">
                <text:p>1.11445820461418</text:p>
              </table:table-cell>
            </table:table-row>
            <table:table-row>
              <table:table-cell office:value-type="float" office:value="40674">
                <text:p>40670</text:p>
              </table:table-cell>
              <table:table-cell office:value-type="float" office:value="1.21539218096877">
                <text:p>1.21539218096877</text:p>
              </table:table-cell>
              <table:table-cell office:value-type="float" office:value="1.25523168908819">
                <text:p>1.25523168908819</text:p>
              </table:table-cell>
              <table:table-cell office:value-type="float" office:value="1.04636126014582">
                <text:p>1.04636126014582</text:p>
              </table:table-cell>
              <table:table-cell office:value-type="float" office:value="1.0667417628837">
                <text:p>1.0667417628837</text:p>
              </table:table-cell>
              <table:table-cell office:value-type="float" office:value="1.11031471315476">
                <text:p>1.11031471315476</text:p>
              </table:table-cell>
            </table:table-row>
            <table:table-row>
              <table:table-cell office:value-type="float" office:value="40675">
                <text:p>40680</text:p>
              </table:table-cell>
              <table:table-cell office:value-type="float" office:value="1.24022621096631">
                <text:p>1.24022621096631</text:p>
              </table:table-cell>
              <table:table-cell office:value-type="float" office:value="1.25074738415546">
                <text:p>1.25074738415546</text:p>
              </table:table-cell>
              <table:table-cell office:value-type="float" office:value="1.06149401568304">
                <text:p>1.06149401568304</text:p>
              </table:table-cell>
              <table:table-cell office:value-type="float" office:value="1.07800619543791">
                <text:p>1.07800619543791</text:p>
              </table:table-cell>
              <table:table-cell office:value-type="float" office:value="1.12223553774686">
                <text:p>1.12223553774686</text:p>
              </table:table-cell>
            </table:table-row>
            <table:table-row>
              <table:table-cell office:value-type="float" office:value="40676">
                <text:p>40680</text:p>
              </table:table-cell>
              <table:table-cell office:value-type="float" office:value="1.22350626997787">
                <text:p>1.22350626997787</text:p>
              </table:table-cell>
              <table:table-cell office:value-type="float" office:value="1.24663677130045">
                <text:p>1.24663677130045</text:p>
              </table:table-cell>
              <table:table-cell office:value-type="float" office:value="1.06259457972211">
                <text:p>1.06259457972211</text:p>
              </table:table-cell>
              <table:table-cell office:value-type="float" office:value="1.07997747113489">
                <text:p>1.07997747113489</text:p>
              </table:table-cell>
              <table:table-cell office:value-type="float" office:value="1.12041009369936">
                <text:p>1.12041009369936</text:p>
              </table:table-cell>
            </table:table-row>
            <table:table-row>
              <table:table-cell office:value-type="float" office:value="40679">
                <text:p>40680</text:p>
              </table:table-cell>
              <table:table-cell office:value-type="float" office:value="1.184165232358">
                <text:p>1.184165232358</text:p>
              </table:table-cell>
              <table:table-cell office:value-type="float" office:value="1.24476831091181">
                <text:p>1.24476831091181</text:p>
              </table:table-cell>
              <table:table-cell office:value-type="float" office:value="1.06782225890769">
                <text:p>1.06782225890769</text:p>
              </table:table-cell>
              <table:table-cell office:value-type="float" office:value="1.07378203323008">
                <text:p>1.07378203323008</text:p>
              </table:table-cell>
              <table:table-cell office:value-type="float" office:value="1.11293835469216">
                <text:p>1.11293835469216</text:p>
              </table:table-cell>
            </table:table-row>
            <table:table-row>
              <table:table-cell office:value-type="float" office:value="40680">
                <text:p>40680</text:p>
              </table:table-cell>
              <table:table-cell office:value-type="float" office:value="1.19498401770347">
                <text:p>1.19498401770347</text:p>
              </table:table-cell>
              <table:table-cell office:value-type="float" office:value="1.24439461883408">
                <text:p>1.24439461883408</text:p>
              </table:table-cell>
              <table:table-cell office:value-type="float" office:value="1.06507084881002">
                <text:p>1.06507084881002</text:p>
              </table:table-cell>
              <table:table-cell office:value-type="float" office:value="1.08279357927344">
                <text:p>1.08279357927344</text:p>
              </table:table-cell>
              <table:table-cell office:value-type="float" office:value="1.11788622561895">
                <text:p>1.11788622561895</text:p>
              </table:table-cell>
            </table:table-row>
            <table:table-row>
              <table:table-cell office:value-type="float" office:value="40681">
                <text:p>40680</text:p>
              </table:table-cell>
              <table:table-cell office:value-type="float" office:value="1.18834521760511">
                <text:p>1.18834521760511</text:p>
              </table:table-cell>
              <table:table-cell office:value-type="float" office:value="1.27204783258595">
                <text:p>1.27204783258595</text:p>
              </table:table-cell>
              <table:table-cell office:value-type="float" office:value="1.07263722657862">
                <text:p>1.07263722657862</text:p>
              </table:table-cell>
              <table:table-cell office:value-type="float" office:value="1.07997747113489">
                <text:p>1.07997747113489</text:p>
              </table:table-cell>
              <table:table-cell office:value-type="float" office:value="1.12154405467514">
                <text:p>1.12154405467514</text:p>
              </table:table-cell>
            </table:table-row>
            <table:table-row>
              <table:table-cell office:value-type="float" office:value="40682">
                <text:p>40680</text:p>
              </table:table-cell>
              <table:table-cell office:value-type="float" office:value="1.17039586919105">
                <text:p>1.17039586919105</text:p>
              </table:table-cell>
              <table:table-cell office:value-type="float" office:value="1.27242152466368">
                <text:p>1.27242152466368</text:p>
              </table:table-cell>
              <table:table-cell office:value-type="float" office:value="1.08584399504746">
                <text:p>1.08584399504746</text:p>
              </table:table-cell>
              <table:table-cell office:value-type="float" office:value="1.0887074063644">
                <text:p>1.0887074063644</text:p>
              </table:table-cell>
              <table:table-cell office:value-type="float" office:value="1.12634439600993">
                <text:p>1.12634439600993</text:p>
              </table:table-cell>
            </table:table-row>
            <table:table-row>
              <table:table-cell office:value-type="float" office:value="40683">
                <text:p>40680</text:p>
              </table:table-cell>
              <table:table-cell office:value-type="float" office:value="1.17506761740841">
                <text:p>1.17506761740841</text:p>
              </table:table-cell>
              <table:table-cell office:value-type="float" office:value="1.27092675635276">
                <text:p>1.27092675635276</text:p>
              </table:table-cell>
              <table:table-cell office:value-type="float" office:value="1.08350529646444">
                <text:p>1.08350529646444</text:p>
              </table:table-cell>
              <table:table-cell office:value-type="float" office:value="1.07941424950718">
                <text:p>1.07941424950718</text:p>
              </table:table-cell>
              <table:table-cell office:value-type="float" office:value="1.12194870482722">
                <text:p>1.12194870482722</text:p>
              </table:table-cell>
            </table:table-row>
            <table:table-row>
              <table:table-cell office:value-type="float" office:value="40686">
                <text:p>40690</text:p>
              </table:table-cell>
              <table:table-cell office:value-type="float" office:value="1.1637570690927">
                <text:p>1.1637570690927</text:p>
              </table:table-cell>
              <table:table-cell office:value-type="float" office:value="1.26008968609865">
                <text:p>1.26008968609865</text:p>
              </table:table-cell>
              <table:table-cell office:value-type="float" office:value="1.08584399504746">
                <text:p>1.08584399504746</text:p>
              </table:table-cell>
              <table:table-cell office:value-type="float" office:value="1.07012109264996">
                <text:p>1.07012109264996</text:p>
              </table:table-cell>
              <table:table-cell office:value-type="float" office:value="1.11507516702727">
                <text:p>1.11507516702727</text:p>
              </table:table-cell>
            </table:table-row>
            <table:table-row>
              <table:table-cell office:value-type="float" office:value="40687">
                <text:p>40690</text:p>
              </table:table-cell>
              <table:table-cell office:value-type="float" office:value="1.13080895008606">
                <text:p>1.13080895008606</text:p>
              </table:table-cell>
              <table:table-cell office:value-type="float" office:value="1.25710014947683">
                <text:p>1.25710014947683</text:p>
              </table:table-cell>
              <table:table-cell office:value-type="float" office:value="1.08763241161095">
                <text:p>1.08763241161095</text:p>
              </table:table-cell>
              <table:table-cell office:value-type="float" office:value="1.0698394818361">
                <text:p>1.0698394818361</text:p>
              </table:table-cell>
              <table:table-cell office:value-type="float" office:value="1.11020970053942">
                <text:p>1.11020970053942</text:p>
              </table:table-cell>
            </table:table-row>
            <table:table-row>
              <table:table-cell office:value-type="float" office:value="40688">
                <text:p>40690</text:p>
              </table:table-cell>
              <table:table-cell office:value-type="float" office:value="1.13253012048193">
                <text:p>1.13253012048193</text:p>
              </table:table-cell>
              <table:table-cell office:value-type="float" office:value="1.2686846038864">
                <text:p>1.2686846038864</text:p>
              </table:table-cell>
              <table:table-cell office:value-type="float" office:value="1.08873297565002">
                <text:p>1.08873297565002</text:p>
              </table:table-cell>
              <table:table-cell office:value-type="float" office:value="1.06533370881442">
                <text:p>1.06533370881442</text:p>
              </table:table-cell>
              <table:table-cell office:value-type="float" office:value="1.11034384108484">
                <text:p>1.11034384108484</text:p>
              </table:table-cell>
            </table:table-row>
            <table:table-row>
              <table:table-cell office:value-type="float" office:value="40689">
                <text:p>40690</text:p>
              </table:table-cell>
              <table:table-cell office:value-type="float" office:value="1.13843127612491">
                <text:p>1.13843127612491</text:p>
              </table:table-cell>
              <table:table-cell office:value-type="float" office:value="1.26046337817638">
                <text:p>1.26046337817638</text:p>
              </table:table-cell>
              <table:table-cell office:value-type="float" office:value="1.08488100151328">
                <text:p>1.08488100151328</text:p>
              </table:table-cell>
              <table:table-cell office:value-type="float" office:value="1.06392565474514">
                <text:p>1.06392565474514</text:p>
              </table:table-cell>
              <table:table-cell office:value-type="float" office:value="1.10838880173596">
                <text:p>1.10838880173596</text:p>
              </table:table-cell>
            </table:table-row>
            <table:table-row>
              <table:table-cell office:value-type="float" office:value="40690">
                <text:p>40690</text:p>
              </table:table-cell>
              <table:table-cell office:value-type="float" office:value="1.13548069830342">
                <text:p>1.13548069830342</text:p>
              </table:table-cell>
              <table:table-cell office:value-type="float" office:value="1.26083707025411">
                <text:p>1.26083707025411</text:p>
              </table:table-cell>
              <table:table-cell office:value-type="float" office:value="1.08226716192048">
                <text:p>1.08226716192048</text:p>
              </table:table-cell>
              <table:table-cell office:value-type="float" office:value="1.0616727682343">
                <text:p>1.0616727682343</text:p>
              </table:table-cell>
              <table:table-cell office:value-type="float" office:value="1.10632405383415">
                <text:p>1.10632405383415</text:p>
              </table:table-cell>
            </table:table-row>
            <table:table-row>
              <table:table-cell office:value-type="float" office:value="40694">
                <text:p>40690</text:p>
              </table:table-cell>
              <table:table-cell office:value-type="float" office:value="1.16597000245881">
                <text:p>1.16597000245881</text:p>
              </table:table-cell>
              <table:table-cell office:value-type="float" office:value="1.28064275037369">
                <text:p>1.28064275037369</text:p>
              </table:table-cell>
              <table:table-cell office:value-type="float" office:value="1.08116659788141">
                <text:p>1.08116659788141</text:p>
              </table:table-cell>
              <table:table-cell office:value-type="float" office:value="1.06899464939454">
                <text:p>1.06899464939454</text:p>
              </table:table-cell>
              <table:table-cell office:value-type="float" office:value="1.11667040890581">
                <text:p>1.11667040890581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.18367346938775">
                <text:p>1.18367346938775</text:p>
              </table:table-cell>
              <table:table-cell office:value-type="float" office:value="1.26793721973094">
                <text:p>1.26793721973094</text:p>
              </table:table-cell>
              <table:table-cell office:value-type="float" office:value="1.07373779061769">
                <text:p>1.07373779061769</text:p>
              </table:table-cell>
              <table:table-cell office:value-type="float" office:value="1.05829343846804">
                <text:p>1.05829343846804</text:p>
              </table:table-cell>
              <table:table-cell office:value-type="float" office:value="1.11060406602626">
                <text:p>1.11060406602626</text:p>
              </table:table-cell>
            </table:table-row>
            <table:table-row>
              <table:table-cell office:value-type="float" office:value="40696">
                <text:p>40700</text:p>
              </table:table-cell>
              <table:table-cell office:value-type="float" office:value="1.18293582493238">
                <text:p>1.18293582493238</text:p>
              </table:table-cell>
              <table:table-cell office:value-type="float" office:value="1.26083707025411">
                <text:p>1.26083707025411</text:p>
              </table:table-cell>
              <table:table-cell office:value-type="float" office:value="1.07071123951025">
                <text:p>1.07071123951025</text:p>
              </table:table-cell>
              <table:table-cell office:value-type="float" office:value="1.05801182765418">
                <text:p>1.05801182765418</text:p>
              </table:table-cell>
              <table:table-cell office:value-type="float" office:value="1.10857809898718">
                <text:p>1.10857809898718</text:p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1.16424883206295">
                <text:p>1.16424883206295</text:p>
              </table:table-cell>
              <table:table-cell office:value-type="float" office:value="1.25560538116592">
                <text:p>1.25560538116592</text:p>
              </table:table-cell>
              <table:table-cell office:value-type="float" office:value="1.06782225890769">
                <text:p>1.06782225890769</text:p>
              </table:table-cell>
              <table:table-cell office:value-type="float" office:value="1.05012672486623">
                <text:p>1.05012672486623</text:p>
              </table:table-cell>
              <table:table-cell office:value-type="float" office:value="1.10077808449424">
                <text:p>1.10077808449424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1.16424883206295">
                <text:p>1.16424883206295</text:p>
              </table:table-cell>
              <table:table-cell office:value-type="float" office:value="1.23206278026906">
                <text:p>1.23206278026906</text:p>
              </table:table-cell>
              <table:table-cell office:value-type="float" office:value="1.07002338698583">
                <text:p>1.07002338698583</text:p>
              </table:table-cell>
              <table:table-cell office:value-type="float" office:value="1.04928189242467">
                <text:p>1.04928189242467</text:p>
              </table:table-cell>
              <table:table-cell office:value-type="float" office:value="1.09754077366732">
                <text:p>1.09754077366732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1.17875583968527">
                <text:p>1.17875583968527</text:p>
              </table:table-cell>
              <table:table-cell office:value-type="float" office:value="1.24140508221226">
                <text:p>1.24140508221226</text:p>
              </table:table-cell>
              <table:table-cell office:value-type="float" office:value="1.07580134819095">
                <text:p>1.07580134819095</text:p>
              </table:table-cell>
              <table:table-cell office:value-type="float" office:value="1.04928189242467">
                <text:p>1.04928189242467</text:p>
              </table:table-cell>
              <table:table-cell office:value-type="float" office:value="1.10244300363776">
                <text:p>1.10244300363776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1.19104991394148">
                <text:p>1.19104991394148</text:p>
              </table:table-cell>
              <table:table-cell office:value-type="float" office:value="1.24476831091181">
                <text:p>1.24476831091181</text:p>
              </table:table-cell>
              <table:table-cell office:value-type="float" office:value="1.07593891869583">
                <text:p>1.07593891869583</text:p>
              </table:table-cell>
              <table:table-cell office:value-type="float" office:value="1.05575894114334">
                <text:p>1.05575894114334</text:p>
              </table:table-cell>
              <table:table-cell office:value-type="float" office:value="1.10771011831545">
                <text:p>1.10771011831545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1.15638062453897">
                <text:p>1.15638062453897</text:p>
              </table:table-cell>
              <table:table-cell office:value-type="float" office:value="1.25224215246637">
                <text:p>1.25224215246637</text:p>
              </table:table-cell>
              <table:table-cell office:value-type="float" office:value="1.07745219424955">
                <text:p>1.07745219424955</text:p>
              </table:table-cell>
              <table:table-cell office:value-type="float" office:value="1.05435088707406">
                <text:p>1.05435088707406</text:p>
              </table:table-cell>
              <table:table-cell office:value-type="float" office:value="1.10352332324556">
                <text:p>1.10352332324556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1.11925252028522">
                <text:p>1.11925252028522</text:p>
              </table:table-cell>
              <table:table-cell office:value-type="float" office:value="1.24364723467862">
                <text:p>1.24364723467862</text:p>
              </table:table-cell>
              <table:table-cell office:value-type="float" office:value="1.06548356032467">
                <text:p>1.06548356032467</text:p>
              </table:table-cell>
              <table:table-cell office:value-type="float" office:value="1.04900028161081">
                <text:p>1.04900028161081</text:p>
              </table:table-cell>
              <table:table-cell office:value-type="float" office:value="1.09144808194363">
                <text:p>1.09144808194363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.1180231128596">
                <text:p>1.1180231128596</text:p>
              </table:table-cell>
              <table:table-cell office:value-type="float" office:value="1.23991031390134">
                <text:p>1.23991031390134</text:p>
              </table:table-cell>
              <table:table-cell office:value-type="float" office:value="1.07043609850048">
                <text:p>1.07043609850048</text:p>
              </table:table-cell>
              <table:table-cell office:value-type="float" office:value="1.05744860602647">
                <text:p>1.05744860602647</text:p>
              </table:table-cell>
              <table:table-cell office:value-type="float" office:value="1.095855622812">
                <text:p>1.095855622812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.11728546840423">
                <text:p>1.11728546840423</text:p>
              </table:table-cell>
              <table:table-cell office:value-type="float" office:value="1.25523168908819">
                <text:p>1.25523168908819</text:p>
              </table:table-cell>
              <table:table-cell office:value-type="float" office:value="1.08020360434723">
                <text:p>1.08020360434723</text:p>
              </table:table-cell>
              <table:table-cell office:value-type="float" office:value="1.05773021684033">
                <text:p>1.05773021684033</text:p>
              </table:table-cell>
              <table:table-cell office:value-type="float" office:value="1.10055805674027">
                <text:p>1.10055805674027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1.11679370543398">
                <text:p>1.11679370543398</text:p>
              </table:table-cell>
              <table:table-cell office:value-type="float" office:value="1.23766816143498">
                <text:p>1.23766816143498</text:p>
              </table:table-cell>
              <table:table-cell office:value-type="float" office:value="1.07717705323979">
                <text:p>1.07717705323979</text:p>
              </table:table-cell>
              <table:table-cell office:value-type="float" office:value="1.04900028161081">
                <text:p>1.04900028161081</text:p>
              </table:table-cell>
              <table:table-cell office:value-type="float" office:value="1.09317809633201">
                <text:p>1.09317809633201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1.1047455126629">
                <text:p>1.1047455126629</text:p>
              </table:table-cell>
              <table:table-cell office:value-type="float" office:value="1.23243647234679">
                <text:p>1.23243647234679</text:p>
              </table:table-cell>
              <table:table-cell office:value-type="float" office:value="1.08474343100839">
                <text:p>1.08474343100839</text:p>
              </table:table-cell>
              <table:table-cell office:value-type="float" office:value="1.05773021684033">
                <text:p>1.05773021684033</text:p>
              </table:table-cell>
              <table:table-cell office:value-type="float" office:value="1.09659663649772">
                <text:p>1.09659663649772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1.09687730513892">
                <text:p>1.09687730513892</text:p>
              </table:table-cell>
              <table:table-cell office:value-type="float" office:value="1.24962630792227">
                <text:p>1.24962630792227</text:p>
              </table:table-cell>
              <table:table-cell office:value-type="float" office:value="1.09409822534049">
                <text:p>1.09409822534049</text:p>
              </table:table-cell>
              <table:table-cell office:value-type="float" office:value="1.0616727682343">
                <text:p>1.0616727682343</text:p>
              </table:table-cell>
              <table:table-cell office:value-type="float" office:value="1.1021158090477">
                <text:p>1.102115809047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1.10671256454389">
                <text:p>1.10671256454389</text:p>
              </table:table-cell>
              <table:table-cell office:value-type="float" office:value="1.27316890881913">
                <text:p>1.27316890881913</text:p>
              </table:table-cell>
              <table:table-cell office:value-type="float" office:value="1.09643692392351">
                <text:p>1.09643692392351</text:p>
              </table:table-cell>
              <table:table-cell office:value-type="float" office:value="1.06674176288369">
                <text:p>1.06674176288369</text:p>
              </table:table-cell>
              <table:table-cell office:value-type="float" office:value="1.10985575778661">
                <text:p>1.10985575778661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1.11408900909761">
                <text:p>1.11408900909761</text:p>
              </table:table-cell>
              <table:table-cell office:value-type="float" office:value="1.29334828101644">
                <text:p>1.29334828101644</text:p>
              </table:table-cell>
              <table:table-cell office:value-type="float" office:value="1.09781262897235">
                <text:p>1.09781262897235</text:p>
              </table:table-cell>
              <table:table-cell office:value-type="float" office:value="1.06308082230358">
                <text:p>1.06308082230358</text:p>
              </table:table-cell>
              <table:table-cell office:value-type="float" office:value="1.1125061402729">
                <text:p>1.1125061402729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1.10253257929678">
                <text:p>1.10253257929678</text:p>
              </table:table-cell>
              <table:table-cell office:value-type="float" office:value="1.29671150971599">
                <text:p>1.29671150971599</text:p>
              </table:table-cell>
              <table:table-cell office:value-type="float" office:value="1.09588664190398">
                <text:p>1.09588664190398</text:p>
              </table:table-cell>
              <table:table-cell office:value-type="float" office:value="1.05519571951563">
                <text:p>1.05519571951563</text:p>
              </table:table-cell>
              <table:table-cell office:value-type="float" office:value="1.10722116623917">
                <text:p>1.10722116623917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1.11359724612737">
                <text:p>1.11359724612737</text:p>
              </table:table-cell>
              <table:table-cell office:value-type="float" office:value="1.30269058295964">
                <text:p>1.30269058295964</text:p>
              </table:table-cell>
              <table:table-cell office:value-type="float" office:value="1.09107167423304">
                <text:p>1.09107167423304</text:p>
              </table:table-cell>
              <table:table-cell office:value-type="float" office:value="1.04928189242467">
                <text:p>1.04928189242467</text:p>
              </table:table-cell>
              <table:table-cell office:value-type="float" office:value="1.10575486418204">
                <text:p>1.1057548641820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1.10204081632653">
                <text:p>1.10204081632653</text:p>
              </table:table-cell>
              <table:table-cell office:value-type="float" office:value="1.31988041853513">
                <text:p>1.31988041853513</text:p>
              </table:table-cell>
              <table:table-cell office:value-type="float" office:value="1.08515614252304">
                <text:p>1.08515614252304</text:p>
              </table:table-cell>
              <table:table-cell office:value-type="float" office:value="1.05153477893551">
                <text:p>1.05153477893551</text:p>
              </table:table-cell>
              <table:table-cell office:value-type="float" office:value="1.10611468560185">
                <text:p>1.10611468560185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1.12097369068109">
                <text:p>1.12097369068109</text:p>
              </table:table-cell>
              <table:table-cell office:value-type="float" office:value="1.32361733931241">
                <text:p>1.32361733931241</text:p>
              </table:table-cell>
              <table:table-cell office:value-type="float" office:value="1.0914843857477">
                <text:p>1.0914843857477</text:p>
              </table:table-cell>
              <table:table-cell office:value-type="float" office:value="1.06139115742044">
                <text:p>1.06139115742044</text:p>
              </table:table-cell>
              <table:table-cell office:value-type="float" office:value="1.11550597424329">
                <text:p>1.11550597424329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1.15220063929186">
                <text:p>1.15220063929186</text:p>
              </table:table-cell>
              <table:table-cell office:value-type="float" office:value="1.31838565022421">
                <text:p>1.31838565022421</text:p>
              </table:table-cell>
              <table:table-cell office:value-type="float" office:value="1.11844820470491">
                <text:p>1.11844820470491</text:p>
              </table:table-cell>
              <table:table-cell office:value-type="float" office:value="1.0723739791608">
                <text:p>1.0723739791608</text:p>
              </table:table-cell>
              <table:table-cell office:value-type="float" office:value="1.13109641995284">
                <text:p>1.13109641995284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.15023358741087">
                <text:p>1.15023358741087</text:p>
              </table:table-cell>
              <table:table-cell office:value-type="float" office:value="1.33071748878924">
                <text:p>1.33071748878924</text:p>
              </table:table-cell>
              <table:table-cell office:value-type="float" office:value="1.12133718530747">
                <text:p>1.12133718530747</text:p>
              </table:table-cell>
              <table:table-cell office:value-type="float" office:value="1.07321881160236">
                <text:p>1.07321881160236</text:p>
              </table:table-cell>
              <table:table-cell office:value-type="float" office:value="1.13371240882609">
                <text:p>1.13371240882609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.15638062453897">
                <text:p>1.15638062453897</text:p>
              </table:table-cell>
              <table:table-cell office:value-type="float" office:value="1.33295964125561">
                <text:p>1.33295964125561</text:p>
              </table:table-cell>
              <table:table-cell office:value-type="float" office:value="1.11803549319026">
                <text:p>1.11803549319026</text:p>
              </table:table-cell>
              <table:table-cell office:value-type="float" office:value="1.07687975218248">
                <text:p>1.07687975218248</text:p>
              </table:table-cell>
              <table:table-cell office:value-type="float" office:value="1.13577066437787">
                <text:p>1.135770664377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.16818293582493">
                <text:p>1.16818293582493</text:p>
              </table:table-cell>
              <table:table-cell office:value-type="float" office:value="1.35724962630792">
                <text:p>1.35724962630792</text:p>
              </table:table-cell>
              <table:table-cell office:value-type="float" office:value="1.13564451781538">
                <text:p>1.13564451781538</text:p>
              </table:table-cell>
              <table:table-cell office:value-type="float" office:value="1.08617290903971">
                <text:p>1.08617290903971</text:p>
              </table:table-cell>
              <table:table-cell office:value-type="float" office:value="1.14969251608123">
                <text:p>1.14969251608123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1.17924760265552">
                <text:p>1.17924760265552</text:p>
              </table:table-cell>
              <table:table-cell office:value-type="float" office:value="1.35500747384155">
                <text:p>1.35500747384155</text:p>
              </table:table-cell>
              <table:table-cell office:value-type="float" office:value="1.1355069473105">
                <text:p>1.1355069473105</text:p>
              </table:table-cell>
              <table:table-cell office:value-type="float" office:value="1.08251196845959">
                <text:p>1.08251196845959</text:p>
              </table:table-cell>
              <table:table-cell office:value-type="float" office:value="1.14925068826799">
                <text:p>1.14925068826799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.17555938037866">
                <text:p>1.17555938037866</text:p>
              </table:table-cell>
              <table:table-cell office:value-type="float" office:value="1.36061285500747">
                <text:p>1.36061285500747</text:p>
              </table:table-cell>
              <table:table-cell office:value-type="float" office:value="1.13839592791306">
                <text:p>1.13839592791306</text:p>
              </table:table-cell>
              <table:table-cell office:value-type="float" office:value="1.08392002252886">
                <text:p>1.08392002252886</text:p>
              </table:table-cell>
              <table:table-cell office:value-type="float" office:value="1.15090386148749">
                <text:p>1.15090386148749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1.19154167691173">
                <text:p>1.19154167691173</text:p>
              </table:table-cell>
              <table:table-cell office:value-type="float" office:value="1.35762331838565">
                <text:p>1.35762331838565</text:p>
              </table:table-cell>
              <table:table-cell office:value-type="float" office:value="1.14100976750585">
                <text:p>1.14100976750585</text:p>
              </table:table-cell>
              <table:table-cell office:value-type="float" office:value="1.07969586032104">
                <text:p>1.07969586032104</text:p>
              </table:table-cell>
              <table:table-cell office:value-type="float" office:value="1.15149925619069">
                <text:p>1.15149925619069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.23678387017458">
                <text:p>1.23678387017458</text:p>
              </table:table-cell>
              <table:table-cell office:value-type="float" office:value="1.35538116591928">
                <text:p>1.35538116591928</text:p>
              </table:table-cell>
              <table:table-cell office:value-type="float" office:value="1.13495666529096">
                <text:p>1.13495666529096</text:p>
              </table:table-cell>
              <table:table-cell office:value-type="float" office:value="1.07519008729935">
                <text:p>1.07519008729935</text:p>
              </table:table-cell>
              <table:table-cell office:value-type="float" office:value="1.15411008897997">
                <text:p>1.15411008897997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1.23850504057044">
                <text:p>1.23850504057044</text:p>
              </table:table-cell>
              <table:table-cell office:value-type="float" office:value="1.33370702541106">
                <text:p>1.33370702541106</text:p>
              </table:table-cell>
              <table:table-cell office:value-type="float" office:value="1.13165497317375">
                <text:p>1.13165497317375</text:p>
              </table:table-cell>
              <table:table-cell office:value-type="float" office:value="1.07068431427767">
                <text:p>1.07068431427767</text:p>
              </table:table-cell>
              <table:table-cell office:value-type="float" office:value="1.1483236758169">
                <text:p>1.1483236758169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.23948856651094">
                <text:p>1.23948856651094</text:p>
              </table:table-cell>
              <table:table-cell office:value-type="float" office:value="1.33071748878924">
                <text:p>1.33071748878924</text:p>
              </table:table-cell>
              <table:table-cell office:value-type="float" office:value="1.12684000550282">
                <text:p>1.12684000550282</text:p>
              </table:table-cell>
              <table:table-cell office:value-type="float" office:value="1.07547169811321">
                <text:p>1.07547169811321</text:p>
              </table:table-cell>
              <table:table-cell office:value-type="float" office:value="1.14901520753816">
                <text:p>1.14901520753816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.26014261126137">
                <text:p>1.26014261126137</text:p>
              </table:table-cell>
              <table:table-cell office:value-type="float" office:value="1.3288490284006">
                <text:p>1.3288490284006</text:p>
              </table:table-cell>
              <table:table-cell office:value-type="float" office:value="1.12642729398817">
                <text:p>1.12642729398817</text:p>
              </table:table-cell>
              <table:table-cell office:value-type="float" office:value="1.07547169811321">
                <text:p>1.07547169811321</text:p>
              </table:table-cell>
              <table:table-cell office:value-type="float" office:value="1.1516216231255">
                <text:p>1.1516216231255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.26063437423162">
                <text:p>1.26063437423162</text:p>
              </table:table-cell>
              <table:table-cell office:value-type="float" office:value="1.3262331838565">
                <text:p>1.3262331838565</text:p>
              </table:table-cell>
              <table:table-cell office:value-type="float" office:value="1.13770807538864">
                <text:p>1.13770807538864</text:p>
              </table:table-cell>
              <table:table-cell office:value-type="float" office:value="1.06955787102225">
                <text:p>1.06955787102225</text:p>
              </table:table-cell>
              <table:table-cell office:value-type="float" office:value="1.15144644239947">
                <text:p>1.1514464423994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.28768133759528">
                <text:p>1.28768133759528</text:p>
              </table:table-cell>
              <table:table-cell office:value-type="float" office:value="1.34005979073244">
                <text:p>1.34005979073244</text:p>
              </table:table-cell>
              <table:table-cell office:value-type="float" office:value="1.13344338973724">
                <text:p>1.13344338973724</text:p>
              </table:table-cell>
              <table:table-cell office:value-type="float" office:value="1.07265558997465">
                <text:p>1.07265558997465</text:p>
              </table:table-cell>
              <table:table-cell office:value-type="float" office:value="1.15769504555756">
                <text:p>1.15769504555756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1.27145315957708">
                <text:p>1.27145315957708</text:p>
              </table:table-cell>
              <table:table-cell office:value-type="float" office:value="1.33183856502242">
                <text:p>1.33183856502242</text:p>
              </table:table-cell>
              <table:table-cell office:value-type="float" office:value="1.13234282569817">
                <text:p>1.13234282569817</text:p>
              </table:table-cell>
              <table:table-cell office:value-type="float" office:value="1.06674176288369">
                <text:p>1.06674176288369</text:p>
              </table:table-cell>
              <table:table-cell office:value-type="float" office:value="1.1511730715702">
                <text:p>1.1511730715702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.30808950086058">
                <text:p>1.30808950086058</text:p>
              </table:table-cell>
              <table:table-cell office:value-type="float" office:value="1.34790732436472">
                <text:p>1.34790732436472</text:p>
              </table:table-cell>
              <table:table-cell office:value-type="float" office:value="1.1430733250791">
                <text:p>1.1430733250791</text:p>
              </table:table-cell>
              <table:table-cell office:value-type="float" office:value="1.07378203323007">
                <text:p>1.07378203323007</text:p>
              </table:table-cell>
              <table:table-cell office:value-type="float" office:value="1.16472119282947">
                <text:p>1.16472119282947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.27956724858618">
                <text:p>1.27956724858618</text:p>
              </table:table-cell>
              <table:table-cell office:value-type="float" office:value="1.3423019431988">
                <text:p>1.3423019431988</text:p>
              </table:table-cell>
              <table:table-cell office:value-type="float" office:value="1.14389874810841">
                <text:p>1.14389874810841</text:p>
              </table:table-cell>
              <table:table-cell office:value-type="float" office:value="1.07547169811321">
                <text:p>1.07547169811321</text:p>
              </table:table-cell>
              <table:table-cell office:value-type="float" office:value="1.16077766930359">
                <text:p>1.16077766930359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.39586919104991">
                <text:p>1.39586919104991</text:p>
              </table:table-cell>
              <table:table-cell office:value-type="float" office:value="1.36808669656203">
                <text:p>1.36808669656203</text:p>
              </table:table-cell>
              <table:table-cell office:value-type="float" office:value="1.14747558123538">
                <text:p>1.14747558123538</text:p>
              </table:table-cell>
              <table:table-cell office:value-type="float" office:value="1.08814418473669">
                <text:p>1.08814418473669</text:p>
              </table:table-cell>
              <table:table-cell office:value-type="float" office:value="1.18800783106176">
                <text:p>1.18800783106176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.45020899926235">
                <text:p>1.45020899926235</text:p>
              </table:table-cell>
              <table:table-cell office:value-type="float" office:value="1.36248131539611">
                <text:p>1.36248131539611</text:p>
              </table:table-cell>
              <table:table-cell office:value-type="float" office:value="1.17416425918283">
                <text:p>1.17416425918283</text:p>
              </table:table-cell>
              <table:table-cell office:value-type="float" office:value="1.08223035764573">
                <text:p>1.08223035764573</text:p>
              </table:table-cell>
              <table:table-cell office:value-type="float" office:value="1.19905806139439">
                <text:p>1.19905806139439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.41971969510696">
                <text:p>1.41971969510696</text:p>
              </table:table-cell>
              <table:table-cell office:value-type="float" office:value="1.3542600896861">
                <text:p>1.3542600896861</text:p>
              </table:table-cell>
              <table:table-cell office:value-type="float" office:value="1.16838629797771">
                <text:p>1.16838629797771</text:p>
              </table:table-cell>
              <table:table-cell office:value-type="float" office:value="1.07519008729935">
                <text:p>1.07519008729935</text:p>
              </table:table-cell>
              <table:table-cell office:value-type="float" office:value="1.18878128355212">
                <text:p>1.18878128355212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.41873616916646">
                <text:p>1.41873616916646</text:p>
              </table:table-cell>
              <table:table-cell office:value-type="float" office:value="1.3449177877429">
                <text:p>1.3449177877429</text:p>
              </table:table-cell>
              <table:table-cell office:value-type="float" office:value="1.16701059292888">
                <text:p>1.16701059292888</text:p>
              </table:table-cell>
              <table:table-cell office:value-type="float" office:value="1.07378203323007">
                <text:p>1.07378203323007</text:p>
              </table:table-cell>
              <table:table-cell office:value-type="float" office:value="1.18629514433577">
                <text:p>1.18629514433577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.38898450946644">
                <text:p>1.38898450946644</text:p>
              </table:table-cell>
              <table:table-cell office:value-type="float" office:value="1.32997010463378">
                <text:p>1.32997010463378</text:p>
              </table:table-cell>
              <table:table-cell office:value-type="float" office:value="1.15476681799422">
                <text:p>1.15476681799422</text:p>
              </table:table-cell>
              <table:table-cell office:value-type="float" office:value="1.07209236834694">
                <text:p>1.07209236834694</text:p>
              </table:table-cell>
              <table:table-cell office:value-type="float" office:value="1.17597594825411">
                <text:p>1.17597594825411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.38898450946644">
                <text:p>1.38898450946644</text:p>
              </table:table-cell>
              <table:table-cell office:value-type="float" office:value="1.32436472346786">
                <text:p>1.32436472346786</text:p>
              </table:table-cell>
              <table:table-cell office:value-type="float" office:value="1.15063970284771">
                <text:p>1.15063970284771</text:p>
              </table:table-cell>
              <table:table-cell office:value-type="float" office:value="1.07321881160236">
                <text:p>1.07321881160236</text:p>
              </table:table-cell>
              <table:table-cell office:value-type="float" office:value="1.17464104228089">
                <text:p>1.17464104228089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.39660683550529">
                <text:p>1.39660683550529</text:p>
              </table:table-cell>
              <table:table-cell office:value-type="float" office:value="1.32100149476831">
                <text:p>1.32100149476831</text:p>
              </table:table-cell>
              <table:table-cell office:value-type="float" office:value="1.14665015820608">
                <text:p>1.14665015820608</text:p>
              </table:table-cell>
              <table:table-cell office:value-type="float" office:value="1.06702337369755">
                <text:p>1.06702337369755</text:p>
              </table:table-cell>
              <table:table-cell office:value-type="float" office:value="1.17140579413232">
                <text:p>1.17140579413232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.37718219818048">
                <text:p>1.37718219818048</text:p>
              </table:table-cell>
              <table:table-cell office:value-type="float" office:value="1.32025411061285">
                <text:p>1.32025411061285</text:p>
              </table:table-cell>
              <table:table-cell office:value-type="float" office:value="1.14541202366213">
                <text:p>1.14541202366213</text:p>
              </table:table-cell>
              <table:table-cell office:value-type="float" office:value="1.07040270346381">
                <text:p>1.07040270346381</text:p>
              </table:table-cell>
              <table:table-cell office:value-type="float" office:value="1.16973253939764">
                <text:p>1.16973253939764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1.34029997541185">
                <text:p>1.34029997541185</text:p>
              </table:table-cell>
              <table:table-cell office:value-type="float" office:value="1.29783258594918">
                <text:p>1.29783258594918</text:p>
              </table:table-cell>
              <table:table-cell office:value-type="float" office:value="1.12780299903701">
                <text:p>1.12780299903701</text:p>
              </table:table-cell>
              <table:table-cell office:value-type="float" office:value="1.06533370881442">
                <text:p>1.06533370881442</text:p>
              </table:table-cell>
              <table:table-cell office:value-type="float" office:value="1.15439952824421">
                <text:p>1.15439952824421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1.34988935333169">
                <text:p>1.34988935333169</text:p>
              </table:table-cell>
              <table:table-cell office:value-type="float" office:value="1.25485799701046">
                <text:p>1.25485799701046</text:p>
              </table:table-cell>
              <table:table-cell office:value-type="float" office:value="1.13413124226166">
                <text:p>1.13413124226166</text:p>
              </table:table-cell>
              <table:table-cell office:value-type="float" office:value="1.06786820613911">
                <text:p>1.06786820613911</text:p>
              </table:table-cell>
              <table:table-cell office:value-type="float" office:value="1.15232724433643">
                <text:p>1.15232724433643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1.25374969264814">
                <text:p>1.25374969264814</text:p>
              </table:table-cell>
              <table:table-cell office:value-type="float" office:value="1.17002989536622">
                <text:p>1.17002989536622</text:p>
              </table:table-cell>
              <table:table-cell office:value-type="float" office:value="1.11748521117073">
                <text:p>1.11748521117073</text:p>
              </table:table-cell>
              <table:table-cell office:value-type="float" office:value="1.06026471416502">
                <text:p>1.06026471416502</text:p>
              </table:table-cell>
              <table:table-cell office:value-type="float" office:value="1.11849665197932">
                <text:p>1.11849665197932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1.24661912957954">
                <text:p>1.24661912957954</text:p>
              </table:table-cell>
              <table:table-cell office:value-type="float" office:value="1.15620328849028">
                <text:p>1.15620328849028</text:p>
              </table:table-cell>
              <table:table-cell office:value-type="float" office:value="1.12807814004677">
                <text:p>1.12807814004677</text:p>
              </table:table-cell>
              <table:table-cell office:value-type="float" office:value="1.07603491974092">
                <text:p>1.07603491974092</text:p>
              </table:table-cell>
              <table:table-cell office:value-type="float" office:value="1.12537541215396">
                <text:p>1.12537541215396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1.18146053602164">
                <text:p>1.18146053602164</text:p>
              </table:table-cell>
              <table:table-cell office:value-type="float" office:value="1.07660687593423">
                <text:p>1.07660687593423</text:p>
              </table:table-cell>
              <table:table-cell office:value-type="float" office:value="1.08873297565002">
                <text:p>1.08873297565002</text:p>
              </table:table-cell>
              <table:table-cell office:value-type="float" office:value="1.03463813010419">
                <text:p>1.03463813010419</text:p>
              </table:table-cell>
              <table:table-cell office:value-type="float" office:value="1.07554215161614">
                <text:p>1.07554215161614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.22571920334399">
                <text:p>1.22571920334399</text:p>
              </table:table-cell>
              <table:table-cell office:value-type="float" office:value="1.15284005979073">
                <text:p>1.15284005979073</text:p>
              </table:table-cell>
              <table:table-cell office:value-type="float" office:value="1.13977163296189">
                <text:p>1.13977163296189</text:p>
              </table:table-cell>
              <table:table-cell office:value-type="float" office:value="1.03407490847648">
                <text:p>1.03407490847648</text:p>
              </table:table-cell>
              <table:table-cell office:value-type="float" office:value="1.10557065108129">
                <text:p>1.10557065108129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1.1984263584952">
                <text:p>1.1984263584952</text:p>
              </table:table-cell>
              <table:table-cell office:value-type="float" office:value="1.13004484304933">
                <text:p>1.13004484304933</text:p>
              </table:table-cell>
              <table:table-cell office:value-type="float" office:value="1.11487137157793">
                <text:p>1.11487137157793</text:p>
              </table:table-cell>
              <table:table-cell office:value-type="float" office:value="1.02647141650239">
                <text:p>1.02647141650239</text:p>
              </table:table-cell>
              <table:table-cell office:value-type="float" office:value="1.08856549267162">
                <text:p>1.08856549267162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1.24366855175805">
                <text:p>1.24366855175805</text:p>
              </table:table-cell>
              <table:table-cell office:value-type="float" office:value="1.19955156950673">
                <text:p>1.19955156950673</text:p>
              </table:table-cell>
              <table:table-cell office:value-type="float" office:value="1.14403631861329">
                <text:p>1.14403631861329</text:p>
              </table:table-cell>
              <table:table-cell office:value-type="float" office:value="1.06364404393129">
                <text:p>1.06364404393129</text:p>
              </table:table-cell>
              <table:table-cell office:value-type="float" office:value="1.12955922634879">
                <text:p>1.12955922634879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1.29309073026801">
                <text:p>1.29309073026801</text:p>
              </table:table-cell>
              <table:table-cell office:value-type="float" office:value="1.20366218236173">
                <text:p>1.20366218236173</text:p>
              </table:table-cell>
              <table:table-cell office:value-type="float" office:value="1.14692529921585">
                <text:p>1.14692529921585</text:p>
              </table:table-cell>
              <table:table-cell office:value-type="float" office:value="1.05829343846804">
                <text:p>1.05829343846804</text:p>
              </table:table-cell>
              <table:table-cell office:value-type="float" office:value="1.13556005414743">
                <text:p>1.13556005414743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1.30636833046472">
                <text:p>1.30636833046472</text:p>
              </table:table-cell>
              <table:table-cell office:value-type="float" office:value="1.23766816143498">
                <text:p>1.23766816143498</text:p>
              </table:table-cell>
              <table:table-cell office:value-type="float" office:value="1.15118998486724">
                <text:p>1.15118998486724</text:p>
              </table:table-cell>
              <table:table-cell office:value-type="float" office:value="1.09067868206139">
                <text:p>1.09067868206139</text:p>
              </table:table-cell>
              <table:table-cell office:value-type="float" office:value="1.15832890177271">
                <text:p>1.15832890177271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1.28964838947627">
                <text:p>1.28964838947627</text:p>
              </table:table-cell>
              <table:table-cell office:value-type="float" office:value="1.23729446935725">
                <text:p>1.23729446935725</text:p>
              </table:table-cell>
              <table:table-cell office:value-type="float" office:value="1.14912642729399">
                <text:p>1.14912642729399</text:p>
              </table:table-cell>
              <table:table-cell office:value-type="float" office:value="1.08645451985356">
                <text:p>1.08645451985356</text:p>
              </table:table-cell>
              <table:table-cell office:value-type="float" office:value="1.15340325644467">
                <text:p>1.15340325644467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1.27219080403246">
                <text:p>1.27219080403246</text:p>
              </table:table-cell>
              <table:table-cell office:value-type="float" office:value="1.24140508221226">
                <text:p>1.24140508221226</text:p>
              </table:table-cell>
              <table:table-cell office:value-type="float" office:value="1.16013206768469">
                <text:p>1.16013206768469</text:p>
              </table:table-cell>
              <table:table-cell office:value-type="float" office:value="1.09602928752464">
                <text:p>1.09602928752464</text:p>
              </table:table-cell>
              <table:table-cell office:value-type="float" office:value="1.1586474288921">
                <text:p>1.1586474288921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1.2370297516597">
                <text:p>1.2370297516597</text:p>
              </table:table-cell>
              <table:table-cell office:value-type="float" office:value="1.20926756352765">
                <text:p>1.20926756352765</text:p>
              </table:table-cell>
              <table:table-cell office:value-type="float" office:value="1.13509423579585">
                <text:p>1.13509423579585</text:p>
              </table:table-cell>
              <table:table-cell office:value-type="float" office:value="1.08532807659814">
                <text:p>1.08532807659814</text:p>
              </table:table-cell>
              <table:table-cell office:value-type="float" office:value="1.13769962209782">
                <text:p>1.13769962209782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1.24071797393656">
                <text:p>1.24071797393656</text:p>
              </table:table-cell>
              <table:table-cell office:value-type="float" office:value="1.19357249626308">
                <text:p>1.19357249626308</text:p>
              </table:table-cell>
              <table:table-cell office:value-type="float" office:value="1.15655523455771">
                <text:p>1.15655523455771</text:p>
              </table:table-cell>
              <table:table-cell office:value-type="float" office:value="1.07885102787947">
                <text:p>1.07885102787947</text:p>
              </table:table-cell>
              <table:table-cell office:value-type="float" office:value="1.13840360942988">
                <text:p>1.13840360942988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1.23948856651094">
                <text:p>1.23948856651094</text:p>
              </table:table-cell>
              <table:table-cell office:value-type="float" office:value="1.18609865470852">
                <text:p>1.18609865470852</text:p>
              </table:table-cell>
              <table:table-cell office:value-type="float" office:value="1.16357133030678">
                <text:p>1.16357133030678</text:p>
              </table:table-cell>
              <table:table-cell office:value-type="float" office:value="1.07997747113489">
                <text:p>1.07997747113489</text:p>
              </table:table-cell>
              <table:table-cell office:value-type="float" office:value="1.13943184699616">
                <text:p>1.13943184699616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1.27194492254733">
                <text:p>1.27194492254733</text:p>
              </table:table-cell>
              <table:table-cell office:value-type="float" office:value="1.22159940209268">
                <text:p>1.22159940209268</text:p>
              </table:table-cell>
              <table:table-cell office:value-type="float" office:value="1.1870958866419">
                <text:p>1.1870958866419</text:p>
              </table:table-cell>
              <table:table-cell office:value-type="float" office:value="1.09631089833849">
                <text:p>1.09631089833849</text:p>
              </table:table-cell>
              <table:table-cell office:value-type="float" office:value="1.16267814261879">
                <text:p>1.16267814261879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1.31571182689943">
                <text:p>1.31571182689943</text:p>
              </table:table-cell>
              <table:table-cell office:value-type="float" office:value="1.2406576980568">
                <text:p>1.2406576980568</text:p>
              </table:table-cell>
              <table:table-cell office:value-type="float" office:value="1.19507497592516">
                <text:p>1.19507497592516</text:p>
              </table:table-cell>
              <table:table-cell office:value-type="float" office:value="1.1126443255421">
                <text:p>1.1126443255421</text:p>
              </table:table-cell>
              <table:table-cell office:value-type="float" office:value="1.1812574801128">
                <text:p>1.1812574801128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1.30292598967298">
                <text:p>1.30292598967298</text:p>
              </table:table-cell>
              <table:table-cell office:value-type="float" office:value="1.22272047832586">
                <text:p>1.22272047832586</text:p>
              </table:table-cell>
              <table:table-cell office:value-type="float" office:value="1.17622781675609">
                <text:p>1.17622781675609</text:p>
              </table:table-cell>
              <table:table-cell office:value-type="float" office:value="1.10363277949873">
                <text:p>1.10363277949873</text:p>
              </table:table-cell>
              <table:table-cell office:value-type="float" office:value="1.16792936874574">
                <text:p>1.16792936874574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1.34447996065896">
                <text:p>1.34447996065896</text:p>
              </table:table-cell>
              <table:table-cell office:value-type="float" office:value="1.24850523168909">
                <text:p>1.24850523168909</text:p>
              </table:table-cell>
              <table:table-cell office:value-type="float" office:value="1.19232356582749">
                <text:p>1.19232356582749</text:p>
              </table:table-cell>
              <table:table-cell office:value-type="float" office:value="1.1019431146156">
                <text:p>1.1019431146156</text:p>
              </table:table-cell>
              <table:table-cell office:value-type="float" office:value="1.18094035233153">
                <text:p>1.18094035233153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1.40201622817802">
                <text:p>1.40201622817802</text:p>
              </table:table-cell>
              <table:table-cell office:value-type="float" office:value="1.28699551569507">
                <text:p>1.28699551569507</text:p>
              </table:table-cell>
              <table:table-cell office:value-type="float" office:value="1.20374191773284">
                <text:p>1.20374191773284</text:p>
              </table:table-cell>
              <table:table-cell office:value-type="float" office:value="1.10926499577584">
                <text:p>1.10926499577584</text:p>
              </table:table-cell>
              <table:table-cell office:value-type="float" office:value="1.20105019501765">
                <text:p>1.20105019501765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1.4160314728301">
                <text:p>1.4160314728301</text:p>
              </table:table-cell>
              <table:table-cell office:value-type="float" office:value="1.28811659192825">
                <text:p>1.28811659192825</text:p>
              </table:table-cell>
              <table:table-cell office:value-type="float" office:value="1.21185857752098">
                <text:p>1.21185857752098</text:p>
              </table:table-cell>
              <table:table-cell office:value-type="float" office:value="1.11151788228668">
                <text:p>1.11151788228668</text:p>
              </table:table-cell>
              <table:table-cell office:value-type="float" office:value="1.20631600793535">
                <text:p>1.20631600793535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1.42488320629457">
                <text:p>1.42488320629457</text:p>
              </table:table-cell>
              <table:table-cell office:value-type="float" office:value="1.28662182361734">
                <text:p>1.28662182361734</text:p>
              </table:table-cell>
              <table:table-cell office:value-type="float" office:value="1.20690603934516">
                <text:p>1.20690603934516</text:p>
              </table:table-cell>
              <table:table-cell office:value-type="float" office:value="1.11630526612222">
                <text:p>1.11630526612222</text:p>
              </table:table-cell>
              <table:table-cell office:value-type="float" office:value="1.20832454729476">
                <text:p>1.20832454729476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.39242685025818">
                <text:p>1.39242685025818</text:p>
              </table:table-cell>
              <table:table-cell office:value-type="float" office:value="1.28774289985052">
                <text:p>1.28774289985052</text:p>
              </table:table-cell>
              <table:table-cell office:value-type="float" office:value="1.202366212684">
                <text:p>1.202366212684</text:p>
              </table:table-cell>
              <table:table-cell office:value-type="float" office:value="1.10982821740355">
                <text:p>1.10982821740355</text:p>
              </table:table-cell>
              <table:table-cell office:value-type="float" office:value="1.19968576752332">
                <text:p>1.19968576752332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1.3988197688714">
                <text:p>1.3988197688714</text:p>
              </table:table-cell>
              <table:table-cell office:value-type="float" office:value="1.24402092675635">
                <text:p>1.24402092675635</text:p>
              </table:table-cell>
              <table:table-cell office:value-type="float" office:value="1.18929701472004">
                <text:p>1.18929701472004</text:p>
              </table:table-cell>
              <table:table-cell office:value-type="float" office:value="1.11095466065897">
                <text:p>1.11095466065897</text:p>
              </table:table-cell>
              <table:table-cell office:value-type="float" office:value="1.19150517927736">
                <text:p>1.19150517927736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1.47135480698303">
                <text:p>1.47135480698303</text:p>
              </table:table-cell>
              <table:table-cell office:value-type="float" office:value="1.22571001494768">
                <text:p>1.22571001494768</text:p>
              </table:table-cell>
              <table:table-cell office:value-type="float" office:value="1.18558261108818">
                <text:p>1.18558261108818</text:p>
              </table:table-cell>
              <table:table-cell office:value-type="float" office:value="1.11292593635595">
                <text:p>1.11292593635595</text:p>
              </table:table-cell>
              <table:table-cell office:value-type="float" office:value="1.19929253539194">
                <text:p>1.19929253539194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1.46397836242931">
                <text:p>1.46397836242931</text:p>
              </table:table-cell>
              <table:table-cell office:value-type="float" office:value="1.25859491778774">
                <text:p>1.25859491778774</text:p>
              </table:table-cell>
              <table:table-cell office:value-type="float" office:value="1.19191085431284">
                <text:p>1.19191085431284</text:p>
              </table:table-cell>
              <table:table-cell office:value-type="float" office:value="1.1151788228668">
                <text:p>1.1151788228668</text:p>
              </table:table-cell>
              <table:table-cell office:value-type="float" office:value="1.20561395559643">
                <text:p>1.20561395559643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1.46766658470617">
                <text:p>1.46766658470617</text:p>
              </table:table-cell>
              <table:table-cell office:value-type="float" office:value="1.24103139013453">
                <text:p>1.24103139013453</text:p>
              </table:table-cell>
              <table:table-cell office:value-type="float" office:value="1.18283120099051">
                <text:p>1.18283120099051</text:p>
              </table:table-cell>
              <table:table-cell office:value-type="float" office:value="1.11630526612222">
                <text:p>1.11630526612222</text:p>
              </table:table-cell>
              <table:table-cell office:value-type="float" office:value="1.20183260269019">
                <text:p>1.20183260269019</text:p>
              </table:table-cell>
            </table:table-row>
            <table:table-row>
              <table:table-cell office:value-type="float" office:value="40795">
                <text:p>40800</text:p>
              </table:table-cell>
              <table:table-cell office:value-type="float" office:value="1.42783378411606">
                <text:p>1.42783378411606</text:p>
              </table:table-cell>
              <table:table-cell office:value-type="float" office:value="1.2059043348281">
                <text:p>1.2059043348281</text:p>
              </table:table-cell>
              <table:table-cell office:value-type="float" office:value="1.13509423579585">
                <text:p>1.13509423579585</text:p>
              </table:table-cell>
              <table:table-cell office:value-type="float" office:value="1.0994086172909">
                <text:p>1.0994086172909</text:p>
              </table:table-cell>
              <table:table-cell office:value-type="float" office:value="1.17120996937826">
                <text:p>1.17120996937826</text:p>
              </table:table-cell>
            </table:table-row>
            <table:table-row>
              <table:table-cell office:value-type="float" office:value="40798">
                <text:p>40800</text:p>
              </table:table-cell>
              <table:table-cell office:value-type="float" office:value="1.44602901401524">
                <text:p>1.44602901401524</text:p>
              </table:table-cell>
              <table:table-cell office:value-type="float" office:value="1.19544095665172">
                <text:p>1.19544095665172</text:p>
              </table:table-cell>
              <table:table-cell office:value-type="float" office:value="1.15050213234283">
                <text:p>1.15050213234283</text:p>
              </table:table-cell>
              <table:table-cell office:value-type="float" office:value="1.11658687693607">
                <text:p>1.11658687693607</text:p>
              </table:table-cell>
              <table:table-cell office:value-type="float" office:value="1.1840906874041">
                <text:p>1.1840906874041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1.47209245143841">
                <text:p>1.47209245143841</text:p>
              </table:table-cell>
              <table:table-cell office:value-type="float" office:value="1.21599402092676">
                <text:p>1.21599402092676</text:p>
              </table:table-cell>
              <table:table-cell office:value-type="float" office:value="1.14953913880864">
                <text:p>1.14953913880864</text:p>
              </table:table-cell>
              <table:table-cell office:value-type="float" office:value="1.12137426077161">
                <text:p>1.12137426077161</text:p>
              </table:table-cell>
              <table:table-cell office:value-type="float" office:value="1.19277824867821">
                <text:p>1.19277824867821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1.47750184411114">
                <text:p>1.47750184411114</text:p>
              </table:table-cell>
              <table:table-cell office:value-type="float" office:value="1.22720478325859">
                <text:p>1.22720478325859</text:p>
              </table:table-cell>
              <table:table-cell office:value-type="float" office:value="1.15806851011143">
                <text:p>1.15806851011143</text:p>
              </table:table-cell>
              <table:table-cell office:value-type="float" office:value="1.12644325542101">
                <text:p>1.12644325542101</text:p>
              </table:table-cell>
              <table:table-cell office:value-type="float" office:value="1.19965749544968">
                <text:p>1.19965749544968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1.57560855667568">
                <text:p>1.57560855667568</text:p>
              </table:table-cell>
              <table:table-cell office:value-type="float" office:value="1.23878923766816">
                <text:p>1.23878923766816</text:p>
              </table:table-cell>
              <table:table-cell office:value-type="float" office:value="1.17567753473655">
                <text:p>1.17567753473655</text:p>
              </table:table-cell>
              <table:table-cell office:value-type="float" office:value="1.13545480146437">
                <text:p>1.13545480146437</text:p>
              </table:table-cell>
              <table:table-cell office:value-type="float" office:value="1.2240678479235">
                <text:p>1.2240678479235</text:p>
              </table:table-cell>
            </table:table-row>
            <table:table-row>
              <table:table-cell office:value-type="float" office:value="40802">
                <text:p>40800</text:p>
              </table:table-cell>
              <table:table-cell office:value-type="float" office:value="1.52618637816572">
                <text:p>1.52618637816572</text:p>
              </table:table-cell>
              <table:table-cell office:value-type="float" office:value="1.23916292974589">
                <text:p>1.23916292974589</text:p>
              </table:table-cell>
              <table:table-cell office:value-type="float" office:value="1.17856651533911">
                <text:p>1.17856651533911</text:p>
              </table:table-cell>
              <table:table-cell office:value-type="float" office:value="1.14953534215714">
                <text:p>1.14953534215714</text:p>
              </table:table-cell>
              <table:table-cell office:value-type="float" office:value="1.22417841714763">
                <text:p>1.22417841714763</text:p>
              </table:table-cell>
            </table:table-row>
            <table:table-row>
              <table:table-cell office:value-type="float" office:value="40805">
                <text:p>40810</text:p>
              </table:table-cell>
              <table:table-cell office:value-type="float" office:value="1.56995328251783">
                <text:p>1.56995328251783</text:p>
              </table:table-cell>
              <table:table-cell office:value-type="float" office:value="1.23318385650224">
                <text:p>1.23318385650224</text:p>
              </table:table-cell>
              <table:table-cell office:value-type="float" office:value="1.1854450405833">
                <text:p>1.1854450405833</text:p>
              </table:table-cell>
              <table:table-cell office:value-type="float" office:value="1.14333990425232">
                <text:p>1.14333990425232</text:p>
              </table:table-cell>
              <table:table-cell office:value-type="float" office:value="1.22852255648473">
                <text:p>1.22852255648473</text:p>
              </table:table-cell>
            </table:table-row>
            <table:table-row>
              <table:table-cell office:value-type="float" office:value="40806">
                <text:p>40810</text:p>
              </table:table-cell>
              <table:table-cell office:value-type="float" office:value="1.62773543152201">
                <text:p>1.62773543152201</text:p>
              </table:table-cell>
              <table:table-cell office:value-type="float" office:value="1.23542600896861">
                <text:p>1.23542600896861</text:p>
              </table:table-cell>
              <table:table-cell office:value-type="float" office:value="1.1921859953226">
                <text:p>1.1921859953226</text:p>
              </table:table-cell>
              <table:table-cell office:value-type="float" office:value="1.1554491692481">
                <text:p>1.1554491692481</text:p>
              </table:table-cell>
              <table:table-cell office:value-type="float" office:value="1.24444206266955">
                <text:p>1.24444206266955</text:p>
              </table:table-cell>
            </table:table-row>
            <table:table-row>
              <table:table-cell office:value-type="float" office:value="40807">
                <text:p>40810</text:p>
              </table:table-cell>
              <table:table-cell office:value-type="float" office:value="1.61568723875092">
                <text:p>1.61568723875092</text:p>
              </table:table-cell>
              <table:table-cell office:value-type="float" office:value="1.20515695067265">
                <text:p>1.20515695067265</text:p>
              </table:table-cell>
              <table:table-cell office:value-type="float" office:value="1.16824872747283">
                <text:p>1.16824872747283</text:p>
              </table:table-cell>
              <table:table-cell office:value-type="float" office:value="1.14756406646015">
                <text:p>1.14756406646015</text:p>
              </table:table-cell>
              <table:table-cell office:value-type="float" office:value="1.22866975997205">
                <text:p>1.22866975997205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1.55815097123187">
                <text:p>1.55815097123187</text:p>
              </table:table-cell>
              <table:table-cell office:value-type="float" office:value="1.16816143497758">
                <text:p>1.16816143497758</text:p>
              </table:table-cell>
              <table:table-cell office:value-type="float" office:value="1.14788829275003">
                <text:p>1.14788829275003</text:p>
              </table:table-cell>
              <table:table-cell office:value-type="float" office:value="1.1365812447198">
                <text:p>1.1365812447198</text:p>
              </table:table-cell>
              <table:table-cell office:value-type="float" office:value="1.20484084190152">
                <text:p>1.20484084190152</text:p>
              </table:table-cell>
            </table:table-row>
            <table:table-row>
              <table:table-cell office:value-type="float" office:value="40809">
                <text:p>40810</text:p>
              </table:table-cell>
              <table:table-cell office:value-type="float" office:value="1.62650602409639">
                <text:p>1.62650602409639</text:p>
              </table:table-cell>
              <table:table-cell office:value-type="float" office:value="1.16816143497758">
                <text:p>1.16816143497758</text:p>
              </table:table-cell>
              <table:table-cell office:value-type="float" office:value="1.16632274040446">
                <text:p>1.16632274040446</text:p>
              </table:table-cell>
              <table:table-cell office:value-type="float" office:value="1.14502956913545">
                <text:p>1.14502956913545</text:p>
              </table:table-cell>
              <table:table-cell office:value-type="float" office:value="1.22323185650432">
                <text:p>1.22323185650432</text:p>
              </table:table-cell>
            </table:table-row>
            <table:table-row>
              <table:table-cell office:value-type="float" office:value="40812">
                <text:p>40810</text:p>
              </table:table-cell>
              <table:table-cell office:value-type="float" office:value="1.62724366855176">
                <text:p>1.62724366855176</text:p>
              </table:table-cell>
              <table:table-cell office:value-type="float" office:value="1.18871449925262">
                <text:p>1.18871449925262</text:p>
              </table:table-cell>
              <table:table-cell office:value-type="float" office:value="1.19259870683725">
                <text:p>1.19259870683725</text:p>
              </table:table-cell>
              <table:table-cell office:value-type="float" office:value="1.14502956913545">
                <text:p>1.14502956913545</text:p>
              </table:table-cell>
              <table:table-cell office:value-type="float" office:value="1.23293879077458">
                <text:p>1.23293879077458</text:p>
              </table:table-cell>
            </table:table-row>
            <table:table-row>
              <table:table-cell office:value-type="float" office:value="40813">
                <text:p>40810</text:p>
              </table:table-cell>
              <table:table-cell office:value-type="float" office:value="1.64716006884682">
                <text:p>1.64716006884682</text:p>
              </table:table-cell>
              <table:table-cell office:value-type="float" office:value="1.22608370702541">
                <text:p>1.22608370702541</text:p>
              </table:table-cell>
              <table:table-cell office:value-type="float" office:value="1.19796395652772">
                <text:p>1.19796395652772</text:p>
              </table:table-cell>
              <table:table-cell office:value-type="float" office:value="1.14165023936919">
                <text:p>1.14165023936919</text:p>
              </table:table-cell>
              <table:table-cell office:value-type="float" office:value="1.24102058302122">
                <text:p>1.24102058302122</text:p>
              </table:table-cell>
            </table:table-row>
            <table:table-row>
              <table:table-cell office:value-type="float" office:value="40814">
                <text:p>40810</text:p>
              </table:table-cell>
              <table:table-cell office:value-type="float" office:value="1.62035898696828">
                <text:p>1.62035898696828</text:p>
              </table:table-cell>
              <table:table-cell office:value-type="float" office:value="1.21150971599402">
                <text:p>1.21150971599402</text:p>
              </table:table-cell>
              <table:table-cell office:value-type="float" office:value="1.17512725271702">
                <text:p>1.17512725271702</text:p>
              </table:table-cell>
              <table:table-cell office:value-type="float" office:value="1.14080540692762">
                <text:p>1.14080540692762</text:p>
              </table:table-cell>
              <table:table-cell office:value-type="float" office:value="1.2288968777363">
                <text:p>1.2288968777363</text:p>
              </table:table-cell>
            </table:table-row>
            <table:table-row>
              <table:table-cell office:value-type="float" office:value="40815">
                <text:p>40820</text:p>
              </table:table-cell>
              <table:table-cell office:value-type="float" office:value="1.57929677895254">
                <text:p>1.57929677895254</text:p>
              </table:table-cell>
              <table:table-cell office:value-type="float" office:value="1.22832585949178">
                <text:p>1.22832585949178</text:p>
              </table:table-cell>
              <table:table-cell office:value-type="float" office:value="1.18503232906865">
                <text:p>1.18503232906865</text:p>
              </table:table-cell>
              <table:table-cell office:value-type="float" office:value="1.15713883413123">
                <text:p>1.15713883413123</text:p>
              </table:table-cell>
              <table:table-cell office:value-type="float" office:value="1.23539538737124">
                <text:p>1.23539538737124</text:p>
              </table:table-cell>
            </table:table-row>
            <table:table-row>
              <table:table-cell office:value-type="float" office:value="40816">
                <text:p>40820</text:p>
              </table:table-cell>
              <table:table-cell office:value-type="float" office:value="1.57511679370543">
                <text:p>1.57511679370543</text:p>
              </table:table-cell>
              <table:table-cell office:value-type="float" office:value="1.19843049327354">
                <text:p>1.19843049327354</text:p>
              </table:table-cell>
              <table:table-cell office:value-type="float" office:value="1.17223827211446">
                <text:p>1.17223827211446</text:p>
              </table:table-cell>
              <table:table-cell office:value-type="float" office:value="1.14362151506618">
                <text:p>1.14362151506618</text:p>
              </table:table-cell>
              <table:table-cell office:value-type="float" office:value="1.22103933237948">
                <text:p>1.22103933237948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1.49668059995082">
                <text:p>1.49668059995082</text:p>
              </table:table-cell>
              <table:table-cell office:value-type="float" office:value="1.17152466367713">
                <text:p>1.17152466367713</text:p>
              </table:table-cell>
              <table:table-cell office:value-type="float" office:value="1.14830100426469">
                <text:p>1.14830100426469</text:p>
              </table:table-cell>
              <table:table-cell office:value-type="float" office:value="1.13376513658124">
                <text:p>1.13376513658124</text:p>
              </table:table-cell>
              <table:table-cell office:value-type="float" office:value="1.19526801921361">
                <text:p>1.19526801921361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1.5411851487583">
                <text:p>1.5411851487583</text:p>
              </table:table-cell>
              <table:table-cell office:value-type="float" office:value="1.16554559043348">
                <text:p>1.16554559043348</text:p>
              </table:table-cell>
              <table:table-cell office:value-type="float" office:value="1.15435410647957">
                <text:p>1.15435410647957</text:p>
              </table:table-cell>
              <table:table-cell office:value-type="float" office:value="1.12841453111799">
                <text:p>1.12841453111799</text:p>
              </table:table-cell>
              <table:table-cell office:value-type="float" office:value="1.19989802491177">
                <text:p>1.19989802491177</text:p>
              </table:table-cell>
            </table:table-row>
            <table:table-row>
              <table:table-cell office:value-type="float" office:value="40821">
                <text:p>40820</text:p>
              </table:table-cell>
              <table:table-cell office:value-type="float" office:value="1.5910990902385">
                <text:p>1.5910990902385</text:p>
              </table:table-cell>
              <table:table-cell office:value-type="float" office:value="1.19469357249626">
                <text:p>1.19469357249626</text:p>
              </table:table-cell>
              <table:table-cell office:value-type="float" office:value="1.14568716467189">
                <text:p>1.14568716467189</text:p>
              </table:table-cell>
              <table:table-cell office:value-type="float" office:value="1.11546043368065">
                <text:p>1.11546043368065</text:p>
              </table:table-cell>
              <table:table-cell office:value-type="float" office:value="1.20318745032189">
                <text:p>1.20318745032189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1.61396606835505">
                <text:p>1.61396606835505</text:p>
              </table:table-cell>
              <table:table-cell office:value-type="float" office:value="1.2245889387145">
                <text:p>1.2245889387145</text:p>
              </table:table-cell>
              <table:table-cell office:value-type="float" office:value="1.16274590727748">
                <text:p>1.16274590727748</text:p>
              </table:table-cell>
              <table:table-cell office:value-type="float" office:value="1.13489157983666">
                <text:p>1.13489157983666</text:p>
              </table:table-cell>
              <table:table-cell office:value-type="float" office:value="1.22402944205419">
                <text:p>1.22402944205419</text:p>
              </table:table-cell>
            </table:table-row>
            <table:table-row>
              <table:table-cell office:value-type="float" office:value="40823">
                <text:p>40820</text:p>
              </table:table-cell>
              <table:table-cell office:value-type="float" office:value="1.60265552003934">
                <text:p>1.60265552003934</text:p>
              </table:table-cell>
              <table:table-cell office:value-type="float" office:value="1.23281016442451">
                <text:p>1.23281016442451</text:p>
              </table:table-cell>
              <table:table-cell office:value-type="float" office:value="1.16398404182143">
                <text:p>1.16398404182143</text:p>
              </table:table-cell>
              <table:table-cell office:value-type="float" office:value="1.14362151506618">
                <text:p>1.14362151506618</text:p>
              </table:table-cell>
              <table:table-cell office:value-type="float" office:value="1.22790384476378">
                <text:p>1.22790384476378</text:p>
              </table:table-cell>
            </table:table-row>
            <table:table-row>
              <table:table-cell office:value-type="float" office:value="40826">
                <text:p>40830</text:p>
              </table:table-cell>
              <table:table-cell office:value-type="float" office:value="1.66904352102287">
                <text:p>1.66904352102287</text:p>
              </table:table-cell>
              <table:table-cell office:value-type="float" office:value="1.2940956651719">
                <text:p>1.2940956651719</text:p>
              </table:table-cell>
              <table:table-cell office:value-type="float" office:value="1.18145549594167">
                <text:p>1.18145549594167</text:p>
              </table:table-cell>
              <table:table-cell office:value-type="float" office:value="1.15911010982822">
                <text:p>1.15911010982822</text:p>
              </table:table-cell>
              <table:table-cell office:value-type="float" office:value="1.25786180420062">
                <text:p>1.25786180420062</text:p>
              </table:table-cell>
            </table:table-row>
            <table:table-row>
              <table:table-cell office:value-type="float" office:value="40827">
                <text:p>40830</text:p>
              </table:table-cell>
              <table:table-cell office:value-type="float" office:value="1.69240226210966">
                <text:p>1.69240226210966</text:p>
              </table:table-cell>
              <table:table-cell office:value-type="float" office:value="1.28064275037369">
                <text:p>1.28064275037369</text:p>
              </table:table-cell>
              <table:table-cell office:value-type="float" office:value="1.19259870683725">
                <text:p>1.19259870683725</text:p>
              </table:table-cell>
              <table:table-cell office:value-type="float" office:value="1.15178822866798">
                <text:p>1.15178822866798</text:p>
              </table:table-cell>
              <table:table-cell office:value-type="float" office:value="1.25873866754311">
                <text:p>1.25873866754311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1.62208015736415">
                <text:p>1.62208015736415</text:p>
              </table:table-cell>
              <table:table-cell office:value-type="float" office:value="1.2780269058296">
                <text:p>1.2780269058296</text:p>
              </table:table-cell>
              <table:table-cell office:value-type="float" office:value="1.1795295088733">
                <text:p>1.1795295088733</text:p>
              </table:table-cell>
              <table:table-cell office:value-type="float" office:value="1.15263306110954">
                <text:p>1.15263306110954</text:p>
              </table:table-cell>
              <table:table-cell office:value-type="float" office:value="1.24530259924504">
                <text:p>1.24530259924504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1.65674944676666">
                <text:p>1.65674944676666</text:p>
              </table:table-cell>
              <table:table-cell office:value-type="float" office:value="1.27391629297459">
                <text:p>1.27391629297459</text:p>
              </table:table-cell>
              <table:table-cell office:value-type="float" office:value="1.1921859953226">
                <text:p>1.1921859953226</text:p>
              </table:table-cell>
              <table:table-cell office:value-type="float" office:value="1.14671923401858">
                <text:p>1.14671923401858</text:p>
              </table:table-cell>
              <table:table-cell office:value-type="float" office:value="1.25019067825717">
                <text:p>1.25019067825717</text:p>
              </table:table-cell>
            </table:table-row>
            <table:table-row>
              <table:table-cell office:value-type="float" office:value="40830">
                <text:p>40830</text:p>
              </table:table-cell>
              <table:table-cell office:value-type="float" office:value="1.64248832062946">
                <text:p>1.64248832062946</text:p>
              </table:table-cell>
              <table:table-cell office:value-type="float" office:value="1.28251121076233">
                <text:p>1.28251121076233</text:p>
              </table:table-cell>
              <table:table-cell office:value-type="float" office:value="1.20057779612051">
                <text:p>1.20057779612051</text:p>
              </table:table-cell>
              <table:table-cell office:value-type="float" office:value="1.15150661785412">
                <text:p>1.15150661785412</text:p>
              </table:table-cell>
              <table:table-cell office:value-type="float" office:value="1.25368888413781">
                <text:p>1.25368888413781</text:p>
              </table:table-cell>
            </table:table-row>
            <table:table-row>
              <table:table-cell office:value-type="float" office:value="40833">
                <text:p>40830</text:p>
              </table:table-cell>
              <table:table-cell office:value-type="float" office:value="1.62798131300713">
                <text:p>1.62798131300713</text:p>
              </table:table-cell>
              <table:table-cell office:value-type="float" office:value="1.28886397608371">
                <text:p>1.28886397608371</text:p>
              </table:table-cell>
              <table:table-cell office:value-type="float" office:value="1.18351905351493">
                <text:p>1.18351905351493</text:p>
              </table:table-cell>
              <table:table-cell office:value-type="float" office:value="1.15798366657279">
                <text:p>1.15798366657279</text:p>
              </table:table-cell>
              <table:table-cell office:value-type="float" office:value="1.25118283531982">
                <text:p>1.25118283531982</text:p>
              </table:table-cell>
            </table:table-row>
            <table:table-row>
              <table:table-cell office:value-type="float" office:value="40834">
                <text:p>40830</text:p>
              </table:table-cell>
              <table:table-cell office:value-type="float" office:value="1.64052126874846">
                <text:p>1.64052126874846</text:p>
              </table:table-cell>
              <table:table-cell office:value-type="float" office:value="1.31128550074738">
                <text:p>1.31128550074738</text:p>
              </table:table-cell>
              <table:table-cell office:value-type="float" office:value="1.19658825147888">
                <text:p>1.19658825147888</text:p>
              </table:table-cell>
              <table:table-cell office:value-type="float" office:value="1.15770205575894">
                <text:p>1.15770205575894</text:p>
              </table:table-cell>
              <table:table-cell office:value-type="float" office:value="1.25940276167876">
                <text:p>1.25940276167876</text:p>
              </table:table-cell>
            </table:table-row>
            <table:table-row>
              <table:table-cell office:value-type="float" office:value="40835">
                <text:p>40840</text:p>
              </table:table-cell>
              <table:table-cell office:value-type="float" office:value="1.62429309073027">
                <text:p>1.62429309073027</text:p>
              </table:table-cell>
              <table:table-cell office:value-type="float" office:value="1.30418535127055">
                <text:p>1.30418535127055</text:p>
              </table:table-cell>
              <table:table-cell office:value-type="float" office:value="1.19631311046912">
                <text:p>1.19631311046912</text:p>
              </table:table-cell>
              <table:table-cell office:value-type="float" office:value="1.15995494226978">
                <text:p>1.15995494226978</text:p>
              </table:table-cell>
              <table:table-cell office:value-type="float" office:value="1.2569981118317">
                <text:p>1.2569981118317</text:p>
              </table:table-cell>
            </table:table-row>
            <table:table-row>
              <table:table-cell office:value-type="float" office:value="40836">
                <text:p>40840</text:p>
              </table:table-cell>
              <table:table-cell office:value-type="float" office:value="1.64150479468896">
                <text:p>1.64150479468896</text:p>
              </table:table-cell>
              <table:table-cell office:value-type="float" office:value="1.3127802690583">
                <text:p>1.3127802690583</text:p>
              </table:table-cell>
              <table:table-cell office:value-type="float" office:value="1.18819645068097">
                <text:p>1.18819645068097</text:p>
              </table:table-cell>
              <table:table-cell office:value-type="float" office:value="1.16784004505773">
                <text:p>1.16784004505773</text:p>
              </table:table-cell>
              <table:table-cell office:value-type="float" office:value="1.26229553256024">
                <text:p>1.26229553256024</text:p>
              </table:table-cell>
            </table:table-row>
            <table:table-row>
              <table:table-cell office:value-type="float" office:value="40837">
                <text:p>40840</text:p>
              </table:table-cell>
              <table:table-cell office:value-type="float" office:value="1.68133759527907">
                <text:p>1.68133759527907</text:p>
              </table:table-cell>
              <table:table-cell office:value-type="float" office:value="1.33707025411061">
                <text:p>1.33707025411061</text:p>
              </table:table-cell>
              <table:table-cell office:value-type="float" office:value="1.23235658274866">
                <text:p>1.23235658274866</text:p>
              </table:table-cell>
              <table:table-cell office:value-type="float" office:value="1.18586313714446">
                <text:p>1.18586313714446</text:p>
              </table:table-cell>
              <table:table-cell office:value-type="float" office:value="1.29096541769155">
                <text:p>1.29096541769155</text:p>
              </table:table-cell>
            </table:table-row>
            <table:table-row>
              <table:table-cell office:value-type="float" office:value="40840">
                <text:p>40840</text:p>
              </table:table-cell>
              <table:table-cell office:value-type="float" office:value="1.71035161052373">
                <text:p>1.71035161052373</text:p>
              </table:table-cell>
              <table:table-cell office:value-type="float" office:value="1.35650224215247">
                <text:p>1.35650224215247</text:p>
              </table:table-cell>
              <table:table-cell office:value-type="float" office:value="1.22822946760215">
                <text:p>1.22822946760215</text:p>
              </table:table-cell>
              <table:table-cell office:value-type="float" office:value="1.17093776401014">
                <text:p>1.17093776401014</text:p>
              </table:table-cell>
              <table:table-cell office:value-type="float" office:value="1.29007410356338">
                <text:p>1.29007410356338</text:p>
              </table:table-cell>
            </table:table-row>
            <table:table-row>
              <table:table-cell office:value-type="float" office:value="40841">
                <text:p>40840</text:p>
              </table:table-cell>
              <table:table-cell office:value-type="float" office:value="1.64519301696582">
                <text:p>1.64519301696582</text:p>
              </table:table-cell>
              <table:table-cell office:value-type="float" office:value="1.33968609865471">
                <text:p>1.33968609865471</text:p>
              </table:table-cell>
              <table:table-cell office:value-type="float" office:value="1.22506534598982">
                <text:p>1.22506534598982</text:p>
              </table:table-cell>
              <table:table-cell office:value-type="float" office:value="1.16389749366376">
                <text:p>1.16389749366376</text:p>
              </table:table-cell>
              <table:table-cell office:value-type="float" office:value="1.27421018354635">
                <text:p>1.27421018354635</text:p>
              </table:table-cell>
            </table:table-row>
            <table:table-row>
              <table:table-cell office:value-type="float" office:value="40842">
                <text:p>40840</text:p>
              </table:table-cell>
              <table:table-cell office:value-type="float" office:value="1.64371772805508">
                <text:p>1.64371772805508</text:p>
              </table:table-cell>
              <table:table-cell office:value-type="float" office:value="1.35239162929746">
                <text:p>1.35239162929746</text:p>
              </table:table-cell>
              <table:table-cell office:value-type="float" office:value="1.2252029164947">
                <text:p>1.2252029164947</text:p>
              </table:table-cell>
              <table:table-cell office:value-type="float" office:value="1.16389749366376">
                <text:p>1.16389749366376</text:p>
              </table:table-cell>
              <table:table-cell office:value-type="float" office:value="1.27586954571361">
                <text:p>1.27586954571361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1.66068355052864">
                <text:p>1.66068355052864</text:p>
              </table:table-cell>
              <table:table-cell office:value-type="float" office:value="1.39312406576981">
                <text:p>1.39312406576981</text:p>
              </table:table-cell>
              <table:table-cell office:value-type="float" office:value="1.24817719081029">
                <text:p>1.24817719081029</text:p>
              </table:table-cell>
              <table:table-cell office:value-type="float" office:value="1.17769642354266">
                <text:p>1.17769642354266</text:p>
              </table:table-cell>
              <table:table-cell office:value-type="float" office:value="1.29633526546888">
                <text:p>1.29633526546888</text:p>
              </table:table-cell>
            </table:table-row>
            <table:table-row>
              <table:table-cell office:value-type="float" office:value="40844">
                <text:p>40840</text:p>
              </table:table-cell>
              <table:table-cell office:value-type="float" office:value="1.67027292844849">
                <text:p>1.67027292844849</text:p>
              </table:table-cell>
              <table:table-cell office:value-type="float" office:value="1.39200298953662">
                <text:p>1.39200298953662</text:p>
              </table:table-cell>
              <table:table-cell office:value-type="float" office:value="1.24528821020773">
                <text:p>1.24528821020773</text:p>
              </table:table-cell>
              <table:table-cell office:value-type="float" office:value="1.16896648831315">
                <text:p>1.16896648831315</text:p>
              </table:table-cell>
              <table:table-cell office:value-type="float" office:value="1.29282293032097">
                <text:p>1.29282293032097</text:p>
              </table:table-cell>
            </table:table-row>
            <table:table-row>
              <table:table-cell office:value-type="float" office:value="40847">
                <text:p>40850</text:p>
              </table:table-cell>
              <table:table-cell office:value-type="float" office:value="1.65994590607327">
                <text:p>1.65994590607327</text:p>
              </table:table-cell>
              <table:table-cell office:value-type="float" office:value="1.38041853512705">
                <text:p>1.38041853512705</text:p>
              </table:table-cell>
              <table:table-cell office:value-type="float" office:value="1.23937267849773">
                <text:p>1.23937267849773</text:p>
              </table:table-cell>
              <table:table-cell office:value-type="float" office:value="1.16586876936074">
                <text:p>1.16586876936074</text:p>
              </table:table-cell>
              <table:table-cell office:value-type="float" office:value="1.28674370133876">
                <text:p>1.28674370133876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.62945660191788">
                <text:p>1.62945660191788</text:p>
              </table:table-cell>
              <table:table-cell office:value-type="float" office:value="1.33856502242152">
                <text:p>1.33856502242152</text:p>
              </table:table-cell>
              <table:table-cell office:value-type="float" office:value="1.22685376255331">
                <text:p>1.22685376255331</text:p>
              </table:table-cell>
              <table:table-cell office:value-type="float" office:value="1.15150661785412">
                <text:p>1.15150661785412</text:p>
              </table:table-cell>
              <table:table-cell office:value-type="float" office:value="1.26654304289699">
                <text:p>1.26654304289699</text:p>
              </table:table-cell>
            </table:table-row>
            <table:table-row>
              <table:table-cell office:value-type="float" office:value="40849">
                <text:p>40850</text:p>
              </table:table-cell>
              <table:table-cell office:value-type="float" office:value="1.62552249815589">
                <text:p>1.62552249815589</text:p>
              </table:table-cell>
              <table:table-cell office:value-type="float" office:value="1.3729446935725">
                <text:p>1.3729446935725</text:p>
              </table:table-cell>
              <table:table-cell office:value-type="float" office:value="1.23510799284633">
                <text:p>1.23510799284633</text:p>
              </table:table-cell>
              <table:table-cell office:value-type="float" office:value="1.16671360180231">
                <text:p>1.16671360180231</text:p>
              </table:table-cell>
              <table:table-cell office:value-type="float" office:value="1.28000673947591">
                <text:p>1.28000673947591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1.60314728300959">
                <text:p>1.60314728300959</text:p>
              </table:table-cell>
              <table:table-cell office:value-type="float" office:value="1.40844544095665">
                <text:p>1.40844544095665</text:p>
              </table:table-cell>
              <table:table-cell office:value-type="float" office:value="1.24143623607099">
                <text:p>1.24143623607099</text:p>
              </table:table-cell>
              <table:table-cell office:value-type="float" office:value="1.18220219656435">
                <text:p>1.18220219656435</text:p>
              </table:table-cell>
              <table:table-cell office:value-type="float" office:value="1.29061457922443">
                <text:p>1.29061457922443</text:p>
              </table:table-cell>
            </table:table-row>
            <table:table-row>
              <table:table-cell office:value-type="float" office:value="40851">
                <text:p>40850</text:p>
              </table:table-cell>
              <table:table-cell office:value-type="float" office:value="1.62380132776002">
                <text:p>1.62380132776002</text:p>
              </table:table-cell>
              <table:table-cell office:value-type="float" office:value="1.41778774289985">
                <text:p>1.41778774289985</text:p>
              </table:table-cell>
              <table:table-cell office:value-type="float" office:value="1.2523043059568">
                <text:p>1.2523043059568</text:p>
              </table:table-cell>
              <table:table-cell office:value-type="float" office:value="1.17882286679808">
                <text:p>1.17882286679808</text:p>
              </table:table-cell>
              <table:table-cell office:value-type="float" office:value="1.29613740944072">
                <text:p>1.29613740944072</text:p>
              </table:table-cell>
            </table:table-row>
            <table:table-row>
              <table:table-cell office:value-type="float" office:value="40854">
                <text:p>40850</text:p>
              </table:table-cell>
              <table:table-cell office:value-type="float" office:value="1.61396606835505">
                <text:p>1.61396606835505</text:p>
              </table:table-cell>
              <table:table-cell office:value-type="float" office:value="1.41741405082212">
                <text:p>1.41741405082212</text:p>
              </table:table-cell>
              <table:table-cell office:value-type="float" office:value="1.26303480533774">
                <text:p>1.26303480533774</text:p>
              </table:table-cell>
              <table:table-cell office:value-type="float" office:value="1.19121374260771">
                <text:p>1.19121374260771</text:p>
              </table:table-cell>
              <table:table-cell office:value-type="float" office:value="1.30305572494379">
                <text:p>1.30305572494379</text:p>
              </table:table-cell>
            </table:table-row>
            <table:table-row>
              <table:table-cell office:value-type="float" office:value="40855">
                <text:p>40860</text:p>
              </table:table-cell>
              <table:table-cell office:value-type="float" office:value="1.59429554954512">
                <text:p>1.59429554954512</text:p>
              </table:table-cell>
              <table:table-cell office:value-type="float" office:value="1.42563527653214">
                <text:p>1.42563527653214</text:p>
              </table:table-cell>
              <table:table-cell office:value-type="float" office:value="1.26275966432797">
                <text:p>1.26275966432797</text:p>
              </table:table-cell>
              <table:table-cell office:value-type="float" office:value="1.19966206702337">
                <text:p>1.19966206702337</text:p>
              </table:table-cell>
              <table:table-cell office:value-type="float" office:value="1.305212713673">
                <text:p>1.305212713673</text:p>
              </table:table-cell>
            </table:table-row>
            <table:table-row>
              <table:table-cell office:value-type="float" office:value="40856">
                <text:p>40860</text:p>
              </table:table-cell>
              <table:table-cell office:value-type="float" office:value="1.57536267519056">
                <text:p>1.57536267519056</text:p>
              </table:table-cell>
              <table:table-cell office:value-type="float" office:value="1.37892376681614">
                <text:p>1.37892376681614</text:p>
              </table:table-cell>
              <table:table-cell office:value-type="float" office:value="1.23675883890494">
                <text:p>1.23675883890494</text:p>
              </table:table-cell>
              <table:table-cell office:value-type="float" office:value="1.17854125598423">
                <text:p>1.17854125598423</text:p>
              </table:table-cell>
              <table:table-cell office:value-type="float" office:value="1.27947558645704">
                <text:p>1.27947558645704</text:p>
              </table:table-cell>
            </table:table-row>
            <table:table-row>
              <table:table-cell office:value-type="float" office:value="40857">
                <text:p>40860</text:p>
              </table:table-cell>
              <table:table-cell office:value-type="float" office:value="1.56380624538972">
                <text:p>1.56380624538972</text:p>
              </table:table-cell>
              <table:table-cell office:value-type="float" office:value="1.41068759342302">
                <text:p>1.41068759342302</text:p>
              </table:table-cell>
              <table:table-cell office:value-type="float" office:value="1.24487549869308">
                <text:p>1.24487549869308</text:p>
              </table:table-cell>
              <table:table-cell office:value-type="float" office:value="1.18980568853844">
                <text:p>1.18980568853844</text:p>
              </table:table-cell>
              <table:table-cell office:value-type="float" office:value="1.28961733342096">
                <text:p>1.28961733342096</text:p>
              </table:table-cell>
            </table:table-row>
            <table:table-row>
              <table:table-cell office:value-type="float" office:value="40858">
                <text:p>40860</text:p>
              </table:table-cell>
              <table:table-cell office:value-type="float" office:value="1.57978854192279">
                <text:p>1.57978854192279</text:p>
              </table:table-cell>
              <table:table-cell office:value-type="float" office:value="1.43908819133034">
                <text:p>1.43908819133034</text:p>
              </table:table-cell>
              <table:table-cell office:value-type="float" office:value="1.26496079240611">
                <text:p>1.26496079240611</text:p>
              </table:table-cell>
              <table:table-cell office:value-type="float" office:value="1.19909884539566">
                <text:p>1.19909884539566</text:p>
              </table:table-cell>
              <table:table-cell office:value-type="float" office:value="1.30536156300444">
                <text:p>1.30536156300444</text:p>
              </table:table-cell>
            </table:table-row>
            <table:table-row>
              <table:table-cell office:value-type="float" office:value="40861">
                <text:p>40860</text:p>
              </table:table-cell>
              <table:table-cell office:value-type="float" office:value="1.64273420211458">
                <text:p>1.64273420211458</text:p>
              </table:table-cell>
              <table:table-cell office:value-type="float" office:value="1.43011958146487">
                <text:p>1.43011958146487</text:p>
              </table:table-cell>
              <table:table-cell office:value-type="float" office:value="1.25560599807401">
                <text:p>1.25560599807401</text:p>
              </table:table-cell>
              <table:table-cell office:value-type="float" office:value="1.18839763446916">
                <text:p>1.18839763446916</text:p>
              </table:table-cell>
              <table:table-cell office:value-type="float" office:value="1.30587912789541">
                <text:p>1.30587912789541</text:p>
              </table:table-cell>
            </table:table-row>
            <table:table-row>
              <table:table-cell office:value-type="float" office:value="40862">
                <text:p>40860</text:p>
              </table:table-cell>
              <table:table-cell office:value-type="float" office:value="1.65527415785591">
                <text:p>1.65527415785591</text:p>
              </table:table-cell>
              <table:table-cell office:value-type="float" office:value="1.45478325859492">
                <text:p>1.45478325859492</text:p>
              </table:table-cell>
              <table:table-cell office:value-type="float" office:value="1.26110881826936">
                <text:p>1.26110881826936</text:p>
              </table:table-cell>
              <table:table-cell office:value-type="float" office:value="1.18558152633061">
                <text:p>1.18558152633061</text:p>
              </table:table-cell>
              <table:table-cell office:value-type="float" office:value="1.31135190825918">
                <text:p>1.31135190825918</text:p>
              </table:table-cell>
            </table:table-row>
            <table:table-row>
              <table:table-cell office:value-type="float" office:value="40863">
                <text:p>40860</text:p>
              </table:table-cell>
              <table:table-cell office:value-type="float" office:value="1.62699778706663">
                <text:p>1.62699778706663</text:p>
              </table:table-cell>
              <table:table-cell office:value-type="float" office:value="1.45291479820628">
                <text:p>1.45291479820628</text:p>
              </table:table-cell>
              <table:table-cell office:value-type="float" office:value="1.24349979364424">
                <text:p>1.24349979364424</text:p>
              </table:table-cell>
              <table:table-cell office:value-type="float" office:value="1.1768515911011">
                <text:p>1.1768515911011</text:p>
              </table:table-cell>
              <table:table-cell office:value-type="float" office:value="1.29855373905725">
                <text:p>1.29855373905725</text:p>
              </table:table-cell>
            </table:table-row>
            <table:table-row>
              <table:table-cell office:value-type="float" office:value="40864">
                <text:p>40860</text:p>
              </table:table-cell>
              <table:table-cell office:value-type="float" office:value="1.59060732726826">
                <text:p>1.59060732726826</text:p>
              </table:table-cell>
              <table:table-cell office:value-type="float" office:value="1.45403587443946">
                <text:p>1.45403587443946</text:p>
              </table:table-cell>
              <table:table-cell office:value-type="float" office:value="1.23194387123401">
                <text:p>1.23194387123401</text:p>
              </table:table-cell>
              <table:table-cell office:value-type="float" office:value="1.17459870459025">
                <text:p>1.17459870459025</text:p>
              </table:table-cell>
              <table:table-cell office:value-type="float" office:value="1.28951552624097">
                <text:p>1.28951552624097</text:p>
              </table:table-cell>
            </table:table-row>
            <table:table-row>
              <table:table-cell office:value-type="float" office:value="40865">
                <text:p>40870</text:p>
              </table:table-cell>
              <table:table-cell office:value-type="float" office:value="1.57659208261618">
                <text:p>1.57659208261618</text:p>
              </table:table-cell>
              <table:table-cell office:value-type="float" office:value="1.45665171898356">
                <text:p>1.45665171898356</text:p>
              </table:table-cell>
              <table:table-cell office:value-type="float" office:value="1.23799697344889">
                <text:p>1.23799697344889</text:p>
              </table:table-cell>
              <table:table-cell office:value-type="float" office:value="1.17882286679808">
                <text:p>1.17882286679808</text:p>
              </table:table-cell>
              <table:table-cell office:value-type="float" office:value="1.2913361443079">
                <text:p>1.2913361443079</text:p>
              </table:table-cell>
            </table:table-row>
            <table:table-row>
              <table:table-cell office:value-type="float" office:value="40868">
                <text:p>40870</text:p>
              </table:table-cell>
              <table:table-cell office:value-type="float" office:value="1.58372264568478">
                <text:p>1.58372264568478</text:p>
              </table:table-cell>
              <table:table-cell office:value-type="float" office:value="1.4372197309417">
                <text:p>1.4372197309417</text:p>
              </table:table-cell>
              <table:table-cell office:value-type="float" office:value="1.23180630072912">
                <text:p>1.23180630072912</text:p>
              </table:table-cell>
              <table:table-cell office:value-type="float" office:value="1.17375387214869">
                <text:p>1.17375387214869</text:p>
              </table:table-cell>
              <table:table-cell office:value-type="float" office:value="1.28566754295177">
                <text:p>1.28566754295177</text:p>
              </table:table-cell>
            </table:table-row>
            <table:table-row>
              <table:table-cell office:value-type="float" office:value="40869">
                <text:p>40870</text:p>
              </table:table-cell>
              <table:table-cell office:value-type="float" office:value="1.62724366855176">
                <text:p>1.62724366855176</text:p>
              </table:table-cell>
              <table:table-cell office:value-type="float" office:value="1.44095665171898">
                <text:p>1.44095665171898</text:p>
              </table:table-cell>
              <table:table-cell office:value-type="float" office:value="1.23675883890494">
                <text:p>1.23675883890494</text:p>
              </table:table-cell>
              <table:table-cell office:value-type="float" office:value="1.16305266122219">
                <text:p>1.16305266122219</text:p>
              </table:table-cell>
              <table:table-cell office:value-type="float" office:value="1.28882828347343">
                <text:p>1.28882828347343</text:p>
              </table:table-cell>
            </table:table-row>
            <table:table-row>
              <table:table-cell office:value-type="float" office:value="40870">
                <text:p>40870</text:p>
              </table:table-cell>
              <table:table-cell office:value-type="float" office:value="1.59503319400049">
                <text:p>1.59503319400049</text:p>
              </table:table-cell>
              <table:table-cell office:value-type="float" office:value="1.41517189835575">
                <text:p>1.41517189835575</text:p>
              </table:table-cell>
              <table:table-cell office:value-type="float" office:value="1.22630348053377">
                <text:p>1.22630348053377</text:p>
              </table:table-cell>
              <table:table-cell office:value-type="float" office:value="1.15150661785412">
                <text:p>1.15150661785412</text:p>
              </table:table-cell>
              <table:table-cell office:value-type="float" office:value="1.27251579683118">
                <text:p>1.27251579683118</text:p>
              </table:table-cell>
            </table:table-row>
            <table:table-row>
              <table:table-cell office:value-type="float" office:value="40872">
                <text:p>40870</text:p>
              </table:table-cell>
              <table:table-cell office:value-type="float" office:value="1.57044504548807">
                <text:p>1.57044504548807</text:p>
              </table:table-cell>
              <table:table-cell office:value-type="float" office:value="1.4211509715994">
                <text:p>1.4211509715994</text:p>
              </table:table-cell>
              <table:table-cell office:value-type="float" office:value="1.2294676021461">
                <text:p>1.2294676021461</text:p>
              </table:table-cell>
              <table:table-cell office:value-type="float" office:value="1.15882849901436">
                <text:p>1.15882849901436</text:p>
              </table:table-cell>
              <table:table-cell office:value-type="float" office:value="1.27398951211963">
                <text:p>1.27398951211963</text:p>
              </table:table-cell>
            </table:table-row>
            <table:table-row>
              <table:table-cell office:value-type="float" office:value="40875">
                <text:p>40880</text:p>
              </table:table-cell>
              <table:table-cell office:value-type="float" office:value="1.65896238013278">
                <text:p>1.65896238013278</text:p>
              </table:table-cell>
              <table:table-cell office:value-type="float" office:value="1.4585201793722">
                <text:p>1.4585201793722</text:p>
              </table:table-cell>
              <table:table-cell office:value-type="float" office:value="1.25161645343238">
                <text:p>1.25161645343238</text:p>
              </table:table-cell>
              <table:table-cell office:value-type="float" office:value="1.16586876936074">
                <text:p>1.16586876936074</text:p>
              </table:table-cell>
              <table:table-cell office:value-type="float" office:value="1.30098583220944">
                <text:p>1.30098583220944</text:p>
              </table:table-cell>
            </table:table-row>
            <table:table-row>
              <table:table-cell office:value-type="float" office:value="40876">
                <text:p>40880</text:p>
              </table:table-cell>
              <table:table-cell office:value-type="float" office:value="1.62208015736415">
                <text:p>1.62208015736415</text:p>
              </table:table-cell>
              <table:table-cell office:value-type="float" office:value="1.47309417040359">
                <text:p>1.47309417040359</text:p>
              </table:table-cell>
              <table:table-cell office:value-type="float" office:value="1.25698170312285">
                <text:p>1.25698170312285</text:p>
              </table:table-cell>
              <table:table-cell office:value-type="float" office:value="1.18051253168121">
                <text:p>1.18051253168121</text:p>
              </table:table-cell>
              <table:table-cell office:value-type="float" office:value="1.30584293390788">
                <text:p>1.30584293390788</text:p>
              </table:table-cell>
            </table:table-row>
            <table:table-row>
              <table:table-cell office:value-type="float" office:value="40877">
                <text:p>40880</text:p>
              </table:table-cell>
              <table:table-cell office:value-type="float" office:value="1.68822227686255">
                <text:p>1.68822227686255</text:p>
              </table:table-cell>
              <table:table-cell office:value-type="float" office:value="1.52055306427504">
                <text:p>1.52055306427504</text:p>
              </table:table-cell>
              <table:table-cell office:value-type="float" office:value="1.28463337460448">
                <text:p>1.28463337460448</text:p>
              </table:table-cell>
              <table:table-cell office:value-type="float" office:value="1.1982540129541">
                <text:p>1.1982540129541</text:p>
              </table:table-cell>
              <table:table-cell office:value-type="float" office:value="1.33736723860415">
                <text:p>1.33736723860415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.70297516597">
                <text:p>1.70297516597</text:p>
              </table:table-cell>
              <table:table-cell office:value-type="float" office:value="1.52092675635276">
                <text:p>1.52092675635276</text:p>
              </table:table-cell>
              <table:table-cell office:value-type="float" office:value="1.28435823359472">
                <text:p>1.28435823359472</text:p>
              </table:table-cell>
              <table:table-cell office:value-type="float" office:value="1.20219656434807">
                <text:p>1.20219656434807</text:p>
              </table:table-cell>
              <table:table-cell office:value-type="float" office:value="1.34128987575142">
                <text:p>1.34128987575142</text:p>
              </table:table-cell>
            </table:table-row>
            <table:table-row>
              <table:table-cell office:value-type="float" office:value="40879">
                <text:p>40880</text:p>
              </table:table-cell>
              <table:table-cell office:value-type="float" office:value="1.64691418736169">
                <text:p>1.64691418736169</text:p>
              </table:table-cell>
              <table:table-cell office:value-type="float" office:value="1.51980568011958">
                <text:p>1.51980568011958</text:p>
              </table:table-cell>
              <table:table-cell office:value-type="float" office:value="1.28710964369239">
                <text:p>1.28710964369239</text:p>
              </table:table-cell>
              <table:table-cell office:value-type="float" office:value="1.19402985074627">
                <text:p>1.19402985074627</text:p>
              </table:table-cell>
              <table:table-cell office:value-type="float" office:value="1.32998417549183">
                <text:p>1.32998417549183</text:p>
              </table:table-cell>
            </table:table-row>
            <table:table-row>
              <table:table-cell office:value-type="float" office:value="40882">
                <text:p>40880</text:p>
              </table:table-cell>
              <table:table-cell office:value-type="float" office:value="1.60068846815835">
                <text:p>1.60068846815835</text:p>
              </table:table-cell>
              <table:table-cell office:value-type="float" office:value="1.53400597907324">
                <text:p>1.53400597907324</text:p>
              </table:table-cell>
              <table:table-cell office:value-type="float" office:value="1.28243224652634">
                <text:p>1.28243224652634</text:p>
              </table:table-cell>
              <table:table-cell office:value-type="float" office:value="1.20839200225288">
                <text:p>1.20839200225288</text:p>
              </table:table-cell>
              <table:table-cell office:value-type="float" office:value="1.33077639972315">
                <text:p>1.33077639972315</text:p>
              </table:table-cell>
            </table:table-row>
            <table:table-row>
              <table:table-cell office:value-type="float" office:value="40883">
                <text:p>40880</text:p>
              </table:table-cell>
              <table:table-cell office:value-type="float" office:value="1.59945906073273">
                <text:p>1.59945906073273</text:p>
              </table:table-cell>
              <table:table-cell office:value-type="float" office:value="1.52017937219731">
                <text:p>1.52017937219731</text:p>
              </table:table-cell>
              <table:table-cell office:value-type="float" office:value="1.2912367588389">
                <text:p>1.2912367588389</text:p>
              </table:table-cell>
              <table:table-cell office:value-type="float" office:value="1.22021965643481">
                <text:p>1.22021965643481</text:p>
              </table:table-cell>
              <table:table-cell office:value-type="float" office:value="1.33624680083451">
                <text:p>1.33624680083451</text:p>
              </table:table-cell>
            </table:table-row>
            <table:table-row>
              <table:table-cell office:value-type="float" office:value="40884">
                <text:p>40880</text:p>
              </table:table-cell>
              <table:table-cell office:value-type="float" office:value="1.58470617162528">
                <text:p>1.58470617162528</text:p>
              </table:table-cell>
              <table:table-cell office:value-type="float" office:value="1.51681614349776">
                <text:p>1.51681614349776</text:p>
              </table:table-cell>
              <table:table-cell office:value-type="float" office:value="1.29715229054891">
                <text:p>1.29715229054891</text:p>
              </table:table-cell>
              <table:table-cell office:value-type="float" office:value="1.21092649957758">
                <text:p>1.21092649957758</text:p>
              </table:table-cell>
              <table:table-cell office:value-type="float" office:value="1.33085962800187">
                <text:p>1.33085962800187</text:p>
              </table:table-cell>
            </table:table-row>
            <table:table-row>
              <table:table-cell office:value-type="float" office:value="40885">
                <text:p>40890</text:p>
              </table:table-cell>
              <table:table-cell office:value-type="float" office:value="1.57806737152692">
                <text:p>1.57806737152692</text:p>
              </table:table-cell>
              <table:table-cell office:value-type="float" office:value="1.48168908819133">
                <text:p>1.48168908819133</text:p>
              </table:table-cell>
              <table:table-cell office:value-type="float" office:value="1.30348053377356">
                <text:p>1.30348053377356</text:p>
              </table:table-cell>
              <table:table-cell office:value-type="float" office:value="1.20078851027879">
                <text:p>1.20078851027879</text:p>
              </table:table-cell>
              <table:table-cell office:value-type="float" office:value="1.32176602037856">
                <text:p>1.32176602037856</text:p>
              </table:table-cell>
            </table:table-row>
            <table:table-row>
              <table:table-cell office:value-type="float" office:value="40886">
                <text:p>40890</text:p>
              </table:table-cell>
              <table:table-cell office:value-type="float" office:value="1.59970494221785">
                <text:p>1.59970494221785</text:p>
              </table:table-cell>
              <table:table-cell office:value-type="float" office:value="1.52690582959641">
                <text:p>1.52690582959641</text:p>
              </table:table-cell>
              <table:table-cell office:value-type="float" office:value="1.31847571880589">
                <text:p>1.31847571880589</text:p>
              </table:table-cell>
              <table:table-cell office:value-type="float" office:value="1.21599549422698">
                <text:p>1.21599549422698</text:p>
              </table:table-cell>
              <table:table-cell office:value-type="float" office:value="1.34218787108536">
                <text:p>1.34218787108536</text:p>
              </table:table-cell>
            </table:table-row>
            <table:table-row>
              <table:table-cell office:value-type="float" office:value="40889">
                <text:p>40890</text:p>
              </table:table-cell>
              <table:table-cell office:value-type="float" office:value="1.60093434964347">
                <text:p>1.60093434964347</text:p>
              </table:table-cell>
              <table:table-cell office:value-type="float" office:value="1.50560538116592">
                <text:p>1.50560538116592</text:p>
              </table:table-cell>
              <table:table-cell office:value-type="float" office:value="1.32452882102077">
                <text:p>1.32452882102077</text:p>
              </table:table-cell>
              <table:table-cell office:value-type="float" office:value="1.2064207265559">
                <text:p>1.2064207265559</text:p>
              </table:table-cell>
              <table:table-cell office:value-type="float" office:value="1.33641850758872">
                <text:p>1.33641850758872</text:p>
              </table:table-cell>
            </table:table-row>
            <table:table-row>
              <table:table-cell office:value-type="float" office:value="40890">
                <text:p>40890</text:p>
              </table:table-cell>
              <table:table-cell office:value-type="float" office:value="1.56921563806245">
                <text:p>1.56921563806245</text:p>
              </table:table-cell>
              <table:table-cell office:value-type="float" office:value="1.50597907324365">
                <text:p>1.50597907324365</text:p>
              </table:table-cell>
              <table:table-cell office:value-type="float" office:value="1.31806300729124">
                <text:p>1.31806300729124</text:p>
              </table:table-cell>
              <table:table-cell office:value-type="float" office:value="1.20951844550831">
                <text:p>1.20951844550831</text:p>
              </table:table-cell>
              <table:table-cell office:value-type="float" office:value="1.33168528213443">
                <text:p>1.33168528213443</text:p>
              </table:table-cell>
            </table:table-row>
            <table:table-row>
              <table:table-cell office:value-type="float" office:value="40891">
                <text:p>40890</text:p>
              </table:table-cell>
              <table:table-cell office:value-type="float" office:value="1.54979100073764">
                <text:p>1.54979100073764</text:p>
              </table:table-cell>
              <table:table-cell office:value-type="float" office:value="1.48318385650224">
                <text:p>1.48318385650224</text:p>
              </table:table-cell>
              <table:table-cell office:value-type="float" office:value="1.31283532810565">
                <text:p>1.31283532810565</text:p>
              </table:table-cell>
              <table:table-cell office:value-type="float" office:value="1.20444945085891">
                <text:p>1.20444945085891</text:p>
              </table:table-cell>
              <table:table-cell office:value-type="float" office:value="1.32194078000349">
                <text:p>1.32194078000349</text:p>
              </table:table-cell>
            </table:table-row>
            <table:table-row>
              <table:table-cell office:value-type="float" office:value="40892">
                <text:p>40890</text:p>
              </table:table-cell>
              <table:table-cell office:value-type="float" office:value="1.56552741578559">
                <text:p>1.56552741578559</text:p>
              </table:table-cell>
              <table:table-cell office:value-type="float" office:value="1.50784753363229">
                <text:p>1.50784753363229</text:p>
              </table:table-cell>
              <table:table-cell office:value-type="float" office:value="1.31985142385473">
                <text:p>1.31985142385473</text:p>
              </table:table-cell>
              <table:table-cell office:value-type="float" office:value="1.2202196564348">
                <text:p>1.2202196564348</text:p>
              </table:table-cell>
              <table:table-cell office:value-type="float" office:value="1.33678418578258">
                <text:p>1.33678418578258</text:p>
              </table:table-cell>
            </table:table-row>
            <table:table-row>
              <table:table-cell office:value-type="float" office:value="40893">
                <text:p>40890</text:p>
              </table:table-cell>
              <table:table-cell office:value-type="float" office:value="1.63191541676912">
                <text:p>1.63191541676912</text:p>
              </table:table-cell>
              <table:table-cell office:value-type="float" office:value="1.50037369207773">
                <text:p>1.50037369207773</text:p>
              </table:table-cell>
              <table:table-cell office:value-type="float" office:value="1.31118448204705">
                <text:p>1.31118448204705</text:p>
              </table:table-cell>
              <table:table-cell office:value-type="float" office:value="1.21571388341312">
                <text:p>1.21571388341312</text:p>
              </table:table-cell>
              <table:table-cell office:value-type="float" office:value="1.34103076856599">
                <text:p>1.34103076856599</text:p>
              </table:table-cell>
            </table:table-row>
            <table:table-row>
              <table:table-cell office:value-type="float" office:value="40896">
                <text:p>40900</text:p>
              </table:table-cell>
              <table:table-cell office:value-type="float" office:value="1.65330710597492">
                <text:p>1.65330710597492</text:p>
              </table:table-cell>
              <table:table-cell office:value-type="float" office:value="1.5093423019432">
                <text:p>1.5093423019432</text:p>
              </table:table-cell>
              <table:table-cell office:value-type="float" office:value="1.30774521942495">
                <text:p>1.30774521942495</text:p>
              </table:table-cell>
              <table:table-cell office:value-type="float" office:value="1.21599549422698">
                <text:p>1.21599549422698</text:p>
              </table:table-cell>
              <table:table-cell office:value-type="float" office:value="1.34467675897159">
                <text:p>1.34467675897159</text:p>
              </table:table-cell>
            </table:table-row>
            <table:table-row>
              <table:table-cell office:value-type="float" office:value="40897">
                <text:p>40900</text:p>
              </table:table-cell>
              <table:table-cell office:value-type="float" office:value="1.69633636587165">
                <text:p>1.69633636587165</text:p>
              </table:table-cell>
              <table:table-cell office:value-type="float" office:value="1.54633781763827">
                <text:p>1.54633781763827</text:p>
              </table:table-cell>
              <table:table-cell office:value-type="float" office:value="1.32906864768194">
                <text:p>1.32906864768194</text:p>
              </table:table-cell>
              <table:table-cell office:value-type="float" office:value="1.23936919177696">
                <text:p>1.23936919177696</text:p>
              </table:table-cell>
              <table:table-cell office:value-type="float" office:value="1.37234003350412">
                <text:p>1.37234003350412</text:p>
              </table:table-cell>
            </table:table-row>
            <table:table-row>
              <table:table-cell office:value-type="float" office:value="40898">
                <text:p>40900</text:p>
              </table:table-cell>
              <table:table-cell office:value-type="float" office:value="1.66068355052865">
                <text:p>1.66068355052865</text:p>
              </table:table-cell>
              <table:table-cell office:value-type="float" office:value="1.56464872944694">
                <text:p>1.56464872944694</text:p>
              </table:table-cell>
              <table:table-cell office:value-type="float" office:value="1.33415875636264">
                <text:p>1.33415875636264</text:p>
              </table:table-cell>
              <table:table-cell office:value-type="float" office:value="1.25147845677274">
                <text:p>1.25147845677274</text:p>
              </table:table-cell>
              <table:table-cell office:value-type="float" office:value="1.37668276535219">
                <text:p>1.37668276535219</text:p>
              </table:table-cell>
            </table:table-row>
            <table:table-row>
              <table:table-cell office:value-type="float" office:value="40899">
                <text:p>40900</text:p>
              </table:table-cell>
              <table:table-cell office:value-type="float" office:value="1.65625768379641">
                <text:p>1.65625768379641</text:p>
              </table:table-cell>
              <table:table-cell office:value-type="float" office:value="1.56464872944694">
                <text:p>1.56464872944694</text:p>
              </table:table-cell>
              <table:table-cell office:value-type="float" office:value="1.32604209657449">
                <text:p>1.32604209657449</text:p>
              </table:table-cell>
              <table:table-cell office:value-type="float" office:value="1.24838073782033">
                <text:p>1.24838073782033</text:p>
              </table:table-cell>
              <table:table-cell office:value-type="float" office:value="1.37257539253692">
                <text:p>1.37257539253692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1.69854929923777">
                <text:p>1.69854929923777</text:p>
              </table:table-cell>
              <table:table-cell office:value-type="float" office:value="1.58146487294469">
                <text:p>1.58146487294469</text:p>
              </table:table-cell>
              <table:table-cell office:value-type="float" office:value="1.34695281331682">
                <text:p>1.34695281331682</text:p>
              </table:table-cell>
              <table:table-cell office:value-type="float" office:value="1.25260490002816">
                <text:p>1.25260490002816</text:p>
              </table:table-cell>
              <table:table-cell office:value-type="float" office:value="1.38832359433432">
                <text:p>1.38832359433432</text:p>
              </table:table-cell>
            </table:table-row>
            <table:table-row>
              <table:table-cell office:value-type="float" office:value="40904">
                <text:p>40900</text:p>
              </table:table-cell>
              <table:table-cell office:value-type="float" office:value="1.75928202606344">
                <text:p>1.75928202606344</text:p>
              </table:table-cell>
              <table:table-cell office:value-type="float" office:value="1.58520179372197">
                <text:p>1.58520179372197</text:p>
              </table:table-cell>
              <table:table-cell office:value-type="float" office:value="1.35231806300729">
                <text:p>1.35231806300729</text:p>
              </table:table-cell>
              <table:table-cell office:value-type="float" office:value="1.27006477048718">
                <text:p>1.27006477048718</text:p>
              </table:table-cell>
              <table:table-cell office:value-type="float" office:value="1.40699301117387">
                <text:p>1.40699301117387</text:p>
              </table:table-cell>
            </table:table-row>
            <table:table-row>
              <table:table-cell office:value-type="float" office:value="40905">
                <text:p>40910</text:p>
              </table:table-cell>
              <table:table-cell office:value-type="float" office:value="1.74379149250061">
                <text:p>1.74379149250061</text:p>
              </table:table-cell>
              <table:table-cell office:value-type="float" office:value="1.57062780269058">
                <text:p>1.57062780269058</text:p>
              </table:table-cell>
              <table:table-cell office:value-type="float" office:value="1.33924886504333">
                <text:p>1.33924886504333</text:p>
              </table:table-cell>
              <table:table-cell office:value-type="float" office:value="1.26471416502393">
                <text:p>1.26471416502393</text:p>
              </table:table-cell>
              <table:table-cell office:value-type="float" office:value="1.39689811128248">
                <text:p>1.39689811128248</text:p>
              </table:table-cell>
            </table:table-row>
            <table:table-row>
              <table:table-cell office:value-type="float" office:value="40906">
                <text:p>40910</text:p>
              </table:table-cell>
              <table:table-cell office:value-type="float" office:value="1.74526678141136">
                <text:p>1.74526678141136</text:p>
              </table:table-cell>
              <table:table-cell office:value-type="float" office:value="1.58520179372197">
                <text:p>1.58520179372197</text:p>
              </table:table-cell>
              <table:table-cell office:value-type="float" office:value="1.35575732562938">
                <text:p>1.35575732562938</text:p>
              </table:table-cell>
              <table:table-cell office:value-type="float" office:value="1.27147282455646">
                <text:p>1.27147282455646</text:p>
              </table:table-cell>
              <table:table-cell office:value-type="float" office:value="1.40648392074511">
                <text:p>1.40648392074511</text:p>
              </table:table-cell>
            </table:table-row>
            <table:table-row>
              <table:table-cell office:value-type="float" office:value="40907">
                <text:p>40910</text:p>
              </table:table-cell>
              <table:table-cell office:value-type="float" office:value="1.75805261863782">
                <text:p>1.75805261863782</text:p>
              </table:table-cell>
              <table:table-cell office:value-type="float" office:value="1.58520179372197">
                <text:p>1.58520179372197</text:p>
              </table:table-cell>
              <table:table-cell office:value-type="float" office:value="1.34929151189985">
                <text:p>1.34929151189985</text:p>
              </table:table-cell>
              <table:table-cell office:value-type="float" office:value="1.2630245001408">
                <text:p>1.2630245001408</text:p>
              </table:table-cell>
              <table:table-cell office:value-type="float" office:value="1.40282200483616">
                <text:p>1.40282200483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